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2.1799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TD_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0.764214665741383" calcext:value-type="float">
            <text:p>0.764214665741383</text:p>
          </table:table-cell>
          <table:table-cell office:value-type="float" office:value="0.0373620537733933" calcext:value-type="float">
            <text:p>0.0373620537733933</text:p>
          </table:table-cell>
          <table:table-cell office:value-type="float" office:value="0.76498959056211" calcext:value-type="float">
            <text:p>0.76498959056211</text:p>
          </table:table-cell>
          <table:table-cell office:value-type="float" office:value="0.0288762017570082" calcext:value-type="float">
            <text:p>0.0288762017570082</text:p>
          </table:table-cell>
          <table:table-cell office:value-type="float" office:value="0.783142493638677" calcext:value-type="float">
            <text:p>0.783142493638677</text:p>
          </table:table-cell>
          <table:table-cell office:value-type="float" office:value="0.0350522794093515" calcext:value-type="float">
            <text:p>0.0350522794093515</text:p>
          </table:table-cell>
          <table:table-cell office:value-type="float" office:value="0.772600046264168" calcext:value-type="float">
            <text:p>0.772600046264168</text:p>
          </table:table-cell>
          <table:table-cell office:value-type="float" office:value="0.0338174931967011" calcext:value-type="float">
            <text:p>0.0338174931967011</text:p>
          </table:table-cell>
          <table:table-cell office:value-type="float" office:value="0.777116585704372" calcext:value-type="float">
            <text:p>0.777116585704372</text:p>
          </table:table-cell>
          <table:table-cell office:value-type="float" office:value="0.0304551023305222" calcext:value-type="float">
            <text:p>0.0304551023305222</text:p>
          </table:table-cell>
          <table:table-cell office:value-type="float" office:value="0.780117973629424" calcext:value-type="float">
            <text:p>0.780117973629424</text:p>
          </table:table-cell>
          <table:table-cell office:value-type="float" office:value="0.027837327356026" calcext:value-type="float">
            <text:p>0.027837327356026</text:p>
          </table:table-cell>
          <table:table-cell office:value-type="float" office:value="0.776324311820495" calcext:value-type="float">
            <text:p>0.776324311820495</text:p>
          </table:table-cell>
          <table:table-cell office:value-type="float" office:value="0.0234618208536888" calcext:value-type="float">
            <text:p>0.0234618208536888</text:p>
          </table:table-cell>
          <table:table-cell office:value-type="float" office:value="0.771830904464492" calcext:value-type="float">
            <text:p>0.771830904464492</text:p>
          </table:table-cell>
          <table:table-cell office:value-type="float" office:value="0.0348718167324535" calcext:value-type="float">
            <text:p>0.0348718167324535</text:p>
          </table:table-cell>
          <table:table-cell office:value-type="float" office:value="0.780141105713625" calcext:value-type="float">
            <text:p>0.780141105713625</text:p>
          </table:table-cell>
          <table:table-cell office:value-type="float" office:value="0.0410004619003198" calcext:value-type="float">
            <text:p>0.0410004619003198</text:p>
          </table:table-cell>
          <table:table-cell office:value-type="float" office:value="0.76647582697201" calcext:value-type="float">
            <text:p>0.76647582697201</text:p>
          </table:table-cell>
          <table:table-cell office:value-type="float" office:value="0.0350606108807543" calcext:value-type="float">
            <text:p>0.0350606108807543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349127989049485" calcext:value-type="float">
            <text:p>0.0349127989049485</text:p>
          </table:table-cell>
          <table:table-cell office:value-type="float" office:value="0.783188757807078" calcext:value-type="float">
            <text:p>0.783188757807078</text:p>
          </table:table-cell>
          <table:table-cell office:value-type="float" office:value="0.0438157679764823" calcext:value-type="float">
            <text:p>0.0438157679764823</text:p>
          </table:table-cell>
          <table:table-cell office:value-type="float" office:value="0.788474439046958" calcext:value-type="float">
            <text:p>0.788474439046958</text:p>
          </table:table-cell>
          <table:table-cell office:value-type="float" office:value="0.0256265065623874" calcext:value-type="float">
            <text:p>0.0256265065623874</text:p>
          </table:table-cell>
          <table:table-cell office:value-type="float" office:value="0.768002544529262" calcext:value-type="float">
            <text:p>0.768002544529262</text:p>
          </table:table-cell>
          <table:table-cell office:value-type="float" office:value="0.0409246534915588" calcext:value-type="float">
            <text:p>0.0409246534915588</text:p>
          </table:table-cell>
          <table:table-cell office:value-type="float" office:value="0.785461485079806" calcext:value-type="float">
            <text:p>0.785461485079806</text:p>
          </table:table-cell>
          <table:table-cell office:value-type="float" office:value="0.0356117227951354" calcext:value-type="float">
            <text:p>0.0356117227951354</text:p>
          </table:table-cell>
          <table:table-cell office:value-type="float" office:value="0.774826509368494" calcext:value-type="float">
            <text:p>0.774826509368494</text:p>
          </table:table-cell>
          <table:table-cell office:value-type="float" office:value="0.0307505470218989" calcext:value-type="float">
            <text:p>0.03075054702189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0.782425399028452" calcext:value-type="float">
            <text:p>0.782425399028452</text:p>
          </table:table-cell>
          <table:table-cell office:value-type="float" office:value="0.0318486002540649" calcext:value-type="float">
            <text:p>0.0318486002540649</text:p>
          </table:table-cell>
          <table:table-cell office:value-type="float" office:value="0.768783252371039" calcext:value-type="float">
            <text:p>0.768783252371039</text:p>
          </table:table-cell>
          <table:table-cell office:value-type="float" office:value="0.0173298357312549" calcext:value-type="float">
            <text:p>0.0173298357312549</text:p>
          </table:table-cell>
          <table:table-cell office:value-type="float" office:value="0.793025676613463" calcext:value-type="float">
            <text:p>0.793025676613463</text:p>
          </table:table-cell>
          <table:table-cell office:value-type="float" office:value="0.0274329571039737" calcext:value-type="float">
            <text:p>0.0274329571039737</text:p>
          </table:table-cell>
          <table:table-cell office:value-type="float" office:value="0.780910247513301" calcext:value-type="float">
            <text:p>0.780910247513301</text:p>
          </table:table-cell>
          <table:table-cell office:value-type="float" office:value="0.0204816984385955" calcext:value-type="float">
            <text:p>0.0204816984385955</text:p>
          </table:table-cell>
          <table:table-cell office:value-type="float" office:value="0.8044124450613" calcext:value-type="float">
            <text:p>0.8044124450613</text:p>
          </table:table-cell>
          <table:table-cell office:value-type="float" office:value="0.030787844926407" calcext:value-type="float">
            <text:p>0.030787844926407</text:p>
          </table:table-cell>
          <table:table-cell office:value-type="float" office:value="0.787716863289382" calcext:value-type="float">
            <text:p>0.787716863289382</text:p>
          </table:table-cell>
          <table:table-cell office:value-type="float" office:value="0.0217290777331278" calcext:value-type="float">
            <text:p>0.0217290777331278</text:p>
          </table:table-cell>
          <table:table-cell office:value-type="float" office:value="0.794558177191765" calcext:value-type="float">
            <text:p>0.794558177191765</text:p>
          </table:table-cell>
          <table:table-cell office:value-type="float" office:value="0.0300700566825572" calcext:value-type="float">
            <text:p>0.0300700566825572</text:p>
          </table:table-cell>
          <table:table-cell office:value-type="float" office:value="0.792279666897987" calcext:value-type="float">
            <text:p>0.792279666897987</text:p>
          </table:table-cell>
          <table:table-cell office:value-type="float" office:value="0.0328784336506504" calcext:value-type="float">
            <text:p>0.0328784336506504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22541970177885" calcext:value-type="float">
            <text:p>0.0322541970177885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66717106314113" calcext:value-type="float">
            <text:p>0.0266717106314113</text:p>
          </table:table-cell>
          <table:table-cell office:value-type="float" office:value="0.785432569974555" calcext:value-type="float">
            <text:p>0.785432569974555</text:p>
          </table:table-cell>
          <table:table-cell office:value-type="float" office:value="0.0333988705670212" calcext:value-type="float">
            <text:p>0.0333988705670212</text:p>
          </table:table-cell>
          <table:table-cell office:value-type="float" office:value="0.792285449919038" calcext:value-type="float">
            <text:p>0.792285449919038</text:p>
          </table:table-cell>
          <table:table-cell office:value-type="float" office:value="0.0390545146875797" calcext:value-type="float">
            <text:p>0.0390545146875797</text:p>
          </table:table-cell>
          <table:table-cell office:value-type="float" office:value="0.783165625722878" calcext:value-type="float">
            <text:p>0.783165625722878</text:p>
          </table:table-cell>
          <table:table-cell office:value-type="float" office:value="0.0314007008112882" calcext:value-type="float">
            <text:p>0.0314007008112882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275767421308693" calcext:value-type="float">
            <text:p>0.0275767421308693</text:p>
          </table:table-cell>
          <table:table-cell office:value-type="float" office:value="0.796079111727967" calcext:value-type="float">
            <text:p>0.796079111727967</text:p>
          </table:table-cell>
          <table:table-cell office:value-type="float" office:value="0.0379257518193981" calcext:value-type="float">
            <text:p>0.0379257518193981</text:p>
          </table:table-cell>
          <table:table-cell office:value-type="float" office:value="0.800618783252371" calcext:value-type="float">
            <text:p>0.800618783252371</text:p>
          </table:table-cell>
          <table:table-cell office:value-type="float" office:value="0.0302279646784416" calcext:value-type="float">
            <text:p>0.03022796467844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0.787745778394633" calcext:value-type="float">
            <text:p>0.787745778394633</text:p>
          </table:table-cell>
          <table:table-cell office:value-type="float" office:value="0.0339054079502004" calcext:value-type="float">
            <text:p>0.0339054079502004</text:p>
          </table:table-cell>
          <table:table-cell office:value-type="float" office:value="0.774074716631968" calcext:value-type="float">
            <text:p>0.774074716631968</text:p>
          </table:table-cell>
          <table:table-cell office:value-type="float" office:value="0.0177289826487008" calcext:value-type="float">
            <text:p>0.0177289826487008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113987553691" calcext:value-type="float">
            <text:p>0.029113987553691</text:p>
          </table:table-cell>
          <table:table-cell office:value-type="float" office:value="0.783188757807078" calcext:value-type="float">
            <text:p>0.783188757807078</text:p>
          </table:table-cell>
          <table:table-cell office:value-type="float" office:value="0.0251333972927955" calcext:value-type="float">
            <text:p>0.0251333972927955</text:p>
          </table:table-cell>
          <table:table-cell office:value-type="float" office:value="0.796830904464492" calcext:value-type="float">
            <text:p>0.796830904464492</text:p>
          </table:table-cell>
          <table:table-cell office:value-type="float" office:value="0.0290792728278953" calcext:value-type="float">
            <text:p>0.0290792728278953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260325668572008" calcext:value-type="float">
            <text:p>0.0260325668572008</text:p>
          </table:table-cell>
          <table:table-cell office:value-type="float" office:value="0.803654869303724" calcext:value-type="float">
            <text:p>0.803654869303724</text:p>
          </table:table-cell>
          <table:table-cell office:value-type="float" office:value="0.0249871692571582" calcext:value-type="float">
            <text:p>0.0249871692571582</text:p>
          </table:table-cell>
          <table:table-cell office:value-type="float" office:value="0.791516308119361" calcext:value-type="float">
            <text:p>0.791516308119361</text:p>
          </table:table-cell>
          <table:table-cell office:value-type="float" office:value="0.0234100623936411" calcext:value-type="float">
            <text:p>0.0234100623936411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69259009148309" calcext:value-type="float">
            <text:p>0.0369259009148309</text:p>
          </table:table-cell>
          <table:table-cell office:value-type="float" office:value="0.793025676613463" calcext:value-type="float">
            <text:p>0.793025676613463</text:p>
          </table:table-cell>
          <table:table-cell office:value-type="float" office:value="0.0247441978756635" calcext:value-type="float">
            <text:p>0.0247441978756635</text:p>
          </table:table-cell>
          <table:table-cell office:value-type="float" office:value="0.790764515382836" calcext:value-type="float">
            <text:p>0.790764515382836</text:p>
          </table:table-cell>
          <table:table-cell office:value-type="float" office:value="0.0330644584662916" calcext:value-type="float">
            <text:p>0.033064458466291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414119064582804" calcext:value-type="float">
            <text:p>0.0414119064582804</text:p>
          </table:table-cell>
          <table:table-cell office:value-type="float" office:value="0.786213277816331" calcext:value-type="float">
            <text:p>0.786213277816331</text:p>
          </table:table-cell>
          <table:table-cell office:value-type="float" office:value="0.0275197114750662" calcext:value-type="float">
            <text:p>0.0275197114750662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205582037751197" calcext:value-type="float">
            <text:p>0.0205582037751197</text:p>
          </table:table-cell>
          <table:table-cell office:value-type="float" office:value="0.798334489937543" calcext:value-type="float">
            <text:p>0.798334489937543</text:p>
          </table:table-cell>
          <table:table-cell office:value-type="float" office:value="0.0303237812516062" calcext:value-type="float">
            <text:p>0.0303237812516062</text:p>
          </table:table-cell>
          <table:table-cell office:value-type="float" office:value="0.802891510525098" calcext:value-type="float">
            <text:p>0.802891510525098</text:p>
          </table:table-cell>
          <table:table-cell office:value-type="float" office:value="0.029373081695451" calcext:value-type="float">
            <text:p>0.029373081695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0.786988202637058" calcext:value-type="float">
            <text:p>0.786988202637058</text:p>
          </table:table-cell>
          <table:table-cell office:value-type="float" office:value="0.0382254259890691" calcext:value-type="float">
            <text:p>0.0382254259890691</text:p>
          </table:table-cell>
          <table:table-cell office:value-type="float" office:value="0.774832292389544" calcext:value-type="float">
            <text:p>0.774832292389544</text:p>
          </table:table-cell>
          <table:table-cell office:value-type="float" office:value="0.0231214667076858" calcext:value-type="float">
            <text:p>0.0231214667076858</text:p>
          </table:table-cell>
          <table:table-cell office:value-type="float" office:value="0.790764515382836" calcext:value-type="float">
            <text:p>0.790764515382836</text:p>
          </table:table-cell>
          <table:table-cell office:value-type="float" office:value="0.0320856573955743" calcext:value-type="float">
            <text:p>0.0320856573955743</text:p>
          </table:table-cell>
          <table:table-cell office:value-type="float" office:value="0.785449919037705" calcext:value-type="float">
            <text:p>0.785449919037705</text:p>
          </table:table-cell>
          <table:table-cell office:value-type="float" office:value="0.0249479554915963" calcext:value-type="float">
            <text:p>0.0249479554915963</text:p>
          </table:table-cell>
          <table:table-cell office:value-type="float" office:value="0.796813555401342" calcext:value-type="float">
            <text:p>0.796813555401342</text:p>
          </table:table-cell>
          <table:table-cell office:value-type="float" office:value="0.0257180171056819" calcext:value-type="float">
            <text:p>0.0257180171056819</text:p>
          </table:table-cell>
          <table:table-cell office:value-type="float" office:value="0.798334489937543" calcext:value-type="float">
            <text:p>0.798334489937543</text:p>
          </table:table-cell>
          <table:table-cell office:value-type="float" office:value="0.0247677309056187" calcext:value-type="float">
            <text:p>0.0247677309056187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291380544267027" calcext:value-type="float">
            <text:p>0.0291380544267027</text:p>
          </table:table-cell>
          <table:table-cell office:value-type="float" office:value="0.793025676613463" calcext:value-type="float">
            <text:p>0.793025676613463</text:p>
          </table:table-cell>
          <table:table-cell office:value-type="float" office:value="0.027664434498125" calcext:value-type="float">
            <text:p>0.027664434498125</text:p>
          </table:table-cell>
          <table:table-cell office:value-type="float" office:value="0.802133934767523" calcext:value-type="float">
            <text:p>0.802133934767523</text:p>
          </table:table-cell>
          <table:table-cell office:value-type="float" office:value="0.0353680293504429" calcext:value-type="float">
            <text:p>0.03536802935044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196814784504478" calcext:value-type="float">
            <text:p>0.0196814784504478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268626954427195" calcext:value-type="float">
            <text:p>0.0268626954427195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77638487295124" calcext:value-type="float">
            <text:p>0.0377638487295124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246317091776662" calcext:value-type="float">
            <text:p>0.0246317091776662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257850289625489" calcext:value-type="float">
            <text:p>0.0257850289625489</text:p>
          </table:table-cell>
          <table:table-cell office:value-type="float" office:value="0.802139717788573" calcext:value-type="float">
            <text:p>0.802139717788573</text:p>
          </table:table-cell>
          <table:table-cell office:value-type="float" office:value="0.0329096886475406" calcext:value-type="float">
            <text:p>0.0329096886475406</text:p>
          </table:table-cell>
          <table:table-cell office:value-type="float" office:value="0.805921813555401" calcext:value-type="float">
            <text:p>0.805921813555401</text:p>
          </table:table-cell>
          <table:table-cell office:value-type="float" office:value="0.0300753174542946" calcext:value-type="float">
            <text:p>0.03007531745429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0.78470390932223" calcext:value-type="float">
            <text:p>0.78470390932223</text:p>
          </table:table-cell>
          <table:table-cell office:value-type="float" office:value="0.036518946870817" calcext:value-type="float">
            <text:p>0.036518946870817</text:p>
          </table:table-cell>
          <table:table-cell office:value-type="float" office:value="0.77558408512607" calcext:value-type="float">
            <text:p>0.77558408512607</text:p>
          </table:table-cell>
          <table:table-cell office:value-type="float" office:value="0.025582491463139" calcext:value-type="float">
            <text:p>0.025582491463139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333993617720116" calcext:value-type="float">
            <text:p>0.0333993617720116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205576877231575" calcext:value-type="float">
            <text:p>0.0205576877231575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267559885096746" calcext:value-type="float">
            <text:p>0.0267559885096746</text:p>
          </table:table-cell>
          <table:table-cell office:value-type="float" office:value="0.793777469349988" calcext:value-type="float">
            <text:p>0.793777469349988</text:p>
          </table:table-cell>
          <table:table-cell office:value-type="float" office:value="0.0252503914777645" calcext:value-type="float">
            <text:p>0.0252503914777645</text:p>
          </table:table-cell>
          <table:table-cell office:value-type="float" office:value="0.802903076567199" calcext:value-type="float">
            <text:p>0.802903076567199</text:p>
          </table:table-cell>
          <table:table-cell office:value-type="float" office:value="0.0248300354033798" calcext:value-type="float">
            <text:p>0.0248300354033798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177354454148496" calcext:value-type="float">
            <text:p>0.0177354454148496</text:p>
          </table:table-cell>
          <table:table-cell office:value-type="float" office:value="0.803643303261624" calcext:value-type="float">
            <text:p>0.803643303261624</text:p>
          </table:table-cell>
          <table:table-cell office:value-type="float" office:value="0.0299420062306651" calcext:value-type="float">
            <text:p>0.0299420062306651</text:p>
          </table:table-cell>
          <table:table-cell office:value-type="float" office:value="0.801359009946796" calcext:value-type="float">
            <text:p>0.801359009946796</text:p>
          </table:table-cell>
          <table:table-cell office:value-type="float" office:value="0.0205102749710508" calcext:value-type="float">
            <text:p>0.020510274971050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72655013541768" calcext:value-type="float">
            <text:p>0.0272655013541768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369651320743061" calcext:value-type="float">
            <text:p>0.0369651320743061</text:p>
          </table:table-cell>
          <table:table-cell office:value-type="float" office:value="0.790747166319685" calcext:value-type="float">
            <text:p>0.790747166319685</text:p>
          </table:table-cell>
          <table:table-cell office:value-type="float" office:value="0.0253296938149268" calcext:value-type="float">
            <text:p>0.0253296938149268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257349858710101" calcext:value-type="float">
            <text:p>0.0257349858710101</text:p>
          </table:table-cell>
          <table:table-cell office:value-type="float" office:value="0.802885727504048" calcext:value-type="float">
            <text:p>0.802885727504048</text:p>
          </table:table-cell>
          <table:table-cell office:value-type="float" office:value="0.033084769060885" calcext:value-type="float">
            <text:p>0.033084769060885</text:p>
          </table:table-cell>
          <table:table-cell office:value-type="float" office:value="0.808200323849179" calcext:value-type="float">
            <text:p>0.808200323849179</text:p>
          </table:table-cell>
          <table:table-cell office:value-type="float" office:value="0.0259155520856911" calcext:value-type="float">
            <text:p>0.02591555208569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0.781215591024751" calcext:value-type="float">
            <text:p>0.781215591024751</text:p>
          </table:table-cell>
          <table:table-cell office:value-type="float" office:value="0.0355720869675089" calcext:value-type="float">
            <text:p>0.0355720869675089</text:p>
          </table:table-cell>
          <table:table-cell office:value-type="float" office:value="0.771652787416146" calcext:value-type="float">
            <text:p>0.771652787416146</text:p>
          </table:table-cell>
          <table:table-cell office:value-type="float" office:value="0.0225277956615577" calcext:value-type="float">
            <text:p>0.0225277956615577</text:p>
          </table:table-cell>
          <table:table-cell office:value-type="float" office:value="0.791058292852186" calcext:value-type="float">
            <text:p>0.791058292852186</text:p>
          </table:table-cell>
          <table:table-cell office:value-type="float" office:value="0.0314168486469204" calcext:value-type="float">
            <text:p>0.0314168486469204</text:p>
          </table:table-cell>
          <table:table-cell office:value-type="float" office:value="0.782883414295628" calcext:value-type="float">
            <text:p>0.782883414295628</text:p>
          </table:table-cell>
          <table:table-cell office:value-type="float" office:value="0.0249876464285692" calcext:value-type="float">
            <text:p>0.0249876464285692</text:p>
          </table:table-cell>
          <table:table-cell office:value-type="float" office:value="0.794548924358085" calcext:value-type="float">
            <text:p>0.794548924358085</text:p>
          </table:table-cell>
          <table:table-cell office:value-type="float" office:value="0.0285592451400362" calcext:value-type="float">
            <text:p>0.0285592451400362</text:p>
          </table:table-cell>
          <table:table-cell office:value-type="float" office:value="0.790442979412445" calcext:value-type="float">
            <text:p>0.790442979412445</text:p>
          </table:table-cell>
          <table:table-cell office:value-type="float" office:value="0.0251234188659476" calcext:value-type="float">
            <text:p>0.0251234188659476</text:p>
          </table:table-cell>
          <table:table-cell office:value-type="float" office:value="0.79500578302105" calcext:value-type="float">
            <text:p>0.79500578302105</text:p>
          </table:table-cell>
          <table:table-cell office:value-type="float" office:value="0.0264974273246973" calcext:value-type="float">
            <text:p>0.0264974273246973</text:p>
          </table:table-cell>
          <table:table-cell office:value-type="float" office:value="0.788637520240574" calcext:value-type="float">
            <text:p>0.788637520240574</text:p>
          </table:table-cell>
          <table:table-cell office:value-type="float" office:value="0.0273120385379439" calcext:value-type="float">
            <text:p>0.0273120385379439</text:p>
          </table:table-cell>
          <table:table-cell office:value-type="float" office:value="0.796369419384687" calcext:value-type="float">
            <text:p>0.796369419384687</text:p>
          </table:table-cell>
          <table:table-cell office:value-type="float" office:value="0.0350981190828094" calcext:value-type="float">
            <text:p>0.0350981190828094</text:p>
          </table:table-cell>
          <table:table-cell office:value-type="float" office:value="0.790746009715475" calcext:value-type="float">
            <text:p>0.790746009715475</text:p>
          </table:table-cell>
          <table:table-cell office:value-type="float" office:value="0.0253336545618655" calcext:value-type="float">
            <text:p>0.0253336545618655</text:p>
          </table:table-cell>
          <table:table-cell office:value-type="float" office:value="0.790451075641915" calcext:value-type="float">
            <text:p>0.790451075641915</text:p>
          </table:table-cell>
          <table:table-cell office:value-type="float" office:value="0.0311008649470315" calcext:value-type="float">
            <text:p>0.0311008649470315</text:p>
          </table:table-cell>
          <table:table-cell office:value-type="float" office:value="0.794250520471894" calcext:value-type="float">
            <text:p>0.794250520471894</text:p>
          </table:table-cell>
          <table:table-cell office:value-type="float" office:value="0.0398022339852322" calcext:value-type="float">
            <text:p>0.0398022339852322</text:p>
          </table:table-cell>
          <table:table-cell office:value-type="float" office:value="0.786961600740227" calcext:value-type="float">
            <text:p>0.786961600740227</text:p>
          </table:table-cell>
          <table:table-cell office:value-type="float" office:value="0.026901664368267" calcext:value-type="float">
            <text:p>0.026901664368267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281159228462214" calcext:value-type="float">
            <text:p>0.0281159228462214</text:p>
          </table:table-cell>
          <table:table-cell office:value-type="float" office:value="0.796980106407587" calcext:value-type="float">
            <text:p>0.796980106407587</text:p>
          </table:table-cell>
          <table:table-cell office:value-type="float" office:value="0.0339711427149131" calcext:value-type="float">
            <text:p>0.0339711427149131</text:p>
          </table:table-cell>
          <table:table-cell office:value-type="float" office:value="0.798491788110109" calcext:value-type="float">
            <text:p>0.798491788110109</text:p>
          </table:table-cell>
          <table:table-cell office:value-type="float" office:value="0.0292684925871554" calcext:value-type="float">
            <text:p>0.0292684925871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76999289947973" calcext:value-type="float">
            <text:p>0.0276999289947973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97565810420929" calcext:value-type="float">
            <text:p>0.0397565810420929</text:p>
          </table:table-cell>
          <table:table-cell office:value-type="float" office:value="0.786224843858432" calcext:value-type="float">
            <text:p>0.786224843858432</text:p>
          </table:table-cell>
          <table:table-cell office:value-type="float" office:value="0.0374633171543404" calcext:value-type="float">
            <text:p>0.0374633171543404</text:p>
          </table:table-cell>
          <table:table-cell office:value-type="float" office:value="0.780904464492251" calcext:value-type="float">
            <text:p>0.780904464492251</text:p>
          </table:table-cell>
          <table:table-cell office:value-type="float" office:value="0.0311492766045128" calcext:value-type="float">
            <text:p>0.0311492766045128</text:p>
          </table:table-cell>
          <table:table-cell office:value-type="float" office:value="0.783963682627805" calcext:value-type="float">
            <text:p>0.783963682627805</text:p>
          </table:table-cell>
          <table:table-cell office:value-type="float" office:value="0.0362742814396517" calcext:value-type="float">
            <text:p>0.0362742814396517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21928442394005" calcext:value-type="float">
            <text:p>0.0221928442394005</text:p>
          </table:table-cell>
          <table:table-cell office:value-type="float" office:value="0.784727041406431" calcext:value-type="float">
            <text:p>0.784727041406431</text:p>
          </table:table-cell>
          <table:table-cell office:value-type="float" office:value="0.0327359432626545" calcext:value-type="float">
            <text:p>0.0327359432626545</text:p>
          </table:table-cell>
          <table:table-cell office:value-type="float" office:value="0.790718251214434" calcext:value-type="float">
            <text:p>0.790718251214434</text:p>
          </table:table-cell>
          <table:table-cell office:value-type="float" office:value="0.0324549206193351" calcext:value-type="float">
            <text:p>0.0324549206193351</text:p>
          </table:table-cell>
          <table:table-cell office:value-type="float" office:value="0.778631737219524" calcext:value-type="float">
            <text:p>0.778631737219524</text:p>
          </table:table-cell>
          <table:table-cell office:value-type="float" office:value="0.0352389341880631" calcext:value-type="float">
            <text:p>0.0352389341880631</text:p>
          </table:table-cell>
          <table:table-cell office:value-type="float" office:value="0.771807772380291" calcext:value-type="float">
            <text:p>0.771807772380291</text:p>
          </table:table-cell>
          <table:table-cell office:value-type="float" office:value="0.0283507714034049" calcext:value-type="float">
            <text:p>0.0283507714034049</text:p>
          </table:table-cell>
          <table:table-cell office:value-type="float" office:value="0.789249363867685" calcext:value-type="float">
            <text:p>0.789249363867685</text:p>
          </table:table-cell>
          <table:table-cell office:value-type="float" office:value="0.0337444115323227" calcext:value-type="float">
            <text:p>0.0337444115323227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376607846793832" calcext:value-type="float">
            <text:p>0.0376607846793832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427113140301431" calcext:value-type="float">
            <text:p>0.0427113140301431</text:p>
          </table:table-cell>
          <table:table-cell office:value-type="float" office:value="0.775613000231321" calcext:value-type="float">
            <text:p>0.775613000231321</text:p>
          </table:table-cell>
          <table:table-cell office:value-type="float" office:value="0.0459205248384569" calcext:value-type="float">
            <text:p>0.0459205248384569</text:p>
          </table:table-cell>
          <table:table-cell office:value-type="float" office:value="0.766504742077261" calcext:value-type="float">
            <text:p>0.766504742077261</text:p>
          </table:table-cell>
          <table:table-cell office:value-type="float" office:value="0.037322870954102" calcext:value-type="float">
            <text:p>0.037322870954102</text:p>
          </table:table-cell>
          <table:table-cell office:value-type="float" office:value="0.788468656025908" calcext:value-type="float">
            <text:p>0.788468656025908</text:p>
          </table:table-cell>
          <table:table-cell office:value-type="float" office:value="0.020736479596982" calcext:value-type="float">
            <text:p>0.020736479596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25896291781346" calcext:value-type="float">
            <text:p>0.025896291781346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07997762905074" calcext:value-type="float">
            <text:p>0.0307997762905074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361409873670967" calcext:value-type="float">
            <text:p>0.0361409873670967</text:p>
          </table:table-cell>
          <table:table-cell office:value-type="float" office:value="0.794569743233865" calcext:value-type="float">
            <text:p>0.794569743233865</text:p>
          </table:table-cell>
          <table:table-cell office:value-type="float" office:value="0.0306391716372918" calcext:value-type="float">
            <text:p>0.0306391716372918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299825930314779" calcext:value-type="float">
            <text:p>0.0299825930314779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293528562452692" calcext:value-type="float">
            <text:p>0.0293528562452692</text:p>
          </table:table-cell>
          <table:table-cell office:value-type="float" office:value="0.79001272264631" calcext:value-type="float">
            <text:p>0.79001272264631</text:p>
          </table:table-cell>
          <table:table-cell office:value-type="float" office:value="0.0368353317741993" calcext:value-type="float">
            <text:p>0.036835331774199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7175564658041" calcext:value-type="float">
            <text:p>0.0287175564658041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53399759729212" calcext:value-type="float">
            <text:p>0.0353399759729212</text:p>
          </table:table-cell>
          <table:table-cell office:value-type="float" office:value="0.780135322692575" calcext:value-type="float">
            <text:p>0.780135322692575</text:p>
          </table:table-cell>
          <table:table-cell office:value-type="float" office:value="0.041189036679198" calcext:value-type="float">
            <text:p>0.04118903667919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32238402072784" calcext:value-type="float">
            <text:p>0.023223840207278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55852973857286" calcext:value-type="float">
            <text:p>0.035585297385728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24171106683753" calcext:value-type="float">
            <text:p>0.0324171106683753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6963852911118" calcext:value-type="float">
            <text:p>0.0396963852911118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9193329829396" calcext:value-type="float">
            <text:p>0.039193329829396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28368696443361" calcext:value-type="float">
            <text:p>0.0328368696443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79985455038366" calcext:value-type="float">
            <text:p>0.0279985455038366</text:p>
          </table:table-cell>
          <table:table-cell office:value-type="float" office:value="0.79381795049734" calcext:value-type="float">
            <text:p>0.79381795049734</text:p>
          </table:table-cell>
          <table:table-cell office:value-type="float" office:value="0.0345909217893708" calcext:value-type="float">
            <text:p>0.034590921789370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433846630518264" calcext:value-type="float">
            <text:p>0.043384663051826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69648450738591" calcext:value-type="float">
            <text:p>0.0369648450738591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57546503228283" calcext:value-type="float">
            <text:p>0.0257546503228283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5096387730817" calcext:value-type="float">
            <text:p>0.035096387730817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61573424441967" calcext:value-type="float">
            <text:p>0.0361573424441967</text:p>
          </table:table-cell>
          <table:table-cell office:value-type="float" office:value="0.794517696044414" calcext:value-type="float">
            <text:p>0.794517696044414</text:p>
          </table:table-cell>
          <table:table-cell office:value-type="float" office:value="0.0326135362222723" calcext:value-type="float">
            <text:p>0.0326135362222723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77489900137901" calcext:value-type="float">
            <text:p>0.0377489900137901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69423706939409" calcext:value-type="float">
            <text:p>0.036942370693940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73981159663576" calcext:value-type="float">
            <text:p>0.0373981159663576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453944310365072" calcext:value-type="float">
            <text:p>0.0453944310365072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48682188171125" calcext:value-type="float">
            <text:p>0.0248682188171125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4563960212815" calcext:value-type="float">
            <text:p>0.794563960212815</text:p>
          </table:table-cell>
          <table:table-cell office:value-type="float" office:value="0.032875650411408" calcext:value-type="float">
            <text:p>0.03287565041140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19683302083791" calcext:value-type="float">
            <text:p>0.0319683302083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2499970038762" calcext:value-type="float">
            <text:p>0.032499970038762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4275941308929" calcext:value-type="float">
            <text:p>0.03442759413089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63096136054131" calcext:value-type="float">
            <text:p>0.0363096136054131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15442586096993" calcext:value-type="float">
            <text:p>0.0315442586096993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198442644370429" calcext:value-type="float">
            <text:p>0.0198442644370429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43619153893011" calcext:value-type="float">
            <text:p>0.0343619153893011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0583832429651" calcext:value-type="float">
            <text:p>0.030583832429651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8597353921215" calcext:value-type="float">
            <text:p>0.0308597353921215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18677379053524" calcext:value-type="float">
            <text:p>0.0318677379053524</text:p>
          </table:table-cell>
          <table:table-cell office:value-type="float" office:value="0.788491788110109" calcext:value-type="float">
            <text:p>0.788491788110109</text:p>
          </table:table-cell>
          <table:table-cell office:value-type="float" office:value="0.0340512215282312" calcext:value-type="float">
            <text:p>0.0340512215282312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64230568140963" calcext:value-type="float">
            <text:p>0.0364230568140963</text:p>
          </table:table-cell>
          <table:table-cell office:value-type="float" office:value="0.791527874161462" calcext:value-type="float">
            <text:p>0.791527874161462</text:p>
          </table:table-cell>
          <table:table-cell office:value-type="float" office:value="0.0449784100960538" calcext:value-type="float">
            <text:p>0.0449784100960538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98749496759344" calcext:value-type="float">
            <text:p>0.0298749496759344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4880775110501" calcext:value-type="float">
            <text:p>0.034880775110501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94011182711951" calcext:value-type="float">
            <text:p>0.0294011182711951</text:p>
          </table:table-cell>
          <table:table-cell office:value-type="float" office:value="0.800624566273421" calcext:value-type="float">
            <text:p>0.800624566273421</text:p>
          </table:table-cell>
          <table:table-cell office:value-type="float" office:value="0.0328252683651488" calcext:value-type="float">
            <text:p>0.0328252683651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34514985698534" calcext:value-type="float">
            <text:p>0.0334514985698534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0551264331277" calcext:value-type="float">
            <text:p>0.034055126433127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232496738991" calcext:value-type="float">
            <text:p>0.03232496738991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16827470220089" calcext:value-type="float">
            <text:p>0.031682747022008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44853631806476" calcext:value-type="float">
            <text:p>0.024485363180647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76133451730075" calcext:value-type="float">
            <text:p>0.0376133451730075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0831955333516" calcext:value-type="float">
            <text:p>0.0350831955333516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36081688971994" calcext:value-type="float">
            <text:p>0.0336081688971994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31310100892877" calcext:value-type="float">
            <text:p>0.0331310100892877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60341609615849" calcext:value-type="float">
            <text:p>0.036034160961584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52539190579749" calcext:value-type="float">
            <text:p>0.0352539190579749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461199741784735" calcext:value-type="float">
            <text:p>0.046119974178473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19244348625316" calcext:value-type="float">
            <text:p>0.0319244348625316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369028993477173" calcext:value-type="float">
            <text:p>0.0369028993477173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7638316279043" calcext:value-type="float">
            <text:p>0.0297638316279043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70396009928511" calcext:value-type="float">
            <text:p>0.03703960099285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295092469777191" calcext:value-type="float">
            <text:p>0.0295092469777191</text:p>
          </table:table-cell>
          <table:table-cell office:value-type="float" office:value="0.793955586398335" calcext:value-type="float">
            <text:p>0.793955586398335</text:p>
          </table:table-cell>
          <table:table-cell office:value-type="float" office:value="0.0347259999371983" calcext:value-type="float">
            <text:p>0.0347259999371983</text:p>
          </table:table-cell>
          <table:table-cell office:value-type="float" office:value="0.795766828591256" calcext:value-type="float">
            <text:p>0.795766828591256</text:p>
          </table:table-cell>
          <table:table-cell office:value-type="float" office:value="0.0371247097137173" calcext:value-type="float">
            <text:p>0.0371247097137173</text:p>
          </table:table-cell>
          <table:table-cell office:value-type="float" office:value="0.791818181818182" calcext:value-type="float">
            <text:p>0.791818181818182</text:p>
          </table:table-cell>
          <table:table-cell office:value-type="float" office:value="0.0323960597894744" calcext:value-type="float">
            <text:p>0.0323960597894744</text:p>
          </table:table-cell>
          <table:table-cell office:value-type="float" office:value="0.798339116354384" calcext:value-type="float">
            <text:p>0.798339116354384</text:p>
          </table:table-cell>
          <table:table-cell office:value-type="float" office:value="0.0272682304823297" calcext:value-type="float">
            <text:p>0.0272682304823297</text:p>
          </table:table-cell>
          <table:table-cell office:value-type="float" office:value="0.789087439278279" calcext:value-type="float">
            <text:p>0.789087439278279</text:p>
          </table:table-cell>
          <table:table-cell office:value-type="float" office:value="0.0317234697555591" calcext:value-type="float">
            <text:p>0.0317234697555591</text:p>
          </table:table-cell>
          <table:table-cell office:value-type="float" office:value="0.794720101781171" calcext:value-type="float">
            <text:p>0.794720101781171</text:p>
          </table:table-cell>
          <table:table-cell office:value-type="float" office:value="0.0342791290888106" calcext:value-type="float">
            <text:p>0.0342791290888106</text:p>
          </table:table-cell>
          <table:table-cell office:value-type="float" office:value="0.796039787184825" calcext:value-type="float">
            <text:p>0.796039787184825</text:p>
          </table:table-cell>
          <table:table-cell office:value-type="float" office:value="0.0316507835193465" calcext:value-type="float">
            <text:p>0.0316507835193465</text:p>
          </table:table-cell>
          <table:table-cell office:value-type="float" office:value="0.789243580846634" calcext:value-type="float">
            <text:p>0.789243580846634</text:p>
          </table:table-cell>
          <table:table-cell office:value-type="float" office:value="0.0346653296338829" calcext:value-type="float">
            <text:p>0.0346653296338829</text:p>
          </table:table-cell>
          <table:table-cell office:value-type="float" office:value="0.783782095766829" calcext:value-type="float">
            <text:p>0.783782095766829</text:p>
          </table:table-cell>
          <table:table-cell office:value-type="float" office:value="0.035313512253272" calcext:value-type="float">
            <text:p>0.035313512253272</text:p>
          </table:table-cell>
          <table:table-cell office:value-type="float" office:value="0.793937080730974" calcext:value-type="float">
            <text:p>0.793937080730974</text:p>
          </table:table-cell>
          <table:table-cell office:value-type="float" office:value="0.033208668715606" calcext:value-type="float">
            <text:p>0.033208668715606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419477794752293" calcext:value-type="float">
            <text:p>0.0419477794752293</text:p>
          </table:table-cell>
          <table:table-cell office:value-type="float" office:value="0.793335646541753" calcext:value-type="float">
            <text:p>0.793335646541753</text:p>
          </table:table-cell>
          <table:table-cell office:value-type="float" office:value="0.0323592056108194" calcext:value-type="float">
            <text:p>0.0323592056108194</text:p>
          </table:table-cell>
          <table:table-cell office:value-type="float" office:value="0.79030996992829" calcext:value-type="float">
            <text:p>0.79030996992829</text:p>
          </table:table-cell>
          <table:table-cell office:value-type="float" office:value="0.0387840080443797" calcext:value-type="float">
            <text:p>0.0387840080443797</text:p>
          </table:table-cell>
          <table:table-cell office:value-type="float" office:value="0.787125838538052" calcext:value-type="float">
            <text:p>0.787125838538052</text:p>
          </table:table-cell>
          <table:table-cell office:value-type="float" office:value="0.0337113602188011" calcext:value-type="float">
            <text:p>0.0337113602188011</text:p>
          </table:table-cell>
          <table:table-cell office:value-type="float" office:value="0.793482535276428" calcext:value-type="float">
            <text:p>0.793482535276428</text:p>
          </table:table-cell>
          <table:table-cell office:value-type="float" office:value="0.0310813097615394" calcext:value-type="float">
            <text:p>0.0310813097615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0.655755305867665" calcext:value-type="float">
            <text:p>0.655755305867665</text:p>
          </table:table-cell>
          <table:table-cell office:value-type="float" office:value="0.0470139157665478" calcext:value-type="float">
            <text:p>0.0470139157665478</text:p>
          </table:table-cell>
          <table:table-cell office:value-type="float" office:value="0.634469413233458" calcext:value-type="float">
            <text:p>0.634469413233458</text:p>
          </table:table-cell>
          <table:table-cell office:value-type="float" office:value="0.0302929744533247" calcext:value-type="float">
            <text:p>0.0302929744533247</text:p>
          </table:table-cell>
          <table:table-cell office:value-type="float" office:value="0.654681647940075" calcext:value-type="float">
            <text:p>0.654681647940075</text:p>
          </table:table-cell>
          <table:table-cell office:value-type="float" office:value="0.0372361585664064" calcext:value-type="float">
            <text:p>0.0372361585664064</text:p>
          </table:table-cell>
          <table:table-cell office:value-type="float" office:value="0.647865168539326" calcext:value-type="float">
            <text:p>0.647865168539326</text:p>
          </table:table-cell>
          <table:table-cell office:value-type="float" office:value="0.0426742828702924" calcext:value-type="float">
            <text:p>0.0426742828702924</text:p>
          </table:table-cell>
          <table:table-cell office:value-type="float" office:value="0.673657927590512" calcext:value-type="float">
            <text:p>0.673657927590512</text:p>
          </table:table-cell>
          <table:table-cell office:value-type="float" office:value="0.0541975159349985" calcext:value-type="float">
            <text:p>0.0541975159349985</text:p>
          </table:table-cell>
          <table:table-cell office:value-type="float" office:value="0.661385767790262" calcext:value-type="float">
            <text:p>0.661385767790262</text:p>
          </table:table-cell>
          <table:table-cell office:value-type="float" office:value="0.047023891591036" calcext:value-type="float">
            <text:p>0.047023891591036</text:p>
          </table:table-cell>
          <table:table-cell office:value-type="float" office:value="0.672559300873908" calcext:value-type="float">
            <text:p>0.672559300873908</text:p>
          </table:table-cell>
          <table:table-cell office:value-type="float" office:value="0.0528855809100856" calcext:value-type="float">
            <text:p>0.0528855809100856</text:p>
          </table:table-cell>
          <table:table-cell office:value-type="float" office:value="0.660149812734082" calcext:value-type="float">
            <text:p>0.660149812734082</text:p>
          </table:table-cell>
          <table:table-cell office:value-type="float" office:value="0.0702910166235232" calcext:value-type="float">
            <text:p>0.0702910166235232</text:p>
          </table:table-cell>
          <table:table-cell office:value-type="float" office:value="0.659176029962547" calcext:value-type="float">
            <text:p>0.659176029962547</text:p>
          </table:table-cell>
          <table:table-cell office:value-type="float" office:value="0.0477749575327817" calcext:value-type="float">
            <text:p>0.0477749575327817</text:p>
          </table:table-cell>
          <table:table-cell office:value-type="float" office:value="0.652459425717853" calcext:value-type="float">
            <text:p>0.652459425717853</text:p>
          </table:table-cell>
          <table:table-cell office:value-type="float" office:value="0.0367242988231663" calcext:value-type="float">
            <text:p>0.0367242988231663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346957398297275" calcext:value-type="float">
            <text:p>0.0346957398297275</text:p>
          </table:table-cell>
          <table:table-cell office:value-type="float" office:value="0.662484394506866" calcext:value-type="float">
            <text:p>0.662484394506866</text:p>
          </table:table-cell>
          <table:table-cell office:value-type="float" office:value="0.0446229063950297" calcext:value-type="float">
            <text:p>0.0446229063950297</text:p>
          </table:table-cell>
          <table:table-cell office:value-type="float" office:value="0.67478152309613" calcext:value-type="float">
            <text:p>0.67478152309613</text:p>
          </table:table-cell>
          <table:table-cell office:value-type="float" office:value="0.045651098539147" calcext:value-type="float">
            <text:p>0.045651098539147</text:p>
          </table:table-cell>
          <table:table-cell office:value-type="float" office:value="0.633383270911361" calcext:value-type="float">
            <text:p>0.633383270911361</text:p>
          </table:table-cell>
          <table:table-cell office:value-type="float" office:value="0.0533784785884764" calcext:value-type="float">
            <text:p>0.0533784785884764</text:p>
          </table:table-cell>
          <table:table-cell office:value-type="float" office:value="0.686092384519351" calcext:value-type="float">
            <text:p>0.686092384519351</text:p>
          </table:table-cell>
          <table:table-cell office:value-type="float" office:value="0.0502641630503047" calcext:value-type="float">
            <text:p>0.0502641630503047</text:p>
          </table:table-cell>
          <table:table-cell office:value-type="float" office:value="0.655767790262172" calcext:value-type="float">
            <text:p>0.655767790262172</text:p>
          </table:table-cell>
          <table:table-cell office:value-type="float" office:value="0.064925468094363" calcext:value-type="float">
            <text:p>0.0649254680943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0.684906367041198" calcext:value-type="float">
            <text:p>0.684906367041198</text:p>
          </table:table-cell>
          <table:table-cell office:value-type="float" office:value="0.0378028001655409" calcext:value-type="float">
            <text:p>0.0378028001655409</text:p>
          </table:table-cell>
          <table:table-cell office:value-type="float" office:value="0.650149812734082" calcext:value-type="float">
            <text:p>0.650149812734082</text:p>
          </table:table-cell>
          <table:table-cell office:value-type="float" office:value="0.0478418638005162" calcext:value-type="float">
            <text:p>0.0478418638005162</text:p>
          </table:table-cell>
          <table:table-cell office:value-type="float" office:value="0.683795255930087" calcext:value-type="float">
            <text:p>0.683795255930087</text:p>
          </table:table-cell>
          <table:table-cell office:value-type="float" office:value="0.0403170908975116" calcext:value-type="float">
            <text:p>0.0403170908975116</text:p>
          </table:table-cell>
          <table:table-cell office:value-type="float" office:value="0.668177278401998" calcext:value-type="float">
            <text:p>0.668177278401998</text:p>
          </table:table-cell>
          <table:table-cell office:value-type="float" office:value="0.053292702336219" calcext:value-type="float">
            <text:p>0.053292702336219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661337407122691" calcext:value-type="float">
            <text:p>0.0661337407122691</text:p>
          </table:table-cell>
          <table:table-cell office:value-type="float" office:value="0.674868913857678" calcext:value-type="float">
            <text:p>0.674868913857678</text:p>
          </table:table-cell>
          <table:table-cell office:value-type="float" office:value="0.0524209155571967" calcext:value-type="float">
            <text:p>0.0524209155571967</text:p>
          </table:table-cell>
          <table:table-cell office:value-type="float" office:value="0.687128589263421" calcext:value-type="float">
            <text:p>0.687128589263421</text:p>
          </table:table-cell>
          <table:table-cell office:value-type="float" office:value="0.0602105275585974" calcext:value-type="float">
            <text:p>0.0602105275585974</text:p>
          </table:table-cell>
          <table:table-cell office:value-type="float" office:value="0.679238451935081" calcext:value-type="float">
            <text:p>0.679238451935081</text:p>
          </table:table-cell>
          <table:table-cell office:value-type="float" office:value="0.0697615942765087" calcext:value-type="float">
            <text:p>0.0697615942765087</text:p>
          </table:table-cell>
          <table:table-cell office:value-type="float" office:value="0.677016229712859" calcext:value-type="float">
            <text:p>0.677016229712859</text:p>
          </table:table-cell>
          <table:table-cell office:value-type="float" office:value="0.0590276598167721" calcext:value-type="float">
            <text:p>0.0590276598167721</text:p>
          </table:table-cell>
          <table:table-cell office:value-type="float" office:value="0.665905118601748" calcext:value-type="float">
            <text:p>0.665905118601748</text:p>
          </table:table-cell>
          <table:table-cell office:value-type="float" office:value="0.0513380556166191" calcext:value-type="float">
            <text:p>0.0513380556166191</text:p>
          </table:table-cell>
          <table:table-cell office:value-type="float" office:value="0.683782771535581" calcext:value-type="float">
            <text:p>0.683782771535581</text:p>
          </table:table-cell>
          <table:table-cell office:value-type="float" office:value="0.0541165965951392" calcext:value-type="float">
            <text:p>0.0541165965951392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362943701005469" calcext:value-type="float">
            <text:p>0.0362943701005469</text:p>
          </table:table-cell>
          <table:table-cell office:value-type="float" office:value="0.688239700374532" calcext:value-type="float">
            <text:p>0.688239700374532</text:p>
          </table:table-cell>
          <table:table-cell office:value-type="float" office:value="0.0406444030593469" calcext:value-type="float">
            <text:p>0.0406444030593469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372168465402" calcext:value-type="float">
            <text:p>0.0452372168465402</text:p>
          </table:table-cell>
          <table:table-cell office:value-type="float" office:value="0.690524344569288" calcext:value-type="float">
            <text:p>0.690524344569288</text:p>
          </table:table-cell>
          <table:table-cell office:value-type="float" office:value="0.0535998108599379" calcext:value-type="float">
            <text:p>0.0535998108599379</text:p>
          </table:table-cell>
          <table:table-cell office:value-type="float" office:value="0.684918851435705" calcext:value-type="float">
            <text:p>0.684918851435705</text:p>
          </table:table-cell>
          <table:table-cell office:value-type="float" office:value="0.0614752679827645" calcext:value-type="float">
            <text:p>0.06147526798276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0.68270911360799" calcext:value-type="float">
            <text:p>0.68270911360799</text:p>
          </table:table-cell>
          <table:table-cell office:value-type="float" office:value="0.0506956351990022" calcext:value-type="float">
            <text:p>0.0506956351990022</text:p>
          </table:table-cell>
          <table:table-cell office:value-type="float" office:value="0.654619225967541" calcext:value-type="float">
            <text:p>0.654619225967541</text:p>
          </table:table-cell>
          <table:table-cell office:value-type="float" office:value="0.0567395929842629" calcext:value-type="float">
            <text:p>0.0567395929842629</text:p>
          </table:table-cell>
          <table:table-cell office:value-type="float" office:value="0.683795255930087" calcext:value-type="float">
            <text:p>0.683795255930087</text:p>
          </table:table-cell>
          <table:table-cell office:value-type="float" office:value="0.0542876063319311" calcext:value-type="float">
            <text:p>0.0542876063319311</text:p>
          </table:table-cell>
          <table:table-cell office:value-type="float" office:value="0.671460674157303" calcext:value-type="float">
            <text:p>0.671460674157303</text:p>
          </table:table-cell>
          <table:table-cell office:value-type="float" office:value="0.0592904386639503" calcext:value-type="float">
            <text:p>0.0592904386639503</text:p>
          </table:table-cell>
          <table:table-cell office:value-type="float" office:value="0.680424469413233" calcext:value-type="float">
            <text:p>0.680424469413233</text:p>
          </table:table-cell>
          <table:table-cell office:value-type="float" office:value="0.067347617446304" calcext:value-type="float">
            <text:p>0.067347617446304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445405860222426" calcext:value-type="float">
            <text:p>0.0445405860222426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634442699559495" calcext:value-type="float">
            <text:p>0.0634442699559495</text:p>
          </table:table-cell>
          <table:table-cell office:value-type="float" office:value="0.682634207240949" calcext:value-type="float">
            <text:p>0.682634207240949</text:p>
          </table:table-cell>
          <table:table-cell office:value-type="float" office:value="0.061292329469376" calcext:value-type="float">
            <text:p>0.061292329469376</text:p>
          </table:table-cell>
          <table:table-cell office:value-type="float" office:value="0.671448189762797" calcext:value-type="float">
            <text:p>0.671448189762797</text:p>
          </table:table-cell>
          <table:table-cell office:value-type="float" office:value="0.0579648299303164" calcext:value-type="float">
            <text:p>0.0579648299303164</text:p>
          </table:table-cell>
          <table:table-cell office:value-type="float" office:value="0.674893882646692" calcext:value-type="float">
            <text:p>0.674893882646692</text:p>
          </table:table-cell>
          <table:table-cell office:value-type="float" office:value="0.0546579043835989" calcext:value-type="float">
            <text:p>0.0546579043835989</text:p>
          </table:table-cell>
          <table:table-cell office:value-type="float" office:value="0.68601747815231" calcext:value-type="float">
            <text:p>0.68601747815231</text:p>
          </table:table-cell>
          <table:table-cell office:value-type="float" office:value="0.0607864813844642" calcext:value-type="float">
            <text:p>0.0607864813844642</text:p>
          </table:table-cell>
          <table:table-cell office:value-type="float" office:value="0.669288389513109" calcext:value-type="float">
            <text:p>0.669288389513109</text:p>
          </table:table-cell>
          <table:table-cell office:value-type="float" office:value="0.0423093901133492" calcext:value-type="float">
            <text:p>0.0423093901133492</text:p>
          </table:table-cell>
          <table:table-cell office:value-type="float" office:value="0.688264669163546" calcext:value-type="float">
            <text:p>0.688264669163546</text:p>
          </table:table-cell>
          <table:table-cell office:value-type="float" office:value="0.0468973638915782" calcext:value-type="float">
            <text:p>0.0468973638915782</text:p>
          </table:table-cell>
          <table:table-cell office:value-type="float" office:value="0.678214731585518" calcext:value-type="float">
            <text:p>0.678214731585518</text:p>
          </table:table-cell>
          <table:table-cell office:value-type="float" office:value="0.0528573940280158" calcext:value-type="float">
            <text:p>0.0528573940280158</text:p>
          </table:table-cell>
          <table:table-cell office:value-type="float" office:value="0.684956304619226" calcext:value-type="float">
            <text:p>0.684956304619226</text:p>
          </table:table-cell>
          <table:table-cell office:value-type="float" office:value="0.0526591322908244" calcext:value-type="float">
            <text:p>0.0526591322908244</text:p>
          </table:table-cell>
          <table:table-cell office:value-type="float" office:value="0.681598002496879" calcext:value-type="float">
            <text:p>0.681598002496879</text:p>
          </table:table-cell>
          <table:table-cell office:value-type="float" office:value="0.0531001673716229" calcext:value-type="float">
            <text:p>0.05310016737162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0.682721598002497" calcext:value-type="float">
            <text:p>0.682721598002497</text:p>
          </table:table-cell>
          <table:table-cell office:value-type="float" office:value="0.0618356483513623" calcext:value-type="float">
            <text:p>0.0618356483513623</text:p>
          </table:table-cell>
          <table:table-cell office:value-type="float" office:value="0.664719101123595" calcext:value-type="float">
            <text:p>0.664719101123595</text:p>
          </table:table-cell>
          <table:table-cell office:value-type="float" office:value="0.0623816543395339" calcext:value-type="float">
            <text:p>0.0623816543395339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52987158968237" calcext:value-type="float">
            <text:p>0.05298715896823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532619396106215" calcext:value-type="float">
            <text:p>0.0532619396106215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594482825213191" calcext:value-type="float">
            <text:p>0.0594482825213191</text:p>
          </table:table-cell>
          <table:table-cell office:value-type="float" office:value="0.686092384519351" calcext:value-type="float">
            <text:p>0.686092384519351</text:p>
          </table:table-cell>
          <table:table-cell office:value-type="float" office:value="0.0534213839538326" calcext:value-type="float">
            <text:p>0.0534213839538326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546270846257751" calcext:value-type="float">
            <text:p>0.0546270846257751</text:p>
          </table:table-cell>
          <table:table-cell office:value-type="float" office:value="0.684918851435705" calcext:value-type="float">
            <text:p>0.684918851435705</text:p>
          </table:table-cell>
          <table:table-cell office:value-type="float" office:value="0.0549251185021079" calcext:value-type="float">
            <text:p>0.0549251185021079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626417769666668" calcext:value-type="float">
            <text:p>0.0626417769666668</text:p>
          </table:table-cell>
          <table:table-cell office:value-type="float" office:value="0.681598002496879" calcext:value-type="float">
            <text:p>0.681598002496879</text:p>
          </table:table-cell>
          <table:table-cell office:value-type="float" office:value="0.0600016907696999" calcext:value-type="float">
            <text:p>0.0600016907696999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598152125824769" calcext:value-type="float">
            <text:p>0.0598152125824769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548193681629478" calcext:value-type="float">
            <text:p>0.0548193681629478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97818507506162" calcext:value-type="float">
            <text:p>0.0497818507506162</text:p>
          </table:table-cell>
          <table:table-cell office:value-type="float" office:value="0.679338327091136" calcext:value-type="float">
            <text:p>0.679338327091136</text:p>
          </table:table-cell>
          <table:table-cell office:value-type="float" office:value="0.0475225892285182" calcext:value-type="float">
            <text:p>0.0475225892285182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515768550421716" calcext:value-type="float">
            <text:p>0.0515768550421716</text:p>
          </table:table-cell>
          <table:table-cell office:value-type="float" office:value="0.682696629213483" calcext:value-type="float">
            <text:p>0.682696629213483</text:p>
          </table:table-cell>
          <table:table-cell office:value-type="float" office:value="0.0547585271563336" calcext:value-type="float">
            <text:p>0.05475852715633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609849062624089" calcext:value-type="float">
            <text:p>0.0609849062624089</text:p>
          </table:table-cell>
          <table:table-cell office:value-type="float" office:value="0.668102372034956" calcext:value-type="float">
            <text:p>0.668102372034956</text:p>
          </table:table-cell>
          <table:table-cell office:value-type="float" office:value="0.0580489366328997" calcext:value-type="float">
            <text:p>0.0580489366328997</text:p>
          </table:table-cell>
          <table:table-cell office:value-type="float" office:value="0.684918851435705" calcext:value-type="float">
            <text:p>0.684918851435705</text:p>
          </table:table-cell>
          <table:table-cell office:value-type="float" office:value="0.0616628216815781" calcext:value-type="float">
            <text:p>0.0616628216815781</text:p>
          </table:table-cell>
          <table:table-cell office:value-type="float" office:value="0.684918851435705" calcext:value-type="float">
            <text:p>0.684918851435705</text:p>
          </table:table-cell>
          <table:table-cell office:value-type="float" office:value="0.0538535934542543" calcext:value-type="float">
            <text:p>0.0538535934542543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51849779117754" calcext:value-type="float">
            <text:p>0.0551849779117754</text:p>
          </table:table-cell>
          <table:table-cell office:value-type="float" office:value="0.689438202247191" calcext:value-type="float">
            <text:p>0.689438202247191</text:p>
          </table:table-cell>
          <table:table-cell office:value-type="float" office:value="0.0620386677891997" calcext:value-type="float">
            <text:p>0.0620386677891997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570759564998502" calcext:value-type="float">
            <text:p>0.0570759564998502</text:p>
          </table:table-cell>
          <table:table-cell office:value-type="float" office:value="0.690536828963795" calcext:value-type="float">
            <text:p>0.690536828963795</text:p>
          </table:table-cell>
          <table:table-cell office:value-type="float" office:value="0.0603896601402064" calcext:value-type="float">
            <text:p>0.0603896601402064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637674402597335" calcext:value-type="float">
            <text:p>0.0637674402597335</text:p>
          </table:table-cell>
          <table:table-cell office:value-type="float" office:value="0.680474406991261" calcext:value-type="float">
            <text:p>0.680474406991261</text:p>
          </table:table-cell>
          <table:table-cell office:value-type="float" office:value="0.0578490973071381" calcext:value-type="float">
            <text:p>0.0578490973071381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567094464948834" calcext:value-type="float">
            <text:p>0.0567094464948834</text:p>
          </table:table-cell>
          <table:table-cell office:value-type="float" office:value="0.686067415730337" calcext:value-type="float">
            <text:p>0.686067415730337</text:p>
          </table:table-cell>
          <table:table-cell office:value-type="float" office:value="0.0559227857727216" calcext:value-type="float">
            <text:p>0.0559227857727216</text:p>
          </table:table-cell>
          <table:table-cell office:value-type="float" office:value="0.687178526841448" calcext:value-type="float">
            <text:p>0.687178526841448</text:p>
          </table:table-cell>
          <table:table-cell office:value-type="float" office:value="0.0431405654061146" calcext:value-type="float">
            <text:p>0.0431405654061146</text:p>
          </table:table-cell>
          <table:table-cell office:value-type="float" office:value="0.679313358302122" calcext:value-type="float">
            <text:p>0.679313358302122</text:p>
          </table:table-cell>
          <table:table-cell office:value-type="float" office:value="0.0474445702255734" calcext:value-type="float">
            <text:p>0.0474445702255734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538313570065917" calcext:value-type="float">
            <text:p>0.0538313570065917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559340025604877" calcext:value-type="float">
            <text:p>0.055934002560487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0.678212234706617" calcext:value-type="float">
            <text:p>0.678212234706617</text:p>
          </table:table-cell>
          <table:table-cell office:value-type="float" office:value="0.0516665811489724" calcext:value-type="float">
            <text:p>0.0516665811489724</text:p>
          </table:table-cell>
          <table:table-cell office:value-type="float" office:value="0.654411985018727" calcext:value-type="float">
            <text:p>0.654411985018727</text:p>
          </table:table-cell>
          <table:table-cell office:value-type="float" office:value="0.0510610044421075" calcext:value-type="float">
            <text:p>0.0510610044421075</text:p>
          </table:table-cell>
          <table:table-cell office:value-type="float" office:value="0.679320848938827" calcext:value-type="float">
            <text:p>0.679320848938827</text:p>
          </table:table-cell>
          <table:table-cell office:value-type="float" office:value="0.0492981672891328" calcext:value-type="float">
            <text:p>0.0492981672891328</text:p>
          </table:table-cell>
          <table:table-cell office:value-type="float" office:value="0.670796504369538" calcext:value-type="float">
            <text:p>0.670796504369538</text:p>
          </table:table-cell>
          <table:table-cell office:value-type="float" office:value="0.0524745913870675" calcext:value-type="float">
            <text:p>0.0524745913870675</text:p>
          </table:table-cell>
          <table:table-cell office:value-type="float" office:value="0.68152808988764" calcext:value-type="float">
            <text:p>0.68152808988764</text:p>
          </table:table-cell>
          <table:table-cell office:value-type="float" office:value="0.0604624269053332" calcext:value-type="float">
            <text:p>0.0604624269053332</text:p>
          </table:table-cell>
          <table:table-cell office:value-type="float" office:value="0.679578027465668" calcext:value-type="float">
            <text:p>0.679578027465668</text:p>
          </table:table-cell>
          <table:table-cell office:value-type="float" office:value="0.0518890889827015" calcext:value-type="float">
            <text:p>0.0518890889827015</text:p>
          </table:table-cell>
          <table:table-cell office:value-type="float" office:value="0.685575530586767" calcext:value-type="float">
            <text:p>0.685575530586767</text:p>
          </table:table-cell>
          <table:table-cell office:value-type="float" office:value="0.0576486839100516" calcext:value-type="float">
            <text:p>0.0576486839100516</text:p>
          </table:table-cell>
          <table:table-cell office:value-type="float" office:value="0.679495630461923" calcext:value-type="float">
            <text:p>0.679495630461923</text:p>
          </table:table-cell>
          <table:table-cell office:value-type="float" office:value="0.0633319438023444" calcext:value-type="float">
            <text:p>0.0633319438023444</text:p>
          </table:table-cell>
          <table:table-cell office:value-type="float" office:value="0.675048689138577" calcext:value-type="float">
            <text:p>0.675048689138577</text:p>
          </table:table-cell>
          <table:table-cell office:value-type="float" office:value="0.0582353329012541" calcext:value-type="float">
            <text:p>0.0582353329012541</text:p>
          </table:table-cell>
          <table:table-cell office:value-type="float" office:value="0.671066167290886" calcext:value-type="float">
            <text:p>0.671066167290886</text:p>
          </table:table-cell>
          <table:table-cell office:value-type="float" office:value="0.0521142093800445" calcext:value-type="float">
            <text:p>0.0521142093800445</text:p>
          </table:table-cell>
          <table:table-cell office:value-type="float" office:value="0.682224719101124" calcext:value-type="float">
            <text:p>0.682224719101124</text:p>
          </table:table-cell>
          <table:table-cell office:value-type="float" office:value="0.0532246953773382" calcext:value-type="float">
            <text:p>0.0532246953773382</text:p>
          </table:table-cell>
          <table:table-cell office:value-type="float" office:value="0.676426966292135" calcext:value-type="float">
            <text:p>0.676426966292135</text:p>
          </table:table-cell>
          <table:table-cell office:value-type="float" office:value="0.046793764108919" calcext:value-type="float">
            <text:p>0.046793764108919</text:p>
          </table:table-cell>
          <table:table-cell office:value-type="float" office:value="0.686247191011236" calcext:value-type="float">
            <text:p>0.686247191011236</text:p>
          </table:table-cell>
          <table:table-cell office:value-type="float" office:value="0.0452230563293606" calcext:value-type="float">
            <text:p>0.0452230563293606</text:p>
          </table:table-cell>
          <table:table-cell office:value-type="float" office:value="0.66969038701623" calcext:value-type="float">
            <text:p>0.66969038701623</text:p>
          </table:table-cell>
          <table:table-cell office:value-type="float" office:value="0.0492880497834248" calcext:value-type="float">
            <text:p>0.0492880497834248</text:p>
          </table:table-cell>
          <table:table-cell office:value-type="float" office:value="0.688754057428215" calcext:value-type="float">
            <text:p>0.688754057428215</text:p>
          </table:table-cell>
          <table:table-cell office:value-type="float" office:value="0.0523862636499661" calcext:value-type="float">
            <text:p>0.0523862636499661</text:p>
          </table:table-cell>
          <table:table-cell office:value-type="float" office:value="0.678646691635456" calcext:value-type="float">
            <text:p>0.678646691635456</text:p>
          </table:table-cell>
          <table:table-cell office:value-type="float" office:value="0.0580386866331144" calcext:value-type="float">
            <text:p>0.0580386866331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3595505617977</text:p>
          </table:table-cell>
          <table:table-cell office:value-type="float" office:value="0.038139737811723" calcext:value-type="float">
            <text:p>0.038139737811723</text:p>
          </table:table-cell>
          <table:table-cell office:value-type="float" office:value="0.668152309612984" calcext:value-type="float">
            <text:p>0.668152309612984</text:p>
          </table:table-cell>
          <table:table-cell office:value-type="float" office:value="0.0538110858065909" calcext:value-type="float">
            <text:p>0.053811085806590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97145874404501" calcext:value-type="float">
            <text:p>0.0497145874404501</text:p>
          </table:table-cell>
          <table:table-cell office:value-type="float" office:value="0.663632958801498" calcext:value-type="float">
            <text:p>0.663632958801498</text:p>
          </table:table-cell>
          <table:table-cell office:value-type="float" office:value="0.0562445350458942" calcext:value-type="float">
            <text:p>0.0562445350458942</text:p>
          </table:table-cell>
          <table:table-cell office:value-type="float" office:value="0.667041198501873" calcext:value-type="float">
            <text:p>0.667041198501873</text:p>
          </table:table-cell>
          <table:table-cell office:value-type="float" office:value="0.0321918288723125" calcext:value-type="float">
            <text:p>0.0321918288723125</text:p>
          </table:table-cell>
          <table:table-cell office:value-type="float" office:value="0.664769038701623" calcext:value-type="float">
            <text:p>0.664769038701623</text:p>
          </table:table-cell>
          <table:table-cell office:value-type="float" office:value="0.0443439881791319" calcext:value-type="float">
            <text:p>0.0443439881791319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337250846108892" calcext:value-type="float">
            <text:p>0.0337250846108892</text:p>
          </table:table-cell>
          <table:table-cell office:value-type="float" office:value="0.659088639200999" calcext:value-type="float">
            <text:p>0.659088639200999</text:p>
          </table:table-cell>
          <table:table-cell office:value-type="float" office:value="0.05766240914265" calcext:value-type="float">
            <text:p>0.05766240914265</text:p>
          </table:table-cell>
          <table:table-cell office:value-type="float" office:value="0.656916354556804" calcext:value-type="float">
            <text:p>0.656916354556804</text:p>
          </table:table-cell>
          <table:table-cell office:value-type="float" office:value="0.0289904767304518" calcext:value-type="float">
            <text:p>0.0289904767304518</text:p>
          </table:table-cell>
          <table:table-cell office:value-type="float" office:value="0.648014981273408" calcext:value-type="float">
            <text:p>0.648014981273408</text:p>
          </table:table-cell>
          <table:table-cell office:value-type="float" office:value="0.043334266685533" calcext:value-type="float">
            <text:p>0.043334266685533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96685777450286" calcext:value-type="float">
            <text:p>0.0496685777450286</text:p>
          </table:table-cell>
          <table:table-cell office:value-type="float" office:value="0.649088639200999" calcext:value-type="float">
            <text:p>0.649088639200999</text:p>
          </table:table-cell>
          <table:table-cell office:value-type="float" office:value="0.0611599091388048" calcext:value-type="float">
            <text:p>0.061159909138804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333175721503728" calcext:value-type="float">
            <text:p>0.0333175721503728</text:p>
          </table:table-cell>
          <table:table-cell office:value-type="float" office:value="0.67147315855181" calcext:value-type="float">
            <text:p>0.67147315855181</text:p>
          </table:table-cell>
          <table:table-cell office:value-type="float" office:value="0.0488578391345278" calcext:value-type="float">
            <text:p>0.0488578391345278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45306676290411" calcext:value-type="float">
            <text:p>0.045306676290411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95513308606827" calcext:value-type="float">
            <text:p>0.049551330860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21538948772877" calcext:value-type="float">
            <text:p>0.0421538948772877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4395136074817" calcext:value-type="float">
            <text:p>0.04439513607481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47507470327775" calcext:value-type="float">
            <text:p>0.0447507470327775</text:p>
          </table:table-cell>
          <table:table-cell office:value-type="float" office:value="0.679388264669164" calcext:value-type="float">
            <text:p>0.679388264669164</text:p>
          </table:table-cell>
          <table:table-cell office:value-type="float" office:value="0.0498693683836898" calcext:value-type="float">
            <text:p>0.049869368383689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55413360435621" calcext:value-type="float">
            <text:p>0.0455413360435621</text:p>
          </table:table-cell>
          <table:table-cell office:value-type="float" office:value="0.68498127340824" calcext:value-type="float">
            <text:p>0.68498127340824</text:p>
          </table:table-cell>
          <table:table-cell office:value-type="float" office:value="0.0424485752788251" calcext:value-type="float">
            <text:p>0.0424485752788251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390338502716747" calcext:value-type="float">
            <text:p>0.0390338502716747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532468231558317" calcext:value-type="float">
            <text:p>0.0532468231558317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470244071751715" calcext:value-type="float">
            <text:p>0.0470244071751715</text:p>
          </table:table-cell>
          <table:table-cell office:value-type="float" office:value="0.662496878901373" calcext:value-type="float">
            <text:p>0.662496878901373</text:p>
          </table:table-cell>
          <table:table-cell office:value-type="float" office:value="0.0448851052176326" calcext:value-type="float">
            <text:p>0.0448851052176326</text:p>
          </table:table-cell>
          <table:table-cell office:value-type="float" office:value="0.669188514357054" calcext:value-type="float">
            <text:p>0.669188514357054</text:p>
          </table:table-cell>
          <table:table-cell office:value-type="float" office:value="0.0637772638120722" calcext:value-type="float">
            <text:p>0.063777263812072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714664259441" calcext:value-type="float">
            <text:p>0.045271466425944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8816839124409" calcext:value-type="float">
            <text:p>0.0468816839124409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488246936596213" calcext:value-type="float">
            <text:p>0.0488246936596213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439704576937439" calcext:value-type="float">
            <text:p>0.0439704576937439</text:p>
          </table:table-cell>
          <table:table-cell office:value-type="float" office:value="0.665917602996255" calcext:value-type="float">
            <text:p>0.665917602996255</text:p>
          </table:table-cell>
          <table:table-cell office:value-type="float" office:value="0.0539522320525171" calcext:value-type="float">
            <text:p>0.0539522320525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468178683846295" calcext:value-type="float">
            <text:p>0.0468178683846295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445883062284853" calcext:value-type="float">
            <text:p>0.0445883062284853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34511634307489" calcext:value-type="float">
            <text:p>0.043451163430748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415258394863659" calcext:value-type="float">
            <text:p>0.041525839486365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564202617780902" calcext:value-type="float">
            <text:p>0.0564202617780902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410000896954922" calcext:value-type="float">
            <text:p>0.0410000896954922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396013530003923" calcext:value-type="float">
            <text:p>0.039601353000392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6491200634506" calcext:value-type="float">
            <text:p>0.049649120063450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393525506719378" calcext:value-type="float">
            <text:p>0.039352550671937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16815961694608" calcext:value-type="float">
            <text:p>0.041681596169460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386185371730942" calcext:value-type="float">
            <text:p>0.038618537173094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79468368098447" calcext:value-type="float">
            <text:p>0.047946836809844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24469739622731" calcext:value-type="float">
            <text:p>0.042446973962273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48150144315052" calcext:value-type="float">
            <text:p>0.048150144315052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84245203818884" calcext:value-type="float">
            <text:p>0.0484245203818884</text:p>
          </table:table-cell>
          <table:table-cell office:value-type="float" office:value="0.677128589263421" calcext:value-type="float">
            <text:p>0.677128589263421</text:p>
          </table:table-cell>
          <table:table-cell office:value-type="float" office:value="0.0559932415969323" calcext:value-type="float">
            <text:p>0.055993241596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02165671253046" calcext:value-type="float">
            <text:p>0.040216567125304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11224344733862" calcext:value-type="float">
            <text:p>0.0411224344733862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82347793852227" calcext:value-type="float">
            <text:p>0.0482347793852227</text:p>
          </table:table-cell>
          <table:table-cell office:value-type="float" office:value="0.685006242197253" calcext:value-type="float">
            <text:p>0.685006242197253</text:p>
          </table:table-cell>
          <table:table-cell office:value-type="float" office:value="0.0435529633180968" calcext:value-type="float">
            <text:p>0.0435529633180968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70439657356935" calcext:value-type="float">
            <text:p>0.0470439657356935</text:p>
          </table:table-cell>
          <table:table-cell office:value-type="float" office:value="0.688339575530587" calcext:value-type="float">
            <text:p>0.688339575530587</text:p>
          </table:table-cell>
          <table:table-cell office:value-type="float" office:value="0.0536678355708507" calcext:value-type="float">
            <text:p>0.0536678355708507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44212327615821" calcext:value-type="float">
            <text:p>0.0444212327615821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86572947358801" calcext:value-type="float">
            <text:p>0.0486572947358801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433842718468715" calcext:value-type="float">
            <text:p>0.0433842718468715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538880459669" calcext:value-type="float">
            <text:p>0.0468538880459669</text:p>
          </table:table-cell>
          <table:table-cell office:value-type="float" office:value="0.693895131086142" calcext:value-type="float">
            <text:p>0.693895131086142</text:p>
          </table:table-cell>
          <table:table-cell office:value-type="float" office:value="0.0494406699902956" calcext:value-type="float">
            <text:p>0.049440669990295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98369512584919" calcext:value-type="float">
            <text:p>0.0498369512584919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7557514370855" calcext:value-type="float">
            <text:p>0.047557514370855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39220511387314" calcext:value-type="float">
            <text:p>0.0539220511387314</text:p>
          </table:table-cell>
          <table:table-cell office:value-type="float" office:value="0.688214731585518" calcext:value-type="float">
            <text:p>0.688214731585518</text:p>
          </table:table-cell>
          <table:table-cell office:value-type="float" office:value="0.0563750617015753" calcext:value-type="float">
            <text:p>0.056375061701575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096122552212" calcext:value-type="float">
            <text:p>0.057096122552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44295287359073" calcext:value-type="float">
            <text:p>0.044295287359073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92423673970499" calcext:value-type="float">
            <text:p>0.0492423673970499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19202804971718" calcext:value-type="float">
            <text:p>0.0519202804971718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333791014047956" calcext:value-type="float">
            <text:p>0.0333791014047956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435795961155098" calcext:value-type="float">
            <text:p>0.0435795961155098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537168934921737" calcext:value-type="float">
            <text:p>0.0537168934921737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454379824422852" calcext:value-type="float">
            <text:p>0.0454379824422852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18704198155883" calcext:value-type="float">
            <text:p>0.051870419815588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742441815867" calcext:value-type="float">
            <text:p>0.0445742441815867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428988392731961" calcext:value-type="float">
            <text:p>0.0428988392731961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66580281494515" calcext:value-type="float">
            <text:p>0.0566580281494515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87814586906898" calcext:value-type="float">
            <text:p>0.0487814586906898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482380536384193" calcext:value-type="float">
            <text:p>0.048238053638419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30832195672387" calcext:value-type="float">
            <text:p>0.0430832195672387</text:p>
          </table:table-cell>
          <table:table-cell office:value-type="float" office:value="0.684868913857678" calcext:value-type="float">
            <text:p>0.684868913857678</text:p>
          </table:table-cell>
          <table:table-cell office:value-type="float" office:value="0.0584249151637766" calcext:value-type="float">
            <text:p>0.058424915163776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5288689611948" calcext:value-type="float">
            <text:p>0.0535288689611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1543071161049</text:p>
          </table:table-cell>
          <table:table-cell office:value-type="float" office:value="0.0423246711116036" calcext:value-type="float">
            <text:p>0.0423246711116036</text:p>
          </table:table-cell>
          <table:table-cell office:value-type="float" office:value="0.679787765293383" calcext:value-type="float">
            <text:p>0.679787765293383</text:p>
          </table:table-cell>
          <table:table-cell office:value-type="float" office:value="0.0466318659960659" calcext:value-type="float">
            <text:p>0.0466318659960659</text:p>
          </table:table-cell>
          <table:table-cell office:value-type="float" office:value="0.677765293383271" calcext:value-type="float">
            <text:p>0.677765293383271</text:p>
          </table:table-cell>
          <table:table-cell office:value-type="float" office:value="0.0476143115572742" calcext:value-type="float">
            <text:p>0.0476143115572742</text:p>
          </table:table-cell>
          <table:table-cell office:value-type="float" office:value="0.680269662921348" calcext:value-type="float">
            <text:p>0.680269662921348</text:p>
          </table:table-cell>
          <table:table-cell office:value-type="float" office:value="0.0449143615277685" calcext:value-type="float">
            <text:p>0.0449143615277685</text:p>
          </table:table-cell>
          <table:table-cell office:value-type="float" office:value="0.678664169787765" calcext:value-type="float">
            <text:p>0.678664169787765</text:p>
          </table:table-cell>
          <table:table-cell office:value-type="float" office:value="0.0449553977090336" calcext:value-type="float">
            <text:p>0.0449553977090336</text:p>
          </table:table-cell>
          <table:table-cell office:value-type="float" office:value="0.683403245942572" calcext:value-type="float">
            <text:p>0.683403245942572</text:p>
          </table:table-cell>
          <table:table-cell office:value-type="float" office:value="0.0470354764432947" calcext:value-type="float">
            <text:p>0.0470354764432947</text:p>
          </table:table-cell>
          <table:table-cell office:value-type="float" office:value="0.685375780274657" calcext:value-type="float">
            <text:p>0.685375780274657</text:p>
          </table:table-cell>
          <table:table-cell office:value-type="float" office:value="0.0404439006173647" calcext:value-type="float">
            <text:p>0.0404439006173647</text:p>
          </table:table-cell>
          <table:table-cell office:value-type="float" office:value="0.678639200998752" calcext:value-type="float">
            <text:p>0.678639200998752</text:p>
          </table:table-cell>
          <table:table-cell office:value-type="float" office:value="0.0522172133826801" calcext:value-type="float">
            <text:p>0.0522172133826801</text:p>
          </table:table-cell>
          <table:table-cell office:value-type="float" office:value="0.678434456928839" calcext:value-type="float">
            <text:p>0.678434456928839</text:p>
          </table:table-cell>
          <table:table-cell office:value-type="float" office:value="0.0406651901212039" calcext:value-type="float">
            <text:p>0.0406651901212039</text:p>
          </table:table-cell>
          <table:table-cell office:value-type="float" office:value="0.664978776529338" calcext:value-type="float">
            <text:p>0.664978776529338</text:p>
          </table:table-cell>
          <table:table-cell office:value-type="float" office:value="0.0439307390783579" calcext:value-type="float">
            <text:p>0.0439307390783579</text:p>
          </table:table-cell>
          <table:table-cell office:value-type="float" office:value="0.679772784019975" calcext:value-type="float">
            <text:p>0.679772784019975</text:p>
          </table:table-cell>
          <table:table-cell office:value-type="float" office:value="0.0516326153739884" calcext:value-type="float">
            <text:p>0.0516326153739884</text:p>
          </table:table-cell>
          <table:table-cell office:value-type="float" office:value="0.673278401997503" calcext:value-type="float">
            <text:p>0.673278401997503</text:p>
          </table:table-cell>
          <table:table-cell office:value-type="float" office:value="0.0505993244647551" calcext:value-type="float">
            <text:p>0.0505993244647551</text:p>
          </table:table-cell>
          <table:table-cell office:value-type="float" office:value="0.687610486891386" calcext:value-type="float">
            <text:p>0.687610486891386</text:p>
          </table:table-cell>
          <table:table-cell office:value-type="float" office:value="0.0436883596068722" calcext:value-type="float">
            <text:p>0.0436883596068722</text:p>
          </table:table-cell>
          <table:table-cell office:value-type="float" office:value="0.681315855181024" calcext:value-type="float">
            <text:p>0.681315855181024</text:p>
          </table:table-cell>
          <table:table-cell office:value-type="float" office:value="0.0485675895630342" calcext:value-type="float">
            <text:p>0.0485675895630342</text:p>
          </table:table-cell>
          <table:table-cell office:value-type="float" office:value="0.686222222222222" calcext:value-type="float">
            <text:p>0.686222222222222</text:p>
          </table:table-cell>
          <table:table-cell office:value-type="float" office:value="0.050500326246279" calcext:value-type="float">
            <text:p>0.050500326246279</text:p>
          </table:table-cell>
          <table:table-cell office:value-type="float" office:value="0.673061173533084" calcext:value-type="float">
            <text:p>0.673061173533084</text:p>
          </table:table-cell>
          <table:table-cell office:value-type="float" office:value="0.0540243592047078" calcext:value-type="float">
            <text:p>0.054024359204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783381642512077" calcext:value-type="float">
            <text:p>0.783381642512077</text:p>
          </table:table-cell>
          <table:table-cell office:value-type="float" office:value="0.0508199906367162" calcext:value-type="float">
            <text:p>0.0508199906367162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366556361443364" calcext:value-type="float">
            <text:p>0.0366556361443364</text:p>
          </table:table-cell>
          <table:table-cell office:value-type="float" office:value="0.836521739130435" calcext:value-type="float">
            <text:p>0.836521739130435</text:p>
          </table:table-cell>
          <table:table-cell office:value-type="float" office:value="0.0481280555235513" calcext:value-type="float">
            <text:p>0.0481280555235513</text:p>
          </table:table-cell>
          <table:table-cell office:value-type="float" office:value="0.820966183574879" calcext:value-type="float">
            <text:p>0.820966183574879</text:p>
          </table:table-cell>
          <table:table-cell office:value-type="float" office:value="0.0324892546225307" calcext:value-type="float">
            <text:p>0.0324892546225307</text:p>
          </table:table-cell>
          <table:table-cell office:value-type="float" office:value="0.827632850241546" calcext:value-type="float">
            <text:p>0.827632850241546</text:p>
          </table:table-cell>
          <table:table-cell office:value-type="float" office:value="0.0360433815330285" calcext:value-type="float">
            <text:p>0.0360433815330285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480456850606932" calcext:value-type="float">
            <text:p>0.0480456850606932</text:p>
          </table:table-cell>
          <table:table-cell office:value-type="float" office:value="0.812173913043478" calcext:value-type="float">
            <text:p>0.812173913043478</text:p>
          </table:table-cell>
          <table:table-cell office:value-type="float" office:value="0.0479232031210617" calcext:value-type="float">
            <text:p>0.0479232031210617</text:p>
          </table:table-cell>
          <table:table-cell office:value-type="float" office:value="0.800966183574879" calcext:value-type="float">
            <text:p>0.800966183574879</text:p>
          </table:table-cell>
          <table:table-cell office:value-type="float" office:value="0.0383915312597374" calcext:value-type="float">
            <text:p>0.0383915312597374</text:p>
          </table:table-cell>
          <table:table-cell office:value-type="float" office:value="0.833961352657005" calcext:value-type="float">
            <text:p>0.833961352657005</text:p>
          </table:table-cell>
          <table:table-cell office:value-type="float" office:value="0.047374779826279" calcext:value-type="float">
            <text:p>0.047374779826279</text:p>
          </table:table-cell>
          <table:table-cell office:value-type="float" office:value="0.814106280193237" calcext:value-type="float">
            <text:p>0.814106280193237</text:p>
          </table:table-cell>
          <table:table-cell office:value-type="float" office:value="0.0218821560921512" calcext:value-type="float">
            <text:p>0.0218821560921512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303611647873951" calcext:value-type="float">
            <text:p>0.0303611647873951</text:p>
          </table:table-cell>
          <table:table-cell office:value-type="float" office:value="0.801111111111111" calcext:value-type="float">
            <text:p>0.801111111111111</text:p>
          </table:table-cell>
          <table:table-cell office:value-type="float" office:value="0.071260014263576" calcext:value-type="float">
            <text:p>0.07126001426357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310751918885265" calcext:value-type="float">
            <text:p>0.0310751918885265</text:p>
          </table:table-cell>
          <table:table-cell office:value-type="float" office:value="0.822995169082125" calcext:value-type="float">
            <text:p>0.822995169082125</text:p>
          </table:table-cell>
          <table:table-cell office:value-type="float" office:value="0.0489698251627027" calcext:value-type="float">
            <text:p>0.0489698251627027</text:p>
          </table:table-cell>
          <table:table-cell office:value-type="float" office:value="0.820917874396135" calcext:value-type="float">
            <text:p>0.820917874396135</text:p>
          </table:table-cell>
          <table:table-cell office:value-type="float" office:value="0.0416518951310821" calcext:value-type="float">
            <text:p>0.0416518951310821</text:p>
          </table:table-cell>
          <table:table-cell office:value-type="float" office:value="0.803188405797101" calcext:value-type="float">
            <text:p>0.803188405797101</text:p>
          </table:table-cell>
          <table:table-cell office:value-type="float" office:value="0.0581729351552805" calcext:value-type="float">
            <text:p>0.05817293515528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07777777777778" calcext:value-type="float">
            <text:p>0.807777777777778</text:p>
          </table:table-cell>
          <table:table-cell office:value-type="float" office:value="0.0621279537483754" calcext:value-type="float">
            <text:p>0.0621279537483754</text:p>
          </table:table-cell>
          <table:table-cell office:value-type="float" office:value="0.840917874396135" calcext:value-type="float">
            <text:p>0.840917874396135</text:p>
          </table:table-cell>
          <table:table-cell office:value-type="float" office:value="0.0374603339888779" calcext:value-type="float">
            <text:p>0.0374603339888779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379033322482704" calcext:value-type="float">
            <text:p>0.0379033322482704</text:p>
          </table:table-cell>
          <table:table-cell office:value-type="float" office:value="0.812125603864734" calcext:value-type="float">
            <text:p>0.812125603864734</text:p>
          </table:table-cell>
          <table:table-cell office:value-type="float" office:value="0.0383012211513906" calcext:value-type="float">
            <text:p>0.0383012211513906</text:p>
          </table:table-cell>
          <table:table-cell office:value-type="float" office:value="0.854154589371981" calcext:value-type="float">
            <text:p>0.854154589371981</text:p>
          </table:table-cell>
          <table:table-cell office:value-type="float" office:value="0.0412618396149944" calcext:value-type="float">
            <text:p>0.0412618396149944</text:p>
          </table:table-cell>
          <table:table-cell office:value-type="float" office:value="0.825410628019324" calcext:value-type="float">
            <text:p>0.825410628019324</text:p>
          </table:table-cell>
          <table:table-cell office:value-type="float" office:value="0.034065640993642" calcext:value-type="float">
            <text:p>0.03406564099364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50919315604664" calcext:value-type="float">
            <text:p>0.050919315604664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485140315807036" calcext:value-type="float">
            <text:p>0.0485140315807036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405929993831733" calcext:value-type="float">
            <text:p>0.0405929993831733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02839205742778" calcext:value-type="float">
            <text:p>0.0402839205742778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423894194986167" calcext:value-type="float">
            <text:p>0.0423894194986167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79059933113303" calcext:value-type="float">
            <text:p>0.0479059933113303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26402510762754" calcext:value-type="float">
            <text:p>0.0426402510762754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61147560198966" calcext:value-type="float">
            <text:p>0.06114756019896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510643482292453" calcext:value-type="float">
            <text:p>0.0510643482292453</text:p>
          </table:table-cell>
          <table:table-cell office:value-type="float" office:value="0.829613526570048" calcext:value-type="float">
            <text:p>0.829613526570048</text:p>
          </table:table-cell>
          <table:table-cell office:value-type="float" office:value="0.0554712656094598" calcext:value-type="float">
            <text:p>0.05547126560945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05555555555556" calcext:value-type="float">
            <text:p>0.805555555555556</text:p>
          </table:table-cell>
          <table:table-cell office:value-type="float" office:value="0.0526199350476482" calcext:value-type="float">
            <text:p>0.0526199350476482</text:p>
          </table:table-cell>
          <table:table-cell office:value-type="float" office:value="0.836425120772947" calcext:value-type="float">
            <text:p>0.836425120772947</text:p>
          </table:table-cell>
          <table:table-cell office:value-type="float" office:value="0.0340443206504635" calcext:value-type="float">
            <text:p>0.0340443206504635</text:p>
          </table:table-cell>
          <table:table-cell office:value-type="float" office:value="0.831932367149758" calcext:value-type="float">
            <text:p>0.831932367149758</text:p>
          </table:table-cell>
          <table:table-cell office:value-type="float" office:value="0.035981925403799" calcext:value-type="float">
            <text:p>0.035981925403799</text:p>
          </table:table-cell>
          <table:table-cell office:value-type="float" office:value="0.823236714975845" calcext:value-type="float">
            <text:p>0.823236714975845</text:p>
          </table:table-cell>
          <table:table-cell office:value-type="float" office:value="0.0430517940583133" calcext:value-type="float">
            <text:p>0.043051794058313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34218603979713" calcext:value-type="float">
            <text:p>0.0334218603979713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429002250716561" calcext:value-type="float">
            <text:p>0.0429002250716561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1966192194566" calcext:value-type="float">
            <text:p>0.041966192194566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41246596975427" calcext:value-type="float">
            <text:p>0.041246596975427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328733223832282" calcext:value-type="float">
            <text:p>0.032873322383228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99247049371708" calcext:value-type="float">
            <text:p>0.0499247049371708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95653517470881" calcext:value-type="float">
            <text:p>0.0395653517470881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94458898803918" calcext:value-type="float">
            <text:p>0.0394458898803918</text:p>
          </table:table-cell>
          <table:table-cell office:value-type="float" office:value="0.856183574879227" calcext:value-type="float">
            <text:p>0.856183574879227</text:p>
          </table:table-cell>
          <table:table-cell office:value-type="float" office:value="0.0482963214237633" calcext:value-type="float">
            <text:p>0.0482963214237633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488786881594821" calcext:value-type="float">
            <text:p>0.0488786881594821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58767378248403" calcext:value-type="float">
            <text:p>0.0458767378248403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444104750110915" calcext:value-type="float">
            <text:p>0.0444104750110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01062801932367" calcext:value-type="float">
            <text:p>0.801062801932367</text:p>
          </table:table-cell>
          <table:table-cell office:value-type="float" office:value="0.0501489712372203" calcext:value-type="float">
            <text:p>0.0501489712372203</text:p>
          </table:table-cell>
          <table:table-cell office:value-type="float" office:value="0.829806763285024" calcext:value-type="float">
            <text:p>0.829806763285024</text:p>
          </table:table-cell>
          <table:table-cell office:value-type="float" office:value="0.0263559913030991" calcext:value-type="float">
            <text:p>0.0263559913030991</text:p>
          </table:table-cell>
          <table:table-cell office:value-type="float" office:value="0.834154589371981" calcext:value-type="float">
            <text:p>0.834154589371981</text:p>
          </table:table-cell>
          <table:table-cell office:value-type="float" office:value="0.0344440266205887" calcext:value-type="float">
            <text:p>0.0344440266205887</text:p>
          </table:table-cell>
          <table:table-cell office:value-type="float" office:value="0.814396135265701" calcext:value-type="float">
            <text:p>0.814396135265701</text:p>
          </table:table-cell>
          <table:table-cell office:value-type="float" office:value="0.0523806563642769" calcext:value-type="float">
            <text:p>0.0523806563642769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389590555988223" calcext:value-type="float">
            <text:p>0.0389590555988223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379159181730493" calcext:value-type="float">
            <text:p>0.0379159181730493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296209204451608" calcext:value-type="float">
            <text:p>0.0296209204451608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11300089632232" calcext:value-type="float">
            <text:p>0.031130008963223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317360624534882" calcext:value-type="float">
            <text:p>0.031736062453488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65108380495093" calcext:value-type="float">
            <text:p>0.046510838049509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290927074725634" calcext:value-type="float">
            <text:p>0.0290927074725634</text:p>
          </table:table-cell>
          <table:table-cell office:value-type="float" office:value="0.836425120772947" calcext:value-type="float">
            <text:p>0.836425120772947</text:p>
          </table:table-cell>
          <table:table-cell office:value-type="float" office:value="0.0451323688780082" calcext:value-type="float">
            <text:p>0.0451323688780082</text:p>
          </table:table-cell>
          <table:table-cell office:value-type="float" office:value="0.849661835748792" calcext:value-type="float">
            <text:p>0.849661835748792</text:p>
          </table:table-cell>
          <table:table-cell office:value-type="float" office:value="0.0527580075999657" calcext:value-type="float">
            <text:p>0.0527580075999657</text:p>
          </table:table-cell>
          <table:table-cell office:value-type="float" office:value="0.834154589371981" calcext:value-type="float">
            <text:p>0.834154589371981</text:p>
          </table:table-cell>
          <table:table-cell office:value-type="float" office:value="0.0563128621385021" calcext:value-type="float">
            <text:p>0.0563128621385021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02839205742778" calcext:value-type="float">
            <text:p>0.04028392057427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05603864734299" calcext:value-type="float">
            <text:p>0.805603864734299</text:p>
          </table:table-cell>
          <table:table-cell office:value-type="float" office:value="0.0599934391355368" calcext:value-type="float">
            <text:p>0.0599934391355368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288260059508487" calcext:value-type="float">
            <text:p>0.0288260059508487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31093544481635" calcext:value-type="float">
            <text:p>0.031093544481635</text:p>
          </table:table-cell>
          <table:table-cell office:value-type="float" office:value="0.818888888888889" calcext:value-type="float">
            <text:p>0.818888888888889</text:p>
          </table:table-cell>
          <table:table-cell office:value-type="float" office:value="0.0585037473924136" calcext:value-type="float">
            <text:p>0.0585037473924136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08132037146635" calcext:value-type="float">
            <text:p>0.0408132037146635</text:p>
          </table:table-cell>
          <table:table-cell office:value-type="float" office:value="0.831932367149758" calcext:value-type="float">
            <text:p>0.831932367149758</text:p>
          </table:table-cell>
          <table:table-cell office:value-type="float" office:value="0.0404147979479702" calcext:value-type="float">
            <text:p>0.0404147979479702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386070979398473" calcext:value-type="float">
            <text:p>0.038607097939847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290927074725634" calcext:value-type="float">
            <text:p>0.0290927074725634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5159621042823" calcext:value-type="float">
            <text:p>0.035159621042823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502564080581903" calcext:value-type="float">
            <text:p>0.0502564080581903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285701134764856" calcext:value-type="float">
            <text:p>0.0285701134764856</text:p>
          </table:table-cell>
          <table:table-cell office:value-type="float" office:value="0.840869565217391" calcext:value-type="float">
            <text:p>0.840869565217391</text:p>
          </table:table-cell>
          <table:table-cell office:value-type="float" office:value="0.0420115214732878" calcext:value-type="float">
            <text:p>0.0420115214732878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0020183095322" calcext:value-type="float">
            <text:p>0.050020183095322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552047314112084" calcext:value-type="float">
            <text:p>0.0552047314112084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21570368921023" calcext:value-type="float">
            <text:p>0.0521570368921023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14061299893624" calcext:value-type="float">
            <text:p>0.04140612998936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00676328502415" calcext:value-type="float">
            <text:p>0.800676328502415</text:p>
          </table:table-cell>
          <table:table-cell office:value-type="float" office:value="0.0551420579610994" calcext:value-type="float">
            <text:p>0.0551420579610994</text:p>
          </table:table-cell>
          <table:table-cell office:value-type="float" office:value="0.833342995169082" calcext:value-type="float">
            <text:p>0.833342995169082</text:p>
          </table:table-cell>
          <table:table-cell office:value-type="float" office:value="0.0326684576075251" calcext:value-type="float">
            <text:p>0.0326684576075251</text:p>
          </table:table-cell>
          <table:table-cell office:value-type="float" office:value="0.837285024154589" calcext:value-type="float">
            <text:p>0.837285024154589</text:p>
          </table:table-cell>
          <table:table-cell office:value-type="float" office:value="0.0375101768555689" calcext:value-type="float">
            <text:p>0.0375101768555689</text:p>
          </table:table-cell>
          <table:table-cell office:value-type="float" office:value="0.81792270531401" calcext:value-type="float">
            <text:p>0.81792270531401</text:p>
          </table:table-cell>
          <table:table-cell office:value-type="float" office:value="0.044945334717785" calcext:value-type="float">
            <text:p>0.044945334717785</text:p>
          </table:table-cell>
          <table:table-cell office:value-type="float" office:value="0.846125603864734" calcext:value-type="float">
            <text:p>0.846125603864734</text:p>
          </table:table-cell>
          <table:table-cell office:value-type="float" office:value="0.038099868171896" calcext:value-type="float">
            <text:p>0.038099868171896</text:p>
          </table:table-cell>
          <table:table-cell office:value-type="float" office:value="0.829748792270532" calcext:value-type="float">
            <text:p>0.829748792270532</text:p>
          </table:table-cell>
          <table:table-cell office:value-type="float" office:value="0.0406684534494022" calcext:value-type="float">
            <text:p>0.0406684534494022</text:p>
          </table:table-cell>
          <table:table-cell office:value-type="float" office:value="0.837690821256039" calcext:value-type="float">
            <text:p>0.837690821256039</text:p>
          </table:table-cell>
          <table:table-cell office:value-type="float" office:value="0.04180734586106" calcext:value-type="float">
            <text:p>0.04180734586106</text:p>
          </table:table-cell>
          <table:table-cell office:value-type="float" office:value="0.831053140096618" calcext:value-type="float">
            <text:p>0.831053140096618</text:p>
          </table:table-cell>
          <table:table-cell office:value-type="float" office:value="0.0376749752503309" calcext:value-type="float">
            <text:p>0.0376749752503309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375473570177983" calcext:value-type="float">
            <text:p>0.0375473570177983</text:p>
          </table:table-cell>
          <table:table-cell office:value-type="float" office:value="0.834086956521739" calcext:value-type="float">
            <text:p>0.834086956521739</text:p>
          </table:table-cell>
          <table:table-cell office:value-type="float" office:value="0.0417716055422599" calcext:value-type="float">
            <text:p>0.0417716055422599</text:p>
          </table:table-cell>
          <table:table-cell office:value-type="float" office:value="0.84119806763285" calcext:value-type="float">
            <text:p>0.84119806763285</text:p>
          </table:table-cell>
          <table:table-cell office:value-type="float" office:value="0.0339957513964298" calcext:value-type="float">
            <text:p>0.0339957513964298</text:p>
          </table:table-cell>
          <table:table-cell office:value-type="float" office:value="0.831536231884058" calcext:value-type="float">
            <text:p>0.831536231884058</text:p>
          </table:table-cell>
          <table:table-cell office:value-type="float" office:value="0.0491511575613188" calcext:value-type="float">
            <text:p>0.0491511575613188</text:p>
          </table:table-cell>
          <table:table-cell office:value-type="float" office:value="0.85136231884058" calcext:value-type="float">
            <text:p>0.85136231884058</text:p>
          </table:table-cell>
          <table:table-cell office:value-type="float" office:value="0.0449579910167706" calcext:value-type="float">
            <text:p>0.0449579910167706</text:p>
          </table:table-cell>
          <table:table-cell office:value-type="float" office:value="0.82927536231884" calcext:value-type="float">
            <text:p>0.82927536231884</text:p>
          </table:table-cell>
          <table:table-cell office:value-type="float" office:value="0.0541027334141723" calcext:value-type="float">
            <text:p>0.0541027334141723</text:p>
          </table:table-cell>
          <table:table-cell office:value-type="float" office:value="0.841246376811594" calcext:value-type="float">
            <text:p>0.841246376811594</text:p>
          </table:table-cell>
          <table:table-cell office:value-type="float" office:value="0.0478367187649665" calcext:value-type="float">
            <text:p>0.0478367187649665</text:p>
          </table:table-cell>
          <table:table-cell office:value-type="float" office:value="0.829256038647343" calcext:value-type="float">
            <text:p>0.829256038647343</text:p>
          </table:table-cell>
          <table:table-cell office:value-type="float" office:value="0.0479489452678944" calcext:value-type="float">
            <text:p>0.0479489452678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4895308539846" calcext:value-type="float">
            <text:p>0.0534895308539846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29569909568794" calcext:value-type="float">
            <text:p>0.0629569909568794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64381333165522" calcext:value-type="float">
            <text:p>0.0643813331655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65969055775851" calcext:value-type="float">
            <text:p>0.0565969055775851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506705741590276" calcext:value-type="float">
            <text:p>0.0506705741590276</text:p>
          </table:table-cell>
          <table:table-cell office:value-type="float" office:value="0.831787439613527" calcext:value-type="float">
            <text:p>0.831787439613527</text:p>
          </table:table-cell>
          <table:table-cell office:value-type="float" office:value="0.0484130927483115" calcext:value-type="float">
            <text:p>0.04841309274831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67512893678742" calcext:value-type="float">
            <text:p>0.0467512893678742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  <table:table-cell office:value-type="float" office:value="0.827391304347826" calcext:value-type="float">
            <text:p>0.827391304347826</text:p>
          </table:table-cell>
          <table:table-cell office:value-type="float" office:value="0.0511297119858484" calcext:value-type="float">
            <text:p>0.051129711985848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57239390864554" calcext:value-type="float">
            <text:p>0.0557239390864554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520729226761521" calcext:value-type="float">
            <text:p>0.0520729226761521</text:p>
          </table:table-cell>
          <table:table-cell office:value-type="float" office:value="0.832173913043478" calcext:value-type="float">
            <text:p>0.832173913043478</text:p>
          </table:table-cell>
          <table:table-cell office:value-type="float" office:value="0.054882477809265" calcext:value-type="float">
            <text:p>0.054882477809265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62069711679263" calcext:value-type="float">
            <text:p>0.0462069711679263</text:p>
          </table:table-cell>
          <table:table-cell office:value-type="float" office:value="0.822946859903382" calcext:value-type="float">
            <text:p>0.822946859903382</text:p>
          </table:table-cell>
          <table:table-cell office:value-type="float" office:value="0.0563309099969858" calcext:value-type="float">
            <text:p>0.0563309099969858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32456352106537" calcext:value-type="float">
            <text:p>0.0432456352106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3557891945221" calcext:value-type="float">
            <text:p>0.0443557891945221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508563328882274" calcext:value-type="float">
            <text:p>0.050856332888227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88132850161197" calcext:value-type="float">
            <text:p>0.0488132850161197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42288313812539" calcext:value-type="float">
            <text:p>0.054228831381253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384885357701382" calcext:value-type="float">
            <text:p>0.0384885357701382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45884385866299" calcext:value-type="float">
            <text:p>0.0445884385866299</text:p>
          </table:table-cell>
          <table:table-cell office:value-type="float" office:value="0.865169082125604" calcext:value-type="float">
            <text:p>0.865169082125604</text:p>
          </table:table-cell>
          <table:table-cell office:value-type="float" office:value="0.0490435063894" calcext:value-type="float">
            <text:p>0.049043506389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2115013758031" calcext:value-type="float">
            <text:p>0.0452115013758031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69002014762171" calcext:value-type="float">
            <text:p>0.0569002014762171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18535476597946" calcext:value-type="float">
            <text:p>0.0618535476597946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45096535048569" calcext:value-type="float">
            <text:p>0.0545096535048569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88980062192922" calcext:value-type="float">
            <text:p>0.038898006219292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34176532304629" calcext:value-type="float">
            <text:p>0.043417653230462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10602602162166" calcext:value-type="float">
            <text:p>0.0510602602162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01816028932961" calcext:value-type="float">
            <text:p>0.0401816028932961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57964050036392" calcext:value-type="float">
            <text:p>0.0457964050036392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81273834896763" calcext:value-type="float">
            <text:p>0.058127383489676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32748255474837" calcext:value-type="float">
            <text:p>0.053274825547483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3181411042774" calcext:value-type="float">
            <text:p>0.0453181411042774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81388300916168" calcext:value-type="float">
            <text:p>0.048138830091616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429992398876213" calcext:value-type="float">
            <text:p>0.042999239887621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66870320532141" calcext:value-type="float">
            <text:p>0.036687032053214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4178534607162" calcext:value-type="float">
            <text:p>0.0514178534607162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03019992215443" calcext:value-type="float">
            <text:p>0.0503019992215443</text:p>
          </table:table-cell>
          <table:table-cell office:value-type="float" office:value="0.842850241545894" calcext:value-type="float">
            <text:p>0.842850241545894</text:p>
          </table:table-cell>
          <table:table-cell office:value-type="float" office:value="0.045209207135626" calcext:value-type="float">
            <text:p>0.04520920713562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29980337632089" calcext:value-type="float">
            <text:p>0.042998033763208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91299307347297" calcext:value-type="float">
            <text:p>0.0491299307347297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61049465760561" calcext:value-type="float">
            <text:p>0.0461049465760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1" calcext:value-type="float">
            <text:p>0.046771446744316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17024164588027" calcext:value-type="float">
            <text:p>0.041702416458802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07228834350276" calcext:value-type="float">
            <text:p>0.040722883435027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69557044299537" calcext:value-type="float">
            <text:p>0.04695570442995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26355789706046" calcext:value-type="float">
            <text:p>0.052635578970604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522066059277494" calcext:value-type="float">
            <text:p>0.0522066059277494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8946123085911" calcext:value-type="float">
            <text:p>0.04894612308591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4563773620254" calcext:value-type="float">
            <text:p>0.04456377362025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02597101645744" calcext:value-type="float">
            <text:p>0.0502597101645744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69766435946785" calcext:value-type="float">
            <text:p>0.056976643594678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77622284951874" calcext:value-type="float">
            <text:p>0.0477622284951874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71188841481167" calcext:value-type="float">
            <text:p>0.0471188841481167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50038311204162" calcext:value-type="float">
            <text:p>0.045003831120416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83716696890767" calcext:value-type="float">
            <text:p>0.058371669689076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9792515931872" calcext:value-type="float">
            <text:p>0.04697925159318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71212229851087" calcext:value-type="float">
            <text:p>0.04712122298510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1577488103767" calcext:value-type="float">
            <text:p>0.047157748810376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44163135319282" calcext:value-type="float">
            <text:p>0.044416313531928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525349714638" calcext:value-type="float">
            <text:p>0.05452534971463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8006329394742" calcext:value-type="float">
            <text:p>0.053800632939474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1237905600348" calcext:value-type="float">
            <text:p>0.052123790560034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43221147507179" calcext:value-type="float">
            <text:p>0.054322114750717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1053625942343" calcext:value-type="float">
            <text:p>0.05110536259423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549337651332039" calcext:value-type="float">
            <text:p>0.054933765133203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5309189085649" calcext:value-type="float">
            <text:p>0.048530918908564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84549598579201" calcext:value-type="float">
            <text:p>0.048454959857920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4852979335287" calcext:value-type="float">
            <text:p>0.04348529793352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2480271358092" calcext:value-type="float">
            <text:p>0.042248027135809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97657234031574" calcext:value-type="float">
            <text:p>0.04976572340315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473429951691</text:p>
          </table:table-cell>
          <table:table-cell office:value-type="float" office:value="0.0476197391031824" calcext:value-type="float">
            <text:p>0.0476197391031824</text:p>
          </table:table-cell>
          <table:table-cell office:value-type="float" office:value="0.844714975845411" calcext:value-type="float">
            <text:p>0.844714975845411</text:p>
          </table:table-cell>
          <table:table-cell office:value-type="float" office:value="0.0485710184015165" calcext:value-type="float">
            <text:p>0.0485710184015165</text:p>
          </table:table-cell>
          <table:table-cell office:value-type="float" office:value="0.845140096618358" calcext:value-type="float">
            <text:p>0.845140096618358</text:p>
          </table:table-cell>
          <table:table-cell office:value-type="float" office:value="0.0488260440304473" calcext:value-type="float">
            <text:p>0.0488260440304473</text:p>
          </table:table-cell>
          <table:table-cell office:value-type="float" office:value="0.84527536231884" calcext:value-type="float">
            <text:p>0.84527536231884</text:p>
          </table:table-cell>
          <table:table-cell office:value-type="float" office:value="0.0540868349186214" calcext:value-type="float">
            <text:p>0.0540868349186214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509452086918776" calcext:value-type="float">
            <text:p>0.0509452086918776</text:p>
          </table:table-cell>
          <table:table-cell office:value-type="float" office:value="0.843787439613526" calcext:value-type="float">
            <text:p>0.843787439613526</text:p>
          </table:table-cell>
          <table:table-cell office:value-type="float" office:value="0.0478473241128165" calcext:value-type="float">
            <text:p>0.0478473241128165</text:p>
          </table:table-cell>
          <table:table-cell office:value-type="float" office:value="0.839777777777778" calcext:value-type="float">
            <text:p>0.839777777777778</text:p>
          </table:table-cell>
          <table:table-cell office:value-type="float" office:value="0.0495338164210051" calcext:value-type="float">
            <text:p>0.0495338164210051</text:p>
          </table:table-cell>
          <table:table-cell office:value-type="float" office:value="0.856270531400966" calcext:value-type="float">
            <text:p>0.856270531400966</text:p>
          </table:table-cell>
          <table:table-cell office:value-type="float" office:value="0.0469023210950245" calcext:value-type="float">
            <text:p>0.0469023210950245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45636024084575" calcext:value-type="float">
            <text:p>0.0445636024084575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505758163190102" calcext:value-type="float">
            <text:p>0.0505758163190102</text:p>
          </table:table-cell>
          <table:table-cell office:value-type="float" office:value="0.840376811594203" calcext:value-type="float">
            <text:p>0.840376811594203</text:p>
          </table:table-cell>
          <table:table-cell office:value-type="float" office:value="0.0549005805420419" calcext:value-type="float">
            <text:p>0.0549005805420419</text:p>
          </table:table-cell>
          <table:table-cell office:value-type="float" office:value="0.834125603864734" calcext:value-type="float">
            <text:p>0.834125603864734</text:p>
          </table:table-cell>
          <table:table-cell office:value-type="float" office:value="0.0506203527511322" calcext:value-type="float">
            <text:p>0.05062035275113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9187746491657" calcext:value-type="float">
            <text:p>0.0459187746491657</text:p>
          </table:table-cell>
          <table:table-cell office:value-type="float" office:value="0.842927536231884" calcext:value-type="float">
            <text:p>0.842927536231884</text:p>
          </table:table-cell>
          <table:table-cell office:value-type="float" office:value="0.0439749032835647" calcext:value-type="float">
            <text:p>0.043974903283564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521763134160049" calcext:value-type="float">
            <text:p>0.0521763134160049</text:p>
          </table:table-cell>
          <table:table-cell office:value-type="float" office:value="0.84687922705314" calcext:value-type="float">
            <text:p>0.84687922705314</text:p>
          </table:table-cell>
          <table:table-cell office:value-type="float" office:value="0.0474311633998542" calcext:value-type="float">
            <text:p>0.0474311633998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0.712162162162162" calcext:value-type="float">
            <text:p>0.712162162162162</text:p>
          </table:table-cell>
          <table:table-cell office:value-type="float" office:value="0.0545651145522528" calcext:value-type="float">
            <text:p>0.0545651145522528</text:p>
          </table:table-cell>
          <table:table-cell office:value-type="float" office:value="0.674024024024024" calcext:value-type="float">
            <text:p>0.674024024024024</text:p>
          </table:table-cell>
          <table:table-cell office:value-type="float" office:value="0.0738461308996391" calcext:value-type="float">
            <text:p>0.0738461308996391</text:p>
          </table:table-cell>
          <table:table-cell office:value-type="float" office:value="0.668543543543543" calcext:value-type="float">
            <text:p>0.668543543543543</text:p>
          </table:table-cell>
          <table:table-cell office:value-type="float" office:value="0.0562748772255586" calcext:value-type="float">
            <text:p>0.0562748772255586</text:p>
          </table:table-cell>
          <table:table-cell office:value-type="float" office:value="0.706531531531531" calcext:value-type="float">
            <text:p>0.706531531531531</text:p>
          </table:table-cell>
          <table:table-cell office:value-type="float" office:value="0.0865767857692142" calcext:value-type="float">
            <text:p>0.0865767857692142</text:p>
          </table:table-cell>
          <table:table-cell office:value-type="float" office:value="0.701726726726727" calcext:value-type="float">
            <text:p>0.701726726726727</text:p>
          </table:table-cell>
          <table:table-cell office:value-type="float" office:value="0.0743795358171951" calcext:value-type="float">
            <text:p>0.0743795358171951</text:p>
          </table:table-cell>
          <table:table-cell office:value-type="float" office:value="0.668243243243243" calcext:value-type="float">
            <text:p>0.668243243243243</text:p>
          </table:table-cell>
          <table:table-cell office:value-type="float" office:value="0.091266544169192" calcext:value-type="float">
            <text:p>0.091266544169192</text:p>
          </table:table-cell>
          <table:table-cell office:value-type="float" office:value="0.72057057057057" calcext:value-type="float">
            <text:p>0.72057057057057</text:p>
          </table:table-cell>
          <table:table-cell office:value-type="float" office:value="0.0352964649083959" calcext:value-type="float">
            <text:p>0.0352964649083959</text:p>
          </table:table-cell>
          <table:table-cell office:value-type="float" office:value="0.703528528528529" calcext:value-type="float">
            <text:p>0.703528528528529</text:p>
          </table:table-cell>
          <table:table-cell office:value-type="float" office:value="0.0841052707589858" calcext:value-type="float">
            <text:p>0.0841052707589858</text:p>
          </table:table-cell>
          <table:table-cell office:value-type="float" office:value="0.695570570570571" calcext:value-type="float">
            <text:p>0.695570570570571</text:p>
          </table:table-cell>
          <table:table-cell office:value-type="float" office:value="0.0672053558367667" calcext:value-type="float">
            <text:p>0.0672053558367667</text:p>
          </table:table-cell>
          <table:table-cell office:value-type="float" office:value="0.679129129129129" calcext:value-type="float">
            <text:p>0.679129129129129</text:p>
          </table:table-cell>
          <table:table-cell office:value-type="float" office:value="0.0820280468641318" calcext:value-type="float">
            <text:p>0.0820280468641318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655044072097476" calcext:value-type="float">
            <text:p>0.0655044072097476</text:p>
          </table:table-cell>
          <table:table-cell office:value-type="float" office:value="0.718093093093093" calcext:value-type="float">
            <text:p>0.718093093093093</text:p>
          </table:table-cell>
          <table:table-cell office:value-type="float" office:value="0.0618378951503686" calcext:value-type="float">
            <text:p>0.0618378951503686</text:p>
          </table:table-cell>
          <table:table-cell office:value-type="float" office:value="0.698573573573573" calcext:value-type="float">
            <text:p>0.698573573573573</text:p>
          </table:table-cell>
          <table:table-cell office:value-type="float" office:value="0.0609011119103617" calcext:value-type="float">
            <text:p>0.0609011119103617</text:p>
          </table:table-cell>
          <table:table-cell office:value-type="float" office:value="0.67957957957958" calcext:value-type="float">
            <text:p>0.67957957957958</text:p>
          </table:table-cell>
          <table:table-cell office:value-type="float" office:value="0.0638199961675786" calcext:value-type="float">
            <text:p>0.0638199961675786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799147442361314" calcext:value-type="float">
            <text:p>0.0799147442361314</text:p>
          </table:table-cell>
          <table:table-cell office:value-type="float" office:value="0.701651651651652" calcext:value-type="float">
            <text:p>0.701651651651652</text:p>
          </table:table-cell>
          <table:table-cell office:value-type="float" office:value="0.0597979767236523" calcext:value-type="float">
            <text:p>0.05979797672365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0.706531531531531" calcext:value-type="float">
            <text:p>0.706531531531531</text:p>
          </table:table-cell>
          <table:table-cell office:value-type="float" office:value="0.0802452703748429" calcext:value-type="float">
            <text:p>0.0802452703748429</text:p>
          </table:table-cell>
          <table:table-cell office:value-type="float" office:value="0.717642642642643" calcext:value-type="float">
            <text:p>0.717642642642643</text:p>
          </table:table-cell>
          <table:table-cell office:value-type="float" office:value="0.0515423789423543" calcext:value-type="float">
            <text:p>0.0515423789423543</text:p>
          </table:table-cell>
          <table:table-cell office:value-type="float" office:value="0.704204204204204" calcext:value-type="float">
            <text:p>0.704204204204204</text:p>
          </table:table-cell>
          <table:table-cell office:value-type="float" office:value="0.0539392340741323" calcext:value-type="float">
            <text:p>0.0539392340741323</text:p>
          </table:table-cell>
          <table:table-cell office:value-type="float" office:value="0.722972972972973" calcext:value-type="float">
            <text:p>0.722972972972973</text:p>
          </table:table-cell>
          <table:table-cell office:value-type="float" office:value="0.0682610025517811" calcext:value-type="float">
            <text:p>0.0682610025517811</text:p>
          </table:table-cell>
          <table:table-cell office:value-type="float" office:value="0.731756756756757" calcext:value-type="float">
            <text:p>0.731756756756757</text:p>
          </table:table-cell>
          <table:table-cell office:value-type="float" office:value="0.0588402680322504" calcext:value-type="float">
            <text:p>0.0588402680322504</text:p>
          </table:table-cell>
          <table:table-cell office:value-type="float" office:value="0.698723723723724" calcext:value-type="float">
            <text:p>0.698723723723724</text:p>
          </table:table-cell>
          <table:table-cell office:value-type="float" office:value="0.0692122252489812" calcext:value-type="float">
            <text:p>0.0692122252489812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576977988570613" calcext:value-type="float">
            <text:p>0.0576977988570613</text:p>
          </table:table-cell>
          <table:table-cell office:value-type="float" office:value="0.736711711711712" calcext:value-type="float">
            <text:p>0.736711711711712</text:p>
          </table:table-cell>
          <table:table-cell office:value-type="float" office:value="0.0567621962391948" calcext:value-type="float">
            <text:p>0.0567621962391948</text:p>
          </table:table-cell>
          <table:table-cell office:value-type="float" office:value="0.731381381381381" calcext:value-type="float">
            <text:p>0.731381381381381</text:p>
          </table:table-cell>
          <table:table-cell office:value-type="float" office:value="0.067710892366925" calcext:value-type="float">
            <text:p>0.067710892366925</text:p>
          </table:table-cell>
          <table:table-cell office:value-type="float" office:value="0.717717717717718" calcext:value-type="float">
            <text:p>0.717717717717718</text:p>
          </table:table-cell>
          <table:table-cell office:value-type="float" office:value="0.051155215719754" calcext:value-type="float">
            <text:p>0.051155215719754</text:p>
          </table:table-cell>
          <table:table-cell office:value-type="float" office:value="0.729054054054054" calcext:value-type="float">
            <text:p>0.729054054054054</text:p>
          </table:table-cell>
          <table:table-cell office:value-type="float" office:value="0.0729645364086079" calcext:value-type="float">
            <text:p>0.0729645364086079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555842367505654" calcext:value-type="float">
            <text:p>0.0555842367505654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649106892719985" calcext:value-type="float">
            <text:p>0.0649106892719985</text:p>
          </table:table-cell>
          <table:table-cell office:value-type="float" office:value="0.709534534534535" calcext:value-type="float">
            <text:p>0.709534534534535</text:p>
          </table:table-cell>
          <table:table-cell office:value-type="float" office:value="0.0489089770285571" calcext:value-type="float">
            <text:p>0.0489089770285571</text:p>
          </table:table-cell>
          <table:table-cell office:value-type="float" office:value="0.739564564564565" calcext:value-type="float">
            <text:p>0.739564564564565</text:p>
          </table:table-cell>
          <table:table-cell office:value-type="float" office:value="0.051761830966484" calcext:value-type="float">
            <text:p>0.051761830966484</text:p>
          </table:table-cell>
          <table:table-cell office:value-type="float" office:value="0.709459459459459" calcext:value-type="float">
            <text:p>0.709459459459459</text:p>
          </table:table-cell>
          <table:table-cell office:value-type="float" office:value="0.0747515551825473" calcext:value-type="float">
            <text:p>0.07475155518254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0.706906906906907" calcext:value-type="float">
            <text:p>0.706906906906907</text:p>
          </table:table-cell>
          <table:table-cell office:value-type="float" office:value="0.0764973714832074" calcext:value-type="float">
            <text:p>0.0764973714832074</text:p>
          </table:table-cell>
          <table:table-cell office:value-type="float" office:value="0.726126126126126" calcext:value-type="float">
            <text:p>0.726126126126126</text:p>
          </table:table-cell>
          <table:table-cell office:value-type="float" office:value="0.0546185718743982" calcext:value-type="float">
            <text:p>0.0546185718743982</text:p>
          </table:table-cell>
          <table:table-cell office:value-type="float" office:value="0.739564564564565" calcext:value-type="float">
            <text:p>0.739564564564565</text:p>
          </table:table-cell>
          <table:table-cell office:value-type="float" office:value="0.0406261068851141" calcext:value-type="float">
            <text:p>0.0406261068851141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608679913405008" calcext:value-type="float">
            <text:p>0.0608679913405008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418461521504564" calcext:value-type="float">
            <text:p>0.0418461521504564</text:p>
          </table:table-cell>
          <table:table-cell office:value-type="float" office:value="0.712237237237237" calcext:value-type="float">
            <text:p>0.712237237237237</text:p>
          </table:table-cell>
          <table:table-cell office:value-type="float" office:value="0.0753789728445848" calcext:value-type="float">
            <text:p>0.0753789728445848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500327798031511" calcext:value-type="float">
            <text:p>0.0500327798031511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51335665800352" calcext:value-type="float">
            <text:p>0.0351335665800352</text:p>
          </table:table-cell>
          <table:table-cell office:value-type="float" office:value="0.731156156156156" calcext:value-type="float">
            <text:p>0.731156156156156</text:p>
          </table:table-cell>
          <table:table-cell office:value-type="float" office:value="0.069611370407694" calcext:value-type="float">
            <text:p>0.069611370407694</text:p>
          </table:table-cell>
          <table:table-cell office:value-type="float" office:value="0.712312312312312" calcext:value-type="float">
            <text:p>0.712312312312312</text:p>
          </table:table-cell>
          <table:table-cell office:value-type="float" office:value="0.0437784901045647" calcext:value-type="float">
            <text:p>0.0437784901045647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99366850938041" calcext:value-type="float">
            <text:p>0.0599366850938041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554101751009861" calcext:value-type="float">
            <text:p>0.0554101751009861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399739820453489" calcext:value-type="float">
            <text:p>0.039973982045348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580574647893474" calcext:value-type="float">
            <text:p>0.0580574647893474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420640821202869" calcext:value-type="float">
            <text:p>0.0420640821202869</text:p>
          </table:table-cell>
          <table:table-cell office:value-type="float" office:value="0.728753753753754" calcext:value-type="float">
            <text:p>0.728753753753754</text:p>
          </table:table-cell>
          <table:table-cell office:value-type="float" office:value="0.0454230745121968" calcext:value-type="float">
            <text:p>0.0454230745121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0.709234234234234" calcext:value-type="float">
            <text:p>0.709234234234234</text:p>
          </table:table-cell>
          <table:table-cell office:value-type="float" office:value="0.0863903952269843" calcext:value-type="float">
            <text:p>0.0863903952269843</text:p>
          </table:table-cell>
          <table:table-cell office:value-type="float" office:value="0.739864864864865" calcext:value-type="float">
            <text:p>0.739864864864865</text:p>
          </table:table-cell>
          <table:table-cell office:value-type="float" office:value="0.0425502701572554" calcext:value-type="float">
            <text:p>0.0425502701572554</text:p>
          </table:table-cell>
          <table:table-cell office:value-type="float" office:value="0.745045045045045" calcext:value-type="float">
            <text:p>0.745045045045045</text:p>
          </table:table-cell>
          <table:table-cell office:value-type="float" office:value="0.0423007318432795" calcext:value-type="float">
            <text:p>0.0423007318432795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619501558173163" calcext:value-type="float">
            <text:p>0.0619501558173163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36203868985772" calcext:value-type="float">
            <text:p>0.036203868985772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698789489183714" calcext:value-type="float">
            <text:p>0.0698789489183714</text:p>
          </table:table-cell>
          <table:table-cell office:value-type="float" office:value="0.747897897897898" calcext:value-type="float">
            <text:p>0.747897897897898</text:p>
          </table:table-cell>
          <table:table-cell office:value-type="float" office:value="0.046461437468918" calcext:value-type="float">
            <text:p>0.046461437468918</text:p>
          </table:table-cell>
          <table:table-cell office:value-type="float" office:value="0.747822822822823" calcext:value-type="float">
            <text:p>0.747822822822823</text:p>
          </table:table-cell>
          <table:table-cell office:value-type="float" office:value="0.034538977097432" calcext:value-type="float">
            <text:p>0.034538977097432</text:p>
          </table:table-cell>
          <table:table-cell office:value-type="float" office:value="0.731381381381381" calcext:value-type="float">
            <text:p>0.731381381381381</text:p>
          </table:table-cell>
          <table:table-cell office:value-type="float" office:value="0.0503616426838181" calcext:value-type="float">
            <text:p>0.0503616426838181</text:p>
          </table:table-cell>
          <table:table-cell office:value-type="float" office:value="0.731231231231231" calcext:value-type="float">
            <text:p>0.731231231231231</text:p>
          </table:table-cell>
          <table:table-cell office:value-type="float" office:value="0.0463861638931831" calcext:value-type="float">
            <text:p>0.0463861638931831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518932377419115" calcext:value-type="float">
            <text:p>0.0518932377419115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613296432319051" calcext:value-type="float">
            <text:p>0.0613296432319051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563915493106945" calcext:value-type="float">
            <text:p>0.0563915493106945</text:p>
          </table:table-cell>
          <table:table-cell office:value-type="float" office:value="0.739414414414414" calcext:value-type="float">
            <text:p>0.739414414414414</text:p>
          </table:table-cell>
          <table:table-cell office:value-type="float" office:value="0.0538607492487708" calcext:value-type="float">
            <text:p>0.0538607492487708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510741081221829" calcext:value-type="float">
            <text:p>0.051074108122182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79428402811132" calcext:value-type="float">
            <text:p>0.03794284028111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0.712162162162162" calcext:value-type="float">
            <text:p>0.712162162162162</text:p>
          </table:table-cell>
          <table:table-cell office:value-type="float" office:value="0.0842040590279947" calcext:value-type="float">
            <text:p>0.0842040590279947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554786236083527" calcext:value-type="float">
            <text:p>0.0554786236083527</text:p>
          </table:table-cell>
          <table:table-cell office:value-type="float" office:value="0.742342342342342" calcext:value-type="float">
            <text:p>0.742342342342342</text:p>
          </table:table-cell>
          <table:table-cell office:value-type="float" office:value="0.0440010824232037" calcext:value-type="float">
            <text:p>0.0440010824232037</text:p>
          </table:table-cell>
          <table:table-cell office:value-type="float" office:value="0.723048048048048" calcext:value-type="float">
            <text:p>0.723048048048048</text:p>
          </table:table-cell>
          <table:table-cell office:value-type="float" office:value="0.067692993362381" calcext:value-type="float">
            <text:p>0.067692993362381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29515754172511" calcext:value-type="float">
            <text:p>0.0429515754172511</text:p>
          </table:table-cell>
          <table:table-cell office:value-type="float" office:value="0.725825825825826" calcext:value-type="float">
            <text:p>0.725825825825826</text:p>
          </table:table-cell>
          <table:table-cell office:value-type="float" office:value="0.0632136293048964" calcext:value-type="float">
            <text:p>0.0632136293048964</text:p>
          </table:table-cell>
          <table:table-cell office:value-type="float" office:value="0.750525525525526" calcext:value-type="float">
            <text:p>0.750525525525526</text:p>
          </table:table-cell>
          <table:table-cell office:value-type="float" office:value="0.0426117466920959" calcext:value-type="float">
            <text:p>0.0426117466920959</text:p>
          </table:table-cell>
          <table:table-cell office:value-type="float" office:value="0.747747747747748" calcext:value-type="float">
            <text:p>0.747747747747748</text:p>
          </table:table-cell>
          <table:table-cell office:value-type="float" office:value="0.0477040257470045" calcext:value-type="float">
            <text:p>0.0477040257470045</text:p>
          </table:table-cell>
          <table:table-cell office:value-type="float" office:value="0.739489489489489" calcext:value-type="float">
            <text:p>0.739489489489489</text:p>
          </table:table-cell>
          <table:table-cell office:value-type="float" office:value="0.0409340875487334" calcext:value-type="float">
            <text:p>0.0409340875487334</text:p>
          </table:table-cell>
          <table:table-cell office:value-type="float" office:value="0.731231231231231" calcext:value-type="float">
            <text:p>0.731231231231231</text:p>
          </table:table-cell>
          <table:table-cell office:value-type="float" office:value="0.0463861638931831" calcext:value-type="float">
            <text:p>0.0463861638931831</text:p>
          </table:table-cell>
          <table:table-cell office:value-type="float" office:value="0.747822822822823" calcext:value-type="float">
            <text:p>0.747822822822823</text:p>
          </table:table-cell>
          <table:table-cell office:value-type="float" office:value="0.0534967493637022" calcext:value-type="float">
            <text:p>0.053496749363702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625863818520568" calcext:value-type="float">
            <text:p>0.0625863818520568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4699206257618" calcext:value-type="float">
            <text:p>0.044699206257618</text:p>
          </table:table-cell>
          <table:table-cell office:value-type="float" office:value="0.742267267267267" calcext:value-type="float">
            <text:p>0.742267267267267</text:p>
          </table:table-cell>
          <table:table-cell office:value-type="float" office:value="0.0427408819421804" calcext:value-type="float">
            <text:p>0.0427408819421804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16671551402678" calcext:value-type="float">
            <text:p>0.0416671551402678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497330426143407" calcext:value-type="float">
            <text:p>0.04973304261434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0.709399399399399" calcext:value-type="float">
            <text:p>0.709399399399399</text:p>
          </table:table-cell>
          <table:table-cell office:value-type="float" office:value="0.0763804421330564" calcext:value-type="float">
            <text:p>0.0763804421330564</text:p>
          </table:table-cell>
          <table:table-cell office:value-type="float" office:value="0.717297297297297" calcext:value-type="float">
            <text:p>0.717297297297297</text:p>
          </table:table-cell>
          <table:table-cell office:value-type="float" office:value="0.0556071950963999" calcext:value-type="float">
            <text:p>0.0556071950963999</text:p>
          </table:table-cell>
          <table:table-cell office:value-type="float" office:value="0.71993993993994" calcext:value-type="float">
            <text:p>0.71993993993994</text:p>
          </table:table-cell>
          <table:table-cell office:value-type="float" office:value="0.0474284064902576" calcext:value-type="float">
            <text:p>0.0474284064902576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690697857682387" calcext:value-type="float">
            <text:p>0.0690697857682387</text:p>
          </table:table-cell>
          <table:table-cell office:value-type="float" office:value="0.73" calcext:value-type="float">
            <text:p>0.73</text:p>
          </table:table-cell>
          <table:table-cell office:value-type="float" office:value="0.050844280080585" calcext:value-type="float">
            <text:p>0.050844280080585</text:p>
          </table:table-cell>
          <table:table-cell office:value-type="float" office:value="0.706216216216216" calcext:value-type="float">
            <text:p>0.706216216216216</text:p>
          </table:table-cell>
          <table:table-cell office:value-type="float" office:value="0.0737900640972052" calcext:value-type="float">
            <text:p>0.0737900640972052</text:p>
          </table:table-cell>
          <table:table-cell office:value-type="float" office:value="0.739159159159159" calcext:value-type="float">
            <text:p>0.739159159159159</text:p>
          </table:table-cell>
          <table:table-cell office:value-type="float" office:value="0.0464200455459244" calcext:value-type="float">
            <text:p>0.0464200455459244</text:p>
          </table:table-cell>
          <table:table-cell office:value-type="float" office:value="0.73454954954955" calcext:value-type="float">
            <text:p>0.73454954954955</text:p>
          </table:table-cell>
          <table:table-cell office:value-type="float" office:value="0.0516488072845305" calcext:value-type="float">
            <text:p>0.0516488072845305</text:p>
          </table:table-cell>
          <table:table-cell office:value-type="float" office:value="0.725795795795796" calcext:value-type="float">
            <text:p>0.725795795795796</text:p>
          </table:table-cell>
          <table:table-cell office:value-type="float" office:value="0.0591646697687874" calcext:value-type="float">
            <text:p>0.0591646697687874</text:p>
          </table:table-cell>
          <table:table-cell office:value-type="float" office:value="0.714324324324324" calcext:value-type="float">
            <text:p>0.714324324324324</text:p>
          </table:table-cell>
          <table:table-cell office:value-type="float" office:value="0.0539468160949633" calcext:value-type="float">
            <text:p>0.0539468160949633</text:p>
          </table:table-cell>
          <table:table-cell office:value-type="float" office:value="0.738678678678679" calcext:value-type="float">
            <text:p>0.738678678678679</text:p>
          </table:table-cell>
          <table:table-cell office:value-type="float" office:value="0.0607591231635547" calcext:value-type="float">
            <text:p>0.0607591231635547</text:p>
          </table:table-cell>
          <table:table-cell office:value-type="float" office:value="0.729384384384384" calcext:value-type="float">
            <text:p>0.729384384384384</text:p>
          </table:table-cell>
          <table:table-cell office:value-type="float" office:value="0.0593496664171764" calcext:value-type="float">
            <text:p>0.0593496664171764</text:p>
          </table:table-cell>
          <table:table-cell office:value-type="float" office:value="0.731486486486487" calcext:value-type="float">
            <text:p>0.731486486486487</text:p>
          </table:table-cell>
          <table:table-cell office:value-type="float" office:value="0.0533753077592043" calcext:value-type="float">
            <text:p>0.0533753077592043</text:p>
          </table:table-cell>
          <table:table-cell office:value-type="float" office:value="0.718288288288288" calcext:value-type="float">
            <text:p>0.718288288288288</text:p>
          </table:table-cell>
          <table:table-cell office:value-type="float" office:value="0.0534776138352869" calcext:value-type="float">
            <text:p>0.0534776138352869</text:p>
          </table:table-cell>
          <table:table-cell office:value-type="float" office:value="0.732462462462463" calcext:value-type="float">
            <text:p>0.732462462462463</text:p>
          </table:table-cell>
          <table:table-cell office:value-type="float" office:value="0.0532963841170706" calcext:value-type="float">
            <text:p>0.0532963841170706</text:p>
          </table:table-cell>
          <table:table-cell office:value-type="float" office:value="0.720555555555556" calcext:value-type="float">
            <text:p>0.720555555555556</text:p>
          </table:table-cell>
          <table:table-cell office:value-type="float" office:value="0.0535296978627701" calcext:value-type="float">
            <text:p>0.0535296978627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39277412561929" calcext:value-type="float">
            <text:p>0.039277412561929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793857931635646" calcext:value-type="float">
            <text:p>0.0793857931635646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61897358558008" calcext:value-type="float">
            <text:p>0.056189735855800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676335272903421" calcext:value-type="float">
            <text:p>0.067633527290342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07641602450279" calcext:value-type="float">
            <text:p>0.0707641602450279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680835229466539" calcext:value-type="float">
            <text:p>0.0680835229466539</text:p>
          </table:table-cell>
          <table:table-cell office:value-type="float" office:value="0.712087087087087" calcext:value-type="float">
            <text:p>0.712087087087087</text:p>
          </table:table-cell>
          <table:table-cell office:value-type="float" office:value="0.0444773621435754" calcext:value-type="float">
            <text:p>0.0444773621435754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644060721992121" calcext:value-type="float">
            <text:p>0.064406072199212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19352779806246" calcext:value-type="float">
            <text:p>0.0519352779806246</text:p>
          </table:table-cell>
          <table:table-cell office:value-type="float" office:value="0.687537537537538" calcext:value-type="float">
            <text:p>0.687537537537538</text:p>
          </table:table-cell>
          <table:table-cell office:value-type="float" office:value="0.0380327692468169" calcext:value-type="float">
            <text:p>0.0380327692468169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811823923093012" calcext:value-type="float">
            <text:p>0.0811823923093012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809157783067975" calcext:value-type="float">
            <text:p>0.0809157783067975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846063861236564" calcext:value-type="float">
            <text:p>0.0846063861236564</text:p>
          </table:table-cell>
          <table:table-cell office:value-type="float" office:value="0.741816816816817" calcext:value-type="float">
            <text:p>0.741816816816817</text:p>
          </table:table-cell>
          <table:table-cell office:value-type="float" office:value="0.0711788876821582" calcext:value-type="float">
            <text:p>0.071178887682158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65020510341027" calcext:value-type="float">
            <text:p>0.0565020510341027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434188871843681" calcext:value-type="float">
            <text:p>0.0434188871843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19955345938455" calcext:value-type="float">
            <text:p>0.05199553459384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673897950551169" calcext:value-type="float">
            <text:p>0.067389795055116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635182264836335" calcext:value-type="float">
            <text:p>0.0635182264836335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27882720566964" calcext:value-type="float">
            <text:p>0.0527882720566964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59866272702114" calcext:value-type="float">
            <text:p>0.05986627270211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14947280050844" calcext:value-type="float">
            <text:p>0.0514947280050844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355091789919673" calcext:value-type="float">
            <text:p>0.03550917899196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498633278731143" calcext:value-type="float">
            <text:p>0.0498633278731143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24156302947899" calcext:value-type="float">
            <text:p>0.0524156302947899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430645708206022" calcext:value-type="float">
            <text:p>0.043064570820602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612864855460636" calcext:value-type="float">
            <text:p>0.0612864855460636</text:p>
          </table:table-cell>
          <table:table-cell office:value-type="float" office:value="0.704279279279279" calcext:value-type="float">
            <text:p>0.704279279279279</text:p>
          </table:table-cell>
          <table:table-cell office:value-type="float" office:value="0.0486483525697767" calcext:value-type="float">
            <text:p>0.0486483525697767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635472557958614" calcext:value-type="float">
            <text:p>0.0635472557958614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572230454395939" calcext:value-type="float">
            <text:p>0.0572230454395939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511283370509186" calcext:value-type="float">
            <text:p>0.0511283370509186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92796836843326" calcext:value-type="float">
            <text:p>0.0592796836843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08706502641113" calcext:value-type="float">
            <text:p>0.0508706502641113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88410663691774" calcext:value-type="float">
            <text:p>0.0488410663691774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713081051274529" calcext:value-type="float">
            <text:p>0.0713081051274529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81449873993498" calcext:value-type="float">
            <text:p>0.0481449873993498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5631421639001" calcext:value-type="float">
            <text:p>0.045563142163900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64213202419646" calcext:value-type="float">
            <text:p>0.0464213202419646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349839646364672" calcext:value-type="float">
            <text:p>0.0349839646364672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4643538729819" calcext:value-type="float">
            <text:p>0.0564643538729819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351892252666659" calcext:value-type="float">
            <text:p>0.0351892252666659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46311106036956" calcext:value-type="float">
            <text:p>0.0463111060369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70147293077562" calcext:value-type="float">
            <text:p>0.0570147293077562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67736395734235" calcext:value-type="float">
            <text:p>0.0467736395734235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38870558649692" calcext:value-type="float">
            <text:p>0.038870558649692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597747749843119" calcext:value-type="float">
            <text:p>0.059774774984311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707968971006323" calcext:value-type="float">
            <text:p>0.070796897100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42504218733698" calcext:value-type="float">
            <text:p>0.0542504218733698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45522060422084" calcext:value-type="float">
            <text:p>0.0445522060422084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57563215111251" calcext:value-type="float">
            <text:p>0.057563215111251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405671016191423" calcext:value-type="float">
            <text:p>0.040567101619142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13715209278681" calcext:value-type="float">
            <text:p>0.0413715209278681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00227653356609" calcext:value-type="float">
            <text:p>0.050022765335660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07171351405056" calcext:value-type="float">
            <text:p>0.03071713514050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7799079245427" calcext:value-type="float">
            <text:p>0.0387799079245427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334906460840468" calcext:value-type="float">
            <text:p>0.0334906460840468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7607378958637" calcext:value-type="float">
            <text:p>0.049760737895863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1079247457064" calcext:value-type="float">
            <text:p>0.041079247457064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279408634980054" calcext:value-type="float">
            <text:p>0.0279408634980054</text:p>
          </table:table-cell>
          <table:table-cell office:value-type="float" office:value="0.731831831831832" calcext:value-type="float">
            <text:p>0.731831831831832</text:p>
          </table:table-cell>
          <table:table-cell office:value-type="float" office:value="0.0439512399287102" calcext:value-type="float">
            <text:p>0.043951239928710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43944931401555" calcext:value-type="float">
            <text:p>0.04439449314015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409875991806045" calcext:value-type="float">
            <text:p>0.04098759918060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12361994838466" calcext:value-type="float">
            <text:p>0.0412361994838466</text:p>
          </table:table-cell>
          <table:table-cell office:value-type="float" office:value="0.728978978978979" calcext:value-type="float">
            <text:p>0.728978978978979</text:p>
          </table:table-cell>
          <table:table-cell office:value-type="float" office:value="0.0492478250402402" calcext:value-type="float">
            <text:p>0.0492478250402402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63300339695882" calcext:value-type="float">
            <text:p>0.046330033969588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61680175034032" calcext:value-type="float">
            <text:p>0.046168017503403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78315238256979" calcext:value-type="float">
            <text:p>0.047831523825697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39746168823099" calcext:value-type="float">
            <text:p>0.039746168823099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64348088911976" calcext:value-type="float">
            <text:p>0.0464348088911976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00897464241036" calcext:value-type="float">
            <text:p>0.0400897464241036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397477444201528" calcext:value-type="float">
            <text:p>0.0397477444201528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31197956190853" calcext:value-type="float">
            <text:p>0.0431197956190853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882545914049" calcext:value-type="float">
            <text:p>0.0538825459140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72498148971378" calcext:value-type="float">
            <text:p>0.0372498148971378</text:p>
          </table:table-cell>
          <table:table-cell office:value-type="float" office:value="0.748048048048048" calcext:value-type="float">
            <text:p>0.748048048048048</text:p>
          </table:table-cell>
          <table:table-cell office:value-type="float" office:value="0.0373136466207747" calcext:value-type="float">
            <text:p>0.037313646620774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01268804693353" calcext:value-type="float">
            <text:p>0.0501268804693353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507718843524361" calcext:value-type="float">
            <text:p>0.05077188435243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2984984984985</text:p>
          </table:table-cell>
          <table:table-cell office:value-type="float" office:value="0.047476323694772" calcext:value-type="float">
            <text:p>0.047476323694772</text:p>
          </table:table-cell>
          <table:table-cell office:value-type="float" office:value="0.730960960960961" calcext:value-type="float">
            <text:p>0.730960960960961</text:p>
          </table:table-cell>
          <table:table-cell office:value-type="float" office:value="0.0562810120227828" calcext:value-type="float">
            <text:p>0.0562810120227828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95654215236757" calcext:value-type="float">
            <text:p>0.0595654215236757</text:p>
          </table:table-cell>
          <table:table-cell office:value-type="float" office:value="0.727252252252252" calcext:value-type="float">
            <text:p>0.727252252252252</text:p>
          </table:table-cell>
          <table:table-cell office:value-type="float" office:value="0.0510927844670238" calcext:value-type="float">
            <text:p>0.0510927844670238</text:p>
          </table:table-cell>
          <table:table-cell office:value-type="float" office:value="0.737042042042042" calcext:value-type="float">
            <text:p>0.737042042042042</text:p>
          </table:table-cell>
          <table:table-cell office:value-type="float" office:value="0.0527466227084627" calcext:value-type="float">
            <text:p>0.0527466227084627</text:p>
          </table:table-cell>
          <table:table-cell office:value-type="float" office:value="0.729174174174174" calcext:value-type="float">
            <text:p>0.729174174174174</text:p>
          </table:table-cell>
          <table:table-cell office:value-type="float" office:value="0.0527707720710123" calcext:value-type="float">
            <text:p>0.0527707720710123</text:p>
          </table:table-cell>
          <table:table-cell office:value-type="float" office:value="0.725435435435435" calcext:value-type="float">
            <text:p>0.725435435435435</text:p>
          </table:table-cell>
          <table:table-cell office:value-type="float" office:value="0.0370867619471229" calcext:value-type="float">
            <text:p>0.0370867619471229</text:p>
          </table:table-cell>
          <table:table-cell office:value-type="float" office:value="0.725945945945946" calcext:value-type="float">
            <text:p>0.725945945945946</text:p>
          </table:table-cell>
          <table:table-cell office:value-type="float" office:value="0.0531144842805784" calcext:value-type="float">
            <text:p>0.0531144842805784</text:p>
          </table:table-cell>
          <table:table-cell office:value-type="float" office:value="0.728663663663664" calcext:value-type="float">
            <text:p>0.728663663663664</text:p>
          </table:table-cell>
          <table:table-cell office:value-type="float" office:value="0.0436819575781454" calcext:value-type="float">
            <text:p>0.0436819575781454</text:p>
          </table:table-cell>
          <table:table-cell office:value-type="float" office:value="0.722852852852853" calcext:value-type="float">
            <text:p>0.722852852852853</text:p>
          </table:table-cell>
          <table:table-cell office:value-type="float" office:value="0.040129367321715" calcext:value-type="float">
            <text:p>0.040129367321715</text:p>
          </table:table-cell>
          <table:table-cell office:value-type="float" office:value="0.724414414414414" calcext:value-type="float">
            <text:p>0.724414414414414</text:p>
          </table:table-cell>
          <table:table-cell office:value-type="float" office:value="0.05675065398734" calcext:value-type="float">
            <text:p>0.05675065398734</text:p>
          </table:table-cell>
          <table:table-cell office:value-type="float" office:value="0.716711711711712" calcext:value-type="float">
            <text:p>0.716711711711712</text:p>
          </table:table-cell>
          <table:table-cell office:value-type="float" office:value="0.059045823578215" calcext:value-type="float">
            <text:p>0.059045823578215</text:p>
          </table:table-cell>
          <table:table-cell office:value-type="float" office:value="0.727702702702703" calcext:value-type="float">
            <text:p>0.727702702702703</text:p>
          </table:table-cell>
          <table:table-cell office:value-type="float" office:value="0.0546512687694286" calcext:value-type="float">
            <text:p>0.0546512687694286</text:p>
          </table:table-cell>
          <table:table-cell office:value-type="float" office:value="0.74457957957958" calcext:value-type="float">
            <text:p>0.74457957957958</text:p>
          </table:table-cell>
          <table:table-cell office:value-type="float" office:value="0.0465054003780448" calcext:value-type="float">
            <text:p>0.0465054003780448</text:p>
          </table:table-cell>
          <table:table-cell office:value-type="float" office:value="0.721786786786787" calcext:value-type="float">
            <text:p>0.721786786786787</text:p>
          </table:table-cell>
          <table:table-cell office:value-type="float" office:value="0.0522966566934757" calcext:value-type="float">
            <text:p>0.0522966566934757</text:p>
          </table:table-cell>
          <table:table-cell office:value-type="float" office:value="0.718993993993994" calcext:value-type="float">
            <text:p>0.718993993993994</text:p>
          </table:table-cell>
          <table:table-cell office:value-type="float" office:value="0.0537323690923849" calcext:value-type="float">
            <text:p>0.0537323690923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80297260129059" calcext:value-type="float">
            <text:p>0.980297260129059</text:p>
          </table:table-cell>
          <table:table-cell office:value-type="float" office:value="0.0203748133833615" calcext:value-type="float">
            <text:p>0.0203748133833615</text:p>
          </table:table-cell>
          <table:table-cell office:value-type="float" office:value="0.986871892520893" calcext:value-type="float">
            <text:p>0.986871892520893</text:p>
          </table:table-cell>
          <table:table-cell office:value-type="float" office:value="0.0145219549168433" calcext:value-type="float">
            <text:p>0.0145219549168433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42063068536398" calcext:value-type="float">
            <text:p>0.0142063068536398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04335658187637" calcext:value-type="float">
            <text:p>0.010433565818763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35253320006925" calcext:value-type="float">
            <text:p>0.013525332000692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53116475538048" calcext:value-type="float">
            <text:p>0.0153116475538048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082889064271189" calcext:value-type="float">
            <text:p>0.0082889064271189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53116475538048" calcext:value-type="float">
            <text:p>0.0153116475538048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57908055947181" calcext:value-type="float">
            <text:p>0.0157908055947181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85964295848751" calcext:value-type="float">
            <text:p>0.0185964295848751</text:p>
          </table:table-cell>
          <table:table-cell office:value-type="float" office:value="0.98978102189781" calcext:value-type="float">
            <text:p>0.98978102189781</text:p>
          </table:table-cell>
          <table:table-cell office:value-type="float" office:value="0.014679419103648" calcext:value-type="float">
            <text:p>0.01467941910364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8213829375211" calcext:value-type="float">
            <text:p>0.0118213829375211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105776472599922" calcext:value-type="float">
            <text:p>0.0105776472599922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03227402837949" calcext:value-type="float">
            <text:p>0.0103227402837949</text:p>
          </table:table-cell>
          <table:table-cell office:value-type="float" office:value="0.994160583941606" calcext:value-type="float">
            <text:p>0.994160583941606</text:p>
          </table:table-cell>
          <table:table-cell office:value-type="float" office:value="0.0089727926591658" calcext:value-type="float">
            <text:p>0.00897279265916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7957791177404" calcext:value-type="float">
            <text:p>0.97957791177404</text:p>
          </table:table-cell>
          <table:table-cell office:value-type="float" office:value="0.0171441349608514" calcext:value-type="float">
            <text:p>0.01714413496085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34387854108969" calcext:value-type="float">
            <text:p>0.0134387854108969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0179172788021" calcext:value-type="float">
            <text:p>0.0120179172788021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35253320006925" calcext:value-type="float">
            <text:p>0.0135253320006925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4" calcext:value-type="float">
            <text:p>0.0132380995670434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03227267326503" calcext:value-type="float">
            <text:p>0.0103227267326503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00027809532139" calcext:value-type="float">
            <text:p>0.0100027809532139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4165873267746" calcext:value-type="float">
            <text:p>0.994165873267746</text:p>
          </table:table-cell>
          <table:table-cell office:value-type="float" office:value="0.0089718520198006" calcext:value-type="float">
            <text:p>0.0089718520198006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19196581157332" calcext:value-type="float">
            <text:p>0.01191965811573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77382841426002" calcext:value-type="float">
            <text:p>0.977382841426002</text:p>
          </table:table-cell>
          <table:table-cell office:value-type="float" office:value="0.0218925316131954" calcext:value-type="float">
            <text:p>0.021892531613195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04631270284967" calcext:value-type="float">
            <text:p>0.010463127028496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35253320006925" calcext:value-type="float">
            <text:p>0.013525332000692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4" calcext:value-type="float">
            <text:p>0.0132380995670434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3435946260446" calcext:value-type="float">
            <text:p>0.993435946260446</text:p>
          </table:table-cell>
          <table:table-cell office:value-type="float" office:value="0.0105772549237544" calcext:value-type="float">
            <text:p>0.0105772549237544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09106603389372" calcext:value-type="float">
            <text:p>0.0109106603389372</text:p>
          </table:table-cell>
          <table:table-cell office:value-type="float" office:value="0.993441235586586" calcext:value-type="float">
            <text:p>0.993441235586586</text:p>
          </table:table-cell>
          <table:table-cell office:value-type="float" office:value="0.0087378714408782" calcext:value-type="float">
            <text:p>0.0087378714408782</text:p>
          </table:table-cell>
          <table:table-cell office:value-type="float" office:value="0.994160583941606" calcext:value-type="float">
            <text:p>0.994160583941606</text:p>
          </table:table-cell>
          <table:table-cell office:value-type="float" office:value="0.0107717487207681" calcext:value-type="float">
            <text:p>0.0107717487207681</text:p>
          </table:table-cell>
          <table:table-cell office:value-type="float" office:value="0.992700729927007" calcext:value-type="float">
            <text:p>0.992700729927007</text:p>
          </table:table-cell>
          <table:table-cell office:value-type="float" office:value="0.0119196581157332" calcext:value-type="float">
            <text:p>0.0119196581157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75933566063683" calcext:value-type="float">
            <text:p>0.975933566063683</text:p>
          </table:table-cell>
          <table:table-cell office:value-type="float" office:value="0.0212316652264186" calcext:value-type="float">
            <text:p>0.0212316652264186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42926786008127" calcext:value-type="float">
            <text:p>0.0142926786008127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09863164813086" calcext:value-type="float">
            <text:p>0.0109863164813086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35253320006925" calcext:value-type="float">
            <text:p>0.013525332000692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35253320006925" calcext:value-type="float">
            <text:p>0.0135253320006925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19196698513706" calcext:value-type="float">
            <text:p>0.0119196698513706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121410948417271" calcext:value-type="float">
            <text:p>0.0121410948417271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121410948417271" calcext:value-type="float">
            <text:p>0.0121410948417271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121410948417271" calcext:value-type="float">
            <text:p>0.01214109484172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77388130752142" calcext:value-type="float">
            <text:p>0.977388130752142</text:p>
          </table:table-cell>
          <table:table-cell office:value-type="float" office:value="0.0193063101078459" calcext:value-type="float">
            <text:p>0.01930631010784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42926786008127" calcext:value-type="float">
            <text:p>0.0142926786008127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09863164813086" calcext:value-type="float">
            <text:p>0.0109863164813086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35253320006925" calcext:value-type="float">
            <text:p>0.0135253320006925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03227402837949" calcext:value-type="float">
            <text:p>0.0103227402837949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1308751638221" calcext:value-type="float">
            <text:p>0.011308751638221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03227402837949" calcext:value-type="float">
            <text:p>0.0103227402837949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16436759314647" calcext:value-type="float">
            <text:p>0.0116436759314647</text:p>
          </table:table-cell>
          <table:table-cell office:value-type="float" office:value="0.992706019253147" calcext:value-type="float">
            <text:p>0.992706019253147</text:p>
          </table:table-cell>
          <table:table-cell office:value-type="float" office:value="0.0119196698513706" calcext:value-type="float">
            <text:p>0.0119196698513706</text:p>
          </table:table-cell>
          <table:table-cell office:value-type="float" office:value="0.993430656934307" calcext:value-type="float">
            <text:p>0.993430656934307</text:p>
          </table:table-cell>
          <table:table-cell office:value-type="float" office:value="0.0121410948417271" calcext:value-type="float">
            <text:p>0.01214109484172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115942028986" calcext:value-type="float">
            <text:p>0.978115942028986</text:p>
          </table:table-cell>
          <table:table-cell office:value-type="float" office:value="0.0199898910583346" calcext:value-type="float">
            <text:p>0.0199898910583346</text:p>
          </table:table-cell>
          <table:table-cell office:value-type="float" office:value="0.988623717338411" calcext:value-type="float">
            <text:p>0.988623717338411</text:p>
          </table:table-cell>
          <table:table-cell office:value-type="float" office:value="0.0146663943865992" calcext:value-type="float">
            <text:p>0.0146663943865992</text:p>
          </table:table-cell>
          <table:table-cell office:value-type="float" office:value="0.988765471278959" calcext:value-type="float">
            <text:p>0.988765471278959</text:p>
          </table:table-cell>
          <table:table-cell office:value-type="float" office:value="0.0137514540987254" calcext:value-type="float">
            <text:p>0.0137514540987254</text:p>
          </table:table-cell>
          <table:table-cell office:value-type="float" office:value="0.98935893367185" calcext:value-type="float">
            <text:p>0.98935893367185</text:p>
          </table:table-cell>
          <table:table-cell office:value-type="float" office:value="0.0109774486177359" calcext:value-type="float">
            <text:p>0.0109774486177359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0200071453103" calcext:value-type="float">
            <text:p>0.0120200071453103</text:p>
          </table:table-cell>
          <table:table-cell office:value-type="float" office:value="0.991830106844388" calcext:value-type="float">
            <text:p>0.991830106844388</text:p>
          </table:table-cell>
          <table:table-cell office:value-type="float" office:value="0.013882595111315" calcext:value-type="float">
            <text:p>0.013882595111315</text:p>
          </table:table-cell>
          <table:table-cell office:value-type="float" office:value="0.991101237702317" calcext:value-type="float">
            <text:p>0.991101237702317</text:p>
          </table:table-cell>
          <table:table-cell office:value-type="float" office:value="0.011022768449842" calcext:value-type="float">
            <text:p>0.011022768449842</text:p>
          </table:table-cell>
          <table:table-cell office:value-type="float" office:value="0.990954194435629" calcext:value-type="float">
            <text:p>0.990954194435629</text:p>
          </table:table-cell>
          <table:table-cell office:value-type="float" office:value="0.0135066044553563" calcext:value-type="float">
            <text:p>0.0135066044553563</text:p>
          </table:table-cell>
          <table:table-cell office:value-type="float" office:value="0.991101237702317" calcext:value-type="float">
            <text:p>0.991101237702317</text:p>
          </table:table-cell>
          <table:table-cell office:value-type="float" office:value="0.0125277994616971" calcext:value-type="float">
            <text:p>0.0125277994616971</text:p>
          </table:table-cell>
          <table:table-cell office:value-type="float" office:value="0.990955252300857" calcext:value-type="float">
            <text:p>0.990955252300857</text:p>
          </table:table-cell>
          <table:table-cell office:value-type="float" office:value="0.0136719961163783" calcext:value-type="float">
            <text:p>0.0136719961163783</text:p>
          </table:table-cell>
          <table:table-cell office:value-type="float" office:value="0.991244049508093" calcext:value-type="float">
            <text:p>0.991244049508093</text:p>
          </table:table-cell>
          <table:table-cell office:value-type="float" office:value="0.0117856801501923" calcext:value-type="float">
            <text:p>0.0117856801501923</text:p>
          </table:table-cell>
          <table:table-cell office:value-type="float" office:value="0.992560033851687" calcext:value-type="float">
            <text:p>0.992560033851687</text:p>
          </table:table-cell>
          <table:table-cell office:value-type="float" office:value="0.0108932243887197" calcext:value-type="float">
            <text:p>0.0108932243887197</text:p>
          </table:table-cell>
          <table:table-cell office:value-type="float" office:value="0.991394266370465" calcext:value-type="float">
            <text:p>0.991394266370465</text:p>
          </table:table-cell>
          <table:table-cell office:value-type="float" office:value="0.0114656293555217" calcext:value-type="float">
            <text:p>0.0114656293555217</text:p>
          </table:table-cell>
          <table:table-cell office:value-type="float" office:value="0.993288902993759" calcext:value-type="float">
            <text:p>0.993288902993759</text:p>
          </table:table-cell>
          <table:table-cell office:value-type="float" office:value="0.0104144282987726" calcext:value-type="float">
            <text:p>0.0104144282987726</text:p>
          </table:table-cell>
          <table:table-cell office:value-type="float" office:value="0.992995874325611" calcext:value-type="float">
            <text:p>0.992995874325611</text:p>
          </table:table-cell>
          <table:table-cell office:value-type="float" office:value="0.0113597859258251" calcext:value-type="float">
            <text:p>0.0113597859258251</text:p>
          </table:table-cell>
          <table:table-cell office:value-type="float" office:value="0.993284671532847" calcext:value-type="float">
            <text:p>0.993284671532847</text:p>
          </table:table-cell>
          <table:table-cell office:value-type="float" office:value="0.0114188597148173" calcext:value-type="float">
            <text:p>0.01141885971481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5422617158574" calcext:value-type="float">
            <text:p>0.985422617158574</text:p>
          </table:table-cell>
          <table:table-cell office:value-type="float" office:value="0.0124064536916258" calcext:value-type="float">
            <text:p>0.012406453691625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34100894338532" calcext:value-type="float">
            <text:p>0.013410089433853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8480946236358" calcext:value-type="float">
            <text:p>0.009848094623635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2387852196714" calcext:value-type="float">
            <text:p>0.01323878521967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3491444974016" calcext:value-type="float">
            <text:p>0.0133491444974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8916746006559</text:p>
          </table:table-cell>
          <table:table-cell office:value-type="float" office:value="0.0125229949868335" calcext:value-type="float">
            <text:p>0.012522994986833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3720357568901" calcext:value-type="float">
            <text:p>0.0133720357568901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1712405491337" calcext:value-type="float">
            <text:p>0.011712405491337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28813266769445" calcext:value-type="float">
            <text:p>0.012881326676944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6200107442615" calcext:value-type="float">
            <text:p>0.0126200107442615</text:p>
          </table:table-cell>
          <table:table-cell office:value-type="float" office:value="0.988625833068867" calcext:value-type="float">
            <text:p>0.988625833068867</text:p>
          </table:table-cell>
          <table:table-cell office:value-type="float" office:value="0.0141633492497095" calcext:value-type="float">
            <text:p>0.0141633492497095</text:p>
          </table:table-cell>
          <table:table-cell office:value-type="float" office:value="0.988770760605099" calcext:value-type="float">
            <text:p>0.988770760605099</text:p>
          </table:table-cell>
          <table:table-cell office:value-type="float" office:value="0.0129483220895963" calcext:value-type="float">
            <text:p>0.0129483220895963</text:p>
          </table:table-cell>
          <table:table-cell office:value-type="float" office:value="0.986878239712261" calcext:value-type="float">
            <text:p>0.986878239712261</text:p>
          </table:table-cell>
          <table:table-cell office:value-type="float" office:value="0.0134635580601383" calcext:value-type="float">
            <text:p>0.0134635580601383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8534249475072" calcext:value-type="float">
            <text:p>0.0128534249475072</text:p>
          </table:table-cell>
          <table:table-cell office:value-type="float" office:value="0.988484079128319" calcext:value-type="float">
            <text:p>0.988484079128319</text:p>
          </table:table-cell>
          <table:table-cell office:value-type="float" office:value="0.0127800112177959" calcext:value-type="float">
            <text:p>0.0127800112177959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74481321348" calcext:value-type="float">
            <text:p>0.0125174481321348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923264756579" calcext:value-type="float">
            <text:p>0.0126923264756579</text:p>
          </table:table-cell>
          <table:table-cell office:value-type="float" office:value="0.988477731936951" calcext:value-type="float">
            <text:p>0.988477731936951</text:p>
          </table:table-cell>
          <table:table-cell office:value-type="float" office:value="0.0146742198983259" calcext:value-type="float">
            <text:p>0.01467421989832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18913202754268" calcext:value-type="float">
            <text:p>0.0118913202754268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7902712056732" calcext:value-type="float">
            <text:p>0.0127902712056732</text:p>
          </table:table-cell>
          <table:table-cell office:value-type="float" office:value="0.987899079657252" calcext:value-type="float">
            <text:p>0.987899079657252</text:p>
          </table:table-cell>
          <table:table-cell office:value-type="float" office:value="0.0133278174819806" calcext:value-type="float">
            <text:p>0.013327817481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213591290702756" calcext:value-type="float">
            <text:p>0.021359129070275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78184987083326" calcext:value-type="float">
            <text:p>0.0178184987083326</text:p>
          </table:table-cell>
          <table:table-cell office:value-type="float" office:value="0.952774327122153" calcext:value-type="float">
            <text:p>0.952774327122153</text:p>
          </table:table-cell>
          <table:table-cell office:value-type="float" office:value="0.0151965087252537" calcext:value-type="float">
            <text:p>0.015196508725253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90486317131114" calcext:value-type="float">
            <text:p>0.0190486317131114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51477729394846" calcext:value-type="float">
            <text:p>0.015147772939484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202454408891629" calcext:value-type="float">
            <text:p>0.0202454408891629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50597459597779" calcext:value-type="float">
            <text:p>0.0150597459597779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61820812429408" calcext:value-type="float">
            <text:p>0.016182081242940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201709165866353" calcext:value-type="float">
            <text:p>0.0201709165866353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0167410647814738" calcext:value-type="float">
            <text:p>0.0167410647814738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095951807082324" calcext:value-type="float">
            <text:p>0.00959518070823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235061234433143" calcext:value-type="float">
            <text:p>0.0235061234433143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7622765500823" calcext:value-type="float">
            <text:p>0.017622765500823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71894609953191" calcext:value-type="float">
            <text:p>0.017189460995319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78929587511956" calcext:value-type="float">
            <text:p>0.017892958751195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90486317131114" calcext:value-type="float">
            <text:p>0.0190486317131114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50597459597779" calcext:value-type="float">
            <text:p>0.015059745959777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12529260683546" calcext:value-type="float">
            <text:p>0.0112529260683546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75274421201737" calcext:value-type="float">
            <text:p>0.0175274421201737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217751845359406" calcext:value-type="float">
            <text:p>0.021775184535940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8819522735712" calcext:value-type="float">
            <text:p>0.018819522735712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42915641996732" calcext:value-type="float">
            <text:p>0.0142915641996732</text:p>
          </table:table-cell>
          <table:table-cell office:value-type="float" office:value="0.948488612836439" calcext:value-type="float">
            <text:p>0.948488612836439</text:p>
          </table:table-cell>
          <table:table-cell office:value-type="float" office:value="0.0215338163560026" calcext:value-type="float">
            <text:p>0.0215338163560026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48276402725178" calcext:value-type="float">
            <text:p>0.0148276402725178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51477729394846" calcext:value-type="float">
            <text:p>0.015147772939484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50597459597779" calcext:value-type="float">
            <text:p>0.0150597459597779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78184987083326" calcext:value-type="float">
            <text:p>0.017818498708332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47688866957288" calcext:value-type="float">
            <text:p>0.0147688866957288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56759908768503" calcext:value-type="float">
            <text:p>0.015675990876850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5728995262246" calcext:value-type="float">
            <text:p>0.01572899526224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57987430258322" calcext:value-type="float">
            <text:p>0.0157987430258322</text:p>
          </table:table-cell>
          <table:table-cell office:value-type="float" office:value="0.944202898550725" calcext:value-type="float">
            <text:p>0.944202898550725</text:p>
          </table:table-cell>
          <table:table-cell office:value-type="float" office:value="0.025605864362305" calcext:value-type="float">
            <text:p>0.025605864362305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57987430258323" calcext:value-type="float">
            <text:p>0.0157987430258323</text:p>
          </table:table-cell>
          <table:table-cell office:value-type="float" office:value="0.95991718426501" calcext:value-type="float">
            <text:p>0.95991718426501</text:p>
          </table:table-cell>
          <table:table-cell office:value-type="float" office:value="0.0188935165123044" calcext:value-type="float">
            <text:p>0.018893516512304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50597459597779" calcext:value-type="float">
            <text:p>0.0150597459597779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78184987083326" calcext:value-type="float">
            <text:p>0.017818498708332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8819522735712" calcext:value-type="float">
            <text:p>0.01881952273571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35758457972423" calcext:value-type="float">
            <text:p>0.013575845797242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34204510479524" calcext:value-type="float">
            <text:p>0.0134204510479524</text:p>
          </table:table-cell>
          <table:table-cell office:value-type="float" office:value="0.957060041407868" calcext:value-type="float">
            <text:p>0.957060041407868</text:p>
          </table:table-cell>
          <table:table-cell office:value-type="float" office:value="0.0165772886489041" calcext:value-type="float">
            <text:p>0.0165772886489041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5" calcext:value-type="float">
            <text:p>0.01347013268123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32101264993295" calcext:value-type="float">
            <text:p>0.0132101264993295</text:p>
          </table:table-cell>
          <table:table-cell office:value-type="float" office:value="0.947060041407867" calcext:value-type="float">
            <text:p>0.947060041407867</text:p>
          </table:table-cell>
          <table:table-cell office:value-type="float" office:value="0.0233953535240698" calcext:value-type="float">
            <text:p>0.0233953535240698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51477729394846" calcext:value-type="float">
            <text:p>0.015147772939484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1287916831084" calcext:value-type="float">
            <text:p>0.011287916831084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50597459597779" calcext:value-type="float">
            <text:p>0.0150597459597779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42005442640079" calcext:value-type="float">
            <text:p>0.0142005442640079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78184987083326" calcext:value-type="float">
            <text:p>0.017818498708332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71894609953191" calcext:value-type="float">
            <text:p>0.0171894609953191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31441447157421" calcext:value-type="float">
            <text:p>0.01314414471574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6211180124223" calcext:value-type="float">
            <text:p>0.956211180124223</text:p>
          </table:table-cell>
          <table:table-cell office:value-type="float" office:value="0.0143394644351195" calcext:value-type="float">
            <text:p>0.0143394644351195</text:p>
          </table:table-cell>
          <table:table-cell office:value-type="float" office:value="0.949635610766046" calcext:value-type="float">
            <text:p>0.949635610766046</text:p>
          </table:table-cell>
          <table:table-cell office:value-type="float" office:value="0.0230800573511935" calcext:value-type="float">
            <text:p>0.0230800573511935</text:p>
          </table:table-cell>
          <table:table-cell office:value-type="float" office:value="0.955639751552795" calcext:value-type="float">
            <text:p>0.955639751552795</text:p>
          </table:table-cell>
          <table:table-cell office:value-type="float" office:value="0.0165129077598762" calcext:value-type="float">
            <text:p>0.0165129077598762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63150064223693" calcext:value-type="float">
            <text:p>0.0163150064223693</text:p>
          </table:table-cell>
          <table:table-cell office:value-type="float" office:value="0.959366459627329" calcext:value-type="float">
            <text:p>0.959366459627329</text:p>
          </table:table-cell>
          <table:table-cell office:value-type="float" office:value="0.0145698981067886" calcext:value-type="float">
            <text:p>0.0145698981067886</text:p>
          </table:table-cell>
          <table:table-cell office:value-type="float" office:value="0.957072463768116" calcext:value-type="float">
            <text:p>0.957072463768116</text:p>
          </table:table-cell>
          <table:table-cell office:value-type="float" office:value="0.0156439939140028" calcext:value-type="float">
            <text:p>0.0156439939140028</text:p>
          </table:table-cell>
          <table:table-cell office:value-type="float" office:value="0.957942028985507" calcext:value-type="float">
            <text:p>0.957942028985507</text:p>
          </table:table-cell>
          <table:table-cell office:value-type="float" office:value="0.0146757401610989" calcext:value-type="float">
            <text:p>0.0146757401610989</text:p>
          </table:table-cell>
          <table:table-cell office:value-type="float" office:value="0.956513457556936" calcext:value-type="float">
            <text:p>0.956513457556936</text:p>
          </table:table-cell>
          <table:table-cell office:value-type="float" office:value="0.0169722748633065" calcext:value-type="float">
            <text:p>0.0169722748633065</text:p>
          </table:table-cell>
          <table:table-cell office:value-type="float" office:value="0.956223602484472" calcext:value-type="float">
            <text:p>0.956223602484472</text:p>
          </table:table-cell>
          <table:table-cell office:value-type="float" office:value="0.0185499137454544" calcext:value-type="float">
            <text:p>0.0185499137454544</text:p>
          </table:table-cell>
          <table:table-cell office:value-type="float" office:value="0.958227743271222" calcext:value-type="float">
            <text:p>0.958227743271222</text:p>
          </table:table-cell>
          <table:table-cell office:value-type="float" office:value="0.0158936416086517" calcext:value-type="float">
            <text:p>0.0158936416086517</text:p>
          </table:table-cell>
          <table:table-cell office:value-type="float" office:value="0.959950310559006" calcext:value-type="float">
            <text:p>0.959950310559006</text:p>
          </table:table-cell>
          <table:table-cell office:value-type="float" office:value="0.0171839469205978" calcext:value-type="float">
            <text:p>0.0171839469205978</text:p>
          </table:table-cell>
          <table:table-cell office:value-type="float" office:value="0.957652173913044" calcext:value-type="float">
            <text:p>0.957652173913044</text:p>
          </table:table-cell>
          <table:table-cell office:value-type="float" office:value="0.0140747717359253" calcext:value-type="float">
            <text:p>0.0140747717359253</text:p>
          </table:table-cell>
          <table:table-cell office:value-type="float" office:value="0.958538302277433" calcext:value-type="float">
            <text:p>0.958538302277433</text:p>
          </table:table-cell>
          <table:table-cell office:value-type="float" office:value="0.0161508525665112" calcext:value-type="float">
            <text:p>0.0161508525665112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60580334831104" calcext:value-type="float">
            <text:p>0.016058033483110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011266484731" calcext:value-type="float">
            <text:p>0.017011266484731</text:p>
          </table:table-cell>
          <table:table-cell office:value-type="float" office:value="0.958513457556936" calcext:value-type="float">
            <text:p>0.958513457556936</text:p>
          </table:table-cell>
          <table:table-cell office:value-type="float" office:value="0.0118410850959527" calcext:value-type="float">
            <text:p>0.01184108509595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926478506604" calcext:value-type="float">
            <text:p>0.0192647850660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206718868610954" calcext:value-type="float">
            <text:p>0.02067188686109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65476117620604" calcext:value-type="float">
            <text:p>0.016547611762060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9968404759451" calcext:value-type="float">
            <text:p>0.0199684047594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1" calcext:value-type="float">
            <text:p>0.0167460143256511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223775908515677" calcext:value-type="float">
            <text:p>0.0223775908515677</text:p>
          </table:table-cell>
          <table:table-cell office:value-type="float" office:value="0.948530020703934" calcext:value-type="float">
            <text:p>0.948530020703934</text:p>
          </table:table-cell>
          <table:table-cell office:value-type="float" office:value="0.0244244415521742" calcext:value-type="float">
            <text:p>0.0244244415521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55766077182339" calcext:value-type="float">
            <text:p>0.025576607718233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61702891840717" calcext:value-type="float">
            <text:p>0.016170289184071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90627284268395" calcext:value-type="float">
            <text:p>0.019062728426839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8" calcext:value-type="float">
            <text:p>0.0199382214368588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5950310559006</text:p>
          </table:table-cell>
          <table:table-cell office:value-type="float" office:value="0.0154420577679478" calcext:value-type="float">
            <text:p>0.0154420577679478</text:p>
          </table:table-cell>
          <table:table-cell office:value-type="float" office:value="0.959080745341615" calcext:value-type="float">
            <text:p>0.959080745341615</text:p>
          </table:table-cell>
          <table:table-cell office:value-type="float" office:value="0.0171456890721478" calcext:value-type="float">
            <text:p>0.0171456890721478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78630542190755" calcext:value-type="float">
            <text:p>0.017863054219075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0178520918748764" calcext:value-type="float">
            <text:p>0.0178520918748764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78497937935063" calcext:value-type="float">
            <text:p>0.0178497937935063</text:p>
          </table:table-cell>
          <table:table-cell office:value-type="float" office:value="0.956509316770186" calcext:value-type="float">
            <text:p>0.956509316770186</text:p>
          </table:table-cell>
          <table:table-cell office:value-type="float" office:value="0.0140247462553424" calcext:value-type="float">
            <text:p>0.014024746255342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6492740386946" calcext:value-type="float">
            <text:p>0.016492740386946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98969755340553" calcext:value-type="float">
            <text:p>0.0198969755340553</text:p>
          </table:table-cell>
          <table:table-cell office:value-type="float" office:value="0.953374741200828" calcext:value-type="float">
            <text:p>0.953374741200828</text:p>
          </table:table-cell>
          <table:table-cell office:value-type="float" office:value="0.0173093239238578" calcext:value-type="float">
            <text:p>0.0173093239238578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77492264646548" calcext:value-type="float">
            <text:p>0.017749226464654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340348007634" calcext:value-type="float">
            <text:p>0.017340348007634</text:p>
          </table:table-cell>
          <table:table-cell office:value-type="float" office:value="0.956819875776398" calcext:value-type="float">
            <text:p>0.956819875776398</text:p>
          </table:table-cell>
          <table:table-cell office:value-type="float" office:value="0.0169136271712872" calcext:value-type="float">
            <text:p>0.0169136271712872</text:p>
          </table:table-cell>
          <table:table-cell office:value-type="float" office:value="0.956244306418219" calcext:value-type="float">
            <text:p>0.956244306418219</text:p>
          </table:table-cell>
          <table:table-cell office:value-type="float" office:value="0.016552526484756" calcext:value-type="float">
            <text:p>0.01655252648475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44524392157543" calcext:value-type="float">
            <text:p>0.0144524392157543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97960490493291" calcext:value-type="float">
            <text:p>0.0197960490493291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86605967699097" calcext:value-type="float">
            <text:p>0.018660596769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673615015531995" calcext:value-type="float">
            <text:p>0.0673615015531995</text:p>
          </table:table-cell>
          <table:table-cell office:value-type="float" office:value="0.689915966386555" calcext:value-type="float">
            <text:p>0.689915966386555</text:p>
          </table:table-cell>
          <table:table-cell office:value-type="float" office:value="0.0856721670194364" calcext:value-type="float">
            <text:p>0.0856721670194364</text:p>
          </table:table-cell>
          <table:table-cell office:value-type="float" office:value="0.70436974789916" calcext:value-type="float">
            <text:p>0.70436974789916</text:p>
          </table:table-cell>
          <table:table-cell office:value-type="float" office:value="0.0481740600399237" calcext:value-type="float">
            <text:p>0.0481740600399237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107234595755942" calcext:value-type="float">
            <text:p>0.107234595755942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6556865938223" calcext:value-type="float">
            <text:p>0.0726556865938223</text:p>
          </table:table-cell>
          <table:table-cell office:value-type="float" office:value="0.713109243697479" calcext:value-type="float">
            <text:p>0.713109243697479</text:p>
          </table:table-cell>
          <table:table-cell office:value-type="float" office:value="0.0792704219392553" calcext:value-type="float">
            <text:p>0.0792704219392553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818171273194768" calcext:value-type="float">
            <text:p>0.0818171273194768</text:p>
          </table:table-cell>
          <table:table-cell office:value-type="float" office:value="0.698991596638655" calcext:value-type="float">
            <text:p>0.698991596638655</text:p>
          </table:table-cell>
          <table:table-cell office:value-type="float" office:value="0.0872150342126873" calcext:value-type="float">
            <text:p>0.0872150342126873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669286686004812" calcext:value-type="float">
            <text:p>0.0669286686004812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886094950771724" calcext:value-type="float">
            <text:p>0.0886094950771724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585706181029465" calcext:value-type="float">
            <text:p>0.0585706181029465</text:p>
          </table:table-cell>
          <table:table-cell office:value-type="float" office:value="0.690336134453781" calcext:value-type="float">
            <text:p>0.690336134453781</text:p>
          </table:table-cell>
          <table:table-cell office:value-type="float" office:value="0.0736010055615985" calcext:value-type="float">
            <text:p>0.0736010055615985</text:p>
          </table:table-cell>
          <table:table-cell office:value-type="float" office:value="0.742521008403361" calcext:value-type="float">
            <text:p>0.742521008403361</text:p>
          </table:table-cell>
          <table:table-cell office:value-type="float" office:value="0.0608239295705123" calcext:value-type="float">
            <text:p>0.0608239295705123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667058823529412" calcext:value-type="float">
            <text:p>0.667058823529412</text:p>
          </table:table-cell>
          <table:table-cell office:value-type="float" office:value="0.0705490976823871" calcext:value-type="float">
            <text:p>0.0705490976823871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757391580242305" calcext:value-type="float">
            <text:p>0.07573915802423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640817143642249" calcext:value-type="float">
            <text:p>0.0640817143642249</text:p>
          </table:table-cell>
          <table:table-cell office:value-type="float" office:value="0.689915966386555" calcext:value-type="float">
            <text:p>0.689915966386555</text:p>
          </table:table-cell>
          <table:table-cell office:value-type="float" office:value="0.09489392417167" calcext:value-type="float">
            <text:p>0.0948939241716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795934321281099" calcext:value-type="float">
            <text:p>0.0795934321281099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37844659501704" calcext:value-type="float">
            <text:p>0.0937844659501704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662717512466619" calcext:value-type="float">
            <text:p>0.0662717512466619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838577057085811" calcext:value-type="float">
            <text:p>0.0838577057085811</text:p>
          </table:table-cell>
          <table:table-cell office:value-type="float" office:value="0.698991596638655" calcext:value-type="float">
            <text:p>0.698991596638655</text:p>
          </table:table-cell>
          <table:table-cell office:value-type="float" office:value="0.0810688973734717" calcext:value-type="float">
            <text:p>0.0810688973734717</text:p>
          </table:table-cell>
          <table:table-cell office:value-type="float" office:value="0.719411764705882" calcext:value-type="float">
            <text:p>0.719411764705882</text:p>
          </table:table-cell>
          <table:table-cell office:value-type="float" office:value="0.0768032799511192" calcext:value-type="float">
            <text:p>0.0768032799511192</text:p>
          </table:table-cell>
          <table:table-cell office:value-type="float" office:value="0.710504201680672" calcext:value-type="float">
            <text:p>0.710504201680672</text:p>
          </table:table-cell>
          <table:table-cell office:value-type="float" office:value="0.0908912870359479" calcext:value-type="float">
            <text:p>0.0908912870359479</text:p>
          </table:table-cell>
          <table:table-cell office:value-type="float" office:value="0.701680672268908" calcext:value-type="float">
            <text:p>0.701680672268908</text:p>
          </table:table-cell>
          <table:table-cell office:value-type="float" office:value="0.0917365877648146" calcext:value-type="float">
            <text:p>0.0917365877648146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715371833109598" calcext:value-type="float">
            <text:p>0.0715371833109598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794183596627195" calcext:value-type="float">
            <text:p>0.0794183596627195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18606692036039" calcext:value-type="float">
            <text:p>0.0718606692036039</text:p>
          </table:table-cell>
          <table:table-cell office:value-type="float" office:value="0.739327731092437" calcext:value-type="float">
            <text:p>0.739327731092437</text:p>
          </table:table-cell>
          <table:table-cell office:value-type="float" office:value="0.0860822186811813" calcext:value-type="float">
            <text:p>0.0860822186811813</text:p>
          </table:table-cell>
          <table:table-cell office:value-type="float" office:value="0.693361344537815" calcext:value-type="float">
            <text:p>0.693361344537815</text:p>
          </table:table-cell>
          <table:table-cell office:value-type="float" office:value="0.0894680239030488" calcext:value-type="float">
            <text:p>0.0894680239030488</text:p>
          </table:table-cell>
          <table:table-cell office:value-type="float" office:value="0.701596638655462" calcext:value-type="float">
            <text:p>0.701596638655462</text:p>
          </table:table-cell>
          <table:table-cell office:value-type="float" office:value="0.0794199897923522" calcext:value-type="float">
            <text:p>0.07941998979235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12450970613899" calcext:value-type="float">
            <text:p>0.0812450970613899</text:p>
          </table:table-cell>
          <table:table-cell office:value-type="float" office:value="0.718991596638656" calcext:value-type="float">
            <text:p>0.718991596638656</text:p>
          </table:table-cell>
          <table:table-cell office:value-type="float" office:value="0.0869414723033483" calcext:value-type="float">
            <text:p>0.0869414723033483</text:p>
          </table:table-cell>
          <table:table-cell office:value-type="float" office:value="0.698571428571429" calcext:value-type="float">
            <text:p>0.698571428571429</text:p>
          </table:table-cell>
          <table:table-cell office:value-type="float" office:value="0.0841670742253257" calcext:value-type="float">
            <text:p>0.0841670742253257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0883390080070162" calcext:value-type="float">
            <text:p>0.0883390080070162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754468676162881" calcext:value-type="float">
            <text:p>0.0754468676162881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74982507036971" calcext:value-type="float">
            <text:p>0.0774982507036971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0694802103285669" calcext:value-type="float">
            <text:p>0.0694802103285669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63417615670282" calcext:value-type="float">
            <text:p>0.0763417615670282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927497044185832" calcext:value-type="float">
            <text:p>0.0927497044185832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104002701498015" calcext:value-type="float">
            <text:p>0.104002701498015</text:p>
          </table:table-cell>
          <table:table-cell office:value-type="float" office:value="0.713193277310924" calcext:value-type="float">
            <text:p>0.713193277310924</text:p>
          </table:table-cell>
          <table:table-cell office:value-type="float" office:value="0.0654396533717211" calcext:value-type="float">
            <text:p>0.0654396533717211</text:p>
          </table:table-cell>
          <table:table-cell office:value-type="float" office:value="0.721848739495798" calcext:value-type="float">
            <text:p>0.721848739495798</text:p>
          </table:table-cell>
          <table:table-cell office:value-type="float" office:value="0.0817591351190271" calcext:value-type="float">
            <text:p>0.081759135119027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72358361451997" calcext:value-type="float">
            <text:p>0.0772358361451997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825860854983483" calcext:value-type="float">
            <text:p>0.0825860854983483</text:p>
          </table:table-cell>
          <table:table-cell office:value-type="float" office:value="0.713613445378151" calcext:value-type="float">
            <text:p>0.713613445378151</text:p>
          </table:table-cell>
          <table:table-cell office:value-type="float" office:value="0.0854454692445598" calcext:value-type="float">
            <text:p>0.0854454692445598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916332086772191" calcext:value-type="float">
            <text:p>0.0916332086772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0765623647667156" calcext:value-type="float">
            <text:p>0.0765623647667156</text:p>
          </table:table-cell>
          <table:table-cell office:value-type="float" office:value="0.715966386554622" calcext:value-type="float">
            <text:p>0.715966386554622</text:p>
          </table:table-cell>
          <table:table-cell office:value-type="float" office:value="0.0784103613312788" calcext:value-type="float">
            <text:p>0.0784103613312788</text:p>
          </table:table-cell>
          <table:table-cell office:value-type="float" office:value="0.718823529411765" calcext:value-type="float">
            <text:p>0.718823529411765</text:p>
          </table:table-cell>
          <table:table-cell office:value-type="float" office:value="0.0759761774509044" calcext:value-type="float">
            <text:p>0.0759761774509044</text:p>
          </table:table-cell>
          <table:table-cell office:value-type="float" office:value="0.707731092436975" calcext:value-type="float">
            <text:p>0.707731092436975</text:p>
          </table:table-cell>
          <table:table-cell office:value-type="float" office:value="0.0825136106796846" calcext:value-type="float">
            <text:p>0.0825136106796846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793258320049944" calcext:value-type="float">
            <text:p>0.0793258320049944</text:p>
          </table:table-cell>
          <table:table-cell office:value-type="float" office:value="0.710504201680672" calcext:value-type="float">
            <text:p>0.710504201680672</text:p>
          </table:table-cell>
          <table:table-cell office:value-type="float" office:value="0.0901284173032202" calcext:value-type="float">
            <text:p>0.090128417303220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738829170712574" calcext:value-type="float">
            <text:p>0.073882917071257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40730816410075" calcext:value-type="float">
            <text:p>0.064073081641007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844020401632227" calcext:value-type="float">
            <text:p>0.0844020401632227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915105515499005" calcext:value-type="float">
            <text:p>0.0915105515499005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751725960121499" calcext:value-type="float">
            <text:p>0.0751725960121499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67929781235664" calcext:value-type="float">
            <text:p>0.0867929781235664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891670161735692" calcext:value-type="float">
            <text:p>0.0891670161735692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777219314762193" calcext:value-type="float">
            <text:p>0.0777219314762193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67099944385231" calcext:value-type="float">
            <text:p>0.0867099944385231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754601261159153" calcext:value-type="float">
            <text:p>0.07546012611591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08890644383407" calcext:value-type="float">
            <text:p>0.0808890644383407</text:p>
          </table:table-cell>
          <table:table-cell office:value-type="float" office:value="0.701512605042017" calcext:value-type="float">
            <text:p>0.701512605042017</text:p>
          </table:table-cell>
          <table:table-cell office:value-type="float" office:value="0.0820759839165754" calcext:value-type="float">
            <text:p>0.0820759839165754</text:p>
          </table:table-cell>
          <table:table-cell office:value-type="float" office:value="0.718991596638656" calcext:value-type="float">
            <text:p>0.718991596638656</text:p>
          </table:table-cell>
          <table:table-cell office:value-type="float" office:value="0.0864572984518146" calcext:value-type="float">
            <text:p>0.0864572984518146</text:p>
          </table:table-cell>
          <table:table-cell office:value-type="float" office:value="0.704789915966386" calcext:value-type="float">
            <text:p>0.704789915966386</text:p>
          </table:table-cell>
          <table:table-cell office:value-type="float" office:value="0.0807627196786563" calcext:value-type="float">
            <text:p>0.0807627196786563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856985394078975" calcext:value-type="float">
            <text:p>0.0856985394078975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655761979849067" calcext:value-type="float">
            <text:p>0.0655761979849067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41611544098103" calcext:value-type="float">
            <text:p>0.0941611544098103</text:p>
          </table:table-cell>
          <table:table-cell office:value-type="float" office:value="0.733529411764706" calcext:value-type="float">
            <text:p>0.733529411764706</text:p>
          </table:table-cell>
          <table:table-cell office:value-type="float" office:value="0.0718469102807974" calcext:value-type="float">
            <text:p>0.0718469102807974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900489430938081" calcext:value-type="float">
            <text:p>0.0900489430938081</text:p>
          </table:table-cell>
          <table:table-cell office:value-type="float" office:value="0.713529411764706" calcext:value-type="float">
            <text:p>0.713529411764706</text:p>
          </table:table-cell>
          <table:table-cell office:value-type="float" office:value="0.0952343466060741" calcext:value-type="float">
            <text:p>0.0952343466060741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687249065079144" calcext:value-type="float">
            <text:p>0.0687249065079144</text:p>
          </table:table-cell>
          <table:table-cell office:value-type="float" office:value="0.721848739495798" calcext:value-type="float">
            <text:p>0.721848739495798</text:p>
          </table:table-cell>
          <table:table-cell office:value-type="float" office:value="0.0842061720363686" calcext:value-type="float">
            <text:p>0.0842061720363686</text:p>
          </table:table-cell>
          <table:table-cell office:value-type="float" office:value="0.730924369747899" calcext:value-type="float">
            <text:p>0.730924369747899</text:p>
          </table:table-cell>
          <table:table-cell office:value-type="float" office:value="0.0950317421741356" calcext:value-type="float">
            <text:p>0.0950317421741356</text:p>
          </table:table-cell>
          <table:table-cell office:value-type="float" office:value="0.747983193277311" calcext:value-type="float">
            <text:p>0.747983193277311</text:p>
          </table:table-cell>
          <table:table-cell office:value-type="float" office:value="0.0912068647786747" calcext:value-type="float">
            <text:p>0.0912068647786747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900833106845582" calcext:value-type="float">
            <text:p>0.0900833106845582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763360057657675" calcext:value-type="float">
            <text:p>0.0763360057657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719848739495798" calcext:value-type="float">
            <text:p>0.719848739495798</text:p>
          </table:table-cell>
          <table:table-cell office:value-type="float" office:value="0.0740279484367741" calcext:value-type="float">
            <text:p>0.0740279484367741</text:p>
          </table:table-cell>
          <table:table-cell office:value-type="float" office:value="0.703260504201681" calcext:value-type="float">
            <text:p>0.703260504201681</text:p>
          </table:table-cell>
          <table:table-cell office:value-type="float" office:value="0.0855987817484618" calcext:value-type="float">
            <text:p>0.0855987817484618</text:p>
          </table:table-cell>
          <table:table-cell office:value-type="float" office:value="0.707915966386555" calcext:value-type="float">
            <text:p>0.707915966386555</text:p>
          </table:table-cell>
          <table:table-cell office:value-type="float" office:value="0.0748736084592157" calcext:value-type="float">
            <text:p>0.0748736084592157</text:p>
          </table:table-cell>
          <table:table-cell office:value-type="float" office:value="0.71053781512605" calcext:value-type="float">
            <text:p>0.71053781512605</text:p>
          </table:table-cell>
          <table:table-cell office:value-type="float" office:value="0.0905268800142938" calcext:value-type="float">
            <text:p>0.0905268800142938</text:p>
          </table:table-cell>
          <table:table-cell office:value-type="float" office:value="0.71509243697479" calcext:value-type="float">
            <text:p>0.71509243697479</text:p>
          </table:table-cell>
          <table:table-cell office:value-type="float" office:value="0.0758797353739328" calcext:value-type="float">
            <text:p>0.0758797353739328</text:p>
          </table:table-cell>
          <table:table-cell office:value-type="float" office:value="0.71381512605042" calcext:value-type="float">
            <text:p>0.71381512605042</text:p>
          </table:table-cell>
          <table:table-cell office:value-type="float" office:value="0.0792661987279321" calcext:value-type="float">
            <text:p>0.0792661987279321</text:p>
          </table:table-cell>
          <table:table-cell office:value-type="float" office:value="0.716924369747899" calcext:value-type="float">
            <text:p>0.716924369747899</text:p>
          </table:table-cell>
          <table:table-cell office:value-type="float" office:value="0.0800820613005166" calcext:value-type="float">
            <text:p>0.0800820613005166</text:p>
          </table:table-cell>
          <table:table-cell office:value-type="float" office:value="0.718605042016807" calcext:value-type="float">
            <text:p>0.718605042016807</text:p>
          </table:table-cell>
          <table:table-cell office:value-type="float" office:value="0.0752560135305279" calcext:value-type="float">
            <text:p>0.0752560135305279</text:p>
          </table:table-cell>
          <table:table-cell office:value-type="float" office:value="0.718487394957983" calcext:value-type="float">
            <text:p>0.718487394957983</text:p>
          </table:table-cell>
          <table:table-cell office:value-type="float" office:value="0.0850041286624086" calcext:value-type="float">
            <text:p>0.0850041286624086</text:p>
          </table:table-cell>
          <table:table-cell office:value-type="float" office:value="0.712235294117647" calcext:value-type="float">
            <text:p>0.712235294117647</text:p>
          </table:table-cell>
          <table:table-cell office:value-type="float" office:value="0.0942187364991953" calcext:value-type="float">
            <text:p>0.0942187364991953</text:p>
          </table:table-cell>
          <table:table-cell office:value-type="float" office:value="0.707495798319328" calcext:value-type="float">
            <text:p>0.707495798319328</text:p>
          </table:table-cell>
          <table:table-cell office:value-type="float" office:value="0.0678889914611383" calcext:value-type="float">
            <text:p>0.0678889914611383</text:p>
          </table:table-cell>
          <table:table-cell office:value-type="float" office:value="0.715042016806723" calcext:value-type="float">
            <text:p>0.715042016806723</text:p>
          </table:table-cell>
          <table:table-cell office:value-type="float" office:value="0.081155530100656" calcext:value-type="float">
            <text:p>0.081155530100656</text:p>
          </table:table-cell>
          <table:table-cell office:value-type="float" office:value="0.728504201680672" calcext:value-type="float">
            <text:p>0.728504201680672</text:p>
          </table:table-cell>
          <table:table-cell office:value-type="float" office:value="0.0788238386534041" calcext:value-type="float">
            <text:p>0.0788238386534041</text:p>
          </table:table-cell>
          <table:table-cell office:value-type="float" office:value="0.737613445378151" calcext:value-type="float">
            <text:p>0.737613445378151</text:p>
          </table:table-cell>
          <table:table-cell office:value-type="float" office:value="0.0838037477252189" calcext:value-type="float">
            <text:p>0.0838037477252189</text:p>
          </table:table-cell>
          <table:table-cell office:value-type="float" office:value="0.705428571428571" calcext:value-type="float">
            <text:p>0.705428571428571</text:p>
          </table:table-cell>
          <table:table-cell office:value-type="float" office:value="0.0844511791906154" calcext:value-type="float">
            <text:p>0.0844511791906154</text:p>
          </table:table-cell>
          <table:table-cell office:value-type="float" office:value="0.703411764705882" calcext:value-type="float">
            <text:p>0.703411764705882</text:p>
          </table:table-cell>
          <table:table-cell office:value-type="float" office:value="0.0797176976750969" calcext:value-type="float">
            <text:p>0.0797176976750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711559580512109" calcext:value-type="float">
            <text:p>0.0711559580512109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80599364934849" calcext:value-type="float">
            <text:p>0.0580599364934849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4317969730958" calcext:value-type="float">
            <text:p>0.0724317969730958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101026167086271" calcext:value-type="float">
            <text:p>0.101026167086271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904714640039912" calcext:value-type="float">
            <text:p>0.0904714640039912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629524011437772" calcext:value-type="float">
            <text:p>0.062952401143777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01423017653338" calcext:value-type="float">
            <text:p>0.0901423017653338</text:p>
          </table:table-cell>
          <table:table-cell office:value-type="float" office:value="0.708151260504202" calcext:value-type="float">
            <text:p>0.708151260504202</text:p>
          </table:table-cell>
          <table:table-cell office:value-type="float" office:value="0.0906707156007133" calcext:value-type="float">
            <text:p>0.0906707156007133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586164823565895" calcext:value-type="float">
            <text:p>0.0586164823565895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994143258551547" calcext:value-type="float">
            <text:p>0.099414325855154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757434571372859" calcext:value-type="float">
            <text:p>0.0757434571372859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12837180321302" calcext:value-type="float">
            <text:p>0.081283718032130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883203982447886" calcext:value-type="float">
            <text:p>0.0883203982447886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47052049135407" calcext:value-type="float">
            <text:p>0.074705204913540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694962442842721" calcext:value-type="float">
            <text:p>0.06949624428427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23215416806922" calcext:value-type="float">
            <text:p>0.08232154168069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62954701883866" calcext:value-type="float">
            <text:p>0.086295470188386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48431250940038" calcext:value-type="float">
            <text:p>0.064843125094003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23172185453753" calcext:value-type="float">
            <text:p>0.0623172185453753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72959531641478" calcext:value-type="float">
            <text:p>0.077295953164147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10001506774148" calcext:value-type="float">
            <text:p>0.0810001506774148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79992842027497" calcext:value-type="float">
            <text:p>0.087999284202749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1312587770056" calcext:value-type="float">
            <text:p>0.071312587770056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49217300327971" calcext:value-type="float">
            <text:p>0.064921730032797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05392154154569" calcext:value-type="float">
            <text:p>0.0905392154154569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91632519144562" calcext:value-type="float">
            <text:p>0.0791632519144562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98417691479428" calcext:value-type="float">
            <text:p>0.0698417691479428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59036452937338" calcext:value-type="float">
            <text:p>0.075903645293733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57415602602744" calcext:value-type="float">
            <text:p>0.085741560260274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545795282436066" calcext:value-type="float">
            <text:p>0.0545795282436066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65643209780568" calcext:value-type="float">
            <text:p>0.086564320978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89632061884683" calcext:value-type="float">
            <text:p>0.0889632061884683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79083112228563" calcext:value-type="float">
            <text:p>0.067908311222856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19092612786212" calcext:value-type="float">
            <text:p>0.0619092612786212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9995694707985" calcext:value-type="float">
            <text:p>0.080999569470798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43007555803243" calcext:value-type="float">
            <text:p>0.0643007555803243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31286472398897" calcext:value-type="float">
            <text:p>0.0831286472398897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4630807886873" calcext:value-type="float">
            <text:p>0.0804630807886873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01057361987001" calcext:value-type="float">
            <text:p>0.0901057361987001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32834889762357" calcext:value-type="float">
            <text:p>0.0732834889762357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94651755232598" calcext:value-type="float">
            <text:p>0.079465175523259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4835925000896" calcext:value-type="float">
            <text:p>0.0734835925000896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94905333974492" calcext:value-type="float">
            <text:p>0.094905333974492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4405563120708" calcext:value-type="float">
            <text:p>0.0854405563120708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2184529234933" calcext:value-type="float">
            <text:p>0.09218452923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03734098935971" calcext:value-type="float">
            <text:p>0.0903734098935971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835102751582764" calcext:value-type="float">
            <text:p>0.0835102751582764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64452405635817" calcext:value-type="float">
            <text:p>0.076445240563581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84987840294667" calcext:value-type="float">
            <text:p>0.088498784029466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40285314046806" calcext:value-type="float">
            <text:p>0.074028531404680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74182616979463" calcext:value-type="float">
            <text:p>0.0674182616979463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8326487259605" calcext:value-type="float">
            <text:p>0.077832648725960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2110172227962" calcext:value-type="float">
            <text:p>0.0842110172227962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63984227672667" calcext:value-type="float">
            <text:p>0.07639842276726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61039733858997" calcext:value-type="float">
            <text:p>0.076103973385899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62079469393686" calcext:value-type="float">
            <text:p>0.09620794693936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6953509379644" calcext:value-type="float">
            <text:p>0.083695350937964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87413449238662" calcext:value-type="float">
            <text:p>0.0687413449238662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6877679250094" calcext:value-type="float">
            <text:p>0.0746877679250094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14834531414473" calcext:value-type="float">
            <text:p>0.09148345314144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870538484242987" calcext:value-type="float">
            <text:p>0.0870538484242987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5318562701543" calcext:value-type="float">
            <text:p>0.0845318562701543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96009238127821" calcext:value-type="float">
            <text:p>0.079600923812782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2440637770744" calcext:value-type="float">
            <text:p>0.082244063777074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67466620622821" calcext:value-type="float">
            <text:p>0.076746662062282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5393914023512" calcext:value-type="float">
            <text:p>0.078539391402351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53162615623262" calcext:value-type="float">
            <text:p>0.0853162615623262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93179323428364" calcext:value-type="float">
            <text:p>0.0893179323428364</text:p>
          </table:table-cell>
          <table:table-cell office:value-type="float" office:value="0.721764705882353" calcext:value-type="float">
            <text:p>0.721764705882353</text:p>
          </table:table-cell>
          <table:table-cell office:value-type="float" office:value="0.0794209777334215" calcext:value-type="float">
            <text:p>0.07942097773342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97181360053629" calcext:value-type="float">
            <text:p>0.079718136005362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52079784314115" calcext:value-type="float">
            <text:p>0.09520797843141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64006499016713" calcext:value-type="float">
            <text:p>0.086400649901671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2960016236715" calcext:value-type="float">
            <text:p>0.0782960016236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79495001104821" calcext:value-type="float">
            <text:p>0.0779495001104821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897555223597225" calcext:value-type="float">
            <text:p>0.0897555223597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6419365026667" calcext:value-type="float">
            <text:p>0.0836419365026667</text:p>
          </table:table-cell>
          <table:table-cell office:value-type="float" office:value="0.714588235294118" calcext:value-type="float">
            <text:p>0.714588235294118</text:p>
          </table:table-cell>
          <table:table-cell office:value-type="float" office:value="0.072275099278584" calcext:value-type="float">
            <text:p>0.072275099278584</text:p>
          </table:table-cell>
          <table:table-cell office:value-type="float" office:value="0.70472268907563" calcext:value-type="float">
            <text:p>0.70472268907563</text:p>
          </table:table-cell>
          <table:table-cell office:value-type="float" office:value="0.0715270747261657" calcext:value-type="float">
            <text:p>0.0715270747261657</text:p>
          </table:table-cell>
          <table:table-cell office:value-type="float" office:value="0.712823529411765" calcext:value-type="float">
            <text:p>0.712823529411765</text:p>
          </table:table-cell>
          <table:table-cell office:value-type="float" office:value="0.0854842795126932" calcext:value-type="float">
            <text:p>0.0854842795126932</text:p>
          </table:table-cell>
          <table:table-cell office:value-type="float" office:value="0.726033613445378" calcext:value-type="float">
            <text:p>0.726033613445378</text:p>
          </table:table-cell>
          <table:table-cell office:value-type="float" office:value="0.0784089930886971" calcext:value-type="float">
            <text:p>0.0784089930886971</text:p>
          </table:table-cell>
          <table:table-cell office:value-type="float" office:value="0.713899159663866" calcext:value-type="float">
            <text:p>0.713899159663866</text:p>
          </table:table-cell>
          <table:table-cell office:value-type="float" office:value="0.0715521175038998" calcext:value-type="float">
            <text:p>0.0715521175038998</text:p>
          </table:table-cell>
          <table:table-cell office:value-type="float" office:value="0.714487394957983" calcext:value-type="float">
            <text:p>0.714487394957983</text:p>
          </table:table-cell>
          <table:table-cell office:value-type="float" office:value="0.0829953413770165" calcext:value-type="float">
            <text:p>0.0829953413770165</text:p>
          </table:table-cell>
          <table:table-cell office:value-type="float" office:value="0.721109243697479" calcext:value-type="float">
            <text:p>0.721109243697479</text:p>
          </table:table-cell>
          <table:table-cell office:value-type="float" office:value="0.0855088677434923" calcext:value-type="float">
            <text:p>0.0855088677434923</text:p>
          </table:table-cell>
          <table:table-cell office:value-type="float" office:value="0.704117647058824" calcext:value-type="float">
            <text:p>0.704117647058824</text:p>
          </table:table-cell>
          <table:table-cell office:value-type="float" office:value="0.074070130186251" calcext:value-type="float">
            <text:p>0.074070130186251</text:p>
          </table:table-cell>
          <table:table-cell office:value-type="float" office:value="0.718453781512605" calcext:value-type="float">
            <text:p>0.718453781512605</text:p>
          </table:table-cell>
          <table:table-cell office:value-type="float" office:value="0.0850476234589119" calcext:value-type="float">
            <text:p>0.08504762345891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68424821886189</text:p>
          </table:table-cell>
          <table:table-cell office:value-type="float" office:value="0.722655462184874" calcext:value-type="float">
            <text:p>0.722655462184874</text:p>
          </table:table-cell>
          <table:table-cell office:value-type="float" office:value="0.087489349305069" calcext:value-type="float">
            <text:p>0.087489349305069</text:p>
          </table:table-cell>
          <table:table-cell office:value-type="float" office:value="0.720924369747899" calcext:value-type="float">
            <text:p>0.720924369747899</text:p>
          </table:table-cell>
          <table:table-cell office:value-type="float" office:value="0.0848918163927648" calcext:value-type="float">
            <text:p>0.0848918163927648</text:p>
          </table:table-cell>
          <table:table-cell office:value-type="float" office:value="0.721394957983193" calcext:value-type="float">
            <text:p>0.721394957983193</text:p>
          </table:table-cell>
          <table:table-cell office:value-type="float" office:value="0.075819167866016" calcext:value-type="float">
            <text:p>0.075819167866016</text:p>
          </table:table-cell>
          <table:table-cell office:value-type="float" office:value="0.715058823529412" calcext:value-type="float">
            <text:p>0.715058823529412</text:p>
          </table:table-cell>
          <table:table-cell office:value-type="float" office:value="0.0724307193750882" calcext:value-type="float">
            <text:p>0.0724307193750882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84618734789704" calcext:value-type="float">
            <text:p>0.0884618734789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642128851540616" calcext:value-type="float">
            <text:p>0.642128851540616</text:p>
          </table:table-cell>
          <table:table-cell office:value-type="float" office:value="0.0713817425813444" calcext:value-type="float">
            <text:p>0.0713817425813444</text:p>
          </table:table-cell>
          <table:table-cell office:value-type="float" office:value="0.601960784313725" calcext:value-type="float">
            <text:p>0.601960784313725</text:p>
          </table:table-cell>
          <table:table-cell office:value-type="float" office:value="0.0622110500841104" calcext:value-type="float">
            <text:p>0.0622110500841104</text:p>
          </table:table-cell>
          <table:table-cell office:value-type="float" office:value="0.613781512605042" calcext:value-type="float">
            <text:p>0.613781512605042</text:p>
          </table:table-cell>
          <table:table-cell office:value-type="float" office:value="0.0512487337224981" calcext:value-type="float">
            <text:p>0.0512487337224981</text:p>
          </table:table-cell>
          <table:table-cell office:value-type="float" office:value="0.611316526610644" calcext:value-type="float">
            <text:p>0.611316526610644</text:p>
          </table:table-cell>
          <table:table-cell office:value-type="float" office:value="0.0531321759569863" calcext:value-type="float">
            <text:p>0.0531321759569863</text:p>
          </table:table-cell>
          <table:table-cell office:value-type="float" office:value="0.610112044817927" calcext:value-type="float">
            <text:p>0.610112044817927</text:p>
          </table:table-cell>
          <table:table-cell office:value-type="float" office:value="0.0695206895739245" calcext:value-type="float">
            <text:p>0.0695206895739245</text:p>
          </table:table-cell>
          <table:table-cell office:value-type="float" office:value="0.610028011204482" calcext:value-type="float">
            <text:p>0.610028011204482</text:p>
          </table:table-cell>
          <table:table-cell office:value-type="float" office:value="0.0544548109498612" calcext:value-type="float">
            <text:p>0.0544548109498612</text:p>
          </table:table-cell>
          <table:table-cell office:value-type="float" office:value="0.62078431372549" calcext:value-type="float">
            <text:p>0.62078431372549</text:p>
          </table:table-cell>
          <table:table-cell office:value-type="float" office:value="0.0580469915492117" calcext:value-type="float">
            <text:p>0.0580469915492117</text:p>
          </table:table-cell>
          <table:table-cell office:value-type="float" office:value="0.625644257703081" calcext:value-type="float">
            <text:p>0.625644257703081</text:p>
          </table:table-cell>
          <table:table-cell office:value-type="float" office:value="0.0611200249002355" calcext:value-type="float">
            <text:p>0.0611200249002355</text:p>
          </table:table-cell>
          <table:table-cell office:value-type="float" office:value="0.614789915966387" calcext:value-type="float">
            <text:p>0.614789915966387</text:p>
          </table:table-cell>
          <table:table-cell office:value-type="float" office:value="0.0532499963526276" calcext:value-type="float">
            <text:p>0.0532499963526276</text:p>
          </table:table-cell>
          <table:table-cell office:value-type="float" office:value="0.616036414565826" calcext:value-type="float">
            <text:p>0.616036414565826</text:p>
          </table:table-cell>
          <table:table-cell office:value-type="float" office:value="0.0636175864859448" calcext:value-type="float">
            <text:p>0.0636175864859448</text:p>
          </table:table-cell>
          <table:table-cell office:value-type="float" office:value="0.630280112044818" calcext:value-type="float">
            <text:p>0.630280112044818</text:p>
          </table:table-cell>
          <table:table-cell office:value-type="float" office:value="0.0478544464534063" calcext:value-type="float">
            <text:p>0.0478544464534063</text:p>
          </table:table-cell>
          <table:table-cell office:value-type="float" office:value="0.636274509803922" calcext:value-type="float">
            <text:p>0.636274509803922</text:p>
          </table:table-cell>
          <table:table-cell office:value-type="float" office:value="0.0599983827735887" calcext:value-type="float">
            <text:p>0.0599983827735887</text:p>
          </table:table-cell>
          <table:table-cell office:value-type="float" office:value="0.610182072829132" calcext:value-type="float">
            <text:p>0.610182072829132</text:p>
          </table:table-cell>
          <table:table-cell office:value-type="float" office:value="0.0727359122937289" calcext:value-type="float">
            <text:p>0.0727359122937289</text:p>
          </table:table-cell>
          <table:table-cell office:value-type="float" office:value="0.612464985994398" calcext:value-type="float">
            <text:p>0.612464985994398</text:p>
          </table:table-cell>
          <table:table-cell office:value-type="float" office:value="0.067100234719974" calcext:value-type="float">
            <text:p>0.067100234719974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643295350884572" calcext:value-type="float">
            <text:p>0.0643295350884572</text:p>
          </table:table-cell>
          <table:table-cell office:value-type="float" office:value="0.610168067226891" calcext:value-type="float">
            <text:p>0.610168067226891</text:p>
          </table:table-cell>
          <table:table-cell office:value-type="float" office:value="0.0626928748702375" calcext:value-type="float">
            <text:p>0.0626928748702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630266106442577" calcext:value-type="float">
            <text:p>0.630266106442577</text:p>
          </table:table-cell>
          <table:table-cell office:value-type="float" office:value="0.0748759938912955" calcext:value-type="float">
            <text:p>0.0748759938912955</text:p>
          </table:table-cell>
          <table:table-cell office:value-type="float" office:value="0.609047619047619" calcext:value-type="float">
            <text:p>0.609047619047619</text:p>
          </table:table-cell>
          <table:table-cell office:value-type="float" office:value="0.069670647449168" calcext:value-type="float">
            <text:p>0.069670647449168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671336320804625" calcext:value-type="float">
            <text:p>0.0671336320804625</text:p>
          </table:table-cell>
          <table:table-cell office:value-type="float" office:value="0.625518207282913" calcext:value-type="float">
            <text:p>0.625518207282913</text:p>
          </table:table-cell>
          <table:table-cell office:value-type="float" office:value="0.0595487141470056" calcext:value-type="float">
            <text:p>0.0595487141470056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73469270193047" calcext:value-type="float">
            <text:p>0.0673469270193047</text:p>
          </table:table-cell>
          <table:table-cell office:value-type="float" office:value="0.611274509803921" calcext:value-type="float">
            <text:p>0.611274509803921</text:p>
          </table:table-cell>
          <table:table-cell office:value-type="float" office:value="0.0626669712934093" calcext:value-type="float">
            <text:p>0.0626669712934093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77587118617301" calcext:value-type="float">
            <text:p>0.0677587118617301</text:p>
          </table:table-cell>
          <table:table-cell office:value-type="float" office:value="0.61375350140056" calcext:value-type="float">
            <text:p>0.61375350140056</text:p>
          </table:table-cell>
          <table:table-cell office:value-type="float" office:value="0.0644049209149277" calcext:value-type="float">
            <text:p>0.0644049209149277</text:p>
          </table:table-cell>
          <table:table-cell office:value-type="float" office:value="0.607773109243697" calcext:value-type="float">
            <text:p>0.607773109243697</text:p>
          </table:table-cell>
          <table:table-cell office:value-type="float" office:value="0.0639442365944892" calcext:value-type="float">
            <text:p>0.0639442365944892</text:p>
          </table:table-cell>
          <table:table-cell office:value-type="float" office:value="0.614901960784314" calcext:value-type="float">
            <text:p>0.614901960784314</text:p>
          </table:table-cell>
          <table:table-cell office:value-type="float" office:value="0.0587407417664623" calcext:value-type="float">
            <text:p>0.0587407417664623</text:p>
          </table:table-cell>
          <table:table-cell office:value-type="float" office:value="0.613613445378151" calcext:value-type="float">
            <text:p>0.613613445378151</text:p>
          </table:table-cell>
          <table:table-cell office:value-type="float" office:value="0.061447514425331" calcext:value-type="float">
            <text:p>0.061447514425331</text:p>
          </table:table-cell>
          <table:table-cell office:value-type="float" office:value="0.631526610644258" calcext:value-type="float">
            <text:p>0.631526610644258</text:p>
          </table:table-cell>
          <table:table-cell office:value-type="float" office:value="0.0654260515282164" calcext:value-type="float">
            <text:p>0.0654260515282164</text:p>
          </table:table-cell>
          <table:table-cell office:value-type="float" office:value="0.607731092436975" calcext:value-type="float">
            <text:p>0.607731092436975</text:p>
          </table:table-cell>
          <table:table-cell office:value-type="float" office:value="0.0644464979714871" calcext:value-type="float">
            <text:p>0.0644464979714871</text:p>
          </table:table-cell>
          <table:table-cell office:value-type="float" office:value="0.610168067226891" calcext:value-type="float">
            <text:p>0.610168067226891</text:p>
          </table:table-cell>
          <table:table-cell office:value-type="float" office:value="0.0613536397154671" calcext:value-type="float">
            <text:p>0.0613536397154671</text:p>
          </table:table-cell>
          <table:table-cell office:value-type="float" office:value="0.606554621848739" calcext:value-type="float">
            <text:p>0.606554621848739</text:p>
          </table:table-cell>
          <table:table-cell office:value-type="float" office:value="0.0645805188951513" calcext:value-type="float">
            <text:p>0.0645805188951513</text:p>
          </table:table-cell>
          <table:table-cell office:value-type="float" office:value="0.613697478991597" calcext:value-type="float">
            <text:p>0.613697478991597</text:p>
          </table:table-cell>
          <table:table-cell office:value-type="float" office:value="0.0631543719207888" calcext:value-type="float">
            <text:p>0.0631543719207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630294117647059" calcext:value-type="float">
            <text:p>0.630294117647059</text:p>
          </table:table-cell>
          <table:table-cell office:value-type="float" office:value="0.0780706504631832" calcext:value-type="float">
            <text:p>0.0780706504631832</text:p>
          </table:table-cell>
          <table:table-cell office:value-type="float" office:value="0.618473389355742" calcext:value-type="float">
            <text:p>0.618473389355742</text:p>
          </table:table-cell>
          <table:table-cell office:value-type="float" office:value="0.0531373299626824" calcext:value-type="float">
            <text:p>0.0531373299626824</text:p>
          </table:table-cell>
          <table:table-cell office:value-type="float" office:value="0.620882352941176" calcext:value-type="float">
            <text:p>0.620882352941176</text:p>
          </table:table-cell>
          <table:table-cell office:value-type="float" office:value="0.0643196412024061" calcext:value-type="float">
            <text:p>0.0643196412024061</text:p>
          </table:table-cell>
          <table:table-cell office:value-type="float" office:value="0.627927170868347" calcext:value-type="float">
            <text:p>0.627927170868347</text:p>
          </table:table-cell>
          <table:table-cell office:value-type="float" office:value="0.0595358439711937" calcext:value-type="float">
            <text:p>0.0595358439711937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679037985080526" calcext:value-type="float">
            <text:p>0.0679037985080526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10193942183246" calcext:value-type="float">
            <text:p>0.061019394218324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37417100052596" calcext:value-type="float">
            <text:p>0.0637417100052596</text:p>
          </table:table-cell>
          <table:table-cell office:value-type="float" office:value="0.61375350140056" calcext:value-type="float">
            <text:p>0.61375350140056</text:p>
          </table:table-cell>
          <table:table-cell office:value-type="float" office:value="0.0598130429189329" calcext:value-type="float">
            <text:p>0.0598130429189329</text:p>
          </table:table-cell>
          <table:table-cell office:value-type="float" office:value="0.603067226890756" calcext:value-type="float">
            <text:p>0.603067226890756</text:p>
          </table:table-cell>
          <table:table-cell office:value-type="float" office:value="0.0541480504417117" calcext:value-type="float">
            <text:p>0.054148050441711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31880957016584" calcext:value-type="float">
            <text:p>0.0631880957016584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582578902442993" calcext:value-type="float">
            <text:p>0.0582578902442993</text:p>
          </table:table-cell>
          <table:table-cell office:value-type="float" office:value="0.613739495798319" calcext:value-type="float">
            <text:p>0.613739495798319</text:p>
          </table:table-cell>
          <table:table-cell office:value-type="float" office:value="0.0661579363002397" calcext:value-type="float">
            <text:p>0.0661579363002397</text:p>
          </table:table-cell>
          <table:table-cell office:value-type="float" office:value="0.607787114845938" calcext:value-type="float">
            <text:p>0.607787114845938</text:p>
          </table:table-cell>
          <table:table-cell office:value-type="float" office:value="0.0697141488044997" calcext:value-type="float">
            <text:p>0.0697141488044997</text:p>
          </table:table-cell>
          <table:table-cell office:value-type="float" office:value="0.604285714285714" calcext:value-type="float">
            <text:p>0.604285714285714</text:p>
          </table:table-cell>
          <table:table-cell office:value-type="float" office:value="0.060536836595242" calcext:value-type="float">
            <text:p>0.060536836595242</text:p>
          </table:table-cell>
          <table:table-cell office:value-type="float" office:value="0.620840336134454" calcext:value-type="float">
            <text:p>0.620840336134454</text:p>
          </table:table-cell>
          <table:table-cell office:value-type="float" office:value="0.0664405327115329" calcext:value-type="float">
            <text:p>0.0664405327115329</text:p>
          </table:table-cell>
          <table:table-cell office:value-type="float" office:value="0.612549019607843" calcext:value-type="float">
            <text:p>0.612549019607843</text:p>
          </table:table-cell>
          <table:table-cell office:value-type="float" office:value="0.0637617576347863" calcext:value-type="float">
            <text:p>0.06376175763478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633837535014006" calcext:value-type="float">
            <text:p>0.633837535014006</text:p>
          </table:table-cell>
          <table:table-cell office:value-type="float" office:value="0.0755751375530709" calcext:value-type="float">
            <text:p>0.0755751375530709</text:p>
          </table:table-cell>
          <table:table-cell office:value-type="float" office:value="0.605434173669468" calcext:value-type="float">
            <text:p>0.605434173669468</text:p>
          </table:table-cell>
          <table:table-cell office:value-type="float" office:value="0.060113927285263" calcext:value-type="float">
            <text:p>0.060113927285263</text:p>
          </table:table-cell>
          <table:table-cell office:value-type="float" office:value="0.624383753501401" calcext:value-type="float">
            <text:p>0.624383753501401</text:p>
          </table:table-cell>
          <table:table-cell office:value-type="float" office:value="0.066667923693579" calcext:value-type="float">
            <text:p>0.066667923693579</text:p>
          </table:table-cell>
          <table:table-cell office:value-type="float" office:value="0.61609243697479" calcext:value-type="float">
            <text:p>0.61609243697479</text:p>
          </table:table-cell>
          <table:table-cell office:value-type="float" office:value="0.0634473345082641" calcext:value-type="float">
            <text:p>0.06344733450826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48814451407957" calcext:value-type="float">
            <text:p>0.0648814451407957</text:p>
          </table:table-cell>
          <table:table-cell office:value-type="float" office:value="0.618361344537815" calcext:value-type="float">
            <text:p>0.618361344537815</text:p>
          </table:table-cell>
          <table:table-cell office:value-type="float" office:value="0.0701707679669201" calcext:value-type="float">
            <text:p>0.0701707679669201</text:p>
          </table:table-cell>
          <table:table-cell office:value-type="float" office:value="0.620770308123249" calcext:value-type="float">
            <text:p>0.620770308123249</text:p>
          </table:table-cell>
          <table:table-cell office:value-type="float" office:value="0.0690351984934794" calcext:value-type="float">
            <text:p>0.0690351984934794</text:p>
          </table:table-cell>
          <table:table-cell office:value-type="float" office:value="0.608977591036415" calcext:value-type="float">
            <text:p>0.608977591036415</text:p>
          </table:table-cell>
          <table:table-cell office:value-type="float" office:value="0.0637957001312385" calcext:value-type="float">
            <text:p>0.0637957001312385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734593563089839" calcext:value-type="float">
            <text:p>0.0734593563089839</text:p>
          </table:table-cell>
          <table:table-cell office:value-type="float" office:value="0.613669467787115" calcext:value-type="float">
            <text:p>0.613669467787115</text:p>
          </table:table-cell>
          <table:table-cell office:value-type="float" office:value="0.0621170240230965" calcext:value-type="float">
            <text:p>0.0621170240230965</text:p>
          </table:table-cell>
          <table:table-cell office:value-type="float" office:value="0.616008403361344" calcext:value-type="float">
            <text:p>0.616008403361344</text:p>
          </table:table-cell>
          <table:table-cell office:value-type="float" office:value="0.0535791143190223" calcext:value-type="float">
            <text:p>0.0535791143190223</text:p>
          </table:table-cell>
          <table:table-cell office:value-type="float" office:value="0.612535014005602" calcext:value-type="float">
            <text:p>0.612535014005602</text:p>
          </table:table-cell>
          <table:table-cell office:value-type="float" office:value="0.0744768375386179" calcext:value-type="float">
            <text:p>0.0744768375386179</text:p>
          </table:table-cell>
          <table:table-cell office:value-type="float" office:value="0.614859943977591" calcext:value-type="float">
            <text:p>0.614859943977591</text:p>
          </table:table-cell>
          <table:table-cell office:value-type="float" office:value="0.0721270369839954" calcext:value-type="float">
            <text:p>0.0721270369839954</text:p>
          </table:table-cell>
          <table:table-cell office:value-type="float" office:value="0.61015406162465" calcext:value-type="float">
            <text:p>0.61015406162465</text:p>
          </table:table-cell>
          <table:table-cell office:value-type="float" office:value="0.0651239001816988" calcext:value-type="float">
            <text:p>0.0651239001816988</text:p>
          </table:table-cell>
          <table:table-cell office:value-type="float" office:value="0.619635854341737" calcext:value-type="float">
            <text:p>0.619635854341737</text:p>
          </table:table-cell>
          <table:table-cell office:value-type="float" office:value="0.0671277994157645" calcext:value-type="float">
            <text:p>0.0671277994157645</text:p>
          </table:table-cell>
          <table:table-cell office:value-type="float" office:value="0.610112044817927" calcext:value-type="float">
            <text:p>0.610112044817927</text:p>
          </table:table-cell>
          <table:table-cell office:value-type="float" office:value="0.0712684045480947" calcext:value-type="float">
            <text:p>0.07126840454809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630266106442577" calcext:value-type="float">
            <text:p>0.630266106442577</text:p>
          </table:table-cell>
          <table:table-cell office:value-type="float" office:value="0.076759828084539" calcext:value-type="float">
            <text:p>0.076759828084539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49410106498883" calcext:value-type="float">
            <text:p>0.0649410106498883</text:p>
          </table:table-cell>
          <table:table-cell office:value-type="float" office:value="0.613725490196079" calcext:value-type="float">
            <text:p>0.613725490196079</text:p>
          </table:table-cell>
          <table:table-cell office:value-type="float" office:value="0.068443989613688" calcext:value-type="float">
            <text:p>0.068443989613688</text:p>
          </table:table-cell>
          <table:table-cell office:value-type="float" office:value="0.619635854341737" calcext:value-type="float">
            <text:p>0.619635854341737</text:p>
          </table:table-cell>
          <table:table-cell office:value-type="float" office:value="0.0584560423864537" calcext:value-type="float">
            <text:p>0.0584560423864537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679037985080526" calcext:value-type="float">
            <text:p>0.0679037985080526</text:p>
          </table:table-cell>
          <table:table-cell office:value-type="float" office:value="0.61718487394958" calcext:value-type="float">
            <text:p>0.61718487394958</text:p>
          </table:table-cell>
          <table:table-cell office:value-type="float" office:value="0.0757492939293574" calcext:value-type="float">
            <text:p>0.0757492939293574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03005489643465" calcext:value-type="float">
            <text:p>0.0603005489643465</text:p>
          </table:table-cell>
          <table:table-cell office:value-type="float" office:value="0.616106442577031" calcext:value-type="float">
            <text:p>0.616106442577031</text:p>
          </table:table-cell>
          <table:table-cell office:value-type="float" office:value="0.0682670912571601" calcext:value-type="float">
            <text:p>0.0682670912571601</text:p>
          </table:table-cell>
          <table:table-cell office:value-type="float" office:value="0.605350140056022" calcext:value-type="float">
            <text:p>0.605350140056022</text:p>
          </table:table-cell>
          <table:table-cell office:value-type="float" office:value="0.0671445184738142" calcext:value-type="float">
            <text:p>0.0671445184738142</text:p>
          </table:table-cell>
          <table:table-cell office:value-type="float" office:value="0.612478991596639" calcext:value-type="float">
            <text:p>0.612478991596639</text:p>
          </table:table-cell>
          <table:table-cell office:value-type="float" office:value="0.0641298040145518" calcext:value-type="float">
            <text:p>0.0641298040145518</text:p>
          </table:table-cell>
          <table:table-cell office:value-type="float" office:value="0.62312324929972" calcext:value-type="float">
            <text:p>0.62312324929972</text:p>
          </table:table-cell>
          <table:table-cell office:value-type="float" office:value="0.0513082494034685" calcext:value-type="float">
            <text:p>0.0513082494034685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9220720210863" calcext:value-type="float">
            <text:p>0.069220720210863</text:p>
          </table:table-cell>
          <table:table-cell office:value-type="float" office:value="0.620798319327731" calcext:value-type="float">
            <text:p>0.620798319327731</text:p>
          </table:table-cell>
          <table:table-cell office:value-type="float" office:value="0.0606538078589763" calcext:value-type="float">
            <text:p>0.0606538078589763</text:p>
          </table:table-cell>
          <table:table-cell office:value-type="float" office:value="0.614887955182073" calcext:value-type="float">
            <text:p>0.614887955182073</text:p>
          </table:table-cell>
          <table:table-cell office:value-type="float" office:value="0.0663593996710481" calcext:value-type="float">
            <text:p>0.0663593996710481</text:p>
          </table:table-cell>
          <table:table-cell office:value-type="float" office:value="0.618459383753501" calcext:value-type="float">
            <text:p>0.618459383753501</text:p>
          </table:table-cell>
          <table:table-cell office:value-type="float" office:value="0.0555197179013744" calcext:value-type="float">
            <text:p>0.0555197179013744</text:p>
          </table:table-cell>
          <table:table-cell office:value-type="float" office:value="0.611316526610644" calcext:value-type="float">
            <text:p>0.611316526610644</text:p>
          </table:table-cell>
          <table:table-cell office:value-type="float" office:value="0.0704182652208123" calcext:value-type="float">
            <text:p>0.07041826522081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633358543417367" calcext:value-type="float">
            <text:p>0.633358543417367</text:p>
          </table:table-cell>
          <table:table-cell office:value-type="float" office:value="0.0753326705146866" calcext:value-type="float">
            <text:p>0.0753326705146866</text:p>
          </table:table-cell>
          <table:table-cell office:value-type="float" office:value="0.608764705882353" calcext:value-type="float">
            <text:p>0.608764705882353</text:p>
          </table:table-cell>
          <table:table-cell office:value-type="float" office:value="0.0620147930862224" calcext:value-type="float">
            <text:p>0.0620147930862224</text:p>
          </table:table-cell>
          <table:table-cell office:value-type="float" office:value="0.618949579831933" calcext:value-type="float">
            <text:p>0.618949579831933</text:p>
          </table:table-cell>
          <table:table-cell office:value-type="float" office:value="0.0635627840625268" calcext:value-type="float">
            <text:p>0.0635627840625268</text:p>
          </table:table-cell>
          <table:table-cell office:value-type="float" office:value="0.620098039215686" calcext:value-type="float">
            <text:p>0.620098039215686</text:p>
          </table:table-cell>
          <table:table-cell office:value-type="float" office:value="0.0588240221939807" calcext:value-type="float">
            <text:p>0.0588240221939807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67511331750026" calcext:value-type="float">
            <text:p>0.067511331750026</text:p>
          </table:table-cell>
          <table:table-cell office:value-type="float" office:value="0.615285714285714" calcext:value-type="float">
            <text:p>0.615285714285714</text:p>
          </table:table-cell>
          <table:table-cell office:value-type="float" office:value="0.0648122476715745" calcext:value-type="float">
            <text:p>0.0648122476715745</text:p>
          </table:table-cell>
          <table:table-cell office:value-type="float" office:value="0.61933893557423" calcext:value-type="float">
            <text:p>0.61933893557423</text:p>
          </table:table-cell>
          <table:table-cell office:value-type="float" office:value="0.0637766321748055" calcext:value-type="float">
            <text:p>0.0637766321748055</text:p>
          </table:table-cell>
          <table:table-cell office:value-type="float" office:value="0.615647058823529" calcext:value-type="float">
            <text:p>0.615647058823529</text:p>
          </table:table-cell>
          <table:table-cell office:value-type="float" office:value="0.0634801560244989" calcext:value-type="float">
            <text:p>0.0634801560244989</text:p>
          </table:table-cell>
          <table:table-cell office:value-type="float" office:value="0.607747899159664" calcext:value-type="float">
            <text:p>0.607747899159664</text:p>
          </table:table-cell>
          <table:table-cell office:value-type="float" office:value="0.0623892316343253" calcext:value-type="float">
            <text:p>0.0623892316343253</text:p>
          </table:table-cell>
          <table:table-cell office:value-type="float" office:value="0.614148459383754" calcext:value-type="float">
            <text:p>0.614148459383754</text:p>
          </table:table-cell>
          <table:table-cell office:value-type="float" office:value="0.0623586503983428" calcext:value-type="float">
            <text:p>0.0623586503983428</text:p>
          </table:table-cell>
          <table:table-cell office:value-type="float" office:value="0.620288515406162" calcext:value-type="float">
            <text:p>0.620288515406162</text:p>
          </table:table-cell>
          <table:table-cell office:value-type="float" office:value="0.0544894429691055" calcext:value-type="float">
            <text:p>0.0544894429691055</text:p>
          </table:table-cell>
          <table:table-cell office:value-type="float" office:value="0.622498599439776" calcext:value-type="float">
            <text:p>0.622498599439776</text:p>
          </table:table-cell>
          <table:table-cell office:value-type="float" office:value="0.0670559856703051" calcext:value-type="float">
            <text:p>0.0670559856703051</text:p>
          </table:table-cell>
          <table:table-cell office:value-type="float" office:value="0.612271708683473" calcext:value-type="float">
            <text:p>0.612271708683473</text:p>
          </table:table-cell>
          <table:table-cell office:value-type="float" office:value="0.0679354807825375" calcext:value-type="float">
            <text:p>0.0679354807825375</text:p>
          </table:table-cell>
          <table:table-cell office:value-type="float" office:value="0.610392156862745" calcext:value-type="float">
            <text:p>0.610392156862745</text:p>
          </table:table-cell>
          <table:table-cell office:value-type="float" office:value="0.064094802176686" calcext:value-type="float">
            <text:p>0.064094802176686</text:p>
          </table:table-cell>
          <table:table-cell office:value-type="float" office:value="0.615112044817927" calcext:value-type="float">
            <text:p>0.615112044817927</text:p>
          </table:table-cell>
          <table:table-cell office:value-type="float" office:value="0.0635996208024561" calcext:value-type="float">
            <text:p>0.0635996208024561</text:p>
          </table:table-cell>
          <table:table-cell office:value-type="float" office:value="0.61156862745098" calcext:value-type="float">
            <text:p>0.61156862745098</text:p>
          </table:table-cell>
          <table:table-cell office:value-type="float" office:value="0.0662591348389439" calcext:value-type="float">
            <text:p>0.0662591348389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2675070028011</text:p>
          </table:table-cell>
          <table:table-cell office:value-type="float" office:value="0.0536827850207774" calcext:value-type="float">
            <text:p>0.0536827850207774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56616812976579" calcext:value-type="float">
            <text:p>0.0656616812976579</text:p>
          </table:table-cell>
          <table:table-cell office:value-type="float" office:value="0.597016806722689" calcext:value-type="float">
            <text:p>0.597016806722689</text:p>
          </table:table-cell>
          <table:table-cell office:value-type="float" office:value="0.0580394383725195" calcext:value-type="float">
            <text:p>0.0580394383725195</text:p>
          </table:table-cell>
          <table:table-cell office:value-type="float" office:value="0.608949579831933" calcext:value-type="float">
            <text:p>0.608949579831933</text:p>
          </table:table-cell>
          <table:table-cell office:value-type="float" office:value="0.0738869657888683" calcext:value-type="float">
            <text:p>0.0738869657888683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73426065772291" calcext:value-type="float">
            <text:p>0.0573426065772291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508753273810811" calcext:value-type="float">
            <text:p>0.0508753273810811</text:p>
          </table:table-cell>
          <table:table-cell office:value-type="float" office:value="0.620910364145658" calcext:value-type="float">
            <text:p>0.620910364145658</text:p>
          </table:table-cell>
          <table:table-cell office:value-type="float" office:value="0.0593129510706916" calcext:value-type="float">
            <text:p>0.0593129510706916</text:p>
          </table:table-cell>
          <table:table-cell office:value-type="float" office:value="0.61140056022409" calcext:value-type="float">
            <text:p>0.61140056022409</text:p>
          </table:table-cell>
          <table:table-cell office:value-type="float" office:value="0.053639453423123" calcext:value-type="float">
            <text:p>0.053639453423123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87541292262905" calcext:value-type="float">
            <text:p>0.0687541292262905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75947455369644" calcext:value-type="float">
            <text:p>0.0675947455369644</text:p>
          </table:table-cell>
          <table:table-cell office:value-type="float" office:value="0.604187675070028" calcext:value-type="float">
            <text:p>0.604187675070028</text:p>
          </table:table-cell>
          <table:table-cell office:value-type="float" office:value="0.0626006187639417" calcext:value-type="float">
            <text:p>0.0626006187639417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705591883803824" calcext:value-type="float">
            <text:p>0.0705591883803824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588086252664303" calcext:value-type="float">
            <text:p>0.0588086252664303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8231849805007" calcext:value-type="float">
            <text:p>0.06823184980500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86411947847897" calcext:value-type="float">
            <text:p>0.068641194784789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30849407451832" calcext:value-type="float">
            <text:p>0.06308494074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568941589514373" calcext:value-type="float">
            <text:p>0.0568941589514373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548374606032562" calcext:value-type="float">
            <text:p>0.0548374606032562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83652278584651" calcext:value-type="float">
            <text:p>0.0683652278584651</text:p>
          </table:table-cell>
          <table:table-cell office:value-type="float" office:value="0.624355742296919" calcext:value-type="float">
            <text:p>0.624355742296919</text:p>
          </table:table-cell>
          <table:table-cell office:value-type="float" office:value="0.0663231429129336" calcext:value-type="float">
            <text:p>0.066323142912933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74906211824786" calcext:value-type="float">
            <text:p>0.0574906211824786</text:p>
          </table:table-cell>
          <table:table-cell office:value-type="float" office:value="0.604145658263305" calcext:value-type="float">
            <text:p>0.604145658263305</text:p>
          </table:table-cell>
          <table:table-cell office:value-type="float" office:value="0.0619459833773196" calcext:value-type="float">
            <text:p>0.0619459833773196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8891305056518" calcext:value-type="float">
            <text:p>0.068891305056518</text:p>
          </table:table-cell>
          <table:table-cell office:value-type="float" office:value="0.621932773109244" calcext:value-type="float">
            <text:p>0.621932773109244</text:p>
          </table:table-cell>
          <table:table-cell office:value-type="float" office:value="0.0596761456686714" calcext:value-type="float">
            <text:p>0.0596761456686714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0.0621726844461272" calcext:value-type="float">
            <text:p>0.0621726844461272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517580142211549" calcext:value-type="float">
            <text:p>0.0517580142211549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671680301119793" calcext:value-type="float">
            <text:p>0.0671680301119793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89528168817382" calcext:value-type="float">
            <text:p>0.0589528168817382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05842792496249" calcext:value-type="float">
            <text:p>0.0605842792496249</text:p>
          </table:table-cell>
          <table:table-cell office:value-type="float" office:value="0.611204481792717" calcext:value-type="float">
            <text:p>0.611204481792717</text:p>
          </table:table-cell>
          <table:table-cell office:value-type="float" office:value="0.0618244363542118" calcext:value-type="float">
            <text:p>0.061824436354211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27353294827928" calcext:value-type="float">
            <text:p>0.0627353294827928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2707152797789" calcext:value-type="float">
            <text:p>0.0612707152797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90963310702841" calcext:value-type="float">
            <text:p>0.06909633107028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3391067308721" calcext:value-type="float">
            <text:p>0.063391067308721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640876729179066" calcext:value-type="float">
            <text:p>0.064087672917906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80467069032542" calcext:value-type="float">
            <text:p>0.0680467069032542</text:p>
          </table:table-cell>
          <table:table-cell office:value-type="float" office:value="0.625434173669468" calcext:value-type="float">
            <text:p>0.625434173669468</text:p>
          </table:table-cell>
          <table:table-cell office:value-type="float" office:value="0.0669015170466658" calcext:value-type="float">
            <text:p>0.0669015170466658</text:p>
          </table:table-cell>
          <table:table-cell office:value-type="float" office:value="0.608865546218487" calcext:value-type="float">
            <text:p>0.608865546218487</text:p>
          </table:table-cell>
          <table:table-cell office:value-type="float" office:value="0.0674911824945867" calcext:value-type="float">
            <text:p>0.0674911824945867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05606156521288" calcext:value-type="float">
            <text:p>0.0605606156521288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737402147697525" calcext:value-type="float">
            <text:p>0.0737402147697525</text:p>
          </table:table-cell>
          <table:table-cell office:value-type="float" office:value="0.601764705882353" calcext:value-type="float">
            <text:p>0.601764705882353</text:p>
          </table:table-cell>
          <table:table-cell office:value-type="float" office:value="0.0611646099938657" calcext:value-type="float">
            <text:p>0.061164609993865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3386098174252" calcext:value-type="float">
            <text:p>0.0573386098174252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76876329383519" calcext:value-type="float">
            <text:p>0.0676876329383519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46174294141411" calcext:value-type="float">
            <text:p>0.0546174294141411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75527898738137" calcext:value-type="float">
            <text:p>0.0575527898738137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61478307371027" calcext:value-type="float">
            <text:p>0.056147830737102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8806134237305" calcext:value-type="float">
            <text:p>0.0568806134237305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4720027879716" calcext:value-type="float">
            <text:p>0.06472002787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90360809016602" calcext:value-type="float">
            <text:p>0.069036080901660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84523576694065" calcext:value-type="float">
            <text:p>0.06845235766940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578534227923" calcext:value-type="float">
            <text:p>0.06578534227923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32026843829181" calcext:value-type="float">
            <text:p>0.0632026843829181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639243348411137" calcext:value-type="float">
            <text:p>0.063924334841113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599858870311892" calcext:value-type="float">
            <text:p>0.059985887031189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42684651793739" calcext:value-type="float">
            <text:p>0.064268465179373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66003260898465" calcext:value-type="float">
            <text:p>0.06660032608984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539761466868356" calcext:value-type="float">
            <text:p>0.0539761466868356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0633165587298" calcext:value-type="float">
            <text:p>0.0570633165587298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58108715153354" calcext:value-type="float">
            <text:p>0.0758108715153354</text:p>
          </table:table-cell>
          <table:table-cell office:value-type="float" office:value="0.606526610644258" calcext:value-type="float">
            <text:p>0.606526610644258</text:p>
          </table:table-cell>
          <table:table-cell office:value-type="float" office:value="0.0535293474328701" calcext:value-type="float">
            <text:p>0.0535293474328701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48053406784802" calcext:value-type="float">
            <text:p>0.0648053406784802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99088969635149" calcext:value-type="float">
            <text:p>0.0599088969635149</text:p>
          </table:table-cell>
          <table:table-cell office:value-type="float" office:value="0.608879551820728" calcext:value-type="float">
            <text:p>0.608879551820728</text:p>
          </table:table-cell>
          <table:table-cell office:value-type="float" office:value="0.0579889891869529" calcext:value-type="float">
            <text:p>0.0579889891869529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91256174637278" calcext:value-type="float">
            <text:p>0.05912561746372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41370018636658" calcext:value-type="float">
            <text:p>0.0641370018636658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71036857981575" calcext:value-type="float">
            <text:p>0.0671036857981575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70549141194438" calcext:value-type="float">
            <text:p>0.0670549141194438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30177901362447" calcext:value-type="float">
            <text:p>0.0630177901362447</text:p>
          </table:table-cell>
          <table:table-cell office:value-type="float" office:value="0.617156862745098" calcext:value-type="float">
            <text:p>0.617156862745098</text:p>
          </table:table-cell>
          <table:table-cell office:value-type="float" office:value="0.0624218883730497" calcext:value-type="float">
            <text:p>0.0624218883730497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0198609528687" calcext:value-type="float">
            <text:p>0.0650198609528687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7093838554853" calcext:value-type="float">
            <text:p>0.061709383855485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31619776890049" calcext:value-type="float">
            <text:p>0.0631619776890049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67460826370632" calcext:value-type="float">
            <text:p>0.0567460826370632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87928517369694" calcext:value-type="float">
            <text:p>0.0587928517369694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772445398172669" calcext:value-type="float">
            <text:p>0.0772445398172669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474865515411068" calcext:value-type="float">
            <text:p>0.047486551541106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54606992630923" calcext:value-type="float">
            <text:p>0.0654606992630923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680785946865267" calcext:value-type="float">
            <text:p>0.068078594686526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94892083756596" calcext:value-type="float">
            <text:p>0.059489208375659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46881893560645" calcext:value-type="float">
            <text:p>0.0646881893560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172268907563</text:p>
          </table:table-cell>
          <table:table-cell office:value-type="float" office:value="0.062569271561565" calcext:value-type="float">
            <text:p>0.062569271561565</text:p>
          </table:table-cell>
          <table:table-cell office:value-type="float" office:value="0.621025210084034" calcext:value-type="float">
            <text:p>0.621025210084034</text:p>
          </table:table-cell>
          <table:table-cell office:value-type="float" office:value="0.0638892505354398" calcext:value-type="float">
            <text:p>0.0638892505354398</text:p>
          </table:table-cell>
          <table:table-cell office:value-type="float" office:value="0.607481792717087" calcext:value-type="float">
            <text:p>0.607481792717087</text:p>
          </table:table-cell>
          <table:table-cell office:value-type="float" office:value="0.064666519109513" calcext:value-type="float">
            <text:p>0.064666519109513</text:p>
          </table:table-cell>
          <table:table-cell office:value-type="float" office:value="0.617952380952381" calcext:value-type="float">
            <text:p>0.617952380952381</text:p>
          </table:table-cell>
          <table:table-cell office:value-type="float" office:value="0.0668954580248438" calcext:value-type="float">
            <text:p>0.0668954580248438</text:p>
          </table:table-cell>
          <table:table-cell office:value-type="float" office:value="0.622619047619048" calcext:value-type="float">
            <text:p>0.622619047619048</text:p>
          </table:table-cell>
          <table:table-cell office:value-type="float" office:value="0.0616161936041074" calcext:value-type="float">
            <text:p>0.0616161936041074</text:p>
          </table:table-cell>
          <table:table-cell office:value-type="float" office:value="0.609829131652661" calcext:value-type="float">
            <text:p>0.609829131652661</text:p>
          </table:table-cell>
          <table:table-cell office:value-type="float" office:value="0.0610636482474091" calcext:value-type="float">
            <text:p>0.0610636482474091</text:p>
          </table:table-cell>
          <table:table-cell office:value-type="float" office:value="0.618439775910364" calcext:value-type="float">
            <text:p>0.618439775910364</text:p>
          </table:table-cell>
          <table:table-cell office:value-type="float" office:value="0.0629485441628395" calcext:value-type="float">
            <text:p>0.0629485441628395</text:p>
          </table:table-cell>
          <table:table-cell office:value-type="float" office:value="0.622434173669468" calcext:value-type="float">
            <text:p>0.622434173669468</text:p>
          </table:table-cell>
          <table:table-cell office:value-type="float" office:value="0.0633636235280797" calcext:value-type="float">
            <text:p>0.0633636235280797</text:p>
          </table:table-cell>
          <table:table-cell office:value-type="float" office:value="0.606778711484594" calcext:value-type="float">
            <text:p>0.606778711484594</text:p>
          </table:table-cell>
          <table:table-cell office:value-type="float" office:value="0.0605627305980364" calcext:value-type="float">
            <text:p>0.0605627305980364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585095075742487" calcext:value-type="float">
            <text:p>0.0585095075742487</text:p>
          </table:table-cell>
          <table:table-cell office:value-type="float" office:value="0.613378151260504" calcext:value-type="float">
            <text:p>0.613378151260504</text:p>
          </table:table-cell>
          <table:table-cell office:value-type="float" office:value="0.070102338629375" calcext:value-type="float">
            <text:p>0.070102338629375</text:p>
          </table:table-cell>
          <table:table-cell office:value-type="float" office:value="0.610106442577031" calcext:value-type="float">
            <text:p>0.610106442577031</text:p>
          </table:table-cell>
          <table:table-cell office:value-type="float" office:value="0.0570290667300477" calcext:value-type="float">
            <text:p>0.0570290667300477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14423468662883" calcext:value-type="float">
            <text:p>0.0614423468662883</text:p>
          </table:table-cell>
          <table:table-cell office:value-type="float" office:value="0.610543417366947" calcext:value-type="float">
            <text:p>0.610543417366947</text:p>
          </table:table-cell>
          <table:table-cell office:value-type="float" office:value="0.0628383217092726" calcext:value-type="float">
            <text:p>0.0628383217092726</text:p>
          </table:table-cell>
          <table:table-cell office:value-type="float" office:value="0.614350140056022" calcext:value-type="float">
            <text:p>0.614350140056022</text:p>
          </table:table-cell>
          <table:table-cell office:value-type="float" office:value="0.0611470670507851" calcext:value-type="float">
            <text:p>0.0611470670507851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25778981448941" calcext:value-type="float">
            <text:p>0.0625778981448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0.729682130584193" calcext:value-type="float">
            <text:p>0.729682130584193</text:p>
          </table:table-cell>
          <table:table-cell office:value-type="float" office:value="0.021981478676382" calcext:value-type="float">
            <text:p>0.021981478676382</text:p>
          </table:table-cell>
          <table:table-cell office:value-type="float" office:value="0.70576675257732" calcext:value-type="float">
            <text:p>0.70576675257732</text:p>
          </table:table-cell>
          <table:table-cell office:value-type="float" office:value="0.0525029288707279" calcext:value-type="float">
            <text:p>0.0525029288707279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379587089931022" calcext:value-type="float">
            <text:p>0.0379587089931022</text:p>
          </table:table-cell>
          <table:table-cell office:value-type="float" office:value="0.74326675257732" calcext:value-type="float">
            <text:p>0.74326675257732</text:p>
          </table:table-cell>
          <table:table-cell office:value-type="float" office:value="0.0315288328828021" calcext:value-type="float">
            <text:p>0.0315288328828021</text:p>
          </table:table-cell>
          <table:table-cell office:value-type="float" office:value="0.720393041237113" calcext:value-type="float">
            <text:p>0.720393041237113</text:p>
          </table:table-cell>
          <table:table-cell office:value-type="float" office:value="0.030978589488188" calcext:value-type="float">
            <text:p>0.030978589488188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4013761841884" calcext:value-type="float">
            <text:p>0.034013761841884</text:p>
          </table:table-cell>
          <table:table-cell office:value-type="float" office:value="0.730734536082474" calcext:value-type="float">
            <text:p>0.730734536082474</text:p>
          </table:table-cell>
          <table:table-cell office:value-type="float" office:value="0.0377828596037768" calcext:value-type="float">
            <text:p>0.0377828596037768</text:p>
          </table:table-cell>
          <table:table-cell office:value-type="float" office:value="0.739110824742268" calcext:value-type="float">
            <text:p>0.739110824742268</text:p>
          </table:table-cell>
          <table:table-cell office:value-type="float" office:value="0.0267602739461113" calcext:value-type="float">
            <text:p>0.0267602739461113</text:p>
          </table:table-cell>
          <table:table-cell office:value-type="float" office:value="0.719362113402062" calcext:value-type="float">
            <text:p>0.719362113402062</text:p>
          </table:table-cell>
          <table:table-cell office:value-type="float" office:value="0.0481479586935994" calcext:value-type="float">
            <text:p>0.0481479586935994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257915746008644" calcext:value-type="float">
            <text:p>0.0257915746008644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211047747788278" calcext:value-type="float">
            <text:p>0.0211047747788278</text:p>
          </table:table-cell>
          <table:table-cell office:value-type="float" office:value="0.735964347079038" calcext:value-type="float">
            <text:p>0.735964347079038</text:p>
          </table:table-cell>
          <table:table-cell office:value-type="float" office:value="0.05290429564523" calcext:value-type="float">
            <text:p>0.05290429564523</text:p>
          </table:table-cell>
          <table:table-cell office:value-type="float" office:value="0.730820446735395" calcext:value-type="float">
            <text:p>0.730820446735395</text:p>
          </table:table-cell>
          <table:table-cell office:value-type="float" office:value="0.0314212414182643" calcext:value-type="float">
            <text:p>0.0314212414182643</text:p>
          </table:table-cell>
          <table:table-cell office:value-type="float" office:value="0.731829896907217" calcext:value-type="float">
            <text:p>0.731829896907217</text:p>
          </table:table-cell>
          <table:table-cell office:value-type="float" office:value="0.0318658047998372" calcext:value-type="float">
            <text:p>0.0318658047998372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80931937911128" calcext:value-type="float">
            <text:p>0.0380931937911128</text:p>
          </table:table-cell>
          <table:table-cell office:value-type="float" office:value="0.717343213058419" calcext:value-type="float">
            <text:p>0.717343213058419</text:p>
          </table:table-cell>
          <table:table-cell office:value-type="float" office:value="0.0393102343291853" calcext:value-type="float">
            <text:p>0.03931023432918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5827193914968" calcext:value-type="float">
            <text:p>0.025827193914968</text:p>
          </table:table-cell>
          <table:table-cell office:value-type="float" office:value="0.706819158075601" calcext:value-type="float">
            <text:p>0.706819158075601</text:p>
          </table:table-cell>
          <table:table-cell office:value-type="float" office:value="0.0462581381908756" calcext:value-type="float">
            <text:p>0.0462581381908756</text:p>
          </table:table-cell>
          <table:table-cell office:value-type="float" office:value="0.731862113402062" calcext:value-type="float">
            <text:p>0.731862113402062</text:p>
          </table:table-cell>
          <table:table-cell office:value-type="float" office:value="0.0215369105733396" calcext:value-type="float">
            <text:p>0.0215369105733396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48132369623069" calcext:value-type="float">
            <text:p>0.0248132369623069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312023072220963" calcext:value-type="float">
            <text:p>0.0312023072220963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0513119696545" calcext:value-type="float">
            <text:p>0.030513119696545</text:p>
          </table:table-cell>
          <table:table-cell office:value-type="float" office:value="0.737993986254296" calcext:value-type="float">
            <text:p>0.737993986254296</text:p>
          </table:table-cell>
          <table:table-cell office:value-type="float" office:value="0.0325233493203161" calcext:value-type="float">
            <text:p>0.0325233493203161</text:p>
          </table:table-cell>
          <table:table-cell office:value-type="float" office:value="0.733859536082474" calcext:value-type="float">
            <text:p>0.733859536082474</text:p>
          </table:table-cell>
          <table:table-cell office:value-type="float" office:value="0.0188919385023635" calcext:value-type="float">
            <text:p>0.0188919385023635</text:p>
          </table:table-cell>
          <table:table-cell office:value-type="float" office:value="0.725547680412371" calcext:value-type="float">
            <text:p>0.725547680412371</text:p>
          </table:table-cell>
          <table:table-cell office:value-type="float" office:value="0.0320963159527113" calcext:value-type="float">
            <text:p>0.0320963159527113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306087073879926" calcext:value-type="float">
            <text:p>0.0306087073879926</text:p>
          </table:table-cell>
          <table:table-cell office:value-type="float" office:value="0.738026202749141" calcext:value-type="float">
            <text:p>0.738026202749141</text:p>
          </table:table-cell>
          <table:table-cell office:value-type="float" office:value="0.0358021275718911" calcext:value-type="float">
            <text:p>0.035802127571891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255988959505476" calcext:value-type="float">
            <text:p>0.0255988959505476</text:p>
          </table:table-cell>
          <table:table-cell office:value-type="float" office:value="0.731840635738832" calcext:value-type="float">
            <text:p>0.731840635738832</text:p>
          </table:table-cell>
          <table:table-cell office:value-type="float" office:value="0.0195774558651541" calcext:value-type="float">
            <text:p>0.019577455865154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29494220526646" calcext:value-type="float">
            <text:p>0.029494220526646</text:p>
          </table:table-cell>
          <table:table-cell office:value-type="float" office:value="0.73701675257732" calcext:value-type="float">
            <text:p>0.73701675257732</text:p>
          </table:table-cell>
          <table:table-cell office:value-type="float" office:value="0.0194640940375655" calcext:value-type="float">
            <text:p>0.0194640940375655</text:p>
          </table:table-cell>
          <table:table-cell office:value-type="float" office:value="0.734987113402062" calcext:value-type="float">
            <text:p>0.734987113402062</text:p>
          </table:table-cell>
          <table:table-cell office:value-type="float" office:value="0.0312696878067388" calcext:value-type="float">
            <text:p>0.03126968780673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0.726567869415808" calcext:value-type="float">
            <text:p>0.726567869415808</text:p>
          </table:table-cell>
          <table:table-cell office:value-type="float" office:value="0.0298215633104264" calcext:value-type="float">
            <text:p>0.0298215633104264</text:p>
          </table:table-cell>
          <table:table-cell office:value-type="float" office:value="0.716204896907217" calcext:value-type="float">
            <text:p>0.716204896907217</text:p>
          </table:table-cell>
          <table:table-cell office:value-type="float" office:value="0.0381246184700745" calcext:value-type="float">
            <text:p>0.0381246184700745</text:p>
          </table:table-cell>
          <table:table-cell office:value-type="float" office:value="0.741161941580756" calcext:value-type="float">
            <text:p>0.741161941580756</text:p>
          </table:table-cell>
          <table:table-cell office:value-type="float" office:value="0.0216456684343547" calcext:value-type="float">
            <text:p>0.0216456684343547</text:p>
          </table:table-cell>
          <table:table-cell office:value-type="float" office:value="0.74326675257732" calcext:value-type="float">
            <text:p>0.74326675257732</text:p>
          </table:table-cell>
          <table:table-cell office:value-type="float" office:value="0.0210578511922041" calcext:value-type="float">
            <text:p>0.0210578511922041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272515258929954" calcext:value-type="float">
            <text:p>0.0272515258929954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14148715804711" calcext:value-type="float">
            <text:p>0.0214148715804711</text:p>
          </table:table-cell>
          <table:table-cell office:value-type="float" office:value="0.739035652920962" calcext:value-type="float">
            <text:p>0.739035652920962</text:p>
          </table:table-cell>
          <table:table-cell office:value-type="float" office:value="0.0316221445613233" calcext:value-type="float">
            <text:p>0.031622144561323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153408092600382" calcext:value-type="float">
            <text:p>0.0153408092600382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56323335968973" calcext:value-type="float">
            <text:p>0.0256323335968973</text:p>
          </table:table-cell>
          <table:table-cell office:value-type="float" office:value="0.731829896907217" calcext:value-type="float">
            <text:p>0.731829896907217</text:p>
          </table:table-cell>
          <table:table-cell office:value-type="float" office:value="0.0315087396993972" calcext:value-type="float">
            <text:p>0.0315087396993972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330299414462011" calcext:value-type="float">
            <text:p>0.0330299414462011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33760394213492" calcext:value-type="float">
            <text:p>0.033760394213492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49240881347665" calcext:value-type="float">
            <text:p>0.0249240881347665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28879160618526" calcext:value-type="float">
            <text:p>0.0328879160618526</text:p>
          </table:table-cell>
          <table:table-cell office:value-type="float" office:value="0.740109536082474" calcext:value-type="float">
            <text:p>0.740109536082474</text:p>
          </table:table-cell>
          <table:table-cell office:value-type="float" office:value="0.0274716137395282" calcext:value-type="float">
            <text:p>0.0274716137395282</text:p>
          </table:table-cell>
          <table:table-cell office:value-type="float" office:value="0.734944158075601" calcext:value-type="float">
            <text:p>0.734944158075601</text:p>
          </table:table-cell>
          <table:table-cell office:value-type="float" office:value="0.0293636654682306" calcext:value-type="float">
            <text:p>0.0293636654682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0.725547680412371" calcext:value-type="float">
            <text:p>0.725547680412371</text:p>
          </table:table-cell>
          <table:table-cell office:value-type="float" office:value="0.0301105063671019" calcext:value-type="float">
            <text:p>0.0301105063671019</text:p>
          </table:table-cell>
          <table:table-cell office:value-type="float" office:value="0.714132302405498" calcext:value-type="float">
            <text:p>0.714132302405498</text:p>
          </table:table-cell>
          <table:table-cell office:value-type="float" office:value="0.0453544989666579" calcext:value-type="float">
            <text:p>0.0453544989666579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5890832253129" calcext:value-type="float">
            <text:p>0.0255890832253129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294281086447966" calcext:value-type="float">
            <text:p>0.0294281086447966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298432283008495" calcext:value-type="float">
            <text:p>0.0298432283008495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240367049449751" calcext:value-type="float">
            <text:p>0.0240367049449751</text:p>
          </table:table-cell>
          <table:table-cell office:value-type="float" office:value="0.738015463917526" calcext:value-type="float">
            <text:p>0.738015463917526</text:p>
          </table:table-cell>
          <table:table-cell office:value-type="float" office:value="0.0292338795743827" calcext:value-type="float">
            <text:p>0.0292338795743827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41787363441254" calcext:value-type="float">
            <text:p>0.0241787363441254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270236272165798" calcext:value-type="float">
            <text:p>0.0270236272165798</text:p>
          </table:table-cell>
          <table:table-cell office:value-type="float" office:value="0.735964347079038" calcext:value-type="float">
            <text:p>0.735964347079038</text:p>
          </table:table-cell>
          <table:table-cell office:value-type="float" office:value="0.0274272950339986" calcext:value-type="float">
            <text:p>0.0274272950339986</text:p>
          </table:table-cell>
          <table:table-cell office:value-type="float" office:value="0.725558419243986" calcext:value-type="float">
            <text:p>0.725558419243986</text:p>
          </table:table-cell>
          <table:table-cell office:value-type="float" office:value="0.0257375341926464" calcext:value-type="float">
            <text:p>0.0257375341926464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318306106474692" calcext:value-type="float">
            <text:p>0.0318306106474692</text:p>
          </table:table-cell>
          <table:table-cell office:value-type="float" office:value="0.725590635738832" calcext:value-type="float">
            <text:p>0.725590635738832</text:p>
          </table:table-cell>
          <table:table-cell office:value-type="float" office:value="0.0327916182004263" calcext:value-type="float">
            <text:p>0.0327916182004263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322871445174235" calcext:value-type="float">
            <text:p>0.0322871445174235</text:p>
          </table:table-cell>
          <table:table-cell office:value-type="float" office:value="0.739100085910653" calcext:value-type="float">
            <text:p>0.739100085910653</text:p>
          </table:table-cell>
          <table:table-cell office:value-type="float" office:value="0.029052558858948" calcext:value-type="float">
            <text:p>0.029052558858948</text:p>
          </table:table-cell>
          <table:table-cell office:value-type="float" office:value="0.738069158075601" calcext:value-type="float">
            <text:p>0.738069158075601</text:p>
          </table:table-cell>
          <table:table-cell office:value-type="float" office:value="0.0333565715591465" calcext:value-type="float">
            <text:p>0.03335657155914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0.727620274914089" calcext:value-type="float">
            <text:p>0.727620274914089</text:p>
          </table:table-cell>
          <table:table-cell office:value-type="float" office:value="0.0274666108117633" calcext:value-type="float">
            <text:p>0.0274666108117633</text:p>
          </table:table-cell>
          <table:table-cell office:value-type="float" office:value="0.719329896907216" calcext:value-type="float">
            <text:p>0.719329896907216</text:p>
          </table:table-cell>
          <table:table-cell office:value-type="float" office:value="0.0458126718296989" calcext:value-type="float">
            <text:p>0.0458126718296989</text:p>
          </table:table-cell>
          <table:table-cell office:value-type="float" office:value="0.744276202749141" calcext:value-type="float">
            <text:p>0.744276202749141</text:p>
          </table:table-cell>
          <table:table-cell office:value-type="float" office:value="0.0231867625112242" calcext:value-type="float">
            <text:p>0.0231867625112242</text:p>
          </table:table-cell>
          <table:table-cell office:value-type="float" office:value="0.734954896907216" calcext:value-type="float">
            <text:p>0.734954896907216</text:p>
          </table:table-cell>
          <table:table-cell office:value-type="float" office:value="0.0261946521996437" calcext:value-type="float">
            <text:p>0.026194652199643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52981386848411" calcext:value-type="float">
            <text:p>0.0252981386848411</text:p>
          </table:table-cell>
          <table:table-cell office:value-type="float" office:value="0.734911941580756" calcext:value-type="float">
            <text:p>0.734911941580756</text:p>
          </table:table-cell>
          <table:table-cell office:value-type="float" office:value="0.0288593098995035" calcext:value-type="float">
            <text:p>0.028859309899503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261582008686331" calcext:value-type="float">
            <text:p>0.026158200868633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20935366846513" calcext:value-type="float">
            <text:p>0.020935366846513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7472348358493" calcext:value-type="float">
            <text:p>0.027472348358493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307635070175218" calcext:value-type="float">
            <text:p>0.0307635070175218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32782975161901" calcext:value-type="float">
            <text:p>0.0332782975161901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19011308335886" calcext:value-type="float">
            <text:p>0.0319011308335886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300865893095775" calcext:value-type="float">
            <text:p>0.0300865893095775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321535196510949" calcext:value-type="float">
            <text:p>0.0321535196510949</text:p>
          </table:table-cell>
          <table:table-cell office:value-type="float" office:value="0.743256013745704" calcext:value-type="float">
            <text:p>0.743256013745704</text:p>
          </table:table-cell>
          <table:table-cell office:value-type="float" office:value="0.02719862429623" calcext:value-type="float">
            <text:p>0.02719862429623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267462405588297" calcext:value-type="float">
            <text:p>0.02674624055882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0.727405498281787" calcext:value-type="float">
            <text:p>0.727405498281787</text:p>
          </table:table-cell>
          <table:table-cell office:value-type="float" office:value="0.0270414706161283" calcext:value-type="float">
            <text:p>0.0270414706161283</text:p>
          </table:table-cell>
          <table:table-cell office:value-type="float" office:value="0.71245060137457" calcext:value-type="float">
            <text:p>0.71245060137457</text:p>
          </table:table-cell>
          <table:table-cell office:value-type="float" office:value="0.045610571265607" calcext:value-type="float">
            <text:p>0.045610571265607</text:p>
          </table:table-cell>
          <table:table-cell office:value-type="float" office:value="0.737426975945017" calcext:value-type="float">
            <text:p>0.737426975945017</text:p>
          </table:table-cell>
          <table:table-cell office:value-type="float" office:value="0.0259834267474667" calcext:value-type="float">
            <text:p>0.0259834267474667</text:p>
          </table:table-cell>
          <table:table-cell office:value-type="float" office:value="0.739308419243986" calcext:value-type="float">
            <text:p>0.739308419243986</text:p>
          </table:table-cell>
          <table:table-cell office:value-type="float" office:value="0.0266045363763507" calcext:value-type="float">
            <text:p>0.0266045363763507</text:p>
          </table:table-cell>
          <table:table-cell office:value-type="float" office:value="0.732010309278351" calcext:value-type="float">
            <text:p>0.732010309278351</text:p>
          </table:table-cell>
          <table:table-cell office:value-type="float" office:value="0.0289147579177941" calcext:value-type="float">
            <text:p>0.0289147579177941</text:p>
          </table:table-cell>
          <table:table-cell office:value-type="float" office:value="0.732237972508591" calcext:value-type="float">
            <text:p>0.732237972508591</text:p>
          </table:table-cell>
          <table:table-cell office:value-type="float" office:value="0.0277675535926757" calcext:value-type="float">
            <text:p>0.0277675535926757</text:p>
          </table:table-cell>
          <table:table-cell office:value-type="float" office:value="0.736346649484536" calcext:value-type="float">
            <text:p>0.736346649484536</text:p>
          </table:table-cell>
          <table:table-cell office:value-type="float" office:value="0.0314640867856864" calcext:value-type="float">
            <text:p>0.0314640867856864</text:p>
          </table:table-cell>
          <table:table-cell office:value-type="float" office:value="0.734087199312715" calcext:value-type="float">
            <text:p>0.734087199312715</text:p>
          </table:table-cell>
          <table:table-cell office:value-type="float" office:value="0.0212214249798303" calcext:value-type="float">
            <text:p>0.0212214249798303</text:p>
          </table:table-cell>
          <table:table-cell office:value-type="float" office:value="0.727025343642612" calcext:value-type="float">
            <text:p>0.727025343642612</text:p>
          </table:table-cell>
          <table:table-cell office:value-type="float" office:value="0.0320745167636562" calcext:value-type="float">
            <text:p>0.0320745167636562</text:p>
          </table:table-cell>
          <table:table-cell office:value-type="float" office:value="0.734514604810996" calcext:value-type="float">
            <text:p>0.734514604810996</text:p>
          </table:table-cell>
          <table:table-cell office:value-type="float" office:value="0.0292199647479549" calcext:value-type="float">
            <text:p>0.0292199647479549</text:p>
          </table:table-cell>
          <table:table-cell office:value-type="float" office:value="0.73055412371134" calcext:value-type="float">
            <text:p>0.73055412371134</text:p>
          </table:table-cell>
          <table:table-cell office:value-type="float" office:value="0.0297905351011513" calcext:value-type="float">
            <text:p>0.0297905351011513</text:p>
          </table:table-cell>
          <table:table-cell office:value-type="float" office:value="0.73222293814433" calcext:value-type="float">
            <text:p>0.73222293814433</text:p>
          </table:table-cell>
          <table:table-cell office:value-type="float" office:value="0.0351990654580655" calcext:value-type="float">
            <text:p>0.0351990654580655</text:p>
          </table:table-cell>
          <table:table-cell office:value-type="float" office:value="0.730167525773196" calcext:value-type="float">
            <text:p>0.730167525773196</text:p>
          </table:table-cell>
          <table:table-cell office:value-type="float" office:value="0.0277601985856377" calcext:value-type="float">
            <text:p>0.0277601985856377</text:p>
          </table:table-cell>
          <table:table-cell office:value-type="float" office:value="0.729319158075601" calcext:value-type="float">
            <text:p>0.729319158075601</text:p>
          </table:table-cell>
          <table:table-cell office:value-type="float" office:value="0.0317377211113708" calcext:value-type="float">
            <text:p>0.0317377211113708</text:p>
          </table:table-cell>
          <table:table-cell office:value-type="float" office:value="0.738672680412371" calcext:value-type="float">
            <text:p>0.738672680412371</text:p>
          </table:table-cell>
          <table:table-cell office:value-type="float" office:value="0.0282560169446769" calcext:value-type="float">
            <text:p>0.0282560169446769</text:p>
          </table:table-cell>
          <table:table-cell office:value-type="float" office:value="0.73164089347079" calcext:value-type="float">
            <text:p>0.73164089347079</text:p>
          </table:table-cell>
          <table:table-cell office:value-type="float" office:value="0.0320092799444262" calcext:value-type="float">
            <text:p>0.0320092799444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17574283414711" calcext:value-type="float">
            <text:p>0.031757428341471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321547649816615" calcext:value-type="float">
            <text:p>0.03215476498166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08606443681135" calcext:value-type="float">
            <text:p>0.0308606443681135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45252830471504" calcext:value-type="float">
            <text:p>0.0245252830471504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56729787496459" calcext:value-type="float">
            <text:p>0.0356729787496459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46146469662361" calcext:value-type="float">
            <text:p>0.034614646966236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636266502275" calcext:value-type="float">
            <text:p>0.0395636266502275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54032005886524" calcext:value-type="float">
            <text:p>0.0354032005886524</text:p>
          </table:table-cell>
          <table:table-cell office:value-type="float" office:value="0.730723797250859" calcext:value-type="float">
            <text:p>0.730723797250859</text:p>
          </table:table-cell>
          <table:table-cell office:value-type="float" office:value="0.0355312455786658" calcext:value-type="float">
            <text:p>0.035531245578665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42126428579149" calcext:value-type="float">
            <text:p>0.0242126428579149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36761266899721" calcext:value-type="float">
            <text:p>0.0336761266899721</text:p>
          </table:table-cell>
          <table:table-cell office:value-type="float" office:value="0.711018041237113" calcext:value-type="float">
            <text:p>0.711018041237113</text:p>
          </table:table-cell>
          <table:table-cell office:value-type="float" office:value="0.0324801086385086" calcext:value-type="float">
            <text:p>0.0324801086385086</text:p>
          </table:table-cell>
          <table:table-cell office:value-type="float" office:value="0.718320446735395" calcext:value-type="float">
            <text:p>0.718320446735395</text:p>
          </table:table-cell>
          <table:table-cell office:value-type="float" office:value="0.0356444381449477" calcext:value-type="float">
            <text:p>0.035644438144947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92747281764723" calcext:value-type="float">
            <text:p>0.0292747281764723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49291258598671" calcext:value-type="float">
            <text:p>0.024929125859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371563573883</text:p>
          </table:table-cell>
          <table:table-cell office:value-type="float" office:value="0.0193052514867106" calcext:value-type="float">
            <text:p>0.0193052514867106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61079257190537" calcext:value-type="float">
            <text:p>0.0261079257190537</text:p>
          </table:table-cell>
          <table:table-cell office:value-type="float" office:value="0.734879725085911" calcext:value-type="float">
            <text:p>0.734879725085911</text:p>
          </table:table-cell>
          <table:table-cell office:value-type="float" office:value="0.0396687975822117" calcext:value-type="float">
            <text:p>0.0396687975822117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393770761506178" calcext:value-type="float">
            <text:p>0.0393770761506178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89058119144587" calcext:value-type="float">
            <text:p>0.0389058119144587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18198203107541" calcext:value-type="float">
            <text:p>0.0318198203107541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172145551254299" calcext:value-type="float">
            <text:p>0.017214555125429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88075705052165" calcext:value-type="float">
            <text:p>0.02880757050521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75381794781981" calcext:value-type="float">
            <text:p>0.0375381794781981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55833139897977" calcext:value-type="float">
            <text:p>0.0255833139897977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75144243996135" calcext:value-type="float">
            <text:p>0.0275144243996135</text:p>
          </table:table-cell>
          <table:table-cell office:value-type="float" office:value="0.727631013745704" calcext:value-type="float">
            <text:p>0.727631013745704</text:p>
          </table:table-cell>
          <table:table-cell office:value-type="float" office:value="0.0326378457678989" calcext:value-type="float">
            <text:p>0.0326378457678989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295798902721849" calcext:value-type="float">
            <text:p>0.02957989027218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86691212205785" calcext:value-type="float">
            <text:p>0.0386691212205785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96805647870531" calcext:value-type="float">
            <text:p>0.029680564787053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5489129543857" calcext:value-type="float">
            <text:p>0.02548912954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1919860966648" calcext:value-type="float">
            <text:p>0.0191986096664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0567493086741" calcext:value-type="float">
            <text:p>0.030567493086741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324767551607609" calcext:value-type="float">
            <text:p>0.03247675516076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52964556165702" calcext:value-type="float">
            <text:p>0.0352964556165702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56442386306696" calcext:value-type="float">
            <text:p>0.0356442386306696</text:p>
          </table:table-cell>
          <table:table-cell office:value-type="float" office:value="0.733923969072165" calcext:value-type="float">
            <text:p>0.733923969072165</text:p>
          </table:table-cell>
          <table:table-cell office:value-type="float" office:value="0.0307372488122531" calcext:value-type="float">
            <text:p>0.0307372488122531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6084046970523" calcext:value-type="float">
            <text:p>0.0256084046970523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401069379454293" calcext:value-type="float">
            <text:p>0.0401069379454293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5329013313356" calcext:value-type="float">
            <text:p>0.0353290133133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03904697330199" calcext:value-type="float">
            <text:p>0.030390469733019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19871982769734" calcext:value-type="float">
            <text:p>0.0319871982769734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02332473545293" calcext:value-type="float">
            <text:p>0.0302332473545293</text:p>
          </table:table-cell>
          <table:table-cell office:value-type="float" office:value="0.721370274914089" calcext:value-type="float">
            <text:p>0.721370274914089</text:p>
          </table:table-cell>
          <table:table-cell office:value-type="float" office:value="0.0328526038675281" calcext:value-type="float">
            <text:p>0.032852603867528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37276824034311" calcext:value-type="float">
            <text:p>0.0337276824034311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31954039741273" calcext:value-type="float">
            <text:p>0.0231954039741273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281889182029033" calcext:value-type="float">
            <text:p>0.0281889182029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30041743297289" calcext:value-type="float">
            <text:p>0.023004174329728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96395837974234" calcext:value-type="float">
            <text:p>0.029639583797423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330969481800509" calcext:value-type="float">
            <text:p>0.03309694818005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05186182862798" calcext:value-type="float">
            <text:p>0.030518618286279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69041989722595" calcext:value-type="float">
            <text:p>0.026904198972259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63201535897888" calcext:value-type="float">
            <text:p>0.026320153589788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86449819956138" calcext:value-type="float">
            <text:p>0.0386449819956138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34786336083468" calcext:value-type="float">
            <text:p>0.0334786336083468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74734794000812" calcext:value-type="float">
            <text:p>0.0274734794000812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1223399922346" calcext:value-type="float">
            <text:p>0.031223399922346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353847009428393" calcext:value-type="float">
            <text:p>0.0353847009428393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342986263618656" calcext:value-type="float">
            <text:p>0.034298626361865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4721465229031" calcext:value-type="float">
            <text:p>0.032472146522903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94216745986183" calcext:value-type="float">
            <text:p>0.029421674598618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13659357188576" calcext:value-type="float">
            <text:p>0.0313659357188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801545459844" calcext:value-type="float">
            <text:p>0.0265801545459844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36444469611744" calcext:value-type="float">
            <text:p>0.0336444469611744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06701419470749" calcext:value-type="float">
            <text:p>0.0306701419470749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61529251971897" calcext:value-type="float">
            <text:p>0.036152925197189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95703016836" calcext:value-type="float">
            <text:p>0.028795703016836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46254915089634" calcext:value-type="float">
            <text:p>0.0346254915089634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93487223187564" calcext:value-type="float">
            <text:p>0.0293487223187564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13176939861859" calcext:value-type="float">
            <text:p>0.041317693986185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46065668688839" calcext:value-type="float">
            <text:p>0.0346065668688839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67574894070415" calcext:value-type="float">
            <text:p>0.0267574894070415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66405020117409" calcext:value-type="float">
            <text:p>0.0266405020117409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38830984785124" calcext:value-type="float">
            <text:p>0.0338830984785124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89937515703071" calcext:value-type="float">
            <text:p>0.028993751570307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11181311037538" calcext:value-type="float">
            <text:p>0.031118131103753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347485383766" calcext:value-type="float">
            <text:p>0.03347485383766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87356544106552" calcext:value-type="float">
            <text:p>0.02873565441065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268900343643</text:p>
          </table:table-cell>
          <table:table-cell office:value-type="float" office:value="0.023969123674075" calcext:value-type="float">
            <text:p>0.023969123674075</text:p>
          </table:table-cell>
          <table:table-cell office:value-type="float" office:value="0.729521048109966" calcext:value-type="float">
            <text:p>0.729521048109966</text:p>
          </table:table-cell>
          <table:table-cell office:value-type="float" office:value="0.0304228429092108" calcext:value-type="float">
            <text:p>0.0304228429092108</text:p>
          </table:table-cell>
          <table:table-cell office:value-type="float" office:value="0.727648195876289" calcext:value-type="float">
            <text:p>0.727648195876289</text:p>
          </table:table-cell>
          <table:table-cell office:value-type="float" office:value="0.0333546574476424" calcext:value-type="float">
            <text:p>0.0333546574476424</text:p>
          </table:table-cell>
          <table:table-cell office:value-type="float" office:value="0.729108676975945" calcext:value-type="float">
            <text:p>0.729108676975945</text:p>
          </table:table-cell>
          <table:table-cell office:value-type="float" office:value="0.0331740716595616" calcext:value-type="float">
            <text:p>0.0331740716595616</text:p>
          </table:table-cell>
          <table:table-cell office:value-type="float" office:value="0.728069158075601" calcext:value-type="float">
            <text:p>0.728069158075601</text:p>
          </table:table-cell>
          <table:table-cell office:value-type="float" office:value="0.0333375807690611" calcext:value-type="float">
            <text:p>0.0333375807690611</text:p>
          </table:table-cell>
          <table:table-cell office:value-type="float" office:value="0.731823453608247" calcext:value-type="float">
            <text:p>0.731823453608247</text:p>
          </table:table-cell>
          <table:table-cell office:value-type="float" office:value="0.0317402813140932" calcext:value-type="float">
            <text:p>0.0317402813140932</text:p>
          </table:table-cell>
          <table:table-cell office:value-type="float" office:value="0.736801975945017" calcext:value-type="float">
            <text:p>0.736801975945017</text:p>
          </table:table-cell>
          <table:table-cell office:value-type="float" office:value="0.027611092476251" calcext:value-type="float">
            <text:p>0.027611092476251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8560770042196" calcext:value-type="float">
            <text:p>0.0368560770042196</text:p>
          </table:table-cell>
          <table:table-cell office:value-type="float" office:value="0.733470790378007" calcext:value-type="float">
            <text:p>0.733470790378007</text:p>
          </table:table-cell>
          <table:table-cell office:value-type="float" office:value="0.0352967277694901" calcext:value-type="float">
            <text:p>0.0352967277694901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6883479077571" calcext:value-type="float">
            <text:p>0.02688347907757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94230529730887" calcext:value-type="float">
            <text:p>0.0294230529730887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331630038467504" calcext:value-type="float">
            <text:p>0.0331630038467504</text:p>
          </table:table-cell>
          <table:table-cell office:value-type="float" office:value="0.719525343642612" calcext:value-type="float">
            <text:p>0.719525343642612</text:p>
          </table:table-cell>
          <table:table-cell office:value-type="float" office:value="0.0316409961420789" calcext:value-type="float">
            <text:p>0.0316409961420789</text:p>
          </table:table-cell>
          <table:table-cell office:value-type="float" office:value="0.726202749140893" calcext:value-type="float">
            <text:p>0.726202749140893</text:p>
          </table:table-cell>
          <table:table-cell office:value-type="float" office:value="0.0343263038791228" calcext:value-type="float">
            <text:p>0.0343263038791228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290094450747862" calcext:value-type="float">
            <text:p>0.0290094450747862</text:p>
          </table:table-cell>
          <table:table-cell office:value-type="float" office:value="0.729503865979381" calcext:value-type="float">
            <text:p>0.729503865979381</text:p>
          </table:table-cell>
          <table:table-cell office:value-type="float" office:value="0.027741752747228" calcext:value-type="float">
            <text:p>0.027741752747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2381330310866" calcext:value-type="float">
            <text:p>0.0442381330310866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508469359515418" calcext:value-type="float">
            <text:p>0.0508469359515418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22107191406282" calcext:value-type="float">
            <text:p>0.0422107191406282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9958897632842" calcext:value-type="float">
            <text:p>0.0439958897632842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362973745817139" calcext:value-type="float">
            <text:p>0.0362973745817139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73738355146773" calcext:value-type="float">
            <text:p>0.0473738355146773</text:p>
          </table:table-cell>
          <table:table-cell office:value-type="float" office:value="0.634210526315789" calcext:value-type="float">
            <text:p>0.634210526315789</text:p>
          </table:table-cell>
          <table:table-cell office:value-type="float" office:value="0.0583404779514214" calcext:value-type="float">
            <text:p>0.0583404779514214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95870571361405" calcext:value-type="float">
            <text:p>0.0495870571361405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0346639323182" calcext:value-type="float">
            <text:p>0.040346639323182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19448374063215" calcext:value-type="float">
            <text:p>0.051944837406321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23320726803599" calcext:value-type="float">
            <text:p>0.0423320726803599</text:p>
          </table:table-cell>
          <table:table-cell office:value-type="float" office:value="0.628070175438596" calcext:value-type="float">
            <text:p>0.628070175438596</text:p>
          </table:table-cell>
          <table:table-cell office:value-type="float" office:value="0.0547338430727372" calcext:value-type="float">
            <text:p>0.0547338430727372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374451709791394" calcext:value-type="float">
            <text:p>0.0374451709791394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341492428553366" calcext:value-type="float">
            <text:p>0.0341492428553366</text:p>
          </table:table-cell>
          <table:table-cell office:value-type="float" office:value="0.662280701754386" calcext:value-type="float">
            <text:p>0.662280701754386</text:p>
          </table:table-cell>
          <table:table-cell office:value-type="float" office:value="0.0375022085917563" calcext:value-type="float">
            <text:p>0.03750220859175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431323717300251" calcext:value-type="float">
            <text:p>0.043132371730025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505095272086296" calcext:value-type="float">
            <text:p>0.0505095272086296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41897906135966" calcext:value-type="float">
            <text:p>0.044189790613596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5750619886772" calcext:value-type="float">
            <text:p>0.0445750619886772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09774223189586" calcext:value-type="float">
            <text:p>0.0409774223189586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56631767686118" calcext:value-type="float">
            <text:p>0.055663176768611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531166728789034" calcext:value-type="float">
            <text:p>0.053116672878903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41510785688347" calcext:value-type="float">
            <text:p>0.0441510785688347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51282248581038" calcext:value-type="float">
            <text:p>0.051282248581038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379441595263352" calcext:value-type="float">
            <text:p>0.037944159526335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64258984149726" calcext:value-type="float">
            <text:p>0.0464258984149726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372620639112841" calcext:value-type="float">
            <text:p>0.037262063911284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8018687626115" calcext:value-type="float">
            <text:p>0.0528018687626115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81258481555972" calcext:value-type="float">
            <text:p>0.0481258481555972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388349888090853" calcext:value-type="float">
            <text:p>0.0388349888090853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49189809816877" calcext:value-type="float">
            <text:p>0.04491898098168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503059957136995" calcext:value-type="float">
            <text:p>0.0503059957136995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45147190008019" calcext:value-type="float">
            <text:p>0.054514719000801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3724466262849" calcext:value-type="float">
            <text:p>0.0423724466262849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43057238008791" calcext:value-type="float">
            <text:p>0.044305723800879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522729824095591" calcext:value-type="float">
            <text:p>0.0522729824095591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3357834931328" calcext:value-type="float">
            <text:p>0.045335783493132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48432025959444" calcext:value-type="float">
            <text:p>0.0348432025959444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579213123481374" calcext:value-type="float">
            <text:p>0.0579213123481374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372620639112841" calcext:value-type="float">
            <text:p>0.0372620639112841</text:p>
          </table:table-cell>
          <table:table-cell office:value-type="float" office:value="0.65" calcext:value-type="float">
            <text:p>0.65</text:p>
          </table:table-cell>
          <table:table-cell office:value-type="float" office:value="0.0403995807438339" calcext:value-type="float">
            <text:p>0.0403995807438339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35197197627612" calcext:value-type="float">
            <text:p>0.035197197627612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572980056791386" calcext:value-type="float">
            <text:p>0.0572980056791386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60096801468326" calcext:value-type="float">
            <text:p>0.0460096801468326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9660187257573" calcext:value-type="float">
            <text:p>0.0469660187257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01341752906982" calcext:value-type="float">
            <text:p>0.040134175290698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562742068945937" calcext:value-type="float">
            <text:p>0.0562742068945937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71186687582446" calcext:value-type="float">
            <text:p>0.0571186687582446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39958897632842" calcext:value-type="float">
            <text:p>0.0439958897632842</text:p>
          </table:table-cell>
          <table:table-cell office:value-type="float" office:value="0.65" calcext:value-type="float">
            <text:p>0.65</text:p>
          </table:table-cell>
          <table:table-cell office:value-type="float" office:value="0.0384477908153836" calcext:value-type="float">
            <text:p>0.038447790815383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88925262364408" calcext:value-type="float">
            <text:p>0.0488925262364408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394574365522086" calcext:value-type="float">
            <text:p>0.0394574365522086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363914703315136" calcext:value-type="float">
            <text:p>0.036391470331513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372735344560876" calcext:value-type="float">
            <text:p>0.0372735344560876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94574365522086" calcext:value-type="float">
            <text:p>0.0394574365522086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316141237912877" calcext:value-type="float">
            <text:p>0.0316141237912877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39958897632843" calcext:value-type="float">
            <text:p>0.043995889763284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" calcext:value-type="float">
            <text:p>0.65</text:p>
          </table:table-cell>
          <table:table-cell office:value-type="float" office:value="0.0490060573067029" calcext:value-type="float">
            <text:p>0.0490060573067029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13616102801333" calcext:value-type="float">
            <text:p>0.0413616102801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17217753958759" calcext:value-type="float">
            <text:p>0.0417217753958759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539471703192926" calcext:value-type="float">
            <text:p>0.0539471703192926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559466076990648" calcext:value-type="float">
            <text:p>0.055946607699064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7377976429696" calcext:value-type="float">
            <text:p>0.0447377976429696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370319068982165" calcext:value-type="float">
            <text:p>0.037031906898216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09461139565737" calcext:value-type="float">
            <text:p>0.0409461139565737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90216701648028" calcext:value-type="float">
            <text:p>0.0390216701648028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363326890456352" calcext:value-type="float">
            <text:p>0.0363326890456352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437229839591081" calcext:value-type="float">
            <text:p>0.0437229839591081</text:p>
          </table:table-cell>
          <table:table-cell office:value-type="float" office:value="0.660526315789474" calcext:value-type="float">
            <text:p>0.660526315789474</text:p>
          </table:table-cell>
          <table:table-cell office:value-type="float" office:value="0.0365321595301415" calcext:value-type="float">
            <text:p>0.0365321595301415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398348219085997" calcext:value-type="float">
            <text:p>0.039834821908599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344111178243854" calcext:value-type="float">
            <text:p>0.034411117824385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80458383776461" calcext:value-type="float">
            <text:p>0.0480458383776461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388349888090853" calcext:value-type="float">
            <text:p>0.0388349888090853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20585348242323" calcext:value-type="float">
            <text:p>0.04205853482423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22407199414708" calcext:value-type="float">
            <text:p>0.0422407199414708</text:p>
          </table:table-cell>
          <table:table-cell office:value-type="float" office:value="0.638245614035088" calcext:value-type="float">
            <text:p>0.638245614035088</text:p>
          </table:table-cell>
          <table:table-cell office:value-type="float" office:value="0.0523767672175515" calcext:value-type="float">
            <text:p>0.0523767672175515</text:p>
          </table:table-cell>
          <table:table-cell office:value-type="float" office:value="0.657719298245614" calcext:value-type="float">
            <text:p>0.657719298245614</text:p>
          </table:table-cell>
          <table:table-cell office:value-type="float" office:value="0.0507961010424672" calcext:value-type="float">
            <text:p>0.0507961010424672</text:p>
          </table:table-cell>
          <table:table-cell office:value-type="float" office:value="0.649298245614035" calcext:value-type="float">
            <text:p>0.649298245614035</text:p>
          </table:table-cell>
          <table:table-cell office:value-type="float" office:value="0.0439354171569" calcext:value-type="float">
            <text:p>0.0439354171569</text:p>
          </table:table-cell>
          <table:table-cell office:value-type="float" office:value="0.647719298245614" calcext:value-type="float">
            <text:p>0.647719298245614</text:p>
          </table:table-cell>
          <table:table-cell office:value-type="float" office:value="0.0394120436830303" calcext:value-type="float">
            <text:p>0.0394120436830303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0490297269771725" calcext:value-type="float">
            <text:p>0.0490297269771725</text:p>
          </table:table-cell>
          <table:table-cell office:value-type="float" office:value="0.648947368421053" calcext:value-type="float">
            <text:p>0.648947368421053</text:p>
          </table:table-cell>
          <table:table-cell office:value-type="float" office:value="0.0470544082080938" calcext:value-type="float">
            <text:p>0.0470544082080938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02610995356137" calcext:value-type="float">
            <text:p>0.0402610995356137</text:p>
          </table:table-cell>
          <table:table-cell office:value-type="float" office:value="0.649824561403509" calcext:value-type="float">
            <text:p>0.649824561403509</text:p>
          </table:table-cell>
          <table:table-cell office:value-type="float" office:value="0.0479379747758531" calcext:value-type="float">
            <text:p>0.0479379747758531</text:p>
          </table:table-cell>
          <table:table-cell office:value-type="float" office:value="0.652982456140351" calcext:value-type="float">
            <text:p>0.652982456140351</text:p>
          </table:table-cell>
          <table:table-cell office:value-type="float" office:value="0.0385626095952136" calcext:value-type="float">
            <text:p>0.0385626095952136</text:p>
          </table:table-cell>
          <table:table-cell office:value-type="float" office:value="0.65140350877193" calcext:value-type="float">
            <text:p>0.65140350877193</text:p>
          </table:table-cell>
          <table:table-cell office:value-type="float" office:value="0.0436125150051873" calcext:value-type="float">
            <text:p>0.0436125150051873</text:p>
          </table:table-cell>
          <table:table-cell office:value-type="float" office:value="0.648947368421053" calcext:value-type="float">
            <text:p>0.648947368421053</text:p>
          </table:table-cell>
          <table:table-cell office:value-type="float" office:value="0.0361633151669858" calcext:value-type="float">
            <text:p>0.0361633151669858</text:p>
          </table:table-cell>
          <table:table-cell office:value-type="float" office:value="0.644385964912281" calcext:value-type="float">
            <text:p>0.644385964912281</text:p>
          </table:table-cell>
          <table:table-cell office:value-type="float" office:value="0.0513750891310835" calcext:value-type="float">
            <text:p>0.0513750891310835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12876806766816" calcext:value-type="float">
            <text:p>0.0412876806766816</text:p>
          </table:table-cell>
          <table:table-cell office:value-type="float" office:value="0.65140350877193" calcext:value-type="float">
            <text:p>0.65140350877193</text:p>
          </table:table-cell>
          <table:table-cell office:value-type="float" office:value="0.0422739101827677" calcext:value-type="float">
            <text:p>0.0422739101827677</text:p>
          </table:table-cell>
          <table:table-cell office:value-type="float" office:value="0.654561403508772" calcext:value-type="float">
            <text:p>0.654561403508772</text:p>
          </table:table-cell>
          <table:table-cell office:value-type="float" office:value="0.0425614706807134" calcext:value-type="float">
            <text:p>0.04256147068071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30844711949015" calcext:value-type="float">
            <text:p>0.053084471194901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8980511587101" calcext:value-type="float">
            <text:p>0.045898051158710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47079841537401" calcext:value-type="float">
            <text:p>0.0347079841537401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3475937093683" calcext:value-type="float">
            <text:p>0.0383475937093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7085990174035" calcext:value-type="float">
            <text:p>0.06708599017403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604916984373602" calcext:value-type="float">
            <text:p>0.060491698437360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32871332649302" calcext:value-type="float">
            <text:p>0.033287133264930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71839596583492" calcext:value-type="float">
            <text:p>0.047183959658349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604987648118294" calcext:value-type="float">
            <text:p>0.060498764811829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2677602901145" calcext:value-type="float">
            <text:p>0.048267760290114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79640202624" calcext:value-type="float">
            <text:p>0.05379640202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05552661221237" calcext:value-type="float">
            <text:p>0.0605552661221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5179898923128" calcext:value-type="float">
            <text:p>0.050517989892312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663719774825" calcext:value-type="float">
            <text:p>0.046637197748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32452848659182" calcext:value-type="float">
            <text:p>0.05324528486591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5539128508579" calcext:value-type="float">
            <text:p>0.05455391285085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4309767221764" calcext:value-type="float">
            <text:p>0.0444309767221764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455709047852824" calcext:value-type="float">
            <text:p>0.045570904785282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6739747129043" calcext:value-type="float">
            <text:p>0.045673974712904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5462822189781" calcext:value-type="float">
            <text:p>0.044546282218978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55239776749206" calcext:value-type="float">
            <text:p>0.0455239776749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9261949214852" calcext:value-type="float">
            <text:p>0.0419261949214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195129024869" calcext:value-type="float">
            <text:p>0.04619512902486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09896585820015" calcext:value-type="float">
            <text:p>0.050989658582001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3888998811268" calcext:value-type="float">
            <text:p>0.0388899881126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4770310517196" calcext:value-type="float">
            <text:p>0.05247703105171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0468296725837" calcext:value-type="float">
            <text:p>0.046046829672583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1" calcext:value-type="float">
            <text:p>0.050348465958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7627393482038" calcext:value-type="float">
            <text:p>0.041762739348203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5709047852825" calcext:value-type="float">
            <text:p>0.04557090478528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21501700014702" calcext:value-type="float">
            <text:p>0.052150170001470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2115864372191" calcext:value-type="float">
            <text:p>0.043211586437219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6739747129044" calcext:value-type="float">
            <text:p>0.0456739747129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57634733366564" calcext:value-type="float">
            <text:p>0.035763473336656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544013587846" calcext:value-type="float">
            <text:p>0.0395440135878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8234807582683" calcext:value-type="float">
            <text:p>0.0458234807582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82589030076672" calcext:value-type="float">
            <text:p>0.048258903007667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81688160750426" calcext:value-type="float">
            <text:p>0.038168816075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105263157895</text:p>
          </table:table-cell>
          <table:table-cell office:value-type="float" office:value="0.0477178555141529" calcext:value-type="float">
            <text:p>0.0477178555141529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49364482693856" calcext:value-type="float">
            <text:p>0.044936448269385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8014165913296" calcext:value-type="float">
            <text:p>0.0428014165913296</text:p>
          </table:table-cell>
          <table:table-cell office:value-type="float" office:value="0.641578947368421" calcext:value-type="float">
            <text:p>0.641578947368421</text:p>
          </table:table-cell>
          <table:table-cell office:value-type="float" office:value="0.0391395069989218" calcext:value-type="float">
            <text:p>0.039139506998921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7874701354521" calcext:value-type="float">
            <text:p>0.0467874701354521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4982092072716" calcext:value-type="float">
            <text:p>0.044982092072716</text:p>
          </table:table-cell>
          <table:table-cell office:value-type="float" office:value="0.654035087719298" calcext:value-type="float">
            <text:p>0.654035087719298</text:p>
          </table:table-cell>
          <table:table-cell office:value-type="float" office:value="0.0460777772596959" calcext:value-type="float">
            <text:p>0.046077777259695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4084661482085" calcext:value-type="float">
            <text:p>0.0464084661482085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864194234888" calcext:value-type="float">
            <text:p>0.049864194234888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51081317320718" calcext:value-type="float">
            <text:p>0.051081317320718</text:p>
          </table:table-cell>
          <table:table-cell office:value-type="float" office:value="0.645087719298246" calcext:value-type="float">
            <text:p>0.645087719298246</text:p>
          </table:table-cell>
          <table:table-cell office:value-type="float" office:value="0.0412725453592161" calcext:value-type="float">
            <text:p>0.041272545359216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58019528943407" calcext:value-type="float">
            <text:p>0.045801952894340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77578931005483" calcext:value-type="float">
            <text:p>0.04775789310054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0096639418777" calcext:value-type="float">
            <text:p>0.0490096639418777</text:p>
          </table:table-cell>
          <table:table-cell office:value-type="float" office:value="0.656842105263158" calcext:value-type="float">
            <text:p>0.656842105263158</text:p>
          </table:table-cell>
          <table:table-cell office:value-type="float" office:value="0.0443384143838747" calcext:value-type="float">
            <text:p>0.0443384143838747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67023272894721" calcext:value-type="float">
            <text:p>0.0467023272894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5103022978402" calcext:value-type="float">
            <text:p>0.035103022978402</text:p>
          </table:table-cell>
          <table:table-cell office:value-type="float" office:value="0.715" calcext:value-type="float">
            <text:p>0.715</text:p>
          </table:table-cell>
          <table:table-cell office:value-type="float" office:value="0.0217306746840088" calcext:value-type="float">
            <text:p>0.0217306746840088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11982905514602" calcext:value-type="float">
            <text:p>0.0311982905514602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43345864484552" calcext:value-type="float">
            <text:p>0.0443345864484552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5917508308808" calcext:value-type="float">
            <text:p>0.0325917508308808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14289321768618" calcext:value-type="float">
            <text:p>0.0314289321768618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5671019352638" calcext:value-type="float">
            <text:p>0.039567101935263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27278338896895" calcext:value-type="float">
            <text:p>0.032727833889689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34829973435938" calcext:value-type="float">
            <text:p>0.0334829973435938</text:p>
          </table:table-cell>
          <table:table-cell office:value-type="float" office:value="0.74" calcext:value-type="float">
            <text:p>0.74</text:p>
          </table:table-cell>
          <table:table-cell office:value-type="float" office:value="0.036514837167011" calcext:value-type="float">
            <text:p>0.03651483716701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516505351160835" calcext:value-type="float">
            <text:p>0.0516505351160835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1952353926806" calcext:value-type="float">
            <text:p>0.041952353926806</text:p>
          </table:table-cell>
          <table:table-cell office:value-type="float" office:value="0.731" calcext:value-type="float">
            <text:p>0.731</text:p>
          </table:table-cell>
          <table:table-cell office:value-type="float" office:value="0.035418137224372" calcext:value-type="float">
            <text:p>0.035418137224372</text:p>
          </table:table-cell>
          <table:table-cell office:value-type="float" office:value="0.738" calcext:value-type="float">
            <text:p>0.738</text:p>
          </table:table-cell>
          <table:table-cell office:value-type="float" office:value="0.0315524255098646" calcext:value-type="float">
            <text:p>0.0315524255098646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43345864484553" calcext:value-type="float">
            <text:p>0.0443345864484553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92852813828962" calcext:value-type="float">
            <text:p>0.03928528138289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48551358430763" calcext:value-type="float">
            <text:p>0.024855135843076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81371792932362" calcext:value-type="float">
            <text:p>0.0381371792932362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5418137224372" calcext:value-type="float">
            <text:p>0.035418137224372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97771570404701" calcext:value-type="float">
            <text:p>0.0397771570404701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09300285590987" calcext:value-type="float">
            <text:p>0.030930028559098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84079883214881" calcext:value-type="float">
            <text:p>0.0484079883214881</text:p>
          </table:table-cell>
          <table:table-cell office:value-type="float" office:value="0.774" calcext:value-type="float">
            <text:p>0.774</text:p>
          </table:table-cell>
          <table:table-cell office:value-type="float" office:value="0.0435124503255485" calcext:value-type="float">
            <text:p>0.043512450325548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8815804341359" calcext:value-type="float">
            <text:p>0.038815804341359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21109645262766" calcext:value-type="float">
            <text:p>0.042110964526276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64399253516483" calcext:value-type="float">
            <text:p>0.0464399253516483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6040101122068" calcext:value-type="float">
            <text:p>0.036040101122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76" calcext:value-type="float">
            <text:p>0.76</text:p>
          </table:table-cell>
          <table:table-cell office:value-type="float" office:value="0.036514837167011" calcext:value-type="float">
            <text:p>0.036514837167011</text:p>
          </table:table-cell>
          <table:table-cell office:value-type="float" office:value="0.735" calcext:value-type="float">
            <text:p>0.735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76" calcext:value-type="float">
            <text:p>0.76</text:p>
          </table:table-cell>
          <table:table-cell office:value-type="float" office:value="0.0336650164612069" calcext:value-type="float">
            <text:p>0.033665016461206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0204623269569" calcext:value-type="float">
            <text:p>0.0380204623269569</text:p>
          </table:table-cell>
          <table:table-cell office:value-type="float" office:value="0.77" calcext:value-type="float">
            <text:p>0.77</text:p>
          </table:table-cell>
          <table:table-cell office:value-type="float" office:value="0.0426874949162189" calcext:value-type="float">
            <text:p>0.0426874949162189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95671019352637" calcext:value-type="float">
            <text:p>0.0395671019352637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95145914949048" calcext:value-type="float">
            <text:p>0.029514591494904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19026296373477" calcext:value-type="float">
            <text:p>0.031902629637347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562632700396587" calcext:value-type="float">
            <text:p>0.0562632700396587</text:p>
          </table:table-cell>
          <table:table-cell office:value-type="float" office:value="0.773" calcext:value-type="float">
            <text:p>0.773</text:p>
          </table:table-cell>
          <table:table-cell office:value-type="float" office:value="0.0352924291535104" calcext:value-type="float">
            <text:p>0.035292429153510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8528488738133" calcext:value-type="float">
            <text:p>0.0385284887381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34165627596057" calcext:value-type="float">
            <text:p>0.033416562759605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07703596037884" calcext:value-type="float">
            <text:p>0.0407703596037884</text:p>
          </table:table-cell>
          <table:table-cell office:value-type="float" office:value="0.76" calcext:value-type="float">
            <text:p>0.76</text:p>
          </table:table-cell>
          <table:table-cell office:value-type="float" office:value="0.0413655788199695" calcext:value-type="float">
            <text:p>0.0413655788199695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23739962188552" calcext:value-type="float">
            <text:p>0.04237399621885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09838667696593" calcext:value-type="float">
            <text:p>0.0309838667696593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7588242262078" calcext:value-type="float">
            <text:p>0.02758824226207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94546152771341" calcext:value-type="float">
            <text:p>0.039454615277134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5018514709691" calcext:value-type="float">
            <text:p>0.045018514709691</text:p>
          </table:table-cell>
          <table:table-cell office:value-type="float" office:value="0.774" calcext:value-type="float">
            <text:p>0.774</text:p>
          </table:table-cell>
          <table:table-cell office:value-type="float" office:value="0.039496835316263" calcext:value-type="float">
            <text:p>0.039496835316263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37474278855276" calcext:value-type="float">
            <text:p>0.0337474278855276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01109061083632" calcext:value-type="float">
            <text:p>0.030110906108363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74314187696794" calcext:value-type="float">
            <text:p>0.0374314187696794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98998997994986" calcext:value-type="float">
            <text:p>0.049899899799498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22163738639668" calcext:value-type="float">
            <text:p>0.042216373863966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418137224372" calcext:value-type="float">
            <text:p>0.035418137224372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79467296996248" calcext:value-type="float">
            <text:p>0.047946729699624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88873015549063" calcext:value-type="float">
            <text:p>0.038887301554906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0585122924994" calcext:value-type="float">
            <text:p>0.03705851229249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37309617084627" calcext:value-type="float">
            <text:p>0.0337309617084627</text:p>
          </table:table-cell>
          <table:table-cell office:value-type="float" office:value="0.739" calcext:value-type="float">
            <text:p>0.739</text:p>
          </table:table-cell>
          <table:table-cell office:value-type="float" office:value="0.027264140062238" calcext:value-type="float">
            <text:p>0.027264140062238</text:p>
          </table:table-cell>
          <table:table-cell office:value-type="float" office:value="0.76" calcext:value-type="float">
            <text:p>0.76</text:p>
          </table:table-cell>
          <table:table-cell office:value-type="float" office:value="0.0377123616632825" calcext:value-type="float">
            <text:p>0.0377123616632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0427525177946021" calcext:value-type="float">
            <text:p>0.0427525177946021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24394994210713" calcext:value-type="float">
            <text:p>0.042439499421071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91709037722287" calcext:value-type="float">
            <text:p>0.0491709037722287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33999334663342" calcext:value-type="float">
            <text:p>0.0333999334663342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43996124009171" calcext:value-type="float">
            <text:p>0.0343996124009171</text:p>
          </table:table-cell>
          <table:table-cell office:value-type="float" office:value="0.76" calcext:value-type="float">
            <text:p>0.76</text:p>
          </table:table-cell>
          <table:table-cell office:value-type="float" office:value="0.0444722135470877" calcext:value-type="float">
            <text:p>0.0444722135470877</text:p>
          </table:table-cell>
          <table:table-cell office:value-type="float" office:value="0.77" calcext:value-type="float">
            <text:p>0.77</text:p>
          </table:table-cell>
          <table:table-cell office:value-type="float" office:value="0.0394405318873308" calcext:value-type="float">
            <text:p>0.0394405318873308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48330235429197" calcext:value-type="float">
            <text:p>0.044833023542919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98469293393829" calcext:value-type="float">
            <text:p>0.0398469293393829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4326763155201" calcext:value-type="float">
            <text:p>0.04143267631552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0346782401832069" calcext:value-type="float">
            <text:p>0.0346782401832069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024717761231268" calcext:value-type="float">
            <text:p>0.02471776123126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3377083959232" calcext:value-type="float">
            <text:p>0.03337708395923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16526521145883" calcext:value-type="float">
            <text:p>0.0416526521145883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0385267435417612" calcext:value-type="float">
            <text:p>0.0385267435417612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0394626256635793" calcext:value-type="float">
            <text:p>0.0394626256635793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0374631677489424" calcext:value-type="float">
            <text:p>0.0374631677489424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0313366587036781" calcext:value-type="float">
            <text:p>0.0313366587036781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0326757094624006" calcext:value-type="float">
            <text:p>0.0326757094624006</text:p>
          </table:table-cell>
          <table:table-cell office:value-type="float" office:value="0.755" calcext:value-type="float">
            <text:p>0.755</text:p>
          </table:table-cell>
          <table:table-cell office:value-type="float" office:value="0.0471116417749488" calcext:value-type="float">
            <text:p>0.0471116417749488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042422464069288" calcext:value-type="float">
            <text:p>0.042422464069288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78948328713804" calcext:value-type="float">
            <text:p>0.0378948328713804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52623761883154" calcext:value-type="float">
            <text:p>0.03526237618831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14427005764948" calcext:value-type="float">
            <text:p>0.0414427005764948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0421748643028725" calcext:value-type="float">
            <text:p>0.0421748643028725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0392381134663678" calcext:value-type="float">
            <text:p>0.03923811346636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02380143083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254409477236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24903099319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5" calcext:value-type="float">
            <text:p>0.75</text:p>
          </table:table-cell>
          <table:table-cell office:value-type="float" office:value="0.0362092683040007" calcext:value-type="float">
            <text:p>0.03620926830400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41926551202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695151163109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2852813828962</text:p>
          </table:table-cell>
          <table:table-cell office:value-type="float" office:value="0.73" calcext:value-type="float">
            <text:p>0.73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59165699921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2982212813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1522357193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12928142780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07886552931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155314330144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45221542855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75882422620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27395211328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4116969758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43650674519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3349514181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2539535431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40640638812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6" calcext:value-type="float">
            <text:p>0.76</text:p>
          </table:table-cell>
          <table:table-cell office:value-type="float" office:value="0.034960294939005" calcext:value-type="float">
            <text:p>0.03496029493900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" calcext:value-type="float">
            <text:p>0.76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35713526965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284302600618075" calcext:value-type="float">
            <text:p>0.028430260061807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79976478062041" calcext:value-type="float">
            <text:p>0.03799764780620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222039772127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4798349837307" calcext:value-type="float">
            <text:p>0.036479834983730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29324565429527" calcext:value-type="float">
            <text:p>0.0329324565429527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49520589717741" calcext:value-type="float">
            <text:p>0.0349520589717741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366694039808659" calcext:value-type="float">
            <text:p>0.036669403980865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20548630095424" calcext:value-type="float">
            <text:p>0.0320548630095424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39730603525409" calcext:value-type="float">
            <text:p>0.03973060352540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365417789049833" calcext:value-type="float">
            <text:p>0.036541778904983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0695956621513" calcext:value-type="float">
            <text:p>0.035069595662151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6548654197801" calcext:value-type="float">
            <text:p>0.033654865419780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96657283172542" calcext:value-type="float">
            <text:p>0.039665728317254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93074256021479" calcext:value-type="float">
            <text:p>0.039307425602147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0317161298354774" calcext:value-type="float">
            <text:p>0.031716129835477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361386873379433" calcext:value-type="float">
            <text:p>0.036138687337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410264309917907" calcext:value-type="float">
            <text:p>0.0410264309917907</text:p>
          </table:table-cell>
          <table:table-cell office:value-type="float" office:value="0.740789473684211" calcext:value-type="float">
            <text:p>0.740789473684211</text:p>
          </table:table-cell>
          <table:table-cell office:value-type="float" office:value="0.0601043178650077" calcext:value-type="float">
            <text:p>0.0601043178650077</text:p>
          </table:table-cell>
          <table:table-cell office:value-type="float" office:value="0.747402597402597" calcext:value-type="float">
            <text:p>0.747402597402597</text:p>
          </table:table-cell>
          <table:table-cell office:value-type="float" office:value="0.0388591261025394" calcext:value-type="float">
            <text:p>0.0388591261025394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31588561073645" calcext:value-type="float">
            <text:p>0.0531588561073645</text:p>
          </table:table-cell>
          <table:table-cell office:value-type="float" office:value="0.736893369788107" calcext:value-type="float">
            <text:p>0.736893369788107</text:p>
          </table:table-cell>
          <table:table-cell office:value-type="float" office:value="0.0595984138397894" calcext:value-type="float">
            <text:p>0.0595984138397894</text:p>
          </table:table-cell>
          <table:table-cell office:value-type="float" office:value="0.748632946001367" calcext:value-type="float">
            <text:p>0.748632946001367</text:p>
          </table:table-cell>
          <table:table-cell office:value-type="float" office:value="0.0706559702435547" calcext:value-type="float">
            <text:p>0.0706559702435547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430421583732205" calcext:value-type="float">
            <text:p>0.0430421583732205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651986695972638" calcext:value-type="float">
            <text:p>0.0651986695972638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51482101842421" calcext:value-type="float">
            <text:p>0.0451482101842421</text:p>
          </table:table-cell>
          <table:table-cell office:value-type="float" office:value="0.736944634313055" calcext:value-type="float">
            <text:p>0.736944634313055</text:p>
          </table:table-cell>
          <table:table-cell office:value-type="float" office:value="0.0690626906710698" calcext:value-type="float">
            <text:p>0.0690626906710698</text:p>
          </table:table-cell>
          <table:table-cell office:value-type="float" office:value="0.743455228981545" calcext:value-type="float">
            <text:p>0.743455228981545</text:p>
          </table:table-cell>
          <table:table-cell office:value-type="float" office:value="0.0467616936166681" calcext:value-type="float">
            <text:p>0.0467616936166681</text:p>
          </table:table-cell>
          <table:table-cell office:value-type="float" office:value="0.753861927546138" calcext:value-type="float">
            <text:p>0.753861927546138</text:p>
          </table:table-cell>
          <table:table-cell office:value-type="float" office:value="0.0448826408997865" calcext:value-type="float">
            <text:p>0.0448826408997865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686585490385577" calcext:value-type="float">
            <text:p>0.0686585490385577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1749923463127" calcext:value-type="float">
            <text:p>0.051749923463127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30874133488071" calcext:value-type="float">
            <text:p>0.0530874133488071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476160495992367" calcext:value-type="float">
            <text:p>0.04761604959923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53964456596036" calcext:value-type="float">
            <text:p>0.753964456596036</text:p>
          </table:table-cell>
          <table:table-cell office:value-type="float" office:value="0.042443608273417" calcext:value-type="float">
            <text:p>0.042443608273417</text:p>
          </table:table-cell>
          <table:table-cell office:value-type="float" office:value="0.734295967190704" calcext:value-type="float">
            <text:p>0.734295967190704</text:p>
          </table:table-cell>
          <table:table-cell office:value-type="float" office:value="0.0637157759358941" calcext:value-type="float">
            <text:p>0.063715775935894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135671387104" calcext:value-type="float">
            <text:p>0.04135671387104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0554335550189" calcext:value-type="float">
            <text:p>0.050554335550189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539819297359176" calcext:value-type="float">
            <text:p>0.0539819297359176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476651150327172" calcext:value-type="float">
            <text:p>0.0476651150327172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66538820841841" calcext:value-type="float">
            <text:p>0.0566538820841841</text:p>
          </table:table-cell>
          <table:table-cell office:value-type="float" office:value="0.764217361585783" calcext:value-type="float">
            <text:p>0.764217361585783</text:p>
          </table:table-cell>
          <table:table-cell office:value-type="float" office:value="0.061241967845303" calcext:value-type="float">
            <text:p>0.061241967845303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28672044096278" calcext:value-type="float">
            <text:p>0.0428672044096278</text:p>
          </table:table-cell>
          <table:table-cell office:value-type="float" office:value="0.752529049897471" calcext:value-type="float">
            <text:p>0.752529049897471</text:p>
          </table:table-cell>
          <table:table-cell office:value-type="float" office:value="0.0676544421276349" calcext:value-type="float">
            <text:p>0.0676544421276349</text:p>
          </table:table-cell>
          <table:table-cell office:value-type="float" office:value="0.752563226247437" calcext:value-type="float">
            <text:p>0.752563226247437</text:p>
          </table:table-cell>
          <table:table-cell office:value-type="float" office:value="0.063694922682057" calcext:value-type="float">
            <text:p>0.063694922682057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67140512477026" calcext:value-type="float">
            <text:p>0.056714051247702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94108031055068" calcext:value-type="float">
            <text:p>0.0594108031055068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11274337181535" calcext:value-type="float">
            <text:p>0.0511274337181535</text:p>
          </table:table-cell>
          <table:table-cell office:value-type="float" office:value="0.752546138072454" calcext:value-type="float">
            <text:p>0.752546138072454</text:p>
          </table:table-cell>
          <table:table-cell office:value-type="float" office:value="0.0430311816788948" calcext:value-type="float">
            <text:p>0.0430311816788948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56666591500908" calcext:value-type="float">
            <text:p>0.0566665915009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50085250242146" calcext:value-type="float">
            <text:p>0.0450085250242146</text:p>
          </table:table-cell>
          <table:table-cell office:value-type="float" office:value="0.729066985645933" calcext:value-type="float">
            <text:p>0.729066985645933</text:p>
          </table:table-cell>
          <table:table-cell office:value-type="float" office:value="0.05478632529945" calcext:value-type="float">
            <text:p>0.05478632529945</text:p>
          </table:table-cell>
          <table:table-cell office:value-type="float" office:value="0.762987012987013" calcext:value-type="float">
            <text:p>0.762987012987013</text:p>
          </table:table-cell>
          <table:table-cell office:value-type="float" office:value="0.0412908050012427" calcext:value-type="float">
            <text:p>0.041290805001242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01763737997499" calcext:value-type="float">
            <text:p>0.0501763737997499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620554015241195" calcext:value-type="float">
            <text:p>0.0620554015241195</text:p>
          </table:table-cell>
          <table:table-cell office:value-type="float" office:value="0.74865003417635" calcext:value-type="float">
            <text:p>0.74865003417635</text:p>
          </table:table-cell>
          <table:table-cell office:value-type="float" office:value="0.0528623950548628" calcext:value-type="float">
            <text:p>0.0528623950548628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568905042818726" calcext:value-type="float">
            <text:p>0.0568905042818726</text:p>
          </table:table-cell>
          <table:table-cell office:value-type="float" office:value="0.764302802460697" calcext:value-type="float">
            <text:p>0.764302802460697</text:p>
          </table:table-cell>
          <table:table-cell office:value-type="float" office:value="0.0446658185263902" calcext:value-type="float">
            <text:p>0.0446658185263902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2085100971503" calcext:value-type="float">
            <text:p>0.0452085100971503</text:p>
          </table:table-cell>
          <table:table-cell office:value-type="float" office:value="0.755160628844839" calcext:value-type="float">
            <text:p>0.755160628844839</text:p>
          </table:table-cell>
          <table:table-cell office:value-type="float" office:value="0.0601219320749116" calcext:value-type="float">
            <text:p>0.0601219320749116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79424374729086" calcext:value-type="float">
            <text:p>0.0479424374729086</text:p>
          </table:table-cell>
          <table:table-cell office:value-type="float" office:value="0.764268626110731" calcext:value-type="float">
            <text:p>0.764268626110731</text:p>
          </table:table-cell>
          <table:table-cell office:value-type="float" office:value="0.0525782438450112" calcext:value-type="float">
            <text:p>0.0525782438450112</text:p>
          </table:table-cell>
          <table:table-cell office:value-type="float" office:value="0.751196172248804" calcext:value-type="float">
            <text:p>0.751196172248804</text:p>
          </table:table-cell>
          <table:table-cell office:value-type="float" office:value="0.057479522636155" calcext:value-type="float">
            <text:p>0.057479522636155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60530680144349" calcext:value-type="float">
            <text:p>0.060530680144349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15160660002557" calcext:value-type="float">
            <text:p>0.0515160660002557</text:p>
          </table:table-cell>
          <table:table-cell office:value-type="float" office:value="0.765567327409433" calcext:value-type="float">
            <text:p>0.765567327409433</text:p>
          </table:table-cell>
          <table:table-cell office:value-type="float" office:value="0.0637287087049551" calcext:value-type="float">
            <text:p>0.0637287087049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44436242252415" calcext:value-type="float">
            <text:p>0.0444436242252415</text:p>
          </table:table-cell>
          <table:table-cell office:value-type="float" office:value="0.738157894736842" calcext:value-type="float">
            <text:p>0.738157894736842</text:p>
          </table:table-cell>
          <table:table-cell office:value-type="float" office:value="0.0578098036095334" calcext:value-type="float">
            <text:p>0.0578098036095334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454614009075303" calcext:value-type="float">
            <text:p>0.0454614009075303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838599528796" calcext:value-type="float">
            <text:p>0.055838599528796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587421352768958" calcext:value-type="float">
            <text:p>0.05874213527689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559974276689848" calcext:value-type="float">
            <text:p>0.0559974276689848</text:p>
          </table:table-cell>
          <table:table-cell office:value-type="float" office:value="0.766883116883117" calcext:value-type="float">
            <text:p>0.766883116883117</text:p>
          </table:table-cell>
          <table:table-cell office:value-type="float" office:value="0.0502887309010596" calcext:value-type="float">
            <text:p>0.050288730901059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501911501394478" calcext:value-type="float">
            <text:p>0.0501911501394478</text:p>
          </table:table-cell>
          <table:table-cell office:value-type="float" office:value="0.765567327409433" calcext:value-type="float">
            <text:p>0.765567327409433</text:p>
          </table:table-cell>
          <table:table-cell office:value-type="float" office:value="0.0434450918914737" calcext:value-type="float">
            <text:p>0.0434450918914737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615414752632332" calcext:value-type="float">
            <text:p>0.0615414752632332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531833617920773" calcext:value-type="float">
            <text:p>0.0531833617920773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0391094698294" calcext:value-type="float">
            <text:p>0.0530391094698294</text:p>
          </table:table-cell>
          <table:table-cell office:value-type="float" office:value="0.75123034859877" calcext:value-type="float">
            <text:p>0.75123034859877</text:p>
          </table:table-cell>
          <table:table-cell office:value-type="float" office:value="0.0509365091390526" calcext:value-type="float">
            <text:p>0.0509365091390526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603259880833304" calcext:value-type="float">
            <text:p>0.0603259880833304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59869708986379" calcext:value-type="float">
            <text:p>0.0459869708986379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620261155426233" calcext:value-type="float">
            <text:p>0.06202611554262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57779560341048" calcext:value-type="float">
            <text:p>0.0457779560341048</text:p>
          </table:table-cell>
          <table:table-cell office:value-type="float" office:value="0.739473684210526" calcext:value-type="float">
            <text:p>0.739473684210526</text:p>
          </table:table-cell>
          <table:table-cell office:value-type="float" office:value="0.0556243471499303" calcext:value-type="float">
            <text:p>0.055624347149930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19595643201538" calcext:value-type="float">
            <text:p>0.0419595643201538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90494188304399" calcext:value-type="float">
            <text:p>0.0590494188304399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95380861129468" calcext:value-type="float">
            <text:p>0.059538086112946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2804090556519" calcext:value-type="float">
            <text:p>0.0592804090556519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30858243003596" calcext:value-type="float">
            <text:p>0.0530858243003596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605266063274187" calcext:value-type="float">
            <text:p>0.06052660632741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03373053213247" calcext:value-type="float">
            <text:p>0.0503373053213247</text:p>
          </table:table-cell>
          <table:table-cell office:value-type="float" office:value="0.752546138072454" calcext:value-type="float">
            <text:p>0.752546138072454</text:p>
          </table:table-cell>
          <table:table-cell office:value-type="float" office:value="0.064205591987928" calcext:value-type="float">
            <text:p>0.064205591987928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31787251284178" calcext:value-type="float">
            <text:p>0.0531787251284178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32500849832248" calcext:value-type="float">
            <text:p>0.0532500849832248</text:p>
          </table:table-cell>
          <table:table-cell office:value-type="float" office:value="0.757706766917293" calcext:value-type="float">
            <text:p>0.757706766917293</text:p>
          </table:table-cell>
          <table:table-cell office:value-type="float" office:value="0.059892554119793" calcext:value-type="float">
            <text:p>0.059892554119793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29134760725647" calcext:value-type="float">
            <text:p>0.0629134760725647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483026955251112" calcext:value-type="float">
            <text:p>0.0483026955251112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36008592065625" calcext:value-type="float">
            <text:p>0.05360085920656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55215311004785" calcext:value-type="float">
            <text:p>0.755215311004785</text:p>
          </table:table-cell>
          <table:table-cell office:value-type="float" office:value="0.0437400289097537" calcext:value-type="float">
            <text:p>0.0437400289097537</text:p>
          </table:table-cell>
          <table:table-cell office:value-type="float" office:value="0.736356801093643" calcext:value-type="float">
            <text:p>0.736356801093643</text:p>
          </table:table-cell>
          <table:table-cell office:value-type="float" office:value="0.0584081139719631" calcext:value-type="float">
            <text:p>0.0584081139719631</text:p>
          </table:table-cell>
          <table:table-cell office:value-type="float" office:value="0.756486671223513" calcext:value-type="float">
            <text:p>0.756486671223513</text:p>
          </table:table-cell>
          <table:table-cell office:value-type="float" office:value="0.0417855220405012" calcext:value-type="float">
            <text:p>0.0417855220405012</text:p>
          </table:table-cell>
          <table:table-cell office:value-type="float" office:value="0.757481203007519" calcext:value-type="float">
            <text:p>0.757481203007519</text:p>
          </table:table-cell>
          <table:table-cell office:value-type="float" office:value="0.0537555167633079" calcext:value-type="float">
            <text:p>0.0537555167633079</text:p>
          </table:table-cell>
          <table:table-cell office:value-type="float" office:value="0.750984278879016" calcext:value-type="float">
            <text:p>0.750984278879016</text:p>
          </table:table-cell>
          <table:table-cell office:value-type="float" office:value="0.0587831932979338" calcext:value-type="float">
            <text:p>0.0587831932979338</text:p>
          </table:table-cell>
          <table:table-cell office:value-type="float" office:value="0.755673274094327" calcext:value-type="float">
            <text:p>0.755673274094327</text:p>
          </table:table-cell>
          <table:table-cell office:value-type="float" office:value="0.0572922634111543" calcext:value-type="float">
            <text:p>0.0572922634111543</text:p>
          </table:table-cell>
          <table:table-cell office:value-type="float" office:value="0.759835953520164" calcext:value-type="float">
            <text:p>0.759835953520164</text:p>
          </table:table-cell>
          <table:table-cell office:value-type="float" office:value="0.0519922199881393" calcext:value-type="float">
            <text:p>0.0519922199881393</text:p>
          </table:table-cell>
          <table:table-cell office:value-type="float" office:value="0.761155160628845" calcext:value-type="float">
            <text:p>0.761155160628845</text:p>
          </table:table-cell>
          <table:table-cell office:value-type="float" office:value="0.0563648424871647" calcext:value-type="float">
            <text:p>0.0563648424871647</text:p>
          </table:table-cell>
          <table:table-cell office:value-type="float" office:value="0.758287764866712" calcext:value-type="float">
            <text:p>0.758287764866712</text:p>
          </table:table-cell>
          <table:table-cell office:value-type="float" office:value="0.0454012643807637" calcext:value-type="float">
            <text:p>0.0454012643807637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645172264249555" calcext:value-type="float">
            <text:p>0.0645172264249555</text:p>
          </table:table-cell>
          <table:table-cell office:value-type="float" office:value="0.754388243335612" calcext:value-type="float">
            <text:p>0.754388243335612</text:p>
          </table:table-cell>
          <table:table-cell office:value-type="float" office:value="0.0529522281384258" calcext:value-type="float">
            <text:p>0.0529522281384258</text:p>
          </table:table-cell>
          <table:table-cell office:value-type="float" office:value="0.759053315105947" calcext:value-type="float">
            <text:p>0.759053315105947</text:p>
          </table:table-cell>
          <table:table-cell office:value-type="float" office:value="0.0520928260891109" calcext:value-type="float">
            <text:p>0.0520928260891109</text:p>
          </table:table-cell>
          <table:table-cell office:value-type="float" office:value="0.752529049897471" calcext:value-type="float">
            <text:p>0.752529049897471</text:p>
          </table:table-cell>
          <table:table-cell office:value-type="float" office:value="0.059275587607813" calcext:value-type="float">
            <text:p>0.059275587607813</text:p>
          </table:table-cell>
          <table:table-cell office:value-type="float" office:value="0.760348598769651" calcext:value-type="float">
            <text:p>0.760348598769651</text:p>
          </table:table-cell>
          <table:table-cell office:value-type="float" office:value="0.0573295002963049" calcext:value-type="float">
            <text:p>0.0573295002963049</text:p>
          </table:table-cell>
          <table:table-cell office:value-type="float" office:value="0.754873547505127" calcext:value-type="float">
            <text:p>0.754873547505127</text:p>
          </table:table-cell>
          <table:table-cell office:value-type="float" office:value="0.0483848654903413" calcext:value-type="float">
            <text:p>0.0483848654903413</text:p>
          </table:table-cell>
          <table:table-cell office:value-type="float" office:value="0.758554340396446" calcext:value-type="float">
            <text:p>0.758554340396446</text:p>
          </table:table-cell>
          <table:table-cell office:value-type="float" office:value="0.0567276649108571" calcext:value-type="float">
            <text:p>0.0567276649108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40450581374124" calcext:value-type="float">
            <text:p>0.04045058137412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90802780242634" calcext:value-type="float">
            <text:p>0.0390802780242634</text:p>
          </table:table-cell>
          <table:table-cell office:value-type="float" office:value="0.740772385509228" calcext:value-type="float">
            <text:p>0.740772385509228</text:p>
          </table:table-cell>
          <table:table-cell office:value-type="float" office:value="0.0486167838024432" calcext:value-type="float">
            <text:p>0.0486167838024432</text:p>
          </table:table-cell>
          <table:table-cell office:value-type="float" office:value="0.74741968557758" calcext:value-type="float">
            <text:p>0.74741968557758</text:p>
          </table:table-cell>
          <table:table-cell office:value-type="float" office:value="0.0547335456943937" calcext:value-type="float">
            <text:p>0.0547335456943937</text:p>
          </table:table-cell>
          <table:table-cell office:value-type="float" office:value="0.727836637047163" calcext:value-type="float">
            <text:p>0.727836637047163</text:p>
          </table:table-cell>
          <table:table-cell office:value-type="float" office:value="0.0510950116316062" calcext:value-type="float">
            <text:p>0.0510950116316062</text:p>
          </table:table-cell>
          <table:table-cell office:value-type="float" office:value="0.738277511961723" calcext:value-type="float">
            <text:p>0.738277511961723</text:p>
          </table:table-cell>
          <table:table-cell office:value-type="float" office:value="0.0429052129185094" calcext:value-type="float">
            <text:p>0.0429052129185094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87531485344875" calcext:value-type="float">
            <text:p>0.0487531485344875</text:p>
          </table:table-cell>
          <table:table-cell office:value-type="float" office:value="0.744856459330144" calcext:value-type="float">
            <text:p>0.744856459330144</text:p>
          </table:table-cell>
          <table:table-cell office:value-type="float" office:value="0.0523349952071225" calcext:value-type="float">
            <text:p>0.0523349952071225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4491009407193" calcext:value-type="float">
            <text:p>0.0544491009407193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44109799945948" calcext:value-type="float">
            <text:p>0.0444109799945948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6470431684499" calcext:value-type="float">
            <text:p>0.06470431684499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623172835231429" calcext:value-type="float">
            <text:p>0.0623172835231429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97569350025246" calcext:value-type="float">
            <text:p>0.0597569350025246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88249485901783" calcext:value-type="float">
            <text:p>0.0588249485901783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741284601825352" calcext:value-type="float">
            <text:p>0.0741284601825352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628089064140268" calcext:value-type="float">
            <text:p>0.0628089064140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67105123369844" calcext:value-type="float">
            <text:p>0.04671051233698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29910506980214" calcext:value-type="float">
            <text:p>0.042991050698021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8844444420944" calcext:value-type="float">
            <text:p>0.05688444444209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66755006543388" calcext:value-type="float">
            <text:p>0.066755006543388</text:p>
          </table:table-cell>
          <table:table-cell office:value-type="float" office:value="0.751161995898838" calcext:value-type="float">
            <text:p>0.751161995898838</text:p>
          </table:table-cell>
          <table:table-cell office:value-type="float" office:value="0.0704921128914046" calcext:value-type="float">
            <text:p>0.070492112891404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17639309663186" calcext:value-type="float">
            <text:p>0.051763930966318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97266087743531" calcext:value-type="float">
            <text:p>0.0497266087743531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14642374034321" calcext:value-type="float">
            <text:p>0.0414642374034321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23028600326312" calcext:value-type="float">
            <text:p>0.0623028600326312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3912697949171" calcext:value-type="float">
            <text:p>0.053391269794917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44796014072511" calcext:value-type="float">
            <text:p>0.0544796014072511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87993952879071" calcext:value-type="float">
            <text:p>0.048799395287907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73608291245587" calcext:value-type="float">
            <text:p>0.04736082912455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72332791551128" calcext:value-type="float">
            <text:p>0.067233279155112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78997646674026" calcext:value-type="float">
            <text:p>0.057899764667402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63799985169813" calcext:value-type="float">
            <text:p>0.0563799985169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4213262643397" calcext:value-type="float">
            <text:p>0.05421326264339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57443199298822" calcext:value-type="float">
            <text:p>0.0557443199298822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3702887545508" calcext:value-type="float">
            <text:p>0.048370288754550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6872554977469" calcext:value-type="float">
            <text:p>0.0596872554977469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29036239756011" calcext:value-type="float">
            <text:p>0.05290362397560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71685943684458" calcext:value-type="float">
            <text:p>0.04716859436844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64888957123655" calcext:value-type="float">
            <text:p>0.046488895712365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1501838171191" calcext:value-type="float">
            <text:p>0.0471501838171191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045989767148" calcext:value-type="float">
            <text:p>0.05260459897671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9451787993078" calcext:value-type="float">
            <text:p>0.055945178799307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27036940915218" calcext:value-type="float">
            <text:p>0.062703694091521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484445022398736" calcext:value-type="float">
            <text:p>0.0484445022398736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8477304111629" calcext:value-type="float">
            <text:p>0.0488477304111629</text:p>
          </table:table-cell>
          <table:table-cell office:value-type="float" office:value="0.752494873547505" calcext:value-type="float">
            <text:p>0.752494873547505</text:p>
          </table:table-cell>
          <table:table-cell office:value-type="float" office:value="0.0529334672804997" calcext:value-type="float">
            <text:p>0.052933467280499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490139414709182" calcext:value-type="float">
            <text:p>0.049013941470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1716709055352" calcext:value-type="float">
            <text:p>0.05171670905535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94699151304312" calcext:value-type="float">
            <text:p>0.059469915130431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43566612137497" calcext:value-type="float">
            <text:p>0.054356661213749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01604726503882" calcext:value-type="float">
            <text:p>0.060160472650388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56069069855045" calcext:value-type="float">
            <text:p>0.055606906985504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8940773092481" calcext:value-type="float">
            <text:p>0.0528940773092481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63257399774515" calcext:value-type="float">
            <text:p>0.056325739977451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7907416154565" calcext:value-type="float">
            <text:p>0.0527907416154565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99753116343278" calcext:value-type="float">
            <text:p>0.0499753116343278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5501475954747" calcext:value-type="float">
            <text:p>0.0605501475954747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9" calcext:value-type="float">
            <text:p>0.062645465976558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5226218240198" calcext:value-type="float">
            <text:p>0.055522621824019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10188316324478" calcext:value-type="float">
            <text:p>0.051018831632447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16766427667402" calcext:value-type="float">
            <text:p>0.051676642766740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09253386272555" calcext:value-type="float">
            <text:p>0.050925338627255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87668957670149" calcext:value-type="float">
            <text:p>0.048766895767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14534158321145" calcext:value-type="float">
            <text:p>0.051453415832114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76714021182213" calcext:value-type="float">
            <text:p>0.0576714021182213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6251158507353" calcext:value-type="float">
            <text:p>0.0606251158507353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9785583630706" calcext:value-type="float">
            <text:p>0.0599785583630706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74647346179754" calcext:value-type="float">
            <text:p>0.057464734617975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5239302792602" calcext:value-type="float">
            <text:p>0.0495239302792602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8661660813991" calcext:value-type="float">
            <text:p>0.058661660813991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1672790775261" calcext:value-type="float">
            <text:p>0.05167279077526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82722106540111" calcext:value-type="float">
            <text:p>0.058272210654011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78468334828719" calcext:value-type="float">
            <text:p>0.057846833482871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6003800822782" calcext:value-type="float">
            <text:p>0.052600380082278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08706292101607" calcext:value-type="float">
            <text:p>0.050870629210160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0219137964188" calcext:value-type="float">
            <text:p>0.0500219137964188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8102174689155" calcext:value-type="float">
            <text:p>0.05181021746891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413533834586</text:p>
          </table:table-cell>
          <table:table-cell office:value-type="float" office:value="0.0495746602675437" calcext:value-type="float">
            <text:p>0.0495746602675437</text:p>
          </table:table-cell>
          <table:table-cell office:value-type="float" office:value="0.757484620642515" calcext:value-type="float">
            <text:p>0.757484620642515</text:p>
          </table:table-cell>
          <table:table-cell office:value-type="float" office:value="0.0497477959229425" calcext:value-type="float">
            <text:p>0.0497477959229425</text:p>
          </table:table-cell>
          <table:table-cell office:value-type="float" office:value="0.754603554340396" calcext:value-type="float">
            <text:p>0.754603554340396</text:p>
          </table:table-cell>
          <table:table-cell office:value-type="float" office:value="0.0531799160662119" calcext:value-type="float">
            <text:p>0.0531799160662119</text:p>
          </table:table-cell>
          <table:table-cell office:value-type="float" office:value="0.759063568010937" calcext:value-type="float">
            <text:p>0.759063568010937</text:p>
          </table:table-cell>
          <table:table-cell office:value-type="float" office:value="0.0603922792473304" calcext:value-type="float">
            <text:p>0.0603922792473304</text:p>
          </table:table-cell>
          <table:table-cell office:value-type="float" office:value="0.748602187286398" calcext:value-type="float">
            <text:p>0.748602187286398</text:p>
          </table:table-cell>
          <table:table-cell office:value-type="float" office:value="0.0580152427694374" calcext:value-type="float">
            <text:p>0.0580152427694374</text:p>
          </table:table-cell>
          <table:table-cell office:value-type="float" office:value="0.750980861244019" calcext:value-type="float">
            <text:p>0.750980861244019</text:p>
          </table:table-cell>
          <table:table-cell office:value-type="float" office:value="0.0504393100360995" calcext:value-type="float">
            <text:p>0.0504393100360995</text:p>
          </table:table-cell>
          <table:table-cell office:value-type="float" office:value="0.757245386192755" calcext:value-type="float">
            <text:p>0.757245386192755</text:p>
          </table:table-cell>
          <table:table-cell office:value-type="float" office:value="0.0512153257853037" calcext:value-type="float">
            <text:p>0.0512153257853037</text:p>
          </table:table-cell>
          <table:table-cell office:value-type="float" office:value="0.758564593301435" calcext:value-type="float">
            <text:p>0.758564593301435</text:p>
          </table:table-cell>
          <table:table-cell office:value-type="float" office:value="0.0486528176644781" calcext:value-type="float">
            <text:p>0.0486528176644781</text:p>
          </table:table-cell>
          <table:table-cell office:value-type="float" office:value="0.761114149008886" calcext:value-type="float">
            <text:p>0.761114149008886</text:p>
          </table:table-cell>
          <table:table-cell office:value-type="float" office:value="0.0555987064796768" calcext:value-type="float">
            <text:p>0.0555987064796768</text:p>
          </table:table-cell>
          <table:table-cell office:value-type="float" office:value="0.757737525632262" calcext:value-type="float">
            <text:p>0.757737525632262</text:p>
          </table:table-cell>
          <table:table-cell office:value-type="float" office:value="0.0531940733919111" calcext:value-type="float">
            <text:p>0.0531940733919111</text:p>
          </table:table-cell>
          <table:table-cell office:value-type="float" office:value="0.758253588516747" calcext:value-type="float">
            <text:p>0.758253588516747</text:p>
          </table:table-cell>
          <table:table-cell office:value-type="float" office:value="0.0605610577948666" calcext:value-type="float">
            <text:p>0.0605610577948666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53303415872965" calcext:value-type="float">
            <text:p>0.0553303415872965</text:p>
          </table:table-cell>
          <table:table-cell office:value-type="float" office:value="0.757771701982228" calcext:value-type="float">
            <text:p>0.757771701982228</text:p>
          </table:table-cell>
          <table:table-cell office:value-type="float" office:value="0.0518362956163366" calcext:value-type="float">
            <text:p>0.0518362956163366</text:p>
          </table:table-cell>
          <table:table-cell office:value-type="float" office:value="0.756705399863295" calcext:value-type="float">
            <text:p>0.756705399863295</text:p>
          </table:table-cell>
          <table:table-cell office:value-type="float" office:value="0.055490646026671" calcext:value-type="float">
            <text:p>0.055490646026671</text:p>
          </table:table-cell>
          <table:table-cell office:value-type="float" office:value="0.751999316473001" calcext:value-type="float">
            <text:p>0.751999316473001</text:p>
          </table:table-cell>
          <table:table-cell office:value-type="float" office:value="0.0571817889108224" calcext:value-type="float">
            <text:p>0.057181788910822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7559919275713" calcext:value-type="float">
            <text:p>0.0537559919275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59370314842579" calcext:value-type="float">
            <text:p>0.659370314842579</text:p>
          </table:table-cell>
          <table:table-cell office:value-type="float" office:value="0.0582342504396575" calcext:value-type="float">
            <text:p>0.0582342504396575</text:p>
          </table:table-cell>
          <table:table-cell office:value-type="float" office:value="0.657698650674663" calcext:value-type="float">
            <text:p>0.657698650674663</text:p>
          </table:table-cell>
          <table:table-cell office:value-type="float" office:value="0.0381664842212648" calcext:value-type="float">
            <text:p>0.0381664842212648</text:p>
          </table:table-cell>
          <table:table-cell office:value-type="float" office:value="0.665532233883059" calcext:value-type="float">
            <text:p>0.665532233883059</text:p>
          </table:table-cell>
          <table:table-cell office:value-type="float" office:value="0.030686810428027" calcext:value-type="float">
            <text:p>0.030686810428027</text:p>
          </table:table-cell>
          <table:table-cell office:value-type="float" office:value="0.668980509745127" calcext:value-type="float">
            <text:p>0.668980509745127</text:p>
          </table:table-cell>
          <table:table-cell office:value-type="float" office:value="0.0374644940015493" calcext:value-type="float">
            <text:p>0.0374644940015493</text:p>
          </table:table-cell>
          <table:table-cell office:value-type="float" office:value="0.658538230884558" calcext:value-type="float">
            <text:p>0.658538230884558</text:p>
          </table:table-cell>
          <table:table-cell office:value-type="float" office:value="0.0595198040132732" calcext:value-type="float">
            <text:p>0.0595198040132732</text:p>
          </table:table-cell>
          <table:table-cell office:value-type="float" office:value="0.668073463268366" calcext:value-type="float">
            <text:p>0.668073463268366</text:p>
          </table:table-cell>
          <table:table-cell office:value-type="float" office:value="0.0458879541028163" calcext:value-type="float">
            <text:p>0.0458879541028163</text:p>
          </table:table-cell>
          <table:table-cell office:value-type="float" office:value="0.658553223388306" calcext:value-type="float">
            <text:p>0.658553223388306</text:p>
          </table:table-cell>
          <table:table-cell office:value-type="float" office:value="0.0509026652877457" calcext:value-type="float">
            <text:p>0.0509026652877457</text:p>
          </table:table-cell>
          <table:table-cell office:value-type="float" office:value="0.656791604197901" calcext:value-type="float">
            <text:p>0.656791604197901</text:p>
          </table:table-cell>
          <table:table-cell office:value-type="float" office:value="0.0236829680741762" calcext:value-type="float">
            <text:p>0.0236829680741762</text:p>
          </table:table-cell>
          <table:table-cell office:value-type="float" office:value="0.661994002998501" calcext:value-type="float">
            <text:p>0.661994002998501</text:p>
          </table:table-cell>
          <table:table-cell office:value-type="float" office:value="0.0413843347013762" calcext:value-type="float">
            <text:p>0.0413843347013762</text:p>
          </table:table-cell>
          <table:table-cell office:value-type="float" office:value="0.661169415292354" calcext:value-type="float">
            <text:p>0.661169415292354</text:p>
          </table:table-cell>
          <table:table-cell office:value-type="float" office:value="0.0524483410968266" calcext:value-type="float">
            <text:p>0.0524483410968266</text:p>
          </table:table-cell>
          <table:table-cell office:value-type="float" office:value="0.66808095952024" calcext:value-type="float">
            <text:p>0.66808095952024</text:p>
          </table:table-cell>
          <table:table-cell office:value-type="float" office:value="0.0362190571652966" calcext:value-type="float">
            <text:p>0.0362190571652966</text:p>
          </table:table-cell>
          <table:table-cell office:value-type="float" office:value="0.661986506746627" calcext:value-type="float">
            <text:p>0.661986506746627</text:p>
          </table:table-cell>
          <table:table-cell office:value-type="float" office:value="0.0420369541618849" calcext:value-type="float">
            <text:p>0.0420369541618849</text:p>
          </table:table-cell>
          <table:table-cell office:value-type="float" office:value="0.668950524737631" calcext:value-type="float">
            <text:p>0.668950524737631</text:p>
          </table:table-cell>
          <table:table-cell office:value-type="float" office:value="0.0569017893121092" calcext:value-type="float">
            <text:p>0.0569017893121092</text:p>
          </table:table-cell>
          <table:table-cell office:value-type="float" office:value="0.650749625187406" calcext:value-type="float">
            <text:p>0.650749625187406</text:p>
          </table:table-cell>
          <table:table-cell office:value-type="float" office:value="0.0526878500837826" calcext:value-type="float">
            <text:p>0.0526878500837826</text:p>
          </table:table-cell>
          <table:table-cell office:value-type="float" office:value="0.6497976011994" calcext:value-type="float">
            <text:p>0.6497976011994</text:p>
          </table:table-cell>
          <table:table-cell office:value-type="float" office:value="0.0527452585990413" calcext:value-type="float">
            <text:p>0.0527452585990413</text:p>
          </table:table-cell>
          <table:table-cell office:value-type="float" office:value="0.659385307346327" calcext:value-type="float">
            <text:p>0.659385307346327</text:p>
          </table:table-cell>
          <table:table-cell office:value-type="float" office:value="0.031046386760774" calcext:value-type="float">
            <text:p>0.0310463867607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68980509745127" calcext:value-type="float">
            <text:p>0.668980509745127</text:p>
          </table:table-cell>
          <table:table-cell office:value-type="float" office:value="0.0457440619934711" calcext:value-type="float">
            <text:p>0.0457440619934711</text:p>
          </table:table-cell>
          <table:table-cell office:value-type="float" office:value="0.656814092953523" calcext:value-type="float">
            <text:p>0.656814092953523</text:p>
          </table:table-cell>
          <table:table-cell office:value-type="float" office:value="0.0302531416733163" calcext:value-type="float">
            <text:p>0.03025314167331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331595119743538" calcext:value-type="float">
            <text:p>0.0331595119743538</text:p>
          </table:table-cell>
          <table:table-cell office:value-type="float" office:value="0.675052473763119" calcext:value-type="float">
            <text:p>0.675052473763119</text:p>
          </table:table-cell>
          <table:table-cell office:value-type="float" office:value="0.0342170994884155" calcext:value-type="float">
            <text:p>0.0342170994884155</text:p>
          </table:table-cell>
          <table:table-cell office:value-type="float" office:value="0.668073463268366" calcext:value-type="float">
            <text:p>0.668073463268366</text:p>
          </table:table-cell>
          <table:table-cell office:value-type="float" office:value="0.0515772206284888" calcext:value-type="float">
            <text:p>0.0515772206284888</text:p>
          </table:table-cell>
          <table:table-cell office:value-type="float" office:value="0.660299850074962" calcext:value-type="float">
            <text:p>0.660299850074962</text:p>
          </table:table-cell>
          <table:table-cell office:value-type="float" office:value="0.040412317878029" calcext:value-type="float">
            <text:p>0.040412317878029</text:p>
          </table:table-cell>
          <table:table-cell office:value-type="float" office:value="0.682016491754123" calcext:value-type="float">
            <text:p>0.682016491754123</text:p>
          </table:table-cell>
          <table:table-cell office:value-type="float" office:value="0.0378187446577507" calcext:value-type="float">
            <text:p>0.0378187446577507</text:p>
          </table:table-cell>
          <table:table-cell office:value-type="float" office:value="0.670704647676162" calcext:value-type="float">
            <text:p>0.670704647676162</text:p>
          </table:table-cell>
          <table:table-cell office:value-type="float" office:value="0.0309705760944518" calcext:value-type="float">
            <text:p>0.0309705760944518</text:p>
          </table:table-cell>
          <table:table-cell office:value-type="float" office:value="0.687203898050974" calcext:value-type="float">
            <text:p>0.687203898050974</text:p>
          </table:table-cell>
          <table:table-cell office:value-type="float" office:value="0.0454416340392851" calcext:value-type="float">
            <text:p>0.0454416340392851</text:p>
          </table:table-cell>
          <table:table-cell office:value-type="float" office:value="0.668988005997001" calcext:value-type="float">
            <text:p>0.668988005997001</text:p>
          </table:table-cell>
          <table:table-cell office:value-type="float" office:value="0.0464127179077171" calcext:value-type="float">
            <text:p>0.0464127179077171</text:p>
          </table:table-cell>
          <table:table-cell office:value-type="float" office:value="0.673290854572714" calcext:value-type="float">
            <text:p>0.673290854572714</text:p>
          </table:table-cell>
          <table:table-cell office:value-type="float" office:value="0.0555350578357088" calcext:value-type="float">
            <text:p>0.0555350578357088</text:p>
          </table:table-cell>
          <table:table-cell office:value-type="float" office:value="0.676791604197901" calcext:value-type="float">
            <text:p>0.676791604197901</text:p>
          </table:table-cell>
          <table:table-cell office:value-type="float" office:value="0.0620609094408892" calcext:value-type="float">
            <text:p>0.0620609094408892</text:p>
          </table:table-cell>
          <table:table-cell office:value-type="float" office:value="0.670704647676162" calcext:value-type="float">
            <text:p>0.670704647676162</text:p>
          </table:table-cell>
          <table:table-cell office:value-type="float" office:value="0.0447322537463868" calcext:value-type="float">
            <text:p>0.0447322537463868</text:p>
          </table:table-cell>
          <table:table-cell office:value-type="float" office:value="0.663778110944528" calcext:value-type="float">
            <text:p>0.663778110944528</text:p>
          </table:table-cell>
          <table:table-cell office:value-type="float" office:value="0.054636755747643" calcext:value-type="float">
            <text:p>0.054636755747643</text:p>
          </table:table-cell>
          <table:table-cell office:value-type="float" office:value="0.677608695652174" calcext:value-type="float">
            <text:p>0.677608695652174</text:p>
          </table:table-cell>
          <table:table-cell office:value-type="float" office:value="0.0480675721602802" calcext:value-type="float">
            <text:p>0.0480675721602802</text:p>
          </table:table-cell>
          <table:table-cell office:value-type="float" office:value="0.681116941529235" calcext:value-type="float">
            <text:p>0.681116941529235</text:p>
          </table:table-cell>
          <table:table-cell office:value-type="float" office:value="0.0458555863773901" calcext:value-type="float">
            <text:p>0.04585558637739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66394302848576" calcext:value-type="float">
            <text:p>0.666394302848576</text:p>
          </table:table-cell>
          <table:table-cell office:value-type="float" office:value="0.0318411439898883" calcext:value-type="float">
            <text:p>0.0318411439898883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73817966532216" calcext:value-type="float">
            <text:p>0.0473817966532216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9702386490139" calcext:value-type="float">
            <text:p>0.0359702386490139</text:p>
          </table:table-cell>
          <table:table-cell office:value-type="float" office:value="0.66900299850075" calcext:value-type="float">
            <text:p>0.66900299850075</text:p>
          </table:table-cell>
          <table:table-cell office:value-type="float" office:value="0.0436674562924069" calcext:value-type="float">
            <text:p>0.0436674562924069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483372312813845" calcext:value-type="float">
            <text:p>0.0483372312813845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261397311316505" calcext:value-type="float">
            <text:p>0.0261397311316505</text:p>
          </table:table-cell>
          <table:table-cell office:value-type="float" office:value="0.681131934032984" calcext:value-type="float">
            <text:p>0.681131934032984</text:p>
          </table:table-cell>
          <table:table-cell office:value-type="float" office:value="0.0377043179424399" calcext:value-type="float">
            <text:p>0.0377043179424399</text:p>
          </table:table-cell>
          <table:table-cell office:value-type="float" office:value="0.666349325337331" calcext:value-type="float">
            <text:p>0.666349325337331</text:p>
          </table:table-cell>
          <table:table-cell office:value-type="float" office:value="0.0440096662968461" calcext:value-type="float">
            <text:p>0.0440096662968461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61450232093583" calcext:value-type="float">
            <text:p>0.0461450232093583</text:p>
          </table:table-cell>
          <table:table-cell office:value-type="float" office:value="0.671589205397301" calcext:value-type="float">
            <text:p>0.671589205397301</text:p>
          </table:table-cell>
          <table:table-cell office:value-type="float" office:value="0.0372963119806626" calcext:value-type="float">
            <text:p>0.0372963119806626</text:p>
          </table:table-cell>
          <table:table-cell office:value-type="float" office:value="0.683733133433283" calcext:value-type="float">
            <text:p>0.683733133433283</text:p>
          </table:table-cell>
          <table:table-cell office:value-type="float" office:value="0.0484920012779789" calcext:value-type="float">
            <text:p>0.0484920012779789</text:p>
          </table:table-cell>
          <table:table-cell office:value-type="float" office:value="0.676799100449775" calcext:value-type="float">
            <text:p>0.676799100449775</text:p>
          </table:table-cell>
          <table:table-cell office:value-type="float" office:value="0.0539020677083777" calcext:value-type="float">
            <text:p>0.0539020677083777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5835010761361" calcext:value-type="float">
            <text:p>0.0435835010761361</text:p>
          </table:table-cell>
          <table:table-cell office:value-type="float" office:value="0.669010494752624" calcext:value-type="float">
            <text:p>0.669010494752624</text:p>
          </table:table-cell>
          <table:table-cell office:value-type="float" office:value="0.0424213416793665" calcext:value-type="float">
            <text:p>0.0424213416793665</text:p>
          </table:table-cell>
          <table:table-cell office:value-type="float" office:value="0.675029985007496" calcext:value-type="float">
            <text:p>0.675029985007496</text:p>
          </table:table-cell>
          <table:table-cell office:value-type="float" office:value="0.0389934570496755" calcext:value-type="float">
            <text:p>0.0389934570496755</text:p>
          </table:table-cell>
          <table:table-cell office:value-type="float" office:value="0.68116191904048" calcext:value-type="float">
            <text:p>0.68116191904048</text:p>
          </table:table-cell>
          <table:table-cell office:value-type="float" office:value="0.0406474775602819" calcext:value-type="float">
            <text:p>0.04064747756028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69857571214393" calcext:value-type="float">
            <text:p>0.669857571214393</text:p>
          </table:table-cell>
          <table:table-cell office:value-type="float" office:value="0.0255054870566616" calcext:value-type="float">
            <text:p>0.0255054870566616</text:p>
          </table:table-cell>
          <table:table-cell office:value-type="float" office:value="0.668965517241379" calcext:value-type="float">
            <text:p>0.668965517241379</text:p>
          </table:table-cell>
          <table:table-cell office:value-type="float" office:value="0.0453037201544575" calcext:value-type="float">
            <text:p>0.0453037201544575</text:p>
          </table:table-cell>
          <table:table-cell office:value-type="float" office:value="0.681139430284858" calcext:value-type="float">
            <text:p>0.681139430284858</text:p>
          </table:table-cell>
          <table:table-cell office:value-type="float" office:value="0.0442084734217371" calcext:value-type="float">
            <text:p>0.0442084734217371</text:p>
          </table:table-cell>
          <table:table-cell office:value-type="float" office:value="0.668110944527736" calcext:value-type="float">
            <text:p>0.668110944527736</text:p>
          </table:table-cell>
          <table:table-cell office:value-type="float" office:value="0.0403541990566428" calcext:value-type="float">
            <text:p>0.0403541990566428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432052524525323" calcext:value-type="float">
            <text:p>0.0432052524525323</text:p>
          </table:table-cell>
          <table:table-cell office:value-type="float" office:value="0.67243628185907" calcext:value-type="float">
            <text:p>0.67243628185907</text:p>
          </table:table-cell>
          <table:table-cell office:value-type="float" office:value="0.0361809780418129" calcext:value-type="float">
            <text:p>0.0361809780418129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28233378635372" calcext:value-type="float">
            <text:p>0.042823337863537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384635119416918" calcext:value-type="float">
            <text:p>0.0384635119416918</text:p>
          </table:table-cell>
          <table:table-cell office:value-type="float" office:value="0.689805097451274" calcext:value-type="float">
            <text:p>0.689805097451274</text:p>
          </table:table-cell>
          <table:table-cell office:value-type="float" office:value="0.0510515238787749" calcext:value-type="float">
            <text:p>0.0510515238787749</text:p>
          </table:table-cell>
          <table:table-cell office:value-type="float" office:value="0.675052473763118" calcext:value-type="float">
            <text:p>0.675052473763118</text:p>
          </table:table-cell>
          <table:table-cell office:value-type="float" office:value="0.0398859588397346" calcext:value-type="float">
            <text:p>0.0398859588397346</text:p>
          </table:table-cell>
          <table:table-cell office:value-type="float" office:value="0.68027736131934" calcext:value-type="float">
            <text:p>0.68027736131934</text:p>
          </table:table-cell>
          <table:table-cell office:value-type="float" office:value="0.0439170112422007" calcext:value-type="float">
            <text:p>0.0439170112422007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83873364666425" calcext:value-type="float">
            <text:p>0.0483873364666425</text:p>
          </table:table-cell>
          <table:table-cell office:value-type="float" office:value="0.680254872563718" calcext:value-type="float">
            <text:p>0.680254872563718</text:p>
          </table:table-cell>
          <table:table-cell office:value-type="float" office:value="0.0459508241915915" calcext:value-type="float">
            <text:p>0.0459508241915915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39775025007817" calcext:value-type="float">
            <text:p>0.039775025007817</text:p>
          </table:table-cell>
          <table:table-cell office:value-type="float" office:value="0.685457271364318" calcext:value-type="float">
            <text:p>0.685457271364318</text:p>
          </table:table-cell>
          <table:table-cell office:value-type="float" office:value="0.0399522642354173" calcext:value-type="float">
            <text:p>0.0399522642354173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381131345578059" calcext:value-type="float">
            <text:p>0.03811313455780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75052473763118" calcext:value-type="float">
            <text:p>0.675052473763118</text:p>
          </table:table-cell>
          <table:table-cell office:value-type="float" office:value="0.0342170994884155" calcext:value-type="float">
            <text:p>0.0342170994884155</text:p>
          </table:table-cell>
          <table:table-cell office:value-type="float" office:value="0.664602698650675" calcext:value-type="float">
            <text:p>0.664602698650675</text:p>
          </table:table-cell>
          <table:table-cell office:value-type="float" office:value="0.0547798381626233" calcext:value-type="float">
            <text:p>0.0547798381626233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16761761935038" calcext:value-type="float">
            <text:p>0.0416761761935038</text:p>
          </table:table-cell>
          <table:table-cell office:value-type="float" office:value="0.665502248875562" calcext:value-type="float">
            <text:p>0.665502248875562</text:p>
          </table:table-cell>
          <table:table-cell office:value-type="float" office:value="0.0374490249528971" calcext:value-type="float">
            <text:p>0.0374490249528971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395987135191674" calcext:value-type="float">
            <text:p>0.0395987135191674</text:p>
          </table:table-cell>
          <table:table-cell office:value-type="float" office:value="0.676791604197901" calcext:value-type="float">
            <text:p>0.676791604197901</text:p>
          </table:table-cell>
          <table:table-cell office:value-type="float" office:value="0.0387183356525937" calcext:value-type="float">
            <text:p>0.0387183356525937</text:p>
          </table:table-cell>
          <table:table-cell office:value-type="float" office:value="0.68027736131934" calcext:value-type="float">
            <text:p>0.68027736131934</text:p>
          </table:table-cell>
          <table:table-cell office:value-type="float" office:value="0.0413553185522956" calcext:value-type="float">
            <text:p>0.0413553185522956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328098127024443" calcext:value-type="float">
            <text:p>0.0328098127024443</text:p>
          </table:table-cell>
          <table:table-cell office:value-type="float" office:value="0.681986506746627" calcext:value-type="float">
            <text:p>0.681986506746627</text:p>
          </table:table-cell>
          <table:table-cell office:value-type="float" office:value="0.0483737734267131" calcext:value-type="float">
            <text:p>0.0483737734267131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421005304565347" calcext:value-type="float">
            <text:p>0.0421005304565347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52285183233494" calcext:value-type="float">
            <text:p>0.0452285183233494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76360347153145" calcext:value-type="float">
            <text:p>0.0476360347153145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44034243385686" calcext:value-type="float">
            <text:p>0.0444034243385686</text:p>
          </table:table-cell>
          <table:table-cell office:value-type="float" office:value="0.669865067466267" calcext:value-type="float">
            <text:p>0.669865067466267</text:p>
          </table:table-cell>
          <table:table-cell office:value-type="float" office:value="0.0367473712408733" calcext:value-type="float">
            <text:p>0.0367473712408733</text:p>
          </table:table-cell>
          <table:table-cell office:value-type="float" office:value="0.678485757121439" calcext:value-type="float">
            <text:p>0.678485757121439</text:p>
          </table:table-cell>
          <table:table-cell office:value-type="float" office:value="0.0439281923313148" calcext:value-type="float">
            <text:p>0.0439281923313148</text:p>
          </table:table-cell>
          <table:table-cell office:value-type="float" office:value="0.683755622188906" calcext:value-type="float">
            <text:p>0.683755622188906</text:p>
          </table:table-cell>
          <table:table-cell office:value-type="float" office:value="0.0350363697948973" calcext:value-type="float">
            <text:p>0.03503636979489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67931034482759" calcext:value-type="float">
            <text:p>0.667931034482759</text:p>
          </table:table-cell>
          <table:table-cell office:value-type="float" office:value="0.0391084085936188" calcext:value-type="float">
            <text:p>0.0391084085936188</text:p>
          </table:table-cell>
          <table:table-cell office:value-type="float" office:value="0.662710644677661" calcext:value-type="float">
            <text:p>0.662710644677661</text:p>
          </table:table-cell>
          <table:table-cell office:value-type="float" office:value="0.0431769961729767" calcext:value-type="float">
            <text:p>0.0431769961729767</text:p>
          </table:table-cell>
          <table:table-cell office:value-type="float" office:value="0.677146926536732" calcext:value-type="float">
            <text:p>0.677146926536732</text:p>
          </table:table-cell>
          <table:table-cell office:value-type="float" office:value="0.0371402421333271" calcext:value-type="float">
            <text:p>0.0371402421333271</text:p>
          </table:table-cell>
          <table:table-cell office:value-type="float" office:value="0.669329835082459" calcext:value-type="float">
            <text:p>0.669329835082459</text:p>
          </table:table-cell>
          <table:table-cell office:value-type="float" office:value="0.0386304547583823" calcext:value-type="float">
            <text:p>0.0386304547583823</text:p>
          </table:table-cell>
          <table:table-cell office:value-type="float" office:value="0.668790104947526" calcext:value-type="float">
            <text:p>0.668790104947526</text:p>
          </table:table-cell>
          <table:table-cell office:value-type="float" office:value="0.0484476443789692" calcext:value-type="float">
            <text:p>0.0484476443789692</text:p>
          </table:table-cell>
          <table:table-cell office:value-type="float" office:value="0.669487256371814" calcext:value-type="float">
            <text:p>0.669487256371814</text:p>
          </table:table-cell>
          <table:table-cell office:value-type="float" office:value="0.0374678633613805" calcext:value-type="float">
            <text:p>0.0374678633613805</text:p>
          </table:table-cell>
          <table:table-cell office:value-type="float" office:value="0.676973013493253" calcext:value-type="float">
            <text:p>0.676973013493253</text:p>
          </table:table-cell>
          <table:table-cell office:value-type="float" office:value="0.0421208768607538" calcext:value-type="float">
            <text:p>0.0421208768607538</text:p>
          </table:table-cell>
          <table:table-cell office:value-type="float" office:value="0.66948275862069" calcext:value-type="float">
            <text:p>0.66948275862069</text:p>
          </table:table-cell>
          <table:table-cell office:value-type="float" office:value="0.033987307021922" calcext:value-type="float">
            <text:p>0.033987307021922</text:p>
          </table:table-cell>
          <table:table-cell office:value-type="float" office:value="0.68059820089955" calcext:value-type="float">
            <text:p>0.68059820089955</text:p>
          </table:table-cell>
          <table:table-cell office:value-type="float" office:value="0.0464792578511015" calcext:value-type="float">
            <text:p>0.0464792578511015</text:p>
          </table:table-cell>
          <table:table-cell office:value-type="float" office:value="0.672281859070465" calcext:value-type="float">
            <text:p>0.672281859070465</text:p>
          </table:table-cell>
          <table:table-cell office:value-type="float" office:value="0.0436287720562951" calcext:value-type="float">
            <text:p>0.0436287720562951</text:p>
          </table:table-cell>
          <table:table-cell office:value-type="float" office:value="0.675739130434782" calcext:value-type="float">
            <text:p>0.675739130434782</text:p>
          </table:table-cell>
          <table:table-cell office:value-type="float" office:value="0.0458783291689069" calcext:value-type="float">
            <text:p>0.0458783291689069</text:p>
          </table:table-cell>
          <table:table-cell office:value-type="float" office:value="0.673827586206897" calcext:value-type="float">
            <text:p>0.673827586206897</text:p>
          </table:table-cell>
          <table:table-cell office:value-type="float" office:value="0.0508046604986218" calcext:value-type="float">
            <text:p>0.0508046604986218</text:p>
          </table:table-cell>
          <table:table-cell office:value-type="float" office:value="0.674694152923538" calcext:value-type="float">
            <text:p>0.674694152923538</text:p>
          </table:table-cell>
          <table:table-cell office:value-type="float" office:value="0.0471143585329584" calcext:value-type="float">
            <text:p>0.0471143585329584</text:p>
          </table:table-cell>
          <table:table-cell office:value-type="float" office:value="0.664133433283358" calcext:value-type="float">
            <text:p>0.664133433283358</text:p>
          </table:table-cell>
          <table:table-cell office:value-type="float" office:value="0.0452536687518965" calcext:value-type="float">
            <text:p>0.0452536687518965</text:p>
          </table:table-cell>
          <table:table-cell office:value-type="float" office:value="0.673275862068966" calcext:value-type="float">
            <text:p>0.673275862068966</text:p>
          </table:table-cell>
          <table:table-cell office:value-type="float" office:value="0.0447373488751458" calcext:value-type="float">
            <text:p>0.0447373488751458</text:p>
          </table:table-cell>
          <table:table-cell office:value-type="float" office:value="0.677659670164918" calcext:value-type="float">
            <text:p>0.677659670164918</text:p>
          </table:table-cell>
          <table:table-cell office:value-type="float" office:value="0.0381397910102298" calcext:value-type="float">
            <text:p>0.0381397910102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292353823088</text:p>
          </table:table-cell>
          <table:table-cell office:value-type="float" office:value="0.0404832158062485" calcext:value-type="float">
            <text:p>0.0404832158062485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362430457225542" calcext:value-type="float">
            <text:p>0.0362430457225542</text:p>
          </table:table-cell>
          <table:table-cell office:value-type="float" office:value="0.660284857571214" calcext:value-type="float">
            <text:p>0.660284857571214</text:p>
          </table:table-cell>
          <table:table-cell office:value-type="float" office:value="0.0397130297382084" calcext:value-type="float">
            <text:p>0.0397130297382084</text:p>
          </table:table-cell>
          <table:table-cell office:value-type="float" office:value="0.668088455772114" calcext:value-type="float">
            <text:p>0.668088455772114</text:p>
          </table:table-cell>
          <table:table-cell office:value-type="float" office:value="0.0403318484307087" calcext:value-type="float">
            <text:p>0.0403318484307087</text:p>
          </table:table-cell>
          <table:table-cell office:value-type="float" office:value="0.670727136431784" calcext:value-type="float">
            <text:p>0.670727136431784</text:p>
          </table:table-cell>
          <table:table-cell office:value-type="float" office:value="0.0380430864186469" calcext:value-type="float">
            <text:p>0.0380430864186469</text:p>
          </table:table-cell>
          <table:table-cell office:value-type="float" office:value="0.674160419790105" calcext:value-type="float">
            <text:p>0.674160419790105</text:p>
          </table:table-cell>
          <table:table-cell office:value-type="float" office:value="0.0374724635689687" calcext:value-type="float">
            <text:p>0.0374724635689687</text:p>
          </table:table-cell>
          <table:table-cell office:value-type="float" office:value="0.66547976011994" calcext:value-type="float">
            <text:p>0.66547976011994</text:p>
          </table:table-cell>
          <table:table-cell office:value-type="float" office:value="0.0552015270812841" calcext:value-type="float">
            <text:p>0.0552015270812841</text:p>
          </table:table-cell>
          <table:table-cell office:value-type="float" office:value="0.643740629685157" calcext:value-type="float">
            <text:p>0.643740629685157</text:p>
          </table:table-cell>
          <table:table-cell office:value-type="float" office:value="0.0317126649457083" calcext:value-type="float">
            <text:p>0.0317126649457083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747554956538" calcext:value-type="float">
            <text:p>0.05747554956538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500451781295263" calcext:value-type="float">
            <text:p>0.050045178129526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86716482677705" calcext:value-type="float">
            <text:p>0.0386716482677705</text:p>
          </table:table-cell>
          <table:table-cell office:value-type="float" office:value="0.646416791604198" calcext:value-type="float">
            <text:p>0.646416791604198</text:p>
          </table:table-cell>
          <table:table-cell office:value-type="float" office:value="0.0658249344456546" calcext:value-type="float">
            <text:p>0.0658249344456546</text:p>
          </table:table-cell>
          <table:table-cell office:value-type="float" office:value="0.662863568215892" calcext:value-type="float">
            <text:p>0.662863568215892</text:p>
          </table:table-cell>
          <table:table-cell office:value-type="float" office:value="0.0514026007326582" calcext:value-type="float">
            <text:p>0.0514026007326582</text:p>
          </table:table-cell>
          <table:table-cell office:value-type="float" office:value="0.659392803598201" calcext:value-type="float">
            <text:p>0.659392803598201</text:p>
          </table:table-cell>
          <table:table-cell office:value-type="float" office:value="0.0594179155742327" calcext:value-type="float">
            <text:p>0.0594179155742327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7957659594188" calcext:value-type="float">
            <text:p>0.0477957659594188</text:p>
          </table:table-cell>
          <table:table-cell office:value-type="float" office:value="0.667271364317841" calcext:value-type="float">
            <text:p>0.667271364317841</text:p>
          </table:table-cell>
          <table:table-cell office:value-type="float" office:value="0.0352073909815847" calcext:value-type="float">
            <text:p>0.0352073909815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0234963708741" calcext:value-type="float">
            <text:p>0.035023496370874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22437165124273" calcext:value-type="float">
            <text:p>0.042243716512427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4682187533248" calcext:value-type="float">
            <text:p>0.0434682187533248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1825741514614" calcext:value-type="float">
            <text:p>0.05182574151461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491185741346021" calcext:value-type="float">
            <text:p>0.0491185741346021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1999289591945" calcext:value-type="float">
            <text:p>0.0431999289591945</text:p>
          </table:table-cell>
          <table:table-cell office:value-type="float" office:value="0.6671964017991" calcext:value-type="float">
            <text:p>0.6671964017991</text:p>
          </table:table-cell>
          <table:table-cell office:value-type="float" office:value="0.0459805856551354" calcext:value-type="float">
            <text:p>0.0459805856551354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386903120692624" calcext:value-type="float">
            <text:p>0.0386903120692624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5962593207799" calcext:value-type="float">
            <text:p>0.045962593207799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36136897433419" calcext:value-type="float">
            <text:p>0.0436136897433419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397833815728535" calcext:value-type="float">
            <text:p>0.0397833815728535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34990529707113" calcext:value-type="float">
            <text:p>0.0434990529707113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459225506110582" calcext:value-type="float">
            <text:p>0.0459225506110582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572640818283031" calcext:value-type="float">
            <text:p>0.0572640818283031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70960047332016" calcext:value-type="float">
            <text:p>0.0470960047332016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485915555466661" calcext:value-type="float">
            <text:p>0.0485915555466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421366000415751" calcext:value-type="float">
            <text:p>0.0421366000415751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390302758185" calcext:value-type="float">
            <text:p>0.043390302758185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479996668581096" calcext:value-type="float">
            <text:p>0.047999666858109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19519319628242" calcext:value-type="float">
            <text:p>0.041951931962824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536106961084826" calcext:value-type="float">
            <text:p>0.0536106961084826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509029516995885" calcext:value-type="float">
            <text:p>0.0509029516995885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394834511833366" calcext:value-type="float">
            <text:p>0.0394834511833366</text:p>
          </table:table-cell>
          <table:table-cell office:value-type="float" office:value="0.675892053973014" calcext:value-type="float">
            <text:p>0.675892053973014</text:p>
          </table:table-cell>
          <table:table-cell office:value-type="float" office:value="0.0453780708700995" calcext:value-type="float">
            <text:p>0.045378070870099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75967912951573" calcext:value-type="float">
            <text:p>0.0475967912951573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5126529334188" calcext:value-type="float">
            <text:p>0.045126529334188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360827558778004" calcext:value-type="float">
            <text:p>0.0360827558778004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6084988735393" calcext:value-type="float">
            <text:p>0.0466084988735393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43441221553654" calcext:value-type="float">
            <text:p>0.0443441221553654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90878187051957" calcext:value-type="float">
            <text:p>0.0590878187051957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369729854974276" calcext:value-type="float">
            <text:p>0.0369729854974276</text:p>
          </table:table-cell>
          <table:table-cell office:value-type="float" office:value="0.682023988005997" calcext:value-type="float">
            <text:p>0.682023988005997</text:p>
          </table:table-cell>
          <table:table-cell office:value-type="float" office:value="0.0523009194945316" calcext:value-type="float">
            <text:p>0.0523009194945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36938833650363" calcext:value-type="float">
            <text:p>0.036938833650363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353039075036107" calcext:value-type="float">
            <text:p>0.0353039075036107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546554140859578" calcext:value-type="float">
            <text:p>0.0546554140859578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422569982332729" calcext:value-type="float">
            <text:p>0.0422569982332729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380691496184" calcext:value-type="float">
            <text:p>0.046380691496184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502197008269092" calcext:value-type="float">
            <text:p>0.0502197008269092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463343571567439" calcext:value-type="float">
            <text:p>0.0463343571567439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9394471630429" calcext:value-type="float">
            <text:p>0.0469394471630429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430800144890842" calcext:value-type="float">
            <text:p>0.0430800144890842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508295161729451" calcext:value-type="float">
            <text:p>0.050829516172945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335594627995922" calcext:value-type="float">
            <text:p>0.0335594627995922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528360072150673" calcext:value-type="float">
            <text:p>0.0528360072150673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397926174275475" calcext:value-type="float">
            <text:p>0.039792617427547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522842303027544" calcext:value-type="float">
            <text:p>0.0522842303027544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30642079964108" calcext:value-type="float">
            <text:p>0.043064207996410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89510036943791" calcext:value-type="float">
            <text:p>0.04895100369437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38038959626101" calcext:value-type="float">
            <text:p>0.0438038959626101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39357646570097" calcext:value-type="float">
            <text:p>0.0439357646570097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86793363994237" calcext:value-type="float">
            <text:p>0.0486793363994237</text:p>
          </table:table-cell>
          <table:table-cell office:value-type="float" office:value="0.678493253373313" calcext:value-type="float">
            <text:p>0.678493253373313</text:p>
          </table:table-cell>
          <table:table-cell office:value-type="float" office:value="0.0440800071427913" calcext:value-type="float">
            <text:p>0.0440800071427913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491488330310063" calcext:value-type="float">
            <text:p>0.04914883303100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54139645625883" calcext:value-type="float">
            <text:p>0.054139645625883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20716743392967" calcext:value-type="float">
            <text:p>0.0420716743392967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17080448367655" calcext:value-type="float">
            <text:p>0.0417080448367655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58550907477041" calcext:value-type="float">
            <text:p>0.045855090747704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74220474800503" calcext:value-type="float">
            <text:p>0.0474220474800503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377669637363694" calcext:value-type="float">
            <text:p>0.0377669637363694</text:p>
          </table:table-cell>
          <table:table-cell office:value-type="float" office:value="0.684580209895053" calcext:value-type="float">
            <text:p>0.684580209895053</text:p>
          </table:table-cell>
          <table:table-cell office:value-type="float" office:value="0.0528933517222809" calcext:value-type="float">
            <text:p>0.0528933517222809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72526071546836" calcext:value-type="float">
            <text:p>0.04725260715468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33394858474876" calcext:value-type="float">
            <text:p>0.0533394858474876</text:p>
          </table:table-cell>
          <table:table-cell office:value-type="float" office:value="0.683740629685157" calcext:value-type="float">
            <text:p>0.683740629685157</text:p>
          </table:table-cell>
          <table:table-cell office:value-type="float" office:value="0.0438943147793917" calcext:value-type="float">
            <text:p>0.043894314779391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516117343772885" calcext:value-type="float">
            <text:p>0.0516117343772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145427286357</text:p>
          </table:table-cell>
          <table:table-cell office:value-type="float" office:value="0.0396772083663342" calcext:value-type="float">
            <text:p>0.0396772083663342</text:p>
          </table:table-cell>
          <table:table-cell office:value-type="float" office:value="0.67555772113943" calcext:value-type="float">
            <text:p>0.67555772113943</text:p>
          </table:table-cell>
          <table:table-cell office:value-type="float" office:value="0.0402233474307574" calcext:value-type="float">
            <text:p>0.0402233474307574</text:p>
          </table:table-cell>
          <table:table-cell office:value-type="float" office:value="0.676602698650675" calcext:value-type="float">
            <text:p>0.676602698650675</text:p>
          </table:table-cell>
          <table:table-cell office:value-type="float" office:value="0.0469031331670049" calcext:value-type="float">
            <text:p>0.0469031331670049</text:p>
          </table:table-cell>
          <table:table-cell office:value-type="float" office:value="0.676595202398801" calcext:value-type="float">
            <text:p>0.676595202398801</text:p>
          </table:table-cell>
          <table:table-cell office:value-type="float" office:value="0.0440893054568422" calcext:value-type="float">
            <text:p>0.0440893054568422</text:p>
          </table:table-cell>
          <table:table-cell office:value-type="float" office:value="0.674013493253373" calcext:value-type="float">
            <text:p>0.674013493253373</text:p>
          </table:table-cell>
          <table:table-cell office:value-type="float" office:value="0.0472603762377844" calcext:value-type="float">
            <text:p>0.0472603762377844</text:p>
          </table:table-cell>
          <table:table-cell office:value-type="float" office:value="0.676964017991004" calcext:value-type="float">
            <text:p>0.676964017991004</text:p>
          </table:table-cell>
          <table:table-cell office:value-type="float" office:value="0.0471869381361088" calcext:value-type="float">
            <text:p>0.0471869381361088</text:p>
          </table:table-cell>
          <table:table-cell office:value-type="float" office:value="0.672944527736132" calcext:value-type="float">
            <text:p>0.672944527736132</text:p>
          </table:table-cell>
          <table:table-cell office:value-type="float" office:value="0.0458143190831593" calcext:value-type="float">
            <text:p>0.0458143190831593</text:p>
          </table:table-cell>
          <table:table-cell office:value-type="float" office:value="0.669470764617691" calcext:value-type="float">
            <text:p>0.669470764617691</text:p>
          </table:table-cell>
          <table:table-cell office:value-type="float" office:value="0.0408857079769757" calcext:value-type="float">
            <text:p>0.0408857079769757</text:p>
          </table:table-cell>
          <table:table-cell office:value-type="float" office:value="0.682698650674663" calcext:value-type="float">
            <text:p>0.682698650674663</text:p>
          </table:table-cell>
          <table:table-cell office:value-type="float" office:value="0.0479940078610249" calcext:value-type="float">
            <text:p>0.0479940078610249</text:p>
          </table:table-cell>
          <table:table-cell office:value-type="float" office:value="0.672788605697151" calcext:value-type="float">
            <text:p>0.672788605697151</text:p>
          </table:table-cell>
          <table:table-cell office:value-type="float" office:value="0.0474073921720103" calcext:value-type="float">
            <text:p>0.0474073921720103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371728424508772" calcext:value-type="float">
            <text:p>0.0371728424508772</text:p>
          </table:table-cell>
          <table:table-cell office:value-type="float" office:value="0.673304347826087" calcext:value-type="float">
            <text:p>0.673304347826087</text:p>
          </table:table-cell>
          <table:table-cell office:value-type="float" office:value="0.0523323690454507" calcext:value-type="float">
            <text:p>0.0523323690454507</text:p>
          </table:table-cell>
          <table:table-cell office:value-type="float" office:value="0.673823088455772" calcext:value-type="float">
            <text:p>0.673823088455772</text:p>
          </table:table-cell>
          <table:table-cell office:value-type="float" office:value="0.0457428996162626" calcext:value-type="float">
            <text:p>0.0457428996162626</text:p>
          </table:table-cell>
          <table:table-cell office:value-type="float" office:value="0.668802098950525" calcext:value-type="float">
            <text:p>0.668802098950525</text:p>
          </table:table-cell>
          <table:table-cell office:value-type="float" office:value="0.0562787064515947" calcext:value-type="float">
            <text:p>0.0562787064515947</text:p>
          </table:table-cell>
          <table:table-cell office:value-type="float" office:value="0.679914542728636" calcext:value-type="float">
            <text:p>0.679914542728636</text:p>
          </table:table-cell>
          <table:table-cell office:value-type="float" office:value="0.0437646557931701" calcext:value-type="float">
            <text:p>0.0437646557931701</text:p>
          </table:table-cell>
          <table:table-cell office:value-type="float" office:value="0.675070464767616" calcext:value-type="float">
            <text:p>0.675070464767616</text:p>
          </table:table-cell>
          <table:table-cell office:value-type="float" office:value="0.04733252081889" calcext:value-type="float">
            <text:p>0.04733252081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8867362146051" calcext:value-type="float">
            <text:p>0.608867362146051</text:p>
          </table:table-cell>
          <table:table-cell office:value-type="float" office:value="0.0382354798259557" calcext:value-type="float">
            <text:p>0.0382354798259557</text:p>
          </table:table-cell>
          <table:table-cell office:value-type="float" office:value="0.617111502506435" calcext:value-type="float">
            <text:p>0.617111502506435</text:p>
          </table:table-cell>
          <table:table-cell office:value-type="float" office:value="0.0378823773687425" calcext:value-type="float">
            <text:p>0.0378823773687425</text:p>
          </table:table-cell>
          <table:table-cell office:value-type="float" office:value="0.613819265682157" calcext:value-type="float">
            <text:p>0.613819265682157</text:p>
          </table:table-cell>
          <table:table-cell office:value-type="float" office:value="0.0574928943399407" calcext:value-type="float">
            <text:p>0.0574928943399407</text:p>
          </table:table-cell>
          <table:table-cell office:value-type="float" office:value="0.608047690014903" calcext:value-type="float">
            <text:p>0.608047690014903</text:p>
          </table:table-cell>
          <table:table-cell office:value-type="float" office:value="0.0559443164768881" calcext:value-type="float">
            <text:p>0.0559443164768881</text:p>
          </table:table-cell>
          <table:table-cell office:value-type="float" office:value="0.621209863162173" calcext:value-type="float">
            <text:p>0.621209863162173</text:p>
          </table:table-cell>
          <table:table-cell office:value-type="float" office:value="0.0619827763808037" calcext:value-type="float">
            <text:p>0.0619827763808037</text:p>
          </table:table-cell>
          <table:table-cell office:value-type="float" office:value="0.620302127083051" calcext:value-type="float">
            <text:p>0.620302127083051</text:p>
          </table:table-cell>
          <table:table-cell office:value-type="float" office:value="0.0729342195052595" calcext:value-type="float">
            <text:p>0.0729342195052595</text:p>
          </table:table-cell>
          <table:table-cell office:value-type="float" office:value="0.614625389513616" calcext:value-type="float">
            <text:p>0.614625389513616</text:p>
          </table:table-cell>
          <table:table-cell office:value-type="float" office:value="0.0553566501210254" calcext:value-type="float">
            <text:p>0.0553566501210254</text:p>
          </table:table-cell>
          <table:table-cell office:value-type="float" office:value="0.604762227340469" calcext:value-type="float">
            <text:p>0.604762227340469</text:p>
          </table:table-cell>
          <table:table-cell office:value-type="float" office:value="0.0522152092018262" calcext:value-type="float">
            <text:p>0.0522152092018262</text:p>
          </table:table-cell>
          <table:table-cell office:value-type="float" office:value="0.6072347920336" calcext:value-type="float">
            <text:p>0.6072347920336</text:p>
          </table:table-cell>
          <table:table-cell office:value-type="float" office:value="0.0502121770332217" calcext:value-type="float">
            <text:p>0.0502121770332217</text:p>
          </table:table-cell>
          <table:table-cell office:value-type="float" office:value="0.605500609673486" calcext:value-type="float">
            <text:p>0.605500609673486</text:p>
          </table:table-cell>
          <table:table-cell office:value-type="float" office:value="0.0554724813764117" calcext:value-type="float">
            <text:p>0.0554724813764117</text:p>
          </table:table-cell>
          <table:table-cell office:value-type="float" office:value="0.635198482590435" calcext:value-type="float">
            <text:p>0.635198482590435</text:p>
          </table:table-cell>
          <table:table-cell office:value-type="float" office:value="0.063217089988979" calcext:value-type="float">
            <text:p>0.063217089988979</text:p>
          </table:table-cell>
          <table:table-cell office:value-type="float" office:value="0.617084405907059" calcext:value-type="float">
            <text:p>0.617084405907059</text:p>
          </table:table-cell>
          <table:table-cell office:value-type="float" office:value="0.0589433237572889" calcext:value-type="float">
            <text:p>0.0589433237572889</text:p>
          </table:table-cell>
          <table:table-cell office:value-type="float" office:value="0.605568351171928" calcext:value-type="float">
            <text:p>0.605568351171928</text:p>
          </table:table-cell>
          <table:table-cell office:value-type="float" office:value="0.0328177897916926" calcext:value-type="float">
            <text:p>0.0328177897916926</text:p>
          </table:table-cell>
          <table:table-cell office:value-type="float" office:value="0.605548028722395" calcext:value-type="float">
            <text:p>0.605548028722395</text:p>
          </table:table-cell>
          <table:table-cell office:value-type="float" office:value="0.0460749152102966" calcext:value-type="float">
            <text:p>0.0460749152102966</text:p>
          </table:table-cell>
          <table:table-cell office:value-type="float" office:value="0.60799349681615" calcext:value-type="float">
            <text:p>0.60799349681615</text:p>
          </table:table-cell>
          <table:table-cell office:value-type="float" office:value="0.0495322472579292" calcext:value-type="float">
            <text:p>0.0495322472579292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88382826788589" calcext:value-type="float">
            <text:p>0.05883828267885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0520254708034" calcext:value-type="float">
            <text:p>0.610520254708034</text:p>
          </table:table-cell>
          <table:table-cell office:value-type="float" office:value="0.0532528156319419" calcext:value-type="float">
            <text:p>0.0532528156319419</text:p>
          </table:table-cell>
          <table:table-cell office:value-type="float" office:value="0.612139276520797" calcext:value-type="float">
            <text:p>0.612139276520797</text:p>
          </table:table-cell>
          <table:table-cell office:value-type="float" office:value="0.0551344518963638" calcext:value-type="float">
            <text:p>0.0551344518963638</text:p>
          </table:table-cell>
          <table:table-cell office:value-type="float" office:value="0.627807885110419" calcext:value-type="float">
            <text:p>0.627807885110419</text:p>
          </table:table-cell>
          <table:table-cell office:value-type="float" office:value="0.0534262066552796" calcext:value-type="float">
            <text:p>0.0534262066552796</text:p>
          </table:table-cell>
          <table:table-cell office:value-type="float" office:value="0.624522422435984" calcext:value-type="float">
            <text:p>0.624522422435984</text:p>
          </table:table-cell>
          <table:table-cell office:value-type="float" office:value="0.0430931164774685" calcext:value-type="float">
            <text:p>0.0430931164774685</text:p>
          </table:table-cell>
          <table:table-cell office:value-type="float" office:value="0.631919794065845" calcext:value-type="float">
            <text:p>0.631919794065845</text:p>
          </table:table-cell>
          <table:table-cell office:value-type="float" office:value="0.0647520239403984" calcext:value-type="float">
            <text:p>0.0647520239403984</text:p>
          </table:table-cell>
          <table:table-cell office:value-type="float" office:value="0.616251185476223" calcext:value-type="float">
            <text:p>0.616251185476223</text:p>
          </table:table-cell>
          <table:table-cell office:value-type="float" office:value="0.0463133965620863" calcext:value-type="float">
            <text:p>0.0463133965620863</text:p>
          </table:table-cell>
          <table:table-cell office:value-type="float" office:value="0.632739466196992" calcext:value-type="float">
            <text:p>0.632739466196992</text:p>
          </table:table-cell>
          <table:table-cell office:value-type="float" office:value="0.059968988091912" calcext:value-type="float">
            <text:p>0.059968988091912</text:p>
          </table:table-cell>
          <table:table-cell office:value-type="float" office:value="0.627828207559951" calcext:value-type="float">
            <text:p>0.627828207559951</text:p>
          </table:table-cell>
          <table:table-cell office:value-type="float" office:value="0.0549993759375267" calcext:value-type="float">
            <text:p>0.0549993759375267</text:p>
          </table:table-cell>
          <table:table-cell office:value-type="float" office:value="0.629481100121935" calcext:value-type="float">
            <text:p>0.629481100121935</text:p>
          </table:table-cell>
          <table:table-cell office:value-type="float" office:value="0.0561895319645917" calcext:value-type="float">
            <text:p>0.0561895319645917</text:p>
          </table:table-cell>
          <table:table-cell office:value-type="float" office:value="0.622849207424468" calcext:value-type="float">
            <text:p>0.622849207424468</text:p>
          </table:table-cell>
          <table:table-cell office:value-type="float" office:value="0.0579357292514162" calcext:value-type="float">
            <text:p>0.0579357292514162</text:p>
          </table:table-cell>
          <table:table-cell office:value-type="float" office:value="0.628614008941878" calcext:value-type="float">
            <text:p>0.628614008941878</text:p>
          </table:table-cell>
          <table:table-cell office:value-type="float" office:value="0.0627437866858189" calcext:value-type="float">
            <text:p>0.0627437866858189</text:p>
          </table:table-cell>
          <table:table-cell office:value-type="float" office:value="0.630307546402926" calcext:value-type="float">
            <text:p>0.630307546402926</text:p>
          </table:table-cell>
          <table:table-cell office:value-type="float" office:value="0.0570513307007868" calcext:value-type="float">
            <text:p>0.0570513307007868</text:p>
          </table:table-cell>
          <table:table-cell office:value-type="float" office:value="0.628607234792034" calcext:value-type="float">
            <text:p>0.628607234792034</text:p>
          </table:table-cell>
          <table:table-cell office:value-type="float" office:value="0.0636178173135248" calcext:value-type="float">
            <text:p>0.0636178173135248</text:p>
          </table:table-cell>
          <table:table-cell office:value-type="float" office:value="0.626134670098903" calcext:value-type="float">
            <text:p>0.626134670098903</text:p>
          </table:table-cell>
          <table:table-cell office:value-type="float" office:value="0.0601862278361304" calcext:value-type="float">
            <text:p>0.0601862278361304</text:p>
          </table:table-cell>
          <table:table-cell office:value-type="float" office:value="0.623662105405772" calcext:value-type="float">
            <text:p>0.623662105405772</text:p>
          </table:table-cell>
          <table:table-cell office:value-type="float" office:value="0.0565455135825932" calcext:value-type="float">
            <text:p>0.0565455135825932</text:p>
          </table:table-cell>
          <table:table-cell office:value-type="float" office:value="0.626981438829427" calcext:value-type="float">
            <text:p>0.626981438829427</text:p>
          </table:table-cell>
          <table:table-cell office:value-type="float" office:value="0.0534943542050638" calcext:value-type="float">
            <text:p>0.0534943542050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72231276852594" calcext:value-type="float">
            <text:p>0.0672231276852594</text:p>
          </table:table-cell>
          <table:table-cell office:value-type="float" office:value="0.623689202005148" calcext:value-type="float">
            <text:p>0.623689202005148</text:p>
          </table:table-cell>
          <table:table-cell office:value-type="float" office:value="0.0492773392219748" calcext:value-type="float">
            <text:p>0.0492773392219748</text:p>
          </table:table-cell>
          <table:table-cell office:value-type="float" office:value="0.622855981574312" calcext:value-type="float">
            <text:p>0.622855981574312</text:p>
          </table:table-cell>
          <table:table-cell office:value-type="float" office:value="0.0629171669379624" calcext:value-type="float">
            <text:p>0.0629171669379624</text:p>
          </table:table-cell>
          <table:table-cell office:value-type="float" office:value="0.632753014496681" calcext:value-type="float">
            <text:p>0.632753014496681</text:p>
          </table:table-cell>
          <table:table-cell office:value-type="float" office:value="0.0495989915492593" calcext:value-type="float">
            <text:p>0.0495989915492593</text:p>
          </table:table-cell>
          <table:table-cell office:value-type="float" office:value="0.625308223817911" calcext:value-type="float">
            <text:p>0.625308223817911</text:p>
          </table:table-cell>
          <table:table-cell office:value-type="float" office:value="0.0659803647640849" calcext:value-type="float">
            <text:p>0.0659803647640849</text:p>
          </table:table-cell>
          <table:table-cell office:value-type="float" office:value="0.629481100121935" calcext:value-type="float">
            <text:p>0.629481100121935</text:p>
          </table:table-cell>
          <table:table-cell office:value-type="float" office:value="0.0553911315200236" calcext:value-type="float">
            <text:p>0.0553911315200236</text:p>
          </table:table-cell>
          <table:table-cell office:value-type="float" office:value="0.62283565912478" calcext:value-type="float">
            <text:p>0.62283565912478</text:p>
          </table:table-cell>
          <table:table-cell office:value-type="float" office:value="0.0571707750768939" calcext:value-type="float">
            <text:p>0.0571707750768939</text:p>
          </table:table-cell>
          <table:table-cell office:value-type="float" office:value="0.626161766698279" calcext:value-type="float">
            <text:p>0.626161766698279</text:p>
          </table:table-cell>
          <table:table-cell office:value-type="float" office:value="0.0547664233612683" calcext:value-type="float">
            <text:p>0.0547664233612683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02406016790781" calcext:value-type="float">
            <text:p>0.0602406016790781</text:p>
          </table:table-cell>
          <table:table-cell office:value-type="float" office:value="0.621196314862485" calcext:value-type="float">
            <text:p>0.621196314862485</text:p>
          </table:table-cell>
          <table:table-cell office:value-type="float" office:value="0.0562785095906547" calcext:value-type="float">
            <text:p>0.0562785095906547</text:p>
          </table:table-cell>
          <table:table-cell office:value-type="float" office:value="0.631899471616312" calcext:value-type="float">
            <text:p>0.631899471616312</text:p>
          </table:table-cell>
          <table:table-cell office:value-type="float" office:value="0.062348389750916" calcext:value-type="float">
            <text:p>0.062348389750916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596994312498378" calcext:value-type="float">
            <text:p>0.0596994312498378</text:p>
          </table:table-cell>
          <table:table-cell office:value-type="float" office:value="0.632732692047148" calcext:value-type="float">
            <text:p>0.632732692047148</text:p>
          </table:table-cell>
          <table:table-cell office:value-type="float" office:value="0.0610870515790317" calcext:value-type="float">
            <text:p>0.0610870515790317</text:p>
          </table:table-cell>
          <table:table-cell office:value-type="float" office:value="0.622009212843788" calcext:value-type="float">
            <text:p>0.622009212843788</text:p>
          </table:table-cell>
          <table:table-cell office:value-type="float" office:value="0.0536282294254364" calcext:value-type="float">
            <text:p>0.0536282294254364</text:p>
          </table:table-cell>
          <table:table-cell office:value-type="float" office:value="0.63607912207018" calcext:value-type="float">
            <text:p>0.63607912207018</text:p>
          </table:table-cell>
          <table:table-cell office:value-type="float" office:value="0.0485361919358704" calcext:value-type="float">
            <text:p>0.0485361919358704</text:p>
          </table:table-cell>
          <table:table-cell office:value-type="float" office:value="0.632739466196992" calcext:value-type="float">
            <text:p>0.632739466196992</text:p>
          </table:table-cell>
          <table:table-cell office:value-type="float" office:value="0.0585069521814741" calcext:value-type="float">
            <text:p>0.05850695218147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2235469448584" calcext:value-type="float">
            <text:p>0.602235469448584</text:p>
          </table:table-cell>
          <table:table-cell office:value-type="float" office:value="0.0635999383702426" calcext:value-type="float">
            <text:p>0.0635999383702426</text:p>
          </table:table-cell>
          <table:table-cell office:value-type="float" office:value="0.62863433139141" calcext:value-type="float">
            <text:p>0.62863433139141</text:p>
          </table:table-cell>
          <table:table-cell office:value-type="float" office:value="0.0564773859014852" calcext:value-type="float">
            <text:p>0.0564773859014852</text:p>
          </table:table-cell>
          <table:table-cell office:value-type="float" office:value="0.617077631757214" calcext:value-type="float">
            <text:p>0.617077631757214</text:p>
          </table:table-cell>
          <table:table-cell office:value-type="float" office:value="0.0629606042257253" calcext:value-type="float">
            <text:p>0.0629606042257253</text:p>
          </table:table-cell>
          <table:table-cell office:value-type="float" office:value="0.638551686763311" calcext:value-type="float">
            <text:p>0.638551686763311</text:p>
          </table:table-cell>
          <table:table-cell office:value-type="float" office:value="0.0460255064493853" calcext:value-type="float">
            <text:p>0.0460255064493853</text:p>
          </table:table-cell>
          <table:table-cell office:value-type="float" office:value="0.622842433274624" calcext:value-type="float">
            <text:p>0.622842433274624</text:p>
          </table:table-cell>
          <table:table-cell office:value-type="float" office:value="0.0625045780737239" calcext:value-type="float">
            <text:p>0.0625045780737239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59251566245829" calcext:value-type="float">
            <text:p>0.059251566245829</text:p>
          </table:table-cell>
          <table:table-cell office:value-type="float" office:value="0.631066251185476" calcext:value-type="float">
            <text:p>0.631066251185476</text:p>
          </table:table-cell>
          <table:table-cell office:value-type="float" office:value="0.0563544742461122" calcext:value-type="float">
            <text:p>0.0563544742461122</text:p>
          </table:table-cell>
          <table:table-cell office:value-type="float" office:value="0.626134670098903" calcext:value-type="float">
            <text:p>0.626134670098903</text:p>
          </table:table-cell>
          <table:table-cell office:value-type="float" office:value="0.0574794764225624" calcext:value-type="float">
            <text:p>0.0574794764225624</text:p>
          </table:table-cell>
          <table:table-cell office:value-type="float" office:value="0.631899471616312" calcext:value-type="float">
            <text:p>0.631899471616312</text:p>
          </table:table-cell>
          <table:table-cell office:value-type="float" office:value="0.0654252618942198" calcext:value-type="float">
            <text:p>0.0654252618942198</text:p>
          </table:table-cell>
          <table:table-cell office:value-type="float" office:value="0.619543422300501" calcext:value-type="float">
            <text:p>0.619543422300501</text:p>
          </table:table-cell>
          <table:table-cell office:value-type="float" office:value="0.063992960636612" calcext:value-type="float">
            <text:p>0.063992960636612</text:p>
          </table:table-cell>
          <table:table-cell office:value-type="float" office:value="0.632732692047148" calcext:value-type="float">
            <text:p>0.632732692047148</text:p>
          </table:table-cell>
          <table:table-cell office:value-type="float" office:value="0.0598318234951968" calcext:value-type="float">
            <text:p>0.0598318234951968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627768624341904" calcext:value-type="float">
            <text:p>0.0627768624341904</text:p>
          </table:table-cell>
          <table:table-cell office:value-type="float" office:value="0.62611434764937" calcext:value-type="float">
            <text:p>0.62611434764937</text:p>
          </table:table-cell>
          <table:table-cell office:value-type="float" office:value="0.0647570621359473" calcext:value-type="float">
            <text:p>0.0647570621359473</text:p>
          </table:table-cell>
          <table:table-cell office:value-type="float" office:value="0.622043083593009" calcext:value-type="float">
            <text:p>0.622043083593009</text:p>
          </table:table-cell>
          <table:table-cell office:value-type="float" office:value="0.0538566091474736" calcext:value-type="float">
            <text:p>0.0538566091474736</text:p>
          </table:table-cell>
          <table:table-cell office:value-type="float" office:value="0.63355913832814" calcext:value-type="float">
            <text:p>0.63355913832814</text:p>
          </table:table-cell>
          <table:table-cell office:value-type="float" office:value="0.0604488043339664" calcext:value-type="float">
            <text:p>0.060448804333966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32491294230089" calcext:value-type="float">
            <text:p>0.06324912942300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3888362010568" calcext:value-type="float">
            <text:p>0.603888362010568</text:p>
          </table:table-cell>
          <table:table-cell office:value-type="float" office:value="0.0640727806274123" calcext:value-type="float">
            <text:p>0.0640727806274123</text:p>
          </table:table-cell>
          <table:table-cell office:value-type="float" office:value="0.626161766698279" calcext:value-type="float">
            <text:p>0.626161766698279</text:p>
          </table:table-cell>
          <table:table-cell office:value-type="float" office:value="0.0556478824669799" calcext:value-type="float">
            <text:p>0.0556478824669799</text:p>
          </table:table-cell>
          <table:table-cell office:value-type="float" office:value="0.622015986993632" calcext:value-type="float">
            <text:p>0.622015986993632</text:p>
          </table:table-cell>
          <table:table-cell office:value-type="float" office:value="0.0602560601140028" calcext:value-type="float">
            <text:p>0.0602560601140028</text:p>
          </table:table-cell>
          <table:table-cell office:value-type="float" office:value="0.64100392900691" calcext:value-type="float">
            <text:p>0.64100392900691</text:p>
          </table:table-cell>
          <table:table-cell office:value-type="float" office:value="0.0531344942673234" calcext:value-type="float">
            <text:p>0.0531344942673234</text:p>
          </table:table-cell>
          <table:table-cell office:value-type="float" office:value="0.626175314997968" calcext:value-type="float">
            <text:p>0.626175314997968</text:p>
          </table:table-cell>
          <table:table-cell office:value-type="float" office:value="0.0543985012900261" calcext:value-type="float">
            <text:p>0.0543985012900261</text:p>
          </table:table-cell>
          <table:table-cell office:value-type="float" office:value="0.625321772117599" calcext:value-type="float">
            <text:p>0.625321772117599</text:p>
          </table:table-cell>
          <table:table-cell office:value-type="float" office:value="0.0604000039854326" calcext:value-type="float">
            <text:p>0.0604000039854326</text:p>
          </table:table-cell>
          <table:table-cell office:value-type="float" office:value="0.628593686492345" calcext:value-type="float">
            <text:p>0.628593686492345</text:p>
          </table:table-cell>
          <table:table-cell office:value-type="float" office:value="0.0596154441858544" calcext:value-type="float">
            <text:p>0.0596154441858544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6297775430085" calcext:value-type="float">
            <text:p>0.066297775430085</text:p>
          </table:table-cell>
          <table:table-cell office:value-type="float" office:value="0.634365262159599" calcext:value-type="float">
            <text:p>0.634365262159599</text:p>
          </table:table-cell>
          <table:table-cell office:value-type="float" office:value="0.0634449453800559" calcext:value-type="float">
            <text:p>0.0634449453800559</text:p>
          </table:table-cell>
          <table:table-cell office:value-type="float" office:value="0.614605067064083" calcext:value-type="float">
            <text:p>0.614605067064083</text:p>
          </table:table-cell>
          <table:table-cell office:value-type="float" office:value="0.059080665868352" calcext:value-type="float">
            <text:p>0.059080665868352</text:p>
          </table:table-cell>
          <table:table-cell office:value-type="float" office:value="0.635184934290747" calcext:value-type="float">
            <text:p>0.635184934290747</text:p>
          </table:table-cell>
          <table:table-cell office:value-type="float" office:value="0.0679435725152454" calcext:value-type="float">
            <text:p>0.0679435725152454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643292270690224" calcext:value-type="float">
            <text:p>0.0643292270690224</text:p>
          </table:table-cell>
          <table:table-cell office:value-type="float" office:value="0.628600460642189" calcext:value-type="float">
            <text:p>0.628600460642189</text:p>
          </table:table-cell>
          <table:table-cell office:value-type="float" office:value="0.0626818006549136" calcext:value-type="float">
            <text:p>0.0626818006549136</text:p>
          </table:table-cell>
          <table:table-cell office:value-type="float" office:value="0.620369868581493" calcext:value-type="float">
            <text:p>0.620369868581493</text:p>
          </table:table-cell>
          <table:table-cell office:value-type="float" office:value="0.0618569730456642" calcext:value-type="float">
            <text:p>0.0618569730456642</text:p>
          </table:table-cell>
          <table:table-cell office:value-type="float" office:value="0.636031703021271" calcext:value-type="float">
            <text:p>0.636031703021271</text:p>
          </table:table-cell>
          <table:table-cell office:value-type="float" office:value="0.0594725472240586" calcext:value-type="float">
            <text:p>0.0594725472240586</text:p>
          </table:table-cell>
          <table:table-cell office:value-type="float" office:value="0.635232353339656" calcext:value-type="float">
            <text:p>0.635232353339656</text:p>
          </table:table-cell>
          <table:table-cell office:value-type="float" office:value="0.0558185749840222" calcext:value-type="float">
            <text:p>0.05581857498402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7034277198212" calcext:value-type="float">
            <text:p>0.607034277198212</text:p>
          </table:table-cell>
          <table:table-cell office:value-type="float" office:value="0.0572768284281624" calcext:value-type="float">
            <text:p>0.0572768284281624</text:p>
          </table:table-cell>
          <table:table-cell office:value-type="float" office:value="0.621547215824414" calcext:value-type="float">
            <text:p>0.621547215824414</text:p>
          </table:table-cell>
          <table:table-cell office:value-type="float" office:value="0.0508838873711092" calcext:value-type="float">
            <text:p>0.0508838873711092</text:p>
          </table:table-cell>
          <table:table-cell office:value-type="float" office:value="0.620715350223547" calcext:value-type="float">
            <text:p>0.620715350223547</text:p>
          </table:table-cell>
          <table:table-cell office:value-type="float" office:value="0.0594105864545822" calcext:value-type="float">
            <text:p>0.0594105864545822</text:p>
          </table:table-cell>
          <table:table-cell office:value-type="float" office:value="0.628975748543558" calcext:value-type="float">
            <text:p>0.628975748543558</text:p>
          </table:table-cell>
          <table:table-cell office:value-type="float" office:value="0.0495592850440649" calcext:value-type="float">
            <text:p>0.0495592850440649</text:p>
          </table:table-cell>
          <table:table-cell office:value-type="float" office:value="0.625491125863704" calcext:value-type="float">
            <text:p>0.625491125863704</text:p>
          </table:table-cell>
          <table:table-cell office:value-type="float" office:value="0.0619236488898074" calcext:value-type="float">
            <text:p>0.0619236488898074</text:p>
          </table:table-cell>
          <table:table-cell office:value-type="float" office:value="0.624162037664273" calcext:value-type="float">
            <text:p>0.624162037664273</text:p>
          </table:table-cell>
          <table:table-cell office:value-type="float" office:value="0.0588580635637262" calcext:value-type="float">
            <text:p>0.0588580635637262</text:p>
          </table:table-cell>
          <table:table-cell office:value-type="float" office:value="0.625972090502642" calcext:value-type="float">
            <text:p>0.625972090502642</text:p>
          </table:table-cell>
          <table:table-cell office:value-type="float" office:value="0.0576932663443596" calcext:value-type="float">
            <text:p>0.0576932663443596</text:p>
          </table:table-cell>
          <table:table-cell office:value-type="float" office:value="0.623028044980355" calcext:value-type="float">
            <text:p>0.623028044980355</text:p>
          </table:table-cell>
          <table:table-cell office:value-type="float" office:value="0.0571516520706537" calcext:value-type="float">
            <text:p>0.0571516520706537</text:p>
          </table:table-cell>
          <table:table-cell office:value-type="float" office:value="0.628960845413901" calcext:value-type="float">
            <text:p>0.628960845413901</text:p>
          </table:table-cell>
          <table:table-cell office:value-type="float" office:value="0.0591025035902334" calcext:value-type="float">
            <text:p>0.0591025035902334</text:p>
          </table:table-cell>
          <table:table-cell office:value-type="float" office:value="0.616738924265005" calcext:value-type="float">
            <text:p>0.616738924265005</text:p>
          </table:table-cell>
          <table:table-cell office:value-type="float" office:value="0.0585520693446893" calcext:value-type="float">
            <text:p>0.0585520693446893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32169324872312" calcext:value-type="float">
            <text:p>0.0632169324872312</text:p>
          </table:table-cell>
          <table:table-cell office:value-type="float" office:value="0.632095921961794" calcext:value-type="float">
            <text:p>0.632095921961794</text:p>
          </table:table-cell>
          <table:table-cell office:value-type="float" office:value="0.0605600350422253" calcext:value-type="float">
            <text:p>0.0605600350422253</text:p>
          </table:table-cell>
          <table:table-cell office:value-type="float" office:value="0.624324617260534" calcext:value-type="float">
            <text:p>0.624324617260534</text:p>
          </table:table-cell>
          <table:table-cell office:value-type="float" office:value="0.056992304295022" calcext:value-type="float">
            <text:p>0.056992304295022</text:p>
          </table:table-cell>
          <table:table-cell office:value-type="float" office:value="0.619220972767918" calcext:value-type="float">
            <text:p>0.619220972767918</text:p>
          </table:table-cell>
          <table:table-cell office:value-type="float" office:value="0.0551205909330002" calcext:value-type="float">
            <text:p>0.0551205909330002</text:p>
          </table:table-cell>
          <table:table-cell office:value-type="float" office:value="0.627465113128302" calcext:value-type="float">
            <text:p>0.627465113128302</text:p>
          </table:table-cell>
          <table:table-cell office:value-type="float" office:value="0.0549070608668836" calcext:value-type="float">
            <text:p>0.0549070608668836</text:p>
          </table:table-cell>
          <table:table-cell office:value-type="float" office:value="0.62977780788511" calcext:value-type="float">
            <text:p>0.62977780788511</text:p>
          </table:table-cell>
          <table:table-cell office:value-type="float" office:value="0.0579814586944856" calcext:value-type="float">
            <text:p>0.0579814586944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49818112960903" calcext:value-type="float">
            <text:p>0.0649818112960903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516512822881499" calcext:value-type="float">
            <text:p>0.0516512822881499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530627828986148" calcext:value-type="float">
            <text:p>0.0530627828986148</text:p>
          </table:table-cell>
          <table:table-cell office:value-type="float" office:value="0.605527706272863" calcext:value-type="float">
            <text:p>0.605527706272863</text:p>
          </table:table-cell>
          <table:table-cell office:value-type="float" office:value="0.0564420061981775" calcext:value-type="float">
            <text:p>0.0564420061981775</text:p>
          </table:table-cell>
          <table:table-cell office:value-type="float" office:value="0.615411190895543" calcext:value-type="float">
            <text:p>0.615411190895543</text:p>
          </table:table-cell>
          <table:table-cell office:value-type="float" office:value="0.0552126417105326" calcext:value-type="float">
            <text:p>0.0552126417105326</text:p>
          </table:table-cell>
          <table:table-cell office:value-type="float" office:value="0.617944722937271" calcext:value-type="float">
            <text:p>0.617944722937271</text:p>
          </table:table-cell>
          <table:table-cell office:value-type="float" office:value="0.0532823089853748" calcext:value-type="float">
            <text:p>0.0532823089853748</text:p>
          </table:table-cell>
          <table:table-cell office:value-type="float" office:value="0.613798943232624" calcext:value-type="float">
            <text:p>0.613798943232624</text:p>
          </table:table-cell>
          <table:table-cell office:value-type="float" office:value="0.0447417021920212" calcext:value-type="float">
            <text:p>0.0447417021920212</text:p>
          </table:table-cell>
          <table:table-cell office:value-type="float" office:value="0.617924400487739" calcext:value-type="float">
            <text:p>0.617924400487739</text:p>
          </table:table-cell>
          <table:table-cell office:value-type="float" office:value="0.052573860339572" calcext:value-type="float">
            <text:p>0.05257386033957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18100474669797" calcext:value-type="float">
            <text:p>0.0518100474669797</text:p>
          </table:table-cell>
          <table:table-cell office:value-type="float" office:value="0.619523099850969" calcext:value-type="float">
            <text:p>0.619523099850969</text:p>
          </table:table-cell>
          <table:table-cell office:value-type="float" office:value="0.0574638992661237" calcext:value-type="float">
            <text:p>0.0574638992661237</text:p>
          </table:table-cell>
          <table:table-cell office:value-type="float" office:value="0.62207695434223" calcext:value-type="float">
            <text:p>0.62207695434223</text:p>
          </table:table-cell>
          <table:table-cell office:value-type="float" office:value="0.0562601330668232" calcext:value-type="float">
            <text:p>0.0562601330668232</text:p>
          </table:table-cell>
          <table:table-cell office:value-type="float" office:value="0.622022761143476" calcext:value-type="float">
            <text:p>0.622022761143476</text:p>
          </table:table-cell>
          <table:table-cell office:value-type="float" office:value="0.0577802645423865" calcext:value-type="float">
            <text:p>0.0577802645423865</text:p>
          </table:table-cell>
          <table:table-cell office:value-type="float" office:value="0.621216637312017" calcext:value-type="float">
            <text:p>0.621216637312017</text:p>
          </table:table-cell>
          <table:table-cell office:value-type="float" office:value="0.0498641566116022" calcext:value-type="float">
            <text:p>0.0498641566116022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548405836777374" calcext:value-type="float">
            <text:p>0.0548405836777374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26538224396048" calcext:value-type="float">
            <text:p>0.0526538224396048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70741796781382" calcext:value-type="float">
            <text:p>0.0670741796781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424739195231</text:p>
          </table:table-cell>
          <table:table-cell office:value-type="float" office:value="0.0600148255945767" calcext:value-type="float">
            <text:p>0.0600148255945767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497521838573539" calcext:value-type="float">
            <text:p>0.0497521838573539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73319197531472" calcext:value-type="float">
            <text:p>0.0573319197531472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4456224747736" calcext:value-type="float">
            <text:p>0.0474456224747736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463004318247866" calcext:value-type="float">
            <text:p>0.046300431824786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35759455625665" calcext:value-type="float">
            <text:p>0.0535759455625665</text:p>
          </table:table-cell>
          <table:table-cell office:value-type="float" office:value="0.637650724834033" calcext:value-type="float">
            <text:p>0.637650724834033</text:p>
          </table:table-cell>
          <table:table-cell office:value-type="float" office:value="0.0605914370429656" calcext:value-type="float">
            <text:p>0.0605914370429656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65432094731786" calcext:value-type="float">
            <text:p>0.0665432094731786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60924713415497" calcext:value-type="float">
            <text:p>0.060924713415497</text:p>
          </table:table-cell>
          <table:table-cell office:value-type="float" office:value="0.634344939710066" calcext:value-type="float">
            <text:p>0.634344939710066</text:p>
          </table:table-cell>
          <table:table-cell office:value-type="float" office:value="0.0614561951617819" calcext:value-type="float">
            <text:p>0.0614561951617819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10926373927576" calcext:value-type="float">
            <text:p>0.061092637392757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585699401050174" calcext:value-type="float">
            <text:p>0.058569940105017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19872113451785" calcext:value-type="float">
            <text:p>0.0619872113451785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598727046994206" calcext:value-type="float">
            <text:p>0.059872704699420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03681013177647" calcext:value-type="float">
            <text:p>0.0503681013177647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02384623545844" calcext:value-type="float">
            <text:p>0.0602384623545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594096056767188" calcext:value-type="float">
            <text:p>0.0594096056767188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69479592546474" calcext:value-type="float">
            <text:p>0.0569479592546474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610535602051568" calcext:value-type="float">
            <text:p>0.0610535602051568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26318113563927" calcext:value-type="float">
            <text:p>0.0526318113563927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32435901021685" calcext:value-type="float">
            <text:p>0.0532435901021685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62093829597409" calcext:value-type="float">
            <text:p>0.0562093829597409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547163309234673" calcext:value-type="float">
            <text:p>0.0547163309234673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608221503488663" calcext:value-type="float">
            <text:p>0.060822150348866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6077222181181" calcext:value-type="float">
            <text:p>0.0596077222181181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48257322045334" calcext:value-type="float">
            <text:p>0.0548257322045334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65633435488802" calcext:value-type="float">
            <text:p>0.065633435488802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670239207183252" calcext:value-type="float">
            <text:p>0.0670239207183252</text:p>
          </table:table-cell>
          <table:table-cell office:value-type="float" office:value="0.643449397100664" calcext:value-type="float">
            <text:p>0.643449397100664</text:p>
          </table:table-cell>
          <table:table-cell office:value-type="float" office:value="0.0668582561677114" calcext:value-type="float">
            <text:p>0.0668582561677114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553007431982169" calcext:value-type="float">
            <text:p>0.0553007431982169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581964143546" calcext:value-type="float">
            <text:p>0.05581964143546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07229324055216" calcext:value-type="float">
            <text:p>0.0607229324055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47868553430586" calcext:value-type="float">
            <text:p>0.0647868553430586</text:p>
          </table:table-cell>
          <table:table-cell office:value-type="float" office:value="0.636858149302262" calcext:value-type="float">
            <text:p>0.636858149302262</text:p>
          </table:table-cell>
          <table:table-cell office:value-type="float" office:value="0.0563532550539617" calcext:value-type="float">
            <text:p>0.0563532550539617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549186942473504" calcext:value-type="float">
            <text:p>0.0549186942473504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469020489088361" calcext:value-type="float">
            <text:p>0.0469020489088361</text:p>
          </table:table-cell>
          <table:table-cell office:value-type="float" office:value="0.642629724969516" calcext:value-type="float">
            <text:p>0.642629724969516</text:p>
          </table:table-cell>
          <table:table-cell office:value-type="float" office:value="0.0564059724497927" calcext:value-type="float">
            <text:p>0.0564059724497927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31581215793591" calcext:value-type="float">
            <text:p>0.0531581215793591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596995136681864" calcext:value-type="float">
            <text:p>0.0596995136681864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65052936434641" calcext:value-type="float">
            <text:p>0.056505293643464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92815830501538" calcext:value-type="float">
            <text:p>0.0592815830501538</text:p>
          </table:table-cell>
          <table:table-cell office:value-type="float" office:value="0.645095515512803" calcext:value-type="float">
            <text:p>0.645095515512803</text:p>
          </table:table-cell>
          <table:table-cell office:value-type="float" office:value="0.0575005265561274" calcext:value-type="float">
            <text:p>0.0575005265561274</text:p>
          </table:table-cell>
          <table:table-cell office:value-type="float" office:value="0.643469719550197" calcext:value-type="float">
            <text:p>0.643469719550197</text:p>
          </table:table-cell>
          <table:table-cell office:value-type="float" office:value="0.0651651811695263" calcext:value-type="float">
            <text:p>0.0651651811695263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735453010227" calcext:value-type="float">
            <text:p>0.0602735453010227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18463685093312" calcext:value-type="float">
            <text:p>0.0618463685093312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46062594707083" calcext:value-type="float">
            <text:p>0.054606259470708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88178040697454" calcext:value-type="float">
            <text:p>0.0588178040697454</text:p>
          </table:table-cell>
          <table:table-cell office:value-type="float" office:value="0.633518493429075" calcext:value-type="float">
            <text:p>0.633518493429075</text:p>
          </table:table-cell>
          <table:table-cell office:value-type="float" office:value="0.0685720955840661" calcext:value-type="float">
            <text:p>0.0685720955840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3117000273188" calcext:value-type="float">
            <text:p>0.063117000273188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556735226607672" calcext:value-type="float">
            <text:p>0.0556735226607672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60926809396487" calcext:value-type="float">
            <text:p>0.0560926809396487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493864174336078" calcext:value-type="float">
            <text:p>0.0493864174336078</text:p>
          </table:table-cell>
          <table:table-cell office:value-type="float" office:value="0.640970058257689" calcext:value-type="float">
            <text:p>0.640970058257689</text:p>
          </table:table-cell>
          <table:table-cell office:value-type="float" office:value="0.0628349941084538" calcext:value-type="float">
            <text:p>0.0628349941084538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26457171203476" calcext:value-type="float">
            <text:p>0.0526457171203476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6893392160044" calcext:value-type="float">
            <text:p>0.0556893392160044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55358380455602" calcext:value-type="float">
            <text:p>0.0555358380455602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87399345654066" calcext:value-type="float">
            <text:p>0.0587399345654066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95267369713833" calcext:value-type="float">
            <text:p>0.0595267369713833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93532008987623" calcext:value-type="float">
            <text:p>0.0593532008987623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05587341304769" calcext:value-type="float">
            <text:p>0.0605587341304769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34911110638065" calcext:value-type="float">
            <text:p>0.0634911110638065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6293176696846" calcext:value-type="float">
            <text:p>0.056629317669684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90209892800159" calcext:value-type="float">
            <text:p>0.0590209892800159</text:p>
          </table:table-cell>
          <table:table-cell office:value-type="float" office:value="0.636011380571738" calcext:value-type="float">
            <text:p>0.636011380571738</text:p>
          </table:table-cell>
          <table:table-cell office:value-type="float" office:value="0.0608048602357632" calcext:value-type="float">
            <text:p>0.06080486023576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330172063406</text:p>
          </table:table-cell>
          <table:table-cell office:value-type="float" office:value="0.0624620196367265" calcext:value-type="float">
            <text:p>0.0624620196367265</text:p>
          </table:table-cell>
          <table:table-cell office:value-type="float" office:value="0.633239398455494" calcext:value-type="float">
            <text:p>0.633239398455494</text:p>
          </table:table-cell>
          <table:table-cell office:value-type="float" office:value="0.054075640622976" calcext:value-type="float">
            <text:p>0.054075640622976</text:p>
          </table:table-cell>
          <table:table-cell office:value-type="float" office:value="0.630944316488281" calcext:value-type="float">
            <text:p>0.630944316488281</text:p>
          </table:table-cell>
          <table:table-cell office:value-type="float" office:value="0.0564919276087836" calcext:value-type="float">
            <text:p>0.0564919276087836</text:p>
          </table:table-cell>
          <table:table-cell office:value-type="float" office:value="0.629115296030348" calcext:value-type="float">
            <text:p>0.629115296030348</text:p>
          </table:table-cell>
          <table:table-cell office:value-type="float" office:value="0.0505615812743575" calcext:value-type="float">
            <text:p>0.0505615812743575</text:p>
          </table:table-cell>
          <table:table-cell office:value-type="float" office:value="0.633063270559545" calcext:value-type="float">
            <text:p>0.633063270559545</text:p>
          </table:table-cell>
          <table:table-cell office:value-type="float" office:value="0.0547995260391468" calcext:value-type="float">
            <text:p>0.0547995260391468</text:p>
          </table:table-cell>
          <table:table-cell office:value-type="float" office:value="0.629776453055142" calcext:value-type="float">
            <text:p>0.629776453055142</text:p>
          </table:table-cell>
          <table:table-cell office:value-type="float" office:value="0.0537742952414778" calcext:value-type="float">
            <text:p>0.0537742952414778</text:p>
          </table:table-cell>
          <table:table-cell office:value-type="float" office:value="0.63141173282753" calcext:value-type="float">
            <text:p>0.63141173282753</text:p>
          </table:table-cell>
          <table:table-cell office:value-type="float" office:value="0.055087664608529" calcext:value-type="float">
            <text:p>0.055087664608529</text:p>
          </table:table-cell>
          <table:table-cell office:value-type="float" office:value="0.629936322991465" calcext:value-type="float">
            <text:p>0.629936322991465</text:p>
          </table:table-cell>
          <table:table-cell office:value-type="float" office:value="0.0583960703701282" calcext:value-type="float">
            <text:p>0.0583960703701282</text:p>
          </table:table-cell>
          <table:table-cell office:value-type="float" office:value="0.631422571467281" calcext:value-type="float">
            <text:p>0.631422571467281</text:p>
          </table:table-cell>
          <table:table-cell office:value-type="float" office:value="0.058072800143231" calcext:value-type="float">
            <text:p>0.058072800143231</text:p>
          </table:table-cell>
          <table:table-cell office:value-type="float" office:value="0.634866549248069" calcext:value-type="float">
            <text:p>0.634866549248069</text:p>
          </table:table-cell>
          <table:table-cell office:value-type="float" office:value="0.0581546180319899" calcext:value-type="float">
            <text:p>0.0581546180319899</text:p>
          </table:table-cell>
          <table:table-cell office:value-type="float" office:value="0.635888091044574" calcext:value-type="float">
            <text:p>0.635888091044574</text:p>
          </table:table-cell>
          <table:table-cell office:value-type="float" office:value="0.0615009176033343" calcext:value-type="float">
            <text:p>0.0615009176033343</text:p>
          </table:table-cell>
          <table:table-cell office:value-type="float" office:value="0.628286140089419" calcext:value-type="float">
            <text:p>0.628286140089419</text:p>
          </table:table-cell>
          <table:table-cell office:value-type="float" office:value="0.0608412809594457" calcext:value-type="float">
            <text:p>0.0608412809594457</text:p>
          </table:table-cell>
          <table:table-cell office:value-type="float" office:value="0.633893781330443" calcext:value-type="float">
            <text:p>0.633893781330443</text:p>
          </table:table-cell>
          <table:table-cell office:value-type="float" office:value="0.060809420739526" calcext:value-type="float">
            <text:p>0.060809420739526</text:p>
          </table:table-cell>
          <table:table-cell office:value-type="float" office:value="0.626801246443571" calcext:value-type="float">
            <text:p>0.626801246443571</text:p>
          </table:table-cell>
          <table:table-cell office:value-type="float" office:value="0.0562499217431536" calcext:value-type="float">
            <text:p>0.0562499217431536</text:p>
          </table:table-cell>
          <table:table-cell office:value-type="float" office:value="0.626141444248747" calcext:value-type="float">
            <text:p>0.626141444248747</text:p>
          </table:table-cell>
          <table:table-cell office:value-type="float" office:value="0.0553360717085182" calcext:value-type="float">
            <text:p>0.0553360717085182</text:p>
          </table:table-cell>
          <table:table-cell office:value-type="float" office:value="0.630237095244547" calcext:value-type="float">
            <text:p>0.630237095244547</text:p>
          </table:table-cell>
          <table:table-cell office:value-type="float" office:value="0.0634825060516147" calcext:value-type="float">
            <text:p>0.0634825060516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10470389222403" calcext:value-type="float">
            <text:p>0.0410470389222403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47577474696209" calcext:value-type="float">
            <text:p>0.04757747469620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73489530014825" calcext:value-type="float">
            <text:p>0.0373489530014825</text:p>
          </table:table-cell>
          <table:table-cell office:value-type="float" office:value="0.706442831215971" calcext:value-type="float">
            <text:p>0.706442831215971</text:p>
          </table:table-cell>
          <table:table-cell office:value-type="float" office:value="0.0368039153316359" calcext:value-type="float">
            <text:p>0.0368039153316359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589016549727635" calcext:value-type="float">
            <text:p>0.0589016549727635</text:p>
          </table:table-cell>
          <table:table-cell office:value-type="float" office:value="0.700998185117967" calcext:value-type="float">
            <text:p>0.700998185117967</text:p>
          </table:table-cell>
          <table:table-cell office:value-type="float" office:value="0.0607951620261417" calcext:value-type="float">
            <text:p>0.0607951620261417</text:p>
          </table:table-cell>
          <table:table-cell office:value-type="float" office:value="0.694313369630974" calcext:value-type="float">
            <text:p>0.694313369630974</text:p>
          </table:table-cell>
          <table:table-cell office:value-type="float" office:value="0.0451661659355412" calcext:value-type="float">
            <text:p>0.0451661659355412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10470389222402" calcext:value-type="float">
            <text:p>0.0410470389222402</text:p>
          </table:table-cell>
          <table:table-cell office:value-type="float" office:value="0.690804597701149" calcext:value-type="float">
            <text:p>0.690804597701149</text:p>
          </table:table-cell>
          <table:table-cell office:value-type="float" office:value="0.0421281747353362" calcext:value-type="float">
            <text:p>0.0421281747353362</text:p>
          </table:table-cell>
          <table:table-cell office:value-type="float" office:value="0.697701149425287" calcext:value-type="float">
            <text:p>0.697701149425287</text:p>
          </table:table-cell>
          <table:table-cell office:value-type="float" office:value="0.0436176228988741" calcext:value-type="float">
            <text:p>0.0436176228988741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570048254295612" calcext:value-type="float">
            <text:p>0.0570048254295612</text:p>
          </table:table-cell>
          <table:table-cell office:value-type="float" office:value="0.701149425287356" calcext:value-type="float">
            <text:p>0.701149425287356</text:p>
          </table:table-cell>
          <table:table-cell office:value-type="float" office:value="0.0464534699347974" calcext:value-type="float">
            <text:p>0.0464534699347974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6306437029993" calcext:value-type="float">
            <text:p>0.046306437029993</text:p>
          </table:table-cell>
          <table:table-cell office:value-type="float" office:value="0.692589231699939" calcext:value-type="float">
            <text:p>0.692589231699939</text:p>
          </table:table-cell>
          <table:table-cell office:value-type="float" office:value="0.0504972180640728" calcext:value-type="float">
            <text:p>0.0504972180640728</text:p>
          </table:table-cell>
          <table:table-cell office:value-type="float" office:value="0.720266182698125" calcext:value-type="float">
            <text:p>0.720266182698125</text:p>
          </table:table-cell>
          <table:table-cell office:value-type="float" office:value="0.0317778114348862" calcext:value-type="float">
            <text:p>0.0317778114348862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554431416518305" calcext:value-type="float">
            <text:p>0.05544314165183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15003024803388" calcext:value-type="float">
            <text:p>0.715003024803388</text:p>
          </table:table-cell>
          <table:table-cell office:value-type="float" office:value="0.0401798954668346" calcext:value-type="float">
            <text:p>0.0401798954668346</text:p>
          </table:table-cell>
          <table:table-cell office:value-type="float" office:value="0.694343617664852" calcext:value-type="float">
            <text:p>0.694343617664852</text:p>
          </table:table-cell>
          <table:table-cell office:value-type="float" office:value="0.0276916854168259" calcext:value-type="float">
            <text:p>0.027691685416825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267326001634493" calcext:value-type="float">
            <text:p>0.0267326001634493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04583707573577" calcext:value-type="float">
            <text:p>0.0404583707573577</text:p>
          </table:table-cell>
          <table:table-cell office:value-type="float" office:value="0.720145190562613" calcext:value-type="float">
            <text:p>0.720145190562613</text:p>
          </table:table-cell>
          <table:table-cell office:value-type="float" office:value="0.0535521770962307" calcext:value-type="float">
            <text:p>0.0535521770962307</text:p>
          </table:table-cell>
          <table:table-cell office:value-type="float" office:value="0.704567453115547" calcext:value-type="float">
            <text:p>0.704567453115547</text:p>
          </table:table-cell>
          <table:table-cell office:value-type="float" office:value="0.052373286375368" calcext:value-type="float">
            <text:p>0.052373286375368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610166900199328" calcext:value-type="float">
            <text:p>0.061016690019932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699364791288566" calcext:value-type="float">
            <text:p>0.699364791288566</text:p>
          </table:table-cell>
          <table:table-cell office:value-type="float" office:value="0.0471035801888362" calcext:value-type="float">
            <text:p>0.0471035801888362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316660944365361" calcext:value-type="float">
            <text:p>0.0316660944365361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365864943410225" calcext:value-type="float">
            <text:p>0.0365864943410225</text:p>
          </table:table-cell>
          <table:table-cell office:value-type="float" office:value="0.701209921355112" calcext:value-type="float">
            <text:p>0.701209921355112</text:p>
          </table:table-cell>
          <table:table-cell office:value-type="float" office:value="0.0406387710414555" calcext:value-type="float">
            <text:p>0.0406387710414555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494834167731474" calcext:value-type="float">
            <text:p>0.0494834167731474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450161479912801" calcext:value-type="float">
            <text:p>0.0450161479912801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552248806826531" calcext:value-type="float">
            <text:p>0.0552248806826531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28375598980841" calcext:value-type="float">
            <text:p>0.04283755989808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20084694494858" calcext:value-type="float">
            <text:p>0.720084694494858</text:p>
          </table:table-cell>
          <table:table-cell office:value-type="float" office:value="0.0502265543724521" calcext:value-type="float">
            <text:p>0.0502265543724521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361478980892103" calcext:value-type="float">
            <text:p>0.0361478980892103</text:p>
          </table:table-cell>
          <table:table-cell office:value-type="float" office:value="0.721929824561404" calcext:value-type="float">
            <text:p>0.721929824561404</text:p>
          </table:table-cell>
          <table:table-cell office:value-type="float" office:value="0.0298157761132711" calcext:value-type="float">
            <text:p>0.029815776113271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94720441762237" calcext:value-type="float">
            <text:p>0.0494720441762237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13728645053593" calcext:value-type="float">
            <text:p>0.0313728645053593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484829530070642" calcext:value-type="float">
            <text:p>0.0484829530070642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55517569644814" calcext:value-type="float">
            <text:p>0.0355517569644814</text:p>
          </table:table-cell>
          <table:table-cell office:value-type="float" office:value="0.704567453115547" calcext:value-type="float">
            <text:p>0.704567453115547</text:p>
          </table:table-cell>
          <table:table-cell office:value-type="float" office:value="0.052373286375368" calcext:value-type="float">
            <text:p>0.052373286375368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10576253655726" calcext:value-type="float">
            <text:p>0.0410576253655726</text:p>
          </table:table-cell>
          <table:table-cell office:value-type="float" office:value="0.723563218390805" calcext:value-type="float">
            <text:p>0.723563218390805</text:p>
          </table:table-cell>
          <table:table-cell office:value-type="float" office:value="0.0422716679274328" calcext:value-type="float">
            <text:p>0.0422716679274328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393323315783443" calcext:value-type="float">
            <text:p>0.0393323315783443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45626239474484" calcext:value-type="float">
            <text:p>0.054562623947448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481299354500251" calcext:value-type="float">
            <text:p>0.0481299354500251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01734560601917" calcext:value-type="float">
            <text:p>0.0501734560601917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05531436565436" calcext:value-type="float">
            <text:p>0.0505531436565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25257108287961" calcext:value-type="float">
            <text:p>0.725257108287961</text:p>
          </table:table-cell>
          <table:table-cell office:value-type="float" office:value="0.0444754799305569" calcext:value-type="float">
            <text:p>0.0444754799305569</text:p>
          </table:table-cell>
          <table:table-cell office:value-type="float" office:value="0.699516031457955" calcext:value-type="float">
            <text:p>0.699516031457955</text:p>
          </table:table-cell>
          <table:table-cell office:value-type="float" office:value="0.0413173823053153" calcext:value-type="float">
            <text:p>0.0413173823053153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366730851825024" calcext:value-type="float">
            <text:p>0.036673085182502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368830506328543" calcext:value-type="float">
            <text:p>0.0368830506328543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330979933777221" calcext:value-type="float">
            <text:p>0.0330979933777221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518081804148939" calcext:value-type="float">
            <text:p>0.0518081804148939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514543565891189" calcext:value-type="float">
            <text:p>0.0514543565891189</text:p>
          </table:table-cell>
          <table:table-cell office:value-type="float" office:value="0.716606170598911" calcext:value-type="float">
            <text:p>0.716606170598911</text:p>
          </table:table-cell>
          <table:table-cell office:value-type="float" office:value="0.043735456352083" calcext:value-type="float">
            <text:p>0.043735456352083</text:p>
          </table:table-cell>
          <table:table-cell office:value-type="float" office:value="0.71318814277072" calcext:value-type="float">
            <text:p>0.71318814277072</text:p>
          </table:table-cell>
          <table:table-cell office:value-type="float" office:value="0.0571533645213686" calcext:value-type="float">
            <text:p>0.0571533645213686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34039787846901" calcext:value-type="float">
            <text:p>0.0434039787846901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302127238954215" calcext:value-type="float">
            <text:p>0.0302127238954215</text:p>
          </table:table-cell>
          <table:table-cell office:value-type="float" office:value="0.72362371445856" calcext:value-type="float">
            <text:p>0.72362371445856</text:p>
          </table:table-cell>
          <table:table-cell office:value-type="float" office:value="0.0273677573351459" calcext:value-type="float">
            <text:p>0.0273677573351459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465781419061486" calcext:value-type="float">
            <text:p>0.0465781419061486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491594920320166" calcext:value-type="float">
            <text:p>0.049159492032016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0607578275266619" calcext:value-type="float">
            <text:p>0.060757827526661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424072688458386" calcext:value-type="float">
            <text:p>0.04240726884583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2870538415003" calcext:value-type="float">
            <text:p>0.72870538415003</text:p>
          </table:table-cell>
          <table:table-cell office:value-type="float" office:value="0.0471223530553832" calcext:value-type="float">
            <text:p>0.0471223530553832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382950143654199" calcext:value-type="float">
            <text:p>0.0382950143654199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39194785621674" calcext:value-type="float">
            <text:p>0.043919478562167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360624564735361" calcext:value-type="float">
            <text:p>0.0360624564735361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9277102532199" calcext:value-type="float">
            <text:p>0.039927710253219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395815297097622" calcext:value-type="float">
            <text:p>0.0395815297097622</text:p>
          </table:table-cell>
          <table:table-cell office:value-type="float" office:value="0.72362371445856" calcext:value-type="float">
            <text:p>0.72362371445856</text:p>
          </table:table-cell>
          <table:table-cell office:value-type="float" office:value="0.0447673285802144" calcext:value-type="float">
            <text:p>0.0447673285802144</text:p>
          </table:table-cell>
          <table:table-cell office:value-type="float" office:value="0.71318814277072" calcext:value-type="float">
            <text:p>0.71318814277072</text:p>
          </table:table-cell>
          <table:table-cell office:value-type="float" office:value="0.0376411634837795" calcext:value-type="float">
            <text:p>0.0376411634837795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82723747375731" calcext:value-type="float">
            <text:p>0.0582723747375731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82374711107269" calcext:value-type="float">
            <text:p>0.0382374711107269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372899498793295" calcext:value-type="float">
            <text:p>0.0372899498793295</text:p>
          </table:table-cell>
          <table:table-cell office:value-type="float" office:value="0.704597701149425" calcext:value-type="float">
            <text:p>0.704597701149425</text:p>
          </table:table-cell>
          <table:table-cell office:value-type="float" office:value="0.0364689778828836" calcext:value-type="float">
            <text:p>0.0364689778828836</text:p>
          </table:table-cell>
          <table:table-cell office:value-type="float" office:value="0.720145190562613" calcext:value-type="float">
            <text:p>0.720145190562613</text:p>
          </table:table-cell>
          <table:table-cell office:value-type="float" office:value="0.0401586367434529" calcext:value-type="float">
            <text:p>0.040158636743452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701119177253479" calcext:value-type="float">
            <text:p>0.701119177253479</text:p>
          </table:table-cell>
          <table:table-cell office:value-type="float" office:value="0.0551561099492277" calcext:value-type="float">
            <text:p>0.055156109949227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46102643494934" calcext:value-type="float">
            <text:p>0.0446102643494934</text:p>
          </table:table-cell>
          <table:table-cell office:value-type="float" office:value="0.701228070175439" calcext:value-type="float">
            <text:p>0.701228070175439</text:p>
          </table:table-cell>
          <table:table-cell office:value-type="float" office:value="0.0382058909745961" calcext:value-type="float">
            <text:p>0.0382058909745961</text:p>
          </table:table-cell>
          <table:table-cell office:value-type="float" office:value="0.717053841500302" calcext:value-type="float">
            <text:p>0.717053841500302</text:p>
          </table:table-cell>
          <table:table-cell office:value-type="float" office:value="0.0348979786045745" calcext:value-type="float">
            <text:p>0.0348979786045745</text:p>
          </table:table-cell>
          <table:table-cell office:value-type="float" office:value="0.709110707803993" calcext:value-type="float">
            <text:p>0.709110707803993</text:p>
          </table:table-cell>
          <table:table-cell office:value-type="float" office:value="0.0399359674743215" calcext:value-type="float">
            <text:p>0.0399359674743215</text:p>
          </table:table-cell>
          <table:table-cell office:value-type="float" office:value="0.712558983666062" calcext:value-type="float">
            <text:p>0.712558983666062</text:p>
          </table:table-cell>
          <table:table-cell office:value-type="float" office:value="0.0433704800410591" calcext:value-type="float">
            <text:p>0.0433704800410591</text:p>
          </table:table-cell>
          <table:table-cell office:value-type="float" office:value="0.708360556563823" calcext:value-type="float">
            <text:p>0.708360556563823</text:p>
          </table:table-cell>
          <table:table-cell office:value-type="float" office:value="0.049942730873715" calcext:value-type="float">
            <text:p>0.049942730873715</text:p>
          </table:table-cell>
          <table:table-cell office:value-type="float" office:value="0.712232304900182" calcext:value-type="float">
            <text:p>0.712232304900182</text:p>
          </table:table-cell>
          <table:table-cell office:value-type="float" office:value="0.0501774988263743" calcext:value-type="float">
            <text:p>0.0501774988263743</text:p>
          </table:table-cell>
          <table:table-cell office:value-type="float" office:value="0.714240774349667" calcext:value-type="float">
            <text:p>0.714240774349667</text:p>
          </table:table-cell>
          <table:table-cell office:value-type="float" office:value="0.039413428548768" calcext:value-type="float">
            <text:p>0.039413428548768</text:p>
          </table:table-cell>
          <table:table-cell office:value-type="float" office:value="0.705257108287961" calcext:value-type="float">
            <text:p>0.705257108287961</text:p>
          </table:table-cell>
          <table:table-cell office:value-type="float" office:value="0.0514061561116964" calcext:value-type="float">
            <text:p>0.0514061561116964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3959655851928" calcext:value-type="float">
            <text:p>0.03959655851928</text:p>
          </table:table-cell>
          <table:table-cell office:value-type="float" office:value="0.7194555353902" calcext:value-type="float">
            <text:p>0.7194555353902</text:p>
          </table:table-cell>
          <table:table-cell office:value-type="float" office:value="0.0410334877229388" calcext:value-type="float">
            <text:p>0.0410334877229388</text:p>
          </table:table-cell>
          <table:table-cell office:value-type="float" office:value="0.71118572292801" calcext:value-type="float">
            <text:p>0.71118572292801</text:p>
          </table:table-cell>
          <table:table-cell office:value-type="float" office:value="0.0382164559538145" calcext:value-type="float">
            <text:p>0.0382164559538145</text:p>
          </table:table-cell>
          <table:table-cell office:value-type="float" office:value="0.708790078644888" calcext:value-type="float">
            <text:p>0.708790078644888</text:p>
          </table:table-cell>
          <table:table-cell office:value-type="float" office:value="0.0466799195079242" calcext:value-type="float">
            <text:p>0.0466799195079242</text:p>
          </table:table-cell>
          <table:table-cell office:value-type="float" office:value="0.711881427707199" calcext:value-type="float">
            <text:p>0.711881427707199</text:p>
          </table:table-cell>
          <table:table-cell office:value-type="float" office:value="0.0465922860561695" calcext:value-type="float">
            <text:p>0.0465922860561695</text:p>
          </table:table-cell>
          <table:table-cell office:value-type="float" office:value="0.711149425287356" calcext:value-type="float">
            <text:p>0.711149425287356</text:p>
          </table:table-cell>
          <table:table-cell office:value-type="float" office:value="0.0494099856018795" calcext:value-type="float">
            <text:p>0.0494099856018795</text:p>
          </table:table-cell>
          <table:table-cell office:value-type="float" office:value="0.704609800362976" calcext:value-type="float">
            <text:p>0.704609800362976</text:p>
          </table:table-cell>
          <table:table-cell office:value-type="float" office:value="0.0492794448003049" calcext:value-type="float">
            <text:p>0.0492794448003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351661635035189" calcext:value-type="float">
            <text:p>0.0351661635035189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2308771735369" calcext:value-type="float">
            <text:p>0.04230877173536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2425666429564" calcext:value-type="float">
            <text:p>0.052242566642956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49366253558052" calcext:value-type="float">
            <text:p>0.0549366253558052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29257908444434" calcext:value-type="float">
            <text:p>0.052925790844443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63494161967344" calcext:value-type="float">
            <text:p>0.0563494161967344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618013055351756" calcext:value-type="float">
            <text:p>0.06180130553517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28714922237668" calcext:value-type="float">
            <text:p>0.0628714922237668</text:p>
          </table:table-cell>
          <table:table-cell office:value-type="float" office:value="0.713399879007864" calcext:value-type="float">
            <text:p>0.713399879007864</text:p>
          </table:table-cell>
          <table:table-cell office:value-type="float" office:value="0.0553650579338714" calcext:value-type="float">
            <text:p>0.055365057933871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621745374825022" calcext:value-type="float">
            <text:p>0.0621745374825022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283510848354909" calcext:value-type="float">
            <text:p>0.0283510848354909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601347092217994" calcext:value-type="float">
            <text:p>0.0601347092217994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57782274455698" calcext:value-type="float">
            <text:p>0.0557782274455698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615819810119182" calcext:value-type="float">
            <text:p>0.061581981011918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280244945938636" calcext:value-type="float">
            <text:p>0.0280244945938636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686133828579718" calcext:value-type="float">
            <text:p>0.068613382857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0970402406549" calcext:value-type="float">
            <text:p>0.03097040240654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86031795033" calcext:value-type="float">
            <text:p>0.0528603179503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02339618009475" calcext:value-type="float">
            <text:p>0.0502339618009475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66185318312245" calcext:value-type="float">
            <text:p>0.0366185318312245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690411621738517" calcext:value-type="float">
            <text:p>0.0690411621738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18118652470685" calcext:value-type="float">
            <text:p>0.061811865247068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48904669956489" calcext:value-type="float">
            <text:p>0.044890466995648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58210957851785" calcext:value-type="float">
            <text:p>0.0458210957851785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394282473783538" calcext:value-type="float">
            <text:p>0.039428247378353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73380983400817" calcext:value-type="float">
            <text:p>0.0573380983400817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3987875276251" calcext:value-type="float">
            <text:p>0.0553987875276251</text:p>
          </table:table-cell>
          <table:table-cell office:value-type="float" office:value="0.697580157289776" calcext:value-type="float">
            <text:p>0.697580157289776</text:p>
          </table:table-cell>
          <table:table-cell office:value-type="float" office:value="0.0627161696684606" calcext:value-type="float">
            <text:p>0.0627161696684606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2427652471935" calcext:value-type="float">
            <text:p>0.0424276524719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7" calcext:value-type="float">
            <text:p>0.0508439368506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32495057793096" calcext:value-type="float">
            <text:p>0.0432495057793096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45541320535961" calcext:value-type="float">
            <text:p>0.0445541320535961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90766931308083" calcext:value-type="float">
            <text:p>0.04907669313080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7275871532254" calcext:value-type="float">
            <text:p>0.051727587153225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43754999026152" calcext:value-type="float">
            <text:p>0.0543754999026152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45874359623984" calcext:value-type="float">
            <text:p>0.0545874359623984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7533318935661" calcext:value-type="float">
            <text:p>0.057533318935661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352250876459563" calcext:value-type="float">
            <text:p>0.0352250876459563</text:p>
          </table:table-cell>
          <table:table-cell office:value-type="float" office:value="0.726981246218996" calcext:value-type="float">
            <text:p>0.726981246218996</text:p>
          </table:table-cell>
          <table:table-cell office:value-type="float" office:value="0.0565028091137467" calcext:value-type="float">
            <text:p>0.056502809113746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4353802338413" calcext:value-type="float">
            <text:p>0.044353802338413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31622139223179" calcext:value-type="float">
            <text:p>0.053162213922317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367571489097995" calcext:value-type="float">
            <text:p>0.0367571489097995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14750072386726" calcext:value-type="float">
            <text:p>0.041475007238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36017827913337" calcext:value-type="float">
            <text:p>0.043601782791333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53986612830609" calcext:value-type="float">
            <text:p>0.0453986612830609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523173827405951" calcext:value-type="float">
            <text:p>0.052317382740595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60129170143634" calcext:value-type="float">
            <text:p>0.046012917014363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19268682699052" calcext:value-type="float">
            <text:p>0.0519268682699052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57332644503863" calcext:value-type="float">
            <text:p>0.0557332644503863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43865293531313" calcext:value-type="float">
            <text:p>0.0343865293531313</text:p>
          </table:table-cell>
          <table:table-cell office:value-type="float" office:value="0.725287356321839" calcext:value-type="float">
            <text:p>0.725287356321839</text:p>
          </table:table-cell>
          <table:table-cell office:value-type="float" office:value="0.0491258863596156" calcext:value-type="float">
            <text:p>0.04912588635961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499952817184541" calcext:value-type="float">
            <text:p>0.049995281718454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584495284999342" calcext:value-type="float">
            <text:p>0.058449528499934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31023166330996" calcext:value-type="float">
            <text:p>0.05310231663309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8589087748626" calcext:value-type="float">
            <text:p>0.049858908774862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38423313120662" calcext:value-type="float">
            <text:p>0.0438423313120662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99151523889761" calcext:value-type="float">
            <text:p>0.0499151523889761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58004911045996" calcext:value-type="float">
            <text:p>0.0458004911045996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08517587255336" calcext:value-type="float">
            <text:p>0.040851758725533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23272627130576" calcext:value-type="float">
            <text:p>0.0523272627130576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9717776008574" calcext:value-type="float">
            <text:p>0.04971777600857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456837782385989" calcext:value-type="float">
            <text:p>0.0456837782385989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535491871227038" calcext:value-type="float">
            <text:p>0.0535491871227038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36027620376772" calcext:value-type="float">
            <text:p>0.0436027620376772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562360493201812" calcext:value-type="float">
            <text:p>0.056236049320181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55801840434445" calcext:value-type="float">
            <text:p>0.0455801840434445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79348473726226" calcext:value-type="float">
            <text:p>0.047934847372622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1919897916253" calcext:value-type="float">
            <text:p>0.049191989791625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45943278099868" calcext:value-type="float">
            <text:p>0.03459432780998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46158670590333" calcext:value-type="float">
            <text:p>0.044615867059033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961638012091" calcext:value-type="float">
            <text:p>0.03961638012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3611615245009</text:p>
          </table:table-cell>
          <table:table-cell office:value-type="float" office:value="0.0387410696936718" calcext:value-type="float">
            <text:p>0.0387410696936718</text:p>
          </table:table-cell>
          <table:table-cell office:value-type="float" office:value="0.708058076225045" calcext:value-type="float">
            <text:p>0.708058076225045</text:p>
          </table:table-cell>
          <table:table-cell office:value-type="float" office:value="0.0437455116955683" calcext:value-type="float">
            <text:p>0.0437455116955683</text:p>
          </table:table-cell>
          <table:table-cell office:value-type="float" office:value="0.706031457955233" calcext:value-type="float">
            <text:p>0.706031457955233</text:p>
          </table:table-cell>
          <table:table-cell office:value-type="float" office:value="0.0504594903138579" calcext:value-type="float">
            <text:p>0.0504594903138579</text:p>
          </table:table-cell>
          <table:table-cell office:value-type="float" office:value="0.712183908045977" calcext:value-type="float">
            <text:p>0.712183908045977</text:p>
          </table:table-cell>
          <table:table-cell office:value-type="float" office:value="0.0462253979835811" calcext:value-type="float">
            <text:p>0.0462253979835811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468633333059198" calcext:value-type="float">
            <text:p>0.0468633333059198</text:p>
          </table:table-cell>
          <table:table-cell office:value-type="float" office:value="0.720520266182698" calcext:value-type="float">
            <text:p>0.720520266182698</text:p>
          </table:table-cell>
          <table:table-cell office:value-type="float" office:value="0.0562821445103361" calcext:value-type="float">
            <text:p>0.0562821445103361</text:p>
          </table:table-cell>
          <table:table-cell office:value-type="float" office:value="0.708033877797943" calcext:value-type="float">
            <text:p>0.708033877797943</text:p>
          </table:table-cell>
          <table:table-cell office:value-type="float" office:value="0.0542806982090043" calcext:value-type="float">
            <text:p>0.0542806982090043</text:p>
          </table:table-cell>
          <table:table-cell office:value-type="float" office:value="0.70767090139141" calcext:value-type="float">
            <text:p>0.70767090139141</text:p>
          </table:table-cell>
          <table:table-cell office:value-type="float" office:value="0.0549155459456334" calcext:value-type="float">
            <text:p>0.054915545945633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27469865626091" calcext:value-type="float">
            <text:p>0.0427469865626091</text:p>
          </table:table-cell>
          <table:table-cell office:value-type="float" office:value="0.72216575922565" calcext:value-type="float">
            <text:p>0.72216575922565</text:p>
          </table:table-cell>
          <table:table-cell office:value-type="float" office:value="0.0539720756122448" calcext:value-type="float">
            <text:p>0.0539720756122448</text:p>
          </table:table-cell>
          <table:table-cell office:value-type="float" office:value="0.700459770114943" calcext:value-type="float">
            <text:p>0.700459770114943</text:p>
          </table:table-cell>
          <table:table-cell office:value-type="float" office:value="0.0415417200628313" calcext:value-type="float">
            <text:p>0.0415417200628313</text:p>
          </table:table-cell>
          <table:table-cell office:value-type="float" office:value="0.704264972776769" calcext:value-type="float">
            <text:p>0.704264972776769</text:p>
          </table:table-cell>
          <table:table-cell office:value-type="float" office:value="0.0545602351037251" calcext:value-type="float">
            <text:p>0.0545602351037251</text:p>
          </table:table-cell>
          <table:table-cell office:value-type="float" office:value="0.714252873563218" calcext:value-type="float">
            <text:p>0.714252873563218</text:p>
          </table:table-cell>
          <table:table-cell office:value-type="float" office:value="0.0533267070640475" calcext:value-type="float">
            <text:p>0.0533267070640475</text:p>
          </table:table-cell>
          <table:table-cell office:value-type="float" office:value="0.711802782819117" calcext:value-type="float">
            <text:p>0.711802782819117</text:p>
          </table:table-cell>
          <table:table-cell office:value-type="float" office:value="0.0515734679140466" calcext:value-type="float">
            <text:p>0.0515734679140466</text:p>
          </table:table-cell>
          <table:table-cell office:value-type="float" office:value="0.703938294010889" calcext:value-type="float">
            <text:p>0.703938294010889</text:p>
          </table:table-cell>
          <table:table-cell office:value-type="float" office:value="0.0391334988693395" calcext:value-type="float">
            <text:p>0.0391334988693395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78644784158244" calcext:value-type="float">
            <text:p>0.0478644784158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17539682539682" calcext:value-type="float">
            <text:p>0.917539682539682</text:p>
          </table:table-cell>
          <table:table-cell office:value-type="float" office:value="0.0429459690893444" calcext:value-type="float">
            <text:p>0.0429459690893444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64838227751698" calcext:value-type="float">
            <text:p>0.0464838227751698</text:p>
          </table:table-cell>
          <table:table-cell office:value-type="float" office:value="0.931428571428571" calcext:value-type="float">
            <text:p>0.931428571428571</text:p>
          </table:table-cell>
          <table:table-cell office:value-type="float" office:value="0.0450748935855208" calcext:value-type="float">
            <text:p>0.0450748935855208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546461855333787" calcext:value-type="float">
            <text:p>0.0546461855333787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409049805662121" calcext:value-type="float">
            <text:p>0.0409049805662121</text:p>
          </table:table-cell>
          <table:table-cell office:value-type="float" office:value="0.911587301587302" calcext:value-type="float">
            <text:p>0.911587301587302</text:p>
          </table:table-cell>
          <table:table-cell office:value-type="float" office:value="0.0343715855859401" calcext:value-type="float">
            <text:p>0.034371585585940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69858697660473" calcext:value-type="float">
            <text:p>0.0469858697660473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5" calcext:value-type="float">
            <text:p>0.039764993701896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11825396825397" calcext:value-type="float">
            <text:p>0.911825396825397</text:p>
          </table:table-cell>
          <table:table-cell office:value-type="float" office:value="0.0430045964250454" calcext:value-type="float">
            <text:p>0.043004596425045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04008872253909" calcext:value-type="float">
            <text:p>0.0504008872253909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87542209926452" calcext:value-type="float">
            <text:p>0.0387542209926452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336005914835939" calcext:value-type="float">
            <text:p>0.0336005914835939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446769710928543" calcext:value-type="float">
            <text:p>0.04467697109285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408780240420727" calcext:value-type="float">
            <text:p>0.0408780240420727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6338461016603" calcext:value-type="float">
            <text:p>0.036338461016603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408780240420727" calcext:value-type="float">
            <text:p>0.0408780240420727</text:p>
          </table:table-cell>
          <table:table-cell office:value-type="float" office:value="0.940079365079365" calcext:value-type="float">
            <text:p>0.940079365079365</text:p>
          </table:table-cell>
          <table:table-cell office:value-type="float" office:value="0.0342881025035364" calcext:value-type="float">
            <text:p>0.0342881025035364</text:p>
          </table:table-cell>
          <table:table-cell office:value-type="float" office:value="0.93452380952381" calcext:value-type="float">
            <text:p>0.93452380952381</text:p>
          </table:table-cell>
          <table:table-cell office:value-type="float" office:value="0.0380828352825716" calcext:value-type="float">
            <text:p>0.0380828352825716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27835935617255" calcext:value-type="float">
            <text:p>0.0427835935617255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52596718246607" calcext:value-type="float">
            <text:p>0.0452596718246607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86500602909468" calcext:value-type="float">
            <text:p>0.0386500602909468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240205170048" calcext:value-type="float">
            <text:p>0.0424020517004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82732835193388" calcext:value-type="float">
            <text:p>0.048273283519338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382305796906349" calcext:value-type="float">
            <text:p>0.038230579690634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47861017566478" calcext:value-type="float">
            <text:p>0.044786101756647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75455782442701" calcext:value-type="float">
            <text:p>0.0475455782442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240205170048" calcext:value-type="float">
            <text:p>0.0424020517004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86500602909468" calcext:value-type="float">
            <text:p>0.0386500602909468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40079365079365" calcext:value-type="float">
            <text:p>0.940079365079365</text:p>
          </table:table-cell>
          <table:table-cell office:value-type="float" office:value="0.0342881025035363" calcext:value-type="float">
            <text:p>0.034288102503536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36464644317819" calcext:value-type="float">
            <text:p>0.043646464431781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48683020078684" calcext:value-type="float">
            <text:p>0.044868302007868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8162143628853" calcext:value-type="float">
            <text:p>0.03816214362885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86683336671807" calcext:value-type="float">
            <text:p>0.0486683336671807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86500602909468" calcext:value-type="float">
            <text:p>0.03865006029094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240205170048" calcext:value-type="float">
            <text:p>0.0424020517004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86500602909468" calcext:value-type="float">
            <text:p>0.0386500602909468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31821888760864" calcext:value-type="float">
            <text:p>0.043182188876086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408780240420727" calcext:value-type="float">
            <text:p>0.0408780240420727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15163577605647" calcext:value-type="float">
            <text:p>0.0415163577605647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8162143628853" calcext:value-type="float">
            <text:p>0.03816214362885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11587301587302" calcext:value-type="float">
            <text:p>0.911587301587302</text:p>
          </table:table-cell>
          <table:table-cell office:value-type="float" office:value="0.0495100713545524" calcext:value-type="float">
            <text:p>0.0495100713545524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75833666430208" calcext:value-type="float">
            <text:p>0.03758336664302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240205170048" calcext:value-type="float">
            <text:p>0.0424020517004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32387168117014" calcext:value-type="float">
            <text:p>0.033238716811701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409049805662121" calcext:value-type="float">
            <text:p>0.040904980566212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86500602909468" calcext:value-type="float">
            <text:p>0.0386500602909468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07854664138725" calcext:value-type="float">
            <text:p>0.0407854664138725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8162143628853" calcext:value-type="float">
            <text:p>0.03816214362885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22060296465714" calcext:value-type="float">
            <text:p>0.0422060296465714</text:p>
          </table:table-cell>
          <table:table-cell office:value-type="float" office:value="0.925333333333333" calcext:value-type="float">
            <text:p>0.925333333333333</text:p>
          </table:table-cell>
          <table:table-cell office:value-type="float" office:value="0.0386722242370736" calcext:value-type="float">
            <text:p>0.0386722242370736</text:p>
          </table:table-cell>
          <table:table-cell office:value-type="float" office:value="0.927619047619048" calcext:value-type="float">
            <text:p>0.927619047619048</text:p>
          </table:table-cell>
          <table:table-cell office:value-type="float" office:value="0.0429616847799072" calcext:value-type="float">
            <text:p>0.0429616847799072</text:p>
          </table:table-cell>
          <table:table-cell office:value-type="float" office:value="0.930428571428572" calcext:value-type="float">
            <text:p>0.930428571428572</text:p>
          </table:table-cell>
          <table:table-cell office:value-type="float" office:value="0.04146191199655" calcext:value-type="float">
            <text:p>0.04146191199655</text:p>
          </table:table-cell>
          <table:table-cell office:value-type="float" office:value="0.927079365079365" calcext:value-type="float">
            <text:p>0.927079365079365</text:p>
          </table:table-cell>
          <table:table-cell office:value-type="float" office:value="0.040952050033049" calcext:value-type="float">
            <text:p>0.040952050033049</text:p>
          </table:table-cell>
          <table:table-cell office:value-type="float" office:value="0.919587301587301" calcext:value-type="float">
            <text:p>0.919587301587301</text:p>
          </table:table-cell>
          <table:table-cell office:value-type="float" office:value="0.039943895186755" calcext:value-type="float">
            <text:p>0.039943895186755</text:p>
          </table:table-cell>
          <table:table-cell office:value-type="float" office:value="0.924777777777778" calcext:value-type="float">
            <text:p>0.924777777777778</text:p>
          </table:table-cell>
          <table:table-cell office:value-type="float" office:value="0.044040082492324" calcext:value-type="float">
            <text:p>0.044040082492324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38736855728056" calcext:value-type="float">
            <text:p>0.038736855728056</text:p>
          </table:table-cell>
          <table:table-cell office:value-type="float" office:value="0.924269841269841" calcext:value-type="float">
            <text:p>0.924269841269841</text:p>
          </table:table-cell>
          <table:table-cell office:value-type="float" office:value="0.0408396433430959" calcext:value-type="float">
            <text:p>0.0408396433430959</text:p>
          </table:table-cell>
          <table:table-cell office:value-type="float" office:value="0.920142857142857" calcext:value-type="float">
            <text:p>0.920142857142857</text:p>
          </table:table-cell>
          <table:table-cell office:value-type="float" office:value="0.0429550031200067" calcext:value-type="float">
            <text:p>0.0429550031200067</text:p>
          </table:table-cell>
          <table:table-cell office:value-type="float" office:value="0.920825396825397" calcext:value-type="float">
            <text:p>0.920825396825397</text:p>
          </table:table-cell>
          <table:table-cell office:value-type="float" office:value="0.0396198554975374" calcext:value-type="float">
            <text:p>0.0396198554975374</text:p>
          </table:table-cell>
          <table:table-cell office:value-type="float" office:value="0.918460317460317" calcext:value-type="float">
            <text:p>0.918460317460317</text:p>
          </table:table-cell>
          <table:table-cell office:value-type="float" office:value="0.0436018789112691" calcext:value-type="float">
            <text:p>0.0436018789112691</text:p>
          </table:table-cell>
          <table:table-cell office:value-type="float" office:value="0.925349206349206" calcext:value-type="float">
            <text:p>0.925349206349206</text:p>
          </table:table-cell>
          <table:table-cell office:value-type="float" office:value="0.0397996549223254" calcext:value-type="float">
            <text:p>0.0397996549223254</text:p>
          </table:table-cell>
          <table:table-cell office:value-type="float" office:value="0.918444444444445" calcext:value-type="float">
            <text:p>0.918444444444445</text:p>
          </table:table-cell>
          <table:table-cell office:value-type="float" office:value="0.0437654564954921" calcext:value-type="float">
            <text:p>0.0437654564954921</text:p>
          </table:table-cell>
          <table:table-cell office:value-type="float" office:value="0.923047619047619" calcext:value-type="float">
            <text:p>0.923047619047619</text:p>
          </table:table-cell>
          <table:table-cell office:value-type="float" office:value="0.0416710096967499" calcext:value-type="float">
            <text:p>0.041671009696749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9307309362268" calcext:value-type="float">
            <text:p>0.04193073093622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14290275472063" calcext:value-type="float">
            <text:p>0.0414290275472063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897460317460318" calcext:value-type="float">
            <text:p>0.897460317460318</text:p>
          </table:table-cell>
          <table:table-cell office:value-type="float" office:value="0.0469691095691231" calcext:value-type="float">
            <text:p>0.04696910956912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76249996280226" calcext:value-type="float">
            <text:p>0.047624999628022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9" calcext:value-type="float">
            <text:p>0.042951835423980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43032052845872" calcext:value-type="float">
            <text:p>0.044303205284587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69261761876015" calcext:value-type="float">
            <text:p>0.04692617618760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68889708492928" calcext:value-type="float">
            <text:p>0.0368889708492928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504458579122098" calcext:value-type="float">
            <text:p>0.050445857912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897539682539682" calcext:value-type="float">
            <text:p>0.897539682539682</text:p>
          </table:table-cell>
          <table:table-cell office:value-type="float" office:value="0.0485886731500069" calcext:value-type="float">
            <text:p>0.0485886731500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" calcext:value-type="float">
            <text:p>0.04020607034663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21694865682822" calcext:value-type="float">
            <text:p>0.052169486568282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294667908186301" calcext:value-type="float">
            <text:p>0.029466790818630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4" calcext:value-type="float">
            <text:p>0.039764993701896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90837106320227" calcext:value-type="float">
            <text:p>0.0390837106320227</text:p>
          </table:table-cell>
          <table:table-cell office:value-type="float" office:value="0.918539682539683" calcext:value-type="float">
            <text:p>0.918539682539683</text:p>
          </table:table-cell>
          <table:table-cell office:value-type="float" office:value="0.0423889263861657" calcext:value-type="float">
            <text:p>0.0423889263861657</text:p>
          </table:table-cell>
          <table:table-cell office:value-type="float" office:value="0.920793650793651" calcext:value-type="float">
            <text:p>0.920793650793651</text:p>
          </table:table-cell>
          <table:table-cell office:value-type="float" office:value="0.0446977544943381" calcext:value-type="float">
            <text:p>0.04469775449433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097585967198" calcext:value-type="float">
            <text:p>0.0419097585967198</text:p>
          </table:table-cell>
          <table:table-cell office:value-type="float" office:value="0.907142857142857" calcext:value-type="float">
            <text:p>0.907142857142857</text:p>
          </table:table-cell>
          <table:table-cell office:value-type="float" office:value="0.0483809006625234" calcext:value-type="float">
            <text:p>0.0483809006625234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257812301325" calcext:value-type="float">
            <text:p>0.0413257812301325</text:p>
          </table:table-cell>
          <table:table-cell office:value-type="float" office:value="0.924285714285714" calcext:value-type="float">
            <text:p>0.924285714285714</text:p>
          </table:table-cell>
          <table:table-cell office:value-type="float" office:value="0.04333731524932" calcext:value-type="float">
            <text:p>0.04333731524932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27294201987212" calcext:value-type="float">
            <text:p>0.0427294201987212</text:p>
          </table:table-cell>
          <table:table-cell office:value-type="float" office:value="0.914571428571428" calcext:value-type="float">
            <text:p>0.914571428571428</text:p>
          </table:table-cell>
          <table:table-cell office:value-type="float" office:value="0.0397888633178501" calcext:value-type="float">
            <text:p>0.0397888633178501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802854277318" calcext:value-type="float">
            <text:p>0.041380285427731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83272489781721" calcext:value-type="float">
            <text:p>0.0383272489781721</text:p>
          </table:table-cell>
          <table:table-cell office:value-type="float" office:value="0.920809523809524" calcext:value-type="float">
            <text:p>0.920809523809524</text:p>
          </table:table-cell>
          <table:table-cell office:value-type="float" office:value="0.0438675765697917" calcext:value-type="float">
            <text:p>0.0438675765697917</text:p>
          </table:table-cell>
          <table:table-cell office:value-type="float" office:value="0.913984126984127" calcext:value-type="float">
            <text:p>0.913984126984127</text:p>
          </table:table-cell>
          <table:table-cell office:value-type="float" office:value="0.0480688305481315" calcext:value-type="float">
            <text:p>0.04806883054813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6725281850178" calcext:value-type="float">
            <text:p>0.0396725281850178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391906735843356" calcext:value-type="float">
            <text:p>0.0391906735843356</text:p>
          </table:table-cell>
          <table:table-cell office:value-type="float" office:value="0.923063492063492" calcext:value-type="float">
            <text:p>0.923063492063492</text:p>
          </table:table-cell>
          <table:table-cell office:value-type="float" office:value="0.0423886897501903" calcext:value-type="float">
            <text:p>0.0423886897501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92029338017406" calcext:value-type="float">
            <text:p>0.0492029338017406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61674979503521" calcext:value-type="float">
            <text:p>0.0561674979503521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18212365484495" calcext:value-type="float">
            <text:p>0.0518212365484495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615519989129869" calcext:value-type="float">
            <text:p>0.0615519989129869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809638554216867" calcext:value-type="float">
            <text:p>0.809638554216867</text:p>
          </table:table-cell>
          <table:table-cell office:value-type="float" office:value="0.0358308562621613" calcext:value-type="float">
            <text:p>0.0358308562621613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78737769323232" calcext:value-type="float">
            <text:p>0.047873776932323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65066483508886" calcext:value-type="float">
            <text:p>0.0465066483508886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73316643167424" calcext:value-type="float">
            <text:p>0.0473316643167424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83431389102141" calcext:value-type="float">
            <text:p>0.0483431389102141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364556007001131" calcext:value-type="float">
            <text:p>0.0364556007001131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85927179510174" calcext:value-type="float">
            <text:p>0.0485927179510174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716729650505009" calcext:value-type="float">
            <text:p>0.0716729650505009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36441059819989" calcext:value-type="float">
            <text:p>0.0436441059819989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526089088957841" calcext:value-type="float">
            <text:p>0.0526089088957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6239240856017" calcext:value-type="float">
            <text:p>0.056239240856017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4597690891513" calcext:value-type="float">
            <text:p>0.0484597690891513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71096491521773" calcext:value-type="float">
            <text:p>0.0471096491521773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610256788714229" calcext:value-type="float">
            <text:p>0.0610256788714229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370044963848656" calcext:value-type="float">
            <text:p>0.0370044963848656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378661833456166" calcext:value-type="float">
            <text:p>0.037866183345616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2975525936839" calcext:value-type="float">
            <text:p>0.052975525936839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360104606770439" calcext:value-type="float">
            <text:p>0.0360104606770439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542391743490253" calcext:value-type="float">
            <text:p>0.054239174349025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1410654340403" calcext:value-type="float">
            <text:p>0.0461410654340403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82095017812775" calcext:value-type="float">
            <text:p>0.0482095017812775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7518713117266" calcext:value-type="float">
            <text:p>0.047518713117266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518834469388551" calcext:value-type="float">
            <text:p>0.05188344693885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98542253291011" calcext:value-type="float">
            <text:p>0.049854225329101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50085967104318" calcext:value-type="float">
            <text:p>0.0450085967104318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98542253291011" calcext:value-type="float">
            <text:p>0.0498542253291011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82596590708427" calcext:value-type="float">
            <text:p>0.0482596590708427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85927179510174" calcext:value-type="float">
            <text:p>0.0485927179510174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95784718458183" calcext:value-type="float">
            <text:p>0.049578471845818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41584482165573" calcext:value-type="float">
            <text:p>0.0441584482165573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75865485738108" calcext:value-type="float">
            <text:p>0.0475865485738108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351032504151199" calcext:value-type="float">
            <text:p>0.0351032504151199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9310076703928" calcext:value-type="float">
            <text:p>0.0593100767039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6256244626514" calcext:value-type="float">
            <text:p>0.0436256244626514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75865485738108" calcext:value-type="float">
            <text:p>0.0475865485738108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46488099909631" calcext:value-type="float">
            <text:p>0.0446488099909631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41796689286427" calcext:value-type="float">
            <text:p>0.0541796689286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71780727890391" calcext:value-type="float">
            <text:p>0.047178072789039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384369031775274" calcext:value-type="float">
            <text:p>0.0384369031775274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13679580893798" calcext:value-type="float">
            <text:p>0.0513679580893798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21973511214897" calcext:value-type="float">
            <text:p>0.0421973511214897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489399903893732" calcext:value-type="float">
            <text:p>0.0489399903893732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48829994247341" calcext:value-type="float">
            <text:p>0.044882999424734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9983465274609" calcext:value-type="float">
            <text:p>0.049983465274609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219338665473" calcext:value-type="float">
            <text:p>0.05219338665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7178072789039" calcext:value-type="float">
            <text:p>0.047178072789039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08155135353787" calcext:value-type="float">
            <text:p>0.05081551353537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219338665473" calcext:value-type="float">
            <text:p>0.05219338665473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17554818652852" calcext:value-type="float">
            <text:p>0.0417554818652852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89235095031038" calcext:value-type="float">
            <text:p>0.0489235095031038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11949750360721" calcext:value-type="float">
            <text:p>0.0511949750360721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82596590708427" calcext:value-type="float">
            <text:p>0.0482596590708427</text:p>
          </table:table-cell>
          <table:table-cell office:value-type="float" office:value="0.8" calcext:value-type="float">
            <text:p>0.8</text:p>
          </table:table-cell>
          <table:table-cell office:value-type="float" office:value="0.0492520794112639" calcext:value-type="float">
            <text:p>0.0492520794112639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95947350812388" calcext:value-type="float">
            <text:p>0.0495947350812388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6071101685783" calcext:value-type="float">
            <text:p>0.046071101685783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94481734027996" calcext:value-type="float">
            <text:p>0.049448173402799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40670416846432" calcext:value-type="float">
            <text:p>0.0440670416846432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17554818652852" calcext:value-type="float">
            <text:p>0.041755481865285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09756656728825" calcext:value-type="float">
            <text:p>0.0409756656728825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4286100408322" calcext:value-type="float">
            <text:p>0.044286100408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79421686746988" calcext:value-type="float">
            <text:p>0.79421686746988</text:p>
          </table:table-cell>
          <table:table-cell office:value-type="float" office:value="0.0509335718861256" calcext:value-type="float">
            <text:p>0.0509335718861256</text:p>
          </table:table-cell>
          <table:table-cell office:value-type="float" office:value="0.788192771084337" calcext:value-type="float">
            <text:p>0.788192771084337</text:p>
          </table:table-cell>
          <table:table-cell office:value-type="float" office:value="0.0459656497585496" calcext:value-type="float">
            <text:p>0.0459656497585496</text:p>
          </table:table-cell>
          <table:table-cell office:value-type="float" office:value="0.791084337349398" calcext:value-type="float">
            <text:p>0.791084337349398</text:p>
          </table:table-cell>
          <table:table-cell office:value-type="float" office:value="0.0484382217187142" calcext:value-type="float">
            <text:p>0.0484382217187142</text:p>
          </table:table-cell>
          <table:table-cell office:value-type="float" office:value="0.805301204819277" calcext:value-type="float">
            <text:p>0.805301204819277</text:p>
          </table:table-cell>
          <table:table-cell office:value-type="float" office:value="0.0549989672477926" calcext:value-type="float">
            <text:p>0.0549989672477926</text:p>
          </table:table-cell>
          <table:table-cell office:value-type="float" office:value="0.792048192771084" calcext:value-type="float">
            <text:p>0.792048192771084</text:p>
          </table:table-cell>
          <table:table-cell office:value-type="float" office:value="0.0449157392023764" calcext:value-type="float">
            <text:p>0.0449157392023764</text:p>
          </table:table-cell>
          <table:table-cell office:value-type="float" office:value="0.803373493975904" calcext:value-type="float">
            <text:p>0.803373493975904</text:p>
          </table:table-cell>
          <table:table-cell office:value-type="float" office:value="0.0451777239815911" calcext:value-type="float">
            <text:p>0.0451777239815911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95560620983585" calcext:value-type="float">
            <text:p>0.0495560620983585</text:p>
          </table:table-cell>
          <table:table-cell office:value-type="float" office:value="0.794939759036145" calcext:value-type="float">
            <text:p>0.794939759036145</text:p>
          </table:table-cell>
          <table:table-cell office:value-type="float" office:value="0.0434852771962645" calcext:value-type="float">
            <text:p>0.0434852771962645</text:p>
          </table:table-cell>
          <table:table-cell office:value-type="float" office:value="0.786506024096386" calcext:value-type="float">
            <text:p>0.786506024096386</text:p>
          </table:table-cell>
          <table:table-cell office:value-type="float" office:value="0.0444065027977068" calcext:value-type="float">
            <text:p>0.0444065027977068</text:p>
          </table:table-cell>
          <table:table-cell office:value-type="float" office:value="0.795903614457831" calcext:value-type="float">
            <text:p>0.795903614457831</text:p>
          </table:table-cell>
          <table:table-cell office:value-type="float" office:value="0.0502110832077818" calcext:value-type="float">
            <text:p>0.0502110832077818</text:p>
          </table:table-cell>
          <table:table-cell office:value-type="float" office:value="0.788674698795181" calcext:value-type="float">
            <text:p>0.788674698795181</text:p>
          </table:table-cell>
          <table:table-cell office:value-type="float" office:value="0.0389220235303369" calcext:value-type="float">
            <text:p>0.0389220235303369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19272170187641" calcext:value-type="float">
            <text:p>0.0519272170187641</text:p>
          </table:table-cell>
          <table:table-cell office:value-type="float" office:value="0.785301204819277" calcext:value-type="float">
            <text:p>0.785301204819277</text:p>
          </table:table-cell>
          <table:table-cell office:value-type="float" office:value="0.0439581355555971" calcext:value-type="float">
            <text:p>0.0439581355555971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11245507735021" calcext:value-type="float">
            <text:p>0.0511245507735021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44342038012946" calcext:value-type="float">
            <text:p>0.0444342038012946</text:p>
          </table:table-cell>
          <table:table-cell office:value-type="float" office:value="0.790843373493976" calcext:value-type="float">
            <text:p>0.790843373493976</text:p>
          </table:table-cell>
          <table:table-cell office:value-type="float" office:value="0.0507547277413965" calcext:value-type="float">
            <text:p>0.05075472774139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8771426506006" calcext:value-type="float">
            <text:p>0.0408771426506006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275034436437974" calcext:value-type="float">
            <text:p>0.02750344364379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47930714653773" calcext:value-type="float">
            <text:p>0.04479307146537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6144578313253" calcext:value-type="float">
            <text:p>0.76144578313253</text:p>
          </table:table-cell>
          <table:table-cell office:value-type="float" office:value="0.0408771426506007" calcext:value-type="float">
            <text:p>0.0408771426506007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04811449396648" calcext:value-type="float">
            <text:p>0.0504811449396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57784917444712" calcext:value-type="float">
            <text:p>0.055778491744471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9937797192904" calcext:value-type="float">
            <text:p>0.043993779719290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397772867932992" calcext:value-type="float">
            <text:p>0.039777286793299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6488099909632" calcext:value-type="float">
            <text:p>0.044648809990963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92029338017406" calcext:value-type="float">
            <text:p>0.049202933801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6441059819988" calcext:value-type="float">
            <text:p>0.043644105981998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9037793434745" calcext:value-type="float">
            <text:p>0.046903779343474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37780899040616" calcext:value-type="float">
            <text:p>0.03778089904061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05801384066478" calcext:value-type="float">
            <text:p>0.0405801384066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8798323374751" calcext:value-type="float">
            <text:p>0.042879832337475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8569288667188" calcext:value-type="float">
            <text:p>0.047856928866718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8349549786771" calcext:value-type="float">
            <text:p>0.0468349549786771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15230747809247" calcext:value-type="float">
            <text:p>0.0415230747809247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37916773446875" calcext:value-type="float">
            <text:p>0.043791677344687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14258536810526" calcext:value-type="float">
            <text:p>0.04142585368105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2164579149169" calcext:value-type="float">
            <text:p>0.0422164579149169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20441841873169" calcext:value-type="float">
            <text:p>0.0420441841873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0853381528115" calcext:value-type="float">
            <text:p>0.04408533815281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5230747809248" calcext:value-type="float">
            <text:p>0.041523074780924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4806527497322" calcext:value-type="float">
            <text:p>0.0404806527497322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6626506024096</text:p>
          </table:table-cell>
          <table:table-cell office:value-type="float" office:value="0.0453887300500345" calcext:value-type="float">
            <text:p>0.0453887300500345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470979893352349" calcext:value-type="float">
            <text:p>0.0470979893352349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96628535757791" calcext:value-type="float">
            <text:p>0.04966285357577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2758804488478" calcext:value-type="float">
            <text:p>0.0432758804488478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398950971119984" calcext:value-type="float">
            <text:p>0.0398950971119984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71579831050008" calcext:value-type="float">
            <text:p>0.047157983105000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5508152590339" calcext:value-type="float">
            <text:p>0.0445508152590339</text:p>
          </table:table-cell>
          <table:table-cell office:value-type="float" office:value="0.78144578313253" calcext:value-type="float">
            <text:p>0.78144578313253</text:p>
          </table:table-cell>
          <table:table-cell office:value-type="float" office:value="0.0466081831621859" calcext:value-type="float">
            <text:p>0.0466081831621859</text:p>
          </table:table-cell>
          <table:table-cell office:value-type="float" office:value="0.778072289156627" calcext:value-type="float">
            <text:p>0.778072289156627</text:p>
          </table:table-cell>
          <table:table-cell office:value-type="float" office:value="0.0428983066879063" calcext:value-type="float">
            <text:p>0.0428983066879063</text:p>
          </table:table-cell>
          <table:table-cell office:value-type="float" office:value="0.778795180722892" calcext:value-type="float">
            <text:p>0.778795180722892</text:p>
          </table:table-cell>
          <table:table-cell office:value-type="float" office:value="0.046066686361135" calcext:value-type="float">
            <text:p>0.046066686361135</text:p>
          </table:table-cell>
          <table:table-cell office:value-type="float" office:value="0.78289156626506" calcext:value-type="float">
            <text:p>0.78289156626506</text:p>
          </table:table-cell>
          <table:table-cell office:value-type="float" office:value="0.0433964216295592" calcext:value-type="float">
            <text:p>0.0433964216295592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8642348475888" calcext:value-type="float">
            <text:p>0.0398642348475888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3241246975246" calcext:value-type="float">
            <text:p>0.04324124697524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2835187992524" calcext:value-type="float">
            <text:p>0.0412835187992524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424918722284093" calcext:value-type="float">
            <text:p>0.0424918722284093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51274498794507" calcext:value-type="float">
            <text:p>0.0451274498794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0.894711782022318" calcext:value-type="float">
            <text:p>0.894711782022318</text:p>
          </table:table-cell>
          <table:table-cell office:value-type="float" office:value="0.0117459749438736" calcext:value-type="float">
            <text:p>0.0117459749438736</text:p>
          </table:table-cell>
          <table:table-cell office:value-type="float" office:value="0.891929896624906" calcext:value-type="float">
            <text:p>0.891929896624906</text:p>
          </table:table-cell>
          <table:table-cell office:value-type="float" office:value="0.0140091183371626" calcext:value-type="float">
            <text:p>0.0140091183371626</text:p>
          </table:table-cell>
          <table:table-cell office:value-type="float" office:value="0.900998493872801" calcext:value-type="float">
            <text:p>0.900998493872801</text:p>
          </table:table-cell>
          <table:table-cell office:value-type="float" office:value="0.0113220710430695" calcext:value-type="float">
            <text:p>0.0113220710430695</text:p>
          </table:table-cell>
          <table:table-cell office:value-type="float" office:value="0.897299582392004" calcext:value-type="float">
            <text:p>0.897299582392004</text:p>
          </table:table-cell>
          <table:table-cell office:value-type="float" office:value="0.0135313354033571" calcext:value-type="float">
            <text:p>0.0135313354033571</text:p>
          </table:table-cell>
          <table:table-cell office:value-type="float" office:value="0.903592113370302" calcext:value-type="float">
            <text:p>0.903592113370302</text:p>
          </table:table-cell>
          <table:table-cell office:value-type="float" office:value="0.0149778222847799" calcext:value-type="float">
            <text:p>0.0149778222847799</text:p>
          </table:table-cell>
          <table:table-cell office:value-type="float" office:value="0.902668583555829" calcext:value-type="float">
            <text:p>0.902668583555829</text:p>
          </table:table-cell>
          <table:table-cell office:value-type="float" office:value="0.0122725192185326" calcext:value-type="float">
            <text:p>0.0122725192185326</text:p>
          </table:table-cell>
          <table:table-cell office:value-type="float" office:value="0.904888409666598" calcext:value-type="float">
            <text:p>0.904888409666598</text:p>
          </table:table-cell>
          <table:table-cell office:value-type="float" office:value="0.0166270801044116" calcext:value-type="float">
            <text:p>0.0166270801044116</text:p>
          </table:table-cell>
          <table:table-cell office:value-type="float" office:value="0.900819127815431" calcext:value-type="float">
            <text:p>0.900819127815431</text:p>
          </table:table-cell>
          <table:table-cell office:value-type="float" office:value="0.013648380068227" calcext:value-type="float">
            <text:p>0.013648380068227</text:p>
          </table:table-cell>
          <table:table-cell office:value-type="float" office:value="0.908035530909838" calcext:value-type="float">
            <text:p>0.908035530909838</text:p>
          </table:table-cell>
          <table:table-cell office:value-type="float" office:value="0.0128467814415472" calcext:value-type="float">
            <text:p>0.0128467814415472</text:p>
          </table:table-cell>
          <table:table-cell office:value-type="float" office:value="0.8980389539262" calcext:value-type="float">
            <text:p>0.8980389539262</text:p>
          </table:table-cell>
          <table:table-cell office:value-type="float" office:value="0.0139317833531754" calcext:value-type="float">
            <text:p>0.0139317833531754</text:p>
          </table:table-cell>
          <table:table-cell office:value-type="float" office:value="0.907107208872458" calcext:value-type="float">
            <text:p>0.907107208872458</text:p>
          </table:table-cell>
          <table:table-cell office:value-type="float" office:value="0.0127386547167567" calcext:value-type="float">
            <text:p>0.0127386547167567</text:p>
          </table:table-cell>
          <table:table-cell office:value-type="float" office:value="0.899523858424043" calcext:value-type="float">
            <text:p>0.899523858424043</text:p>
          </table:table-cell>
          <table:table-cell office:value-type="float" office:value="0.0128951811985784" calcext:value-type="float">
            <text:p>0.0128951811985784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5066034613492" calcext:value-type="float">
            <text:p>0.015066034613492</text:p>
          </table:table-cell>
          <table:table-cell office:value-type="float" office:value="0.900443965222154" calcext:value-type="float">
            <text:p>0.900443965222154</text:p>
          </table:table-cell>
          <table:table-cell office:value-type="float" office:value="0.0150270181817516" calcext:value-type="float">
            <text:p>0.0150270181817516</text:p>
          </table:table-cell>
          <table:table-cell office:value-type="float" office:value="0.904701855274868" calcext:value-type="float">
            <text:p>0.904701855274868</text:p>
          </table:table-cell>
          <table:table-cell office:value-type="float" office:value="0.0131917334783019" calcext:value-type="float">
            <text:p>0.0131917334783019</text:p>
          </table:table-cell>
          <table:table-cell office:value-type="float" office:value="0.904149038132402" calcext:value-type="float">
            <text:p>0.904149038132402</text:p>
          </table:table-cell>
          <table:table-cell office:value-type="float" office:value="0.0148383294302203" calcext:value-type="float">
            <text:p>0.01483832943022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0.899894228794414" calcext:value-type="float">
            <text:p>0.899894228794414</text:p>
          </table:table-cell>
          <table:table-cell office:value-type="float" office:value="0.0143371701243847" calcext:value-type="float">
            <text:p>0.0143371701243847</text:p>
          </table:table-cell>
          <table:table-cell office:value-type="float" office:value="0.895817074005614" calcext:value-type="float">
            <text:p>0.895817074005614</text:p>
          </table:table-cell>
          <table:table-cell office:value-type="float" office:value="0.0135222440044768" calcext:value-type="float">
            <text:p>0.0135222440044768</text:p>
          </table:table-cell>
          <table:table-cell office:value-type="float" office:value="0.906924419798727" calcext:value-type="float">
            <text:p>0.906924419798727</text:p>
          </table:table-cell>
          <table:table-cell office:value-type="float" office:value="0.0145490490385739" calcext:value-type="float">
            <text:p>0.0145490490385739</text:p>
          </table:table-cell>
          <table:table-cell office:value-type="float" office:value="0.903597247894845" calcext:value-type="float">
            <text:p>0.903597247894845</text:p>
          </table:table-cell>
          <table:table-cell office:value-type="float" office:value="0.0143145438883079" calcext:value-type="float">
            <text:p>0.0143145438883079</text:p>
          </table:table-cell>
          <table:table-cell office:value-type="float" office:value="0.908588348052304" calcext:value-type="float">
            <text:p>0.908588348052304</text:p>
          </table:table-cell>
          <table:table-cell office:value-type="float" office:value="0.015762125380936" calcext:value-type="float">
            <text:p>0.015762125380936</text:p>
          </table:table-cell>
          <table:table-cell office:value-type="float" office:value="0.907664818237831" calcext:value-type="float">
            <text:p>0.907664818237831</text:p>
          </table:table-cell>
          <table:table-cell office:value-type="float" office:value="0.0124985236196727" calcext:value-type="float">
            <text:p>0.012498523619672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44166655264326" calcext:value-type="float">
            <text:p>0.0144166655264326</text:p>
          </table:table-cell>
          <table:table-cell office:value-type="float" office:value="0.909330457999589" calcext:value-type="float">
            <text:p>0.909330457999589</text:p>
          </table:table-cell>
          <table:table-cell office:value-type="float" office:value="0.0127249532071737" calcext:value-type="float">
            <text:p>0.0127249532071737</text:p>
          </table:table-cell>
          <table:table-cell office:value-type="float" office:value="0.913218662285206" calcext:value-type="float">
            <text:p>0.913218662285206</text:p>
          </table:table-cell>
          <table:table-cell office:value-type="float" office:value="0.0170418302706364" calcext:value-type="float">
            <text:p>0.0170418302706364</text:p>
          </table:table-cell>
          <table:table-cell office:value-type="float" office:value="0.908402478263846" calcext:value-type="float">
            <text:p>0.908402478263846</text:p>
          </table:table-cell>
          <table:table-cell office:value-type="float" office:value="0.0135922292835253" calcext:value-type="float">
            <text:p>0.0135922292835253</text:p>
          </table:table-cell>
          <table:table-cell office:value-type="float" office:value="0.909882932840419" calcext:value-type="float">
            <text:p>0.909882932840419</text:p>
          </table:table-cell>
          <table:table-cell office:value-type="float" office:value="0.0149151790231314" calcext:value-type="float">
            <text:p>0.0149151790231314</text:p>
          </table:table-cell>
          <table:table-cell office:value-type="float" office:value="0.906554049428356" calcext:value-type="float">
            <text:p>0.906554049428356</text:p>
          </table:table-cell>
          <table:table-cell office:value-type="float" office:value="0.0135212361345259" calcext:value-type="float">
            <text:p>0.0135212361345259</text:p>
          </table:table-cell>
          <table:table-cell office:value-type="float" office:value="0.910995413158075" calcext:value-type="float">
            <text:p>0.910995413158075</text:p>
          </table:table-cell>
          <table:table-cell office:value-type="float" office:value="0.0114229573562141" calcext:value-type="float">
            <text:p>0.0114229573562141</text:p>
          </table:table-cell>
          <table:table-cell office:value-type="float" office:value="0.907477921544465" calcext:value-type="float">
            <text:p>0.907477921544465</text:p>
          </table:table-cell>
          <table:table-cell office:value-type="float" office:value="0.0133195773168469" calcext:value-type="float">
            <text:p>0.0133195773168469</text:p>
          </table:table-cell>
          <table:table-cell office:value-type="float" office:value="0.910436776887794" calcext:value-type="float">
            <text:p>0.910436776887794</text:p>
          </table:table-cell>
          <table:table-cell office:value-type="float" office:value="0.0154337335856923" calcext:value-type="float">
            <text:p>0.0154337335856923</text:p>
          </table:table-cell>
          <table:table-cell office:value-type="float" office:value="0.908960087629219" calcext:value-type="float">
            <text:p>0.908960087629219</text:p>
          </table:table-cell>
          <table:table-cell office:value-type="float" office:value="0.0154200112435456" calcext:value-type="float">
            <text:p>0.01542001124354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0.897300951598549" calcext:value-type="float">
            <text:p>0.897300951598549</text:p>
          </table:table-cell>
          <table:table-cell office:value-type="float" office:value="0.0126627206343396" calcext:value-type="float">
            <text:p>0.0126627206343396</text:p>
          </table:table-cell>
          <table:table-cell office:value-type="float" office:value="0.898777640857123" calcext:value-type="float">
            <text:p>0.898777640857123</text:p>
          </table:table-cell>
          <table:table-cell office:value-type="float" office:value="0.0098063211014494" calcext:value-type="float">
            <text:p>0.0098063211014494</text:p>
          </table:table-cell>
          <table:table-cell office:value-type="float" office:value="0.908772848634216" calcext:value-type="float">
            <text:p>0.908772848634216</text:p>
          </table:table-cell>
          <table:table-cell office:value-type="float" office:value="0.0117918723783112" calcext:value-type="float">
            <text:p>0.0117918723783112</text:p>
          </table:table-cell>
          <table:table-cell office:value-type="float" office:value="0.904890805778052" calcext:value-type="float">
            <text:p>0.904890805778052</text:p>
          </table:table-cell>
          <table:table-cell office:value-type="float" office:value="0.013188307855565" calcext:value-type="float">
            <text:p>0.013188307855565</text:p>
          </table:table-cell>
          <table:table-cell office:value-type="float" office:value="0.910068118025604" calcext:value-type="float">
            <text:p>0.910068118025604</text:p>
          </table:table-cell>
          <table:table-cell office:value-type="float" office:value="0.0125765259893225" calcext:value-type="float">
            <text:p>0.0125765259893225</text:p>
          </table:table-cell>
          <table:table-cell office:value-type="float" office:value="0.908034504004929" calcext:value-type="float">
            <text:p>0.908034504004929</text:p>
          </table:table-cell>
          <table:table-cell office:value-type="float" office:value="0.0139224771829902" calcext:value-type="float">
            <text:p>0.0139224771829902</text:p>
          </table:table-cell>
          <table:table-cell office:value-type="float" office:value="0.910253987814062" calcext:value-type="float">
            <text:p>0.910253987814062</text:p>
          </table:table-cell>
          <table:table-cell office:value-type="float" office:value="0.0143221018240055" calcext:value-type="float">
            <text:p>0.0143221018240055</text:p>
          </table:table-cell>
          <table:table-cell office:value-type="float" office:value="0.908034504004929" calcext:value-type="float">
            <text:p>0.908034504004929</text:p>
          </table:table-cell>
          <table:table-cell office:value-type="float" office:value="0.0106490003935209" calcext:value-type="float">
            <text:p>0.0106490003935209</text:p>
          </table:table-cell>
          <table:table-cell office:value-type="float" office:value="0.913401793660574" calcext:value-type="float">
            <text:p>0.913401793660574</text:p>
          </table:table-cell>
          <table:table-cell office:value-type="float" office:value="0.0134745276460431" calcext:value-type="float">
            <text:p>0.0134745276460431</text:p>
          </table:table-cell>
          <table:table-cell office:value-type="float" office:value="0.908219004586842" calcext:value-type="float">
            <text:p>0.908219004586842</text:p>
          </table:table-cell>
          <table:table-cell office:value-type="float" office:value="0.0138568495385881" calcext:value-type="float">
            <text:p>0.0138568495385881</text:p>
          </table:table-cell>
          <table:table-cell office:value-type="float" office:value="0.911548914903813" calcext:value-type="float">
            <text:p>0.911548914903813</text:p>
          </table:table-cell>
          <table:table-cell office:value-type="float" office:value="0.0132301165669054" calcext:value-type="float">
            <text:p>0.0132301165669054</text:p>
          </table:table-cell>
          <table:table-cell office:value-type="float" office:value="0.908774217840761" calcext:value-type="float">
            <text:p>0.908774217840761</text:p>
          </table:table-cell>
          <table:table-cell office:value-type="float" office:value="0.0140423228367844" calcext:value-type="float">
            <text:p>0.0140423228367844</text:p>
          </table:table-cell>
          <table:table-cell office:value-type="float" office:value="0.909883617443691" calcext:value-type="float">
            <text:p>0.909883617443691</text:p>
          </table:table-cell>
          <table:table-cell office:value-type="float" office:value="0.0120373822783047" calcext:value-type="float">
            <text:p>0.0120373822783047</text:p>
          </table:table-cell>
          <table:table-cell office:value-type="float" office:value="0.910069487232149" calcext:value-type="float">
            <text:p>0.910069487232149</text:p>
          </table:table-cell>
          <table:table-cell office:value-type="float" office:value="0.0133563128494454" calcext:value-type="float">
            <text:p>0.0133563128494454</text:p>
          </table:table-cell>
          <table:table-cell office:value-type="float" office:value="0.913215923872116" calcext:value-type="float">
            <text:p>0.913215923872116</text:p>
          </table:table-cell>
          <table:table-cell office:value-type="float" office:value="0.0133877772842994" calcext:value-type="float">
            <text:p>0.0133877772842994</text:p>
          </table:table-cell>
          <table:table-cell office:value-type="float" office:value="0.910257068528788" calcext:value-type="float">
            <text:p>0.910257068528788</text:p>
          </table:table-cell>
          <table:table-cell office:value-type="float" office:value="0.015298394527172" calcext:value-type="float">
            <text:p>0.015298394527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0.899892859587869" calcext:value-type="float">
            <text:p>0.899892859587869</text:p>
          </table:table-cell>
          <table:table-cell office:value-type="float" office:value="0.0118791790298774" calcext:value-type="float">
            <text:p>0.0118791790298774</text:p>
          </table:table-cell>
          <table:table-cell office:value-type="float" office:value="0.898223112206476" calcext:value-type="float">
            <text:p>0.898223112206476</text:p>
          </table:table-cell>
          <table:table-cell office:value-type="float" office:value="0.0104395360360995" calcext:value-type="float">
            <text:p>0.0104395360360995</text:p>
          </table:table-cell>
          <table:table-cell office:value-type="float" office:value="0.907847949613199" calcext:value-type="float">
            <text:p>0.907847949613199</text:p>
          </table:table-cell>
          <table:table-cell office:value-type="float" office:value="0.0124696959905493" calcext:value-type="float">
            <text:p>0.0124696959905493</text:p>
          </table:table-cell>
          <table:table-cell office:value-type="float" office:value="0.902855822550832" calcext:value-type="float">
            <text:p>0.902855822550832</text:p>
          </table:table-cell>
          <table:table-cell office:value-type="float" office:value="0.0121989583115969" calcext:value-type="float">
            <text:p>0.0121989583115969</text:p>
          </table:table-cell>
          <table:table-cell office:value-type="float" office:value="0.908773875539125" calcext:value-type="float">
            <text:p>0.908773875539125</text:p>
          </table:table-cell>
          <table:table-cell office:value-type="float" office:value="0.0130105249943475" calcext:value-type="float">
            <text:p>0.0130105249943475</text:p>
          </table:table-cell>
          <table:table-cell office:value-type="float" office:value="0.908959745327583" calcext:value-type="float">
            <text:p>0.908959745327583</text:p>
          </table:table-cell>
          <table:table-cell office:value-type="float" office:value="0.0109213065690734" calcext:value-type="float">
            <text:p>0.0109213065690734</text:p>
          </table:table-cell>
          <table:table-cell office:value-type="float" office:value="0.911178886835079" calcext:value-type="float">
            <text:p>0.911178886835079</text:p>
          </table:table-cell>
          <table:table-cell office:value-type="float" office:value="0.015419048353379" calcext:value-type="float">
            <text:p>0.015419048353379</text:p>
          </table:table-cell>
          <table:table-cell office:value-type="float" office:value="0.90914835352913" calcext:value-type="float">
            <text:p>0.90914835352913</text:p>
          </table:table-cell>
          <table:table-cell office:value-type="float" office:value="0.0145041444995882" calcext:value-type="float">
            <text:p>0.0145041444995882</text:p>
          </table:table-cell>
          <table:table-cell office:value-type="float" office:value="0.912661052919833" calcext:value-type="float">
            <text:p>0.912661052919833</text:p>
          </table:table-cell>
          <table:table-cell office:value-type="float" office:value="0.0138137806047882" calcext:value-type="float">
            <text:p>0.0138137806047882</text:p>
          </table:table-cell>
          <table:table-cell office:value-type="float" office:value="0.907850003423016" calcext:value-type="float">
            <text:p>0.907850003423016</text:p>
          </table:table-cell>
          <table:table-cell office:value-type="float" office:value="0.0125073262392474" calcext:value-type="float">
            <text:p>0.0125073262392474</text:p>
          </table:table-cell>
          <table:table-cell office:value-type="float" office:value="0.911178544533443" calcext:value-type="float">
            <text:p>0.911178544533443</text:p>
          </table:table-cell>
          <table:table-cell office:value-type="float" office:value="0.0139640979085402" calcext:value-type="float">
            <text:p>0.0139640979085402</text:p>
          </table:table-cell>
          <table:table-cell office:value-type="float" office:value="0.90970082836996" calcext:value-type="float">
            <text:p>0.90970082836996</text:p>
          </table:table-cell>
          <table:table-cell office:value-type="float" office:value="0.0150460350610217" calcext:value-type="float">
            <text:p>0.0150460350610217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20716457584265" calcext:value-type="float">
            <text:p>0.0120716457584265</text:p>
          </table:table-cell>
          <table:table-cell office:value-type="float" office:value="0.909329088793044" calcext:value-type="float">
            <text:p>0.909329088793044</text:p>
          </table:table-cell>
          <table:table-cell office:value-type="float" office:value="0.0110725008442557" calcext:value-type="float">
            <text:p>0.0110725008442557</text:p>
          </table:table-cell>
          <table:table-cell office:value-type="float" office:value="0.912658999110016" calcext:value-type="float">
            <text:p>0.912658999110016</text:p>
          </table:table-cell>
          <table:table-cell office:value-type="float" office:value="0.013354683447518" calcext:value-type="float">
            <text:p>0.013354683447518</text:p>
          </table:table-cell>
          <table:table-cell office:value-type="float" office:value="0.910810912576162" calcext:value-type="float">
            <text:p>0.910810912576162</text:p>
          </table:table-cell>
          <table:table-cell office:value-type="float" office:value="0.0145598823525332" calcext:value-type="float">
            <text:p>0.01455988235253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0.898781748476758" calcext:value-type="float">
            <text:p>0.898781748476758</text:p>
          </table:table-cell>
          <table:table-cell office:value-type="float" office:value="0.0106576175526614" calcext:value-type="float">
            <text:p>0.0106576175526614</text:p>
          </table:table-cell>
          <table:table-cell office:value-type="float" office:value="0.902108578079003" calcext:value-type="float">
            <text:p>0.902108578079003</text:p>
          </table:table-cell>
          <table:table-cell office:value-type="float" office:value="0.0102773649165368" calcext:value-type="float">
            <text:p>0.0102773649165368</text:p>
          </table:table-cell>
          <table:table-cell office:value-type="float" office:value="0.908774217840761" calcext:value-type="float">
            <text:p>0.908774217840761</text:p>
          </table:table-cell>
          <table:table-cell office:value-type="float" office:value="0.0145539796682806" calcext:value-type="float">
            <text:p>0.0145539796682806</text:p>
          </table:table-cell>
          <table:table-cell office:value-type="float" office:value="0.903226877524474" calcext:value-type="float">
            <text:p>0.903226877524474</text:p>
          </table:table-cell>
          <table:table-cell office:value-type="float" office:value="0.0129981754850376" calcext:value-type="float">
            <text:p>0.0129981754850376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13494464160906" calcext:value-type="float">
            <text:p>0.0113494464160906</text:p>
          </table:table-cell>
          <table:table-cell office:value-type="float" office:value="0.907109604983912" calcext:value-type="float">
            <text:p>0.907109604983912</text:p>
          </table:table-cell>
          <table:table-cell office:value-type="float" office:value="0.0121028050765662" calcext:value-type="float">
            <text:p>0.0121028050765662</text:p>
          </table:table-cell>
          <table:table-cell office:value-type="float" office:value="0.911366125830081" calcext:value-type="float">
            <text:p>0.911366125830081</text:p>
          </table:table-cell>
          <table:table-cell office:value-type="float" office:value="0.0149903940196785" calcext:value-type="float">
            <text:p>0.0149903940196785</text:p>
          </table:table-cell>
          <table:table-cell office:value-type="float" office:value="0.909147326624221" calcext:value-type="float">
            <text:p>0.909147326624221</text:p>
          </table:table-cell>
          <table:table-cell office:value-type="float" office:value="0.0157692973258133" calcext:value-type="float">
            <text:p>0.0157692973258133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28633956901903" calcext:value-type="float">
            <text:p>0.0128633956901903</text:p>
          </table:table-cell>
          <table:table-cell office:value-type="float" office:value="0.909145272814404" calcext:value-type="float">
            <text:p>0.909145272814404</text:p>
          </table:table-cell>
          <table:table-cell office:value-type="float" office:value="0.0132651206623047" calcext:value-type="float">
            <text:p>0.0132651206623047</text:p>
          </table:table-cell>
          <table:table-cell office:value-type="float" office:value="0.910624700486068" calcext:value-type="float">
            <text:p>0.910624700486068</text:p>
          </table:table-cell>
          <table:table-cell office:value-type="float" office:value="0.0146221415033722" calcext:value-type="float">
            <text:p>0.0146221415033722</text:p>
          </table:table-cell>
          <table:table-cell office:value-type="float" office:value="0.911180940644896" calcext:value-type="float">
            <text:p>0.911180940644896</text:p>
          </table:table-cell>
          <table:table-cell office:value-type="float" office:value="0.0147223903399092" calcext:value-type="float">
            <text:p>0.0147223903399092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25288669079078" calcext:value-type="float">
            <text:p>0.0125288669079078</text:p>
          </table:table-cell>
          <table:table-cell office:value-type="float" office:value="0.9098846443486" calcext:value-type="float">
            <text:p>0.9098846443486</text:p>
          </table:table-cell>
          <table:table-cell office:value-type="float" office:value="0.0114415779425366" calcext:value-type="float">
            <text:p>0.0114415779425366</text:p>
          </table:table-cell>
          <table:table-cell office:value-type="float" office:value="0.912845553501746" calcext:value-type="float">
            <text:p>0.912845553501746</text:p>
          </table:table-cell>
          <table:table-cell office:value-type="float" office:value="0.0122636420201171" calcext:value-type="float">
            <text:p>0.0122636420201171</text:p>
          </table:table-cell>
          <table:table-cell office:value-type="float" office:value="0.909331484904498" calcext:value-type="float">
            <text:p>0.909331484904498</text:p>
          </table:table-cell>
          <table:table-cell office:value-type="float" office:value="0.0155152143954503" calcext:value-type="float">
            <text:p>0.01551521439545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0.898116314095981" calcext:value-type="float">
            <text:p>0.898116314095981</text:p>
          </table:table-cell>
          <table:table-cell office:value-type="float" office:value="0.0122565324570273" calcext:value-type="float">
            <text:p>0.0122565324570273</text:p>
          </table:table-cell>
          <table:table-cell office:value-type="float" office:value="0.897371260354624" calcext:value-type="float">
            <text:p>0.897371260354624</text:p>
          </table:table-cell>
          <table:table-cell office:value-type="float" office:value="0.011610916879145" calcext:value-type="float">
            <text:p>0.011610916879145</text:p>
          </table:table-cell>
          <table:table-cell office:value-type="float" office:value="0.906663585951941" calcext:value-type="float">
            <text:p>0.906663585951941</text:p>
          </table:table-cell>
          <table:table-cell office:value-type="float" office:value="0.0129373336237569" calcext:value-type="float">
            <text:p>0.0129373336237569</text:p>
          </table:table-cell>
          <table:table-cell office:value-type="float" office:value="0.902374067228041" calcext:value-type="float">
            <text:p>0.902374067228041</text:p>
          </table:table-cell>
          <table:table-cell office:value-type="float" office:value="0.0132462641887729" calcext:value-type="float">
            <text:p>0.0132462641887729</text:p>
          </table:table-cell>
          <table:table-cell office:value-type="float" office:value="0.908366262750736" calcext:value-type="float">
            <text:p>0.908366262750736</text:p>
          </table:table-cell>
          <table:table-cell office:value-type="float" office:value="0.0135352890130953" calcext:value-type="float">
            <text:p>0.0135352890130953</text:p>
          </table:table-cell>
          <table:table-cell office:value-type="float" office:value="0.906887451222017" calcext:value-type="float">
            <text:p>0.906887451222017</text:p>
          </table:table-cell>
          <table:table-cell office:value-type="float" office:value="0.012343526333367" calcext:value-type="float">
            <text:p>0.012343526333367</text:p>
          </table:table-cell>
          <table:table-cell office:value-type="float" office:value="0.909773533237489" calcext:value-type="float">
            <text:p>0.909773533237489</text:p>
          </table:table-cell>
          <table:table-cell office:value-type="float" office:value="0.0151550579655814" calcext:value-type="float">
            <text:p>0.0151550579655814</text:p>
          </table:table-cell>
          <table:table-cell office:value-type="float" office:value="0.90729595399466" calcext:value-type="float">
            <text:p>0.90729595399466</text:p>
          </table:table-cell>
          <table:table-cell office:value-type="float" office:value="0.0134591550988646" calcext:value-type="float">
            <text:p>0.0134591550988646</text:p>
          </table:table-cell>
          <table:table-cell office:value-type="float" office:value="0.912032587115766" calcext:value-type="float">
            <text:p>0.912032587115766</text:p>
          </table:table-cell>
          <table:table-cell office:value-type="float" office:value="0.014008063130641" calcext:value-type="float">
            <text:p>0.014008063130641</text:p>
          </table:table-cell>
          <table:table-cell office:value-type="float" office:value="0.906331142602861" calcext:value-type="float">
            <text:p>0.906331142602861</text:p>
          </table:table-cell>
          <table:table-cell office:value-type="float" office:value="0.0134306618153682" calcext:value-type="float">
            <text:p>0.0134306618153682</text:p>
          </table:table-cell>
          <table:table-cell office:value-type="float" office:value="0.91006846032724" calcext:value-type="float">
            <text:p>0.91006846032724</text:p>
          </table:table-cell>
          <table:table-cell office:value-type="float" office:value="0.0138940379437412" calcext:value-type="float">
            <text:p>0.0138940379437412</text:p>
          </table:table-cell>
          <table:table-cell office:value-type="float" office:value="0.907146778941603" calcext:value-type="float">
            <text:p>0.907146778941603</text:p>
          </table:table-cell>
          <table:table-cell office:value-type="float" office:value="0.0140454331141639" calcext:value-type="float">
            <text:p>0.0140454331141639</text:p>
          </table:table-cell>
          <table:table-cell office:value-type="float" office:value="0.910328609570754" calcext:value-type="float">
            <text:p>0.910328609570754</text:p>
          </table:table-cell>
          <table:table-cell office:value-type="float" office:value="0.012625377382869" calcext:value-type="float">
            <text:p>0.012625377382869</text:p>
          </table:table-cell>
          <table:table-cell office:value-type="float" office:value="0.907441021428082" calcext:value-type="float">
            <text:p>0.907441021428082</text:p>
          </table:table-cell>
          <table:table-cell office:value-type="float" office:value="0.0128433974269672" calcext:value-type="float">
            <text:p>0.0128433974269672</text:p>
          </table:table-cell>
          <table:table-cell office:value-type="float" office:value="0.910771821729308" calcext:value-type="float">
            <text:p>0.910771821729308</text:p>
          </table:table-cell>
          <table:table-cell office:value-type="float" office:value="0.0135263139631857" calcext:value-type="float">
            <text:p>0.0135263139631857</text:p>
          </table:table-cell>
          <table:table-cell office:value-type="float" office:value="0.908701718354214" calcext:value-type="float">
            <text:p>0.908701718354214</text:p>
          </table:table-cell>
          <table:table-cell office:value-type="float" office:value="0.0151263663897843" calcext:value-type="float">
            <text:p>0.0151263663897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599678236462</text:p>
          </table:table-cell>
          <table:table-cell office:value-type="float" office:value="0.0121294206250204" calcext:value-type="float">
            <text:p>0.0121294206250204</text:p>
          </table:table-cell>
          <table:table-cell office:value-type="float" office:value="0.903220373793387" calcext:value-type="float">
            <text:p>0.903220373793387</text:p>
          </table:table-cell>
          <table:table-cell office:value-type="float" office:value="0.0132198763822265" calcext:value-type="float">
            <text:p>0.013219876382226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11760909580346" calcext:value-type="float">
            <text:p>0.0111760909580346</text:p>
          </table:table-cell>
          <table:table-cell office:value-type="float" office:value="0.903780036968577" calcext:value-type="float">
            <text:p>0.903780036968577</text:p>
          </table:table-cell>
          <table:table-cell office:value-type="float" office:value="0.0152408092470888" calcext:value-type="float">
            <text:p>0.0152408092470888</text:p>
          </table:table-cell>
          <table:table-cell office:value-type="float" office:value="0.899338330937222" calcext:value-type="float">
            <text:p>0.899338330937222</text:p>
          </table:table-cell>
          <table:table-cell office:value-type="float" office:value="0.0126999037914958" calcext:value-type="float">
            <text:p>0.0126999037914958</text:p>
          </table:table-cell>
          <table:table-cell office:value-type="float" office:value="0.905625385089341" calcext:value-type="float">
            <text:p>0.905625385089341</text:p>
          </table:table-cell>
          <table:table-cell office:value-type="float" office:value="0.0130303989025782" calcext:value-type="float">
            <text:p>0.0130303989025782</text:p>
          </table:table-cell>
          <table:table-cell office:value-type="float" office:value="0.903219346888478" calcext:value-type="float">
            <text:p>0.903219346888478</text:p>
          </table:table-cell>
          <table:table-cell office:value-type="float" office:value="0.0166059183745109" calcext:value-type="float">
            <text:p>0.0166059183745109</text:p>
          </table:table-cell>
          <table:table-cell office:value-type="float" office:value="0.902298213185459" calcext:value-type="float">
            <text:p>0.902298213185459</text:p>
          </table:table-cell>
          <table:table-cell office:value-type="float" office:value="0.0115291205752069" calcext:value-type="float">
            <text:p>0.0115291205752069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7218722931657" calcext:value-type="float">
            <text:p>0.0147218722931657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32486780072042" calcext:value-type="float">
            <text:p>0.013248678007204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49188446047784" calcext:value-type="float">
            <text:p>0.0149188446047784</text:p>
          </table:table-cell>
          <table:table-cell office:value-type="float" office:value="0.900260491545149" calcext:value-type="float">
            <text:p>0.900260491545149</text:p>
          </table:table-cell>
          <table:table-cell office:value-type="float" office:value="0.017260409554644" calcext:value-type="float">
            <text:p>0.017260409554644</text:p>
          </table:table-cell>
          <table:table-cell office:value-type="float" office:value="0.903407270486753" calcext:value-type="float">
            <text:p>0.903407270486753</text:p>
          </table:table-cell>
          <table:table-cell office:value-type="float" office:value="0.0118622217605533" calcext:value-type="float">
            <text:p>0.0118622217605533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488509446395" calcext:value-type="float">
            <text:p>0.01488509446395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09015361159635" calcext:value-type="float">
            <text:p>0.0109015361159635</text:p>
          </table:table-cell>
          <table:table-cell office:value-type="float" office:value="0.904700143766687" calcext:value-type="float">
            <text:p>0.904700143766687</text:p>
          </table:table-cell>
          <table:table-cell office:value-type="float" office:value="0.0137614696222023" calcext:value-type="float">
            <text:p>0.0137614696222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15229220783784" calcext:value-type="float">
            <text:p>0.0115229220783784</text:p>
          </table:table-cell>
          <table:table-cell office:value-type="float" office:value="0.908585609639214" calcext:value-type="float">
            <text:p>0.908585609639214</text:p>
          </table:table-cell>
          <table:table-cell office:value-type="float" office:value="0.0129459803038831" calcext:value-type="float">
            <text:p>0.0129459803038831</text:p>
          </table:table-cell>
          <table:table-cell office:value-type="float" office:value="0.911920312179092" calcext:value-type="float">
            <text:p>0.911920312179092</text:p>
          </table:table-cell>
          <table:table-cell office:value-type="float" office:value="0.0130885987635571" calcext:value-type="float">
            <text:p>0.0130885987635571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21843818147436" calcext:value-type="float">
            <text:p>0.0121843818147436</text:p>
          </table:table-cell>
          <table:table-cell office:value-type="float" office:value="0.908774560142398" calcext:value-type="float">
            <text:p>0.908774560142398</text:p>
          </table:table-cell>
          <table:table-cell office:value-type="float" office:value="0.0119313446217591" calcext:value-type="float">
            <text:p>0.0119313446217591</text:p>
          </table:table-cell>
          <table:table-cell office:value-type="float" office:value="0.908034161703293" calcext:value-type="float">
            <text:p>0.908034161703293</text:p>
          </table:table-cell>
          <table:table-cell office:value-type="float" office:value="0.0111075473229684" calcext:value-type="float">
            <text:p>0.0111075473229684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36804777038564" calcext:value-type="float">
            <text:p>0.0136804777038564</text:p>
          </table:table-cell>
          <table:table-cell office:value-type="float" office:value="0.911363387416992" calcext:value-type="float">
            <text:p>0.911363387416992</text:p>
          </table:table-cell>
          <table:table-cell office:value-type="float" office:value="0.0127050732432567" calcext:value-type="float">
            <text:p>0.0127050732432567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24400527589547" calcext:value-type="float">
            <text:p>0.0124400527589547</text:p>
          </table:table-cell>
          <table:table-cell office:value-type="float" office:value="0.910438146094338" calcext:value-type="float">
            <text:p>0.910438146094338</text:p>
          </table:table-cell>
          <table:table-cell office:value-type="float" office:value="0.0124251763038397" calcext:value-type="float">
            <text:p>0.0124251763038397</text:p>
          </table:table-cell>
          <table:table-cell office:value-type="float" office:value="0.908773533237489" calcext:value-type="float">
            <text:p>0.908773533237489</text:p>
          </table:table-cell>
          <table:table-cell office:value-type="float" office:value="0.0123747551173898" calcext:value-type="float">
            <text:p>0.0123747551173898</text:p>
          </table:table-cell>
          <table:table-cell office:value-type="float" office:value="0.910439515300883" calcext:value-type="float">
            <text:p>0.910439515300883</text:p>
          </table:table-cell>
          <table:table-cell office:value-type="float" office:value="0.0151146222684032" calcext:value-type="float">
            <text:p>0.0151146222684032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14525296730307" calcext:value-type="float">
            <text:p>0.0114525296730307</text:p>
          </table:table-cell>
          <table:table-cell office:value-type="float" office:value="0.908958376121038" calcext:value-type="float">
            <text:p>0.908958376121038</text:p>
          </table:table-cell>
          <table:table-cell office:value-type="float" office:value="0.0141726520519427" calcext:value-type="float">
            <text:p>0.0141726520519427</text:p>
          </table:table-cell>
          <table:table-cell office:value-type="float" office:value="0.908220373793387" calcext:value-type="float">
            <text:p>0.908220373793387</text:p>
          </table:table-cell>
          <table:table-cell office:value-type="float" office:value="0.010244241458925" calcext:value-type="float">
            <text:p>0.010244241458925</text:p>
          </table:table-cell>
          <table:table-cell office:value-type="float" office:value="0.907476210036284" calcext:value-type="float">
            <text:p>0.907476210036284</text:p>
          </table:table-cell>
          <table:table-cell office:value-type="float" office:value="0.0116324149524173" calcext:value-type="float">
            <text:p>0.011632414952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0992674744985</text:p>
          </table:table-cell>
          <table:table-cell office:value-type="float" office:value="0.0111723940290516" calcext:value-type="float">
            <text:p>0.0111723940290516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3855332278449" calcext:value-type="float">
            <text:p>0.0133855332278449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3953949680883" calcext:value-type="float">
            <text:p>0.013953949680883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17578221435743" calcext:value-type="float">
            <text:p>0.0117578221435743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11044533977941" calcext:value-type="float">
            <text:p>0.0111044533977941</text:p>
          </table:table-cell>
          <table:table-cell office:value-type="float" office:value="0.913398712945848" calcext:value-type="float">
            <text:p>0.913398712945848</text:p>
          </table:table-cell>
          <table:table-cell office:value-type="float" office:value="0.0116169085415175" calcext:value-type="float">
            <text:p>0.011616908541517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3571797975176" calcext:value-type="float">
            <text:p>0.0143571797975176</text:p>
          </table:table-cell>
          <table:table-cell office:value-type="float" office:value="0.912657972205107" calcext:value-type="float">
            <text:p>0.912657972205107</text:p>
          </table:table-cell>
          <table:table-cell office:value-type="float" office:value="0.0139153196303645" calcext:value-type="float">
            <text:p>0.0139153196303645</text:p>
          </table:table-cell>
          <table:table-cell office:value-type="float" office:value="0.913770110221127" calcext:value-type="float">
            <text:p>0.913770110221127</text:p>
          </table:table-cell>
          <table:table-cell office:value-type="float" office:value="0.012409356766511" calcext:value-type="float">
            <text:p>0.012409356766511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13524448742217" calcext:value-type="float">
            <text:p>0.0113524448742217</text:p>
          </table:table-cell>
          <table:table-cell office:value-type="float" office:value="0.910069829533785" calcext:value-type="float">
            <text:p>0.910069829533785</text:p>
          </table:table-cell>
          <table:table-cell office:value-type="float" office:value="0.0121225706349232" calcext:value-type="float">
            <text:p>0.0121225706349232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4572054104104" calcext:value-type="float">
            <text:p>0.01457205410410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44649872965801" calcext:value-type="float">
            <text:p>0.0144649872965801</text:p>
          </table:table-cell>
          <table:table-cell office:value-type="float" office:value="0.907665502841104" calcext:value-type="float">
            <text:p>0.907665502841104</text:p>
          </table:table-cell>
          <table:table-cell office:value-type="float" office:value="0.0133990033700732" calcext:value-type="float">
            <text:p>0.0133990033700732</text:p>
          </table:table-cell>
          <table:table-cell office:value-type="float" office:value="0.909884302046964" calcext:value-type="float">
            <text:p>0.909884302046964</text:p>
          </table:table-cell>
          <table:table-cell office:value-type="float" office:value="0.0117431307055266" calcext:value-type="float">
            <text:p>0.0117431307055266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0069196755789" calcext:value-type="float">
            <text:p>0.0140069196755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09612440044521" calcext:value-type="float">
            <text:p>0.010961244004452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33200720819638" calcext:value-type="float">
            <text:p>0.0133200720819638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3999839293611" calcext:value-type="float">
            <text:p>0.013999839293611</text:p>
          </table:table-cell>
          <table:table-cell office:value-type="float" office:value="0.910993701649894" calcext:value-type="float">
            <text:p>0.910993701649894</text:p>
          </table:table-cell>
          <table:table-cell office:value-type="float" office:value="0.0137343879201835" calcext:value-type="float">
            <text:p>0.0137343879201835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35588394429631" calcext:value-type="float">
            <text:p>0.0135588394429631</text:p>
          </table:table-cell>
          <table:table-cell office:value-type="float" office:value="0.91210344355446" calcext:value-type="float">
            <text:p>0.91210344355446</text:p>
          </table:table-cell>
          <table:table-cell office:value-type="float" office:value="0.0137544704392906" calcext:value-type="float">
            <text:p>0.0137544704392906</text:p>
          </table:table-cell>
          <table:table-cell office:value-type="float" office:value="0.91099678236462" calcext:value-type="float">
            <text:p>0.91099678236462</text:p>
          </table:table-cell>
          <table:table-cell office:value-type="float" office:value="0.0137645300839861" calcext:value-type="float">
            <text:p>0.013764530083986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4938979936727" calcext:value-type="float">
            <text:p>0.014938979936727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8797867377037" calcext:value-type="float">
            <text:p>0.0128797867377037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29738165960832" calcext:value-type="float">
            <text:p>0.0129738165960832</text:p>
          </table:table-cell>
          <table:table-cell office:value-type="float" office:value="0.912474498528103" calcext:value-type="float">
            <text:p>0.912474498528103</text:p>
          </table:table-cell>
          <table:table-cell office:value-type="float" office:value="0.0119055287792551" calcext:value-type="float">
            <text:p>0.011905528779255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4016498156995" calcext:value-type="float">
            <text:p>0.014016498156995</text:p>
          </table:table-cell>
          <table:table-cell office:value-type="float" office:value="0.911365098925173" calcext:value-type="float">
            <text:p>0.911365098925173</text:p>
          </table:table-cell>
          <table:table-cell office:value-type="float" office:value="0.0136952703284632" calcext:value-type="float">
            <text:p>0.0136952703284632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232278628536" calcext:value-type="float">
            <text:p>0.014232278628536</text:p>
          </table:table-cell>
          <table:table-cell office:value-type="float" office:value="0.911919969877456" calcext:value-type="float">
            <text:p>0.911919969877456</text:p>
          </table:table-cell>
          <table:table-cell office:value-type="float" office:value="0.0135544595054897" calcext:value-type="float">
            <text:p>0.0135544595054897</text:p>
          </table:table-cell>
          <table:table-cell office:value-type="float" office:value="0.910623331279523" calcext:value-type="float">
            <text:p>0.910623331279523</text:p>
          </table:table-cell>
          <table:table-cell office:value-type="float" office:value="0.0124751369134463" calcext:value-type="float">
            <text:p>0.0124751369134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103785856096</text:p>
          </table:table-cell>
          <table:table-cell office:value-type="float" office:value="0.012385224804696" calcext:value-type="float">
            <text:p>0.012385224804696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38852196510334" calcext:value-type="float">
            <text:p>0.0138852196510334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27707603188612" calcext:value-type="float">
            <text:p>0.0127707603188612</text:p>
          </table:table-cell>
          <table:table-cell office:value-type="float" office:value="0.912105155062641" calcext:value-type="float">
            <text:p>0.912105155062641</text:p>
          </table:table-cell>
          <table:table-cell office:value-type="float" office:value="0.0142881752917638" calcext:value-type="float">
            <text:p>0.0142881752917638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19660335703455" calcext:value-type="float">
            <text:p>0.011966033570345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22020159477135" calcext:value-type="float">
            <text:p>0.0122020159477135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099830573686" calcext:value-type="float">
            <text:p>0.014099830573686</text:p>
          </table:table-cell>
          <table:table-cell office:value-type="float" office:value="0.912843499691929" calcext:value-type="float">
            <text:p>0.912843499691929</text:p>
          </table:table-cell>
          <table:table-cell office:value-type="float" office:value="0.0133458727526591" calcext:value-type="float">
            <text:p>0.0133458727526591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42353631871277" calcext:value-type="float">
            <text:p>0.014235363187127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26070502539552" calcext:value-type="float">
            <text:p>0.0126070502539552</text:p>
          </table:table-cell>
          <table:table-cell office:value-type="float" office:value="0.913771821729308" calcext:value-type="float">
            <text:p>0.913771821729308</text:p>
          </table:table-cell>
          <table:table-cell office:value-type="float" office:value="0.0142225563265368" calcext:value-type="float">
            <text:p>0.0142225563265368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44594793193061" calcext:value-type="float">
            <text:p>0.0144594793193061</text:p>
          </table:table-cell>
          <table:table-cell office:value-type="float" office:value="0.912290682549462" calcext:value-type="float">
            <text:p>0.912290682549462</text:p>
          </table:table-cell>
          <table:table-cell office:value-type="float" office:value="0.0132360163045875" calcext:value-type="float">
            <text:p>0.0132360163045875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33171525700893" calcext:value-type="float">
            <text:p>0.0133171525700893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35998144715788" calcext:value-type="float">
            <text:p>0.0135998144715788</text:p>
          </table:table-cell>
          <table:table-cell office:value-type="float" office:value="0.909512904771685" calcext:value-type="float">
            <text:p>0.909512904771685</text:p>
          </table:table-cell>
          <table:table-cell office:value-type="float" office:value="0.0129665328161762" calcext:value-type="float">
            <text:p>0.0129665328161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216334634079</text:p>
          </table:table-cell>
          <table:table-cell office:value-type="float" office:value="0.0116342411083197" calcext:value-type="float">
            <text:p>0.0116342411083197</text:p>
          </table:table-cell>
          <table:table-cell office:value-type="float" office:value="0.910142123639351" calcext:value-type="float">
            <text:p>0.910142123639351</text:p>
          </table:table-cell>
          <table:table-cell office:value-type="float" office:value="0.0133513363293903" calcext:value-type="float">
            <text:p>0.0133513363293903</text:p>
          </table:table-cell>
          <table:table-cell office:value-type="float" office:value="0.911105497364277" calcext:value-type="float">
            <text:p>0.911105497364277</text:p>
          </table:table-cell>
          <table:table-cell office:value-type="float" office:value="0.0129978478029894" calcext:value-type="float">
            <text:p>0.0129978478029894</text:p>
          </table:table-cell>
          <table:table-cell office:value-type="float" office:value="0.909736838502088" calcext:value-type="float">
            <text:p>0.909736838502088</text:p>
          </table:table-cell>
          <table:table-cell office:value-type="float" office:value="0.0134411152834708" calcext:value-type="float">
            <text:p>0.0134411152834708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22521149648715" calcext:value-type="float">
            <text:p>0.0122521149648715</text:p>
          </table:table-cell>
          <table:table-cell office:value-type="float" office:value="0.910401245977956" calcext:value-type="float">
            <text:p>0.910401245977956</text:p>
          </table:table-cell>
          <table:table-cell office:value-type="float" office:value="0.0123422682308136" calcext:value-type="float">
            <text:p>0.0123422682308136</text:p>
          </table:table-cell>
          <table:table-cell office:value-type="float" office:value="0.909551858697884" calcext:value-type="float">
            <text:p>0.909551858697884</text:p>
          </table:table-cell>
          <table:table-cell office:value-type="float" office:value="0.0145015873067114" calcext:value-type="float">
            <text:p>0.0145015873067114</text:p>
          </table:table-cell>
          <table:table-cell office:value-type="float" office:value="0.910549531046759" calcext:value-type="float">
            <text:p>0.910549531046759</text:p>
          </table:table-cell>
          <table:table-cell office:value-type="float" office:value="0.0132868732276428" calcext:value-type="float">
            <text:p>0.0132868732276428</text:p>
          </table:table-cell>
          <table:table-cell office:value-type="float" office:value="0.910291640994044" calcext:value-type="float">
            <text:p>0.910291640994044</text:p>
          </table:table-cell>
          <table:table-cell office:value-type="float" office:value="0.0133372863486926" calcext:value-type="float">
            <text:p>0.0133372863486926</text:p>
          </table:table-cell>
          <table:table-cell office:value-type="float" office:value="0.908662422126378" calcext:value-type="float">
            <text:p>0.908662422126378</text:p>
          </table:table-cell>
          <table:table-cell office:value-type="float" office:value="0.0125214332070608" calcext:value-type="float">
            <text:p>0.0125214332070608</text:p>
          </table:table-cell>
          <table:table-cell office:value-type="float" office:value="0.909329568015335" calcext:value-type="float">
            <text:p>0.909329568015335</text:p>
          </table:table-cell>
          <table:table-cell office:value-type="float" office:value="0.0131088510925767" calcext:value-type="float">
            <text:p>0.0131088510925767</text:p>
          </table:table-cell>
          <table:table-cell office:value-type="float" office:value="0.909662011364414" calcext:value-type="float">
            <text:p>0.909662011364414</text:p>
          </table:table-cell>
          <table:table-cell office:value-type="float" office:value="0.0150846126806905" calcext:value-type="float">
            <text:p>0.0150846126806905</text:p>
          </table:table-cell>
          <table:table-cell office:value-type="float" office:value="0.908922229068255" calcext:value-type="float">
            <text:p>0.908922229068255</text:p>
          </table:table-cell>
          <table:table-cell office:value-type="float" office:value="0.012942205072643" calcext:value-type="float">
            <text:p>0.012942205072643</text:p>
          </table:table-cell>
          <table:table-cell office:value-type="float" office:value="0.908256452385843" calcext:value-type="float">
            <text:p>0.908256452385843</text:p>
          </table:table-cell>
          <table:table-cell office:value-type="float" office:value="0.0140012362169182" calcext:value-type="float">
            <text:p>0.0140012362169182</text:p>
          </table:table-cell>
          <table:table-cell office:value-type="float" office:value="0.908958923803656" calcext:value-type="float">
            <text:p>0.908958923803656</text:p>
          </table:table-cell>
          <table:table-cell office:value-type="float" office:value="0.0120086364514967" calcext:value-type="float">
            <text:p>0.0120086364514967</text:p>
          </table:table-cell>
          <table:table-cell office:value-type="float" office:value="0.908179913739988" calcext:value-type="float">
            <text:p>0.908179913739988</text:p>
          </table:table-cell>
          <table:table-cell office:value-type="float" office:value="0.0129684947959642" calcext:value-type="float">
            <text:p>0.0129684947959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40857826384142" calcext:value-type="float">
            <text:p>0.740857826384142</text:p>
          </table:table-cell>
          <table:table-cell office:value-type="float" office:value="0.0485510875028631" calcext:value-type="float">
            <text:p>0.0485510875028631</text:p>
          </table:table-cell>
          <table:table-cell office:value-type="float" office:value="0.727853725222146" calcext:value-type="float">
            <text:p>0.727853725222146</text:p>
          </table:table-cell>
          <table:table-cell office:value-type="float" office:value="0.0225493704999029" calcext:value-type="float">
            <text:p>0.0225493704999029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384647569038202" calcext:value-type="float">
            <text:p>0.0384647569038202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436071156445977" calcext:value-type="float">
            <text:p>0.0436071156445977</text:p>
          </table:table-cell>
          <table:table-cell office:value-type="float" office:value="0.757792207792208" calcext:value-type="float">
            <text:p>0.757792207792208</text:p>
          </table:table-cell>
          <table:table-cell office:value-type="float" office:value="0.0308849506177263" calcext:value-type="float">
            <text:p>0.0308849506177263</text:p>
          </table:table-cell>
          <table:table-cell office:value-type="float" office:value="0.744771018455229" calcext:value-type="float">
            <text:p>0.744771018455229</text:p>
          </table:table-cell>
          <table:table-cell office:value-type="float" office:value="0.0426673323761234" calcext:value-type="float">
            <text:p>0.0426673323761234</text:p>
          </table:table-cell>
          <table:table-cell office:value-type="float" office:value="0.738328776486671" calcext:value-type="float">
            <text:p>0.738328776486671</text:p>
          </table:table-cell>
          <table:table-cell office:value-type="float" office:value="0.0328120697116802" calcext:value-type="float">
            <text:p>0.0328120697116802</text:p>
          </table:table-cell>
          <table:table-cell office:value-type="float" office:value="0.742122351332878" calcext:value-type="float">
            <text:p>0.742122351332878</text:p>
          </table:table-cell>
          <table:table-cell office:value-type="float" office:value="0.041064626291992" calcext:value-type="float">
            <text:p>0.041064626291992</text:p>
          </table:table-cell>
          <table:table-cell office:value-type="float" office:value="0.757860560492139" calcext:value-type="float">
            <text:p>0.757860560492139</text:p>
          </table:table-cell>
          <table:table-cell office:value-type="float" office:value="0.0284206484158752" calcext:value-type="float">
            <text:p>0.0284206484158752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416440729248177" calcext:value-type="float">
            <text:p>0.0416440729248177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216223454504821" calcext:value-type="float">
            <text:p>0.0216223454504821</text:p>
          </table:table-cell>
          <table:table-cell office:value-type="float" office:value="0.742139439507861" calcext:value-type="float">
            <text:p>0.742139439507861</text:p>
          </table:table-cell>
          <table:table-cell office:value-type="float" office:value="0.0390236120448448" calcext:value-type="float">
            <text:p>0.0390236120448448</text:p>
          </table:table-cell>
          <table:table-cell office:value-type="float" office:value="0.744839371155161" calcext:value-type="float">
            <text:p>0.744839371155161</text:p>
          </table:table-cell>
          <table:table-cell office:value-type="float" office:value="0.0374970096340029" calcext:value-type="float">
            <text:p>0.0374970096340029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25171894811097" calcext:value-type="float">
            <text:p>0.0425171894811097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33650719825299" calcext:value-type="float">
            <text:p>0.033650719825299</text:p>
          </table:table-cell>
          <table:table-cell office:value-type="float" office:value="0.748820915926179" calcext:value-type="float">
            <text:p>0.748820915926179</text:p>
          </table:table-cell>
          <table:table-cell office:value-type="float" office:value="0.0439516106332223" calcext:value-type="float">
            <text:p>0.04395161063322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5" calcext:value-type="float">
            <text:p>0.75</text:p>
          </table:table-cell>
          <table:table-cell office:value-type="float" office:value="0.0328263006235997" calcext:value-type="float">
            <text:p>0.0328263006235997</text:p>
          </table:table-cell>
          <table:table-cell office:value-type="float" office:value="0.742139439507861" calcext:value-type="float">
            <text:p>0.742139439507861</text:p>
          </table:table-cell>
          <table:table-cell office:value-type="float" office:value="0.0370127222829521" calcext:value-type="float">
            <text:p>0.0370127222829521</text:p>
          </table:table-cell>
          <table:table-cell office:value-type="float" office:value="0.766917293233083" calcext:value-type="float">
            <text:p>0.766917293233083</text:p>
          </table:table-cell>
          <table:table-cell office:value-type="float" office:value="0.0327226528994845" calcext:value-type="float">
            <text:p>0.032722652899484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528680413900219" calcext:value-type="float">
            <text:p>0.0528680413900219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397709911912814" calcext:value-type="float">
            <text:p>0.0397709911912814</text:p>
          </table:table-cell>
          <table:table-cell office:value-type="float" office:value="0.762987012987013" calcext:value-type="float">
            <text:p>0.762987012987013</text:p>
          </table:table-cell>
          <table:table-cell office:value-type="float" office:value="0.0476144823773902" calcext:value-type="float">
            <text:p>0.0476144823773902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393453595201017" calcext:value-type="float">
            <text:p>0.0393453595201017</text:p>
          </table:table-cell>
          <table:table-cell office:value-type="float" office:value="0.765584415584416" calcext:value-type="float">
            <text:p>0.765584415584416</text:p>
          </table:table-cell>
          <table:table-cell office:value-type="float" office:value="0.0380245748209225" calcext:value-type="float">
            <text:p>0.038024574820922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354589627451249" calcext:value-type="float">
            <text:p>0.0354589627451249</text:p>
          </table:table-cell>
          <table:table-cell office:value-type="float" office:value="0.755194805194805" calcext:value-type="float">
            <text:p>0.755194805194805</text:p>
          </table:table-cell>
          <table:table-cell office:value-type="float" office:value="0.0530109475834484" calcext:value-type="float">
            <text:p>0.0530109475834484</text:p>
          </table:table-cell>
          <table:table-cell office:value-type="float" office:value="0.763072453861928" calcext:value-type="float">
            <text:p>0.763072453861928</text:p>
          </table:table-cell>
          <table:table-cell office:value-type="float" office:value="0.0346894394863093" calcext:value-type="float">
            <text:p>0.0346894394863093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435487444850403" calcext:value-type="float">
            <text:p>0.0435487444850403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482426213260271" calcext:value-type="float">
            <text:p>0.0482426213260271</text:p>
          </table:table-cell>
          <table:table-cell office:value-type="float" office:value="0.761790840738209" calcext:value-type="float">
            <text:p>0.761790840738209</text:p>
          </table:table-cell>
          <table:table-cell office:value-type="float" office:value="0.0363342448162504" calcext:value-type="float">
            <text:p>0.0363342448162504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70145905168815" calcext:value-type="float">
            <text:p>0.0470145905168815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236798236893669" calcext:value-type="float">
            <text:p>0.02367982368936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22861843423415" calcext:value-type="float">
            <text:p>0.0422861843423415</text:p>
          </table:table-cell>
          <table:table-cell office:value-type="float" office:value="0.742139439507861" calcext:value-type="float">
            <text:p>0.742139439507861</text:p>
          </table:table-cell>
          <table:table-cell office:value-type="float" office:value="0.0354612456057554" calcext:value-type="float">
            <text:p>0.0354612456057554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324489600039807" calcext:value-type="float">
            <text:p>0.0324489600039807</text:p>
          </table:table-cell>
          <table:table-cell office:value-type="float" office:value="0.766951469583048" calcext:value-type="float">
            <text:p>0.766951469583048</text:p>
          </table:table-cell>
          <table:table-cell office:value-type="float" office:value="0.0450357474755887" calcext:value-type="float">
            <text:p>0.0450357474755887</text:p>
          </table:table-cell>
          <table:table-cell office:value-type="float" office:value="0.770847573479152" calcext:value-type="float">
            <text:p>0.770847573479152</text:p>
          </table:table-cell>
          <table:table-cell office:value-type="float" office:value="0.0396625666557994" calcext:value-type="float">
            <text:p>0.0396625666557994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342823269547264" calcext:value-type="float">
            <text:p>0.0342823269547264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88059338113542" calcext:value-type="float">
            <text:p>0.0488059338113542</text:p>
          </table:table-cell>
          <table:table-cell office:value-type="float" office:value="0.765601503759399" calcext:value-type="float">
            <text:p>0.765601503759399</text:p>
          </table:table-cell>
          <table:table-cell office:value-type="float" office:value="0.0434186169995631" calcext:value-type="float">
            <text:p>0.0434186169995631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355840974454803" calcext:value-type="float">
            <text:p>0.0355840974454803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48115682020623" calcext:value-type="float">
            <text:p>0.0448115682020623</text:p>
          </table:table-cell>
          <table:table-cell office:value-type="float" office:value="0.769565960355434" calcext:value-type="float">
            <text:p>0.769565960355434</text:p>
          </table:table-cell>
          <table:table-cell office:value-type="float" office:value="0.0413293094279461" calcext:value-type="float">
            <text:p>0.0413293094279461</text:p>
          </table:table-cell>
          <table:table-cell office:value-type="float" office:value="0.763072453861928" calcext:value-type="float">
            <text:p>0.763072453861928</text:p>
          </table:table-cell>
          <table:table-cell office:value-type="float" office:value="0.0424622906029754" calcext:value-type="float">
            <text:p>0.0424622906029754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37288540081695" calcext:value-type="float">
            <text:p>0.037288540081695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12594447936446" calcext:value-type="float">
            <text:p>0.0412594447936446</text:p>
          </table:table-cell>
          <table:table-cell office:value-type="float" office:value="0.768215994531784" calcext:value-type="float">
            <text:p>0.768215994531784</text:p>
          </table:table-cell>
          <table:table-cell office:value-type="float" office:value="0.0462932365808396" calcext:value-type="float">
            <text:p>0.0462932365808396</text:p>
          </table:table-cell>
          <table:table-cell office:value-type="float" office:value="0.764336978810663" calcext:value-type="float">
            <text:p>0.764336978810663</text:p>
          </table:table-cell>
          <table:table-cell office:value-type="float" office:value="0.0313819679858906" calcext:value-type="float">
            <text:p>0.0313819679858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533577363142887" calcext:value-type="float">
            <text:p>0.0533577363142887</text:p>
          </table:table-cell>
          <table:table-cell office:value-type="float" office:value="0.73826042378674" calcext:value-type="float">
            <text:p>0.73826042378674</text:p>
          </table:table-cell>
          <table:table-cell office:value-type="float" office:value="0.0322390913382822" calcext:value-type="float">
            <text:p>0.0322390913382822</text:p>
          </table:table-cell>
          <table:table-cell office:value-type="float" office:value="0.768233082706767" calcext:value-type="float">
            <text:p>0.768233082706767</text:p>
          </table:table-cell>
          <table:table-cell office:value-type="float" office:value="0.0355457818067039" calcext:value-type="float">
            <text:p>0.0355457818067039</text:p>
          </table:table-cell>
          <table:table-cell office:value-type="float" office:value="0.77083048530417" calcext:value-type="float">
            <text:p>0.77083048530417</text:p>
          </table:table-cell>
          <table:table-cell office:value-type="float" office:value="0.0407032253415771" calcext:value-type="float">
            <text:p>0.0407032253415771</text:p>
          </table:table-cell>
          <table:table-cell office:value-type="float" office:value="0.77083048530417" calcext:value-type="float">
            <text:p>0.77083048530417</text:p>
          </table:table-cell>
          <table:table-cell office:value-type="float" office:value="0.0352769957144222" calcext:value-type="float">
            <text:p>0.0352769957144222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387978097505904" calcext:value-type="float">
            <text:p>0.0387978097505904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8311489513046" calcext:value-type="float">
            <text:p>0.0488311489513046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398187030496399" calcext:value-type="float">
            <text:p>0.039818703049639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00930044885911" calcext:value-type="float">
            <text:p>0.0400930044885911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90927832343929" calcext:value-type="float">
            <text:p>0.0490927832343929</text:p>
          </table:table-cell>
          <table:table-cell office:value-type="float" office:value="0.766968557758031" calcext:value-type="float">
            <text:p>0.766968557758031</text:p>
          </table:table-cell>
          <table:table-cell office:value-type="float" office:value="0.0419205165409909" calcext:value-type="float">
            <text:p>0.0419205165409909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520896390099079" calcext:value-type="float">
            <text:p>0.0520896390099079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449143102523299" calcext:value-type="float">
            <text:p>0.0449143102523299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71705478317992" calcext:value-type="float">
            <text:p>0.0471705478317992</text:p>
          </table:table-cell>
          <table:table-cell office:value-type="float" office:value="0.764302802460697" calcext:value-type="float">
            <text:p>0.764302802460697</text:p>
          </table:table-cell>
          <table:table-cell office:value-type="float" office:value="0.0440869063917758" calcext:value-type="float">
            <text:p>0.0440869063917758</text:p>
          </table:table-cell>
          <table:table-cell office:value-type="float" office:value="0.761688311688312" calcext:value-type="float">
            <text:p>0.761688311688312</text:p>
          </table:table-cell>
          <table:table-cell office:value-type="float" office:value="0.0379621840145346" calcext:value-type="float">
            <text:p>0.03796218401453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9380272585971" calcext:value-type="float">
            <text:p>0.049380272585971</text:p>
          </table:table-cell>
          <table:table-cell office:value-type="float" office:value="0.740857826384142" calcext:value-type="float">
            <text:p>0.740857826384142</text:p>
          </table:table-cell>
          <table:table-cell office:value-type="float" office:value="0.036650339982553" calcext:value-type="float">
            <text:p>0.036650339982553</text:p>
          </table:table-cell>
          <table:table-cell office:value-type="float" office:value="0.769514695830485" calcext:value-type="float">
            <text:p>0.769514695830485</text:p>
          </table:table-cell>
          <table:table-cell office:value-type="float" office:value="0.0450869409156143" calcext:value-type="float">
            <text:p>0.0450869409156143</text:p>
          </table:table-cell>
          <table:table-cell office:value-type="float" office:value="0.764336978810663" calcext:value-type="float">
            <text:p>0.764336978810663</text:p>
          </table:table-cell>
          <table:table-cell office:value-type="float" office:value="0.0420941754979245" calcext:value-type="float">
            <text:p>0.0420941754979245</text:p>
          </table:table-cell>
          <table:table-cell office:value-type="float" office:value="0.769531784005468" calcext:value-type="float">
            <text:p>0.769531784005468</text:p>
          </table:table-cell>
          <table:table-cell office:value-type="float" office:value="0.0351726920324575" calcext:value-type="float">
            <text:p>0.0351726920324575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397521213945264" calcext:value-type="float">
            <text:p>0.0397521213945264</text:p>
          </table:table-cell>
          <table:table-cell office:value-type="float" office:value="0.768215994531784" calcext:value-type="float">
            <text:p>0.768215994531784</text:p>
          </table:table-cell>
          <table:table-cell office:value-type="float" office:value="0.0458325113740925" calcext:value-type="float">
            <text:p>0.0458325113740925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374945002637156" calcext:value-type="float">
            <text:p>0.0374945002637156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05350697116132" calcext:value-type="float">
            <text:p>0.0405350697116132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68453477953897" calcext:value-type="float">
            <text:p>0.0468453477953897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943825683191" calcext:value-type="float">
            <text:p>0.0408943825683191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61555968114305" calcext:value-type="float">
            <text:p>0.0461555968114305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38380821274071" calcext:value-type="float">
            <text:p>0.038380821274071</text:p>
          </table:table-cell>
          <table:table-cell office:value-type="float" office:value="0.766985645933014" calcext:value-type="float">
            <text:p>0.766985645933014</text:p>
          </table:table-cell>
          <table:table-cell office:value-type="float" office:value="0.0427288060459795" calcext:value-type="float">
            <text:p>0.0427288060459795</text:p>
          </table:table-cell>
          <table:table-cell office:value-type="float" office:value="0.769497607655502" calcext:value-type="float">
            <text:p>0.769497607655502</text:p>
          </table:table-cell>
          <table:table-cell office:value-type="float" office:value="0.037010570185419" calcext:value-type="float">
            <text:p>0.037010570185419</text:p>
          </table:table-cell>
          <table:table-cell office:value-type="float" office:value="0.753896103896104" calcext:value-type="float">
            <text:p>0.753896103896104</text:p>
          </table:table-cell>
          <table:table-cell office:value-type="float" office:value="0.0413187532432555" calcext:value-type="float">
            <text:p>0.04131875324325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52604237867396" calcext:value-type="float">
            <text:p>0.752604237867396</text:p>
          </table:table-cell>
          <table:table-cell office:value-type="float" office:value="0.0452803162738128" calcext:value-type="float">
            <text:p>0.0452803162738128</text:p>
          </table:table-cell>
          <table:table-cell office:value-type="float" office:value="0.73825017088175" calcext:value-type="float">
            <text:p>0.73825017088175</text:p>
          </table:table-cell>
          <table:table-cell office:value-type="float" office:value="0.0327825539418891" calcext:value-type="float">
            <text:p>0.0327825539418891</text:p>
          </table:table-cell>
          <table:table-cell office:value-type="float" office:value="0.765878332194122" calcext:value-type="float">
            <text:p>0.765878332194122</text:p>
          </table:table-cell>
          <table:table-cell office:value-type="float" office:value="0.0368538185059207" calcext:value-type="float">
            <text:p>0.0368538185059207</text:p>
          </table:table-cell>
          <table:table-cell office:value-type="float" office:value="0.763280929596719" calcext:value-type="float">
            <text:p>0.763280929596719</text:p>
          </table:table-cell>
          <table:table-cell office:value-type="float" office:value="0.044861661069942" calcext:value-type="float">
            <text:p>0.044861661069942</text:p>
          </table:table-cell>
          <table:table-cell office:value-type="float" office:value="0.766141490088859" calcext:value-type="float">
            <text:p>0.766141490088859</text:p>
          </table:table-cell>
          <table:table-cell office:value-type="float" office:value="0.0361536392423374" calcext:value-type="float">
            <text:p>0.0361536392423374</text:p>
          </table:table-cell>
          <table:table-cell office:value-type="float" office:value="0.757542720437457" calcext:value-type="float">
            <text:p>0.757542720437457</text:p>
          </table:table-cell>
          <table:table-cell office:value-type="float" office:value="0.0406228145706714" calcext:value-type="float">
            <text:p>0.0406228145706714</text:p>
          </table:table-cell>
          <table:table-cell office:value-type="float" office:value="0.75731032125769" calcext:value-type="float">
            <text:p>0.75731032125769</text:p>
          </table:table-cell>
          <table:table-cell office:value-type="float" office:value="0.0431254046737066" calcext:value-type="float">
            <text:p>0.0431254046737066</text:p>
          </table:table-cell>
          <table:table-cell office:value-type="float" office:value="0.759094326725906" calcext:value-type="float">
            <text:p>0.759094326725906</text:p>
          </table:table-cell>
          <table:table-cell office:value-type="float" office:value="0.0399642042851666" calcext:value-type="float">
            <text:p>0.0399642042851666</text:p>
          </table:table-cell>
          <table:table-cell office:value-type="float" office:value="0.759145591250854" calcext:value-type="float">
            <text:p>0.759145591250854</text:p>
          </table:table-cell>
          <table:table-cell office:value-type="float" office:value="0.0360183565613369" calcext:value-type="float">
            <text:p>0.0360183565613369</text:p>
          </table:table-cell>
          <table:table-cell office:value-type="float" office:value="0.757525632262474" calcext:value-type="float">
            <text:p>0.757525632262474</text:p>
          </table:table-cell>
          <table:table-cell office:value-type="float" office:value="0.0470809439480222" calcext:value-type="float">
            <text:p>0.0470809439480222</text:p>
          </table:table-cell>
          <table:table-cell office:value-type="float" office:value="0.762785372522215" calcext:value-type="float">
            <text:p>0.762785372522215</text:p>
          </table:table-cell>
          <table:table-cell office:value-type="float" office:value="0.0360911986948095" calcext:value-type="float">
            <text:p>0.0360911986948095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446559765908398" calcext:value-type="float">
            <text:p>0.0446559765908398</text:p>
          </table:table-cell>
          <table:table-cell office:value-type="float" office:value="0.756746411483254" calcext:value-type="float">
            <text:p>0.756746411483254</text:p>
          </table:table-cell>
          <table:table-cell office:value-type="float" office:value="0.0412646605136252" calcext:value-type="float">
            <text:p>0.0412646605136252</text:p>
          </table:table-cell>
          <table:table-cell office:value-type="float" office:value="0.758653451811347" calcext:value-type="float">
            <text:p>0.758653451811347</text:p>
          </table:table-cell>
          <table:table-cell office:value-type="float" office:value="0.0420020465937567" calcext:value-type="float">
            <text:p>0.0420020465937567</text:p>
          </table:table-cell>
          <table:table-cell office:value-type="float" office:value="0.762488038277512" calcext:value-type="float">
            <text:p>0.762488038277512</text:p>
          </table:table-cell>
          <table:table-cell office:value-type="float" office:value="0.041611204700043" calcext:value-type="float">
            <text:p>0.04161120470004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5658867913254" calcext:value-type="float">
            <text:p>0.0356588679132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345254489459883" calcext:value-type="float">
            <text:p>0.0345254489459883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36590739118142" calcext:value-type="float">
            <text:p>0.043659073911814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26658723453016" calcext:value-type="float">
            <text:p>0.0426658723453016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466695408044083" calcext:value-type="float">
            <text:p>0.0466695408044083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08919706000429" calcext:value-type="float">
            <text:p>0.0408919706000429</text:p>
          </table:table-cell>
          <table:table-cell office:value-type="float" office:value="0.740874914559125" calcext:value-type="float">
            <text:p>0.740874914559125</text:p>
          </table:table-cell>
          <table:table-cell office:value-type="float" office:value="0.0456762225603686" calcext:value-type="float">
            <text:p>0.0456762225603686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10457188437526" calcext:value-type="float">
            <text:p>0.0410457188437526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56054597155198" calcext:value-type="float">
            <text:p>0.05605459715519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448248305348338" calcext:value-type="float">
            <text:p>0.0448248305348338</text:p>
          </table:table-cell>
          <table:table-cell office:value-type="float" office:value="0.729203691045796" calcext:value-type="float">
            <text:p>0.729203691045796</text:p>
          </table:table-cell>
          <table:table-cell office:value-type="float" office:value="0.0458924211840673" calcext:value-type="float">
            <text:p>0.0458924211840673</text:p>
          </table:table-cell>
          <table:table-cell office:value-type="float" office:value="0.736961722488038" calcext:value-type="float">
            <text:p>0.736961722488038</text:p>
          </table:table-cell>
          <table:table-cell office:value-type="float" office:value="0.0335472255449185" calcext:value-type="float">
            <text:p>0.033547225544918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11069510631167" calcext:value-type="float">
            <text:p>0.0311069510631167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65504560086246" calcext:value-type="float">
            <text:p>0.0465504560086246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370455843020613" calcext:value-type="float">
            <text:p>0.03704558430206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0151558599015" calcext:value-type="float">
            <text:p>0.0340151558599015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357854654769844" calcext:value-type="float">
            <text:p>0.035785465476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375774109574288" calcext:value-type="float">
            <text:p>0.0375774109574288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559697833198072" calcext:value-type="float">
            <text:p>0.0559697833198072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58409523682217" calcext:value-type="float">
            <text:p>0.0458409523682217</text:p>
          </table:table-cell>
          <table:table-cell office:value-type="float" office:value="0.759193438140807" calcext:value-type="float">
            <text:p>0.759193438140807</text:p>
          </table:table-cell>
          <table:table-cell office:value-type="float" office:value="0.04550988772965" calcext:value-type="float">
            <text:p>0.045509887729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48752563226248" calcext:value-type="float">
            <text:p>0.748752563226248</text:p>
          </table:table-cell>
          <table:table-cell office:value-type="float" office:value="0.0584880660734818" calcext:value-type="float">
            <text:p>0.058488066073481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66874459511359" calcext:value-type="float">
            <text:p>0.0466874459511359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87324638231485" calcext:value-type="float">
            <text:p>0.0487324638231485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92335632561905" calcext:value-type="float">
            <text:p>0.039233563256190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3550517278663" calcext:value-type="float">
            <text:p>0.0403550517278663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337160658036964" calcext:value-type="float">
            <text:p>0.033716065803696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76295426082852" calcext:value-type="float">
            <text:p>0.0476295426082852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394370897265" calcext:value-type="float">
            <text:p>0.0402394370897265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809911628509" calcext:value-type="float">
            <text:p>0.04598099116285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392461312261966" calcext:value-type="float">
            <text:p>0.0392461312261966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8275144746378" calcext:value-type="float">
            <text:p>0.0348275144746378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70167574017542" calcext:value-type="float">
            <text:p>0.047016757401754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7799996549885" calcext:value-type="float">
            <text:p>0.047799996549885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47790139631985" calcext:value-type="float">
            <text:p>0.0547790139631985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8519818086863" calcext:value-type="float">
            <text:p>0.0408519818086863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02956596136061" calcext:value-type="float">
            <text:p>0.050295659613606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7933785555581" calcext:value-type="float">
            <text:p>0.0517933785555581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90928724548769" calcext:value-type="float">
            <text:p>0.049092872454876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34711924092862" calcext:value-type="float">
            <text:p>0.0434711924092862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538507444974331" calcext:value-type="float">
            <text:p>0.053850744497433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94631090932694" calcext:value-type="float">
            <text:p>0.049463109093269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681039507383" calcext:value-type="float">
            <text:p>0.04368103950738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626823962397" calcext:value-type="float">
            <text:p>0.040862682396239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36873608574446" calcext:value-type="float">
            <text:p>0.0368736085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90929649796521" calcext:value-type="float">
            <text:p>0.0490929649796521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8709738795566" calcext:value-type="float">
            <text:p>0.04870973879556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6686214228351" calcext:value-type="float">
            <text:p>0.045668621422835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4458517413351" calcext:value-type="float">
            <text:p>0.048445851741335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82032246746252" calcext:value-type="float">
            <text:p>0.0482032246746252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551263571484954" calcext:value-type="float">
            <text:p>0.055126357148495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43446975645244" calcext:value-type="float">
            <text:p>0.044344697564524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60577091395269" calcext:value-type="float">
            <text:p>0.0460577091395269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3906407566921" calcext:value-type="float">
            <text:p>0.040390640756692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5509146730502" calcext:value-type="float">
            <text:p>0.049550914673050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822419417234" calcext:value-type="float">
            <text:p>0.0408822419417234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2498861904223" calcext:value-type="float">
            <text:p>0.0432498861904223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8139073849581" calcext:value-type="float">
            <text:p>0.045813907384958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378052560841" calcext:value-type="float">
            <text:p>0.0395378052560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76571452076751" calcext:value-type="float">
            <text:p>0.0376571452076751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69527473435445" calcext:value-type="float">
            <text:p>0.0469527473435445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89003505603881" calcext:value-type="float">
            <text:p>0.048900350560388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0645958397518" calcext:value-type="float">
            <text:p>0.0510645958397518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41577163499798" calcext:value-type="float">
            <text:p>0.0441577163499798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22559756198364" calcext:value-type="float">
            <text:p>0.052255975619836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96871840063066" calcext:value-type="float">
            <text:p>0.0496871840063066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68053261325558" calcext:value-type="float">
            <text:p>0.0468053261325558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539118033945027" calcext:value-type="float">
            <text:p>0.0539118033945027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48440556442482" calcext:value-type="float">
            <text:p>0.034844055644248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6053523312429" calcext:value-type="float">
            <text:p>0.044605352331242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58130256764072" calcext:value-type="float">
            <text:p>0.0458130256764072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83968035221578" calcext:value-type="float">
            <text:p>0.0483968035221578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441755085193519" calcext:value-type="float">
            <text:p>0.0441755085193519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21061978497322" calcext:value-type="float">
            <text:p>0.0421061978497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39029391661</text:p>
          </table:table-cell>
          <table:table-cell office:value-type="float" office:value="0.0369757569100718" calcext:value-type="float">
            <text:p>0.036975756910071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5382653913144" calcext:value-type="float">
            <text:p>0.0485382653913144</text:p>
          </table:table-cell>
          <table:table-cell office:value-type="float" office:value="0.756261107313739" calcext:value-type="float">
            <text:p>0.756261107313739</text:p>
          </table:table-cell>
          <table:table-cell office:value-type="float" office:value="0.0467833821238725" calcext:value-type="float">
            <text:p>0.0467833821238725</text:p>
          </table:table-cell>
          <table:table-cell office:value-type="float" office:value="0.752918660287081" calcext:value-type="float">
            <text:p>0.752918660287081</text:p>
          </table:table-cell>
          <table:table-cell office:value-type="float" office:value="0.0487383319519687" calcext:value-type="float">
            <text:p>0.0487383319519687</text:p>
          </table:table-cell>
          <table:table-cell office:value-type="float" office:value="0.758106630211893" calcext:value-type="float">
            <text:p>0.758106630211893</text:p>
          </table:table-cell>
          <table:table-cell office:value-type="float" office:value="0.0427820856847836" calcext:value-type="float">
            <text:p>0.042782085684783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509838297083836" calcext:value-type="float">
            <text:p>0.0509838297083836</text:p>
          </table:table-cell>
          <table:table-cell office:value-type="float" office:value="0.7507997265892" calcext:value-type="float">
            <text:p>0.7507997265892</text:p>
          </table:table-cell>
          <table:table-cell office:value-type="float" office:value="0.0488680169010497" calcext:value-type="float">
            <text:p>0.0488680169010497</text:p>
          </table:table-cell>
          <table:table-cell office:value-type="float" office:value="0.748971291866029" calcext:value-type="float">
            <text:p>0.748971291866029</text:p>
          </table:table-cell>
          <table:table-cell office:value-type="float" office:value="0.0497197114894236" calcext:value-type="float">
            <text:p>0.0497197114894236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32752317769197" calcext:value-type="float">
            <text:p>0.0432752317769197</text:p>
          </table:table-cell>
          <table:table-cell office:value-type="float" office:value="0.748198906356801" calcext:value-type="float">
            <text:p>0.748198906356801</text:p>
          </table:table-cell>
          <table:table-cell office:value-type="float" office:value="0.0480135459886793" calcext:value-type="float">
            <text:p>0.048013545988679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6120854626249" calcext:value-type="float">
            <text:p>0.036120854626249</text:p>
          </table:table-cell>
          <table:table-cell office:value-type="float" office:value="0.757306903622693" calcext:value-type="float">
            <text:p>0.757306903622693</text:p>
          </table:table-cell>
          <table:table-cell office:value-type="float" office:value="0.0444711739537929" calcext:value-type="float">
            <text:p>0.044471173953792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597407167249" calcext:value-type="float">
            <text:p>0.043597407167249</text:p>
          </table:table-cell>
          <table:table-cell office:value-type="float" office:value="0.752385509227614" calcext:value-type="float">
            <text:p>0.752385509227614</text:p>
          </table:table-cell>
          <table:table-cell office:value-type="float" office:value="0.0436708609369751" calcext:value-type="float">
            <text:p>0.0436708609369751</text:p>
          </table:table-cell>
          <table:table-cell office:value-type="float" office:value="0.759883800410116" calcext:value-type="float">
            <text:p>0.759883800410116</text:p>
          </table:table-cell>
          <table:table-cell office:value-type="float" office:value="0.0408226770773296" calcext:value-type="float">
            <text:p>0.040822677077329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384686561202481" calcext:value-type="float">
            <text:p>0.0384686561202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56709956709957" calcext:value-type="float">
            <text:p>0.956709956709957</text:p>
          </table:table-cell>
          <table:table-cell office:value-type="float" office:value="0.0107984340166635" calcext:value-type="float">
            <text:p>0.010798434016663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5672834326616" calcext:value-type="float">
            <text:p>0.0135672834326616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36971168543541" calcext:value-type="float">
            <text:p>0.0136971168543541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15078799638539" calcext:value-type="float">
            <text:p>0.0115078799638539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84264365487194" calcext:value-type="float">
            <text:p>0.0084264365487194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31067114895995" calcext:value-type="float">
            <text:p>0.0131067114895995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10368387740103" calcext:value-type="float">
            <text:p>0.0110368387740103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99556642485773" calcext:value-type="float">
            <text:p>0.009955664248577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2527732844754" calcext:value-type="float">
            <text:p>0.012252773284475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0274015437476" calcext:value-type="float">
            <text:p>0.011027401543747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1938002316449" calcext:value-type="float">
            <text:p>0.013193800231644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2527732844754" calcext:value-type="float">
            <text:p>0.012252773284475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48636153325461" calcext:value-type="float">
            <text:p>0.014863615332546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11867517710327" calcext:value-type="float">
            <text:p>0.01118675177103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59307359307359" calcext:value-type="float">
            <text:p>0.959307359307359</text:p>
          </table:table-cell>
          <table:table-cell office:value-type="float" office:value="0.0091718606534318" calcext:value-type="float">
            <text:p>0.009171860653431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2527732844755" calcext:value-type="float">
            <text:p>0.012252773284475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1401206727958" calcext:value-type="float">
            <text:p>0.011140120672795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0493421913305" calcext:value-type="float">
            <text:p>0.01004934219133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9146613767759" calcext:value-type="float">
            <text:p>0.012914661376775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7768794350237" calcext:value-type="float">
            <text:p>0.012776879435023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6540613381782" calcext:value-type="float">
            <text:p>0.012654061338178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5672834326616" calcext:value-type="float">
            <text:p>0.01356728343266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58008658008658" calcext:value-type="float">
            <text:p>0.958008658008658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6918519785527" calcext:value-type="float">
            <text:p>0.010691851978552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7597990662668" calcext:value-type="float">
            <text:p>0.01075979906626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2137595204539" calcext:value-type="float">
            <text:p>0.010213759520453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9" calcext:value-type="float">
            <text:p>0.011507879963853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9606194775732" calcext:value-type="float">
            <text:p>0.013960619477573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4455763756731" calcext:value-type="float">
            <text:p>0.0104455763756731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4156319957394" calcext:value-type="float">
            <text:p>0.010415631995739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91377432605988" calcext:value-type="float">
            <text:p>0.009137743260598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8026580356009" calcext:value-type="float">
            <text:p>0.0118026580356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58874458874459" calcext:value-type="float">
            <text:p>0.958874458874459</text:p>
          </table:table-cell>
          <table:table-cell office:value-type="float" office:value="0.0104555387779144" calcext:value-type="float">
            <text:p>0.010455538777914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2949835392421" calcext:value-type="float">
            <text:p>0.010294983539242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4156319957394" calcext:value-type="float">
            <text:p>0.010415631995739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7577909801477" calcext:value-type="float">
            <text:p>0.013757790980147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4" calcext:value-type="float">
            <text:p>0.012244273267299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98293716397843" calcext:value-type="float">
            <text:p>0.009829371639784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7584697185935" calcext:value-type="float">
            <text:p>0.0117584697185935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2949835392421" calcext:value-type="float">
            <text:p>0.0102949835392421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99556642485773" calcext:value-type="float">
            <text:p>0.009955664248577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624897004977" calcext:value-type="float">
            <text:p>0.01162489700497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89535884891708" calcext:value-type="float">
            <text:p>0.008953588489170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1" calcext:value-type="float">
            <text:p>0.01088486127887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58008658008658" calcext:value-type="float">
            <text:p>0.958008658008658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0274015437476" calcext:value-type="float">
            <text:p>0.011027401543747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1626648552144" calcext:value-type="float">
            <text:p>0.010162664855214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98293716397843" calcext:value-type="float">
            <text:p>0.009829371639784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5797949308533" calcext:value-type="float">
            <text:p>0.012579794930853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6918519785527" calcext:value-type="float">
            <text:p>0.010691851978552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04455763756732" calcext:value-type="float">
            <text:p>0.010445576375673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91377432605988" calcext:value-type="float">
            <text:p>0.009137743260598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2867145497304" calcext:value-type="float">
            <text:p>0.01228671454973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58181818181818" calcext:value-type="float">
            <text:p>0.958181818181818</text:p>
          </table:table-cell>
          <table:table-cell office:value-type="float" office:value="0.0109178213941178" calcext:value-type="float">
            <text:p>0.010917821394117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2188773896657" calcext:value-type="float">
            <text:p>0.012218877389665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7360990409737" calcext:value-type="float">
            <text:p>0.01173609904097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07965746959843" calcext:value-type="float">
            <text:p>0.0107965746959843</text:p>
          </table:table-cell>
          <table:table-cell office:value-type="float" office:value="0.975497835497835" calcext:value-type="float">
            <text:p>0.975497835497835</text:p>
          </table:table-cell>
          <table:table-cell office:value-type="float" office:value="0.00989611628836808" calcext:value-type="float">
            <text:p>0.00989611628836808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39837341335" calcext:value-type="float">
            <text:p>0.0127239837341335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8623502492705" calcext:value-type="float">
            <text:p>0.011862350249270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997405817208402" calcext:value-type="float">
            <text:p>0.00997405817208402</text:p>
          </table:table-cell>
          <table:table-cell office:value-type="float" office:value="0.974718614718615" calcext:value-type="float">
            <text:p>0.974718614718615</text:p>
          </table:table-cell>
          <table:table-cell office:value-type="float" office:value="0.0117975708760998" calcext:value-type="float">
            <text:p>0.0117975708760998</text:p>
          </table:table-cell>
          <table:table-cell office:value-type="float" office:value="0.974632034632034" calcext:value-type="float">
            <text:p>0.974632034632034</text:p>
          </table:table-cell>
          <table:table-cell office:value-type="float" office:value="0.0117328642982936" calcext:value-type="float">
            <text:p>0.0117328642982936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3869403797517" calcext:value-type="float">
            <text:p>0.0123869403797517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3555730147643" calcext:value-type="float">
            <text:p>0.0113555730147643</text:p>
          </table:table-cell>
          <table:table-cell office:value-type="float" office:value="0.975930735930736" calcext:value-type="float">
            <text:p>0.975930735930736</text:p>
          </table:table-cell>
          <table:table-cell office:value-type="float" office:value="0.0112647081434175" calcext:value-type="float">
            <text:p>0.0112647081434175</text:p>
          </table:table-cell>
          <table:table-cell office:value-type="float" office:value="0.973246753246753" calcext:value-type="float">
            <text:p>0.973246753246753</text:p>
          </table:table-cell>
          <table:table-cell office:value-type="float" office:value="0.0122150898463453" calcext:value-type="float">
            <text:p>0.0122150898463453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103504160781797" calcext:value-type="float">
            <text:p>0.0103504160781797</text:p>
          </table:table-cell>
          <table:table-cell office:value-type="float" office:value="0.972640692640693" calcext:value-type="float">
            <text:p>0.972640692640693</text:p>
          </table:table-cell>
          <table:table-cell office:value-type="float" office:value="0.0119456538135795" calcext:value-type="float">
            <text:p>0.0119456538135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58138738156392" calcext:value-type="float">
            <text:p>0.01581387381563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072184779259" calcext:value-type="float">
            <text:p>0.009407218477925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6899928395233" calcext:value-type="float">
            <text:p>0.007689992839523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3" calcext:value-type="float">
            <text:p>0.011899294734827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3" calcext:value-type="float">
            <text:p>0.0102442939967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4516839092888" calcext:value-type="float">
            <text:p>0.013451683909288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2" calcext:value-type="float">
            <text:p>0.011731876839352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4516839092887" calcext:value-type="float">
            <text:p>0.01345168390928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" calcext:value-type="float">
            <text:p>0.0119777812233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155140455966" calcext:value-type="float">
            <text:p>0.0109155140455966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1405540586715" calcext:value-type="float">
            <text:p>0.012140554058671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1531313874764" calcext:value-type="float">
            <text:p>0.0121531313874764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42389771194375" calcext:value-type="float">
            <text:p>0.014238977119437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36130175191433" calcext:value-type="float">
            <text:p>0.0136130175191433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64103748684" calcext:value-type="float">
            <text:p>0.0127264103748684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4234715348938" calcext:value-type="float">
            <text:p>0.010423471534893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3841433899296" calcext:value-type="float">
            <text:p>0.011384143389929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15217634215344" calcext:value-type="float">
            <text:p>0.011521763421534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2527932897339" calcext:value-type="float">
            <text:p>0.012527932897339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8500296842435" calcext:value-type="float">
            <text:p>0.011850029684243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6473899454601" calcext:value-type="float">
            <text:p>0.0126473899454601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17606254219144" calcext:value-type="float">
            <text:p>0.011760625421914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18938787469062" calcext:value-type="float">
            <text:p>0.011893878746906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4072191862932" calcext:value-type="float">
            <text:p>0.012407219186293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0971755468055" calcext:value-type="float">
            <text:p>0.0110971755468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54523809523809" calcext:value-type="float">
            <text:p>0.754523809523809</text:p>
          </table:table-cell>
          <table:table-cell office:value-type="float" office:value="0.0850980937689801" calcext:value-type="float">
            <text:p>0.08509809376898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0759623734947036" calcext:value-type="float">
            <text:p>0.0759623734947036</text:p>
          </table:table-cell>
          <table:table-cell office:value-type="float" office:value="0.740476190476191" calcext:value-type="float">
            <text:p>0.740476190476191</text:p>
          </table:table-cell>
          <table:table-cell office:value-type="float" office:value="0.0640943654272062" calcext:value-type="float">
            <text:p>0.0640943654272062</text:p>
          </table:table-cell>
          <table:table-cell office:value-type="float" office:value="0.778333333333333" calcext:value-type="float">
            <text:p>0.778333333333333</text:p>
          </table:table-cell>
          <table:table-cell office:value-type="float" office:value="0.0802525774693635" calcext:value-type="float">
            <text:p>0.0802525774693635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0630385589487585" calcext:value-type="float">
            <text:p>0.0630385589487585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50728209504095" calcext:value-type="float">
            <text:p>0.0750728209504095</text:p>
          </table:table-cell>
          <table:table-cell office:value-type="float" office:value="0.787857142857143" calcext:value-type="float">
            <text:p>0.787857142857143</text:p>
          </table:table-cell>
          <table:table-cell office:value-type="float" office:value="0.0980950454613611" calcext:value-type="float">
            <text:p>0.098095045461361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97749944502745" calcext:value-type="float">
            <text:p>0.097749944502745</text:p>
          </table:table-cell>
          <table:table-cell office:value-type="float" office:value="0.782619047619048" calcext:value-type="float">
            <text:p>0.782619047619048</text:p>
          </table:table-cell>
          <table:table-cell office:value-type="float" office:value="0.0888325359918496" calcext:value-type="float">
            <text:p>0.0888325359918496</text:p>
          </table:table-cell>
          <table:table-cell office:value-type="float" office:value="0.749761904761905" calcext:value-type="float">
            <text:p>0.749761904761905</text:p>
          </table:table-cell>
          <table:table-cell office:value-type="float" office:value="0.0785870595322532" calcext:value-type="float">
            <text:p>0.0785870595322532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746284995853817" calcext:value-type="float">
            <text:p>0.0746284995853817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932899288989074" calcext:value-type="float">
            <text:p>0.093289928898907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0669161055363066" calcext:value-type="float">
            <text:p>0.0669161055363066</text:p>
          </table:table-cell>
          <table:table-cell office:value-type="float" office:value="0.763333333333333" calcext:value-type="float">
            <text:p>0.763333333333333</text:p>
          </table:table-cell>
          <table:table-cell office:value-type="float" office:value="0.0843527966689338" calcext:value-type="float">
            <text:p>0.0843527966689338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733532577894088" calcext:value-type="float">
            <text:p>0.0733532577894088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787791866032807" calcext:value-type="float">
            <text:p>0.07877918660328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985355096481852" calcext:value-type="float">
            <text:p>0.0985355096481852</text:p>
          </table:table-cell>
          <table:table-cell office:value-type="float" office:value="0.739761904761905" calcext:value-type="float">
            <text:p>0.739761904761905</text:p>
          </table:table-cell>
          <table:table-cell office:value-type="float" office:value="0.0898618098680631" calcext:value-type="float">
            <text:p>0.0898618098680631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433605066263695" calcext:value-type="float">
            <text:p>0.0433605066263695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663299318855792" calcext:value-type="float">
            <text:p>0.0663299318855792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685160159703148" calcext:value-type="float">
            <text:p>0.0685160159703148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822526296657052" calcext:value-type="float">
            <text:p>0.0822526296657052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90824332081814" calcext:value-type="float">
            <text:p>0.0790824332081814</text:p>
          </table:table-cell>
          <table:table-cell office:value-type="float" office:value="0.759285714285714" calcext:value-type="float">
            <text:p>0.759285714285714</text:p>
          </table:table-cell>
          <table:table-cell office:value-type="float" office:value="0.0686812942612899" calcext:value-type="float">
            <text:p>0.0686812942612899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913215864358255" calcext:value-type="float">
            <text:p>0.0913215864358255</text:p>
          </table:table-cell>
          <table:table-cell office:value-type="float" office:value="0.769761904761905" calcext:value-type="float">
            <text:p>0.769761904761905</text:p>
          </table:table-cell>
          <table:table-cell office:value-type="float" office:value="0.0650411231040286" calcext:value-type="float">
            <text:p>0.0650411231040286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795315713982841" calcext:value-type="float">
            <text:p>0.0795315713982841</text:p>
          </table:table-cell>
          <table:table-cell office:value-type="float" office:value="0.778333333333333" calcext:value-type="float">
            <text:p>0.778333333333333</text:p>
          </table:table-cell>
          <table:table-cell office:value-type="float" office:value="0.0863034571850759" calcext:value-type="float">
            <text:p>0.086303457185075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87535401181839" calcext:value-type="float">
            <text:p>0.087535401181839</text:p>
          </table:table-cell>
          <table:table-cell office:value-type="float" office:value="0.787857142857143" calcext:value-type="float">
            <text:p>0.787857142857143</text:p>
          </table:table-cell>
          <table:table-cell office:value-type="float" office:value="0.0836648733670548" calcext:value-type="float">
            <text:p>0.0836648733670548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51453617785249" calcext:value-type="float">
            <text:p>0.0751453617785249</text:p>
          </table:table-cell>
          <table:table-cell office:value-type="float" office:value="0.769285714285714" calcext:value-type="float">
            <text:p>0.769285714285714</text:p>
          </table:table-cell>
          <table:table-cell office:value-type="float" office:value="0.0831816457699396" calcext:value-type="float">
            <text:p>0.08318164576993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91904761904762" calcext:value-type="float">
            <text:p>0.791904761904762</text:p>
          </table:table-cell>
          <table:table-cell office:value-type="float" office:value="0.115443867182902" calcext:value-type="float">
            <text:p>0.115443867182902</text:p>
          </table:table-cell>
          <table:table-cell office:value-type="float" office:value="0.744761904761905" calcext:value-type="float">
            <text:p>0.744761904761905</text:p>
          </table:table-cell>
          <table:table-cell office:value-type="float" office:value="0.0859036708479617" calcext:value-type="float">
            <text:p>0.0859036708479617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565778949861003" calcext:value-type="float">
            <text:p>0.0565778949861003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732656184307572" calcext:value-type="float">
            <text:p>0.0732656184307572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553602007461731" calcext:value-type="float">
            <text:p>0.0553602007461731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74731359257936" calcext:value-type="float">
            <text:p>0.0874731359257936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36949824552429" calcext:value-type="float">
            <text:p>0.0836949824552429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773066391230852" calcext:value-type="float">
            <text:p>0.0773066391230852</text:p>
          </table:table-cell>
          <table:table-cell office:value-type="float" office:value="0.782857142857143" calcext:value-type="float">
            <text:p>0.782857142857143</text:p>
          </table:table-cell>
          <table:table-cell office:value-type="float" office:value="0.0958235970603813" calcext:value-type="float">
            <text:p>0.0958235970603813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47353758381512" calcext:value-type="float">
            <text:p>0.047353758381512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51453617785249" calcext:value-type="float">
            <text:p>0.0751453617785249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3298238875217" calcext:value-type="float">
            <text:p>0.0583298238875217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817113503252936" calcext:value-type="float">
            <text:p>0.0817113503252936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729122798594022" calcext:value-type="float">
            <text:p>0.0729122798594022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61776609592767" calcext:value-type="float">
            <text:p>0.0761776609592767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842078078356081" calcext:value-type="float">
            <text:p>0.0842078078356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82142857142857" calcext:value-type="float">
            <text:p>0.782142857142857</text:p>
          </table:table-cell>
          <table:table-cell office:value-type="float" office:value="0.116303018182233" calcext:value-type="float">
            <text:p>0.116303018182233</text:p>
          </table:table-cell>
          <table:table-cell office:value-type="float" office:value="0.739761904761905" calcext:value-type="float">
            <text:p>0.739761904761905</text:p>
          </table:table-cell>
          <table:table-cell office:value-type="float" office:value="0.0898618098680631" calcext:value-type="float">
            <text:p>0.0898618098680631</text:p>
          </table:table-cell>
          <table:table-cell office:value-type="float" office:value="0.75952380952381" calcext:value-type="float">
            <text:p>0.75952380952381</text:p>
          </table:table-cell>
          <table:table-cell office:value-type="float" office:value="0.050954606092935" calcext:value-type="float">
            <text:p>0.050954606092935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792892494882133" calcext:value-type="float">
            <text:p>0.0792892494882133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48113418441784" calcext:value-type="float">
            <text:p>0.0548113418441784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806389825248651" calcext:value-type="float">
            <text:p>0.0806389825248651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8" calcext:value-type="float">
            <text:p>0.0784265941032468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808122035641768" calcext:value-type="float">
            <text:p>0.0808122035641768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847387162859627" calcext:value-type="float">
            <text:p>0.0847387162859627</text:p>
          </table:table-cell>
          <table:table-cell office:value-type="float" office:value="0.75952380952381" calcext:value-type="float">
            <text:p>0.75952380952381</text:p>
          </table:table-cell>
          <table:table-cell office:value-type="float" office:value="0.0552143718442098" calcext:value-type="float">
            <text:p>0.0552143718442098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78651922120934" calcext:value-type="float">
            <text:p>0.0778651922120934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676495944118416" calcext:value-type="float">
            <text:p>0.0676495944118416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20821072383807" calcext:value-type="float">
            <text:p>0.072082107238380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77652241245684" calcext:value-type="float">
            <text:p>0.0777652241245684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73102519327815" calcext:value-type="float">
            <text:p>0.073102519327815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87631939140705" calcext:value-type="float">
            <text:p>0.07876319391407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91904761904762" calcext:value-type="float">
            <text:p>0.791904761904762</text:p>
          </table:table-cell>
          <table:table-cell office:value-type="float" office:value="0.119729265435664" calcext:value-type="float">
            <text:p>0.119729265435664</text:p>
          </table:table-cell>
          <table:table-cell office:value-type="float" office:value="0.74452380952381" calcext:value-type="float">
            <text:p>0.74452380952381</text:p>
          </table:table-cell>
          <table:table-cell office:value-type="float" office:value="0.0923916565008988" calcext:value-type="float">
            <text:p>0.0923916565008988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603221593825389" calcext:value-type="float">
            <text:p>0.0603221593825389</text:p>
          </table:table-cell>
          <table:table-cell office:value-type="float" office:value="0.749761904761905" calcext:value-type="float">
            <text:p>0.749761904761905</text:p>
          </table:table-cell>
          <table:table-cell office:value-type="float" office:value="0.0785870595322533" calcext:value-type="float">
            <text:p>0.0785870595322533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619052706531801" calcext:value-type="float">
            <text:p>0.0619052706531801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679932265830509" calcext:value-type="float">
            <text:p>0.067993226583050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34154868625297" calcext:value-type="float">
            <text:p>0.0734154868625297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904375439600213" calcext:value-type="float">
            <text:p>0.0904375439600213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0836498147588879" calcext:value-type="float">
            <text:p>0.0836498147588879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596136887562346" calcext:value-type="float">
            <text:p>0.0596136887562346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743223352957206" calcext:value-type="float">
            <text:p>0.0743223352957206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676123403782813" calcext:value-type="float">
            <text:p>0.0676123403782813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20821072383807" calcext:value-type="float">
            <text:p>0.0720821072383807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779945149921368" calcext:value-type="float">
            <text:p>0.0779945149921368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576919168413865" calcext:value-type="float">
            <text:p>0.0576919168413865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87631939140705" calcext:value-type="float">
            <text:p>0.07876319391407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83428571428571" calcext:value-type="float">
            <text:p>0.783428571428571</text:p>
          </table:table-cell>
          <table:table-cell office:value-type="float" office:value="0.107021950843593" calcext:value-type="float">
            <text:p>0.107021950843593</text:p>
          </table:table-cell>
          <table:table-cell office:value-type="float" office:value="0.742761904761905" calcext:value-type="float">
            <text:p>0.742761904761905</text:p>
          </table:table-cell>
          <table:table-cell office:value-type="float" office:value="0.0867962641159381" calcext:value-type="float">
            <text:p>0.0867962641159381</text:p>
          </table:table-cell>
          <table:table-cell office:value-type="float" office:value="0.764380952380952" calcext:value-type="float">
            <text:p>0.764380952380952</text:p>
          </table:table-cell>
          <table:table-cell office:value-type="float" office:value="0.05506190650303" calcext:value-type="float">
            <text:p>0.05506190650303</text:p>
          </table:table-cell>
          <table:table-cell office:value-type="float" office:value="0.766095238095238" calcext:value-type="float">
            <text:p>0.766095238095238</text:p>
          </table:table-cell>
          <table:table-cell office:value-type="float" office:value="0.0755448873612333" calcext:value-type="float">
            <text:p>0.0755448873612333</text:p>
          </table:table-cell>
          <table:table-cell office:value-type="float" office:value="0.788428571428571" calcext:value-type="float">
            <text:p>0.788428571428571</text:p>
          </table:table-cell>
          <table:table-cell office:value-type="float" office:value="0.060726277632521" calcext:value-type="float">
            <text:p>0.060726277632521</text:p>
          </table:table-cell>
          <table:table-cell office:value-type="float" office:value="0.781857142857143" calcext:value-type="float">
            <text:p>0.781857142857143</text:p>
          </table:table-cell>
          <table:table-cell office:value-type="float" office:value="0.0786861591299649" calcext:value-type="float">
            <text:p>0.0786861591299649</text:p>
          </table:table-cell>
          <table:table-cell office:value-type="float" office:value="0.796809523809524" calcext:value-type="float">
            <text:p>0.796809523809524</text:p>
          </table:table-cell>
          <table:table-cell office:value-type="float" office:value="0.0825429084181124" calcext:value-type="float">
            <text:p>0.0825429084181124</text:p>
          </table:table-cell>
          <table:table-cell office:value-type="float" office:value="0.773904761904762" calcext:value-type="float">
            <text:p>0.773904761904762</text:p>
          </table:table-cell>
          <table:table-cell office:value-type="float" office:value="0.0829975250822636" calcext:value-type="float">
            <text:p>0.0829975250822636</text:p>
          </table:table-cell>
          <table:table-cell office:value-type="float" office:value="0.785904761904762" calcext:value-type="float">
            <text:p>0.785904761904762</text:p>
          </table:table-cell>
          <table:table-cell office:value-type="float" office:value="0.0888732501065814" calcext:value-type="float">
            <text:p>0.0888732501065814</text:p>
          </table:table-cell>
          <table:table-cell office:value-type="float" office:value="0.765333333333333" calcext:value-type="float">
            <text:p>0.765333333333333</text:p>
          </table:table-cell>
          <table:table-cell office:value-type="float" office:value="0.0611620003236476" calcext:value-type="float">
            <text:p>0.0611620003236476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62985920540009" calcext:value-type="float">
            <text:p>0.0762985920540009</text:p>
          </table:table-cell>
          <table:table-cell office:value-type="float" office:value="0.78352380952381" calcext:value-type="float">
            <text:p>0.78352380952381</text:p>
          </table:table-cell>
          <table:table-cell office:value-type="float" office:value="0.0746370289523256" calcext:value-type="float">
            <text:p>0.0746370289523256</text:p>
          </table:table-cell>
          <table:table-cell office:value-type="float" office:value="0.785333333333333" calcext:value-type="float">
            <text:p>0.785333333333333</text:p>
          </table:table-cell>
          <table:table-cell office:value-type="float" office:value="0.0760654143040401" calcext:value-type="float">
            <text:p>0.0760654143040401</text:p>
          </table:table-cell>
          <table:table-cell office:value-type="float" office:value="0.784190476190476" calcext:value-type="float">
            <text:p>0.784190476190476</text:p>
          </table:table-cell>
          <table:table-cell office:value-type="float" office:value="0.0793379378024192" calcext:value-type="float">
            <text:p>0.0793379378024192</text:p>
          </table:table-cell>
          <table:table-cell office:value-type="float" office:value="0.795333333333333" calcext:value-type="float">
            <text:p>0.795333333333333</text:p>
          </table:table-cell>
          <table:table-cell office:value-type="float" office:value="0.0710941433392824" calcext:value-type="float">
            <text:p>0.0710941433392824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807390056073939" calcext:value-type="float">
            <text:p>0.08073900560739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738398128669265" calcext:value-type="float">
            <text:p>0.07383981286692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770899639999" calcext:value-type="float">
            <text:p>0.05877089963999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86764041959511" calcext:value-type="float">
            <text:p>0.088676404195951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2773959908357" calcext:value-type="float">
            <text:p>0.046277395990835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66520410644421" calcext:value-type="float">
            <text:p>0.0766520410644421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684792332885404" calcext:value-type="float">
            <text:p>0.0684792332885404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85281812204733" calcext:value-type="float">
            <text:p>0.0585281812204733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88129194085094" calcext:value-type="float">
            <text:p>0.08812919408509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100103561894952" calcext:value-type="float">
            <text:p>0.100103561894952</text:p>
          </table:table-cell>
          <table:table-cell office:value-type="float" office:value="0.806904761904762" calcext:value-type="float">
            <text:p>0.806904761904762</text:p>
          </table:table-cell>
          <table:table-cell office:value-type="float" office:value="0.0837250807156465" calcext:value-type="float">
            <text:p>0.083725080715646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976725882339331" calcext:value-type="float">
            <text:p>0.097672588233933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54047619047619" calcext:value-type="float">
            <text:p>0.754047619047619</text:p>
          </table:table-cell>
          <table:table-cell office:value-type="float" office:value="0.0613533644045632" calcext:value-type="float">
            <text:p>0.061353364404563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04826083036267" calcext:value-type="float">
            <text:p>0.080482608303626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803761000566552" calcext:value-type="float">
            <text:p>0.0803761000566552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764282005628147" calcext:value-type="float">
            <text:p>0.0764282005628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45592575902967" calcext:value-type="float">
            <text:p>0.0745592575902967</text:p>
          </table:table-cell>
          <table:table-cell office:value-type="float" office:value="0.802380952380952" calcext:value-type="float">
            <text:p>0.802380952380952</text:p>
          </table:table-cell>
          <table:table-cell office:value-type="float" office:value="0.0711723800680805" calcext:value-type="float">
            <text:p>0.0711723800680805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75510949993674" calcext:value-type="float">
            <text:p>0.077551094999367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45589919505638" calcext:value-type="float">
            <text:p>0.064558991950563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6407655815802" calcext:value-type="float">
            <text:p>0.069640765581580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718159688629476" calcext:value-type="float">
            <text:p>0.071815968862947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24189225409937" calcext:value-type="float">
            <text:p>0.0924189225409937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822619047619047" calcext:value-type="float">
            <text:p>0.822619047619047</text:p>
          </table:table-cell>
          <table:table-cell office:value-type="float" office:value="0.0702302479698511" calcext:value-type="float">
            <text:p>0.0702302479698511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906462478675015" calcext:value-type="float">
            <text:p>0.0906462478675015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821300120314812" calcext:value-type="float">
            <text:p>0.082130012031481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6465123358217" calcext:value-type="float">
            <text:p>0.070646512335821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97328779213288" calcext:value-type="float">
            <text:p>0.0797328779213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22265828092282" calcext:value-type="float">
            <text:p>0.072226582809228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06344747622809" calcext:value-type="float">
            <text:p>0.070634474762280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18996091648519" calcext:value-type="float">
            <text:p>0.081899609164851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914735476896667" calcext:value-type="float">
            <text:p>0.091473547689666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98477387009887" calcext:value-type="float">
            <text:p>0.0798477387009887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17457683658601" calcext:value-type="float">
            <text:p>0.07174576836586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754264770432335" calcext:value-type="float">
            <text:p>0.075426477043233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856334127586914" calcext:value-type="float">
            <text:p>0.085633412758691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7" calcext:value-type="float">
            <text:p>0.078426594103246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51322162779155" calcext:value-type="float">
            <text:p>0.0951322162779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586233477462914" calcext:value-type="float">
            <text:p>0.058623347746291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62714516784875" calcext:value-type="float">
            <text:p>0.0762714516784875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82466771826781" calcext:value-type="float">
            <text:p>0.08246677182678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534899439078911" calcext:value-type="float">
            <text:p>0.0534899439078911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69725597475061" calcext:value-type="float">
            <text:p>0.066972559747506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802682734136298" calcext:value-type="float">
            <text:p>0.0802682734136298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835650595260684" calcext:value-type="float">
            <text:p>0.083565059526068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95062236994934" calcext:value-type="float">
            <text:p>0.079506223699493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674561156487888" calcext:value-type="float">
            <text:p>0.0674561156487888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3111957453365" calcext:value-type="float">
            <text:p>0.0631119574533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14395549385652" calcext:value-type="float">
            <text:p>0.0814395549385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73102906921088" calcext:value-type="float">
            <text:p>0.067310290692108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3410903472575" calcext:value-type="float">
            <text:p>0.0633410903472575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656963590301708" calcext:value-type="float">
            <text:p>0.0656963590301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42377228629597" calcext:value-type="float">
            <text:p>0.084237722862959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817619047619048" calcext:value-type="float">
            <text:p>0.817619047619048</text:p>
          </table:table-cell>
          <table:table-cell office:value-type="float" office:value="0.0763820343244961" calcext:value-type="float">
            <text:p>0.0763820343244961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59452867777967" calcext:value-type="float">
            <text:p>0.05945286777796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171415572267" calcext:value-type="float">
            <text:p>0.07171415572267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88519641229198" calcext:value-type="float">
            <text:p>0.08851964122919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8" calcext:value-type="float">
            <text:p>0.0659236752993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47701609703319" calcext:value-type="float">
            <text:p>0.074770160970331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88644715705885" calcext:value-type="float">
            <text:p>0.0688644715705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285714285714</text:p>
          </table:table-cell>
          <table:table-cell office:value-type="float" office:value="0.0668598459152788" calcext:value-type="float">
            <text:p>0.0668598459152788</text:p>
          </table:table-cell>
          <table:table-cell office:value-type="float" office:value="0.797809523809524" calcext:value-type="float">
            <text:p>0.797809523809524</text:p>
          </table:table-cell>
          <table:table-cell office:value-type="float" office:value="0.0710137398103353" calcext:value-type="float">
            <text:p>0.0710137398103353</text:p>
          </table:table-cell>
          <table:table-cell office:value-type="float" office:value="0.801857142857143" calcext:value-type="float">
            <text:p>0.801857142857143</text:p>
          </table:table-cell>
          <table:table-cell office:value-type="float" office:value="0.0773278072952978" calcext:value-type="float">
            <text:p>0.0773278072952978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566485678619896" calcext:value-type="float">
            <text:p>0.0566485678619896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729851036236073" calcext:value-type="float">
            <text:p>0.0729851036236073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630383474141049" calcext:value-type="float">
            <text:p>0.0630383474141049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689825356051899" calcext:value-type="float">
            <text:p>0.0689825356051899</text:p>
          </table:table-cell>
          <table:table-cell office:value-type="float" office:value="0.789714285714286" calcext:value-type="float">
            <text:p>0.789714285714286</text:p>
          </table:table-cell>
          <table:table-cell office:value-type="float" office:value="0.0882388969194481" calcext:value-type="float">
            <text:p>0.08823889691944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46369655421125</text:p>
          </table:table-cell>
          <table:table-cell office:value-type="float" office:value="0.819285714285714" calcext:value-type="float">
            <text:p>0.819285714285714</text:p>
          </table:table-cell>
          <table:table-cell office:value-type="float" office:value="0.0771296381803844" calcext:value-type="float">
            <text:p>0.0771296381803844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784866162602095" calcext:value-type="float">
            <text:p>0.0784866162602095</text:p>
          </table:table-cell>
          <table:table-cell office:value-type="float" office:value="0.782476190476191" calcext:value-type="float">
            <text:p>0.782476190476191</text:p>
          </table:table-cell>
          <table:table-cell office:value-type="float" office:value="0.0734401353952705" calcext:value-type="float">
            <text:p>0.0734401353952705</text:p>
          </table:table-cell>
          <table:table-cell office:value-type="float" office:value="0.790904761904762" calcext:value-type="float">
            <text:p>0.790904761904762</text:p>
          </table:table-cell>
          <table:table-cell office:value-type="float" office:value="0.0793108246516855" calcext:value-type="float">
            <text:p>0.0793108246516855</text:p>
          </table:table-cell>
          <table:table-cell office:value-type="float" office:value="0.80947619047619" calcext:value-type="float">
            <text:p>0.80947619047619</text:p>
          </table:table-cell>
          <table:table-cell office:value-type="float" office:value="0.0748838010773054" calcext:value-type="float">
            <text:p>0.0748838010773054</text:p>
          </table:table-cell>
          <table:table-cell office:value-type="float" office:value="0.780047619047619" calcext:value-type="float">
            <text:p>0.780047619047619</text:p>
          </table:table-cell>
          <table:table-cell office:value-type="float" office:value="0.0707433800148702" calcext:value-type="float">
            <text:p>0.0707433800148702</text:p>
          </table:table-cell>
          <table:table-cell office:value-type="float" office:value="0.788190476190476" calcext:value-type="float">
            <text:p>0.788190476190476</text:p>
          </table:table-cell>
          <table:table-cell office:value-type="float" office:value="0.0803194642542426" calcext:value-type="float">
            <text:p>0.080319464254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0.94126693189353" calcext:value-type="float">
            <text:p>0.94126693189353</text:p>
          </table:table-cell>
          <table:table-cell office:value-type="float" office:value="0.0121813071047581" calcext:value-type="float">
            <text:p>0.0121813071047581</text:p>
          </table:table-cell>
          <table:table-cell office:value-type="float" office:value="0.915377474661362" calcext:value-type="float">
            <text:p>0.915377474661362</text:p>
          </table:table-cell>
          <table:table-cell office:value-type="float" office:value="0.0180477405841226" calcext:value-type="float">
            <text:p>0.0180477405841226</text:p>
          </table:table-cell>
          <table:table-cell office:value-type="float" office:value="0.946918158567775" calcext:value-type="float">
            <text:p>0.946918158567775</text:p>
          </table:table-cell>
          <table:table-cell office:value-type="float" office:value="0.0130311129416212" calcext:value-type="float">
            <text:p>0.0130311129416212</text:p>
          </table:table-cell>
          <table:table-cell office:value-type="float" office:value="0.939739982949702" calcext:value-type="float">
            <text:p>0.939739982949702</text:p>
          </table:table-cell>
          <table:table-cell office:value-type="float" office:value="0.0149136222168257" calcext:value-type="float">
            <text:p>0.0149136222168257</text:p>
          </table:table-cell>
          <table:table-cell office:value-type="float" office:value="0.947574121436014" calcext:value-type="float">
            <text:p>0.947574121436014</text:p>
          </table:table-cell>
          <table:table-cell office:value-type="float" office:value="0.0110625749274244" calcext:value-type="float">
            <text:p>0.0110625749274244</text:p>
          </table:table-cell>
          <table:table-cell office:value-type="float" office:value="0.946268352751729" calcext:value-type="float">
            <text:p>0.946268352751729</text:p>
          </table:table-cell>
          <table:table-cell office:value-type="float" office:value="0.0126851168488077" calcext:value-type="float">
            <text:p>0.0126851168488077</text:p>
          </table:table-cell>
          <table:table-cell office:value-type="float" office:value="0.946917211328976" calcext:value-type="float">
            <text:p>0.946917211328976</text:p>
          </table:table-cell>
          <table:table-cell office:value-type="float" office:value="0.01393099586403" calcext:value-type="float">
            <text:p>0.01393099586403</text:p>
          </table:table-cell>
          <table:table-cell office:value-type="float" office:value="0.945399261153737" calcext:value-type="float">
            <text:p>0.945399261153737</text:p>
          </table:table-cell>
          <table:table-cell office:value-type="float" office:value="0.0115835063159353" calcext:value-type="float">
            <text:p>0.0115835063159353</text:p>
          </table:table-cell>
          <table:table-cell office:value-type="float" office:value="0.950181869849389" calcext:value-type="float">
            <text:p>0.950181869849389</text:p>
          </table:table-cell>
          <table:table-cell office:value-type="float" office:value="0.0100840193577209" calcext:value-type="float">
            <text:p>0.0100840193577209</text:p>
          </table:table-cell>
          <table:table-cell office:value-type="float" office:value="0.945179501752392" calcext:value-type="float">
            <text:p>0.945179501752392</text:p>
          </table:table-cell>
          <table:table-cell office:value-type="float" office:value="0.0089441568079137" calcext:value-type="float">
            <text:p>0.0089441568079137</text:p>
          </table:table-cell>
          <table:table-cell office:value-type="float" office:value="0.945177607274794" calcext:value-type="float">
            <text:p>0.945177607274794</text:p>
          </table:table-cell>
          <table:table-cell office:value-type="float" office:value="0.0125655960002074" calcext:value-type="float">
            <text:p>0.0125655960002074</text:p>
          </table:table-cell>
          <table:table-cell office:value-type="float" office:value="0.949526854219949" calcext:value-type="float">
            <text:p>0.949526854219949</text:p>
          </table:table-cell>
          <table:table-cell office:value-type="float" office:value="0.0136148893843126" calcext:value-type="float">
            <text:p>0.0136148893843126</text:p>
          </table:table-cell>
          <table:table-cell office:value-type="float" office:value="0.949095386947049" calcext:value-type="float">
            <text:p>0.949095386947049</text:p>
          </table:table-cell>
          <table:table-cell office:value-type="float" office:value="0.0094729828889211" calcext:value-type="float">
            <text:p>0.0094729828889211</text:p>
          </table:table-cell>
          <table:table-cell office:value-type="float" office:value="0.946703135360424" calcext:value-type="float">
            <text:p>0.946703135360424</text:p>
          </table:table-cell>
          <table:table-cell office:value-type="float" office:value="0.0117922434995488" calcext:value-type="float">
            <text:p>0.0117922434995488</text:p>
          </table:table-cell>
          <table:table-cell office:value-type="float" office:value="0.945178080894194" calcext:value-type="float">
            <text:p>0.945178080894194</text:p>
          </table:table-cell>
          <table:table-cell office:value-type="float" office:value="0.0136054477100155" calcext:value-type="float">
            <text:p>0.0136054477100155</text:p>
          </table:table-cell>
          <table:table-cell office:value-type="float" office:value="0.948225821729658" calcext:value-type="float">
            <text:p>0.948225821729658</text:p>
          </table:table-cell>
          <table:table-cell office:value-type="float" office:value="0.0088146131392982" calcext:value-type="float">
            <text:p>0.0088146131392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0.942572700577816" calcext:value-type="float">
            <text:p>0.942572700577816</text:p>
          </table:table-cell>
          <table:table-cell office:value-type="float" office:value="0.0113314236840186" calcext:value-type="float">
            <text:p>0.0113314236840186</text:p>
          </table:table-cell>
          <table:table-cell office:value-type="float" office:value="0.920598181301506" calcext:value-type="float">
            <text:p>0.920598181301506</text:p>
          </table:table-cell>
          <table:table-cell office:value-type="float" office:value="0.01892063211204" calcext:value-type="float">
            <text:p>0.01892063211204</text:p>
          </table:table-cell>
          <table:table-cell office:value-type="float" office:value="0.951705029838022" calcext:value-type="float">
            <text:p>0.951705029838022</text:p>
          </table:table-cell>
          <table:table-cell office:value-type="float" office:value="0.0123867823669809" calcext:value-type="float">
            <text:p>0.0123867823669809</text:p>
          </table:table-cell>
          <table:table-cell office:value-type="float" office:value="0.948441318556408" calcext:value-type="float">
            <text:p>0.948441318556408</text:p>
          </table:table-cell>
          <table:table-cell office:value-type="float" office:value="0.0116184448420019" calcext:value-type="float">
            <text:p>0.0116184448420019</text:p>
          </table:table-cell>
          <table:table-cell office:value-type="float" office:value="0.949530643175144" calcext:value-type="float">
            <text:p>0.949530643175144</text:p>
          </table:table-cell>
          <table:table-cell office:value-type="float" office:value="0.01242466802599" calcext:value-type="float">
            <text:p>0.01242466802599</text:p>
          </table:table-cell>
          <table:table-cell office:value-type="float" office:value="0.949748034479492" calcext:value-type="float">
            <text:p>0.949748034479492</text:p>
          </table:table-cell>
          <table:table-cell office:value-type="float" office:value="0.0129925655698091" calcext:value-type="float">
            <text:p>0.0129925655698091</text:p>
          </table:table-cell>
          <table:table-cell office:value-type="float" office:value="0.947570332480818" calcext:value-type="float">
            <text:p>0.947570332480818</text:p>
          </table:table-cell>
          <table:table-cell office:value-type="float" office:value="0.0160076361555862" calcext:value-type="float">
            <text:p>0.0160076361555862</text:p>
          </table:table-cell>
          <table:table-cell office:value-type="float" office:value="0.95192194752297" calcext:value-type="float">
            <text:p>0.95192194752297</text:p>
          </table:table-cell>
          <table:table-cell office:value-type="float" office:value="0.0123826788959041" calcext:value-type="float">
            <text:p>0.0123826788959041</text:p>
          </table:table-cell>
          <table:table-cell office:value-type="float" office:value="0.94909491332765" calcext:value-type="float">
            <text:p>0.94909491332765</text:p>
          </table:table-cell>
          <table:table-cell office:value-type="float" office:value="0.0123600722958438" calcext:value-type="float">
            <text:p>0.0123600722958438</text:p>
          </table:table-cell>
          <table:table-cell office:value-type="float" office:value="0.949095386947049" calcext:value-type="float">
            <text:p>0.949095386947049</text:p>
          </table:table-cell>
          <table:table-cell office:value-type="float" office:value="0.0084803348868247" calcext:value-type="float">
            <text:p>0.0084803348868247</text:p>
          </table:table-cell>
          <table:table-cell office:value-type="float" office:value="0.950399261153737" calcext:value-type="float">
            <text:p>0.950399261153737</text:p>
          </table:table-cell>
          <table:table-cell office:value-type="float" office:value="0.0128075738961424" calcext:value-type="float">
            <text:p>0.0128075738961424</text:p>
          </table:table-cell>
          <table:table-cell office:value-type="float" office:value="0.951705503457421" calcext:value-type="float">
            <text:p>0.951705503457421</text:p>
          </table:table-cell>
          <table:table-cell office:value-type="float" office:value="0.012926417962379" calcext:value-type="float">
            <text:p>0.012926417962379</text:p>
          </table:table-cell>
          <table:table-cell office:value-type="float" office:value="0.94756938524202" calcext:value-type="float">
            <text:p>0.94756938524202</text:p>
          </table:table-cell>
          <table:table-cell office:value-type="float" office:value="0.012722377398501" calcext:value-type="float">
            <text:p>0.012722377398501</text:p>
          </table:table-cell>
          <table:table-cell office:value-type="float" office:value="0.95170692431562" calcext:value-type="float">
            <text:p>0.95170692431562</text:p>
          </table:table-cell>
          <table:table-cell office:value-type="float" office:value="0.0119025714169461" calcext:value-type="float">
            <text:p>0.0119025714169461</text:p>
          </table:table-cell>
          <table:table-cell office:value-type="float" office:value="0.94822392725206" calcext:value-type="float">
            <text:p>0.94822392725206</text:p>
          </table:table-cell>
          <table:table-cell office:value-type="float" office:value="0.0109995970787291" calcext:value-type="float">
            <text:p>0.0109995970787291</text:p>
          </table:table-cell>
          <table:table-cell office:value-type="float" office:value="0.952573647816614" calcext:value-type="float">
            <text:p>0.952573647816614</text:p>
          </table:table-cell>
          <table:table-cell office:value-type="float" office:value="0.0133345254263248" calcext:value-type="float">
            <text:p>0.0133345254263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0.942790565501563" calcext:value-type="float">
            <text:p>0.942790565501563</text:p>
          </table:table-cell>
          <table:table-cell office:value-type="float" office:value="0.0140188067042747" calcext:value-type="float">
            <text:p>0.0140188067042747</text:p>
          </table:table-cell>
          <table:table-cell office:value-type="float" office:value="0.922118499573743" calcext:value-type="float">
            <text:p>0.922118499573743</text:p>
          </table:table-cell>
          <table:table-cell office:value-type="float" office:value="0.0170176801845797" calcext:value-type="float">
            <text:p>0.0170176801845797</text:p>
          </table:table-cell>
          <table:table-cell office:value-type="float" office:value="0.951052382305579" calcext:value-type="float">
            <text:p>0.951052382305579</text:p>
          </table:table-cell>
          <table:table-cell office:value-type="float" office:value="0.0123640869435128" calcext:value-type="float">
            <text:p>0.0123640869435128</text:p>
          </table:table-cell>
          <table:table-cell office:value-type="float" office:value="0.947788671023965" calcext:value-type="float">
            <text:p>0.947788671023965</text:p>
          </table:table-cell>
          <table:table-cell office:value-type="float" office:value="0.0135357528794391" calcext:value-type="float">
            <text:p>0.0135357528794391</text:p>
          </table:table-cell>
          <table:table-cell office:value-type="float" office:value="0.949747560860093" calcext:value-type="float">
            <text:p>0.949747560860093</text:p>
          </table:table-cell>
          <table:table-cell office:value-type="float" office:value="0.0137780059448891" calcext:value-type="float">
            <text:p>0.0137780059448891</text:p>
          </table:table-cell>
          <table:table-cell office:value-type="float" office:value="0.949095860566449" calcext:value-type="float">
            <text:p>0.949095860566449</text:p>
          </table:table-cell>
          <table:table-cell office:value-type="float" office:value="0.0110131782718328" calcext:value-type="float">
            <text:p>0.0110131782718328</text:p>
          </table:table-cell>
          <table:table-cell office:value-type="float" office:value="0.948440844937009" calcext:value-type="float">
            <text:p>0.948440844937009</text:p>
          </table:table-cell>
          <table:table-cell office:value-type="float" office:value="0.0143305195028868" calcext:value-type="float">
            <text:p>0.0143305195028868</text:p>
          </table:table-cell>
          <table:table-cell office:value-type="float" office:value="0.951705029838022" calcext:value-type="float">
            <text:p>0.951705029838022</text:p>
          </table:table-cell>
          <table:table-cell office:value-type="float" office:value="0.0128936224030675" calcext:value-type="float">
            <text:p>0.0128936224030675</text:p>
          </table:table-cell>
          <table:table-cell office:value-type="float" office:value="0.948875627545704" calcext:value-type="float">
            <text:p>0.948875627545704</text:p>
          </table:table-cell>
          <table:table-cell office:value-type="float" office:value="0.0132347562957484" calcext:value-type="float">
            <text:p>0.0132347562957484</text:p>
          </table:table-cell>
          <table:table-cell office:value-type="float" office:value="0.950401155631335" calcext:value-type="float">
            <text:p>0.950401155631335</text:p>
          </table:table-cell>
          <table:table-cell office:value-type="float" office:value="0.0110393975755792" calcext:value-type="float">
            <text:p>0.0110393975755792</text:p>
          </table:table-cell>
          <table:table-cell office:value-type="float" office:value="0.949310883773799" calcext:value-type="float">
            <text:p>0.949310883773799</text:p>
          </table:table-cell>
          <table:table-cell office:value-type="float" office:value="0.0130240013458814" calcext:value-type="float">
            <text:p>0.0130240013458814</text:p>
          </table:table-cell>
          <table:table-cell office:value-type="float" office:value="0.953880363739699" calcext:value-type="float">
            <text:p>0.953880363739699</text:p>
          </table:table-cell>
          <table:table-cell office:value-type="float" office:value="0.011645264881097" calcext:value-type="float">
            <text:p>0.011645264881097</text:p>
          </table:table-cell>
          <table:table-cell office:value-type="float" office:value="0.95018092261059" calcext:value-type="float">
            <text:p>0.95018092261059</text:p>
          </table:table-cell>
          <table:table-cell office:value-type="float" office:value="0.0124226248137471" calcext:value-type="float">
            <text:p>0.0124226248137471</text:p>
          </table:table-cell>
          <table:table-cell office:value-type="float" office:value="0.951054276783177" calcext:value-type="float">
            <text:p>0.951054276783177</text:p>
          </table:table-cell>
          <table:table-cell office:value-type="float" office:value="0.0123970613791367" calcext:value-type="float">
            <text:p>0.0123970613791367</text:p>
          </table:table-cell>
          <table:table-cell office:value-type="float" office:value="0.949528275078147" calcext:value-type="float">
            <text:p>0.949528275078147</text:p>
          </table:table-cell>
          <table:table-cell office:value-type="float" office:value="0.013215838660353" calcext:value-type="float">
            <text:p>0.013215838660353</text:p>
          </table:table-cell>
          <table:table-cell office:value-type="float" office:value="0.952357203751066" calcext:value-type="float">
            <text:p>0.952357203751066</text:p>
          </table:table-cell>
          <table:table-cell office:value-type="float" office:value="0.0130396298555885" calcext:value-type="float">
            <text:p>0.0130396298555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0.942138865207919" calcext:value-type="float">
            <text:p>0.942138865207919</text:p>
          </table:table-cell>
          <table:table-cell office:value-type="float" office:value="0.0139464748387137" calcext:value-type="float">
            <text:p>0.0139464748387137</text:p>
          </table:table-cell>
          <table:table-cell office:value-type="float" office:value="0.923425689116226" calcext:value-type="float">
            <text:p>0.923425689116226</text:p>
          </table:table-cell>
          <table:table-cell office:value-type="float" office:value="0.0170354203055622" calcext:value-type="float">
            <text:p>0.0170354203055622</text:p>
          </table:table-cell>
          <table:table-cell office:value-type="float" office:value="0.950835464620631" calcext:value-type="float">
            <text:p>0.950835464620631</text:p>
          </table:table-cell>
          <table:table-cell office:value-type="float" office:value="0.0121451096821805" calcext:value-type="float">
            <text:p>0.0121451096821805</text:p>
          </table:table-cell>
          <table:table-cell office:value-type="float" office:value="0.950182343468789" calcext:value-type="float">
            <text:p>0.950182343468789</text:p>
          </table:table-cell>
          <table:table-cell office:value-type="float" office:value="0.0120726868522661" calcext:value-type="float">
            <text:p>0.0120726868522661</text:p>
          </table:table-cell>
          <table:table-cell office:value-type="float" office:value="0.949747087240694" calcext:value-type="float">
            <text:p>0.949747087240694</text:p>
          </table:table-cell>
          <table:table-cell office:value-type="float" office:value="0.0149494292397278" calcext:value-type="float">
            <text:p>0.0149494292397278</text:p>
          </table:table-cell>
          <table:table-cell office:value-type="float" office:value="0.950617599696884" calcext:value-type="float">
            <text:p>0.950617599696884</text:p>
          </table:table-cell>
          <table:table-cell office:value-type="float" office:value="0.0123168693244316" calcext:value-type="float">
            <text:p>0.0123168693244316</text:p>
          </table:table-cell>
          <table:table-cell office:value-type="float" office:value="0.948875153926305" calcext:value-type="float">
            <text:p>0.948875153926305</text:p>
          </table:table-cell>
          <table:table-cell office:value-type="float" office:value="0.0150554912389884" calcext:value-type="float">
            <text:p>0.0150554912389884</text:p>
          </table:table-cell>
          <table:table-cell office:value-type="float" office:value="0.951705029838022" calcext:value-type="float">
            <text:p>0.951705029838022</text:p>
          </table:table-cell>
          <table:table-cell office:value-type="float" office:value="0.0133716896072085" calcext:value-type="float">
            <text:p>0.0133716896072085</text:p>
          </table:table-cell>
          <table:table-cell office:value-type="float" office:value="0.949744719143696" calcext:value-type="float">
            <text:p>0.949744719143696</text:p>
          </table:table-cell>
          <table:table-cell office:value-type="float" office:value="0.0128852760019408" calcext:value-type="float">
            <text:p>0.0128852760019408</text:p>
          </table:table-cell>
          <table:table-cell office:value-type="float" office:value="0.950402102870134" calcext:value-type="float">
            <text:p>0.950402102870134</text:p>
          </table:table-cell>
          <table:table-cell office:value-type="float" office:value="0.0099317300331808" calcext:value-type="float">
            <text:p>0.0099317300331808</text:p>
          </table:table-cell>
          <table:table-cell office:value-type="float" office:value="0.949529695936346" calcext:value-type="float">
            <text:p>0.949529695936346</text:p>
          </table:table-cell>
          <table:table-cell office:value-type="float" office:value="0.0134048802894832" calcext:value-type="float">
            <text:p>0.0134048802894832</text:p>
          </table:table-cell>
          <table:table-cell office:value-type="float" office:value="0.952358624609264" calcext:value-type="float">
            <text:p>0.952358624609264</text:p>
          </table:table-cell>
          <table:table-cell office:value-type="float" office:value="0.0130330124351583" calcext:value-type="float">
            <text:p>0.0130330124351583</text:p>
          </table:table-cell>
          <table:table-cell office:value-type="float" office:value="0.949746140001894" calcext:value-type="float">
            <text:p>0.949746140001894</text:p>
          </table:table-cell>
          <table:table-cell office:value-type="float" office:value="0.0126733995101343" calcext:value-type="float">
            <text:p>0.0126733995101343</text:p>
          </table:table-cell>
          <table:table-cell office:value-type="float" office:value="0.950401629250734" calcext:value-type="float">
            <text:p>0.950401629250734</text:p>
          </table:table-cell>
          <table:table-cell office:value-type="float" office:value="0.0120779061038717" calcext:value-type="float">
            <text:p>0.0120779061038717</text:p>
          </table:table-cell>
          <table:table-cell office:value-type="float" office:value="0.95213791796912" calcext:value-type="float">
            <text:p>0.95213791796912</text:p>
          </table:table-cell>
          <table:table-cell office:value-type="float" office:value="0.011666450509066" calcext:value-type="float">
            <text:p>0.011666450509066</text:p>
          </table:table-cell>
          <table:table-cell office:value-type="float" office:value="0.951705503457421" calcext:value-type="float">
            <text:p>0.951705503457421</text:p>
          </table:table-cell>
          <table:table-cell office:value-type="float" office:value="0.0125972491058492" calcext:value-type="float">
            <text:p>0.01259724910584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0.94213791796912" calcext:value-type="float">
            <text:p>0.94213791796912</text:p>
          </table:table-cell>
          <table:table-cell office:value-type="float" office:value="0.0133741385901861" calcext:value-type="float">
            <text:p>0.0133741385901861</text:p>
          </table:table-cell>
          <table:table-cell office:value-type="float" office:value="0.92212039405134" calcext:value-type="float">
            <text:p>0.92212039405134</text:p>
          </table:table-cell>
          <table:table-cell office:value-type="float" office:value="0.0174033453506579" calcext:value-type="float">
            <text:p>0.0174033453506579</text:p>
          </table:table-cell>
          <table:table-cell office:value-type="float" office:value="0.951705503457421" calcext:value-type="float">
            <text:p>0.951705503457421</text:p>
          </table:table-cell>
          <table:table-cell office:value-type="float" office:value="0.0129650333467406" calcext:value-type="float">
            <text:p>0.0129650333467406</text:p>
          </table:table-cell>
          <table:table-cell office:value-type="float" office:value="0.948442265795207" calcext:value-type="float">
            <text:p>0.948442265795207</text:p>
          </table:table-cell>
          <table:table-cell office:value-type="float" office:value="0.0128555035599353" calcext:value-type="float">
            <text:p>0.0128555035599353</text:p>
          </table:table-cell>
          <table:table-cell office:value-type="float" office:value="0.950399734773136" calcext:value-type="float">
            <text:p>0.950399734773136</text:p>
          </table:table-cell>
          <table:table-cell office:value-type="float" office:value="0.0146057767800461" calcext:value-type="float">
            <text:p>0.0146057767800461</text:p>
          </table:table-cell>
          <table:table-cell office:value-type="float" office:value="0.951487638533674" calcext:value-type="float">
            <text:p>0.951487638533674</text:p>
          </table:table-cell>
          <table:table-cell office:value-type="float" office:value="0.0121463167645644" calcext:value-type="float">
            <text:p>0.0121463167645644</text:p>
          </table:table-cell>
          <table:table-cell office:value-type="float" office:value="0.948440844937009" calcext:value-type="float">
            <text:p>0.948440844937009</text:p>
          </table:table-cell>
          <table:table-cell office:value-type="float" office:value="0.0138080047686785" calcext:value-type="float">
            <text:p>0.0138080047686785</text:p>
          </table:table-cell>
          <table:table-cell office:value-type="float" office:value="0.952139338827318" calcext:value-type="float">
            <text:p>0.952139338827318</text:p>
          </table:table-cell>
          <table:table-cell office:value-type="float" office:value="0.014183935564957" calcext:value-type="float">
            <text:p>0.014183935564957</text:p>
          </table:table-cell>
          <table:table-cell office:value-type="float" office:value="0.949527801458748" calcext:value-type="float">
            <text:p>0.949527801458748</text:p>
          </table:table-cell>
          <table:table-cell office:value-type="float" office:value="0.0134154047282981" calcext:value-type="float">
            <text:p>0.0134154047282981</text:p>
          </table:table-cell>
          <table:table-cell office:value-type="float" office:value="0.950619020555082" calcext:value-type="float">
            <text:p>0.950619020555082</text:p>
          </table:table-cell>
          <table:table-cell office:value-type="float" office:value="0.0092938402455457" calcext:value-type="float">
            <text:p>0.0092938402455457</text:p>
          </table:table-cell>
          <table:table-cell office:value-type="float" office:value="0.949311357393199" calcext:value-type="float">
            <text:p>0.949311357393199</text:p>
          </table:table-cell>
          <table:table-cell office:value-type="float" office:value="0.0134201262305108" calcext:value-type="float">
            <text:p>0.0134201262305108</text:p>
          </table:table-cell>
          <table:table-cell office:value-type="float" office:value="0.951923368381169" calcext:value-type="float">
            <text:p>0.951923368381169</text:p>
          </table:table-cell>
          <table:table-cell office:value-type="float" office:value="0.0119849516562618" calcext:value-type="float">
            <text:p>0.0119849516562618</text:p>
          </table:table-cell>
          <table:table-cell office:value-type="float" office:value="0.949311831012598" calcext:value-type="float">
            <text:p>0.949311831012598</text:p>
          </table:table-cell>
          <table:table-cell office:value-type="float" office:value="0.0121013916079608" calcext:value-type="float">
            <text:p>0.0121013916079608</text:p>
          </table:table-cell>
          <table:table-cell office:value-type="float" office:value="0.95083593824003" calcext:value-type="float">
            <text:p>0.95083593824003</text:p>
          </table:table-cell>
          <table:table-cell office:value-type="float" office:value="0.0117923673127936" calcext:value-type="float">
            <text:p>0.0117923673127936</text:p>
          </table:table-cell>
          <table:table-cell office:value-type="float" office:value="0.950397840295538" calcext:value-type="float">
            <text:p>0.950397840295538</text:p>
          </table:table-cell>
          <table:table-cell office:value-type="float" office:value="0.0122709082074995" calcext:value-type="float">
            <text:p>0.0122709082074995</text:p>
          </table:table-cell>
          <table:table-cell office:value-type="float" office:value="0.952794354456759" calcext:value-type="float">
            <text:p>0.952794354456759</text:p>
          </table:table-cell>
          <table:table-cell office:value-type="float" office:value="0.0128510539900187" calcext:value-type="float">
            <text:p>0.012851053990018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0.94218139622999" calcext:value-type="float">
            <text:p>0.94218139622999</text:p>
          </table:table-cell>
          <table:table-cell office:value-type="float" office:value="0.0129704301843902" calcext:value-type="float">
            <text:p>0.0129704301843902</text:p>
          </table:table-cell>
          <table:table-cell office:value-type="float" office:value="0.920728047740835" calcext:value-type="float">
            <text:p>0.920728047740835</text:p>
          </table:table-cell>
          <table:table-cell office:value-type="float" office:value="0.0176849637073925" calcext:value-type="float">
            <text:p>0.0176849637073925</text:p>
          </table:table-cell>
          <table:table-cell office:value-type="float" office:value="0.950443307757885" calcext:value-type="float">
            <text:p>0.950443307757885</text:p>
          </table:table-cell>
          <table:table-cell office:value-type="float" office:value="0.0125784250562072" calcext:value-type="float">
            <text:p>0.0125784250562072</text:p>
          </table:table-cell>
          <table:table-cell office:value-type="float" office:value="0.946918916358814" calcext:value-type="float">
            <text:p>0.946918916358814</text:p>
          </table:table-cell>
          <table:table-cell office:value-type="float" office:value="0.0129992020700936" calcext:value-type="float">
            <text:p>0.0129992020700936</text:p>
          </table:table-cell>
          <table:table-cell office:value-type="float" office:value="0.949399829497016" calcext:value-type="float">
            <text:p>0.949399829497016</text:p>
          </table:table-cell>
          <table:table-cell office:value-type="float" office:value="0.0133640909836155" calcext:value-type="float">
            <text:p>0.0133640909836155</text:p>
          </table:table-cell>
          <table:table-cell office:value-type="float" office:value="0.949443497205646" calcext:value-type="float">
            <text:p>0.949443497205646</text:p>
          </table:table-cell>
          <table:table-cell office:value-type="float" office:value="0.0122308093558891" calcext:value-type="float">
            <text:p>0.0122308093558891</text:p>
          </table:table-cell>
          <table:table-cell office:value-type="float" office:value="0.948048877522023" calcext:value-type="float">
            <text:p>0.948048877522023</text:p>
          </table:table-cell>
          <table:table-cell office:value-type="float" office:value="0.014626529506034" calcext:value-type="float">
            <text:p>0.014626529506034</text:p>
          </table:table-cell>
          <table:table-cell office:value-type="float" office:value="0.950574121436014" calcext:value-type="float">
            <text:p>0.950574121436014</text:p>
          </table:table-cell>
          <table:table-cell office:value-type="float" office:value="0.0128830865574145" calcext:value-type="float">
            <text:p>0.0128830865574145</text:p>
          </table:table-cell>
          <table:table-cell office:value-type="float" office:value="0.949484986265037" calcext:value-type="float">
            <text:p>0.949484986265037</text:p>
          </table:table-cell>
          <table:table-cell office:value-type="float" office:value="0.0123959057359104" calcext:value-type="float">
            <text:p>0.0123959057359104</text:p>
          </table:table-cell>
          <table:table-cell office:value-type="float" office:value="0.949139433551198" calcext:value-type="float">
            <text:p>0.949139433551198</text:p>
          </table:table-cell>
          <table:table-cell office:value-type="float" office:value="0.00953789190980882" calcext:value-type="float">
            <text:p>0.00953789190980882</text:p>
          </table:table-cell>
          <table:table-cell office:value-type="float" office:value="0.948745761106375" calcext:value-type="float">
            <text:p>0.948745761106375</text:p>
          </table:table-cell>
          <table:table-cell office:value-type="float" office:value="0.013044435552445" calcext:value-type="float">
            <text:p>0.013044435552445</text:p>
          </table:table-cell>
          <table:table-cell office:value-type="float" office:value="0.9518789428815" calcext:value-type="float">
            <text:p>0.9518789428815</text:p>
          </table:table-cell>
          <table:table-cell office:value-type="float" office:value="0.0126409072638417" calcext:value-type="float">
            <text:p>0.0126409072638417</text:p>
          </table:table-cell>
          <table:table-cell office:value-type="float" office:value="0.94918073316283" calcext:value-type="float">
            <text:p>0.94918073316283</text:p>
          </table:table-cell>
          <table:table-cell office:value-type="float" office:value="0.0118785552438529" calcext:value-type="float">
            <text:p>0.0118785552438529</text:p>
          </table:table-cell>
          <table:table-cell office:value-type="float" office:value="0.950140380789997" calcext:value-type="float">
            <text:p>0.950140380789997</text:p>
          </table:table-cell>
          <table:table-cell office:value-type="float" office:value="0.0119924299424594" calcext:value-type="float">
            <text:p>0.0119924299424594</text:p>
          </table:table-cell>
          <table:table-cell office:value-type="float" office:value="0.949093208297812" calcext:value-type="float">
            <text:p>0.949093208297812</text:p>
          </table:table-cell>
          <table:table-cell office:value-type="float" office:value="0.0123516484331326" calcext:value-type="float">
            <text:p>0.0123516484331326</text:p>
          </table:table-cell>
          <table:table-cell office:value-type="float" office:value="0.951531306242304" calcext:value-type="float">
            <text:p>0.951531306242304</text:p>
          </table:table-cell>
          <table:table-cell office:value-type="float" office:value="0.0121274143034159" calcext:value-type="float">
            <text:p>0.0121274143034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43257969598376" calcext:value-type="float">
            <text:p>0.014325796959837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1563283554033" calcext:value-type="float">
            <text:p>0.011563283554033</text:p>
          </table:table-cell>
          <table:table-cell office:value-type="float" office:value="0.942568438003221" calcext:value-type="float">
            <text:p>0.942568438003221</text:p>
          </table:table-cell>
          <table:table-cell office:value-type="float" office:value="0.0130670194102314" calcext:value-type="float">
            <text:p>0.0130670194102314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36356067973" calcext:value-type="float">
            <text:p>0.0133736356067973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554107648506" calcext:value-type="float">
            <text:p>0.01554107648506</text:p>
          </table:table-cell>
          <table:table-cell office:value-type="float" office:value="0.941047172492185" calcext:value-type="float">
            <text:p>0.941047172492185</text:p>
          </table:table-cell>
          <table:table-cell office:value-type="float" office:value="0.0150187171913693" calcext:value-type="float">
            <text:p>0.0150187171913693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20734686385198" calcext:value-type="float">
            <text:p>0.0120734686385198</text:p>
          </table:table-cell>
          <table:table-cell office:value-type="float" office:value="0.942787250165767" calcext:value-type="float">
            <text:p>0.942787250165767</text:p>
          </table:table-cell>
          <table:table-cell office:value-type="float" office:value="0.0123103487499341" calcext:value-type="float">
            <text:p>0.0123103487499341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52126962415244" calcext:value-type="float">
            <text:p>0.0152126962415244</text:p>
          </table:table-cell>
          <table:table-cell office:value-type="float" office:value="0.940613337122289" calcext:value-type="float">
            <text:p>0.940613337122289</text:p>
          </table:table-cell>
          <table:table-cell office:value-type="float" office:value="0.0123866856732705" calcext:value-type="float">
            <text:p>0.0123866856732705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47905656237681" calcext:value-type="float">
            <text:p>0.0147905656237681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41755748231656" calcext:value-type="float">
            <text:p>0.014175574823165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9882901156614" calcext:value-type="float">
            <text:p>0.0129882901156614</text:p>
          </table:table-cell>
          <table:table-cell office:value-type="float" office:value="0.943005115089514" calcext:value-type="float">
            <text:p>0.943005115089514</text:p>
          </table:table-cell>
          <table:table-cell office:value-type="float" office:value="0.0104483191050498" calcext:value-type="float">
            <text:p>0.0104483191050498</text:p>
          </table:table-cell>
          <table:table-cell office:value-type="float" office:value="0.940393577720943" calcext:value-type="float">
            <text:p>0.940393577720943</text:p>
          </table:table-cell>
          <table:table-cell office:value-type="float" office:value="0.0127849862546315" calcext:value-type="float">
            <text:p>0.0127849862546315</text:p>
          </table:table-cell>
          <table:table-cell office:value-type="float" office:value="0.944312304631998" calcext:value-type="float">
            <text:p>0.944312304631998</text:p>
          </table:table-cell>
          <table:table-cell office:value-type="float" office:value="0.0109482950672368" calcext:value-type="float">
            <text:p>0.0109482950672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36671694039285" calcext:value-type="float">
            <text:p>0.0136671694039285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50795538042893" calcext:value-type="float">
            <text:p>0.015079553804289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4253234018014" calcext:value-type="float">
            <text:p>0.0134253234018014</text:p>
          </table:table-cell>
          <table:table-cell office:value-type="float" office:value="0.94605143506678" calcext:value-type="float">
            <text:p>0.94605143506678</text:p>
          </table:table-cell>
          <table:table-cell office:value-type="float" office:value="0.0115869613563891" calcext:value-type="float">
            <text:p>0.0115869613563891</text:p>
          </table:table-cell>
          <table:table-cell office:value-type="float" office:value="0.943875627545704" calcext:value-type="float">
            <text:p>0.943875627545704</text:p>
          </table:table-cell>
          <table:table-cell office:value-type="float" office:value="0.0138977177050215" calcext:value-type="float">
            <text:p>0.013897717705021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297465588512" calcext:value-type="float">
            <text:p>0.0134297465588512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2431929311434" calcext:value-type="float">
            <text:p>0.012431929311434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0239999680232" calcext:value-type="float">
            <text:p>0.0130239999680232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8187421107989" calcext:value-type="float">
            <text:p>0.0128187421107989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53023800304256" calcext:value-type="float">
            <text:p>0.015302380030425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15959543862955" calcext:value-type="float">
            <text:p>0.0115959543862955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7452300297018" calcext:value-type="float">
            <text:p>0.0127452300297018</text:p>
          </table:table-cell>
          <table:table-cell office:value-type="float" office:value="0.943437055981813" calcext:value-type="float">
            <text:p>0.943437055981813</text:p>
          </table:table-cell>
          <table:table-cell office:value-type="float" office:value="0.0135033724073372" calcext:value-type="float">
            <text:p>0.0135033724073372</text:p>
          </table:table-cell>
          <table:table-cell office:value-type="float" office:value="0.944089703514256" calcext:value-type="float">
            <text:p>0.944089703514256</text:p>
          </table:table-cell>
          <table:table-cell office:value-type="float" office:value="0.0130285278185512" calcext:value-type="float">
            <text:p>0.0130285278185512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31612763162715" calcext:value-type="float">
            <text:p>0.013161276316271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19157298271" calcext:value-type="float">
            <text:p>0.0140319157298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4623708829663" calcext:value-type="float">
            <text:p>0.0134623708829663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2257717228506" calcext:value-type="float">
            <text:p>0.014225771722850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2664215903386" calcext:value-type="float">
            <text:p>0.0142664215903386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460192052274" calcext:value-type="float">
            <text:p>0.013460192052274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16952788277627" calcext:value-type="float">
            <text:p>0.0116952788277627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9293715333693" calcext:value-type="float">
            <text:p>0.0129293715333693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9966548811811" calcext:value-type="float">
            <text:p>0.0139966548811811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2076787538437" calcext:value-type="float">
            <text:p>0.0142076787538437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27802409528488" calcext:value-type="float">
            <text:p>0.012780240952848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51441472914785" calcext:value-type="float">
            <text:p>0.0151441472914785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8128424580678" calcext:value-type="float">
            <text:p>0.01281284245806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32501193780875" calcext:value-type="float">
            <text:p>0.0132501193780875</text:p>
          </table:table-cell>
          <table:table-cell office:value-type="float" office:value="0.944090177133655" calcext:value-type="float">
            <text:p>0.944090177133655</text:p>
          </table:table-cell>
          <table:table-cell office:value-type="float" office:value="0.0122355167239753" calcext:value-type="float">
            <text:p>0.0122355167239753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04465321064" calcext:value-type="float">
            <text:p>0.0140304465321064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50792391023344" calcext:value-type="float">
            <text:p>0.0150792391023344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29892506699391" calcext:value-type="float">
            <text:p>0.0129892506699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2509672364795" calcext:value-type="float">
            <text:p>0.013250967236479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51235521902191" calcext:value-type="float">
            <text:p>0.015123552190219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1857134941519" calcext:value-type="float">
            <text:p>0.0131857134941519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33231601857757" calcext:value-type="float">
            <text:p>0.013323160185775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28965590954632" calcext:value-type="float">
            <text:p>0.01289655909546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756726532745" calcext:value-type="float">
            <text:p>0.0143756726532745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2648836278419" calcext:value-type="float">
            <text:p>0.0132648836278419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43699094252804" calcext:value-type="float">
            <text:p>0.0143699094252804</text:p>
          </table:table-cell>
          <table:table-cell office:value-type="float" office:value="0.943438003220612" calcext:value-type="float">
            <text:p>0.943438003220612</text:p>
          </table:table-cell>
          <table:table-cell office:value-type="float" office:value="0.0126949971672677" calcext:value-type="float">
            <text:p>0.0126949971672677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27405991906916" calcext:value-type="float">
            <text:p>0.012740599190691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7964284981641" calcext:value-type="float">
            <text:p>0.01379642849816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43273918092111" calcext:value-type="float">
            <text:p>0.0143273918092111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38029772382208" calcext:value-type="float">
            <text:p>0.0138029772382208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5891778331339" calcext:value-type="float">
            <text:p>0.012589177833133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19642828897389" calcext:value-type="float">
            <text:p>0.011964282889738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3162603391794" calcext:value-type="float">
            <text:p>0.01231626033917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27485739715109" calcext:value-type="float">
            <text:p>0.012748573971510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37651417732169" calcext:value-type="float">
            <text:p>0.0137651417732169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190423378" calcext:value-type="float">
            <text:p>0.01291904233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4727961241482" calcext:value-type="float">
            <text:p>0.012472796124148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33003926430951" calcext:value-type="float">
            <text:p>0.0133003926430951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36586105576339" calcext:value-type="float">
            <text:p>0.0136586105576339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079860145491" calcext:value-type="float">
            <text:p>0.013307986014549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33513103266414" calcext:value-type="float">
            <text:p>0.0133513103266414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601542242625" calcext:value-type="float">
            <text:p>0.0129601542242625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33075614222167" calcext:value-type="float">
            <text:p>0.0133075614222167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35371031773506" calcext:value-type="float">
            <text:p>0.0135371031773506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8498732653325" calcext:value-type="float">
            <text:p>0.0138498732653325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078918867746" calcext:value-type="float">
            <text:p>0.01400789188677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7970621380464" calcext:value-type="float">
            <text:p>0.0127970621380464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26119738263579" calcext:value-type="float">
            <text:p>0.012611973826357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30557192453046" calcext:value-type="float">
            <text:p>0.0130557192453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4786681822487</text:p>
          </table:table-cell>
          <table:table-cell office:value-type="float" office:value="0.0134909756909446" calcext:value-type="float">
            <text:p>0.0134909756909446</text:p>
          </table:table-cell>
          <table:table-cell office:value-type="float" office:value="0.945178459789713" calcext:value-type="float">
            <text:p>0.945178459789713</text:p>
          </table:table-cell>
          <table:table-cell office:value-type="float" office:value="0.0139514606089218" calcext:value-type="float">
            <text:p>0.0139514606089218</text:p>
          </table:table-cell>
          <table:table-cell office:value-type="float" office:value="0.944612768779009" calcext:value-type="float">
            <text:p>0.944612768779009</text:p>
          </table:table-cell>
          <table:table-cell office:value-type="float" office:value="0.0133727040468647" calcext:value-type="float">
            <text:p>0.0133727040468647</text:p>
          </table:table-cell>
          <table:table-cell office:value-type="float" office:value="0.944614284361088" calcext:value-type="float">
            <text:p>0.944614284361088</text:p>
          </table:table-cell>
          <table:table-cell office:value-type="float" office:value="0.0128433490650769" calcext:value-type="float">
            <text:p>0.0128433490650769</text:p>
          </table:table-cell>
          <table:table-cell office:value-type="float" office:value="0.944265416311452" calcext:value-type="float">
            <text:p>0.944265416311452</text:p>
          </table:table-cell>
          <table:table-cell office:value-type="float" office:value="0.0134662049512805" calcext:value-type="float">
            <text:p>0.0134662049512805</text:p>
          </table:table-cell>
          <table:table-cell office:value-type="float" office:value="0.944743582457138" calcext:value-type="float">
            <text:p>0.944743582457138</text:p>
          </table:table-cell>
          <table:table-cell office:value-type="float" office:value="0.0138824236988996" calcext:value-type="float">
            <text:p>0.0138824236988996</text:p>
          </table:table-cell>
          <table:table-cell office:value-type="float" office:value="0.946048972245903" calcext:value-type="float">
            <text:p>0.946048972245903</text:p>
          </table:table-cell>
          <table:table-cell office:value-type="float" office:value="0.0130149844947052" calcext:value-type="float">
            <text:p>0.0130149844947052</text:p>
          </table:table-cell>
          <table:table-cell office:value-type="float" office:value="0.944744056076537" calcext:value-type="float">
            <text:p>0.944744056076537</text:p>
          </table:table-cell>
          <table:table-cell office:value-type="float" office:value="0.0134526494447446" calcext:value-type="float">
            <text:p>0.0134526494447446</text:p>
          </table:table-cell>
          <table:table-cell office:value-type="float" office:value="0.943829781187838" calcext:value-type="float">
            <text:p>0.943829781187838</text:p>
          </table:table-cell>
          <table:table-cell office:value-type="float" office:value="0.0132933661393405" calcext:value-type="float">
            <text:p>0.0132933661393405</text:p>
          </table:table-cell>
          <table:table-cell office:value-type="float" office:value="0.945484133750118" calcext:value-type="float">
            <text:p>0.945484133750118</text:p>
          </table:table-cell>
          <table:table-cell office:value-type="float" office:value="0.0137762747216166" calcext:value-type="float">
            <text:p>0.0137762747216166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3065788287292" calcext:value-type="float">
            <text:p>0.0133065788287292</text:p>
          </table:table-cell>
          <table:table-cell office:value-type="float" office:value="0.94448271289192" calcext:value-type="float">
            <text:p>0.94448271289192</text:p>
          </table:table-cell>
          <table:table-cell office:value-type="float" office:value="0.0136696378610997" calcext:value-type="float">
            <text:p>0.0136696378610997</text:p>
          </table:table-cell>
          <table:table-cell office:value-type="float" office:value="0.944351615042152" calcext:value-type="float">
            <text:p>0.944351615042152</text:p>
          </table:table-cell>
          <table:table-cell office:value-type="float" office:value="0.0133076096743939" calcext:value-type="float">
            <text:p>0.0133076096743939</text:p>
          </table:table-cell>
          <table:table-cell office:value-type="float" office:value="0.944786871270247" calcext:value-type="float">
            <text:p>0.944786871270247</text:p>
          </table:table-cell>
          <table:table-cell office:value-type="float" office:value="0.0125787066853775" calcext:value-type="float">
            <text:p>0.0125787066853775</text:p>
          </table:table-cell>
          <table:table-cell office:value-type="float" office:value="0.94535360424363" calcext:value-type="float">
            <text:p>0.94535360424363</text:p>
          </table:table-cell>
          <table:table-cell office:value-type="float" office:value="0.0131203516778668" calcext:value-type="float">
            <text:p>0.0131203516778668</text:p>
          </table:table-cell>
          <table:table-cell office:value-type="float" office:value="0.945135834043762" calcext:value-type="float">
            <text:p>0.945135834043762</text:p>
          </table:table-cell>
          <table:table-cell office:value-type="float" office:value="0.0126682882102974" calcext:value-type="float">
            <text:p>0.012668288210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11818181818182" calcext:value-type="float">
            <text:p>0.611818181818182</text:p>
          </table:table-cell>
          <table:table-cell office:value-type="float" office:value="0.123020599706918" calcext:value-type="float">
            <text:p>0.123020599706918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14545454545454" calcext:value-type="float">
            <text:p>0.614545454545454</text:p>
          </table:table-cell>
          <table:table-cell office:value-type="float" office:value="0.0481427323836012" calcext:value-type="float">
            <text:p>0.0481427323836012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982351146029098" calcext:value-type="float">
            <text:p>0.0982351146029098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74545454545455" calcext:value-type="float">
            <text:p>0.674545454545455</text:p>
          </table:table-cell>
          <table:table-cell office:value-type="float" office:value="0.136383836887614" calcext:value-type="float">
            <text:p>0.136383836887614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05413611003308" calcext:value-type="float">
            <text:p>0.105413611003308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4242101866113" calcext:value-type="float">
            <text:p>0.14242101866113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150298142638027" calcext:value-type="float">
            <text:p>0.150298142638027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87852660692874" calcext:value-type="float">
            <text:p>0.087852660692874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890517332955315" calcext:value-type="float">
            <text:p>0.0890517332955315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0868857159724009" calcext:value-type="float">
            <text:p>0.0868857159724009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0769004699421183" calcext:value-type="float">
            <text:p>0.0769004699421183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147986175613249" calcext:value-type="float">
            <text:p>0.14798617561324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35600558547598" calcext:value-type="float">
            <text:p>0.135600558547598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109745510773727" calcext:value-type="float">
            <text:p>0.10974551077372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119441614846788" calcext:value-type="float">
            <text:p>0.119441614846788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18720605564035" calcext:value-type="float">
            <text:p>0.11872060556403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129688473241948" calcext:value-type="float">
            <text:p>0.129688473241948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140277175443524" calcext:value-type="float">
            <text:p>0.140277175443524</text:p>
          </table:table-cell>
          <table:table-cell office:value-type="float" office:value="0.622727272727273" calcext:value-type="float">
            <text:p>0.622727272727273</text:p>
          </table:table-cell>
          <table:table-cell office:value-type="float" office:value="0.141826599076807" calcext:value-type="float">
            <text:p>0.14182659907680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838688030490791" calcext:value-type="float">
            <text:p>0.083868803049079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44507650224374" calcext:value-type="float">
            <text:p>0.144507650224374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117049744944412" calcext:value-type="float">
            <text:p>0.117049744944412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140277175443524" calcext:value-type="float">
            <text:p>0.140277175443524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35600558547598" calcext:value-type="float">
            <text:p>0.135600558547598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44507650224374" calcext:value-type="float">
            <text:p>0.14450765022437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19230005899117" calcext:value-type="float">
            <text:p>0.11923000589911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929517978897978" calcext:value-type="float">
            <text:p>0.0929517978897978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137990297898257" calcext:value-type="float">
            <text:p>0.137990297898257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35600558547598" calcext:value-type="float">
            <text:p>0.135600558547598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15474030010989" calcext:value-type="float">
            <text:p>0.11547403001098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43560905892387" calcext:value-type="float">
            <text:p>0.14356090589238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119441614846788" calcext:value-type="float">
            <text:p>0.119441614846788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982351146029098" calcext:value-type="float">
            <text:p>0.0982351146029098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126776535043888" calcext:value-type="float">
            <text:p>0.126776535043888</text:p>
          </table:table-cell>
          <table:table-cell office:value-type="float" office:value="0.626545454545455" calcext:value-type="float">
            <text:p>0.626545454545455</text:p>
          </table:table-cell>
          <table:table-cell office:value-type="float" office:value="0.134329774885304" calcext:value-type="float">
            <text:p>0.13432977488530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828759309575028" calcext:value-type="float">
            <text:p>0.0828759309575028</text:p>
          </table:table-cell>
          <table:table-cell office:value-type="float" office:value="0.645454545454545" calcext:value-type="float">
            <text:p>0.645454545454545</text:p>
          </table:table-cell>
          <table:table-cell office:value-type="float" office:value="0.0906009905701311" calcext:value-type="float">
            <text:p>0.0906009905701311</text:p>
          </table:table-cell>
          <table:table-cell office:value-type="float" office:value="0.673454545454545" calcext:value-type="float">
            <text:p>0.673454545454545</text:p>
          </table:table-cell>
          <table:table-cell office:value-type="float" office:value="0.0791502924907765" calcext:value-type="float">
            <text:p>0.0791502924907765</text:p>
          </table:table-cell>
          <table:table-cell office:value-type="float" office:value="0.646727272727273" calcext:value-type="float">
            <text:p>0.646727272727273</text:p>
          </table:table-cell>
          <table:table-cell office:value-type="float" office:value="0.132195636156766" calcext:value-type="float">
            <text:p>0.132195636156766</text:p>
          </table:table-cell>
          <table:table-cell office:value-type="float" office:value="0.679818181818182" calcext:value-type="float">
            <text:p>0.679818181818182</text:p>
          </table:table-cell>
          <table:table-cell office:value-type="float" office:value="0.0885377967717735" calcext:value-type="float">
            <text:p>0.088537796771773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0356401817014" calcext:value-type="float">
            <text:p>0.0820356401817014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76338491813217" calcext:value-type="float">
            <text:p>0.0676338491813217</text:p>
          </table:table-cell>
          <table:table-cell office:value-type="float" office:value="0.656909090909091" calcext:value-type="float">
            <text:p>0.656909090909091</text:p>
          </table:table-cell>
          <table:table-cell office:value-type="float" office:value="0.123372597983096" calcext:value-type="float">
            <text:p>0.123372597983096</text:p>
          </table:table-cell>
          <table:table-cell office:value-type="float" office:value="0.673454545454545" calcext:value-type="float">
            <text:p>0.673454545454545</text:p>
          </table:table-cell>
          <table:table-cell office:value-type="float" office:value="0.0937807841584564" calcext:value-type="float">
            <text:p>0.0937807841584564</text:p>
          </table:table-cell>
          <table:table-cell office:value-type="float" office:value="0.657636363636364" calcext:value-type="float">
            <text:p>0.657636363636364</text:p>
          </table:table-cell>
          <table:table-cell office:value-type="float" office:value="0.0823151341146076" calcext:value-type="float">
            <text:p>0.0823151341146076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807114602110905" calcext:value-type="float">
            <text:p>0.0807114602110905</text:p>
          </table:table-cell>
          <table:table-cell office:value-type="float" office:value="0.668727272727273" calcext:value-type="float">
            <text:p>0.668727272727273</text:p>
          </table:table-cell>
          <table:table-cell office:value-type="float" office:value="0.0908786060713551" calcext:value-type="float">
            <text:p>0.0908786060713551</text:p>
          </table:table-cell>
          <table:table-cell office:value-type="float" office:value="0.675818181818182" calcext:value-type="float">
            <text:p>0.675818181818182</text:p>
          </table:table-cell>
          <table:table-cell office:value-type="float" office:value="0.0874685712022179" calcext:value-type="float">
            <text:p>0.0874685712022179</text:p>
          </table:table-cell>
          <table:table-cell office:value-type="float" office:value="0.671636363636364" calcext:value-type="float">
            <text:p>0.671636363636364</text:p>
          </table:table-cell>
          <table:table-cell office:value-type="float" office:value="0.0762949803922882" calcext:value-type="float">
            <text:p>0.0762949803922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974608772253342" calcext:value-type="float">
            <text:p>0.09746087722533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710927432660129" calcext:value-type="float">
            <text:p>0.071092743266012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956155448400504" calcext:value-type="float">
            <text:p>0.095615544840050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925557931158396" calcext:value-type="float">
            <text:p>0.092555793115839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86071425814823" calcext:value-type="float">
            <text:p>0.0786071425814823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814969510873758" calcext:value-type="float">
            <text:p>0.08149695108737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5230835534211" calcext:value-type="float">
            <text:p>0.0785230835534211</text:p>
          </table:table-cell>
          <table:table-cell office:value-type="float" office:value="0.679454545454545" calcext:value-type="float">
            <text:p>0.679454545454545</text:p>
          </table:table-cell>
          <table:table-cell office:value-type="float" office:value="0.082233059234565" calcext:value-type="float">
            <text:p>0.082233059234565</text:p>
          </table:table-cell>
          <table:table-cell office:value-type="float" office:value="0.661454545454545" calcext:value-type="float">
            <text:p>0.661454545454545</text:p>
          </table:table-cell>
          <table:table-cell office:value-type="float" office:value="0.0833587551015735" calcext:value-type="float">
            <text:p>0.083358755101573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43795191475362" calcext:value-type="float">
            <text:p>0.0743795191475362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1758268334755" calcext:value-type="float">
            <text:p>0.081758268334755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2844264598861" calcext:value-type="float">
            <text:p>0.0828442645988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22323142540189" calcext:value-type="float">
            <text:p>0.082232314254018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2358467997692" calcext:value-type="float">
            <text:p>0.0812358467997692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806076113959114" calcext:value-type="float">
            <text:p>0.080607611395911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76828644736125" calcext:value-type="float">
            <text:p>0.07682864473612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62926118859537" calcext:value-type="float">
            <text:p>0.066292611885953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20133670406893" calcext:value-type="float">
            <text:p>0.120133670406893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37885262733232" calcext:value-type="float">
            <text:p>0.137885262733232</text:p>
          </table:table-cell>
          <table:table-cell office:value-type="float" office:value="0.695555555555556" calcext:value-type="float">
            <text:p>0.695555555555556</text:p>
          </table:table-cell>
          <table:table-cell office:value-type="float" office:value="0.15299479536052" calcext:value-type="float">
            <text:p>0.15299479536052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3221755360572" calcext:value-type="float">
            <text:p>0.1322175536057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0994428926011753" calcext:value-type="float">
            <text:p>0.099442892601175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5470053837925" calcext:value-type="float">
            <text:p>0.115470053837925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43156652519168" calcext:value-type="float">
            <text:p>0.143156652519168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3703203194063" calcext:value-type="float">
            <text:p>0.1370320319406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49071198499986" calcext:value-type="float">
            <text:p>0.14907119849998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76666666666667" calcext:value-type="float">
            <text:p>0.676666666666667</text:p>
          </table:table-cell>
          <table:table-cell office:value-type="float" office:value="0.122776520858322" calcext:value-type="float">
            <text:p>0.122776520858322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60246723353955" calcext:value-type="float">
            <text:p>0.1602467233539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0.594444444444444" calcext:value-type="float">
            <text:p>0.594444444444444</text:p>
          </table:table-cell>
          <table:table-cell office:value-type="float" office:value="0.121969435556112" calcext:value-type="float">
            <text:p>0.121969435556112</text:p>
          </table:table-cell>
          <table:table-cell office:value-type="float" office:value="0.575555555555556" calcext:value-type="float">
            <text:p>0.575555555555556</text:p>
          </table:table-cell>
          <table:table-cell office:value-type="float" office:value="0.147572957474524" calcext:value-type="float">
            <text:p>0.14757295747452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75555555555556" calcext:value-type="float">
            <text:p>0.675555555555556</text:p>
          </table:table-cell>
          <table:table-cell office:value-type="float" office:value="0.107955180457699" calcext:value-type="float">
            <text:p>0.1079551804576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25756967261519" calcext:value-type="float">
            <text:p>0.125756967261519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0940186480058052" calcext:value-type="float">
            <text:p>0.0940186480058052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2957670877434" calcext:value-type="float">
            <text:p>0.129576708774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35172500673294" calcext:value-type="float">
            <text:p>0.135172500673294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56977626777328" calcext:value-type="float">
            <text:p>0.15697762677732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0889583062277692" calcext:value-type="float">
            <text:p>0.0889583062277692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35172500673294" calcext:value-type="float">
            <text:p>0.135172500673294</text:p>
          </table:table-cell>
          <table:table-cell office:value-type="float" office:value="0.575555555555556" calcext:value-type="float">
            <text:p>0.575555555555556</text:p>
          </table:table-cell>
          <table:table-cell office:value-type="float" office:value="0.13984117975602" calcext:value-type="float">
            <text:p>0.13984117975602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0974362723039722" calcext:value-type="float">
            <text:p>0.0974362723039722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37885262733232" calcext:value-type="float">
            <text:p>0.1378852627332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0.624444444444444" calcext:value-type="float">
            <text:p>0.624444444444444</text:p>
          </table:table-cell>
          <table:table-cell office:value-type="float" office:value="0.140721246213223" calcext:value-type="float">
            <text:p>0.140721246213223</text:p>
          </table:table-cell>
          <table:table-cell office:value-type="float" office:value="0.575555555555556" calcext:value-type="float">
            <text:p>0.575555555555556</text:p>
          </table:table-cell>
          <table:table-cell office:value-type="float" office:value="0.13984117975602" calcext:value-type="float">
            <text:p>0.13984117975602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06342098791159" calcext:value-type="float">
            <text:p>0.10634209879115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37930023410513" calcext:value-type="float">
            <text:p>0.1379300234105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0.622444444444444" calcext:value-type="float">
            <text:p>0.622444444444444</text:p>
          </table:table-cell>
          <table:table-cell office:value-type="float" office:value="0.131905357904531" calcext:value-type="float">
            <text:p>0.131905357904531</text:p>
          </table:table-cell>
          <table:table-cell office:value-type="float" office:value="0.581555555555556" calcext:value-type="float">
            <text:p>0.581555555555556</text:p>
          </table:table-cell>
          <table:table-cell office:value-type="float" office:value="0.140873322834157" calcext:value-type="float">
            <text:p>0.140873322834157</text:p>
          </table:table-cell>
          <table:table-cell office:value-type="float" office:value="0.646" calcext:value-type="float">
            <text:p>0.646</text:p>
          </table:table-cell>
          <table:table-cell office:value-type="float" office:value="0.125737252677274" calcext:value-type="float">
            <text:p>0.125737252677274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19707860686224" calcext:value-type="float">
            <text:p>0.119707860686224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15887692659631" calcext:value-type="float">
            <text:p>0.115887692659631</text:p>
          </table:table-cell>
          <table:table-cell office:value-type="float" office:value="0.629777777777778" calcext:value-type="float">
            <text:p>0.629777777777778</text:p>
          </table:table-cell>
          <table:table-cell office:value-type="float" office:value="0.104569883615564" calcext:value-type="float">
            <text:p>0.104569883615564</text:p>
          </table:table-cell>
          <table:table-cell office:value-type="float" office:value="0.638444444444444" calcext:value-type="float">
            <text:p>0.638444444444444</text:p>
          </table:table-cell>
          <table:table-cell office:value-type="float" office:value="0.111940588926847" calcext:value-type="float">
            <text:p>0.111940588926847</text:p>
          </table:table-cell>
          <table:table-cell office:value-type="float" office:value="0.621777777777778" calcext:value-type="float">
            <text:p>0.621777777777778</text:p>
          </table:table-cell>
          <table:table-cell office:value-type="float" office:value="0.113539227769711" calcext:value-type="float">
            <text:p>0.113539227769711</text:p>
          </table:table-cell>
          <table:table-cell office:value-type="float" office:value="0.629777777777778" calcext:value-type="float">
            <text:p>0.629777777777778</text:p>
          </table:table-cell>
          <table:table-cell office:value-type="float" office:value="0.121320631598748" calcext:value-type="float">
            <text:p>0.121320631598748</text:p>
          </table:table-cell>
          <table:table-cell office:value-type="float" office:value="0.637555555555556" calcext:value-type="float">
            <text:p>0.637555555555556</text:p>
          </table:table-cell>
          <table:table-cell office:value-type="float" office:value="0.122203597284706" calcext:value-type="float">
            <text:p>0.122203597284706</text:p>
          </table:table-cell>
          <table:table-cell office:value-type="float" office:value="0.638666666666667" calcext:value-type="float">
            <text:p>0.638666666666667</text:p>
          </table:table-cell>
          <table:table-cell office:value-type="float" office:value="0.123502974295927" calcext:value-type="float">
            <text:p>0.123502974295927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576321102708" calcext:value-type="float">
            <text:p>0.120576321102708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11126362469387" calcext:value-type="float">
            <text:p>0.111126362469387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15737890785532" calcext:value-type="float">
            <text:p>0.115737890785532</text:p>
          </table:table-cell>
          <table:table-cell office:value-type="float" office:value="0.634666666666667" calcext:value-type="float">
            <text:p>0.634666666666667</text:p>
          </table:table-cell>
          <table:table-cell office:value-type="float" office:value="0.117232837916328" calcext:value-type="float">
            <text:p>0.117232837916328</text:p>
          </table:table-cell>
          <table:table-cell office:value-type="float" office:value="0.651555555555556" calcext:value-type="float">
            <text:p>0.651555555555556</text:p>
          </table:table-cell>
          <table:table-cell office:value-type="float" office:value="0.135361074211352" calcext:value-type="float">
            <text:p>0.135361074211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35218159347345" calcext:value-type="float">
            <text:p>0.135218159347345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53156097245447" calcext:value-type="float">
            <text:p>0.15315609724544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9513148186739" calcext:value-type="float">
            <text:p>0.159513148186739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5335748602047" calcext:value-type="float">
            <text:p>0.1533574860204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715875346951" calcext:value-type="float">
            <text:p>0.1207158753469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192449412217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06631370309946" calcext:value-type="float">
            <text:p>0.10663137030994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4822535039089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7888895168288" calcext:value-type="float">
            <text:p>0.127888895168288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22898242244889" calcext:value-type="float">
            <text:p>0.122898242244889</text:p>
          </table:table-cell>
          <table:table-cell office:value-type="float" office:value="0.64" calcext:value-type="float">
            <text:p>0.64</text:p>
          </table:table-cell>
          <table:table-cell office:value-type="float" office:value="0.130894850334027" calcext:value-type="float">
            <text:p>0.13089485033402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22833831211182" calcext:value-type="float">
            <text:p>0.122833831211182</text:p>
          </table:table-cell>
          <table:table-cell office:value-type="float" office:value="0.644222222222222" calcext:value-type="float">
            <text:p>0.644222222222222</text:p>
          </table:table-cell>
          <table:table-cell office:value-type="float" office:value="0.121267727402391" calcext:value-type="float">
            <text:p>0.121267727402391</text:p>
          </table:table-cell>
          <table:table-cell office:value-type="float" office:value="0.640222222222222" calcext:value-type="float">
            <text:p>0.640222222222222</text:p>
          </table:table-cell>
          <table:table-cell office:value-type="float" office:value="0.117567676643346" calcext:value-type="float">
            <text:p>0.117567676643346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1922554878284" calcext:value-type="float">
            <text:p>0.121922554878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3767170602572" calcext:value-type="float">
            <text:p>0.113767170602572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25119863135752" calcext:value-type="float">
            <text:p>0.125119863135752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20834968516014" calcext:value-type="float">
            <text:p>0.120834968516014</text:p>
          </table:table-cell>
          <table:table-cell office:value-type="float" office:value="0.636222222222222" calcext:value-type="float">
            <text:p>0.636222222222222</text:p>
          </table:table-cell>
          <table:table-cell office:value-type="float" office:value="0.116077599613072" calcext:value-type="float">
            <text:p>0.116077599613072</text:p>
          </table:table-cell>
          <table:table-cell office:value-type="float" office:value="0.639777777777778" calcext:value-type="float">
            <text:p>0.639777777777778</text:p>
          </table:table-cell>
          <table:table-cell office:value-type="float" office:value="0.111642014454234" calcext:value-type="float">
            <text:p>0.11164201445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209717988086595" calcext:value-type="float">
            <text:p>0.209717988086595</text:p>
          </table:table-cell>
          <table:table-cell office:value-type="float" office:value="0.7" calcext:value-type="float">
            <text:p>0.7</text:p>
          </table:table-cell>
          <table:table-cell office:value-type="float" office:value="0.210076727423479" calcext:value-type="float">
            <text:p>0.210076727423479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89341811007965" calcext:value-type="float">
            <text:p>0.189341811007965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8467453315385" calcext:value-type="float">
            <text:p>0.18467453315385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18743838902051" calcext:value-type="float">
            <text:p>0.18743838902051</text:p>
          </table:table-cell>
          <table:table-cell office:value-type="float" office:value="0.749090909090909" calcext:value-type="float">
            <text:p>0.749090909090909</text:p>
          </table:table-cell>
          <table:table-cell office:value-type="float" office:value="0.20269986678912" calcext:value-type="float">
            <text:p>0.20269986678912</text:p>
          </table:table-cell>
          <table:table-cell office:value-type="float" office:value="0.7" calcext:value-type="float">
            <text:p>0.7</text:p>
          </table:table-cell>
          <table:table-cell office:value-type="float" office:value="0.164699130202439" calcext:value-type="float">
            <text:p>0.164699130202439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208296690992489" calcext:value-type="float">
            <text:p>0.208296690992489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51442406779496" calcext:value-type="float">
            <text:p>0.151442406779496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49345065458072" calcext:value-type="float">
            <text:p>0.149345065458072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6073383983188" calcext:value-type="float">
            <text:p>0.176073383983188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197225940548763" calcext:value-type="float">
            <text:p>0.197225940548763</text:p>
          </table:table-cell>
          <table:table-cell office:value-type="float" office:value="0.748181818181818" calcext:value-type="float">
            <text:p>0.748181818181818</text:p>
          </table:table-cell>
          <table:table-cell office:value-type="float" office:value="0.161492692736119" calcext:value-type="float">
            <text:p>0.161492692736119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197225940548763" calcext:value-type="float">
            <text:p>0.1972259405487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06018266594977" calcext:value-type="float">
            <text:p>0.206018266594977</text:p>
          </table:table-cell>
          <table:table-cell office:value-type="float" office:value="0.71" calcext:value-type="float">
            <text:p>0.71</text:p>
          </table:table-cell>
          <table:table-cell office:value-type="float" office:value="0.209000858957554" calcext:value-type="float">
            <text:p>0.209000858957554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" calcext:value-type="float">
            <text:p>0.72</text:p>
          </table:table-cell>
          <table:table-cell office:value-type="float" office:value="0.176425064799308" calcext:value-type="float">
            <text:p>0.176425064799308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47272727272727" calcext:value-type="float">
            <text:p>0.747272727272727</text:p>
          </table:table-cell>
          <table:table-cell office:value-type="float" office:value="0.151199671558911" calcext:value-type="float">
            <text:p>0.151199671558911</text:p>
          </table:table-cell>
          <table:table-cell office:value-type="float" office:value="0.748181818181818" calcext:value-type="float">
            <text:p>0.748181818181818</text:p>
          </table:table-cell>
          <table:table-cell office:value-type="float" office:value="0.161492692736119" calcext:value-type="float">
            <text:p>0.16149269273611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.731818181818182" calcext:value-type="float">
            <text:p>0.731818181818182</text:p>
          </table:table-cell>
          <table:table-cell office:value-type="float" office:value="0.219409425202676" calcext:value-type="float">
            <text:p>0.219409425202676</text:p>
          </table:table-cell>
          <table:table-cell office:value-type="float" office:value="0.7" calcext:value-type="float">
            <text:p>0.7</text:p>
          </table:table-cell>
          <table:table-cell office:value-type="float" office:value="0.222144155249833" calcext:value-type="float">
            <text:p>0.222144155249833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" calcext:value-type="float">
            <text:p>0.72</text:p>
          </table:table-cell>
          <table:table-cell office:value-type="float" office:value="0.170010532812581" calcext:value-type="float">
            <text:p>0.17001053281258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5066562180662" calcext:value-type="float">
            <text:p>0.17506656218066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91626837399551" calcext:value-type="float">
            <text:p>0.19162683739955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" calcext:value-type="float">
            <text:p>0.71</text:p>
          </table:table-cell>
          <table:table-cell office:value-type="float" office:value="0.180472291318873" calcext:value-type="float">
            <text:p>0.180472291318873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11342727324649" calcext:value-type="float">
            <text:p>0.211342727324649</text:p>
          </table:table-cell>
          <table:table-cell office:value-type="float" office:value="0.72" calcext:value-type="float">
            <text:p>0.72</text:p>
          </table:table-cell>
          <table:table-cell office:value-type="float" office:value="0.216058693518672" calcext:value-type="float">
            <text:p>0.21605869351867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56100318571804" calcext:value-type="float">
            <text:p>0.156100318571804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5066562180662" calcext:value-type="float">
            <text:p>0.17506656218066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5066562180662" calcext:value-type="float">
            <text:p>0.175066562180662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5066562180662" calcext:value-type="float">
            <text:p>0.1750665621806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06018266594977" calcext:value-type="float">
            <text:p>0.206018266594977</text:p>
          </table:table-cell>
          <table:table-cell office:value-type="float" office:value="0.72" calcext:value-type="float">
            <text:p>0.72</text:p>
          </table:table-cell>
          <table:table-cell office:value-type="float" office:value="0.216058693518672" calcext:value-type="float">
            <text:p>0.216058693518672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56100318571804" calcext:value-type="float">
            <text:p>0.156100318571804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6884155616331" calcext:value-type="float">
            <text:p>0.16688415561633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5066562180662" calcext:value-type="float">
            <text:p>0.175066562180662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.715636363636364" calcext:value-type="float">
            <text:p>0.715636363636364</text:p>
          </table:table-cell>
          <table:table-cell office:value-type="float" office:value="0.210501334760775" calcext:value-type="float">
            <text:p>0.210501334760775</text:p>
          </table:table-cell>
          <table:table-cell office:value-type="float" office:value="0.71" calcext:value-type="float">
            <text:p>0.71</text:p>
          </table:table-cell>
          <table:table-cell office:value-type="float" office:value="0.214667825733642" calcext:value-type="float">
            <text:p>0.214667825733642</text:p>
          </table:table-cell>
          <table:table-cell office:value-type="float" office:value="0.73" calcext:value-type="float">
            <text:p>0.73</text:p>
          </table:table-cell>
          <table:table-cell office:value-type="float" office:value="0.182501609131383" calcext:value-type="float">
            <text:p>0.182501609131383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62054509989152" calcext:value-type="float">
            <text:p>0.162054509989152</text:p>
          </table:table-cell>
          <table:table-cell office:value-type="float" office:value="0.731272727272727" calcext:value-type="float">
            <text:p>0.731272727272727</text:p>
          </table:table-cell>
          <table:table-cell office:value-type="float" office:value="0.176227844979874" calcext:value-type="float">
            <text:p>0.176227844979874</text:p>
          </table:table-cell>
          <table:table-cell office:value-type="float" office:value="0.723090909090909" calcext:value-type="float">
            <text:p>0.723090909090909</text:p>
          </table:table-cell>
          <table:table-cell office:value-type="float" office:value="0.171131068111415" calcext:value-type="float">
            <text:p>0.171131068111415</text:p>
          </table:table-cell>
          <table:table-cell office:value-type="float" office:value="0.738727272727273" calcext:value-type="float">
            <text:p>0.738727272727273</text:p>
          </table:table-cell>
          <table:table-cell office:value-type="float" office:value="0.172939193798748" calcext:value-type="float">
            <text:p>0.172939193798748</text:p>
          </table:table-cell>
          <table:table-cell office:value-type="float" office:value="0.710363636363636" calcext:value-type="float">
            <text:p>0.710363636363636</text:p>
          </table:table-cell>
          <table:table-cell office:value-type="float" office:value="0.183144267506335" calcext:value-type="float">
            <text:p>0.183144267506335</text:p>
          </table:table-cell>
          <table:table-cell office:value-type="float" office:value="0.714909090909091" calcext:value-type="float">
            <text:p>0.714909090909091</text:p>
          </table:table-cell>
          <table:table-cell office:value-type="float" office:value="0.198157247413339" calcext:value-type="float">
            <text:p>0.198157247413339</text:p>
          </table:table-cell>
          <table:table-cell office:value-type="float" office:value="0.721636363636364" calcext:value-type="float">
            <text:p>0.721636363636364</text:p>
          </table:table-cell>
          <table:table-cell office:value-type="float" office:value="0.175951590502115" calcext:value-type="float">
            <text:p>0.175951590502115</text:p>
          </table:table-cell>
          <table:table-cell office:value-type="float" office:value="0.729636363636364" calcext:value-type="float">
            <text:p>0.729636363636364</text:p>
          </table:table-cell>
          <table:table-cell office:value-type="float" office:value="0.17675672562759" calcext:value-type="float">
            <text:p>0.17675672562759</text:p>
          </table:table-cell>
          <table:table-cell office:value-type="float" office:value="0.723090909090909" calcext:value-type="float">
            <text:p>0.723090909090909</text:p>
          </table:table-cell>
          <table:table-cell office:value-type="float" office:value="0.169578376959027" calcext:value-type="float">
            <text:p>0.169578376959027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8730944572928" calcext:value-type="float">
            <text:p>0.18730944572928</text:p>
          </table:table-cell>
          <table:table-cell office:value-type="float" office:value="0.703090909090909" calcext:value-type="float">
            <text:p>0.703090909090909</text:p>
          </table:table-cell>
          <table:table-cell office:value-type="float" office:value="0.193092717964425" calcext:value-type="float">
            <text:p>0.193092717964425</text:p>
          </table:table-cell>
          <table:table-cell office:value-type="float" office:value="0.733636363636364" calcext:value-type="float">
            <text:p>0.733636363636364</text:p>
          </table:table-cell>
          <table:table-cell office:value-type="float" office:value="0.179601939767356" calcext:value-type="float">
            <text:p>0.179601939767356</text:p>
          </table:table-cell>
          <table:table-cell office:value-type="float" office:value="0.717636363636364" calcext:value-type="float">
            <text:p>0.717636363636364</text:p>
          </table:table-cell>
          <table:table-cell office:value-type="float" office:value="0.176705589859364" calcext:value-type="float">
            <text:p>0.176705589859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" calcext:value-type="float">
            <text:p>0.7</text:p>
          </table:table-cell>
          <table:table-cell office:value-type="float" office:value="0.201144566973043" calcext:value-type="float">
            <text:p>0.20114456697304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92392027845045" calcext:value-type="float">
            <text:p>0.192392027845045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21608196683845" calcext:value-type="float">
            <text:p>0.22160819668384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90152420618392" calcext:value-type="float">
            <text:p>0.190152420618392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74" calcext:value-type="float">
            <text:p>0.74</text:p>
          </table:table-cell>
          <table:table-cell office:value-type="float" office:value="0.178926499933153" calcext:value-type="float">
            <text:p>0.17892649993315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63549359586396" calcext:value-type="float">
            <text:p>0.16354935958639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42614315463794" calcext:value-type="float">
            <text:p>0.14261431546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4924841240898" calcext:value-type="float">
            <text:p>0.184924841240898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8363371509212" calcext:value-type="float">
            <text:p>0.188363371509212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3876443249281" calcext:value-type="float">
            <text:p>0.193876443249281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7464752570433" calcext:value-type="float">
            <text:p>0.177464752570433</text:p>
          </table:table-cell>
          <table:table-cell office:value-type="float" office:value="0.725636363636364" calcext:value-type="float">
            <text:p>0.725636363636364</text:p>
          </table:table-cell>
          <table:table-cell office:value-type="float" office:value="0.177767719247986" calcext:value-type="float">
            <text:p>0.17776771924798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6880363182427" calcext:value-type="float">
            <text:p>0.18688036318242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93127490360914" calcext:value-type="float">
            <text:p>0.193127490360914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618053681016" calcext:value-type="float">
            <text:p>0.172618053681016</text:p>
          </table:table-cell>
          <table:table-cell office:value-type="float" office:value="0.720363636363636" calcext:value-type="float">
            <text:p>0.720363636363636</text:p>
          </table:table-cell>
          <table:table-cell office:value-type="float" office:value="0.190085535448784" calcext:value-type="float">
            <text:p>0.19008553544878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6922822747349" calcext:value-type="float">
            <text:p>0.176922822747349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81547185850116" calcext:value-type="float">
            <text:p>0.181547185850116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0227020797171" calcext:value-type="float">
            <text:p>0.1702270207971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1876834496553</text:p>
          </table:table-cell>
          <table:table-cell office:value-type="float" office:value="0.732545454545455" calcext:value-type="float">
            <text:p>0.732545454545455</text:p>
          </table:table-cell>
          <table:table-cell office:value-type="float" office:value="0.166758604654975" calcext:value-type="float">
            <text:p>0.166758604654975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522732174158" calcext:value-type="float">
            <text:p>0.172522732174158</text:p>
          </table:table-cell>
          <table:table-cell office:value-type="float" office:value="0.726909090909091" calcext:value-type="float">
            <text:p>0.726909090909091</text:p>
          </table:table-cell>
          <table:table-cell office:value-type="float" office:value="0.160901923833494" calcext:value-type="float">
            <text:p>0.160901923833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792184380504991" calcext:value-type="float">
            <text:p>0.792184380504991</text:p>
          </table:table-cell>
          <table:table-cell office:value-type="float" office:value="0.0398658380122039" calcext:value-type="float">
            <text:p>0.0398658380122039</text:p>
          </table:table-cell>
          <table:table-cell office:value-type="float" office:value="0.785331767469172" calcext:value-type="float">
            <text:p>0.785331767469172</text:p>
          </table:table-cell>
          <table:table-cell office:value-type="float" office:value="0.0237199640120912" calcext:value-type="float">
            <text:p>0.0237199640120912</text:p>
          </table:table-cell>
          <table:table-cell office:value-type="float" office:value="0.792196124486201" calcext:value-type="float">
            <text:p>0.792196124486201</text:p>
          </table:table-cell>
          <table:table-cell office:value-type="float" office:value="0.0299399161247731" calcext:value-type="float">
            <text:p>0.0299399161247731</text:p>
          </table:table-cell>
          <table:table-cell office:value-type="float" office:value="0.792977099236641" calcext:value-type="float">
            <text:p>0.792977099236641</text:p>
          </table:table-cell>
          <table:table-cell office:value-type="float" office:value="0.0389650438318751" calcext:value-type="float">
            <text:p>0.0389650438318751</text:p>
          </table:table-cell>
          <table:table-cell office:value-type="float" office:value="0.783810921902525" calcext:value-type="float">
            <text:p>0.783810921902525</text:p>
          </table:table-cell>
          <table:table-cell office:value-type="float" office:value="0.0300641082945789" calcext:value-type="float">
            <text:p>0.0300641082945789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34398905267214" calcext:value-type="float">
            <text:p>0.034398905267214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38691407609864" calcext:value-type="float">
            <text:p>0.038691407609864</text:p>
          </table:table-cell>
          <table:table-cell office:value-type="float" office:value="0.801350557839107" calcext:value-type="float">
            <text:p>0.801350557839107</text:p>
          </table:table-cell>
          <table:table-cell office:value-type="float" office:value="0.0315659170177724" calcext:value-type="float">
            <text:p>0.0315659170177724</text:p>
          </table:table-cell>
          <table:table-cell office:value-type="float" office:value="0.794497944803288" calcext:value-type="float">
            <text:p>0.794497944803288</text:p>
          </table:table-cell>
          <table:table-cell office:value-type="float" office:value="0.0338508819194831" calcext:value-type="float">
            <text:p>0.0338508819194831</text:p>
          </table:table-cell>
          <table:table-cell office:value-type="float" office:value="0.783029947152085" calcext:value-type="float">
            <text:p>0.783029947152085</text:p>
          </table:table-cell>
          <table:table-cell office:value-type="float" office:value="0.0373262920765689" calcext:value-type="float">
            <text:p>0.037326292076568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287484435056123" calcext:value-type="float">
            <text:p>0.0287484435056123</text:p>
          </table:table-cell>
          <table:table-cell office:value-type="float" office:value="0.777674691720493" calcext:value-type="float">
            <text:p>0.777674691720493</text:p>
          </table:table-cell>
          <table:table-cell office:value-type="float" office:value="0.0337936310171487" calcext:value-type="float">
            <text:p>0.0337936310171487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20071884828936" calcext:value-type="float">
            <text:p>0.0320071884828936</text:p>
          </table:table-cell>
          <table:table-cell office:value-type="float" office:value="0.800610687022901" calcext:value-type="float">
            <text:p>0.800610687022901</text:p>
          </table:table-cell>
          <table:table-cell office:value-type="float" office:value="0.0322760272374206" calcext:value-type="float">
            <text:p>0.0322760272374206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30256805062708" calcext:value-type="float">
            <text:p>0.030256805062708</text:p>
          </table:table-cell>
          <table:table-cell office:value-type="float" office:value="0.788367586611861" calcext:value-type="float">
            <text:p>0.788367586611861</text:p>
          </table:table-cell>
          <table:table-cell office:value-type="float" office:value="0.0377178743656149" calcext:value-type="float">
            <text:p>0.03771787436561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792977099236641" calcext:value-type="float">
            <text:p>0.792977099236641</text:p>
          </table:table-cell>
          <table:table-cell office:value-type="float" office:value="0.0363873022612492" calcext:value-type="float">
            <text:p>0.0363873022612492</text:p>
          </table:table-cell>
          <table:table-cell office:value-type="float" office:value="0.789101585437463" calcext:value-type="float">
            <text:p>0.789101585437463</text:p>
          </table:table-cell>
          <table:table-cell office:value-type="float" office:value="0.0312802580114785" calcext:value-type="float">
            <text:p>0.0312802580114785</text:p>
          </table:table-cell>
          <table:table-cell office:value-type="float" office:value="0.801385789782736" calcext:value-type="float">
            <text:p>0.801385789782736</text:p>
          </table:table-cell>
          <table:table-cell office:value-type="float" office:value="0.030031074322237" calcext:value-type="float">
            <text:p>0.030031074322237</text:p>
          </table:table-cell>
          <table:table-cell office:value-type="float" office:value="0.789154433352907" calcext:value-type="float">
            <text:p>0.789154433352907</text:p>
          </table:table-cell>
          <table:table-cell office:value-type="float" office:value="0.0303418008294017" calcext:value-type="float">
            <text:p>0.0303418008294017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351386272079827" calcext:value-type="float">
            <text:p>0.0351386272079827</text:p>
          </table:table-cell>
          <table:table-cell office:value-type="float" office:value="0.792953611274222" calcext:value-type="float">
            <text:p>0.792953611274222</text:p>
          </table:table-cell>
          <table:table-cell office:value-type="float" office:value="0.0279071634597375" calcext:value-type="float">
            <text:p>0.0279071634597375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329299786989411" calcext:value-type="float">
            <text:p>0.0329299786989411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3966015126786" calcext:value-type="float">
            <text:p>0.03966015126786</text:p>
          </table:table-cell>
          <table:table-cell office:value-type="float" office:value="0.799078097475044" calcext:value-type="float">
            <text:p>0.799078097475044</text:p>
          </table:table-cell>
          <table:table-cell office:value-type="float" office:value="0.0219523120720584" calcext:value-type="float">
            <text:p>0.021952312072058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2046329174945" calcext:value-type="float">
            <text:p>0.032046329174945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21847650944191" calcext:value-type="float">
            <text:p>0.0221847650944191</text:p>
          </table:table-cell>
          <table:table-cell office:value-type="float" office:value="0.790669406928949" calcext:value-type="float">
            <text:p>0.790669406928949</text:p>
          </table:table-cell>
          <table:table-cell office:value-type="float" office:value="0.0340585629669632" calcext:value-type="float">
            <text:p>0.0340585629669632</text:p>
          </table:table-cell>
          <table:table-cell office:value-type="float" office:value="0.782248972401644" calcext:value-type="float">
            <text:p>0.782248972401644</text:p>
          </table:table-cell>
          <table:table-cell office:value-type="float" office:value="0.0284307861370278" calcext:value-type="float">
            <text:p>0.0284307861370278</text:p>
          </table:table-cell>
          <table:table-cell office:value-type="float" office:value="0.793728714034058" calcext:value-type="float">
            <text:p>0.793728714034058</text:p>
          </table:table-cell>
          <table:table-cell office:value-type="float" office:value="0.0249924747928191" calcext:value-type="float">
            <text:p>0.0249924747928191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319267496537186" calcext:value-type="float">
            <text:p>0.0319267496537186</text:p>
          </table:table-cell>
          <table:table-cell office:value-type="float" office:value="0.798308866705813" calcext:value-type="float">
            <text:p>0.798308866705813</text:p>
          </table:table-cell>
          <table:table-cell office:value-type="float" office:value="0.0344340703198723" calcext:value-type="float">
            <text:p>0.03443407031987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793740458015267" calcext:value-type="float">
            <text:p>0.793740458015267</text:p>
          </table:table-cell>
          <table:table-cell office:value-type="float" office:value="0.0307073133498103" calcext:value-type="float">
            <text:p>0.0307073133498103</text:p>
          </table:table-cell>
          <table:table-cell office:value-type="float" office:value="0.783752201996477" calcext:value-type="float">
            <text:p>0.783752201996477</text:p>
          </table:table-cell>
          <table:table-cell office:value-type="float" office:value="0.0336729982603152" calcext:value-type="float">
            <text:p>0.0336729982603152</text:p>
          </table:table-cell>
          <table:table-cell office:value-type="float" office:value="0.79602466236054" calcext:value-type="float">
            <text:p>0.79602466236054</text:p>
          </table:table-cell>
          <table:table-cell office:value-type="float" office:value="0.0297027815034022" calcext:value-type="float">
            <text:p>0.0297027815034022</text:p>
          </table:table-cell>
          <table:table-cell office:value-type="float" office:value="0.797551379917792" calcext:value-type="float">
            <text:p>0.797551379917792</text:p>
          </table:table-cell>
          <table:table-cell office:value-type="float" office:value="0.0279604883062584" calcext:value-type="float">
            <text:p>0.0279604883062584</text:p>
          </table:table-cell>
          <table:table-cell office:value-type="float" office:value="0.790657662947739" calcext:value-type="float">
            <text:p>0.790657662947739</text:p>
          </table:table-cell>
          <table:table-cell office:value-type="float" office:value="0.0387711536508324" calcext:value-type="float">
            <text:p>0.0387711536508324</text:p>
          </table:table-cell>
          <table:table-cell office:value-type="float" office:value="0.793740458015267" calcext:value-type="float">
            <text:p>0.793740458015267</text:p>
          </table:table-cell>
          <table:table-cell office:value-type="float" office:value="0.028971451922774" calcext:value-type="float">
            <text:p>0.028971451922774</text:p>
          </table:table-cell>
          <table:table-cell office:value-type="float" office:value="0.792196124486201" calcext:value-type="float">
            <text:p>0.792196124486201</text:p>
          </table:table-cell>
          <table:table-cell office:value-type="float" office:value="0.0349303598011698" calcext:value-type="float">
            <text:p>0.0349303598011698</text:p>
          </table:table-cell>
          <table:table-cell office:value-type="float" office:value="0.794503816793893" calcext:value-type="float">
            <text:p>0.794503816793893</text:p>
          </table:table-cell>
          <table:table-cell office:value-type="float" office:value="0.0312237691709629" calcext:value-type="float">
            <text:p>0.0312237691709629</text:p>
          </table:table-cell>
          <table:table-cell office:value-type="float" office:value="0.792965355255432" calcext:value-type="float">
            <text:p>0.792965355255432</text:p>
          </table:table-cell>
          <table:table-cell office:value-type="float" office:value="0.0280278995893553" calcext:value-type="float">
            <text:p>0.0280278995893553</text:p>
          </table:table-cell>
          <table:table-cell office:value-type="float" office:value="0.79984145625367" calcext:value-type="float">
            <text:p>0.79984145625367</text:p>
          </table:table-cell>
          <table:table-cell office:value-type="float" office:value="0.0319813146504709" calcext:value-type="float">
            <text:p>0.0319813146504709</text:p>
          </table:table-cell>
          <table:table-cell office:value-type="float" office:value="0.790681150910159" calcext:value-type="float">
            <text:p>0.790681150910159</text:p>
          </table:table-cell>
          <table:table-cell office:value-type="float" office:value="0.0225119191372236" calcext:value-type="float">
            <text:p>0.0225119191372236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313938002649805" calcext:value-type="float">
            <text:p>0.0313938002649805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14204237186828" calcext:value-type="float">
            <text:p>0.0314204237186828</text:p>
          </table:table-cell>
          <table:table-cell office:value-type="float" office:value="0.789900176159718" calcext:value-type="float">
            <text:p>0.789900176159718</text:p>
          </table:table-cell>
          <table:table-cell office:value-type="float" office:value="0.0271325787487096" calcext:value-type="float">
            <text:p>0.0271325787487096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44991727172849" calcext:value-type="float">
            <text:p>0.0244991727172849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98689672605697" calcext:value-type="float">
            <text:p>0.0298689672605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793734586024662" calcext:value-type="float">
            <text:p>0.793734586024662</text:p>
          </table:table-cell>
          <table:table-cell office:value-type="float" office:value="0.031988166083133" calcext:value-type="float">
            <text:p>0.031988166083133</text:p>
          </table:table-cell>
          <table:table-cell office:value-type="float" office:value="0.783006459189665" calcext:value-type="float">
            <text:p>0.783006459189665</text:p>
          </table:table-cell>
          <table:table-cell office:value-type="float" office:value="0.0287194732392025" calcext:value-type="float">
            <text:p>0.0287194732392025</text:p>
          </table:table-cell>
          <table:table-cell office:value-type="float" office:value="0.790687022900763" calcext:value-type="float">
            <text:p>0.790687022900763</text:p>
          </table:table-cell>
          <table:table-cell office:value-type="float" office:value="0.0315640624363864" calcext:value-type="float">
            <text:p>0.0315640624363864</text:p>
          </table:table-cell>
          <table:table-cell office:value-type="float" office:value="0.796793893129771" calcext:value-type="float">
            <text:p>0.796793893129771</text:p>
          </table:table-cell>
          <table:table-cell office:value-type="float" office:value="0.0315968656486857" calcext:value-type="float">
            <text:p>0.0315968656486857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310498521047514" calcext:value-type="float">
            <text:p>0.0310498521047514</text:p>
          </table:table-cell>
          <table:table-cell office:value-type="float" office:value="0.793740458015267" calcext:value-type="float">
            <text:p>0.793740458015267</text:p>
          </table:table-cell>
          <table:table-cell office:value-type="float" office:value="0.0271247296735612" calcext:value-type="float">
            <text:p>0.0271247296735612</text:p>
          </table:table-cell>
          <table:table-cell office:value-type="float" office:value="0.782260716382854" calcext:value-type="float">
            <text:p>0.782260716382854</text:p>
          </table:table-cell>
          <table:table-cell office:value-type="float" office:value="0.0333462948215567" calcext:value-type="float">
            <text:p>0.0333462948215567</text:p>
          </table:table-cell>
          <table:table-cell office:value-type="float" office:value="0.799066353493834" calcext:value-type="float">
            <text:p>0.799066353493834</text:p>
          </table:table-cell>
          <table:table-cell office:value-type="float" office:value="0.0280302047761765" calcext:value-type="float">
            <text:p>0.0280302047761765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277774665724089" calcext:value-type="float">
            <text:p>0.0277774665724089</text:p>
          </table:table-cell>
          <table:table-cell office:value-type="float" office:value="0.802137404580153" calcext:value-type="float">
            <text:p>0.802137404580153</text:p>
          </table:table-cell>
          <table:table-cell office:value-type="float" office:value="0.0304255908666192" calcext:value-type="float">
            <text:p>0.0304255908666192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42365292861711" calcext:value-type="float">
            <text:p>0.0242365292861711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341304561947416" calcext:value-type="float">
            <text:p>0.0341304561947416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98724757421517" calcext:value-type="float">
            <text:p>0.0298724757421517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259052485805605" calcext:value-type="float">
            <text:p>0.0259052485805605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30681798664113" calcext:value-type="float">
            <text:p>0.030681798664113</text:p>
          </table:table-cell>
          <table:table-cell office:value-type="float" office:value="0.796776277157957" calcext:value-type="float">
            <text:p>0.796776277157957</text:p>
          </table:table-cell>
          <table:table-cell office:value-type="float" office:value="0.0309048300859049" calcext:value-type="float">
            <text:p>0.03090483008590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792971227246036" calcext:value-type="float">
            <text:p>0.792971227246036</text:p>
          </table:table-cell>
          <table:table-cell office:value-type="float" office:value="0.0330688264250899" calcext:value-type="float">
            <text:p>0.0330688264250899</text:p>
          </table:table-cell>
          <table:table-cell office:value-type="float" office:value="0.783769817968291" calcext:value-type="float">
            <text:p>0.783769817968291</text:p>
          </table:table-cell>
          <table:table-cell office:value-type="float" office:value="0.0277742217527849" calcext:value-type="float">
            <text:p>0.0277742217527849</text:p>
          </table:table-cell>
          <table:table-cell office:value-type="float" office:value="0.794503816793893" calcext:value-type="float">
            <text:p>0.794503816793893</text:p>
          </table:table-cell>
          <table:table-cell office:value-type="float" office:value="0.0290762992474847" calcext:value-type="float">
            <text:p>0.0290762992474847</text:p>
          </table:table-cell>
          <table:table-cell office:value-type="float" office:value="0.79984145625367" calcext:value-type="float">
            <text:p>0.79984145625367</text:p>
          </table:table-cell>
          <table:table-cell office:value-type="float" office:value="0.0276372813450933" calcext:value-type="float">
            <text:p>0.0276372813450933</text:p>
          </table:table-cell>
          <table:table-cell office:value-type="float" office:value="0.792953611274222" calcext:value-type="float">
            <text:p>0.792953611274222</text:p>
          </table:table-cell>
          <table:table-cell office:value-type="float" office:value="0.0324151846720687" calcext:value-type="float">
            <text:p>0.0324151846720687</text:p>
          </table:table-cell>
          <table:table-cell office:value-type="float" office:value="0.796788021139166" calcext:value-type="float">
            <text:p>0.796788021139166</text:p>
          </table:table-cell>
          <table:table-cell office:value-type="float" office:value="0.0260245735915778" calcext:value-type="float">
            <text:p>0.0260245735915778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41838067408937" calcext:value-type="float">
            <text:p>0.0341838067408937</text:p>
          </table:table-cell>
          <table:table-cell office:value-type="float" office:value="0.796788021139166" calcext:value-type="float">
            <text:p>0.796788021139166</text:p>
          </table:table-cell>
          <table:table-cell office:value-type="float" office:value="0.0277114279484484" calcext:value-type="float">
            <text:p>0.0277114279484484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313106985639806" calcext:value-type="float">
            <text:p>0.0313106985639806</text:p>
          </table:table-cell>
          <table:table-cell office:value-type="float" office:value="0.801374045801527" calcext:value-type="float">
            <text:p>0.801374045801527</text:p>
          </table:table-cell>
          <table:table-cell office:value-type="float" office:value="0.0290161141123316" calcext:value-type="float">
            <text:p>0.0290161141123316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55992818513089" calcext:value-type="float">
            <text:p>0.025599281851308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6083382266588" calcext:value-type="float">
            <text:p>0.786083382266588</text:p>
          </table:table-cell>
          <table:table-cell office:value-type="float" office:value="0.0270452467132406" calcext:value-type="float">
            <text:p>0.0270452467132406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32303592279143" calcext:value-type="float">
            <text:p>0.032303592279143</text:p>
          </table:table-cell>
          <table:table-cell office:value-type="float" office:value="0.790657662947739" calcext:value-type="float">
            <text:p>0.790657662947739</text:p>
          </table:table-cell>
          <table:table-cell office:value-type="float" office:value="0.0299096508479903" calcext:value-type="float">
            <text:p>0.0299096508479903</text:p>
          </table:table-cell>
          <table:table-cell office:value-type="float" office:value="0.796782149148561" calcext:value-type="float">
            <text:p>0.796782149148561</text:p>
          </table:table-cell>
          <table:table-cell office:value-type="float" office:value="0.0289053180166848" calcext:value-type="float">
            <text:p>0.02890531801668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79312155020552" calcext:value-type="float">
            <text:p>0.79312155020552</text:p>
          </table:table-cell>
          <table:table-cell office:value-type="float" office:value="0.0344034892262973" calcext:value-type="float">
            <text:p>0.0344034892262973</text:p>
          </table:table-cell>
          <table:table-cell office:value-type="float" office:value="0.784992366412214" calcext:value-type="float">
            <text:p>0.784992366412214</text:p>
          </table:table-cell>
          <table:table-cell office:value-type="float" office:value="0.0290333830551745" calcext:value-type="float">
            <text:p>0.0290333830551745</text:p>
          </table:table-cell>
          <table:table-cell office:value-type="float" office:value="0.794959483264827" calcext:value-type="float">
            <text:p>0.794959483264827</text:p>
          </table:table-cell>
          <table:table-cell office:value-type="float" office:value="0.0300628267268567" calcext:value-type="float">
            <text:p>0.0300628267268567</text:p>
          </table:table-cell>
          <table:table-cell office:value-type="float" office:value="0.795263652378156" calcext:value-type="float">
            <text:p>0.795263652378156</text:p>
          </table:table-cell>
          <table:table-cell office:value-type="float" office:value="0.0313002959922628" calcext:value-type="float">
            <text:p>0.0313002959922628</text:p>
          </table:table-cell>
          <table:table-cell office:value-type="float" office:value="0.790974750440399" calcext:value-type="float">
            <text:p>0.790974750440399</text:p>
          </table:table-cell>
          <table:table-cell office:value-type="float" office:value="0.0334877851860428" calcext:value-type="float">
            <text:p>0.0334877851860428</text:p>
          </table:table-cell>
          <table:table-cell office:value-type="float" office:value="0.79342689371697" calcext:value-type="float">
            <text:p>0.79342689371697</text:p>
          </table:table-cell>
          <table:table-cell office:value-type="float" office:value="0.0288853647829729" calcext:value-type="float">
            <text:p>0.0288853647829729</text:p>
          </table:table-cell>
          <table:table-cell office:value-type="float" office:value="0.78699941280094" calcext:value-type="float">
            <text:p>0.78699941280094</text:p>
          </table:table-cell>
          <table:table-cell office:value-type="float" office:value="0.0348163695344851" calcext:value-type="float">
            <text:p>0.0348163695344851</text:p>
          </table:table-cell>
          <table:table-cell office:value-type="float" office:value="0.797086318261891" calcext:value-type="float">
            <text:p>0.797086318261891</text:p>
          </table:table-cell>
          <table:table-cell office:value-type="float" office:value="0.031638294036244" calcext:value-type="float">
            <text:p>0.031638294036244</text:p>
          </table:table-cell>
          <table:table-cell office:value-type="float" office:value="0.795409277745156" calcext:value-type="float">
            <text:p>0.795409277745156</text:p>
          </table:table-cell>
          <table:table-cell office:value-type="float" office:value="0.0285838517434573" calcext:value-type="float">
            <text:p>0.0285838517434573</text:p>
          </table:table-cell>
          <table:table-cell office:value-type="float" office:value="0.795106283029947" calcext:value-type="float">
            <text:p>0.795106283029947</text:p>
          </table:table-cell>
          <table:table-cell office:value-type="float" office:value="0.0321591281761871" calcext:value-type="float">
            <text:p>0.0321591281761871</text:p>
          </table:table-cell>
          <table:table-cell office:value-type="float" office:value="0.790214914856136" calcext:value-type="float">
            <text:p>0.790214914856136</text:p>
          </table:table-cell>
          <table:table-cell office:value-type="float" office:value="0.024656187774947" calcext:value-type="float">
            <text:p>0.024656187774947</text:p>
          </table:table-cell>
          <table:table-cell office:value-type="float" office:value="0.788064591896653" calcext:value-type="float">
            <text:p>0.788064591896653</text:p>
          </table:table-cell>
          <table:table-cell office:value-type="float" office:value="0.0327320806986987" calcext:value-type="float">
            <text:p>0.0327320806986987</text:p>
          </table:table-cell>
          <table:table-cell office:value-type="float" office:value="0.784245449207281" calcext:value-type="float">
            <text:p>0.784245449207281</text:p>
          </table:table-cell>
          <table:table-cell office:value-type="float" office:value="0.0297552241587993" calcext:value-type="float">
            <text:p>0.0297552241587993</text:p>
          </table:table-cell>
          <table:table-cell office:value-type="float" office:value="0.79418320610687" calcext:value-type="float">
            <text:p>0.79418320610687</text:p>
          </table:table-cell>
          <table:table-cell office:value-type="float" office:value="0.0285219843277306" calcext:value-type="float">
            <text:p>0.0285219843277306</text:p>
          </table:table-cell>
          <table:table-cell office:value-type="float" office:value="0.792649442160892" calcext:value-type="float">
            <text:p>0.792649442160892</text:p>
          </table:table-cell>
          <table:table-cell office:value-type="float" office:value="0.029454835389163" calcext:value-type="float">
            <text:p>0.029454835389163</text:p>
          </table:table-cell>
          <table:table-cell office:value-type="float" office:value="0.794638872577804" calcext:value-type="float">
            <text:p>0.794638872577804</text:p>
          </table:table-cell>
          <table:table-cell office:value-type="float" office:value="0.0323662120097293" calcext:value-type="float">
            <text:p>0.0323662120097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20972402796763" calcext:value-type="float">
            <text:p>0.0220972402796763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40338861051511" calcext:value-type="float">
            <text:p>0.0240338861051511</text:p>
          </table:table-cell>
          <table:table-cell office:value-type="float" office:value="0.779976512037581" calcext:value-type="float">
            <text:p>0.779976512037581</text:p>
          </table:table-cell>
          <table:table-cell office:value-type="float" office:value="0.0264682143172532" calcext:value-type="float">
            <text:p>0.0264682143172532</text:p>
          </table:table-cell>
          <table:table-cell office:value-type="float" office:value="0.784562536699941" calcext:value-type="float">
            <text:p>0.784562536699941</text:p>
          </table:table-cell>
          <table:table-cell office:value-type="float" office:value="0.0356235650722865" calcext:value-type="float">
            <text:p>0.0356235650722865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40980728240992" calcext:value-type="float">
            <text:p>0.0240980728240992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6205729035067" calcext:value-type="float">
            <text:p>0.0296205729035067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30170713534765" calcext:value-type="float">
            <text:p>0.0230170713534765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303729725493082" calcext:value-type="float">
            <text:p>0.0303729725493082</text:p>
          </table:table-cell>
          <table:table-cell office:value-type="float" office:value="0.779970640046976" calcext:value-type="float">
            <text:p>0.779970640046976</text:p>
          </table:table-cell>
          <table:table-cell office:value-type="float" office:value="0.0295319351227772" calcext:value-type="float">
            <text:p>0.029531935122777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03457747953425" calcext:value-type="float">
            <text:p>0.030345774795342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04993772055474" calcext:value-type="float">
            <text:p>0.0204993772055474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81079813727051" calcext:value-type="float">
            <text:p>0.0281079813727051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17656788217319" calcext:value-type="float">
            <text:p>0.0317656788217319</text:p>
          </table:table-cell>
          <table:table-cell office:value-type="float" office:value="0.783775689958896" calcext:value-type="float">
            <text:p>0.783775689958896</text:p>
          </table:table-cell>
          <table:table-cell office:value-type="float" office:value="0.0367456939313887" calcext:value-type="float">
            <text:p>0.0367456939313887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32489708847745" calcext:value-type="float">
            <text:p>0.0232489708847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1961357382039" calcext:value-type="float">
            <text:p>0.021961357382039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89201541691229" calcext:value-type="float">
            <text:p>0.0289201541691229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56220429704216" calcext:value-type="float">
            <text:p>0.025622042970421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4313465282591" calcext:value-type="float">
            <text:p>0.0334313465282591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92370468499211" calcext:value-type="float">
            <text:p>0.0292370468499211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44875823359182" calcext:value-type="float">
            <text:p>0.0244875823359182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7865428958509" calcext:value-type="float">
            <text:p>0.0257865428958509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05182371872632" calcext:value-type="float">
            <text:p>0.03051823718726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44713003954163" calcext:value-type="float">
            <text:p>0.0244713003954163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94917697285957" calcext:value-type="float">
            <text:p>0.029491769728595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60658545560036" calcext:value-type="float">
            <text:p>0.026065854556003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13035354684887" calcext:value-type="float">
            <text:p>0.031303535468488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2233740401872" calcext:value-type="float">
            <text:p>0.0242233740401872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4733189526912" calcext:value-type="float">
            <text:p>0.02547331895269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33093037253835" calcext:value-type="float">
            <text:p>0.0233093037253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25415276413576" calcext:value-type="float">
            <text:p>0.0225415276413576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66497597953129" calcext:value-type="float">
            <text:p>0.0266497597953129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6509971160272" calcext:value-type="float">
            <text:p>0.031650997116027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76008329341208" calcext:value-type="float">
            <text:p>0.027600832934120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2655364073727" calcext:value-type="float">
            <text:p>0.032655364073727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75441421572439" calcext:value-type="float">
            <text:p>0.0275441421572439</text:p>
          </table:table-cell>
          <table:table-cell office:value-type="float" office:value="0.780733998825602" calcext:value-type="float">
            <text:p>0.780733998825602</text:p>
          </table:table-cell>
          <table:table-cell office:value-type="float" office:value="0.0312933757101231" calcext:value-type="float">
            <text:p>0.0312933757101231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854903496479" calcext:value-type="float">
            <text:p>0.03185490349647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7085709367342" calcext:value-type="float">
            <text:p>0.0307085709367342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41636745795451" calcext:value-type="float">
            <text:p>0.0241636745795451</text:p>
          </table:table-cell>
          <table:table-cell office:value-type="float" office:value="0.784550792718732" calcext:value-type="float">
            <text:p>0.784550792718732</text:p>
          </table:table-cell>
          <table:table-cell office:value-type="float" office:value="0.0328812418474994" calcext:value-type="float">
            <text:p>0.03288124184749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13251727192892" calcext:value-type="float">
            <text:p>0.0313251727192892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07973134865021" calcext:value-type="float">
            <text:p>0.0307973134865021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61718755902844" calcext:value-type="float">
            <text:p>0.0261718755902844</text:p>
          </table:table-cell>
          <table:table-cell office:value-type="float" office:value="0.786834997064005" calcext:value-type="float">
            <text:p>0.786834997064005</text:p>
          </table:table-cell>
          <table:table-cell office:value-type="float" office:value="0.0260703127923437" calcext:value-type="float">
            <text:p>0.026070312792343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1165203305384" calcext:value-type="float">
            <text:p>0.0251165203305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92359887051724" calcext:value-type="float">
            <text:p>0.0292359887051724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84173669341535" calcext:value-type="float">
            <text:p>0.028417366934153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11053019698674" calcext:value-type="float">
            <text:p>0.031105301969867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0945543194304" calcext:value-type="float">
            <text:p>0.030094554319430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4307047773082" calcext:value-type="float">
            <text:p>0.033430704777308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4415428035651" calcext:value-type="float">
            <text:p>0.0284415428035651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308491856760727" calcext:value-type="float">
            <text:p>0.0308491856760727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13990149963823" calcext:value-type="float">
            <text:p>0.031399014996382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9551268911557" calcext:value-type="float">
            <text:p>0.0279551268911557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42408498272281" calcext:value-type="float">
            <text:p>0.0242408498272281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36107849998342" calcext:value-type="float">
            <text:p>0.0336107849998342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33734936008963" calcext:value-type="float">
            <text:p>0.0333734936008963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273280932899609" calcext:value-type="float">
            <text:p>0.0273280932899609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628410683569" calcext:value-type="float">
            <text:p>0.02628410683569</text:p>
          </table:table-cell>
          <table:table-cell office:value-type="float" office:value="0.783787433940106" calcext:value-type="float">
            <text:p>0.783787433940106</text:p>
          </table:table-cell>
          <table:table-cell office:value-type="float" office:value="0.0268612240364393" calcext:value-type="float">
            <text:p>0.0268612240364393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5933192749335" calcext:value-type="float">
            <text:p>0.02459331927493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89917792131533</text:p>
          </table:table-cell>
          <table:table-cell office:value-type="float" office:value="0.0247135405531606" calcext:value-type="float">
            <text:p>0.0247135405531606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80850625834377" calcext:value-type="float">
            <text:p>0.02808506258343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2994013451659" calcext:value-type="float">
            <text:p>0.0302994013451659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91472486912777" calcext:value-type="float">
            <text:p>0.02914724869127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56723305379715" calcext:value-type="float">
            <text:p>0.025672330537971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2364673751033" calcext:value-type="float">
            <text:p>0.0332364673751033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3300999167032" calcext:value-type="float">
            <text:p>0.03233009991670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11625753964848" calcext:value-type="float">
            <text:p>0.031162575396484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5342228428501" calcext:value-type="float">
            <text:p>0.0255342228428501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29636721548719" calcext:value-type="float">
            <text:p>0.0329636721548719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01785154178902" calcext:value-type="float">
            <text:p>0.030178515417890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92644077239016" calcext:value-type="float">
            <text:p>0.0292644077239016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79253583299025" calcext:value-type="float">
            <text:p>0.0279253583299025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71709694991442" calcext:value-type="float">
            <text:p>0.027170969499144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7057022199479" calcext:value-type="float">
            <text:p>0.027057022199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300058719906</text:p>
          </table:table-cell>
          <table:table-cell office:value-type="float" office:value="0.0241099309122812" calcext:value-type="float">
            <text:p>0.0241099309122812</text:p>
          </table:table-cell>
          <table:table-cell office:value-type="float" office:value="0.787915443335291" calcext:value-type="float">
            <text:p>0.787915443335291</text:p>
          </table:table-cell>
          <table:table-cell office:value-type="float" office:value="0.02766102401068" calcext:value-type="float">
            <text:p>0.02766102401068</text:p>
          </table:table-cell>
          <table:table-cell office:value-type="float" office:value="0.786391074574281" calcext:value-type="float">
            <text:p>0.786391074574281</text:p>
          </table:table-cell>
          <table:table-cell office:value-type="float" office:value="0.0285863237914014" calcext:value-type="float">
            <text:p>0.0285863237914014</text:p>
          </table:table-cell>
          <table:table-cell office:value-type="float" office:value="0.791734586024662" calcext:value-type="float">
            <text:p>0.791734586024662</text:p>
          </table:table-cell>
          <table:table-cell office:value-type="float" office:value="0.0314099400398525" calcext:value-type="float">
            <text:p>0.0314099400398525</text:p>
          </table:table-cell>
          <table:table-cell office:value-type="float" office:value="0.787765120375807" calcext:value-type="float">
            <text:p>0.787765120375807</text:p>
          </table:table-cell>
          <table:table-cell office:value-type="float" office:value="0.0297136874432666" calcext:value-type="float">
            <text:p>0.0297136874432666</text:p>
          </table:table-cell>
          <table:table-cell office:value-type="float" office:value="0.790825601879037" calcext:value-type="float">
            <text:p>0.790825601879037</text:p>
          </table:table-cell>
          <table:table-cell office:value-type="float" office:value="0.0271532341476411" calcext:value-type="float">
            <text:p>0.0271532341476411</text:p>
          </table:table-cell>
          <table:table-cell office:value-type="float" office:value="0.786547269524369" calcext:value-type="float">
            <text:p>0.786547269524369</text:p>
          </table:table-cell>
          <table:table-cell office:value-type="float" office:value="0.0288365286021253" calcext:value-type="float">
            <text:p>0.0288365286021253</text:p>
          </table:table-cell>
          <table:table-cell office:value-type="float" office:value="0.787469172049325" calcext:value-type="float">
            <text:p>0.787469172049325</text:p>
          </table:table-cell>
          <table:table-cell office:value-type="float" office:value="0.0312950456292272" calcext:value-type="float">
            <text:p>0.031295045629227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97182228254926" calcext:value-type="float">
            <text:p>0.0297182228254926</text:p>
          </table:table-cell>
          <table:table-cell office:value-type="float" office:value="0.788380504991192" calcext:value-type="float">
            <text:p>0.788380504991192</text:p>
          </table:table-cell>
          <table:table-cell office:value-type="float" office:value="0.0243645881329544" calcext:value-type="float">
            <text:p>0.0243645881329544</text:p>
          </table:table-cell>
          <table:table-cell office:value-type="float" office:value="0.784551967116853" calcext:value-type="float">
            <text:p>0.784551967116853</text:p>
          </table:table-cell>
          <table:table-cell office:value-type="float" office:value="0.0318586487052287" calcext:value-type="float">
            <text:p>0.0318586487052287</text:p>
          </table:table-cell>
          <table:table-cell office:value-type="float" office:value="0.789594832648268" calcext:value-type="float">
            <text:p>0.789594832648268</text:p>
          </table:table-cell>
          <table:table-cell office:value-type="float" office:value="0.0282884826999253" calcext:value-type="float">
            <text:p>0.0282884826999253</text:p>
          </table:table-cell>
          <table:table-cell office:value-type="float" office:value="0.786239577216676" calcext:value-type="float">
            <text:p>0.786239577216676</text:p>
          </table:table-cell>
          <table:table-cell office:value-type="float" office:value="0.0293602662683117" calcext:value-type="float">
            <text:p>0.0293602662683117</text:p>
          </table:table-cell>
          <table:table-cell office:value-type="float" office:value="0.792811509101585" calcext:value-type="float">
            <text:p>0.792811509101585</text:p>
          </table:table-cell>
          <table:table-cell office:value-type="float" office:value="0.0272740787235592" calcext:value-type="float">
            <text:p>0.0272740787235592</text:p>
          </table:table-cell>
          <table:table-cell office:value-type="float" office:value="0.7860728126835" calcext:value-type="float">
            <text:p>0.7860728126835</text:p>
          </table:table-cell>
          <table:table-cell office:value-type="float" office:value="0.0284643038424014" calcext:value-type="float">
            <text:p>0.0284643038424014</text:p>
          </table:table-cell>
          <table:table-cell office:value-type="float" office:value="0.790970052847915" calcext:value-type="float">
            <text:p>0.790970052847915</text:p>
          </table:table-cell>
          <table:table-cell office:value-type="float" office:value="0.0246650272830218" calcext:value-type="float">
            <text:p>0.0246650272830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863568731409086" calcext:value-type="float">
            <text:p>0.08635687314090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1" calcext:value-type="float">
            <text:p>0.054933504406214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296431155958929" calcext:value-type="float">
            <text:p>0.029643115595892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82075521966879" calcext:value-type="float">
            <text:p>0.048207552196687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811097727554671" calcext:value-type="float">
            <text:p>0.08110977275546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51100579858129" calcext:value-type="float">
            <text:p>0.045110057985812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1" calcext:value-type="float">
            <text:p>0.05493350440621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648735618451541" calcext:value-type="float">
            <text:p>0.064873561845154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2051034700004" calcext:value-type="float">
            <text:p>0.07205103470000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6558062360199" calcext:value-type="float">
            <text:p>0.053655806236019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842691926924" calcext:value-type="float">
            <text:p>0.03484269192692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75387371067524" calcext:value-type="float">
            <text:p>0.0775387371067524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82075521966879" calcext:value-type="float">
            <text:p>0.04820755219668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66319715476544" calcext:value-type="float">
            <text:p>0.066631971547654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14558542537866" calcext:value-type="float">
            <text:p>0.051455854253786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0574036465162973" calcext:value-type="float">
            <text:p>0.057403646516297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08263897794879" calcext:value-type="float">
            <text:p>0.06082638977948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91575460243546" calcext:value-type="float">
            <text:p>0.049157546024354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42038812711709" calcext:value-type="float">
            <text:p>0.044203881271170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14558542537866" calcext:value-type="float">
            <text:p>0.051455854253786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67463766006111" calcext:value-type="float">
            <text:p>0.04674637660061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4156704903984" calcext:value-type="float">
            <text:p>0.064156704903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1" calcext:value-type="float">
            <text:p>0.06487356184515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53176023590857" calcext:value-type="float">
            <text:p>0.0653176023590857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751919730625681" calcext:value-type="float">
            <text:p>0.075191973062568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48281668128256" calcext:value-type="float">
            <text:p>0.054828166812825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6558062360199" calcext:value-type="float">
            <text:p>0.053655806236019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14558542537866" calcext:value-type="float">
            <text:p>0.051455854253786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3010752688172" calcext:value-type="float">
            <text:p>0.04301075268817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6558062360199" calcext:value-type="float">
            <text:p>0.0536558062360199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666319715476544" calcext:value-type="float">
            <text:p>0.066631971547654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299754037588" calcext:value-type="float">
            <text:p>0.0612997540375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62840215373008" calcext:value-type="float">
            <text:p>0.0662840215373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91575460243546" calcext:value-type="float">
            <text:p>0.049157546024354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96853838538479" calcext:value-type="float">
            <text:p>0.069685383853847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57690429242578" calcext:value-type="float">
            <text:p>0.055769042924257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67463766006111" calcext:value-type="float">
            <text:p>0.046746376600611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93527548240735" calcext:value-type="float">
            <text:p>0.069352754824073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76650869787194" calcext:value-type="float">
            <text:p>0.067665086978719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701136860634085" calcext:value-type="float">
            <text:p>0.0701136860634085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55718565647823" calcext:value-type="float">
            <text:p>0.055718565647823</text:p>
          </table:table-cell>
          <table:table-cell office:value-type="float" office:value="0.83741935483871" calcext:value-type="float">
            <text:p>0.83741935483871</text:p>
          </table:table-cell>
          <table:table-cell office:value-type="float" office:value="0.0625836072469042" calcext:value-type="float">
            <text:p>0.0625836072469042</text:p>
          </table:table-cell>
          <table:table-cell office:value-type="float" office:value="0.844516129032258" calcext:value-type="float">
            <text:p>0.844516129032258</text:p>
          </table:table-cell>
          <table:table-cell office:value-type="float" office:value="0.0619778249418644" calcext:value-type="float">
            <text:p>0.0619778249418644</text:p>
          </table:table-cell>
          <table:table-cell office:value-type="float" office:value="0.836129032258065" calcext:value-type="float">
            <text:p>0.836129032258065</text:p>
          </table:table-cell>
          <table:table-cell office:value-type="float" office:value="0.0616584066097001" calcext:value-type="float">
            <text:p>0.0616584066097001</text:p>
          </table:table-cell>
          <table:table-cell office:value-type="float" office:value="0.841290322580645" calcext:value-type="float">
            <text:p>0.841290322580645</text:p>
          </table:table-cell>
          <table:table-cell office:value-type="float" office:value="0.0716359335911969" calcext:value-type="float">
            <text:p>0.0716359335911969</text:p>
          </table:table-cell>
          <table:table-cell office:value-type="float" office:value="0.836774193548387" calcext:value-type="float">
            <text:p>0.836774193548387</text:p>
          </table:table-cell>
          <table:table-cell office:value-type="float" office:value="0.0542999224929199" calcext:value-type="float">
            <text:p>0.054299922492919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3630577630899" calcext:value-type="float">
            <text:p>0.0463630577630899</text:p>
          </table:table-cell>
          <table:table-cell office:value-type="float" office:value="0.836129032258065" calcext:value-type="float">
            <text:p>0.836129032258065</text:p>
          </table:table-cell>
          <table:table-cell office:value-type="float" office:value="0.0506455234397159" calcext:value-type="float">
            <text:p>0.0506455234397159</text:p>
          </table:table-cell>
          <table:table-cell office:value-type="float" office:value="0.83741935483871" calcext:value-type="float">
            <text:p>0.83741935483871</text:p>
          </table:table-cell>
          <table:table-cell office:value-type="float" office:value="0.0642250934613068" calcext:value-type="float">
            <text:p>0.0642250934613068</text:p>
          </table:table-cell>
          <table:table-cell office:value-type="float" office:value="0.844516129032258" calcext:value-type="float">
            <text:p>0.844516129032258</text:p>
          </table:table-cell>
          <table:table-cell office:value-type="float" office:value="0.0506930040729514" calcext:value-type="float">
            <text:p>0.0506930040729514</text:p>
          </table:table-cell>
          <table:table-cell office:value-type="float" office:value="0.836129032258065" calcext:value-type="float">
            <text:p>0.836129032258065</text:p>
          </table:table-cell>
          <table:table-cell office:value-type="float" office:value="0.0664474944589922" calcext:value-type="float">
            <text:p>0.0664474944589922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16650931292455" calcext:value-type="float">
            <text:p>0.051665093129245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86592503824828" calcext:value-type="float">
            <text:p>0.0686592503824828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599375345002361" calcext:value-type="float">
            <text:p>0.05993753450023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5132685967577" calcext:value-type="float">
            <text:p>0.06251326859675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05375626282752" calcext:value-type="float">
            <text:p>0.080537562628275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6763774120368" calcext:value-type="float">
            <text:p>0.03467637741203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49394307876623" calcext:value-type="float">
            <text:p>0.084939430787662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79" calcext:value-type="float">
            <text:p>0.04624906057549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7" calcext:value-type="float">
            <text:p>0.055769042924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89293467876788" calcext:value-type="float">
            <text:p>0.08892934678767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" calcext:value-type="float">
            <text:p>0.0623285021341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8" calcext:value-type="float">
            <text:p>0.04624906057549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26184481017743" calcext:value-type="float">
            <text:p>0.062618448101774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26981400208238" calcext:value-type="float">
            <text:p>0.062698140020823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91915096789541" calcext:value-type="float">
            <text:p>0.0691915096789541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95675941730592" calcext:value-type="float">
            <text:p>0.05956759417305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862942313088" calcext:value-type="float">
            <text:p>0.05686294231308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569507977978118" calcext:value-type="float">
            <text:p>0.056950797797811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84916039709059" calcext:value-type="float">
            <text:p>0.06849160397090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94351660004783" calcext:value-type="float">
            <text:p>0.05943516600047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78104798338907" calcext:value-type="float">
            <text:p>0.067810479833890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50318551656008" calcext:value-type="float">
            <text:p>0.065031855165600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01938522928473" calcext:value-type="float">
            <text:p>0.060193852292847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771687917391543" calcext:value-type="float">
            <text:p>0.0771687917391543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87993507833485" calcext:value-type="float">
            <text:p>0.05879935078334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2095518804275" calcext:value-type="float">
            <text:p>0.05620955188042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4949480397112" calcext:value-type="float">
            <text:p>0.058494948039711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548571411536291" calcext:value-type="float">
            <text:p>0.0548571411536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49091478696742" calcext:value-type="float">
            <text:p>0.949091478696742</text:p>
          </table:table-cell>
          <table:table-cell office:value-type="float" office:value="0.025377981050434" calcext:value-type="float">
            <text:p>0.025377981050434</text:p>
          </table:table-cell>
          <table:table-cell office:value-type="float" office:value="0.934962406015038" calcext:value-type="float">
            <text:p>0.934962406015038</text:p>
          </table:table-cell>
          <table:table-cell office:value-type="float" office:value="0.0299032610203337" calcext:value-type="float">
            <text:p>0.029903261020333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190001379967366" calcext:value-type="float">
            <text:p>0.0190001379967366</text:p>
          </table:table-cell>
          <table:table-cell office:value-type="float" office:value="0.943828320802005" calcext:value-type="float">
            <text:p>0.943828320802005</text:p>
          </table:table-cell>
          <table:table-cell office:value-type="float" office:value="0.0328328673848759" calcext:value-type="float">
            <text:p>0.0328328673848759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261862621006981" calcext:value-type="float">
            <text:p>0.0261862621006981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248459898004618" calcext:value-type="float">
            <text:p>0.024845989800461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16147141845789" calcext:value-type="float">
            <text:p>0.01614714184578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" calcext:value-type="float">
            <text:p>0.019993071192901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43217764517776" calcext:value-type="float">
            <text:p>0.0343217764517776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234291718915298" calcext:value-type="float">
            <text:p>0.023429171891529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19860688217036" calcext:value-type="float">
            <text:p>0.021986068821703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0751879699248" calcext:value-type="float">
            <text:p>0.950751879699248</text:p>
          </table:table-cell>
          <table:table-cell office:value-type="float" office:value="0.0260059869572352" calcext:value-type="float">
            <text:p>0.026005986957235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" calcext:value-type="float">
            <text:p>0.01999307119290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98645067823884" calcext:value-type="float">
            <text:p>0.0298645067823884</text:p>
          </table:table-cell>
          <table:table-cell office:value-type="float" office:value="0.93671679197995" calcext:value-type="float">
            <text:p>0.93671679197995</text:p>
          </table:table-cell>
          <table:table-cell office:value-type="float" office:value="0.0381068241479481" calcext:value-type="float">
            <text:p>0.0381068241479481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174402448046905" calcext:value-type="float">
            <text:p>0.0174402448046905</text:p>
          </table:table-cell>
          <table:table-cell office:value-type="float" office:value="0.961372180451128" calcext:value-type="float">
            <text:p>0.961372180451128</text:p>
          </table:table-cell>
          <table:table-cell office:value-type="float" office:value="0.0258618614158251" calcext:value-type="float">
            <text:p>0.0258618614158251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4354636591479" calcext:value-type="float">
            <text:p>0.954354636591479</text:p>
          </table:table-cell>
          <table:table-cell office:value-type="float" office:value="0.03001495479693" calcext:value-type="float">
            <text:p>0.03001495479693</text:p>
          </table:table-cell>
          <table:table-cell office:value-type="float" office:value="0.970112781954887" calcext:value-type="float">
            <text:p>0.970112781954887</text:p>
          </table:table-cell>
          <table:table-cell office:value-type="float" office:value="0.0166667451835764" calcext:value-type="float">
            <text:p>0.016666745183576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66604010025062" calcext:value-type="float">
            <text:p>0.966604010025062</text:p>
          </table:table-cell>
          <table:table-cell office:value-type="float" office:value="0.0254290435893347" calcext:value-type="float">
            <text:p>0.0254290435893347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95809695978806" calcext:value-type="float">
            <text:p>0.02958096959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371575544470887" calcext:value-type="float">
            <text:p>0.037157554447088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31628392691401" calcext:value-type="float">
            <text:p>0.0231628392691401</text:p>
          </table:table-cell>
          <table:table-cell office:value-type="float" office:value="0.966604010025062" calcext:value-type="float">
            <text:p>0.966604010025062</text:p>
          </table:table-cell>
          <table:table-cell office:value-type="float" office:value="0.0254290435893347" calcext:value-type="float">
            <text:p>0.0254290435893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76517861792036" calcext:value-type="float">
            <text:p>0.0276517861792036</text:p>
          </table:table-cell>
          <table:table-cell office:value-type="float" office:value="0.934962406015038" calcext:value-type="float">
            <text:p>0.934962406015038</text:p>
          </table:table-cell>
          <table:table-cell office:value-type="float" office:value="0.0379655360660776" calcext:value-type="float">
            <text:p>0.037965536066077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82023564980638" calcext:value-type="float">
            <text:p>0.0182023564980638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62049122194659" calcext:value-type="float">
            <text:p>0.026204912219465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71705637605687" calcext:value-type="float">
            <text:p>0.0271705637605687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62049122194658" calcext:value-type="float">
            <text:p>0.0262049122194658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300317175165812" calcext:value-type="float">
            <text:p>0.0300317175165812</text:p>
          </table:table-cell>
          <table:table-cell office:value-type="float" office:value="0.96484962406015" calcext:value-type="float">
            <text:p>0.96484962406015</text:p>
          </table:table-cell>
          <table:table-cell office:value-type="float" office:value="0.0233926520018959" calcext:value-type="float">
            <text:p>0.0233926520018959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301360606753681" calcext:value-type="float">
            <text:p>0.0301360606753681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55043447248382" calcext:value-type="float">
            <text:p>0.025504344724838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332730431118217" calcext:value-type="float">
            <text:p>0.033273043111821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342783307754508" calcext:value-type="float">
            <text:p>0.034278330775450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92391879940467" calcext:value-type="float">
            <text:p>0.029239187994046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79810995913342" calcext:value-type="float">
            <text:p>0.02798109959133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206470298536939" calcext:value-type="float">
            <text:p>0.0206470298536939</text:p>
          </table:table-cell>
          <table:table-cell office:value-type="float" office:value="0.933239348370927" calcext:value-type="float">
            <text:p>0.933239348370927</text:p>
          </table:table-cell>
          <table:table-cell office:value-type="float" office:value="0.0411510078270018" calcext:value-type="float">
            <text:p>0.041151007827001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170163065228602" calcext:value-type="float">
            <text:p>0.0170163065228602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19432468769892" calcext:value-type="float">
            <text:p>0.0219432468769892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71705637605687" calcext:value-type="float">
            <text:p>0.0271705637605687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76606187514329" calcext:value-type="float">
            <text:p>0.0276606187514329</text:p>
          </table:table-cell>
          <table:table-cell office:value-type="float" office:value="0.971867167919799" calcext:value-type="float">
            <text:p>0.971867167919799</text:p>
          </table:table-cell>
          <table:table-cell office:value-type="float" office:value="0.0237038539489598" calcext:value-type="float">
            <text:p>0.0237038539489598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8870520316647" calcext:value-type="float">
            <text:p>0.028870520316647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74976492246043" calcext:value-type="float">
            <text:p>0.0274976492246043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333207289565725" calcext:value-type="float">
            <text:p>0.0333207289565725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312005889513926" calcext:value-type="float">
            <text:p>0.031200588951392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95809695978806" calcext:value-type="float">
            <text:p>0.02958096959788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5" calcext:value-type="float">
            <text:p>0.0221592604644915</text:p>
          </table:table-cell>
          <table:table-cell office:value-type="float" office:value="0.936748120300752" calcext:value-type="float">
            <text:p>0.936748120300752</text:p>
          </table:table-cell>
          <table:table-cell office:value-type="float" office:value="0.038051395011025" calcext:value-type="float">
            <text:p>0.038051395011025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71705637605687" calcext:value-type="float">
            <text:p>0.027170563760568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76606187514329" calcext:value-type="float">
            <text:p>0.0276606187514329</text:p>
          </table:table-cell>
          <table:table-cell office:value-type="float" office:value="0.968358395989975" calcext:value-type="float">
            <text:p>0.968358395989975</text:p>
          </table:table-cell>
          <table:table-cell office:value-type="float" office:value="0.0231089873375094" calcext:value-type="float">
            <text:p>0.0231089873375094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86965442468866" calcext:value-type="float">
            <text:p>0.0286965442468866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30084541500112" calcext:value-type="float">
            <text:p>0.03008454150011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311496576327499" calcext:value-type="float">
            <text:p>0.031149657632749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74789835705711" calcext:value-type="float">
            <text:p>0.027478983570571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5468045112782" calcext:value-type="float">
            <text:p>0.95468045112782</text:p>
          </table:table-cell>
          <table:table-cell office:value-type="float" office:value="0.0251401128660423" calcext:value-type="float">
            <text:p>0.0251401128660423</text:p>
          </table:table-cell>
          <table:table-cell office:value-type="float" office:value="0.935325814536341" calcext:value-type="float">
            <text:p>0.935325814536341</text:p>
          </table:table-cell>
          <table:table-cell office:value-type="float" office:value="0.0370356048144772" calcext:value-type="float">
            <text:p>0.0370356048144772</text:p>
          </table:table-cell>
          <table:table-cell office:value-type="float" office:value="0.959561403508772" calcext:value-type="float">
            <text:p>0.959561403508772</text:p>
          </table:table-cell>
          <table:table-cell office:value-type="float" office:value="0.0190360625093048" calcext:value-type="float">
            <text:p>0.0190360625093048</text:p>
          </table:table-cell>
          <table:table-cell office:value-type="float" office:value="0.957142857142857" calcext:value-type="float">
            <text:p>0.957142857142857</text:p>
          </table:table-cell>
          <table:table-cell office:value-type="float" office:value="0.026802690331545" calcext:value-type="float">
            <text:p>0.026802690331545</text:p>
          </table:table-cell>
          <table:table-cell office:value-type="float" office:value="0.959931077694236" calcext:value-type="float">
            <text:p>0.959931077694236</text:p>
          </table:table-cell>
          <table:table-cell office:value-type="float" office:value="0.026108365908188" calcext:value-type="float">
            <text:p>0.026108365908188</text:p>
          </table:table-cell>
          <table:table-cell office:value-type="float" office:value="0.956434837092732" calcext:value-type="float">
            <text:p>0.956434837092732</text:p>
          </table:table-cell>
          <table:table-cell office:value-type="float" office:value="0.0272774188639447" calcext:value-type="float">
            <text:p>0.0272774188639447</text:p>
          </table:table-cell>
          <table:table-cell office:value-type="float" office:value="0.967293233082707" calcext:value-type="float">
            <text:p>0.967293233082707</text:p>
          </table:table-cell>
          <table:table-cell office:value-type="float" office:value="0.021464452075598" calcext:value-type="float">
            <text:p>0.021464452075598</text:p>
          </table:table-cell>
          <table:table-cell office:value-type="float" office:value="0.957117794486215" calcext:value-type="float">
            <text:p>0.957117794486215</text:p>
          </table:table-cell>
          <table:table-cell office:value-type="float" office:value="0.0260029233229966" calcext:value-type="float">
            <text:p>0.0260029233229966</text:p>
          </table:table-cell>
          <table:table-cell office:value-type="float" office:value="0.963421052631579" calcext:value-type="float">
            <text:p>0.963421052631579</text:p>
          </table:table-cell>
          <table:table-cell office:value-type="float" office:value="0.0243405722899762" calcext:value-type="float">
            <text:p>0.024340572289976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309377459226901" calcext:value-type="float">
            <text:p>0.0309377459226901</text:p>
          </table:table-cell>
          <table:table-cell office:value-type="float" office:value="0.962374686716792" calcext:value-type="float">
            <text:p>0.962374686716792</text:p>
          </table:table-cell>
          <table:table-cell office:value-type="float" office:value="0.0250543291001289" calcext:value-type="float">
            <text:p>0.0250543291001289</text:p>
          </table:table-cell>
          <table:table-cell office:value-type="float" office:value="0.957124060150376" calcext:value-type="float">
            <text:p>0.957124060150376</text:p>
          </table:table-cell>
          <table:table-cell office:value-type="float" office:value="0.0298620936241457" calcext:value-type="float">
            <text:p>0.0298620936241457</text:p>
          </table:table-cell>
          <table:table-cell office:value-type="float" office:value="0.960958646616541" calcext:value-type="float">
            <text:p>0.960958646616541</text:p>
          </table:table-cell>
          <table:table-cell office:value-type="float" office:value="0.0252910053922902" calcext:value-type="float">
            <text:p>0.0252910053922902</text:p>
          </table:table-cell>
          <table:table-cell office:value-type="float" office:value="0.955714285714286" calcext:value-type="float">
            <text:p>0.955714285714286</text:p>
          </table:table-cell>
          <table:table-cell office:value-type="float" office:value="0.0312242889403477" calcext:value-type="float">
            <text:p>0.0312242889403477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42202261051697" calcext:value-type="float">
            <text:p>0.0242202261051697</text:p>
          </table:table-cell>
          <table:table-cell office:value-type="float" office:value="0.963088972431078" calcext:value-type="float">
            <text:p>0.963088972431078</text:p>
          </table:table-cell>
          <table:table-cell office:value-type="float" office:value="0.0263245120217519" calcext:value-type="float">
            <text:p>0.0263245120217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00853570770927" calcext:value-type="float">
            <text:p>0.030085357077092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2351705873247" calcext:value-type="float">
            <text:p>0.03235170587324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3" calcext:value-type="float">
            <text:p>0.0223114201963623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05490860021014" calcext:value-type="float">
            <text:p>0.020549086002101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2" calcext:value-type="float">
            <text:p>0.021555766757411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07854745376742" calcext:value-type="float">
            <text:p>0.020785474537674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05699844798945" calcext:value-type="float">
            <text:p>0.020569984479894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210146645899956" calcext:value-type="float">
            <text:p>0.0210146645899956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6541353383458</text:p>
          </table:table-cell>
          <table:table-cell office:value-type="float" office:value="0.0269289145490977" calcext:value-type="float">
            <text:p>0.02692891454909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54899739824464" calcext:value-type="float">
            <text:p>0.025489973982446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11016648375897" calcext:value-type="float">
            <text:p>0.02110166483758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86563299548508" calcext:value-type="float">
            <text:p>0.01865632995485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4786967418546" calcext:value-type="float">
            <text:p>0.96478696741854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52240002984907" calcext:value-type="float">
            <text:p>0.02522400029849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50490773572036" calcext:value-type="float">
            <text:p>0.0250490773572036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09989610726613" calcext:value-type="float">
            <text:p>0.020998961072661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408521303258</text:p>
          </table:table-cell>
          <table:table-cell office:value-type="float" office:value="0.0260541562113624" calcext:value-type="float">
            <text:p>0.0260541562113624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79315121942173" calcext:value-type="float">
            <text:p>0.027931512194217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78952706844122" calcext:value-type="float">
            <text:p>0.0278952706844122</text:p>
          </table:table-cell>
          <table:table-cell office:value-type="float" office:value="0.962362155388471" calcext:value-type="float">
            <text:p>0.962362155388471</text:p>
          </table:table-cell>
          <table:table-cell office:value-type="float" office:value="0.0209333701208978" calcext:value-type="float">
            <text:p>0.02093337012089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5761924322484" calcext:value-type="float">
            <text:p>0.0245761924322484</text:p>
          </table:table-cell>
          <table:table-cell office:value-type="float" office:value="0.961992481203007" calcext:value-type="float">
            <text:p>0.961992481203007</text:p>
          </table:table-cell>
          <table:table-cell office:value-type="float" office:value="0.027181074544297" calcext:value-type="float">
            <text:p>0.02718107454429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45192607127944" calcext:value-type="float">
            <text:p>0.0245192607127944</text:p>
          </table:table-cell>
          <table:table-cell office:value-type="float" office:value="0.95922305764411" calcext:value-type="float">
            <text:p>0.95922305764411</text:p>
          </table:table-cell>
          <table:table-cell office:value-type="float" office:value="0.0232966182479087" calcext:value-type="float">
            <text:p>0.0232966182479087</text:p>
          </table:table-cell>
          <table:table-cell office:value-type="float" office:value="0.95953634085213" calcext:value-type="float">
            <text:p>0.95953634085213</text:p>
          </table:table-cell>
          <table:table-cell office:value-type="float" office:value="0.0250105572049392" calcext:value-type="float">
            <text:p>0.0250105572049392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33523315183699" calcext:value-type="float">
            <text:p>0.0233523315183699</text:p>
          </table:table-cell>
          <table:table-cell office:value-type="float" office:value="0.961322055137845" calcext:value-type="float">
            <text:p>0.961322055137845</text:p>
          </table:table-cell>
          <table:table-cell office:value-type="float" office:value="0.0237476714119349" calcext:value-type="float">
            <text:p>0.0237476714119349</text:p>
          </table:table-cell>
          <table:table-cell office:value-type="float" office:value="0.961296992481203" calcext:value-type="float">
            <text:p>0.961296992481203</text:p>
          </table:table-cell>
          <table:table-cell office:value-type="float" office:value="0.0241769326470413" calcext:value-type="float">
            <text:p>0.0241769326470413</text:p>
          </table:table-cell>
          <table:table-cell office:value-type="float" office:value="0.958515037593985" calcext:value-type="float">
            <text:p>0.958515037593985</text:p>
          </table:table-cell>
          <table:table-cell office:value-type="float" office:value="0.0219408888890423" calcext:value-type="float">
            <text:p>0.0219408888890423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14770621568881" calcext:value-type="float">
            <text:p>0.021477062156888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4288403202715" calcext:value-type="float">
            <text:p>0.0234288403202715</text:p>
          </table:table-cell>
          <table:table-cell office:value-type="float" office:value="0.960244360902256" calcext:value-type="float">
            <text:p>0.960244360902256</text:p>
          </table:table-cell>
          <table:table-cell office:value-type="float" office:value="0.0248334646276289" calcext:value-type="float">
            <text:p>0.0248334646276289</text:p>
          </table:table-cell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number-columns-repeated="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-0.0121327781633125" calcext:value-type="float">
            <text:p>-0.0121327781633125</text:p>
          </table:table-cell>
          <table:table-cell office:value-type="float" office:value="-0.0113578533425862" calcext:value-type="float">
            <text:p>-0.0113578533425862</text:p>
          </table:table-cell>
          <table:table-cell office:value-type="float" office:value="0.00679504973398104" calcext:value-type="float">
            <text:p>0.00679504973398104</text:p>
          </table:table-cell>
          <table:table-cell office:value-type="float" office:value="-0.00374739764052734" calcext:value-type="float">
            <text:p>-0.00374739764052734</text:p>
          </table:table-cell>
          <table:table-cell office:value-type="float" office:value="0.000769141799676132" calcext:value-type="float">
            <text:p>0.000769141799676132</text:p>
          </table:table-cell>
          <table:table-cell office:value-type="float" office:value="0.00377052972472824" calcext:value-type="float">
            <text:p>0.00377052972472824</text:p>
          </table:table-cell>
          <table:table-cell office:value-type="float" office:value="-0.0000231320842007943" calcext:value-type="float">
            <text:p>-2.31320842007943E-05</text:p>
          </table:table-cell>
          <table:table-cell office:value-type="float" office:value="-0.00451653944020358" calcext:value-type="float">
            <text:p>-0.00451653944020358</text:p>
          </table:table-cell>
          <table:table-cell office:value-type="float" office:value="0.00379366180892893" calcext:value-type="float">
            <text:p>0.00379366180892893</text:p>
          </table:table-cell>
          <table:table-cell office:value-type="float" office:value="-0.00987161693268568" calcext:value-type="float">
            <text:p>-0.00987161693268568</text:p>
          </table:table-cell>
          <table:table-cell office:value-type="float" office:value="0.00986005089058528" calcext:value-type="float">
            <text:p>0.00986005089058528</text:p>
          </table:table-cell>
          <table:table-cell office:value-type="float" office:value="0.00684131390238263" calcext:value-type="float">
            <text:p>0.00684131390238263</text:p>
          </table:table-cell>
          <table:table-cell office:value-type="float" office:value="0.0121269951422623" calcext:value-type="float">
            <text:p>0.0121269951422623</text:p>
          </table:table-cell>
          <table:table-cell office:value-type="float" office:value="-0.0083448993754337" calcext:value-type="float">
            <text:p>-0.0083448993754337</text:p>
          </table:table-cell>
          <table:table-cell office:value-type="float" office:value="0.00911404117510983" calcext:value-type="float">
            <text:p>0.00911404117510983</text:p>
          </table:table-cell>
          <table:table-cell office:value-type="float" office:value="-0.00152093453620172" calcext:value-type="float">
            <text:p>-0.001520934536201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-0.0159264399722415" calcext:value-type="float">
            <text:p>-0.0159264399722415</text:p>
          </table:table-cell>
          <table:table-cell office:value-type="float" office:value="-0.0295685866296553" calcext:value-type="float">
            <text:p>-0.0295685866296553</text:p>
          </table:table-cell>
          <table:table-cell office:value-type="float" office:value="-0.00532616238723105" calcext:value-type="float">
            <text:p>-0.00532616238723105</text:p>
          </table:table-cell>
          <table:table-cell office:value-type="float" office:value="-0.017441591487393" calcext:value-type="float">
            <text:p>-0.017441591487393</text:p>
          </table:table-cell>
          <table:table-cell office:value-type="float" office:value="0.00606060606060599" calcext:value-type="float">
            <text:p>0.00606060606060599</text:p>
          </table:table-cell>
          <table:table-cell office:value-type="float" office:value="-0.0106349757113116" calcext:value-type="float">
            <text:p>-0.0106349757113116</text:p>
          </table:table-cell>
          <table:table-cell office:value-type="float" office:value="-0.00379366180892904" calcext:value-type="float">
            <text:p>-0.00379366180892904</text:p>
          </table:table-cell>
          <table:table-cell office:value-type="float" office:value="-0.0060721721027065" calcext:value-type="float">
            <text:p>-0.0060721721027065</text:p>
          </table:table-cell>
          <table:table-cell office:value-type="float" office:value="-0.000763358778625989" calcext:value-type="float">
            <text:p>-0.000763358778625989</text:p>
          </table:table-cell>
          <table:table-cell office:value-type="float" office:value="-0.00456858662965531" calcext:value-type="float">
            <text:p>-0.00456858662965531</text:p>
          </table:table-cell>
          <table:table-cell office:value-type="float" office:value="-0.0129192690261393" calcext:value-type="float">
            <text:p>-0.0129192690261393</text:p>
          </table:table-cell>
          <table:table-cell office:value-type="float" office:value="-0.00606638908165624" calcext:value-type="float">
            <text:p>-0.00606638908165624</text:p>
          </table:table-cell>
          <table:table-cell office:value-type="float" office:value="-0.0151862132778163" calcext:value-type="float">
            <text:p>-0.0151862132778163</text:p>
          </table:table-cell>
          <table:table-cell office:value-type="float" office:value="-0.00531459634513065" calcext:value-type="float">
            <text:p>-0.00531459634513065</text:p>
          </table:table-cell>
          <table:table-cell office:value-type="float" office:value="-0.0022727272727272" calcext:value-type="float">
            <text:p>-0.0022727272727272</text:p>
          </table:table-cell>
          <table:table-cell office:value-type="float" office:value="0.00226694425167717" calcext:value-type="float">
            <text:p>0.00226694425167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-0.00756997455470743" calcext:value-type="float">
            <text:p>-0.00756997455470743</text:p>
          </table:table-cell>
          <table:table-cell office:value-type="float" office:value="-0.0212410363173723" calcext:value-type="float">
            <text:p>-0.0212410363173723</text:p>
          </table:table-cell>
          <table:table-cell office:value-type="float" office:value="-0.00227272727272732" calcext:value-type="float">
            <text:p>-0.00227272727272732</text:p>
          </table:table-cell>
          <table:table-cell office:value-type="float" office:value="-0.0121269951422623" calcext:value-type="float">
            <text:p>-0.0121269951422623</text:p>
          </table:table-cell>
          <table:table-cell office:value-type="float" office:value="0.00151515151515147" calcext:value-type="float">
            <text:p>0.00151515151515147</text:p>
          </table:table-cell>
          <table:table-cell office:value-type="float" office:value="-0.0030476520934537" calcext:value-type="float">
            <text:p>-0.0030476520934537</text:p>
          </table:table-cell>
          <table:table-cell office:value-type="float" office:value="0.00833911635438356" calcext:value-type="float">
            <text:p>0.00833911635438356</text:p>
          </table:table-cell>
          <table:table-cell office:value-type="float" office:value="-0.00379944482997929" calcext:value-type="float">
            <text:p>-0.00379944482997929</text:p>
          </table:table-cell>
          <table:table-cell office:value-type="float" office:value="0.0030245200092528" calcext:value-type="float">
            <text:p>0.0030245200092528</text:p>
          </table:table-cell>
          <table:table-cell office:value-type="float" office:value="-0.00229007633587786" calcext:value-type="float">
            <text:p>-0.00229007633587786</text:p>
          </table:table-cell>
          <table:table-cell office:value-type="float" office:value="-0.00455123756650477" calcext:value-type="float">
            <text:p>-0.00455123756650477</text:p>
          </table:table-cell>
          <table:table-cell office:value-type="float" office:value="0" calcext:value-type="float">
            <text:p>0</text:p>
          </table:table-cell>
          <table:table-cell office:value-type="float" office:value="-0.00910247513300955" calcext:value-type="float">
            <text:p>-0.00910247513300955</text:p>
          </table:table-cell>
          <table:table-cell office:value-type="float" office:value="0.00453388850335412" calcext:value-type="float">
            <text:p>0.00453388850335412</text:p>
          </table:table-cell>
          <table:table-cell office:value-type="float" office:value="0.00301873698820254" calcext:value-type="float">
            <text:p>0.00301873698820254</text:p>
          </table:table-cell>
          <table:table-cell office:value-type="float" office:value="0.00757575757575746" calcext:value-type="float">
            <text:p>0.00757575757575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-0.0136247975942632" calcext:value-type="float">
            <text:p>-0.0136247975942632</text:p>
          </table:table-cell>
          <table:table-cell office:value-type="float" office:value="-0.0257807078417764" calcext:value-type="float">
            <text:p>-0.0257807078417764</text:p>
          </table:table-cell>
          <table:table-cell office:value-type="float" office:value="-0.00984848484848477" calcext:value-type="float">
            <text:p>-0.00984848484848477</text:p>
          </table:table-cell>
          <table:table-cell office:value-type="float" office:value="-0.0151630811936155" calcext:value-type="float">
            <text:p>-0.0151630811936155</text:p>
          </table:table-cell>
          <table:table-cell office:value-type="float" office:value="-0.00379944482997907" calcext:value-type="float">
            <text:p>-0.00379944482997907</text:p>
          </table:table-cell>
          <table:table-cell office:value-type="float" office:value="-0.00227851029377746" calcext:value-type="float">
            <text:p>-0.00227851029377746</text:p>
          </table:table-cell>
          <table:table-cell office:value-type="float" office:value="-0.0030245200092528" calcext:value-type="float">
            <text:p>-0.0030245200092528</text:p>
          </table:table-cell>
          <table:table-cell office:value-type="float" office:value="-0.00758732361785786" calcext:value-type="float">
            <text:p>-0.00758732361785786</text:p>
          </table:table-cell>
          <table:table-cell office:value-type="float" office:value="0.00152093453620172" calcext:value-type="float">
            <text:p>0.00152093453620172</text:p>
          </table:table-cell>
          <table:table-cell office:value-type="float" office:value="-0.00152671755725187" calcext:value-type="float">
            <text:p>-0.00152671755725187</text:p>
          </table:table-cell>
          <table:table-cell office:value-type="float" office:value="-0.00682396483923187" calcext:value-type="float">
            <text:p>-0.00682396483923187</text:p>
          </table:table-cell>
          <table:table-cell office:value-type="float" office:value="0" calcext:value-type="float">
            <text:p>0</text:p>
          </table:table-cell>
          <table:table-cell office:value-type="float" office:value="-0.0144055054360397" calcext:value-type="float">
            <text:p>-0.0144055054360397</text:p>
          </table:table-cell>
          <table:table-cell office:value-type="float" office:value="-0.00304186907240334" calcext:value-type="float">
            <text:p>-0.00304186907240334</text:p>
          </table:table-cell>
          <table:table-cell office:value-type="float" office:value="0.00152671755725198" calcext:value-type="float">
            <text:p>0.00152671755725198</text:p>
          </table:table-cell>
          <table:table-cell office:value-type="float" office:value="0.00530881332408062" calcext:value-type="float">
            <text:p>0.005308813324080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-0.0136421466574139" calcext:value-type="float">
            <text:p>-0.0136421466574139</text:p>
          </table:table-cell>
          <table:table-cell office:value-type="float" office:value="-0.022761970853574" calcext:value-type="float">
            <text:p>-0.022761970853574</text:p>
          </table:table-cell>
          <table:table-cell office:value-type="float" office:value="-0.00303030303030305" calcext:value-type="float">
            <text:p>-0.00303030303030305</text:p>
          </table:table-cell>
          <table:table-cell office:value-type="float" office:value="-0.00607795512375675" calcext:value-type="float">
            <text:p>-0.00607795512375675</text:p>
          </table:table-cell>
          <table:table-cell office:value-type="float" office:value="-0.000774924820726386" calcext:value-type="float">
            <text:p>-0.000774924820726386</text:p>
          </table:table-cell>
          <table:table-cell office:value-type="float" office:value="-0.00456858662965542" calcext:value-type="float">
            <text:p>-0.00456858662965542</text:p>
          </table:table-cell>
          <table:table-cell office:value-type="float" office:value="0.00455702058755492" calcext:value-type="float">
            <text:p>0.00455702058755492</text:p>
          </table:table-cell>
          <table:table-cell office:value-type="float" office:value="-0.00381101087207958" calcext:value-type="float">
            <text:p>-0.00381101087207958</text:p>
          </table:table-cell>
          <table:table-cell office:value-type="float" office:value="0.00529724728198011" calcext:value-type="float">
            <text:p>0.00529724728198011</text:p>
          </table:table-cell>
          <table:table-cell office:value-type="float" office:value="0.0030129539671524" calcext:value-type="float">
            <text:p>0.0030129539671524</text:p>
          </table:table-cell>
          <table:table-cell office:value-type="float" office:value="-0.00228429331482771" calcext:value-type="float">
            <text:p>-0.00228429331482771</text:p>
          </table:table-cell>
          <table:table-cell office:value-type="float" office:value="0.00150358547305107" calcext:value-type="float">
            <text:p>0.00150358547305107</text:p>
          </table:table-cell>
          <table:table-cell office:value-type="float" office:value="-0.00759888965995836" calcext:value-type="float">
            <text:p>-0.00759888965995836</text:p>
          </table:table-cell>
          <table:table-cell office:value-type="float" office:value="-0.000769141799676243" calcext:value-type="float">
            <text:p>-0.000769141799676243</text:p>
          </table:table-cell>
          <table:table-cell office:value-type="float" office:value="0.00453967152440438" calcext:value-type="float">
            <text:p>0.00453967152440438</text:p>
          </table:table-cell>
          <table:table-cell office:value-type="float" office:value="0.00985426786953503" calcext:value-type="float">
            <text:p>0.009854267869535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office:value-type="float" office:value="-0.0125792273883876" calcext:value-type="float">
            <text:p>-0.0125792273883876</text:p>
          </table:table-cell>
          <table:table-cell office:value-type="float" office:value="-0.0221420309969927" calcext:value-type="float">
            <text:p>-0.0221420309969927</text:p>
          </table:table-cell>
          <table:table-cell office:value-type="float" office:value="-0.00273652556095294" calcext:value-type="float">
            <text:p>-0.00273652556095294</text:p>
          </table:table-cell>
          <table:table-cell office:value-type="float" office:value="-0.0109114041175109" calcext:value-type="float">
            <text:p>-0.0109114041175109</text:p>
          </table:table-cell>
          <table:table-cell office:value-type="float" office:value="0.000754105944945738" calcext:value-type="float">
            <text:p>0.000754105944945738</text:p>
          </table:table-cell>
          <table:table-cell office:value-type="float" office:value="-0.00335183900069391" calcext:value-type="float">
            <text:p>-0.00335183900069391</text:p>
          </table:table-cell>
          <table:table-cell office:value-type="float" office:value="0.00121096460791126" calcext:value-type="float">
            <text:p>0.00121096460791126</text:p>
          </table:table-cell>
          <table:table-cell office:value-type="float" office:value="-0.00515729817256527" calcext:value-type="float">
            <text:p>-0.00515729817256527</text:p>
          </table:table-cell>
          <table:table-cell office:value-type="float" office:value="0.0025746009715476" calcext:value-type="float">
            <text:p>0.0025746009715476</text:p>
          </table:table-cell>
          <table:table-cell office:value-type="float" office:value="-0.00304880869766355" calcext:value-type="float">
            <text:p>-0.00304880869766355</text:p>
          </table:table-cell>
          <table:table-cell office:value-type="float" office:value="-0.00334374277122362" calcext:value-type="float">
            <text:p>-0.00334374277122362</text:p>
          </table:table-cell>
          <table:table-cell office:value-type="float" office:value="0.000455702058755558" calcext:value-type="float">
            <text:p>0.000455702058755558</text:p>
          </table:table-cell>
          <table:table-cell office:value-type="float" office:value="-0.00683321767291223" calcext:value-type="float">
            <text:p>-0.00683321767291223</text:p>
          </table:table-cell>
          <table:table-cell office:value-type="float" office:value="-0.00258732361785796" calcext:value-type="float">
            <text:p>-0.00258732361785796</text:p>
          </table:table-cell>
          <table:table-cell office:value-type="float" office:value="0.00318528799444839" calcext:value-type="float">
            <text:p>0.00318528799444839</text:p>
          </table:table-cell>
          <table:table-cell office:value-type="float" office:value="0.00469696969696987" calcext:value-type="float">
            <text:p>0.004696969696969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-0.00784019975031214" calcext:value-type="float">
            <text:p>-0.00784019975031214</text:p>
          </table:table-cell>
          <table:table-cell office:value-type="float" office:value="-0.0291260923845194" calcext:value-type="float">
            <text:p>-0.0291260923845194</text:p>
          </table:table-cell>
          <table:table-cell office:value-type="float" office:value="-0.00891385767790265" calcext:value-type="float">
            <text:p>-0.00891385767790265</text:p>
          </table:table-cell>
          <table:table-cell office:value-type="float" office:value="-0.0157303370786518" calcext:value-type="float">
            <text:p>-0.0157303370786518</text:p>
          </table:table-cell>
          <table:table-cell office:value-type="float" office:value="0.0100624219725343" calcext:value-type="float">
            <text:p>0.0100624219725343</text:p>
          </table:table-cell>
          <table:table-cell office:value-type="float" office:value="-0.00220973782771539" calcext:value-type="float">
            <text:p>-0.00220973782771539</text:p>
          </table:table-cell>
          <table:table-cell office:value-type="float" office:value="0.00896379525593005" calcext:value-type="float">
            <text:p>0.00896379525593005</text:p>
          </table:table-cell>
          <table:table-cell office:value-type="float" office:value="-0.00344569288389518" calcext:value-type="float">
            <text:p>-0.00344569288389518</text:p>
          </table:table-cell>
          <table:table-cell office:value-type="float" office:value="-0.00441947565543066" calcext:value-type="float">
            <text:p>-0.00441947565543066</text:p>
          </table:table-cell>
          <table:table-cell office:value-type="float" office:value="-0.0111360799001249" calcext:value-type="float">
            <text:p>-0.0111360799001249</text:p>
          </table:table-cell>
          <table:table-cell office:value-type="float" office:value="0.0190886392009987" calcext:value-type="float">
            <text:p>0.0190886392009987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111860174781523" calcext:value-type="float">
            <text:p>0.0111860174781523</text:p>
          </table:table-cell>
          <table:table-cell office:value-type="float" office:value="-0.0302122347066167" calcext:value-type="float">
            <text:p>-0.0302122347066167</text:p>
          </table:table-cell>
          <table:table-cell office:value-type="float" office:value="0.0224968789013733" calcext:value-type="float">
            <text:p>0.0224968789013733</text:p>
          </table:table-cell>
          <table:table-cell office:value-type="float" office:value="-0.00782771535580518" calcext:value-type="float">
            <text:p>-0.007827715355805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0.00334581772784015" calcext:value-type="float">
            <text:p>0.00334581772784015</text:p>
          </table:table-cell>
          <table:table-cell office:value-type="float" office:value="-0.031410736579276" calcext:value-type="float">
            <text:p>-0.031410736579276</text:p>
          </table:table-cell>
          <table:table-cell office:value-type="float" office:value="0.00223470661672909" calcext:value-type="float">
            <text:p>0.00223470661672909</text:p>
          </table:table-cell>
          <table:table-cell office:value-type="float" office:value="-0.0133832709113608" calcext:value-type="float">
            <text:p>-0.0133832709113608</text:p>
          </table:table-cell>
          <table:table-cell office:value-type="float" office:value="0.00893882646691635" calcext:value-type="float">
            <text:p>0.00893882646691635</text:p>
          </table:table-cell>
          <table:table-cell office:value-type="float" office:value="-0.00669163545568041" calcext:value-type="float">
            <text:p>-0.00669163545568041</text:p>
          </table:table-cell>
          <table:table-cell office:value-type="float" office:value="0.00556803995006239" calcext:value-type="float">
            <text:p>0.00556803995006239</text:p>
          </table:table-cell>
          <table:table-cell office:value-type="float" office:value="-0.00232209737827715" calcext:value-type="float">
            <text:p>-0.00232209737827715</text:p>
          </table:table-cell>
          <table:table-cell office:value-type="float" office:value="-0.00454431960049939" calcext:value-type="float">
            <text:p>-0.00454431960049939</text:p>
          </table:table-cell>
          <table:table-cell office:value-type="float" office:value="-0.0156554307116105" calcext:value-type="float">
            <text:p>-0.0156554307116105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0.00117353308364543" calcext:value-type="float">
            <text:p>0.00117353308364543</text:p>
          </table:table-cell>
          <table:table-cell office:value-type="float" office:value="0.00667915106117345" calcext:value-type="float">
            <text:p>0.00667915106117345</text:p>
          </table:table-cell>
          <table:table-cell office:value-type="float" office:value="-0.00335830212234711" calcext:value-type="float">
            <text:p>-0.00335830212234711</text:p>
          </table:table-cell>
          <table:table-cell office:value-type="float" office:value="0.00896379525593005" calcext:value-type="float">
            <text:p>0.00896379525593005</text:p>
          </table:table-cell>
          <table:table-cell office:value-type="float" office:value="0.00335830212234711" calcext:value-type="float">
            <text:p>0.003358302122347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0.0000249687890138128" calcext:value-type="float">
            <text:p>2.49687890138128E-05</text:p>
          </table:table-cell>
          <table:table-cell office:value-type="float" office:value="-0.0280649188514356" calcext:value-type="float">
            <text:p>-0.0280649188514356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112234706616728" calcext:value-type="float">
            <text:p>-0.0112234706616728</text:p>
          </table:table-cell>
          <table:table-cell office:value-type="float" office:value="-0.00225967540574279" calcext:value-type="float">
            <text:p>-0.00225967540574279</text:p>
          </table:table-cell>
          <table:table-cell office:value-type="float" office:value="0.00342072409488148" calcext:value-type="float">
            <text:p>0.00342072409488148</text:p>
          </table:table-cell>
          <table:table-cell office:value-type="float" office:value="0.00334581772784026" calcext:value-type="float">
            <text:p>0.00334581772784026</text:p>
          </table:table-cell>
          <table:table-cell office:value-type="float" office:value="-0.0000499375780274036" calcext:value-type="float">
            <text:p>-4.99375780274036E-05</text:p>
          </table:table-cell>
          <table:table-cell office:value-type="float" office:value="-0.0112359550561797" calcext:value-type="float">
            <text:p>-0.0112359550561797</text:p>
          </table:table-cell>
          <table:table-cell office:value-type="float" office:value="-0.00779026217228462" calcext:value-type="float">
            <text:p>-0.00779026217228462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-0.0133957553058677" calcext:value-type="float">
            <text:p>-0.0133957553058677</text:p>
          </table:table-cell>
          <table:table-cell office:value-type="float" office:value="0.00558052434456935" calcext:value-type="float">
            <text:p>0.00558052434456935</text:p>
          </table:table-cell>
          <table:table-cell office:value-type="float" office:value="-0.00446941323345806" calcext:value-type="float">
            <text:p>-0.00446941323345806</text:p>
          </table:table-cell>
          <table:table-cell office:value-type="float" office:value="0.00227215980024975" calcext:value-type="float">
            <text:p>0.00227215980024975</text:p>
          </table:table-cell>
          <table:table-cell office:value-type="float" office:value="-0.00108614232209725" calcext:value-type="float">
            <text:p>-0.001086142322097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-0.00553058676654183" calcext:value-type="float">
            <text:p>-0.00553058676654183</text:p>
          </table:table-cell>
          <table:table-cell office:value-type="float" office:value="-0.0235330836454433" calcext:value-type="float">
            <text:p>-0.0235330836454433</text:p>
          </table:table-cell>
          <table:table-cell office:value-type="float" office:value="0.00116104868913858" calcext:value-type="float">
            <text:p>0.00116104868913858</text:p>
          </table:table-cell>
          <table:table-cell office:value-type="float" office:value="-0.00669163545568041" calcext:value-type="float">
            <text:p>-0.00669163545568041</text:p>
          </table:table-cell>
          <table:table-cell office:value-type="float" office:value="-0.00896379525593005" calcext:value-type="float">
            <text:p>-0.00896379525593005</text:p>
          </table:table-cell>
          <table:table-cell office:value-type="float" office:value="-0.00215980024968798" calcext:value-type="float">
            <text:p>-0.00215980024968798</text:p>
          </table:table-cell>
          <table:table-cell office:value-type="float" office:value="0.00563046192259675" calcext:value-type="float">
            <text:p>0.00563046192259675</text:p>
          </table:table-cell>
          <table:table-cell office:value-type="float" office:value="-0.0033333333333333" calcext:value-type="float">
            <text:p>-0.0033333333333333</text:p>
          </table:table-cell>
          <table:table-cell office:value-type="float" office:value="-0.00220973782771539" calcext:value-type="float">
            <text:p>-0.00220973782771539</text:p>
          </table:table-cell>
          <table:table-cell office:value-type="float" office:value="-0.00665418227215975" calcext:value-type="float">
            <text:p>-0.00665418227215975</text:p>
          </table:table-cell>
          <table:table-cell office:value-type="float" office:value="-0.0111610486891386" calcext:value-type="float">
            <text:p>-0.0111610486891386</text:p>
          </table:table-cell>
          <table:table-cell office:value-type="float" office:value="-0.00669163545568041" calcext:value-type="float">
            <text:p>-0.00669163545568041</text:p>
          </table:table-cell>
          <table:table-cell office:value-type="float" office:value="0.00451935081148569" calcext:value-type="float">
            <text:p>0.00451935081148569</text:p>
          </table:table-cell>
          <table:table-cell office:value-type="float" office:value="-0.00891385767790254" calcext:value-type="float">
            <text:p>-0.00891385767790254</text:p>
          </table:table-cell>
          <table:table-cell office:value-type="float" office:value="0.00117353308364543" calcext:value-type="float">
            <text:p>0.00117353308364543</text:p>
          </table:table-cell>
          <table:table-cell office:value-type="float" office:value="-0.00555555555555554" calcext:value-type="float">
            <text:p>-0.005555555555555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-0.00665418227215975" calcext:value-type="float">
            <text:p>-0.00665418227215975</text:p>
          </table:table-cell>
          <table:table-cell office:value-type="float" office:value="-0.0235205992509363" calcext:value-type="float">
            <text:p>-0.0235205992509363</text:p>
          </table:table-cell>
          <table:table-cell table:number-columns-repeated="2" office:value-type="float" office:value="-0.00670411985018715" calcext:value-type="float">
            <text:p>-0.00670411985018715</text:p>
          </table:table-cell>
          <table:table-cell office:value-type="float" office:value="-0.00785268414481888" calcext:value-type="float">
            <text:p>-0.00785268414481888</text:p>
          </table:table-cell>
          <table:table-cell office:value-type="float" office:value="-0.00218476903870157" calcext:value-type="float">
            <text:p>-0.00218476903870157</text:p>
          </table:table-cell>
          <table:table-cell office:value-type="float" office:value="-0.00334581772784015" calcext:value-type="float">
            <text:p>-0.00334581772784015</text:p>
          </table:table-cell>
          <table:table-cell office:value-type="float" office:value="-0.00108614232209725" calcext:value-type="float">
            <text:p>-0.00108614232209725</text:p>
          </table:table-cell>
          <table:table-cell office:value-type="float" office:value="-0.0100624219725343" calcext:value-type="float">
            <text:p>-0.0100624219725343</text:p>
          </table:table-cell>
          <table:table-cell office:value-type="float" office:value="-0.0111485642946316" calcext:value-type="float">
            <text:p>-0.0111485642946316</text:p>
          </table:table-cell>
          <table:table-cell office:value-type="float" office:value="-0.0100749063670411" calcext:value-type="float">
            <text:p>-0.0100749063670411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0444444444444436" calcext:value-type="float">
            <text:p>-0.00444444444444436</text:p>
          </table:table-cell>
          <table:table-cell office:value-type="float" office:value="-0.0123096129837702" calcext:value-type="float">
            <text:p>-0.0123096129837702</text:p>
          </table:table-cell>
          <table:table-cell office:value-type="float" office:value="0.00114856429463173" calcext:value-type="float">
            <text:p>0.00114856429463173</text:p>
          </table:table-cell>
          <table:table-cell office:value-type="float" office:value="-0.00337078651685385" calcext:value-type="float">
            <text:p>-0.003370786516853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-0.003330836454432" calcext:value-type="float">
            <text:p>-0.003330836454432</text:p>
          </table:table-cell>
          <table:table-cell office:value-type="float" office:value="-0.0271310861423222" calcext:value-type="float">
            <text:p>-0.0271310861423222</text:p>
          </table:table-cell>
          <table:table-cell office:value-type="float" office:value="-0.00222222222222224" calcext:value-type="float">
            <text:p>-0.00222222222222224</text:p>
          </table:table-cell>
          <table:table-cell office:value-type="float" office:value="-0.0107465667915106" calcext:value-type="float">
            <text:p>-0.0107465667915106</text:p>
          </table:table-cell>
          <table:table-cell office:value-type="float" office:value="-0.0000149812734083765" calcext:value-type="float">
            <text:p>-1.49812734083765E-05</text:p>
          </table:table-cell>
          <table:table-cell office:value-type="float" office:value="-0.00196504369538086" calcext:value-type="float">
            <text:p>-0.00196504369538086</text:p>
          </table:table-cell>
          <table:table-cell office:value-type="float" office:value="0.00403245942571784" calcext:value-type="float">
            <text:p>0.00403245942571784</text:p>
          </table:table-cell>
          <table:table-cell office:value-type="float" office:value="-0.0020474406991261" calcext:value-type="float">
            <text:p>-0.0020474406991261</text:p>
          </table:table-cell>
          <table:table-cell office:value-type="float" office:value="-0.00649438202247199" calcext:value-type="float">
            <text:p>-0.00649438202247199</text:p>
          </table:table-cell>
          <table:table-cell office:value-type="float" office:value="-0.0104769038701623" calcext:value-type="float">
            <text:p>-0.0104769038701623</text:p>
          </table:table-cell>
          <table:table-cell office:value-type="float" office:value="0.000681647940074859" calcext:value-type="float">
            <text:p>0.000681647940074859</text:p>
          </table:table-cell>
          <table:table-cell office:value-type="float" office:value="-0.00511610486891401" calcext:value-type="float">
            <text:p>-0.00511610486891401</text:p>
          </table:table-cell>
          <table:table-cell office:value-type="float" office:value="0.00470411985018726" calcext:value-type="float">
            <text:p>0.00470411985018726</text:p>
          </table:table-cell>
          <table:table-cell office:value-type="float" office:value="-0.011852684144819" calcext:value-type="float">
            <text:p>-0.011852684144819</text:p>
          </table:table-cell>
          <table:table-cell office:value-type="float" office:value="0.00721098626716599" calcext:value-type="float">
            <text:p>0.00721098626716599</text:p>
          </table:table-cell>
          <table:table-cell office:value-type="float" office:value="-0.00289637952559296" calcext:value-type="float">
            <text:p>-0.00289637952559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-0.0595652173913043" calcext:value-type="float">
            <text:p>-0.0595652173913043</text:p>
          </table:table-cell>
          <table:table-cell office:value-type="float" office:value="-0.0131400966183575" calcext:value-type="float">
            <text:p>-0.0131400966183575</text:p>
          </table:table-cell>
          <table:table-cell office:value-type="float" office:value="-0.00642512077294677" calcext:value-type="float">
            <text:p>-0.00642512077294677</text:p>
          </table:table-cell>
          <table:table-cell office:value-type="float" office:value="-0.0219806763285024" calcext:value-type="float">
            <text:p>-0.0219806763285024</text:p>
          </table:table-cell>
          <table:table-cell office:value-type="float" office:value="-0.0153140096618356" calcext:value-type="float">
            <text:p>-0.0153140096618356</text:p>
          </table:table-cell>
          <table:table-cell office:value-type="float" office:value="-0.0153623188405797" calcext:value-type="float">
            <text:p>-0.0153623188405797</text:p>
          </table:table-cell>
          <table:table-cell office:value-type="float" office:value="-0.0307729468599033" calcext:value-type="float">
            <text:p>-0.0307729468599033</text:p>
          </table:table-cell>
          <table:table-cell office:value-type="float" office:value="-0.0419806763285023" calcext:value-type="float">
            <text:p>-0.0419806763285023</text:p>
          </table:table-cell>
          <table:table-cell office:value-type="float" office:value="-0.00898550724637681" calcext:value-type="float">
            <text:p>-0.00898550724637681</text:p>
          </table:table-cell>
          <table:table-cell office:value-type="float" office:value="-0.0288405797101449" calcext:value-type="float">
            <text:p>-0.0288405797101449</text:p>
          </table:table-cell>
          <table:table-cell office:value-type="float" office:value="-0.0131884057971013" calcext:value-type="float">
            <text:p>-0.0131884057971013</text:p>
          </table:table-cell>
          <table:table-cell office:value-type="float" office:value="-0.0418357487922705" calcext:value-type="float">
            <text:p>-0.0418357487922705</text:p>
          </table:table-cell>
          <table:table-cell office:value-type="float" office:value="0.00888888888888895" calcext:value-type="float">
            <text:p>0.00888888888888895</text:p>
          </table:table-cell>
          <table:table-cell office:value-type="float" office:value="-0.019951690821256" calcext:value-type="float">
            <text:p>-0.019951690821256</text:p>
          </table:table-cell>
          <table:table-cell office:value-type="float" office:value="-0.0220289855072463" calcext:value-type="float">
            <text:p>-0.0220289855072463</text:p>
          </table:table-cell>
          <table:table-cell office:value-type="float" office:value="-0.0397584541062801" calcext:value-type="float">
            <text:p>-0.0397584541062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-0.0263285024154589" calcext:value-type="float">
            <text:p>-0.0263285024154589</text:p>
          </table:table-cell>
          <table:table-cell office:value-type="float" office:value="0.00681159420289856" calcext:value-type="float">
            <text:p>0.00681159420289856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-0.0219806763285022" calcext:value-type="float">
            <text:p>-0.0219806763285022</text:p>
          </table:table-cell>
          <table:table-cell office:value-type="float" office:value="0.020048309178744" calcext:value-type="float">
            <text:p>0.020048309178744</text:p>
          </table:table-cell>
          <table:table-cell office:value-type="float" office:value="-0.00869565217391288" calcext:value-type="float">
            <text:p>-0.00869565217391288</text:p>
          </table:table-cell>
          <table:table-cell office:value-type="float" office:value="0.00661835748792283" calcext:value-type="float">
            <text:p>0.00661835748792283</text:p>
          </table:table-cell>
          <table:table-cell office:value-type="float" office:value="0.000144927536231965" calcext:value-type="float">
            <text:p>0.000144927536231965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0.00444444444444447" calcext:value-type="float">
            <text:p>0.00444444444444447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-0.00222222222222213" calcext:value-type="float">
            <text:p>-0.00222222222222213</text:p>
          </table:table-cell>
          <table:table-cell office:value-type="float" office:value="0.0131884057971015" calcext:value-type="float">
            <text:p>0.0131884057971015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0.0110628019323672" calcext:value-type="float">
            <text:p>0.0110628019323672</text:p>
          </table:table-cell>
          <table:table-cell office:value-type="float" office:value="-0.00449275362318824" calcext:value-type="float">
            <text:p>-0.00449275362318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-0.0440096618357488" calcext:value-type="float">
            <text:p>-0.0440096618357488</text:p>
          </table:table-cell>
          <table:table-cell office:value-type="float" office:value="-0.0131400966183576" calcext:value-type="float">
            <text:p>-0.0131400966183576</text:p>
          </table:table-cell>
          <table:table-cell office:value-type="float" office:value="-0.0176328502415459" calcext:value-type="float">
            <text:p>-0.0176328502415459</text:p>
          </table:table-cell>
          <table:table-cell office:value-type="float" office:value="-0.0263285024154589" calcext:value-type="float">
            <text:p>-0.0263285024154589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-0.0198550724637681" calcext:value-type="float">
            <text:p>-0.0198550724637681</text:p>
          </table:table-cell>
          <table:table-cell office:value-type="float" office:value="-0.00212560386473448" calcext:value-type="float">
            <text:p>-0.00212560386473448</text:p>
          </table:table-cell>
          <table:table-cell office:value-type="float" office:value="-0.00879227053140108" calcext:value-type="float">
            <text:p>-0.00879227053140108</text:p>
          </table:table-cell>
          <table:table-cell office:value-type="float" office:value="-0.0043961352657006" calcext:value-type="float">
            <text:p>-0.0043961352657006</text:p>
          </table:table-cell>
          <table:table-cell office:value-type="float" office:value="-0.00884057971014496" calcext:value-type="float">
            <text:p>-0.00884057971014496</text:p>
          </table:table-cell>
          <table:table-cell table:number-columns-repeated="2" office:value-type="float" office:value="-0.00217391304347836" calcext:value-type="float">
            <text:p>-0.00217391304347836</text:p>
          </table:table-cell>
          <table:table-cell office:value-type="float" office:value="0.00661835748792272" calcext:value-type="float">
            <text:p>0.00661835748792272</text:p>
          </table:table-cell>
          <table:table-cell office:value-type="float" office:value="-0.0198550724637683" calcext:value-type="float">
            <text:p>-0.0198550724637683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-0.0132367149758456" calcext:value-type="float">
            <text:p>-0.01323671497584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-0.0507246376811593" calcext:value-type="float">
            <text:p>-0.0507246376811593</text:p>
          </table:table-cell>
          <table:table-cell office:value-type="float" office:value="-0.0219806763285024" calcext:value-type="float">
            <text:p>-0.0219806763285024</text:p>
          </table:table-cell>
          <table:table-cell office:value-type="float" office:value="-0.0176328502415458" calcext:value-type="float">
            <text:p>-0.0176328502415458</text:p>
          </table:table-cell>
          <table:table-cell office:value-type="float" office:value="-0.037391304347826" calcext:value-type="float">
            <text:p>-0.037391304347826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176811594202899" calcext:value-type="float">
            <text:p>-0.0176811594202899</text:p>
          </table:table-cell>
          <table:table-cell office:value-type="float" office:value="-0.0132850241545893" calcext:value-type="float">
            <text:p>-0.0132850241545893</text:p>
          </table:table-cell>
          <table:table-cell office:value-type="float" office:value="-0.0132367149758454" calcext:value-type="float">
            <text:p>-0.0132367149758454</text:p>
          </table:table-cell>
          <table:table-cell office:value-type="float" office:value="-0.0155072463768116" calcext:value-type="float">
            <text:p>-0.0155072463768116</text:p>
          </table:table-cell>
          <table:table-cell table:number-columns-repeated="2" office:value-type="float" office:value="-0.0110628019323671" calcext:value-type="float">
            <text:p>-0.0110628019323671</text:p>
          </table:table-cell>
          <table:table-cell office:value-type="float" office:value="-0.0153623188405797" calcext:value-type="float">
            <text:p>-0.0153623188405797</text:p>
          </table:table-cell>
          <table:table-cell office:value-type="float" office:value="-0.00212560386473415" calcext:value-type="float">
            <text:p>-0.00212560386473415</text:p>
          </table:table-cell>
          <table:table-cell office:value-type="float" office:value="-0.0176328502415458" calcext:value-type="float">
            <text:p>-0.0176328502415458</text:p>
          </table:table-cell>
          <table:table-cell office:value-type="float" office:value="-0.00652173913043475" calcext:value-type="float">
            <text:p>-0.00652173913043475</text:p>
          </table:table-cell>
          <table:table-cell office:value-type="float" office:value="-0.0132367149758454" calcext:value-type="float">
            <text:p>-0.01323671497584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-0.0483574879227054" calcext:value-type="float">
            <text:p>-0.0483574879227054</text:p>
          </table:table-cell>
          <table:table-cell office:value-type="float" office:value="-0.0242028985507247" calcext:value-type="float">
            <text:p>-0.0242028985507247</text:p>
          </table:table-cell>
          <table:table-cell office:value-type="float" office:value="-0.0175845410628019" calcext:value-type="float">
            <text:p>-0.0175845410628019</text:p>
          </table:table-cell>
          <table:table-cell office:value-type="float" office:value="-0.0350724637681161" calcext:value-type="float">
            <text:p>-0.0350724637681161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-0.0220289855072464" calcext:value-type="float">
            <text:p>-0.0220289855072464</text:p>
          </table:table-cell>
          <table:table-cell office:value-type="float" office:value="-0.00434782608695661" calcext:value-type="float">
            <text:p>-0.00434782608695661</text:p>
          </table:table-cell>
          <table:table-cell office:value-type="float" office:value="-0.0132367149758454" calcext:value-type="float">
            <text:p>-0.0132367149758454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-0.017632850241546" calcext:value-type="float">
            <text:p>-0.017632850241546</text:p>
          </table:table-cell>
          <table:table-cell office:value-type="float" office:value="-0.00661835748792272" calcext:value-type="float">
            <text:p>-0.00661835748792272</text:p>
          </table:table-cell>
          <table:table-cell office:value-type="float" office:value="-0.0130917874396136" calcext:value-type="float">
            <text:p>-0.0130917874396136</text:p>
          </table:table-cell>
          <table:table-cell office:value-type="float" office:value="-0.00212560386473437" calcext:value-type="float">
            <text:p>-0.00212560386473437</text:p>
          </table:table-cell>
          <table:table-cell office:value-type="float" office:value="-0.0242512077294688" calcext:value-type="float">
            <text:p>-0.0242512077294688</text:p>
          </table:table-cell>
          <table:table-cell office:value-type="float" office:value="-0.00647342995169087" calcext:value-type="float">
            <text:p>-0.00647342995169087</text:p>
          </table:table-cell>
          <table:table-cell office:value-type="float" office:value="-0.0153623188405797" calcext:value-type="float">
            <text:p>-0.01536231884057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-0.0457971014492755" calcext:value-type="float">
            <text:p>-0.0457971014492755</text:p>
          </table:table-cell>
          <table:table-cell office:value-type="float" office:value="-0.0131304347826089" calcext:value-type="float">
            <text:p>-0.0131304347826089</text:p>
          </table:table-cell>
          <table:table-cell office:value-type="float" office:value="-0.00918840579710156" calcext:value-type="float">
            <text:p>-0.00918840579710156</text:p>
          </table:table-cell>
          <table:table-cell office:value-type="float" office:value="-0.0285507246376814" calcext:value-type="float">
            <text:p>-0.0285507246376814</text:p>
          </table:table-cell>
          <table:table-cell office:value-type="float" office:value="-0.000347826086956715" calcext:value-type="float">
            <text:p>-0.000347826086956715</text:p>
          </table:table-cell>
          <table:table-cell office:value-type="float" office:value="-0.0167246376811594" calcext:value-type="float">
            <text:p>-0.0167246376811594</text:p>
          </table:table-cell>
          <table:table-cell office:value-type="float" office:value="-0.00878260869565217" calcext:value-type="float">
            <text:p>-0.00878260869565217</text:p>
          </table:table-cell>
          <table:table-cell office:value-type="float" office:value="-0.0154202898550726" calcext:value-type="float">
            <text:p>-0.0154202898550726</text:p>
          </table:table-cell>
          <table:table-cell office:value-type="float" office:value="-0.00664734299516923" calcext:value-type="float">
            <text:p>-0.00664734299516923</text:p>
          </table:table-cell>
          <table:table-cell office:value-type="float" office:value="-0.0123864734299519" calcext:value-type="float">
            <text:p>-0.0123864734299519</text:p>
          </table:table-cell>
          <table:table-cell office:value-type="float" office:value="-0.00527536231884074" calcext:value-type="float">
            <text:p>-0.00527536231884074</text:p>
          </table:table-cell>
          <table:table-cell office:value-type="float" office:value="-0.0149371980676331" calcext:value-type="float">
            <text:p>-0.0149371980676331</text:p>
          </table:table-cell>
          <table:table-cell office:value-type="float" office:value="0.00488888888888872" calcext:value-type="float">
            <text:p>0.00488888888888872</text:p>
          </table:table-cell>
          <table:table-cell office:value-type="float" office:value="-0.0171980676328505" calcext:value-type="float">
            <text:p>-0.0171980676328505</text:p>
          </table:table-cell>
          <table:table-cell office:value-type="float" office:value="-0.00522705314009686" calcext:value-type="float">
            <text:p>-0.00522705314009686</text:p>
          </table:table-cell>
          <table:table-cell office:value-type="float" office:value="-0.0172173913043481" calcext:value-type="float">
            <text:p>-0.0172173913043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0.00818318318318323" calcext:value-type="float">
            <text:p>0.00818318318318323</text:p>
          </table:table-cell>
          <table:table-cell office:value-type="float" office:value="-0.0299549549549549" calcext:value-type="float">
            <text:p>-0.0299549549549549</text:p>
          </table:table-cell>
          <table:table-cell office:value-type="float" office:value="-0.0354354354354355" calcext:value-type="float">
            <text:p>-0.0354354354354355</text:p>
          </table:table-cell>
          <table:table-cell office:value-type="float" office:value="0.00255255255255249" calcext:value-type="float">
            <text:p>0.00255255255255249</text:p>
          </table:table-cell>
          <table:table-cell office:value-type="float" office:value="-0.00225225225225223" calcext:value-type="float">
            <text:p>-0.00225225225225223</text:p>
          </table:table-cell>
          <table:table-cell office:value-type="float" office:value="-0.0357357357357357" calcext:value-type="float">
            <text:p>-0.0357357357357357</text:p>
          </table:table-cell>
          <table:table-cell office:value-type="float" office:value="0.0165915915915915" calcext:value-type="float">
            <text:p>0.0165915915915915</text:p>
          </table:table-cell>
          <table:table-cell office:value-type="float" office:value="-0.000450450450450446" calcext:value-type="float">
            <text:p>-0.000450450450450446</text:p>
          </table:table-cell>
          <table:table-cell office:value-type="float" office:value="-0.0084084084084084" calcext:value-type="float">
            <text:p>-0.0084084084084084</text:p>
          </table:table-cell>
          <table:table-cell office:value-type="float" office:value="-0.0248498498498499" calcext:value-type="float">
            <text:p>-0.0248498498498499</text:p>
          </table:table-cell>
          <table:table-cell office:value-type="float" office:value="0.0302552552552553" calcext:value-type="float">
            <text:p>0.0302552552552553</text:p>
          </table:table-cell>
          <table:table-cell office:value-type="float" office:value="0.0141141141141141" calcext:value-type="float">
            <text:p>0.0141141141141141</text:p>
          </table:table-cell>
          <table:table-cell office:value-type="float" office:value="-0.00540540540540546" calcext:value-type="float">
            <text:p>-0.00540540540540546</text:p>
          </table:table-cell>
          <table:table-cell office:value-type="float" office:value="-0.0243993993993994" calcext:value-type="float">
            <text:p>-0.0243993993993994</text:p>
          </table:table-cell>
          <table:table-cell office:value-type="float" office:value="0.0108858858858859" calcext:value-type="float">
            <text:p>0.0108858858858859</text:p>
          </table:table-cell>
          <table:table-cell office:value-type="float" office:value="-0.00232732732732732" calcext:value-type="float">
            <text:p>-0.00232732732732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-0.013963963963964" calcext:value-type="float">
            <text:p>-0.013963963963964</text:p>
          </table:table-cell>
          <table:table-cell office:value-type="float" office:value="-0.00285285285285297" calcext:value-type="float">
            <text:p>-0.00285285285285297</text:p>
          </table:table-cell>
          <table:table-cell office:value-type="float" office:value="-0.0162912912912913" calcext:value-type="float">
            <text:p>-0.0162912912912913</text:p>
          </table:table-cell>
          <table:table-cell office:value-type="float" office:value="0.00247747747747751" calcext:value-type="float">
            <text:p>0.00247747747747751</text:p>
          </table:table-cell>
          <table:table-cell office:value-type="float" office:value="0.0112612612612613" calcext:value-type="float">
            <text:p>0.0112612612612613</text:p>
          </table:table-cell>
          <table:table-cell office:value-type="float" office:value="-0.0217717717717718" calcext:value-type="float">
            <text:p>-0.0217717717717718</text:p>
          </table:table-cell>
          <table:table-cell office:value-type="float" office:value="0.0165165165165165" calcext:value-type="float">
            <text:p>0.0165165165165165</text:p>
          </table:table-cell>
          <table:table-cell office:value-type="float" office:value="0.0162162162162162" calcext:value-type="float">
            <text:p>0.0162162162162162</text:p>
          </table:table-cell>
          <table:table-cell office:value-type="float" office:value="0.0108858858858859" calcext:value-type="float">
            <text:p>0.0108858858858859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0.00855855855855847" calcext:value-type="float">
            <text:p>0.00855855855855847</text:p>
          </table:table-cell>
          <table:table-cell office:value-type="float" office:value="0.0136636636636637" calcext:value-type="float">
            <text:p>0.0136636636636637</text:p>
          </table:table-cell>
          <table:table-cell office:value-type="float" office:value="0.0191441441441441" calcext:value-type="float">
            <text:p>0.0191441441441441</text:p>
          </table:table-cell>
          <table:table-cell office:value-type="float" office:value="-0.010960960960961" calcext:value-type="float">
            <text:p>-0.010960960960961</text:p>
          </table:table-cell>
          <table:table-cell office:value-type="float" office:value="0.019069069069069" calcext:value-type="float">
            <text:p>0.019069069069069</text:p>
          </table:table-cell>
          <table:table-cell office:value-type="float" office:value="-0.0110360360360361" calcext:value-type="float">
            <text:p>-0.0110360360360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-0.03003003003003" calcext:value-type="float">
            <text:p>-0.03003003003003</text:p>
          </table:table-cell>
          <table:table-cell office:value-type="float" office:value="-0.0108108108108108" calcext:value-type="float">
            <text:p>-0.0108108108108108</text:p>
          </table:table-cell>
          <table:table-cell office:value-type="float" office:value="0.00262762762762758" calcext:value-type="float">
            <text:p>0.00262762762762758</text:p>
          </table:table-cell>
          <table:table-cell office:value-type="float" office:value="-0.0164414414414414" calcext:value-type="float">
            <text:p>-0.0164414414414414</text:p>
          </table:table-cell>
          <table:table-cell office:value-type="float" office:value="0.00270270270270267" calcext:value-type="float">
            <text:p>0.00270270270270267</text:p>
          </table:table-cell>
          <table:table-cell office:value-type="float" office:value="-0.0246996996996998" calcext:value-type="float">
            <text:p>-0.0246996996996998</text:p>
          </table:table-cell>
          <table:table-cell office:value-type="float" office:value="0.00285285285285286" calcext:value-type="float">
            <text:p>0.00285285285285286</text:p>
          </table:table-cell>
          <table:table-cell office:value-type="float" office:value="0" calcext:value-type="float">
            <text:p>0</text:p>
          </table:table-cell>
          <table:table-cell office:value-type="float" office:value="-0.00578078078078081" calcext:value-type="float">
            <text:p>-0.00578078078078081</text:p>
          </table:table-cell>
          <table:table-cell office:value-type="float" office:value="-0.0246246246246247" calcext:value-type="float">
            <text:p>-0.0246246246246247</text:p>
          </table:table-cell>
          <table:table-cell office:value-type="float" office:value="0.000150150150150075" calcext:value-type="float">
            <text:p>0.000150150150150075</text:p>
          </table:table-cell>
          <table:table-cell office:value-type="float" office:value="-0.0136636636636637" calcext:value-type="float">
            <text:p>-0.0136636636636637</text:p>
          </table:table-cell>
          <table:table-cell office:value-type="float" office:value="0.00270270270270267" calcext:value-type="float">
            <text:p>0.00270270270270267</text:p>
          </table:table-cell>
          <table:table-cell office:value-type="float" office:value="-0.0162912912912913" calcext:value-type="float">
            <text:p>-0.0162912912912913</text:p>
          </table:table-cell>
          <table:table-cell office:value-type="float" office:value="0.00270270270270267" calcext:value-type="float">
            <text:p>0.00270270270270267</text:p>
          </table:table-cell>
          <table:table-cell office:value-type="float" office:value="-0.00818318318318323" calcext:value-type="float">
            <text:p>-0.00818318318318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-0.0278528528528528" calcext:value-type="float">
            <text:p>-0.0278528528528528</text:p>
          </table:table-cell>
          <table:table-cell office:value-type="float" office:value="0.00277777777777788" calcext:value-type="float">
            <text:p>0.00277777777777788</text:p>
          </table:table-cell>
          <table:table-cell office:value-type="float" office:value="0.00795795795795795" calcext:value-type="float">
            <text:p>0.00795795795795795</text:p>
          </table:table-cell>
          <table:table-cell office:value-type="float" office:value="-0.00840840840840828" calcext:value-type="float">
            <text:p>-0.00840840840840828</text:p>
          </table:table-cell>
          <table:table-cell office:value-type="float" office:value="0" calcext:value-type="float">
            <text:p>0</text:p>
          </table:table-cell>
          <table:table-cell office:value-type="float" office:value="-0.011036036036036" calcext:value-type="float">
            <text:p>-0.011036036036036</text:p>
          </table:table-cell>
          <table:table-cell office:value-type="float" office:value="0.0108108108108109" calcext:value-type="float">
            <text:p>0.0108108108108109</text:p>
          </table:table-cell>
          <table:table-cell office:value-type="float" office:value="0.0107357357357357" calcext:value-type="float">
            <text:p>0.0107357357357357</text:p>
          </table:table-cell>
          <table:table-cell office:value-type="float" office:value="-0.00570570570570561" calcext:value-type="float">
            <text:p>-0.00570570570570561</text:p>
          </table:table-cell>
          <table:table-cell office:value-type="float" office:value="-0.0058558558558558" calcext:value-type="float">
            <text:p>-0.0058558558558558</text:p>
          </table:table-cell>
          <table:table-cell office:value-type="float" office:value="0.00810810810810814" calcext:value-type="float">
            <text:p>0.00810810810810814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0.00270270270270279" calcext:value-type="float">
            <text:p>0.00270270270270279</text:p>
          </table:table-cell>
          <table:table-cell office:value-type="float" office:value="0.00232732732732743" calcext:value-type="float">
            <text:p>0.00232732732732743</text:p>
          </table:table-cell>
          <table:table-cell office:value-type="float" office:value="-0.00300300300300294" calcext:value-type="float">
            <text:p>-0.00300300300300294</text:p>
          </table:table-cell>
          <table:table-cell office:value-type="float" office:value="-0.000225225225225167" calcext:value-type="float">
            <text:p>-0.0002252252252251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-0.0385885885885885" calcext:value-type="float">
            <text:p>-0.0385885885885885</text:p>
          </table:table-cell>
          <table:table-cell office:value-type="float" office:value="-0.0219219219219219" calcext:value-type="float">
            <text:p>-0.0219219219219219</text:p>
          </table:table-cell>
          <table:table-cell office:value-type="float" office:value="-0.00840840840840828" calcext:value-type="float">
            <text:p>-0.00840840840840828</text:p>
          </table:table-cell>
          <table:table-cell office:value-type="float" office:value="-0.0277027027027027" calcext:value-type="float">
            <text:p>-0.0277027027027027</text:p>
          </table:table-cell>
          <table:table-cell office:value-type="float" office:value="-0.0109609609609609" calcext:value-type="float">
            <text:p>-0.0109609609609609</text:p>
          </table:table-cell>
          <table:table-cell office:value-type="float" office:value="-0.0249249249249248" calcext:value-type="float">
            <text:p>-0.0249249249249248</text:p>
          </table:table-cell>
          <table:table-cell office:value-type="float" office:value="-0.000225225225225167" calcext:value-type="float">
            <text:p>-0.000225225225225167</text:p>
          </table:table-cell>
          <table:table-cell office:value-type="float" office:value="-0.00300300300300294" calcext:value-type="float">
            <text:p>-0.00300300300300294</text:p>
          </table:table-cell>
          <table:table-cell office:value-type="float" office:value="-0.0112612612612613" calcext:value-type="float">
            <text:p>-0.0112612612612613</text:p>
          </table:table-cell>
          <table:table-cell office:value-type="float" office:value="-0.0195195195195195" calcext:value-type="float">
            <text:p>-0.0195195195195195</text:p>
          </table:table-cell>
          <table:table-cell office:value-type="float" office:value="-0.00292792792792795" calcext:value-type="float">
            <text:p>-0.00292792792792795</text:p>
          </table:table-cell>
          <table:table-cell office:value-type="float" office:value="-0.0136636636636637" calcext:value-type="float">
            <text:p>-0.0136636636636637</text:p>
          </table:table-cell>
          <table:table-cell office:value-type="float" office:value="-0.0109609609609609" calcext:value-type="float">
            <text:p>-0.0109609609609609</text:p>
          </table:table-cell>
          <table:table-cell office:value-type="float" office:value="-0.00848348348348349" calcext:value-type="float">
            <text:p>-0.00848348348348349</text:p>
          </table:table-cell>
          <table:table-cell office:value-type="float" office:value="-0.0165915915915915" calcext:value-type="float">
            <text:p>-0.0165915915915915</text:p>
          </table:table-cell>
          <table:table-cell office:value-type="float" office:value="-0.0246996996996996" calcext:value-type="float">
            <text:p>-0.02469969969969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-0.0204504504504504" calcext:value-type="float">
            <text:p>-0.0204504504504504</text:p>
          </table:table-cell>
          <table:table-cell office:value-type="float" office:value="-0.0125525525525525" calcext:value-type="float">
            <text:p>-0.0125525525525525</text:p>
          </table:table-cell>
          <table:table-cell office:value-type="float" office:value="-0.00990990990990981" calcext:value-type="float">
            <text:p>-0.00990990990990981</text:p>
          </table:table-cell>
          <table:table-cell office:value-type="float" office:value="-0.00950450450450435" calcext:value-type="float">
            <text:p>-0.00950450450450435</text:p>
          </table:table-cell>
          <table:table-cell office:value-type="float" office:value="0.000150150150150186" calcext:value-type="float">
            <text:p>0.000150150150150186</text:p>
          </table:table-cell>
          <table:table-cell office:value-type="float" office:value="-0.0236336336336336" calcext:value-type="float">
            <text:p>-0.0236336336336336</text:p>
          </table:table-cell>
          <table:table-cell office:value-type="float" office:value="0.0093093093093094" calcext:value-type="float">
            <text:p>0.0093093093093094</text:p>
          </table:table-cell>
          <table:table-cell office:value-type="float" office:value="0.00469969969969974" calcext:value-type="float">
            <text:p>0.00469969969969974</text:p>
          </table:table-cell>
          <table:table-cell office:value-type="float" office:value="-0.00405405405405401" calcext:value-type="float">
            <text:p>-0.00405405405405401</text:p>
          </table:table-cell>
          <table:table-cell office:value-type="float" office:value="-0.0155255255255254" calcext:value-type="float">
            <text:p>-0.0155255255255254</text:p>
          </table:table-cell>
          <table:table-cell office:value-type="float" office:value="0.00882882882882885" calcext:value-type="float">
            <text:p>0.00882882882882885</text:p>
          </table:table-cell>
          <table:table-cell office:value-type="float" office:value="-0.000465465465465442" calcext:value-type="float">
            <text:p>-0.000465465465465442</text:p>
          </table:table-cell>
          <table:table-cell office:value-type="float" office:value="0.00163663663663671" calcext:value-type="float">
            <text:p>0.00163663663663671</text:p>
          </table:table-cell>
          <table:table-cell office:value-type="float" office:value="-0.0115615615615615" calcext:value-type="float">
            <text:p>-0.0115615615615615</text:p>
          </table:table-cell>
          <table:table-cell office:value-type="float" office:value="0.0026126126126127" calcext:value-type="float">
            <text:p>0.0026126126126127</text:p>
          </table:table-cell>
          <table:table-cell office:value-type="float" office:value="-0.00929429429429418" calcext:value-type="float">
            <text:p>-0.00929429429429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803977573257164" calcext:value-type="float">
            <text:p>-0.00803977573257164</text:p>
          </table:table-cell>
          <table:table-cell office:value-type="float" office:value="-0.00146514334073844" calcext:value-type="float">
            <text:p>-0.00146514334073844</text:p>
          </table:table-cell>
          <table:table-cell office:value-type="float" office:value="-0.000735216333439204" calcext:value-type="float">
            <text:p>-0.000735216333439204</text:p>
          </table:table-cell>
          <table:table-cell office:value-type="float" office:value="0.00145985401459836" calcext:value-type="float">
            <text:p>0.00145985401459836</text:p>
          </table:table-cell>
          <table:table-cell office:value-type="float" office:value="0.0036390563842168" calcext:value-type="float">
            <text:p>0.0036390563842168</text:p>
          </table:table-cell>
          <table:table-cell office:value-type="float" office:value="0.00290912937691756" calcext:value-type="float">
            <text:p>0.00290912937691756</text:p>
          </table:table-cell>
          <table:table-cell office:value-type="float" office:value="0.0029144187030572" calcext:value-type="float">
            <text:p>0.0029144187030572</text:p>
          </table:table-cell>
          <table:table-cell office:value-type="float" office:value="0.00290912937691756" calcext:value-type="float">
            <text:p>0.00290912937691756</text:p>
          </table:table-cell>
          <table:table-cell office:value-type="float" office:value="-0.000735216333439204" calcext:value-type="float">
            <text:p>-0.000735216333439204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144398603617912" calcext:value-type="float">
            <text:p>0.00144398603617912</text:p>
          </table:table-cell>
          <table:table-cell office:value-type="float" office:value="0.0036390563842168" calcext:value-type="float">
            <text:p>0.0036390563842168</text:p>
          </table:table-cell>
          <table:table-cell office:value-type="float" office:value="0.0029144187030572" calcext:value-type="float">
            <text:p>0.0029144187030572</text:p>
          </table:table-cell>
          <table:table-cell office:value-type="float" office:value="0.00509362107267553" calcext:value-type="float">
            <text:p>0.00509362107267553</text:p>
          </table:table-cell>
          <table:table-cell office:value-type="float" office:value="0.00436898339151581" calcext:value-type="float">
            <text:p>0.00436898339151581</text:p>
          </table:table-cell>
          <table:table-cell office:value-type="float" office:value="0.00582354807997476" calcext:value-type="float">
            <text:p>0.00582354807997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948376176875065" calcext:value-type="float">
            <text:p>-0.00948376176875065</text:p>
          </table:table-cell>
          <table:table-cell office:value-type="float" office:value="0" calcext:value-type="float">
            <text:p>0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-0.000724637681159379" calcext:value-type="float">
            <text:p>-0.000724637681159379</text:p>
          </table:table-cell>
          <table:table-cell table:number-columns-repeated="2" office:value-type="float" office:value="0.00291441870305742" calcext:value-type="float">
            <text:p>0.00291441870305742</text:p>
          </table:table-cell>
          <table:table-cell table:number-columns-repeated="2" office:value-type="float" office:value="0.00145456468845862" calcext:value-type="float">
            <text:p>0.00145456468845862</text:p>
          </table:table-cell>
          <table:table-cell table:number-columns-repeated="2" office:value-type="float" office:value="0.00218449169575818" calcext:value-type="float">
            <text:p>0.00218449169575818</text:p>
          </table:table-cell>
          <table:table-cell office:value-type="float" office:value="0.00363905638421658" calcext:value-type="float">
            <text:p>0.00363905638421658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510419972495502" calcext:value-type="float">
            <text:p>0.00510419972495502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363905638421658" calcext:value-type="float">
            <text:p>0.00363905638421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16788321167882" calcext:value-type="float">
            <text:p>-0.0116788321167882</text:p>
          </table:table-cell>
          <table:table-cell office:value-type="float" office:value="0" calcext:value-type="float">
            <text:p>0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00052893261399678" calcext:value-type="float">
            <text:p>5.2893261399678E-06</text:p>
          </table:table-cell>
          <table:table-cell table:number-columns-repeated="2"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291441870305742" calcext:value-type="float">
            <text:p>0.00291441870305742</text:p>
          </table:table-cell>
          <table:table-cell table:number-columns-repeated="2" office:value-type="float" office:value="0.00218449169575818" calcext:value-type="float">
            <text:p>0.00218449169575818</text:p>
          </table:table-cell>
          <table:table-cell office:value-type="float" office:value="0.00437427271765578" calcext:value-type="float">
            <text:p>0.00437427271765578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437956204379575" calcext:value-type="float">
            <text:p>0.00437956204379575</text:p>
          </table:table-cell>
          <table:table-cell office:value-type="float" office:value="0.00509891039881538" calcext:value-type="float">
            <text:p>0.00509891039881538</text:p>
          </table:table-cell>
          <table:table-cell office:value-type="float" office:value="0.00363905638421658" calcext:value-type="float">
            <text:p>0.00363905638421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31281074791072" calcext:value-type="float">
            <text:p>-0.0131281074791072</text:p>
          </table:table-cell>
          <table:table-cell office:value-type="float" office:value="0" calcext:value-type="float">
            <text:p>0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0735216333438982" calcext:value-type="float">
            <text:p>0.000735216333438982</text:p>
          </table:table-cell>
          <table:table-cell table:number-columns-repeated="2"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table:number-columns-repeated="3"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291441870305742" calcext:value-type="float">
            <text:p>0.00291441870305742</text:p>
          </table:table-cell>
          <table:table-cell table:number-columns-repeated="3" office:value-type="float" office:value="0.00436898339151615" calcext:value-type="float">
            <text:p>0.004368983391516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16735427906486" calcext:value-type="float">
            <text:p>-0.0116735427906486</text:p>
          </table:table-cell>
          <table:table-cell office:value-type="float" office:value="0" calcext:value-type="float">
            <text:p>0</text:p>
          </table:table-cell>
          <table:table-cell office:value-type="float" office:value="-0.00000528932613985678" calcext:value-type="float">
            <text:p>-5.28932613985678E-06</text:p>
          </table:table-cell>
          <table:table-cell office:value-type="float" office:value="0.000735216333438982" calcext:value-type="float">
            <text:p>0.000735216333438982</text:p>
          </table:table-cell>
          <table:table-cell table:number-columns-repeated="2"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291441870305742" calcext:value-type="float">
            <text:p>0.0029144187030574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364434571035643" calcext:value-type="float">
            <text:p>0.00364434571035643</text:p>
          </table:table-cell>
          <table:table-cell table:number-columns-repeated="2" office:value-type="float" office:value="0.00291441870305742" calcext:value-type="float">
            <text:p>0.00291441870305742</text:p>
          </table:table-cell>
          <table:table-cell office:value-type="float" office:value="0.00364434571035643" calcext:value-type="float">
            <text:p>0.00364434571035643</text:p>
          </table:table-cell>
          <table:table-cell office:value-type="float" office:value="0.00436898339151615" calcext:value-type="float">
            <text:p>0.004368983391516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8008039775732" calcext:value-type="float">
            <text:p>-0.0108008039775732</text:p>
          </table:table-cell>
          <table:table-cell office:value-type="float" office:value="-0.000293028668147732" calcext:value-type="float">
            <text:p>-0.000293028668147732</text:p>
          </table:table-cell>
          <table:table-cell office:value-type="float" office:value="-0.000151274727599682" calcext:value-type="float">
            <text:p>-0.000151274727599682</text:p>
          </table:table-cell>
          <table:table-cell office:value-type="float" office:value="0.000442187665291249" calcext:value-type="float">
            <text:p>0.000442187665291249</text:p>
          </table:table-cell>
          <table:table-cell office:value-type="float" office:value="0.00305934623928916" calcext:value-type="float">
            <text:p>0.00305934623928916</text:p>
          </table:table-cell>
          <table:table-cell office:value-type="float" office:value="0.00291336083782934" calcext:value-type="float">
            <text:p>0.00291336083782934</text:p>
          </table:table-cell>
          <table:table-cell office:value-type="float" office:value="0.00218449169575796" calcext:value-type="float">
            <text:p>0.00218449169575796</text:p>
          </table:table-cell>
          <table:table-cell office:value-type="float" office:value="0.00203744842907005" calcext:value-type="float">
            <text:p>0.00203744842907005</text:p>
          </table:table-cell>
          <table:table-cell office:value-type="float" office:value="0.00218449169575796" calcext:value-type="float">
            <text:p>0.00218449169575796</text:p>
          </table:table-cell>
          <table:table-cell office:value-type="float" office:value="0.00203850629429814" calcext:value-type="float">
            <text:p>0.00203850629429814</text:p>
          </table:table-cell>
          <table:table-cell office:value-type="float" office:value="0.00232730350153398" calcext:value-type="float">
            <text:p>0.00232730350153398</text:p>
          </table:table-cell>
          <table:table-cell office:value-type="float" office:value="0.00364328784512846" calcext:value-type="float">
            <text:p>0.00364328784512846</text:p>
          </table:table-cell>
          <table:table-cell office:value-type="float" office:value="0.00247752036390581" calcext:value-type="float">
            <text:p>0.00247752036390581</text:p>
          </table:table-cell>
          <table:table-cell office:value-type="float" office:value="0.00437215698720006" calcext:value-type="float">
            <text:p>0.00437215698720006</text:p>
          </table:table-cell>
          <table:table-cell office:value-type="float" office:value="0.00407912831905222" calcext:value-type="float">
            <text:p>0.00407912831905222</text:p>
          </table:table-cell>
          <table:table-cell office:value-type="float" office:value="0.00436792552628806" calcext:value-type="float">
            <text:p>0.00436792552628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569358178053814" calcext:value-type="float">
            <text:p>0.00569358178053814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140786749482391" calcext:value-type="float">
            <text:p>0.00140786749482391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569358178053814" calcext:value-type="float">
            <text:p>0.00569358178053814</text:p>
          </table:table-cell>
          <table:table-cell table:number-columns-repeated="2" office:value-type="float" office:value="0.00716356107660432" calcext:value-type="float">
            <text:p>0.00716356107660432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716356107660432" calcext:value-type="float">
            <text:p>0.00716356107660432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861283643892352" calcext:value-type="float">
            <text:p>0.00861283643892352</text:p>
          </table:table-cell>
          <table:table-cell office:value-type="float" office:value="0.00573498964803298" calcext:value-type="float">
            <text:p>0.00573498964803298</text:p>
          </table:table-cell>
          <table:table-cell office:value-type="float" office:value="0.0143271221532092" calcext:value-type="float">
            <text:p>0.0143271221532092</text:p>
          </table:table-cell>
          <table:table-cell office:value-type="float" office:value="0.0100207039337473" calcext:value-type="float">
            <text:p>0.01002070393374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0041407867494736" calcext:value-type="float">
            <text:p>-4.1407867494736E-05</text:p>
          </table:table-cell>
          <table:table-cell office:value-type="float" office:value="-0.00430641821946154" calcext:value-type="float">
            <text:p>-0.00430641821946154</text:p>
          </table:table-cell>
          <table:table-cell office:value-type="float" office:value="-0.00146997929606618" calcext:value-type="float">
            <text:p>-0.00146997929606618</text:p>
          </table:table-cell>
          <table:table-cell office:value-type="float" office:value="0.00281573498964804" calcext:value-type="float">
            <text:p>0.00281573498964804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13871635610766" calcext:value-type="float">
            <text:p>0.0013871635610766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-0.0000207039337472015" calcext:value-type="float">
            <text:p>-2.07039337472015E-05</text:p>
          </table:table-cell>
          <table:table-cell table:number-columns-repeated="2" office:value-type="float" office:value="0.00140786749482402" calcext:value-type="float">
            <text:p>0.00140786749482402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430641821946198" calcext:value-type="float">
            <text:p>0.00430641821946198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140786749482402" calcext:value-type="float">
            <text:p>0.001407867494824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146997929606618" calcext:value-type="float">
            <text:p>-0.00146997929606618</text:p>
          </table:table-cell>
          <table:table-cell office:value-type="float" office:value="-0.00861283643892341" calcext:value-type="float">
            <text:p>-0.00861283643892341</text:p>
          </table:table-cell>
          <table:table-cell office:value-type="float" office:value="-0.00289855072463763" calcext:value-type="float">
            <text:p>-0.00289855072463763</text:p>
          </table:table-cell>
          <table:table-cell office:value-type="float" office:value="-0.000041407867494847" calcext:value-type="float">
            <text:p>-4.1407867494847E-05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0.00140786749482413" calcext:value-type="float">
            <text:p>0.00140786749482413</text:p>
          </table:table-cell>
          <table:table-cell office:value-type="float" office:value="-0.00144927536231865" calcext:value-type="float">
            <text:p>-0.00144927536231865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140786749482413" calcext:value-type="float">
            <text:p>0.00140786749482413</text:p>
          </table:table-cell>
          <table:table-cell office:value-type="float" office:value="-0.0000207039337474235" calcext:value-type="float">
            <text:p>-2.07039337474235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289855072463752" calcext:value-type="float">
            <text:p>-0.00289855072463752</text:p>
          </table:table-cell>
          <table:table-cell office:value-type="float" office:value="-0.014327122153209" calcext:value-type="float">
            <text:p>-0.014327122153209</text:p>
          </table:table-cell>
          <table:table-cell office:value-type="float" office:value="-0.00289855072463752" calcext:value-type="float">
            <text:p>-0.00289855072463752</text:p>
          </table:table-cell>
          <table:table-cell office:value-type="float" office:value="0.00138716356107682" calcext:value-type="float">
            <text:p>0.00138716356107682</text:p>
          </table:table-cell>
          <table:table-cell office:value-type="float" office:value="0.00140786749482424" calcext:value-type="float">
            <text:p>0.00140786749482424</text:p>
          </table:table-cell>
          <table:table-cell table:number-columns-repeated="2" office:value-type="float" office:value="-0.00144927536231876" calcext:value-type="float">
            <text:p>-0.00144927536231876</text:p>
          </table:table-cell>
          <table:table-cell office:value-type="float" office:value="-0.00287784679088998" calcext:value-type="float">
            <text:p>-0.00287784679088998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-0.0000207039337472015" calcext:value-type="float">
            <text:p>-2.07039337472015E-05</text:p>
          </table:table-cell>
          <table:table-cell office:value-type="float" office:value="0.00140786749482424" calcext:value-type="float">
            <text:p>0.00140786749482424</text:p>
          </table:table-cell>
          <table:table-cell office:value-type="float" office:value="0.00283643892339569" calcext:value-type="float">
            <text:p>0.00283643892339569</text:p>
          </table:table-cell>
          <table:table-cell office:value-type="float" office:value="0" calcext:value-type="float">
            <text:p>0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-0.00146997929606596" calcext:value-type="float">
            <text:p>-0.00146997929606596</text:p>
          </table:table-cell>
          <table:table-cell office:value-type="float" office:value="-0.00144927536231876" calcext:value-type="float">
            <text:p>-0.001449275362318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28778467908902" calcext:value-type="float">
            <text:p>-0.0028778467908902</text:p>
          </table:table-cell>
          <table:table-cell office:value-type="float" office:value="-0.0100207039337472" calcext:value-type="float">
            <text:p>-0.0100207039337472</text:p>
          </table:table-cell>
          <table:table-cell office:value-type="float" office:value="0" calcext:value-type="float">
            <text:p>0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-0.00142857142857122" calcext:value-type="float">
            <text:p>-0.00142857142857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2857142857122" calcext:value-type="float">
            <text:p>-0.00142857142857122</text:p>
          </table:table-cell>
          <table:table-cell office:value-type="float" office:value="0.00142857142857156" calcext:value-type="float">
            <text:p>0.00142857142857156</text:p>
          </table:table-cell>
          <table:table-cell office:value-type="float" office:value="-0.00142857142857122" calcext:value-type="float">
            <text:p>-0.00142857142857122</text:p>
          </table:table-cell>
          <table:table-cell table:number-columns-repeated="2" office:value-type="float" office:value="0.00144927536231876" calcext:value-type="float">
            <text:p>0.00144927536231876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0.002857142857143" calcext:value-type="float">
            <text:p>0.0028571428571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000260869565217425" calcext:value-type="float">
            <text:p>0.000260869565217425</text:p>
          </table:table-cell>
          <table:table-cell office:value-type="float" office:value="-0.00631469979296051" calcext:value-type="float">
            <text:p>-0.00631469979296051</text:p>
          </table:table-cell>
          <table:table-cell office:value-type="float" office:value="-0.00031055900621102" calcext:value-type="float">
            <text:p>-0.00031055900621102</text:p>
          </table:table-cell>
          <table:table-cell office:value-type="float" office:value="0.00110973084886135" calcext:value-type="float">
            <text:p>0.00110973084886135</text:p>
          </table:table-cell>
          <table:table-cell office:value-type="float" office:value="0.00341614906832322" calcext:value-type="float">
            <text:p>0.00341614906832322</text:p>
          </table:table-cell>
          <table:table-cell office:value-type="float" office:value="0.0011221532091098" calcext:value-type="float">
            <text:p>0.0011221532091098</text:p>
          </table:table-cell>
          <table:table-cell office:value-type="float" office:value="0.00199171842650114" calcext:value-type="float">
            <text:p>0.00199171842650114</text:p>
          </table:table-cell>
          <table:table-cell office:value-type="float" office:value="0.000563146997929809" calcext:value-type="float">
            <text:p>0.000563146997929809</text:p>
          </table:table-cell>
          <table:table-cell office:value-type="float" office:value="0.00027329192546599" calcext:value-type="float">
            <text:p>0.00027329192546599</text:p>
          </table:table-cell>
          <table:table-cell office:value-type="float" office:value="0.00227743271221559" calcext:value-type="float">
            <text:p>0.00227743271221559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170186335403744" calcext:value-type="float">
            <text:p>0.00170186335403744</text:p>
          </table:table-cell>
          <table:table-cell office:value-type="float" office:value="0.00258799171842661" calcext:value-type="float">
            <text:p>0.00258799171842661</text:p>
          </table:table-cell>
          <table:table-cell office:value-type="float" office:value="0.0020041407867496" calcext:value-type="float">
            <text:p>0.0020041407867496</text:p>
          </table:table-cell>
          <table:table-cell office:value-type="float" office:value="0.00398757763975177" calcext:value-type="float">
            <text:p>0.00398757763975177</text:p>
          </table:table-cell>
          <table:table-cell office:value-type="float" office:value="0.0025631469979297" calcext:value-type="float">
            <text:p>0.0025631469979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032016806722689" calcext:value-type="float">
            <text:p>0.032016806722689</text:p>
          </table:table-cell>
          <table:table-cell office:value-type="float" office:value="0.002689075630252" calcext:value-type="float">
            <text:p>0.002689075630252</text:p>
          </table:table-cell>
          <table:table-cell office:value-type="float" office:value="0.017142857142857" calcext:value-type="float">
            <text:p>0.017142857142857</text:p>
          </table:table-cell>
          <table:table-cell office:value-type="float" office:value="0.020252100840336" calcext:value-type="float">
            <text:p>0.020252100840336</text:p>
          </table:table-cell>
          <table:table-cell office:value-type="float" office:value="0.0174789915966386" calcext:value-type="float">
            <text:p>0.0174789915966386</text:p>
          </table:table-cell>
          <table:table-cell office:value-type="float" office:value="0.0258823529411765" calcext:value-type="float">
            <text:p>0.0258823529411765</text:p>
          </table:table-cell>
          <table:table-cell office:value-type="float" office:value="0.0405882352941176" calcext:value-type="float">
            <text:p>0.0405882352941176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0142016806722688" calcext:value-type="float">
            <text:p>0.0142016806722688</text:p>
          </table:table-cell>
          <table:table-cell office:value-type="float" office:value="0.0173109243697478" calcext:value-type="float">
            <text:p>0.0173109243697478</text:p>
          </table:table-cell>
          <table:table-cell office:value-type="float" office:value="0" calcext:value-type="float">
            <text:p>0</text:p>
          </table:table-cell>
          <table:table-cell office:value-type="float" office:value="0.00310924369747889" calcext:value-type="float">
            <text:p>0.00310924369747889</text:p>
          </table:table-cell>
          <table:table-cell office:value-type="float" office:value="0.0552941176470587" calcext:value-type="float">
            <text:p>0.0552941176470587</text:p>
          </table:table-cell>
          <table:table-cell office:value-type="float" office:value="0.0289915966386554" calcext:value-type="float">
            <text:p>0.0289915966386554</text:p>
          </table:table-cell>
          <table:table-cell office:value-type="float" office:value="-0.0201680672268908" calcext:value-type="float">
            <text:p>-0.0201680672268908</text:p>
          </table:table-cell>
          <table:table-cell office:value-type="float" office:value="-0.0118487394957985" calcext:value-type="float">
            <text:p>-0.0118487394957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0149579831932773" calcext:value-type="float">
            <text:p>0.0149579831932773</text:p>
          </table:table-cell>
          <table:table-cell office:value-type="float" office:value="-0.0115126050420168" calcext:value-type="float">
            <text:p>-0.0115126050420168</text:p>
          </table:table-cell>
          <table:table-cell office:value-type="float" office:value="-0.00260504201680667" calcext:value-type="float">
            <text:p>-0.00260504201680667</text:p>
          </table:table-cell>
          <table:table-cell office:value-type="float" office:value="0.0147899159663866" calcext:value-type="float">
            <text:p>0.0147899159663866</text:p>
          </table:table-cell>
          <table:table-cell office:value-type="float" office:value="0.00605042016806723" calcext:value-type="float">
            <text:p>0.00605042016806723</text:p>
          </table:table-cell>
          <table:table-cell office:value-type="float" office:value="0.00882352941176467" calcext:value-type="float">
            <text:p>0.00882352941176467</text:p>
          </table:table-cell>
          <table:table-cell office:value-type="float" office:value="-0.00243697478991589" calcext:value-type="float">
            <text:p>-0.00243697478991589</text:p>
          </table:table-cell>
          <table:table-cell office:value-type="float" office:value="0.017983193277311" calcext:value-type="float">
            <text:p>0.017983193277311</text:p>
          </table:table-cell>
          <table:table-cell office:value-type="float" office:value="0.00907563025210079" calcext:value-type="float">
            <text:p>0.00907563025210079</text:p>
          </table:table-cell>
          <table:table-cell office:value-type="float" office:value="0.000252100840336111" calcext:value-type="float">
            <text:p>0.000252100840336111</text:p>
          </table:table-cell>
          <table:table-cell office:value-type="float" office:value="0.00605042016806723" calcext:value-type="float">
            <text:p>0.00605042016806723</text:p>
          </table:table-cell>
          <table:table-cell office:value-type="float" office:value="0.0177310924369748" calcext:value-type="float">
            <text:p>0.0177310924369748</text:p>
          </table:table-cell>
          <table:table-cell office:value-type="float" office:value="0.0235294117647059" calcext:value-type="float">
            <text:p>0.0235294117647059</text:p>
          </table:table-cell>
          <table:table-cell office:value-type="float" office:value="0.0378991596638656" calcext:value-type="float">
            <text:p>0.0378991596638656</text:p>
          </table:table-cell>
          <table:table-cell office:value-type="float" office:value="-0.00806722689075623" calcext:value-type="float">
            <text:p>-0.00806722689075623</text:p>
          </table:table-cell>
          <table:table-cell office:value-type="float" office:value="0.000168067226890778" calcext:value-type="float">
            <text:p>0.0001680672268907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0205042016806722" calcext:value-type="float">
            <text:p>0.0205042016806722</text:p>
          </table:table-cell>
          <table:table-cell office:value-type="float" office:value="0.0115126050420169" calcext:value-type="float">
            <text:p>0.0115126050420169</text:p>
          </table:table-cell>
          <table:table-cell office:value-type="float" office:value="-0.00890756302521001" calcext:value-type="float">
            <text:p>-0.00890756302521001</text:p>
          </table:table-cell>
          <table:table-cell office:value-type="float" office:value="0.00899159663865545" calcext:value-type="float">
            <text:p>0.00899159663865545</text:p>
          </table:table-cell>
          <table:table-cell office:value-type="float" office:value="0.0203361344537816" calcext:value-type="float">
            <text:p>0.0203361344537816</text:p>
          </table:table-cell>
          <table:table-cell office:value-type="float" office:value="0.00277310924369756" calcext:value-type="float">
            <text:p>0.00277310924369756</text:p>
          </table:table-cell>
          <table:table-cell office:value-type="float" office:value="0.00596638655462178" calcext:value-type="float">
            <text:p>0.00596638655462178</text:p>
          </table:table-cell>
          <table:table-cell office:value-type="float" office:value="0.00873949579831934" calcext:value-type="float">
            <text:p>0.00873949579831934</text:p>
          </table:table-cell>
          <table:table-cell office:value-type="float" office:value="0.0174789915966387" calcext:value-type="float">
            <text:p>0.0174789915966387</text:p>
          </table:table-cell>
          <table:table-cell office:value-type="float" office:value="0.00596638655462178" calcext:value-type="float">
            <text:p>0.00596638655462178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143697478991597" calcext:value-type="float">
            <text:p>0.0143697478991597</text:p>
          </table:table-cell>
          <table:table-cell office:value-type="float" office:value="0.0174789915966387" calcext:value-type="float">
            <text:p>0.0174789915966387</text:p>
          </table:table-cell>
          <table:table-cell office:value-type="float" office:value="0.0347899159663866" calcext:value-type="float">
            <text:p>0.0347899159663866</text:p>
          </table:table-cell>
          <table:table-cell office:value-type="float" office:value="0.00613445378151267" calcext:value-type="float">
            <text:p>0.00613445378151267</text:p>
          </table:table-cell>
          <table:table-cell office:value-type="float" office:value="0.00294117647058822" calcext:value-type="float">
            <text:p>0.002941176470588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-0.00277310924369745" calcext:value-type="float">
            <text:p>-0.00277310924369745</text:p>
          </table:table-cell>
          <table:table-cell office:value-type="float" office:value="-0.000252100840336111" calcext:value-type="float">
            <text:p>-0.000252100840336111</text:p>
          </table:table-cell>
          <table:table-cell office:value-type="float" office:value="0.00260504201680678" calcext:value-type="float">
            <text:p>0.00260504201680678</text:p>
          </table:table-cell>
          <table:table-cell office:value-type="float" office:value="-0.00848739495798323" calcext:value-type="float">
            <text:p>-0.00848739495798323</text:p>
          </table:table-cell>
          <table:table-cell office:value-type="float" office:value="0.0000840336134454445" calcext:value-type="float">
            <text:p>8.40336134454445E-05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0.0000840336134454445" calcext:value-type="float">
            <text:p>8.40336134454445E-05</text:p>
          </table:table-cell>
          <table:table-cell office:value-type="float" office:value="0.00865546218487401" calcext:value-type="float">
            <text:p>0.00865546218487401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0000840336134454445" calcext:value-type="float">
            <text:p>8.40336134454445E-05</text:p>
          </table:table-cell>
          <table:table-cell office:value-type="float" office:value="0.00579831932773112" calcext:value-type="float">
            <text:p>0.00579831932773112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260504201680672" calcext:value-type="float">
            <text:p>0.0260504201680672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0000840336134454445" calcext:value-type="float">
            <text:p>8.40336134454445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00596638655462189" calcext:value-type="float">
            <text:p>0.00596638655462189</text:p>
          </table:table-cell>
          <table:table-cell office:value-type="float" office:value="-0.0147058823529411" calcext:value-type="float">
            <text:p>-0.0147058823529411</text:p>
          </table:table-cell>
          <table:table-cell office:value-type="float" office:value="0.00277310924369756" calcext:value-type="float">
            <text:p>0.00277310924369756</text:p>
          </table:table-cell>
          <table:table-cell office:value-type="float" office:value="-0.0114285714285715" calcext:value-type="float">
            <text:p>-0.0114285714285715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0873949579831934" calcext:value-type="float">
            <text:p>0.00873949579831934</text:p>
          </table:table-cell>
          <table:table-cell office:value-type="float" office:value="0.0118487394957983" calcext:value-type="float">
            <text:p>0.0118487394957983</text:p>
          </table:table-cell>
          <table:table-cell office:value-type="float" office:value="0.017310924369748" calcext:value-type="float">
            <text:p>0.017310924369748</text:p>
          </table:table-cell>
          <table:table-cell office:value-type="float" office:value="0.0173949579831932" calcext:value-type="float">
            <text:p>0.0173949579831932</text:p>
          </table:table-cell>
          <table:table-cell office:value-type="float" office:value="-0.00268907563025211" calcext:value-type="float">
            <text:p>-0.00268907563025211</text:p>
          </table:table-cell>
          <table:table-cell office:value-type="float" office:value="-0.00294117647058822" calcext:value-type="float">
            <text:p>-0.00294117647058822</text:p>
          </table:table-cell>
          <table:table-cell office:value-type="float" office:value="0.00563025210084034" calcext:value-type="float">
            <text:p>0.00563025210084034</text:p>
          </table:table-cell>
          <table:table-cell office:value-type="float" office:value="0.0147058823529411" calcext:value-type="float">
            <text:p>0.0147058823529411</text:p>
          </table:table-cell>
          <table:table-cell office:value-type="float" office:value="0.0317647058823529" calcext:value-type="float">
            <text:p>0.0317647058823529</text:p>
          </table:table-cell>
          <table:table-cell office:value-type="float" office:value="0.00890756302521012" calcext:value-type="float">
            <text:p>0.00890756302521012</text:p>
          </table:table-cell>
          <table:table-cell office:value-type="float" office:value="-0.00285714285714278" calcext:value-type="float">
            <text:p>-0.002857142857142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0.0141344537815126" calcext:value-type="float">
            <text:p>0.0141344537815126</text:p>
          </table:table-cell>
          <table:table-cell office:value-type="float" office:value="-0.002453781512605" calcext:value-type="float">
            <text:p>-0.002453781512605</text:p>
          </table:table-cell>
          <table:table-cell office:value-type="float" office:value="0.00220168067226889" calcext:value-type="float">
            <text:p>0.00220168067226889</text:p>
          </table:table-cell>
          <table:table-cell office:value-type="float" office:value="0.00482352941176467" calcext:value-type="float">
            <text:p>0.00482352941176467</text:p>
          </table:table-cell>
          <table:table-cell office:value-type="float" office:value="0.00937815126050423" calcext:value-type="float">
            <text:p>0.00937815126050423</text:p>
          </table:table-cell>
          <table:table-cell office:value-type="float" office:value="0.00810084033613445" calcext:value-type="float">
            <text:p>0.00810084033613445</text:p>
          </table:table-cell>
          <table:table-cell office:value-type="float" office:value="0.0112100840336135" calcext:value-type="float">
            <text:p>0.0112100840336135</text:p>
          </table:table-cell>
          <table:table-cell office:value-type="float" office:value="0.012890756302521" calcext:value-type="float">
            <text:p>0.012890756302521</text:p>
          </table:table-cell>
          <table:table-cell office:value-type="float" office:value="0.0127731092436973" calcext:value-type="float">
            <text:p>0.0127731092436973</text:p>
          </table:table-cell>
          <table:table-cell office:value-type="float" office:value="0.00652100840336134" calcext:value-type="float">
            <text:p>0.00652100840336134</text:p>
          </table:table-cell>
          <table:table-cell office:value-type="float" office:value="0.001781512605042" calcext:value-type="float">
            <text:p>0.001781512605042</text:p>
          </table:table-cell>
          <table:table-cell office:value-type="float" office:value="0.0093277310924369" calcext:value-type="float">
            <text:p>0.0093277310924369</text:p>
          </table:table-cell>
          <table:table-cell office:value-type="float" office:value="0.0227899159663865" calcext:value-type="float">
            <text:p>0.0227899159663865</text:p>
          </table:table-cell>
          <table:table-cell office:value-type="float" office:value="0.0318991596638655" calcext:value-type="float">
            <text:p>0.0318991596638655</text:p>
          </table:table-cell>
          <table:table-cell office:value-type="float" office:value="-0.000285714285714334" calcext:value-type="float">
            <text:p>-0.000285714285714334</text:p>
          </table:table-cell>
          <table:table-cell office:value-type="float" office:value="-0.00230252100840334" calcext:value-type="float">
            <text:p>-0.002302521008403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00945378151260512" calcext:value-type="float">
            <text:p>0.00945378151260512</text:p>
          </table:table-cell>
          <table:table-cell office:value-type="float" office:value="-0.0307142857142857" calcext:value-type="float">
            <text:p>-0.0307142857142857</text:p>
          </table:table-cell>
          <table:table-cell office:value-type="float" office:value="-0.0188935574229692" calcext:value-type="float">
            <text:p>-0.0188935574229692</text:p>
          </table:table-cell>
          <table:table-cell office:value-type="float" office:value="-0.021358543417367" calcext:value-type="float">
            <text:p>-0.021358543417367</text:p>
          </table:table-cell>
          <table:table-cell office:value-type="float" office:value="-0.022563025210084" calcext:value-type="float">
            <text:p>-0.022563025210084</text:p>
          </table:table-cell>
          <table:table-cell office:value-type="float" office:value="-0.0226470588235294" calcext:value-type="float">
            <text:p>-0.0226470588235294</text:p>
          </table:table-cell>
          <table:table-cell office:value-type="float" office:value="-0.0118907563025209" calcext:value-type="float">
            <text:p>-0.0118907563025209</text:p>
          </table:table-cell>
          <table:table-cell office:value-type="float" office:value="-0.00703081232492997" calcext:value-type="float">
            <text:p>-0.00703081232492997</text:p>
          </table:table-cell>
          <table:table-cell office:value-type="float" office:value="-0.0178851540616246" calcext:value-type="float">
            <text:p>-0.0178851540616246</text:p>
          </table:table-cell>
          <table:table-cell office:value-type="float" office:value="-0.0166386554621849" calcext:value-type="float">
            <text:p>-0.0166386554621849</text:p>
          </table:table-cell>
          <table:table-cell office:value-type="float" office:value="-0.00239495798319322" calcext:value-type="float">
            <text:p>-0.00239495798319322</text:p>
          </table:table-cell>
          <table:table-cell office:value-type="float" office:value="0.00359943977591048" calcext:value-type="float">
            <text:p>0.00359943977591048</text:p>
          </table:table-cell>
          <table:table-cell office:value-type="float" office:value="-0.0224929971988794" calcext:value-type="float">
            <text:p>-0.0224929971988794</text:p>
          </table:table-cell>
          <table:table-cell office:value-type="float" office:value="-0.0202100840336135" calcext:value-type="float">
            <text:p>-0.0202100840336135</text:p>
          </table:table-cell>
          <table:table-cell office:value-type="float" office:value="-0.0226050420168067" calcext:value-type="float">
            <text:p>-0.0226050420168067</text:p>
          </table:table-cell>
          <table:table-cell office:value-type="float" office:value="-0.0225070028011204" calcext:value-type="float">
            <text:p>-0.02250700280112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00712885154061615" calcext:value-type="float">
            <text:p>0.00712885154061615</text:p>
          </table:table-cell>
          <table:table-cell office:value-type="float" office:value="-0.0140896358543418" calcext:value-type="float">
            <text:p>-0.0140896358543418</text:p>
          </table:table-cell>
          <table:table-cell office:value-type="float" office:value="-0.00116246498599437" calcext:value-type="float">
            <text:p>-0.00116246498599437</text:p>
          </table:table-cell>
          <table:table-cell office:value-type="float" office:value="0.00238095238095237" calcext:value-type="float">
            <text:p>0.00238095238095237</text:p>
          </table:table-cell>
          <table:table-cell office:value-type="float" office:value="-0.00826330532212893" calcext:value-type="float">
            <text:p>-0.00826330532212893</text:p>
          </table:table-cell>
          <table:table-cell office:value-type="float" office:value="-0.0118627450980393" calcext:value-type="float">
            <text:p>-0.0118627450980393</text:p>
          </table:table-cell>
          <table:table-cell office:value-type="float" office:value="-0.00238095238095237" calcext:value-type="float">
            <text:p>-0.00238095238095237</text:p>
          </table:table-cell>
          <table:table-cell office:value-type="float" office:value="-0.00938375350140064" calcext:value-type="float">
            <text:p>-0.00938375350140064</text:p>
          </table:table-cell>
          <table:table-cell office:value-type="float" office:value="-0.0153641456582634" calcext:value-type="float">
            <text:p>-0.0153641456582634</text:p>
          </table:table-cell>
          <table:table-cell office:value-type="float" office:value="-0.00823529411764701" calcext:value-type="float">
            <text:p>-0.00823529411764701</text:p>
          </table:table-cell>
          <table:table-cell office:value-type="float" office:value="-0.0095238095238096" calcext:value-type="float">
            <text:p>-0.0095238095238096</text:p>
          </table:table-cell>
          <table:table-cell office:value-type="float" office:value="0.00838935574229682" calcext:value-type="float">
            <text:p>0.00838935574229682</text:p>
          </table:table-cell>
          <table:table-cell office:value-type="float" office:value="-0.0154061624649861" calcext:value-type="float">
            <text:p>-0.0154061624649861</text:p>
          </table:table-cell>
          <table:table-cell office:value-type="float" office:value="-0.01296918767507" calcext:value-type="float">
            <text:p>-0.01296918767507</text:p>
          </table:table-cell>
          <table:table-cell office:value-type="float" office:value="-0.0165826330532214" calcext:value-type="float">
            <text:p>-0.0165826330532214</text:p>
          </table:table-cell>
          <table:table-cell office:value-type="float" office:value="-0.00943977591036427" calcext:value-type="float">
            <text:p>-0.00943977591036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0059943977591036" calcext:value-type="float">
            <text:p>0.0059943977591036</text:p>
          </table:table-cell>
          <table:table-cell office:value-type="float" office:value="-0.00582633053221282" calcext:value-type="float">
            <text:p>-0.00582633053221282</text:p>
          </table:table-cell>
          <table:table-cell office:value-type="float" office:value="-0.00341736694677874" calcext:value-type="float">
            <text:p>-0.00341736694677874</text:p>
          </table:table-cell>
          <table:table-cell office:value-type="float" office:value="0.00362745098039219" calcext:value-type="float">
            <text:p>0.00362745098039219</text:p>
          </table:table-cell>
          <table:table-cell office:value-type="float" office:value="-0.0058963585434173" calcext:value-type="float">
            <text:p>-0.0058963585434173</text:p>
          </table:table-cell>
          <table:table-cell office:value-type="float" office:value="-0.00471988795518208" calcext:value-type="float">
            <text:p>-0.00471988795518208</text:p>
          </table:table-cell>
          <table:table-cell office:value-type="float" office:value="-0.00592436974789912" calcext:value-type="float">
            <text:p>-0.00592436974789912</text:p>
          </table:table-cell>
          <table:table-cell office:value-type="float" office:value="-0.010546218487395" calcext:value-type="float">
            <text:p>-0.010546218487395</text:p>
          </table:table-cell>
          <table:table-cell office:value-type="float" office:value="-0.0212324929971989" calcext:value-type="float">
            <text:p>-0.0212324929971989</text:p>
          </table:table-cell>
          <table:table-cell office:value-type="float" office:value="-0.0106442577030812" calcext:value-type="float">
            <text:p>-0.0106442577030812</text:p>
          </table:table-cell>
          <table:table-cell office:value-type="float" office:value="-0.00588235294117645" calcext:value-type="float">
            <text:p>-0.00588235294117645</text:p>
          </table:table-cell>
          <table:table-cell office:value-type="float" office:value="-0.0105602240896359" calcext:value-type="float">
            <text:p>-0.0105602240896359</text:p>
          </table:table-cell>
          <table:table-cell office:value-type="float" office:value="-0.0165126050420168" calcext:value-type="float">
            <text:p>-0.0165126050420168</text:p>
          </table:table-cell>
          <table:table-cell office:value-type="float" office:value="-0.0200140056022409" calcext:value-type="float">
            <text:p>-0.0200140056022409</text:p>
          </table:table-cell>
          <table:table-cell office:value-type="float" office:value="-0.00345938375350141" calcext:value-type="float">
            <text:p>-0.00345938375350141</text:p>
          </table:table-cell>
          <table:table-cell office:value-type="float" office:value="-0.011750700280112" calcext:value-type="float">
            <text:p>-0.011750700280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0189915966386555" calcext:value-type="float">
            <text:p>0.0189915966386555</text:p>
          </table:table-cell>
          <table:table-cell office:value-type="float" office:value="-0.00941176470588234" calcext:value-type="float">
            <text:p>-0.00941176470588234</text:p>
          </table:table-cell>
          <table:table-cell office:value-type="float" office:value="0.00953781512605045" calcext:value-type="float">
            <text:p>0.00953781512605045</text:p>
          </table:table-cell>
          <table:table-cell office:value-type="float" office:value="0.00124649859943982" calcext:value-type="float">
            <text:p>0.00124649859943982</text:p>
          </table:table-cell>
          <table:table-cell office:value-type="float" office:value="0.00358543417366952" calcext:value-type="float">
            <text:p>0.00358543417366952</text:p>
          </table:table-cell>
          <table:table-cell office:value-type="float" office:value="0.00351540616246504" calcext:value-type="float">
            <text:p>0.00351540616246504</text:p>
          </table:table-cell>
          <table:table-cell office:value-type="float" office:value="0.00592436974789923" calcext:value-type="float">
            <text:p>0.00592436974789923</text:p>
          </table:table-cell>
          <table:table-cell office:value-type="float" office:value="-0.00586834733893549" calcext:value-type="float">
            <text:p>-0.00586834733893549</text:p>
          </table:table-cell>
          <table:table-cell office:value-type="float" office:value="-0.00708683473389349" calcext:value-type="float">
            <text:p>-0.00708683473389349</text:p>
          </table:table-cell>
          <table:table-cell office:value-type="float" office:value="-0.00117647058823522" calcext:value-type="float">
            <text:p>-0.00117647058823522</text:p>
          </table:table-cell>
          <table:table-cell office:value-type="float" office:value="0.00116246498599437" calcext:value-type="float">
            <text:p>0.00116246498599437</text:p>
          </table:table-cell>
          <table:table-cell office:value-type="float" office:value="-0.00231092436974789" calcext:value-type="float">
            <text:p>-0.00231092436974789</text:p>
          </table:table-cell>
          <table:table-cell office:value-type="float" office:value="0.0000140056022409629" calcext:value-type="float">
            <text:p>1.40056022409629E-05</text:p>
          </table:table-cell>
          <table:table-cell office:value-type="float" office:value="-0.00469187675070015" calcext:value-type="float">
            <text:p>-0.00469187675070015</text:p>
          </table:table-cell>
          <table:table-cell office:value-type="float" office:value="0.00478991596638667" calcext:value-type="float">
            <text:p>0.00478991596638667</text:p>
          </table:table-cell>
          <table:table-cell office:value-type="float" office:value="-0.00473389355742293" calcext:value-type="float">
            <text:p>-0.004733893557422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016610644257703" calcext:value-type="float">
            <text:p>0.016610644257703</text:p>
          </table:table-cell>
          <table:table-cell office:value-type="float" office:value="-0.00474789915966389" calcext:value-type="float">
            <text:p>-0.00474789915966389</text:p>
          </table:table-cell>
          <table:table-cell office:value-type="float" office:value="0.0000700280112044815" calcext:value-type="float">
            <text:p>7.00280112044815E-05</text:p>
          </table:table-cell>
          <table:table-cell office:value-type="float" office:value="0.00598039215686275" calcext:value-type="float">
            <text:p>0.00598039215686275</text:p>
          </table:table-cell>
          <table:table-cell office:value-type="float" office:value="0.00474789915966389" calcext:value-type="float">
            <text:p>0.00474789915966389</text:p>
          </table:table-cell>
          <table:table-cell office:value-type="float" office:value="0.00352941176470589" calcext:value-type="float">
            <text:p>0.00352941176470589</text:p>
          </table:table-cell>
          <table:table-cell office:value-type="float" office:value="0.00235294117647056" calcext:value-type="float">
            <text:p>0.00235294117647056</text:p>
          </table:table-cell>
          <table:table-cell office:value-type="float" office:value="0.00245098039215685" calcext:value-type="float">
            <text:p>0.00245098039215685</text:p>
          </table:table-cell>
          <table:table-cell office:value-type="float" office:value="-0.0083053221288516" calcext:value-type="float">
            <text:p>-0.0083053221288516</text:p>
          </table:table-cell>
          <table:table-cell office:value-type="float" office:value="-0.00117647058823533" calcext:value-type="float">
            <text:p>-0.00117647058823533</text:p>
          </table:table-cell>
          <table:table-cell office:value-type="float" office:value="0.00946778711484586" calcext:value-type="float">
            <text:p>0.00946778711484586</text:p>
          </table:table-cell>
          <table:table-cell office:value-type="float" office:value="0.00476190476190475" calcext:value-type="float">
            <text:p>0.00476190476190475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0123249299719885" calcext:value-type="float">
            <text:p>0.00123249299719885</text:p>
          </table:table-cell>
          <table:table-cell office:value-type="float" office:value="0.00480392156862741" calcext:value-type="float">
            <text:p>0.00480392156862741</text:p>
          </table:table-cell>
          <table:table-cell office:value-type="float" office:value="-0.00233893557422982" calcext:value-type="float">
            <text:p>-0.002338935574229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0.0116358543417366" calcext:value-type="float">
            <text:p>0.0116358543417366</text:p>
          </table:table-cell>
          <table:table-cell office:value-type="float" office:value="-0.0129579831932772" calcext:value-type="float">
            <text:p>-0.0129579831932772</text:p>
          </table:table-cell>
          <table:table-cell office:value-type="float" office:value="-0.00277310924369745" calcext:value-type="float">
            <text:p>-0.00277310924369745</text:p>
          </table:table-cell>
          <table:table-cell office:value-type="float" office:value="-0.00162464985994393" calcext:value-type="float">
            <text:p>-0.00162464985994393</text:p>
          </table:table-cell>
          <table:table-cell office:value-type="float" office:value="-0.0056778711484593" calcext:value-type="float">
            <text:p>-0.0056778711484593</text:p>
          </table:table-cell>
          <table:table-cell office:value-type="float" office:value="-0.00643697478991589" calcext:value-type="float">
            <text:p>-0.00643697478991589</text:p>
          </table:table-cell>
          <table:table-cell office:value-type="float" office:value="-0.00238375350140041" calcext:value-type="float">
            <text:p>-0.00238375350140041</text:p>
          </table:table-cell>
          <table:table-cell office:value-type="float" office:value="-0.00607563025210078" calcext:value-type="float">
            <text:p>-0.00607563025210078</text:p>
          </table:table-cell>
          <table:table-cell office:value-type="float" office:value="-0.0139747899159663" calcext:value-type="float">
            <text:p>-0.0139747899159663</text:p>
          </table:table-cell>
          <table:table-cell office:value-type="float" office:value="-0.00757422969187671" calcext:value-type="float">
            <text:p>-0.00757422969187671</text:p>
          </table:table-cell>
          <table:table-cell office:value-type="float" office:value="-0.00143417366946785" calcext:value-type="float">
            <text:p>-0.00143417366946785</text:p>
          </table:table-cell>
          <table:table-cell office:value-type="float" office:value="0.000775910364145704" calcext:value-type="float">
            <text:p>0.000775910364145704</text:p>
          </table:table-cell>
          <table:table-cell office:value-type="float" office:value="-0.00945098039215686" calcext:value-type="float">
            <text:p>-0.00945098039215686</text:p>
          </table:table-cell>
          <table:table-cell office:value-type="float" office:value="-0.0113305322128852" calcext:value-type="float">
            <text:p>-0.0113305322128852</text:p>
          </table:table-cell>
          <table:table-cell office:value-type="float" office:value="-0.00661064425770297" calcext:value-type="float">
            <text:p>-0.00661064425770297</text:p>
          </table:table-cell>
          <table:table-cell office:value-type="float" office:value="-0.0101540616246498" calcext:value-type="float">
            <text:p>-0.0101540616246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0.00517611683848807" calcext:value-type="float">
            <text:p>0.00517611683848807</text:p>
          </table:table-cell>
          <table:table-cell office:value-type="float" office:value="-0.0187392611683849" calcext:value-type="float">
            <text:p>-0.0187392611683849</text:p>
          </table:table-cell>
          <table:table-cell office:value-type="float" office:value="0.0020940721649485" calcext:value-type="float">
            <text:p>0.0020940721649485</text:p>
          </table:table-cell>
          <table:table-cell office:value-type="float" office:value="0.0187607388316151" calcext:value-type="float">
            <text:p>0.0187607388316151</text:p>
          </table:table-cell>
          <table:table-cell office:value-type="float" office:value="-0.004112972508591" calcext:value-type="float">
            <text:p>-0.004112972508591</text:p>
          </table:table-cell>
          <table:table-cell office:value-type="float" office:value="-0.00303908934707908" calcext:value-type="float">
            <text:p>-0.00303908934707908</text:p>
          </table:table-cell>
          <table:table-cell office:value-type="float" office:value="0.00622852233676974" calcext:value-type="float">
            <text:p>0.00622852233676974</text:p>
          </table:table-cell>
          <table:table-cell office:value-type="float" office:value="0.0146048109965636" calcext:value-type="float">
            <text:p>0.0146048109965636</text:p>
          </table:table-cell>
          <table:table-cell office:value-type="float" office:value="-0.00514390034364254" calcext:value-type="float">
            <text:p>-0.00514390034364254</text:p>
          </table:table-cell>
          <table:table-cell office:value-type="float" office:value="0.00624999999999998" calcext:value-type="float">
            <text:p>0.00624999999999998</text:p>
          </table:table-cell>
          <table:table-cell office:value-type="float" office:value="0.00731314432989694" calcext:value-type="float">
            <text:p>0.00731314432989694</text:p>
          </table:table-cell>
          <table:table-cell office:value-type="float" office:value="0.0114583333333333" calcext:value-type="float">
            <text:p>0.0114583333333333</text:p>
          </table:table-cell>
          <table:table-cell office:value-type="float" office:value="0.0063144329896907" calcext:value-type="float">
            <text:p>0.0063144329896907</text:p>
          </table:table-cell>
          <table:table-cell office:value-type="float" office:value="0.00732388316151211" calcext:value-type="float">
            <text:p>0.00732388316151211</text:p>
          </table:table-cell>
          <table:table-cell office:value-type="float" office:value="0.00937500000000002" calcext:value-type="float">
            <text:p>0.00937500000000002</text:p>
          </table:table-cell>
          <table:table-cell office:value-type="float" office:value="-0.00716280068728525" calcext:value-type="float">
            <text:p>-0.00716280068728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0.00723797250859115" calcext:value-type="float">
            <text:p>0.00723797250859115</text:p>
          </table:table-cell>
          <table:table-cell office:value-type="float" office:value="-0.0135524054982817" calcext:value-type="float">
            <text:p>-0.0135524054982817</text:p>
          </table:table-cell>
          <table:table-cell office:value-type="float" office:value="0.0114905498281788" calcext:value-type="float">
            <text:p>0.0114905498281788</text:p>
          </table:table-cell>
          <table:table-cell office:value-type="float" office:value="0.0187070446735396" calcext:value-type="float">
            <text:p>0.0187070446735396</text:p>
          </table:table-cell>
          <table:table-cell office:value-type="float" office:value="0.00831185567010306" calcext:value-type="float">
            <text:p>0.00831185567010306</text:p>
          </table:table-cell>
          <table:table-cell office:value-type="float" office:value="0.0156142611683849" calcext:value-type="float">
            <text:p>0.0156142611683849</text:p>
          </table:table-cell>
          <table:table-cell office:value-type="float" office:value="0.0176224226804125" calcext:value-type="float">
            <text:p>0.0176224226804125</text:p>
          </table:table-cell>
          <table:table-cell office:value-type="float" office:value="0.0134879725085911" calcext:value-type="float">
            <text:p>0.0134879725085911</text:p>
          </table:table-cell>
          <table:table-cell office:value-type="float" office:value="0.00517611683848807" calcext:value-type="float">
            <text:p>0.00517611683848807</text:p>
          </table:table-cell>
          <table:table-cell office:value-type="float" office:value="0.0145618556701032" calcext:value-type="float">
            <text:p>0.0145618556701032</text:p>
          </table:table-cell>
          <table:table-cell office:value-type="float" office:value="0.0176546391752578" calcext:value-type="float">
            <text:p>0.0176546391752578</text:p>
          </table:table-cell>
          <table:table-cell office:value-type="float" office:value="0.0104059278350516" calcext:value-type="float">
            <text:p>0.0104059278350516</text:p>
          </table:table-cell>
          <table:table-cell office:value-type="float" office:value="0.0114690721649485" calcext:value-type="float">
            <text:p>0.0114690721649485</text:p>
          </table:table-cell>
          <table:table-cell office:value-type="float" office:value="0.00519759450171831" calcext:value-type="float">
            <text:p>0.00519759450171831</text:p>
          </table:table-cell>
          <table:table-cell office:value-type="float" office:value="0.0166451890034365" calcext:value-type="float">
            <text:p>0.0166451890034365</text:p>
          </table:table-cell>
          <table:table-cell office:value-type="float" office:value="0.0146155498281788" calcext:value-type="float">
            <text:p>0.0146155498281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-0.00212628865979381" calcext:value-type="float">
            <text:p>-0.00212628865979381</text:p>
          </table:table-cell>
          <table:table-cell office:value-type="float" office:value="-0.0124892611683848" calcext:value-type="float">
            <text:p>-0.0124892611683848</text:p>
          </table:table-cell>
          <table:table-cell office:value-type="float" office:value="0.0124677835051547" calcext:value-type="float">
            <text:p>0.0124677835051547</text:p>
          </table:table-cell>
          <table:table-cell office:value-type="float" office:value="0.0145725945017182" calcext:value-type="float">
            <text:p>0.0145725945017182</text:p>
          </table:table-cell>
          <table:table-cell office:value-type="float" office:value="0.0103737113402061" calcext:value-type="float">
            <text:p>0.0103737113402061</text:p>
          </table:table-cell>
          <table:table-cell office:value-type="float" office:value="0.00623926116838491" calcext:value-type="float">
            <text:p>0.00623926116838491</text:p>
          </table:table-cell>
          <table:table-cell office:value-type="float" office:value="0.010341494845361" calcext:value-type="float">
            <text:p>0.010341494845361</text:p>
          </table:table-cell>
          <table:table-cell office:value-type="float" office:value="0.0062070446735395" calcext:value-type="float">
            <text:p>0.0062070446735395</text:p>
          </table:table-cell>
          <table:table-cell office:value-type="float" office:value="-0.00209407216494839" calcext:value-type="float">
            <text:p>-0.00209407216494839</text:p>
          </table:table-cell>
          <table:table-cell office:value-type="float" office:value="0.00313573883161522" calcext:value-type="float">
            <text:p>0.00313573883161522</text:p>
          </table:table-cell>
          <table:table-cell office:value-type="float" office:value="0.00309278350515463" calcext:value-type="float">
            <text:p>0.00309278350515463</text:p>
          </table:table-cell>
          <table:table-cell office:value-type="float" office:value="-0.00209407216494839" calcext:value-type="float">
            <text:p>-0.00209407216494839</text:p>
          </table:table-cell>
          <table:table-cell office:value-type="float" office:value="0.00520833333333337" calcext:value-type="float">
            <text:p>0.00520833333333337</text:p>
          </table:table-cell>
          <table:table-cell office:value-type="float" office:value="0.00312500000000004" calcext:value-type="float">
            <text:p>0.00312500000000004</text:p>
          </table:table-cell>
          <table:table-cell office:value-type="float" office:value="0.0114153780068729" calcext:value-type="float">
            <text:p>0.0114153780068729</text:p>
          </table:table-cell>
          <table:table-cell office:value-type="float" office:value="0.00624999999999998" calcext:value-type="float">
            <text:p>0.00624999999999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-0.00730240549828176" calcext:value-type="float">
            <text:p>-0.00730240549828176</text:p>
          </table:table-cell>
          <table:table-cell office:value-type="float" office:value="-0.0187177835051546" calcext:value-type="float">
            <text:p>-0.0187177835051546</text:p>
          </table:table-cell>
          <table:table-cell office:value-type="float" office:value="0.0103844501718213" calcext:value-type="float">
            <text:p>0.0103844501718213</text:p>
          </table:table-cell>
          <table:table-cell office:value-type="float" office:value="0.00312499999999993" calcext:value-type="float">
            <text:p>0.00312499999999993</text:p>
          </table:table-cell>
          <table:table-cell office:value-type="float" office:value="0.00518685567010302" calcext:value-type="float">
            <text:p>0.00518685567010302</text:p>
          </table:table-cell>
          <table:table-cell office:value-type="float" office:value="0.00104166666666672" calcext:value-type="float">
            <text:p>0.00104166666666672</text:p>
          </table:table-cell>
          <table:table-cell office:value-type="float" office:value="0.00516537800687289" calcext:value-type="float">
            <text:p>0.00516537800687289</text:p>
          </table:table-cell>
          <table:table-cell office:value-type="float" office:value="-0.00106314432989696" calcext:value-type="float">
            <text:p>-0.00106314432989696</text:p>
          </table:table-cell>
          <table:table-cell office:value-type="float" office:value="-0.00415592783505159" calcext:value-type="float">
            <text:p>-0.00415592783505159</text:p>
          </table:table-cell>
          <table:table-cell office:value-type="float" office:value="0.00311426116838487" calcext:value-type="float">
            <text:p>0.00311426116838487</text:p>
          </table:table-cell>
          <table:table-cell office:value-type="float" office:value="-0.00729166666666659" calcext:value-type="float">
            <text:p>-0.00729166666666659</text:p>
          </table:table-cell>
          <table:table-cell office:value-type="float" office:value="0.00208333333333333" calcext:value-type="float">
            <text:p>0.00208333333333333</text:p>
          </table:table-cell>
          <table:table-cell office:value-type="float" office:value="-0.00725945017182139" calcext:value-type="float">
            <text:p>-0.00725945017182139</text:p>
          </table:table-cell>
          <table:table-cell office:value-type="float" office:value="-0.00416666666666665" calcext:value-type="float">
            <text:p>-0.00416666666666665</text:p>
          </table:table-cell>
          <table:table-cell office:value-type="float" office:value="0.00624999999999998" calcext:value-type="float">
            <text:p>0.00624999999999998</text:p>
          </table:table-cell>
          <table:table-cell office:value-type="float" office:value="0.00521907216494844" calcext:value-type="float">
            <text:p>0.005219072164948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-0.00730240549828176" calcext:value-type="float">
            <text:p>-0.00730240549828176</text:p>
          </table:table-cell>
          <table:table-cell office:value-type="float" office:value="-0.0155927835051547" calcext:value-type="float">
            <text:p>-0.0155927835051547</text:p>
          </table:table-cell>
          <table:table-cell office:value-type="float" office:value="0.00935352233676978" calcext:value-type="float">
            <text:p>0.00935352233676978</text:p>
          </table:table-cell>
          <table:table-cell office:value-type="float" office:value="0.0000322164948453052" calcext:value-type="float">
            <text:p>3.22164948453052E-05</text:p>
          </table:table-cell>
          <table:table-cell office:value-type="float" office:value="-0.00105240549828189" calcext:value-type="float">
            <text:p>-0.00105240549828189</text:p>
          </table:table-cell>
          <table:table-cell office:value-type="float" office:value="-0.0000107388316151757" calcext:value-type="float">
            <text:p>-1.07388316151757E-05</text:p>
          </table:table-cell>
          <table:table-cell office:value-type="float" office:value="0.00103092783505154" calcext:value-type="float">
            <text:p>0.00103092783505154</text:p>
          </table:table-cell>
          <table:table-cell office:value-type="float" office:value="-0.00414518900343652" calcext:value-type="float">
            <text:p>-0.00414518900343652</text:p>
          </table:table-cell>
          <table:table-cell office:value-type="float" office:value="0" calcext:value-type="float">
            <text:p>0</text:p>
          </table:table-cell>
          <table:table-cell office:value-type="float" office:value="0.00416666666666665" calcext:value-type="float">
            <text:p>0.00416666666666665</text:p>
          </table:table-cell>
          <table:table-cell office:value-type="float" office:value="-0.00934278350515472" calcext:value-type="float">
            <text:p>-0.00934278350515472</text:p>
          </table:table-cell>
          <table:table-cell office:value-type="float" office:value="-0.00208333333333344" calcext:value-type="float">
            <text:p>-0.00208333333333344</text:p>
          </table:table-cell>
          <table:table-cell office:value-type="float" office:value="-0.00623926116838491" calcext:value-type="float">
            <text:p>-0.00623926116838491</text:p>
          </table:table-cell>
          <table:table-cell office:value-type="float" office:value="-0.00622852233676985" calcext:value-type="float">
            <text:p>-0.00622852233676985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-0.00206185567010309" calcext:value-type="float">
            <text:p>-0.0020618556701030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-0.000863402061855645" calcext:value-type="float">
            <text:p>-0.000863402061855645</text:p>
          </table:table-cell>
          <table:table-cell office:value-type="float" office:value="-0.0158182989690722" calcext:value-type="float">
            <text:p>-0.0158182989690722</text:p>
          </table:table-cell>
          <table:table-cell office:value-type="float" office:value="0.0091580756013746" calcext:value-type="float">
            <text:p>0.0091580756013746</text:p>
          </table:table-cell>
          <table:table-cell office:value-type="float" office:value="0.0110395189003437" calcext:value-type="float">
            <text:p>0.0110395189003437</text:p>
          </table:table-cell>
          <table:table-cell office:value-type="float" office:value="0.00374140893470798" calcext:value-type="float">
            <text:p>0.00374140893470798</text:p>
          </table:table-cell>
          <table:table-cell office:value-type="float" office:value="0.00396907216494857" calcext:value-type="float">
            <text:p>0.00396907216494857</text:p>
          </table:table-cell>
          <table:table-cell office:value-type="float" office:value="0.00807774914089354" calcext:value-type="float">
            <text:p>0.00807774914089354</text:p>
          </table:table-cell>
          <table:table-cell office:value-type="float" office:value="0.00581829896907216" calcext:value-type="float">
            <text:p>0.00581829896907216</text:p>
          </table:table-cell>
          <table:table-cell office:value-type="float" office:value="-0.00124355670103082" calcext:value-type="float">
            <text:p>-0.00124355670103082</text:p>
          </table:table-cell>
          <table:table-cell office:value-type="float" office:value="0.00624570446735395" calcext:value-type="float">
            <text:p>0.00624570446735395</text:p>
          </table:table-cell>
          <table:table-cell office:value-type="float" office:value="0.00228522336769765" calcext:value-type="float">
            <text:p>0.00228522336769765</text:p>
          </table:table-cell>
          <table:table-cell office:value-type="float" office:value="0.00395403780068726" calcext:value-type="float">
            <text:p>0.00395403780068726</text:p>
          </table:table-cell>
          <table:table-cell office:value-type="float" office:value="0.00189862542955332" calcext:value-type="float">
            <text:p>0.00189862542955332</text:p>
          </table:table-cell>
          <table:table-cell office:value-type="float" office:value="0.00105025773195888" calcext:value-type="float">
            <text:p>0.00105025773195888</text:p>
          </table:table-cell>
          <table:table-cell office:value-type="float" office:value="0.0104037800687286" calcext:value-type="float">
            <text:p>0.0104037800687286</text:p>
          </table:table-cell>
          <table:table-cell office:value-type="float" office:value="0.00337199312714787" calcext:value-type="float">
            <text:p>0.00337199312714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-0.00789473684210529" calcext:value-type="float">
            <text:p>-0.00789473684210529</text:p>
          </table:table-cell>
          <table:table-cell office:value-type="float" office:value="-0.0210526315789474" calcext:value-type="float">
            <text:p>-0.021052631578947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105263157894737" calcext:value-type="float">
            <text:p>-0.0105263157894737</text:p>
          </table:table-cell>
          <table:table-cell office:value-type="float" office:value="-0.0131578947368421" calcext:value-type="float">
            <text:p>-0.0131578947368421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-0.0219298245614036" calcext:value-type="float">
            <text:p>-0.021929824561403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210526315789474" calcext:value-type="float">
            <text:p>-0.0210526315789474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140350877192983" calcext:value-type="float">
            <text:p>-0.0140350877192983</text:p>
          </table:table-cell>
          <table:table-cell office:value-type="float" office:value="-0.0280701754385966" calcext:value-type="float">
            <text:p>-0.0280701754385966</text:p>
          </table:table-cell>
          <table:table-cell office:value-type="float" office:value="-0.0157894736842106" calcext:value-type="float">
            <text:p>-0.0157894736842106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0.00614035087719289" calcext:value-type="float">
            <text:p>0.00614035087719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0114035087719299" calcext:value-type="float">
            <text:p>0.0114035087719299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0.006140350877193" calcext:value-type="float">
            <text:p>0.006140350877193</text:p>
          </table:table-cell>
          <table:table-cell table:number-columns-repeated="2" office:value-type="float" office:value="-0.00263157894736843" calcext:value-type="float">
            <text:p>-0.00263157894736843</text:p>
          </table:table-cell>
          <table:table-cell office:value-type="float" office:value="0.006140350877193" calcext:value-type="float">
            <text:p>0.006140350877193</text:p>
          </table:table-cell>
          <table:table-cell table:number-columns-repeated="2" office:value-type="float" office:value="0.000877192982456143" calcext:value-type="float">
            <text:p>0.000877192982456143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0.00350877192982446" calcext:value-type="float">
            <text:p>0.00350877192982446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0.00350877192982446" calcext:value-type="float">
            <text:p>0.00350877192982446</text:p>
          </table:table-cell>
          <table:table-cell office:value-type="float" office:value="0" calcext:value-type="float">
            <text:p>0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0.00964912280701757" calcext:value-type="float">
            <text:p>0.009649122807017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184210526315789" calcext:value-type="float">
            <text:p>-0.0184210526315789</text:p>
          </table:table-cell>
          <table:table-cell office:value-type="float" office:value="0.000877192982456254" calcext:value-type="float">
            <text:p>0.000877192982456254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114035087719298" calcext:value-type="float">
            <text:p>-0.0114035087719298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0438596491228072" calcext:value-type="float">
            <text:p>-0.00438596491228072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-0.00877192982456132" calcext:value-type="float">
            <text:p>-0.00877192982456132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114035087719298" calcext:value-type="float">
            <text:p>-0.0114035087719298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-0.00964912280701746" calcext:value-type="float">
            <text:p>-0.00964912280701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00964912280701757" calcext:value-type="float">
            <text:p>0.00964912280701757</text:p>
          </table:table-cell>
          <table:table-cell office:value-type="float" office:value="-0.0166666666666666" calcext:value-type="float">
            <text:p>-0.0166666666666666</text:p>
          </table:table-cell>
          <table:table-cell office:value-type="float" office:value="0.0078947368421054" calcext:value-type="float">
            <text:p>0.0078947368421054</text:p>
          </table:table-cell>
          <table:table-cell office:value-type="float" office:value="0.00263157894736854" calcext:value-type="float">
            <text:p>0.00263157894736854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0.00438596491228083" calcext:value-type="float">
            <text:p>0.00438596491228083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.00614035087719311" calcext:value-type="float">
            <text:p>0.00614035087719311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0.000877192982456254" calcext:value-type="float">
            <text:p>0.000877192982456254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0.00350877192982457" calcext:value-type="float">
            <text:p>0.003508771929824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-0.0105263157894737" calcext:value-type="float">
            <text:p>-0.0105263157894737</text:p>
          </table:table-cell>
          <table:table-cell office:value-type="float" office:value="0.0149122807017544" calcext:value-type="float">
            <text:p>0.0149122807017544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0.00701754385964914" calcext:value-type="float">
            <text:p>0.00701754385964914</text:p>
          </table:table-cell>
          <table:table-cell table:number-columns-repeated="2" office:value-type="float" office:value="0.006140350877193" calcext:value-type="float">
            <text:p>0.006140350877193</text:p>
          </table:table-cell>
          <table:table-cell office:value-type="float" office:value="-0.00175438596491229" calcext:value-type="float">
            <text:p>-0.00175438596491229</text:p>
          </table:table-cell>
          <table:table-cell office:value-type="float" office:value="0.0140350877192983" calcext:value-type="float">
            <text:p>0.0140350877192983</text:p>
          </table:table-cell>
          <table:table-cell office:value-type="float" office:value="0.0149122807017544" calcext:value-type="float">
            <text:p>0.014912280701754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-0.000877192982456143" calcext:value-type="float">
            <text:p>-0.000877192982456143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.012280701754386" calcext:value-type="float">
            <text:p>0.012280701754386</text:p>
          </table:table-cell>
          <table:table-cell office:value-type="float" office:value="0.00263157894736843" calcext:value-type="float">
            <text:p>0.002631578947368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0.00403508771929828" calcext:value-type="float">
            <text:p>0.00403508771929828</text:p>
          </table:table-cell>
          <table:table-cell office:value-type="float" office:value="-0.013859649122807" calcext:value-type="float">
            <text:p>-0.013859649122807</text:p>
          </table:table-cell>
          <table:table-cell office:value-type="float" office:value="0.00561403508771929" calcext:value-type="float">
            <text:p>0.00561403508771929</text:p>
          </table:table-cell>
          <table:table-cell office:value-type="float" office:value="-0.0028070175438597" calcext:value-type="float">
            <text:p>-0.0028070175438597</text:p>
          </table:table-cell>
          <table:table-cell office:value-type="float" office:value="-0.00438596491228072" calcext:value-type="float">
            <text:p>-0.00438596491228072</text:p>
          </table:table-cell>
          <table:table-cell office:value-type="float" office:value="0.00122807017543858" calcext:value-type="float">
            <text:p>0.00122807017543858</text:p>
          </table:table-cell>
          <table:table-cell office:value-type="float" office:value="-0.00315789473684203" calcext:value-type="float">
            <text:p>-0.00315789473684203</text:p>
          </table:table-cell>
          <table:table-cell office:value-type="float" office:value="-0.00385964912280701" calcext:value-type="float">
            <text:p>-0.00385964912280701</text:p>
          </table:table-cell>
          <table:table-cell office:value-type="float" office:value="-0.00228070175438599" calcext:value-type="float">
            <text:p>-0.00228070175438599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-0.00070175438596487" calcext:value-type="float">
            <text:p>-0.00070175438596487</text:p>
          </table:table-cell>
          <table:table-cell office:value-type="float" office:value="-0.00315789473684203" calcext:value-type="float">
            <text:p>-0.00315789473684203</text:p>
          </table:table-cell>
          <table:table-cell office:value-type="float" office:value="-0.00771929824561402" calcext:value-type="float">
            <text:p>-0.00771929824561402</text:p>
          </table:table-cell>
          <table:table-cell office:value-type="float" office:value="-0.00385964912280701" calcext:value-type="float">
            <text:p>-0.00385964912280701</text:p>
          </table:table-cell>
          <table:table-cell office:value-type="float" office:value="-0.00070175438596487" calcext:value-type="float">
            <text:p>-0.00070175438596487</text:p>
          </table:table-cell>
          <table:table-cell office:value-type="float" office:value="0.00245614035087716" calcext:value-type="float">
            <text:p>0.002456140350877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900000000000001" calcext:value-type="float">
            <text:p>0.00900000000000001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9999999999999" calcext:value-type="float">
            <text:p>0.017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00000000000001" calcext:value-type="float">
            <text:p>0.006000000000000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0.00100000000000011" calcext:value-type="float">
            <text:p>0.00100000000000011</text:p>
          </table:table-cell>
          <table:table-cell office:value-type="float" office:value="-0.0215999999999998" calcext:value-type="float">
            <text:p>-0.0215999999999998</text:p>
          </table:table-cell>
          <table:table-cell office:value-type="float" office:value="-0.000199999999999978" calcext:value-type="float">
            <text:p>-0.000199999999999978</text:p>
          </table:table-cell>
          <table:table-cell office:value-type="float" office:value="0.0072000000000001" calcext:value-type="float">
            <text:p>0.0072000000000001</text:p>
          </table:table-cell>
          <table:table-cell office:value-type="float" office:value="0.00960000000000005" calcext:value-type="float">
            <text:p>0.00960000000000005</text:p>
          </table:table-cell>
          <table:table-cell office:value-type="float" office:value="0.00280000000000014" calcext:value-type="float">
            <text:p>0.00280000000000014</text:p>
          </table:table-cell>
          <table:table-cell office:value-type="float" office:value="0.00480000000000003" calcext:value-type="float">
            <text:p>0.00480000000000003</text:p>
          </table:table-cell>
          <table:table-cell office:value-type="float" office:value="0.00660000000000016" calcext:value-type="float">
            <text:p>0.00660000000000016</text:p>
          </table:table-cell>
          <table:table-cell office:value-type="float" office:value="0.000600000000000045" calcext:value-type="float">
            <text:p>0.000600000000000045</text:p>
          </table:table-cell>
          <table:table-cell office:value-type="float" office:value="-0.00179999999999991" calcext:value-type="float">
            <text:p>-0.00179999999999991</text:p>
          </table:table-cell>
          <table:table-cell office:value-type="float" office:value="0.0104000000000002" calcext:value-type="float">
            <text:p>0.0104000000000002</text:p>
          </table:table-cell>
          <table:table-cell office:value-type="float" office:value="0.00180000000000013" calcext:value-type="float">
            <text:p>0.00180000000000013</text:p>
          </table:table-cell>
          <table:table-cell office:value-type="float" office:value="0.000200000000000089" calcext:value-type="float">
            <text:p>0.000200000000000089</text:p>
          </table:table-cell>
          <table:table-cell office:value-type="float" office:value="-0.000799999999999912" calcext:value-type="float">
            <text:p>-0.000799999999999912</text:p>
          </table:table-cell>
          <table:table-cell office:value-type="float" office:value="0.000400000000000067" calcext:value-type="float">
            <text:p>0.000400000000000067</text:p>
          </table:table-cell>
          <table:table-cell office:value-type="float" office:value="0.00300000000000011" calcext:value-type="float">
            <text:p>0.00300000000000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0142344497607656" calcext:value-type="float">
            <text:p>0.0142344497607656</text:p>
          </table:table-cell>
          <table:table-cell office:value-type="float" office:value="0.00117908407382095" calcext:value-type="float">
            <text:p>0.00117908407382095</text:p>
          </table:table-cell>
          <table:table-cell office:value-type="float" office:value="0.0077922077922078" calcext:value-type="float">
            <text:p>0.0077922077922078</text:p>
          </table:table-cell>
          <table:table-cell office:value-type="float" office:value="0.020745044429255" calcext:value-type="float">
            <text:p>0.020745044429255</text:p>
          </table:table-cell>
          <table:table-cell office:value-type="float" office:value="-0.0027170198222829" calcext:value-type="float">
            <text:p>-0.0027170198222829</text:p>
          </table:table-cell>
          <table:table-cell office:value-type="float" office:value="0.00902255639097749" calcext:value-type="float">
            <text:p>0.00902255639097749</text:p>
          </table:table-cell>
          <table:table-cell office:value-type="float" office:value="0.011637047163363" calcext:value-type="float">
            <text:p>0.011637047163363</text:p>
          </table:table-cell>
          <table:table-cell office:value-type="float" office:value="0.0207963089542037" calcext:value-type="float">
            <text:p>0.0207963089542037</text:p>
          </table:table-cell>
          <table:table-cell office:value-type="float" office:value="0.00256322624743688" calcext:value-type="float">
            <text:p>0.00256322624743688</text:p>
          </table:table-cell>
          <table:table-cell office:value-type="float" office:value="-0.00266575529733415" calcext:value-type="float">
            <text:p>-0.00266575529733415</text:p>
          </table:table-cell>
          <table:table-cell office:value-type="float" office:value="0.00384483937115521" calcext:value-type="float">
            <text:p>0.00384483937115521</text:p>
          </table:table-cell>
          <table:table-cell office:value-type="float" office:value="0.0142515379357484" calcext:value-type="float">
            <text:p>0.0142515379357484</text:p>
          </table:table-cell>
          <table:table-cell office:value-type="float" office:value="0.00905673274094332" calcext:value-type="float">
            <text:p>0.00905673274094332</text:p>
          </table:table-cell>
          <table:table-cell office:value-type="float" office:value="0.0168489405331511" calcext:value-type="float">
            <text:p>0.0168489405331511</text:p>
          </table:table-cell>
          <table:table-cell office:value-type="float" office:value="0.015498974709501" calcext:value-type="float">
            <text:p>0.015498974709501</text:p>
          </table:table-cell>
          <table:table-cell office:value-type="float" office:value="0.0143198906356801" calcext:value-type="float">
            <text:p>0.0143198906356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0249487354750511" calcext:value-type="float">
            <text:p>-0.00249487354750511</text:p>
          </table:table-cell>
          <table:table-cell office:value-type="float" office:value="-0.0221633629528366" calcext:value-type="float">
            <text:p>-0.0221633629528366</text:p>
          </table:table-cell>
          <table:table-cell office:value-type="float" office:value="-0.00387901572112104" calcext:value-type="float">
            <text:p>-0.00387901572112104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-0.00128161312371844" calcext:value-type="float">
            <text:p>-0.00128161312371844</text:p>
          </table:table-cell>
          <table:table-cell office:value-type="float" office:value="0.00261449077238551" calcext:value-type="float">
            <text:p>0.00261449077238551</text:p>
          </table:table-cell>
          <table:table-cell office:value-type="float" office:value="0.00647641831852353" calcext:value-type="float">
            <text:p>0.00647641831852353</text:p>
          </table:table-cell>
          <table:table-cell office:value-type="float" office:value="0.00775803144224196" calcext:value-type="float">
            <text:p>0.00775803144224196</text:p>
          </table:table-cell>
          <table:table-cell office:value-type="float" office:value="0" calcext:value-type="float">
            <text:p>0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-0.0000512645249487465" calcext:value-type="float">
            <text:p>-5.12645249487465E-05</text:p>
          </table:table-cell>
          <table:table-cell office:value-type="float" office:value="-0.00261449077238551" calcext:value-type="float">
            <text:p>-0.00261449077238551</text:p>
          </table:table-cell>
          <table:table-cell office:value-type="float" office:value="0" calcext:value-type="float">
            <text:p>0</text:p>
          </table:table-cell>
          <table:table-cell office:value-type="float" office:value="-0.00391319207108687" calcext:value-type="float">
            <text:p>-0.00391319207108687</text:p>
          </table:table-cell>
          <table:table-cell office:value-type="float" office:value="0.000034176349965831" calcext:value-type="float">
            <text:p>3.4176349965831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00398154477101842" calcext:value-type="float">
            <text:p>0.00398154477101842</text:p>
          </table:table-cell>
          <table:table-cell office:value-type="float" office:value="-0.0286910457963089" calcext:value-type="float">
            <text:p>-0.0286910457963089</text:p>
          </table:table-cell>
          <table:table-cell office:value-type="float" office:value="0.00522898154477103" calcext:value-type="float">
            <text:p>0.00522898154477103</text:p>
          </table:table-cell>
          <table:table-cell office:value-type="float" office:value="-0.00391319207108676" calcext:value-type="float">
            <text:p>-0.00391319207108676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910799726589195" calcext:value-type="float">
            <text:p>-0.00910799726589195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0.00654477101845519" calcext:value-type="float">
            <text:p>0.00654477101845519</text:p>
          </table:table-cell>
          <table:table-cell office:value-type="float" office:value="0.00524606971975394" calcext:value-type="float">
            <text:p>0.00524606971975394</text:p>
          </table:table-cell>
          <table:table-cell office:value-type="float" office:value="-0.0025974025974026" calcext:value-type="float">
            <text:p>-0.0025974025974026</text:p>
          </table:table-cell>
          <table:table-cell office:value-type="float" office:value="-0.00124743677375261" calcext:value-type="float">
            <text:p>-0.00124743677375261</text:p>
          </table:table-cell>
          <table:table-cell office:value-type="float" office:value="0.00651059466848947" calcext:value-type="float">
            <text:p>0.00651059466848947</text:p>
          </table:table-cell>
          <table:table-cell office:value-type="float" office:value="-0.0065618591934381" calcext:value-type="float">
            <text:p>-0.0065618591934381</text:p>
          </table:table-cell>
          <table:table-cell office:value-type="float" office:value="0.00519480519480531" calcext:value-type="float">
            <text:p>0.00519480519480531</text:p>
          </table:table-cell>
          <table:table-cell office:value-type="float" office:value="-0.0104237867395761" calcext:value-type="float">
            <text:p>-0.0104237867395761</text:p>
          </table:table-cell>
          <table:table-cell office:value-type="float" office:value="0.00780929596719071" calcext:value-type="float">
            <text:p>0.00780929596719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102870813397129" calcext:value-type="float">
            <text:p>-0.0102870813397129</text:p>
          </table:table-cell>
          <table:table-cell office:value-type="float" office:value="-0.0221633629528366" calcext:value-type="float">
            <text:p>-0.0221633629528366</text:p>
          </table:table-cell>
          <table:table-cell office:value-type="float" office:value="0.0000512645249488575" calcext:value-type="float">
            <text:p>5.12645249488575E-05</text:p>
          </table:table-cell>
          <table:table-cell office:value-type="float" office:value="-0.00128161312371833" calcext:value-type="float">
            <text:p>-0.00128161312371833</text:p>
          </table:table-cell>
          <table:table-cell office:value-type="float" office:value="-0.00907382091592612" calcext:value-type="float">
            <text:p>-0.00907382091592612</text:p>
          </table:table-cell>
          <table:table-cell office:value-type="float" office:value="0.00133287764866719" calcext:value-type="float">
            <text:p>0.00133287764866719</text:p>
          </table:table-cell>
          <table:table-cell office:value-type="float" office:value="0.0065618591934381" calcext:value-type="float">
            <text:p>0.0065618591934381</text:p>
          </table:table-cell>
          <table:table-cell office:value-type="float" office:value="0.0000683526999316619" calcext:value-type="float">
            <text:p>6.83526999316619E-05</text:p>
          </table:table-cell>
          <table:table-cell office:value-type="float" office:value="0.00524606971975394" calcext:value-type="float">
            <text:p>0.00524606971975394</text:p>
          </table:table-cell>
          <table:table-cell office:value-type="float" office:value="-0.00126452494873541" calcext:value-type="float">
            <text:p>-0.00126452494873541</text:p>
          </table:table-cell>
          <table:table-cell office:value-type="float" office:value="0.00263157894736854" calcext:value-type="float">
            <text:p>0.00263157894736854</text:p>
          </table:table-cell>
          <table:table-cell office:value-type="float" office:value="0.00264866712235134" calcext:value-type="float">
            <text:p>0.00264866712235134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0.00133287764866719" calcext:value-type="float">
            <text:p>0.00133287764866719</text:p>
          </table:table-cell>
          <table:table-cell office:value-type="float" office:value="-0.00129870129870135" calcext:value-type="float">
            <text:p>-0.001298701298701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0642515379357478" calcext:value-type="float">
            <text:p>-0.00642515379357478</text:p>
          </table:table-cell>
          <table:table-cell office:value-type="float" office:value="-0.0234449760765549" calcext:value-type="float">
            <text:p>-0.0234449760765549</text:p>
          </table:table-cell>
          <table:table-cell office:value-type="float" office:value="-0.00382775119617229" calcext:value-type="float">
            <text:p>-0.00382775119617229</text:p>
          </table:table-cell>
          <table:table-cell office:value-type="float" office:value="-0.0077922077922078" calcext:value-type="float">
            <text:p>-0.0077922077922078</text:p>
          </table:table-cell>
          <table:table-cell office:value-type="float" office:value="-0.00777511961722477" calcext:value-type="float">
            <text:p>-0.00777511961722477</text:p>
          </table:table-cell>
          <table:table-cell office:value-type="float" office:value="-0.00256322624743677" calcext:value-type="float">
            <text:p>-0.00256322624743677</text:p>
          </table:table-cell>
          <table:table-cell office:value-type="float" office:value="-0.00387901572112093" calcext:value-type="float">
            <text:p>-0.00387901572112093</text:p>
          </table:table-cell>
          <table:table-cell office:value-type="float" office:value="-0.00645933014354061" calcext:value-type="float">
            <text:p>-0.00645933014354061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-0.0103725222146275" calcext:value-type="float">
            <text:p>-0.0103725222146275</text:p>
          </table:table-cell>
          <table:table-cell office:value-type="float" office:value="-0.00645933014354061" calcext:value-type="float">
            <text:p>-0.00645933014354061</text:p>
          </table:table-cell>
          <table:table-cell office:value-type="float" office:value="-0.00516062884483937" calcext:value-type="float">
            <text:p>-0.00516062884483937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-0.00519480519480509" calcext:value-type="float">
            <text:p>-0.00519480519480509</text:p>
          </table:table-cell>
          <table:table-cell office:value-type="float" office:value="-0.00516062884483937" calcext:value-type="float">
            <text:p>-0.005160628844839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00198222829801753" calcext:value-type="float">
            <text:p>-0.000198222829801753</text:p>
          </table:table-cell>
          <table:table-cell office:value-type="float" office:value="-0.0190567327409431" calcext:value-type="float">
            <text:p>-0.0190567327409431</text:p>
          </table:table-cell>
          <table:table-cell office:value-type="float" office:value="0.00107313738892689" calcext:value-type="float">
            <text:p>0.00107313738892689</text:p>
          </table:table-cell>
          <table:table-cell office:value-type="float" office:value="0.00206766917293244" calcext:value-type="float">
            <text:p>0.00206766917293244</text:p>
          </table:table-cell>
          <table:table-cell office:value-type="float" office:value="-0.00442925495557067" calcext:value-type="float">
            <text:p>-0.00442925495557067</text:p>
          </table:table-cell>
          <table:table-cell office:value-type="float" office:value="0.000259740259740404" calcext:value-type="float">
            <text:p>0.000259740259740404</text:p>
          </table:table-cell>
          <table:table-cell office:value-type="float" office:value="0.00442241968557766" calcext:value-type="float">
            <text:p>0.00442241968557766</text:p>
          </table:table-cell>
          <table:table-cell office:value-type="float" office:value="0.00574162679425838" calcext:value-type="float">
            <text:p>0.00574162679425838</text:p>
          </table:table-cell>
          <table:table-cell office:value-type="float" office:value="0.00287423103212581" calcext:value-type="float">
            <text:p>0.00287423103212581</text:p>
          </table:table-cell>
          <table:table-cell office:value-type="float" office:value="-0.00416609706083382" calcext:value-type="float">
            <text:p>-0.00416609706083382</text:p>
          </table:table-cell>
          <table:table-cell office:value-type="float" office:value="-0.0010252904989746" calcext:value-type="float">
            <text:p>-0.0010252904989746</text:p>
          </table:table-cell>
          <table:table-cell office:value-type="float" office:value="0.00363978127136022" calcext:value-type="float">
            <text:p>0.00363978127136022</text:p>
          </table:table-cell>
          <table:table-cell office:value-type="float" office:value="-0.00288448393711549" calcext:value-type="float">
            <text:p>-0.00288448393711549</text:p>
          </table:table-cell>
          <table:table-cell office:value-type="float" office:value="0.00493506493506501" calcext:value-type="float">
            <text:p>0.00493506493506501</text:p>
          </table:table-cell>
          <table:table-cell office:value-type="float" office:value="-0.000539986329459952" calcext:value-type="float">
            <text:p>-0.000539986329459952</text:p>
          </table:table-cell>
          <table:table-cell office:value-type="float" office:value="0.00314080656185922" calcext:value-type="float">
            <text:p>0.003140806561859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0922038980509798" calcext:value-type="float">
            <text:p>-0.000922038980509798</text:p>
          </table:table-cell>
          <table:table-cell office:value-type="float" office:value="-0.00259370314842577" calcext:value-type="float">
            <text:p>-0.00259370314842577</text:p>
          </table:table-cell>
          <table:table-cell office:value-type="float" office:value="0.00523988005997" calcext:value-type="float">
            <text:p>0.00523988005997</text:p>
          </table:table-cell>
          <table:table-cell office:value-type="float" office:value="0.00868815592203898" calcext:value-type="float">
            <text:p>0.00868815592203898</text:p>
          </table:table-cell>
          <table:table-cell office:value-type="float" office:value="-0.00175412293853072" calcext:value-type="float">
            <text:p>-0.00175412293853072</text:p>
          </table:table-cell>
          <table:table-cell office:value-type="float" office:value="0.00778110944527732" calcext:value-type="float">
            <text:p>0.00778110944527732</text:p>
          </table:table-cell>
          <table:table-cell office:value-type="float" office:value="-0.00173913043478269" calcext:value-type="float">
            <text:p>-0.00173913043478269</text:p>
          </table:table-cell>
          <table:table-cell office:value-type="float" office:value="-0.00350074962518743" calcext:value-type="float">
            <text:p>-0.00350074962518743</text:p>
          </table:table-cell>
          <table:table-cell office:value-type="float" office:value="0.00170164917541227" calcext:value-type="float">
            <text:p>0.00170164917541227</text:p>
          </table:table-cell>
          <table:table-cell office:value-type="float" office:value="0.00087706146926525" calcext:value-type="float">
            <text:p>0.00087706146926525</text:p>
          </table:table-cell>
          <table:table-cell office:value-type="float" office:value="0.00778860569715134" calcext:value-type="float">
            <text:p>0.00778860569715134</text:p>
          </table:table-cell>
          <table:table-cell office:value-type="float" office:value="0.00169415292353825" calcext:value-type="float">
            <text:p>0.00169415292353825</text:p>
          </table:table-cell>
          <table:table-cell office:value-type="float" office:value="0.00865817091454268" calcext:value-type="float">
            <text:p>0.00865817091454268</text:p>
          </table:table-cell>
          <table:table-cell office:value-type="float" office:value="-0.00954272863568217" calcext:value-type="float">
            <text:p>-0.00954272863568217</text:p>
          </table:table-cell>
          <table:table-cell office:value-type="float" office:value="-0.0104947526236883" calcext:value-type="float">
            <text:p>-0.0104947526236883</text:p>
          </table:table-cell>
          <table:table-cell office:value-type="float" office:value="-0.000907046476761653" calcext:value-type="float">
            <text:p>-0.0009070464767616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130134932533733" calcext:value-type="float">
            <text:p>-0.0130134932533733</text:p>
          </table:table-cell>
          <table:table-cell office:value-type="float" office:value="-0.0251799100449775" calcext:value-type="float">
            <text:p>-0.0251799100449775</text:p>
          </table:table-cell>
          <table:table-cell office:value-type="float" office:value="-0.00867316341829083" calcext:value-type="float">
            <text:p>-0.00867316341829083</text:p>
          </table:table-cell>
          <table:table-cell office:value-type="float" office:value="-0.00694152923538227" calcext:value-type="float">
            <text:p>-0.00694152923538227</text:p>
          </table:table-cell>
          <table:table-cell office:value-type="float" office:value="-0.013920539730135" calcext:value-type="float">
            <text:p>-0.013920539730135</text:p>
          </table:table-cell>
          <table:table-cell office:value-type="float" office:value="-0.0216941529235383" calcext:value-type="float">
            <text:p>-0.0216941529235383</text:p>
          </table:table-cell>
          <table:table-cell office:value-type="float" office:value="0.0000224887556221631" calcext:value-type="float">
            <text:p>2.24887556221631E-05</text:p>
          </table:table-cell>
          <table:table-cell office:value-type="float" office:value="-0.0112893553223388" calcext:value-type="float">
            <text:p>-0.0112893553223388</text:p>
          </table:table-cell>
          <table:table-cell office:value-type="float" office:value="0.00520989505247371" calcext:value-type="float">
            <text:p>0.00520989505247371</text:p>
          </table:table-cell>
          <table:table-cell office:value-type="float" office:value="-0.0130059970014993" calcext:value-type="float">
            <text:p>-0.0130059970014993</text:p>
          </table:table-cell>
          <table:table-cell office:value-type="float" office:value="-0.00870314842578712" calcext:value-type="float">
            <text:p>-0.00870314842578712</text:p>
          </table:table-cell>
          <table:table-cell office:value-type="float" office:value="-0.00520239880059981" calcext:value-type="float">
            <text:p>-0.00520239880059981</text:p>
          </table:table-cell>
          <table:table-cell office:value-type="float" office:value="-0.0112893553223389" calcext:value-type="float">
            <text:p>-0.0112893553223389</text:p>
          </table:table-cell>
          <table:table-cell office:value-type="float" office:value="-0.018215892053973" calcext:value-type="float">
            <text:p>-0.018215892053973</text:p>
          </table:table-cell>
          <table:table-cell office:value-type="float" office:value="-0.00438530734632681" calcext:value-type="float">
            <text:p>-0.00438530734632681</text:p>
          </table:table-cell>
          <table:table-cell office:value-type="float" office:value="-0.000877061469265361" calcext:value-type="float">
            <text:p>-0.000877061469265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344077961019495" calcext:value-type="float">
            <text:p>-0.00344077961019495</text:p>
          </table:table-cell>
          <table:table-cell office:value-type="float" office:value="-0.00436281859070475" calcext:value-type="float">
            <text:p>-0.00436281859070475</text:p>
          </table:table-cell>
          <table:table-cell office:value-type="float" office:value="0.0121589205397301" calcext:value-type="float">
            <text:p>0.0121589205397301</text:p>
          </table:table-cell>
          <table:table-cell office:value-type="float" office:value="-0.000832083958020924" calcext:value-type="float">
            <text:p>-0.000832083958020924</text:p>
          </table:table-cell>
          <table:table-cell office:value-type="float" office:value="-0.00521739130434784" calcext:value-type="float">
            <text:p>-0.00521739130434784</text:p>
          </table:table-cell>
          <table:table-cell office:value-type="float" office:value="0" calcext:value-type="float">
            <text:p>0</text:p>
          </table:table-cell>
          <table:table-cell office:value-type="float" office:value="0.0112968515742129" calcext:value-type="float">
            <text:p>0.0112968515742129</text:p>
          </table:table-cell>
          <table:table-cell office:value-type="float" office:value="-0.00348575712143928" calcext:value-type="float">
            <text:p>-0.00348575712143928</text:p>
          </table:table-cell>
          <table:table-cell office:value-type="float" office:value="0.0121664167916041" calcext:value-type="float">
            <text:p>0.0121664167916041</text:p>
          </table:table-cell>
          <table:table-cell office:value-type="float" office:value="0.00175412293853061" calcext:value-type="float">
            <text:p>0.00175412293853061</text:p>
          </table:table-cell>
          <table:table-cell office:value-type="float" office:value="0.0138980509745127" calcext:value-type="float">
            <text:p>0.0138980509745127</text:p>
          </table:table-cell>
          <table:table-cell office:value-type="float" office:value="0.00696401799100443" calcext:value-type="float">
            <text:p>0.00696401799100443</text:p>
          </table:table-cell>
          <table:table-cell office:value-type="float" office:value="0.00434032983508237" calcext:value-type="float">
            <text:p>0.00434032983508237</text:p>
          </table:table-cell>
          <table:table-cell office:value-type="float" office:value="-0.000824587706147018" calcext:value-type="float">
            <text:p>-0.000824587706147018</text:p>
          </table:table-cell>
          <table:table-cell office:value-type="float" office:value="0.00519490254872557" calcext:value-type="float">
            <text:p>0.00519490254872557</text:p>
          </table:table-cell>
          <table:table-cell office:value-type="float" office:value="0.0113268365817092" calcext:value-type="float">
            <text:p>0.0113268365817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781859070464774" calcext:value-type="float">
            <text:p>-0.00781859070464774</text:p>
          </table:table-cell>
          <table:table-cell office:value-type="float" office:value="-0.00871064467766125" calcext:value-type="float">
            <text:p>-0.00871064467766125</text:p>
          </table:table-cell>
          <table:table-cell office:value-type="float" office:value="0.00346326836581701" calcext:value-type="float">
            <text:p>0.00346326836581701</text:p>
          </table:table-cell>
          <table:table-cell office:value-type="float" office:value="-0.00956521739130445" calcext:value-type="float">
            <text:p>-0.00956521739130445</text:p>
          </table:table-cell>
          <table:table-cell office:value-type="float" office:value="0.00259370314842577" calcext:value-type="float">
            <text:p>0.00259370314842577</text:p>
          </table:table-cell>
          <table:table-cell office:value-type="float" office:value="-0.00523988005997011" calcext:value-type="float">
            <text:p>-0.00523988005997011</text:p>
          </table:table-cell>
          <table:table-cell office:value-type="float" office:value="0.00520989505247371" calcext:value-type="float">
            <text:p>0.00520989505247371</text:p>
          </table:table-cell>
          <table:table-cell office:value-type="float" office:value="-0.00350074962518754" calcext:value-type="float">
            <text:p>-0.00350074962518754</text:p>
          </table:table-cell>
          <table:table-cell office:value-type="float" office:value="0.0121289355322338" calcext:value-type="float">
            <text:p>0.0121289355322338</text:p>
          </table:table-cell>
          <table:table-cell office:value-type="float" office:value="-0.00262368815592218" calcext:value-type="float">
            <text:p>-0.00262368815592218</text:p>
          </table:table-cell>
          <table:table-cell office:value-type="float" office:value="0.00260119940029968" calcext:value-type="float">
            <text:p>0.00260119940029968</text:p>
          </table:table-cell>
          <table:table-cell office:value-type="float" office:value="0.00170914542728629" calcext:value-type="float">
            <text:p>0.00170914542728629</text:p>
          </table:table-cell>
          <table:table-cell office:value-type="float" office:value="0.00257871064467752" calcext:value-type="float">
            <text:p>0.00257871064467752</text:p>
          </table:table-cell>
          <table:table-cell office:value-type="float" office:value="-0.0104122938530735" calcext:value-type="float">
            <text:p>-0.0104122938530735</text:p>
          </table:table-cell>
          <table:table-cell office:value-type="float" office:value="0.00778110944527732" calcext:value-type="float">
            <text:p>0.00778110944527732</text:p>
          </table:table-cell>
          <table:table-cell office:value-type="float" office:value="0.00520239880059958" calcext:value-type="float">
            <text:p>0.005202398800599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0877061469265472" calcext:value-type="float">
            <text:p>-0.000877061469265472</text:p>
          </table:table-cell>
          <table:table-cell office:value-type="float" office:value="-0.0113268365817092" calcext:value-type="float">
            <text:p>-0.0113268365817092</text:p>
          </table:table-cell>
          <table:table-cell office:value-type="float" office:value="0.00781859070464763" calcext:value-type="float">
            <text:p>0.00781859070464763</text:p>
          </table:table-cell>
          <table:table-cell office:value-type="float" office:value="-0.0104272863568217" calcext:value-type="float">
            <text:p>-0.0104272863568217</text:p>
          </table:table-cell>
          <table:table-cell office:value-type="float" office:value="-0.00347826086956526" calcext:value-type="float">
            <text:p>-0.00347826086956526</text:p>
          </table:table-cell>
          <table:table-cell office:value-type="float" office:value="0.000862068965517215" calcext:value-type="float">
            <text:p>0.000862068965517215</text:p>
          </table:table-cell>
          <table:table-cell office:value-type="float" office:value="0.00434782608695639" calcext:value-type="float">
            <text:p>0.00434782608695639</text:p>
          </table:table-cell>
          <table:table-cell office:value-type="float" office:value="0.00346326836581701" calcext:value-type="float">
            <text:p>0.00346326836581701</text:p>
          </table:table-cell>
          <table:table-cell office:value-type="float" office:value="0.00605697151424278" calcext:value-type="float">
            <text:p>0.00605697151424278</text:p>
          </table:table-cell>
          <table:table-cell office:value-type="float" office:value="0.00868065967016485" calcext:value-type="float">
            <text:p>0.00868065967016485</text:p>
          </table:table-cell>
          <table:table-cell office:value-type="float" office:value="-0.00261619190404805" calcext:value-type="float">
            <text:p>-0.00261619190404805</text:p>
          </table:table-cell>
          <table:table-cell office:value-type="float" office:value="-0.00175412293853083" calcext:value-type="float">
            <text:p>-0.00175412293853083</text:p>
          </table:table-cell>
          <table:table-cell office:value-type="float" office:value="0.00345577211394299" calcext:value-type="float">
            <text:p>0.00345577211394299</text:p>
          </table:table-cell>
          <table:table-cell office:value-type="float" office:value="-0.00606446776611702" calcext:value-type="float">
            <text:p>-0.00606446776611702</text:p>
          </table:table-cell>
          <table:table-cell office:value-type="float" office:value="0.00255622188905547" calcext:value-type="float">
            <text:p>0.00255622188905547</text:p>
          </table:table-cell>
          <table:table-cell office:value-type="float" office:value="0.00782608695652176" calcext:value-type="float">
            <text:p>0.0078260869565217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521439280359826" calcext:value-type="float">
            <text:p>-0.00521439280359826</text:p>
          </table:table-cell>
          <table:table-cell office:value-type="float" office:value="-0.0104347826086957" calcext:value-type="float">
            <text:p>-0.0104347826086957</text:p>
          </table:table-cell>
          <table:table-cell office:value-type="float" office:value="0.00400149925037474" calcext:value-type="float">
            <text:p>0.00400149925037474</text:p>
          </table:table-cell>
          <table:table-cell office:value-type="float" office:value="-0.00381559220389804" calcext:value-type="float">
            <text:p>-0.00381559220389804</text:p>
          </table:table-cell>
          <table:table-cell office:value-type="float" office:value="-0.00435532233883051" calcext:value-type="float">
            <text:p>-0.00435532233883051</text:p>
          </table:table-cell>
          <table:table-cell office:value-type="float" office:value="-0.00365817091454279" calcext:value-type="float">
            <text:p>-0.00365817091454279</text:p>
          </table:table-cell>
          <table:table-cell office:value-type="float" office:value="0.00382758620689649" calcext:value-type="float">
            <text:p>0.00382758620689649</text:p>
          </table:table-cell>
          <table:table-cell office:value-type="float" office:value="-0.00366266866566722" calcext:value-type="float">
            <text:p>-0.00366266866566722</text:p>
          </table:table-cell>
          <table:table-cell office:value-type="float" office:value="0.00745277361319341" calcext:value-type="float">
            <text:p>0.00745277361319341</text:p>
          </table:table-cell>
          <table:table-cell office:value-type="float" office:value="-0.000863568215892174" calcext:value-type="float">
            <text:p>-0.000863568215892174</text:p>
          </table:table-cell>
          <table:table-cell office:value-type="float" office:value="0.00259370314842566" calcext:value-type="float">
            <text:p>0.00259370314842566</text:p>
          </table:table-cell>
          <table:table-cell office:value-type="float" office:value="0.000682158920539688" calcext:value-type="float">
            <text:p>0.000682158920539688</text:p>
          </table:table-cell>
          <table:table-cell office:value-type="float" office:value="0.00154872563718134" calcext:value-type="float">
            <text:p>0.00154872563718134</text:p>
          </table:table-cell>
          <table:table-cell office:value-type="float" office:value="-0.00901199400299846" calcext:value-type="float">
            <text:p>-0.00901199400299846</text:p>
          </table:table-cell>
          <table:table-cell office:value-type="float" office:value="0.000130434782608657" calcext:value-type="float">
            <text:p>0.000130434782608657</text:p>
          </table:table-cell>
          <table:table-cell office:value-type="float" office:value="0.00451424287856073" calcext:value-type="float">
            <text:p>0.004514242878560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00792575531770701" calcext:value-type="float">
            <text:p>-0.000792575531770701</text:p>
          </table:table-cell>
          <table:table-cell office:value-type="float" office:value="0.00745156482861398" calcext:value-type="float">
            <text:p>0.00745156482861398</text:p>
          </table:table-cell>
          <table:table-cell office:value-type="float" office:value="0.00415932800433538" calcext:value-type="float">
            <text:p>0.00415932800433538</text:p>
          </table:table-cell>
          <table:table-cell office:value-type="float" office:value="-0.00161224766291823" calcext:value-type="float">
            <text:p>-0.00161224766291823</text:p>
          </table:table-cell>
          <table:table-cell office:value-type="float" office:value="0.0115499254843516" calcext:value-type="float">
            <text:p>0.0115499254843516</text:p>
          </table:table-cell>
          <table:table-cell office:value-type="float" office:value="0.0106421894052297" calcext:value-type="float">
            <text:p>0.0106421894052297</text:p>
          </table:table-cell>
          <table:table-cell office:value-type="float" office:value="0.00496545183579455" calcext:value-type="float">
            <text:p>0.00496545183579455</text:p>
          </table:table-cell>
          <table:table-cell office:value-type="float" office:value="-0.00489771033735265" calcext:value-type="float">
            <text:p>-0.00489771033735265</text:p>
          </table:table-cell>
          <table:table-cell office:value-type="float" office:value="-0.00242514564422169" calcext:value-type="float">
            <text:p>-0.00242514564422169</text:p>
          </table:table-cell>
          <table:table-cell office:value-type="float" office:value="-0.00415932800433549" calcext:value-type="float">
            <text:p>-0.00415932800433549</text:p>
          </table:table-cell>
          <table:table-cell office:value-type="float" office:value="0.0255385449126134" calcext:value-type="float">
            <text:p>0.0255385449126134</text:p>
          </table:table-cell>
          <table:table-cell office:value-type="float" office:value="0.00742446822923715" calcext:value-type="float">
            <text:p>0.00742446822923715</text:p>
          </table:table-cell>
          <table:table-cell office:value-type="float" office:value="-0.00409158650589359" calcext:value-type="float">
            <text:p>-0.00409158650589359</text:p>
          </table:table-cell>
          <table:table-cell office:value-type="float" office:value="-0.00411190895542612" calcext:value-type="float">
            <text:p>-0.00411190895542612</text:p>
          </table:table-cell>
          <table:table-cell office:value-type="float" office:value="-0.00166644086167189" calcext:value-type="float">
            <text:p>-0.00166644086167189</text:p>
          </table:table-cell>
          <table:table-cell office:value-type="float" office:value="0.00245224224359852" calcext:value-type="float">
            <text:p>0.002452242243598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0490448448719683" calcext:value-type="float">
            <text:p>-0.00490448448719683</text:p>
          </table:table-cell>
          <table:table-cell office:value-type="float" office:value="-0.0032854626744343" calcext:value-type="float">
            <text:p>-0.0032854626744343</text:p>
          </table:table-cell>
          <table:table-cell office:value-type="float" office:value="0.0123831459151876" calcext:value-type="float">
            <text:p>0.0123831459151876</text:p>
          </table:table-cell>
          <table:table-cell office:value-type="float" office:value="0.00909768324075333" calcext:value-type="float">
            <text:p>0.00909768324075333</text:p>
          </table:table-cell>
          <table:table-cell office:value-type="float" office:value="0.0164950548706138" calcext:value-type="float">
            <text:p>0.0164950548706138</text:p>
          </table:table-cell>
          <table:table-cell office:value-type="float" office:value="0.000826446280991711" calcext:value-type="float">
            <text:p>0.000826446280991711</text:p>
          </table:table-cell>
          <table:table-cell office:value-type="float" office:value="0.0173147270017613" calcext:value-type="float">
            <text:p>0.0173147270017613</text:p>
          </table:table-cell>
          <table:table-cell office:value-type="float" office:value="0.0124034683647203" calcext:value-type="float">
            <text:p>0.0124034683647203</text:p>
          </table:table-cell>
          <table:table-cell office:value-type="float" office:value="0.0140563609267037" calcext:value-type="float">
            <text:p>0.0140563609267037</text:p>
          </table:table-cell>
          <table:table-cell office:value-type="float" office:value="0.00742446822923726" calcext:value-type="float">
            <text:p>0.00742446822923726</text:p>
          </table:table-cell>
          <table:table-cell office:value-type="float" office:value="0.0131892697466468" calcext:value-type="float">
            <text:p>0.0131892697466468</text:p>
          </table:table-cell>
          <table:table-cell office:value-type="float" office:value="0.0148828072076954" calcext:value-type="float">
            <text:p>0.0148828072076954</text:p>
          </table:table-cell>
          <table:table-cell office:value-type="float" office:value="0.0131824955968026" calcext:value-type="float">
            <text:p>0.0131824955968026</text:p>
          </table:table-cell>
          <table:table-cell office:value-type="float" office:value="0.0107099309036717" calcext:value-type="float">
            <text:p>0.0107099309036717</text:p>
          </table:table-cell>
          <table:table-cell office:value-type="float" office:value="0.00823736621054061" calcext:value-type="float">
            <text:p>0.00823736621054061</text:p>
          </table:table-cell>
          <table:table-cell office:value-type="float" office:value="0.0115566996341959" calcext:value-type="float">
            <text:p>0.01155669963419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205934155263514" calcext:value-type="float">
            <text:p>-0.0205934155263514</text:p>
          </table:table-cell>
          <table:table-cell office:value-type="float" office:value="-0.00656415119902454" calcext:value-type="float">
            <text:p>-0.00656415119902454</text:p>
          </table:table-cell>
          <table:table-cell office:value-type="float" office:value="-0.00739737162986043" calcext:value-type="float">
            <text:p>-0.00739737162986043</text:p>
          </table:table-cell>
          <table:table-cell office:value-type="float" office:value="0.00249966129250778" calcext:value-type="float">
            <text:p>0.00249966129250778</text:p>
          </table:table-cell>
          <table:table-cell office:value-type="float" office:value="-0.00494512938626202" calcext:value-type="float">
            <text:p>-0.00494512938626202</text:p>
          </table:table-cell>
          <table:table-cell office:value-type="float" office:value="-0.000772253082238161" calcext:value-type="float">
            <text:p>-0.000772253082238161</text:p>
          </table:table-cell>
          <table:table-cell office:value-type="float" office:value="-0.00741769407939297" calcext:value-type="float">
            <text:p>-0.00741769407939297</text:p>
          </table:table-cell>
          <table:table-cell office:value-type="float" office:value="-0.00409158650589347" calcext:value-type="float">
            <text:p>-0.00409158650589347</text:p>
          </table:table-cell>
          <table:table-cell office:value-type="float" office:value="0.0115702479338843" calcext:value-type="float">
            <text:p>0.0115702479338843</text:p>
          </table:table-cell>
          <table:table-cell office:value-type="float" office:value="-0.00905703834168814" calcext:value-type="float">
            <text:p>-0.00905703834168814</text:p>
          </table:table-cell>
          <table:table-cell office:value-type="float" office:value="0.00164611841213935" calcext:value-type="float">
            <text:p>0.00164611841213935</text:p>
          </table:table-cell>
          <table:table-cell office:value-type="float" office:value="0.00578512396694209" calcext:value-type="float">
            <text:p>0.00578512396694209</text:p>
          </table:table-cell>
          <table:table-cell office:value-type="float" office:value="0.00247933884297524" calcext:value-type="float">
            <text:p>0.00247933884297524</text:p>
          </table:table-cell>
          <table:table-cell office:value-type="float" office:value="-0.00824414036038479" calcext:value-type="float">
            <text:p>-0.00824414036038479</text:p>
          </table:table-cell>
          <table:table-cell office:value-type="float" office:value="0.00582576886600728" calcext:value-type="float">
            <text:p>0.00582576886600728</text:p>
          </table:table-cell>
          <table:table-cell office:value-type="float" office:value="0.00248611299281942" calcext:value-type="float">
            <text:p>0.00248611299281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280178837555887" calcext:value-type="float">
            <text:p>-0.0280178837555887</text:p>
          </table:table-cell>
          <table:table-cell office:value-type="float" office:value="-0.00161902181276241" calcext:value-type="float">
            <text:p>-0.00161902181276241</text:p>
          </table:table-cell>
          <table:table-cell office:value-type="float" office:value="-0.0131757214469584" calcext:value-type="float">
            <text:p>-0.0131757214469584</text:p>
          </table:table-cell>
          <table:table-cell office:value-type="float" office:value="0.00829833355913834" calcext:value-type="float">
            <text:p>0.00829833355913834</text:p>
          </table:table-cell>
          <table:table-cell office:value-type="float" office:value="-0.00741091992954879" calcext:value-type="float">
            <text:p>-0.00741091992954879</text:p>
          </table:table-cell>
          <table:table-cell office:value-type="float" office:value="-0.00079934968161488" calcext:value-type="float">
            <text:p>-0.00079934968161488</text:p>
          </table:table-cell>
          <table:table-cell office:value-type="float" office:value="0.000812897981303351" calcext:value-type="float">
            <text:p>0.000812897981303351</text:p>
          </table:table-cell>
          <table:table-cell office:value-type="float" office:value="-0.0041186831052703" calcext:value-type="float">
            <text:p>-0.0041186831052703</text:p>
          </table:table-cell>
          <table:table-cell office:value-type="float" office:value="0.00164611841213935" calcext:value-type="float">
            <text:p>0.00164611841213935</text:p>
          </table:table-cell>
          <table:table-cell office:value-type="float" office:value="-0.0107099309036716" calcext:value-type="float">
            <text:p>-0.0107099309036716</text:p>
          </table:table-cell>
          <table:table-cell office:value-type="float" office:value="0.00247933884297524" calcext:value-type="float">
            <text:p>0.00247933884297524</text:p>
          </table:table-cell>
          <table:table-cell office:value-type="float" office:value="0.00827123695976151" calcext:value-type="float">
            <text:p>0.00827123695976151</text:p>
          </table:table-cell>
          <table:table-cell office:value-type="float" office:value="-0.00413900555480284" calcext:value-type="float">
            <text:p>-0.00413900555480284</text:p>
          </table:table-cell>
          <table:table-cell office:value-type="float" office:value="-0.00821026961116378" calcext:value-type="float">
            <text:p>-0.00821026961116378</text:p>
          </table:table-cell>
          <table:table-cell office:value-type="float" office:value="0.00330578512396695" calcext:value-type="float">
            <text:p>0.00330578512396695</text:p>
          </table:table-cell>
          <table:table-cell office:value-type="float" office:value="0.0115702479338843" calcext:value-type="float">
            <text:p>0.01157024793388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271711150250643" calcext:value-type="float">
            <text:p>-0.0271711150250643</text:p>
          </table:table-cell>
          <table:table-cell office:value-type="float" office:value="-0.00489771033735265" calcext:value-type="float">
            <text:p>-0.00489771033735265</text:p>
          </table:table-cell>
          <table:table-cell office:value-type="float" office:value="-0.00904349004199978" calcext:value-type="float">
            <text:p>-0.00904349004199978</text:p>
          </table:table-cell>
          <table:table-cell office:value-type="float" office:value="0.00994445197127758" calcext:value-type="float">
            <text:p>0.00994445197127758</text:p>
          </table:table-cell>
          <table:table-cell office:value-type="float" office:value="-0.00488416203766429" calcext:value-type="float">
            <text:p>-0.00488416203766429</text:p>
          </table:table-cell>
          <table:table-cell office:value-type="float" office:value="-0.00573770491803283" calcext:value-type="float">
            <text:p>-0.00573770491803283</text:p>
          </table:table-cell>
          <table:table-cell office:value-type="float" office:value="-0.00246579054328677" calcext:value-type="float">
            <text:p>-0.00246579054328677</text:p>
          </table:table-cell>
          <table:table-cell office:value-type="float" office:value="-0.000806123831459171" calcext:value-type="float">
            <text:p>-0.000806123831459171</text:p>
          </table:table-cell>
          <table:table-cell office:value-type="float" office:value="0.00330578512396695" calcext:value-type="float">
            <text:p>0.00330578512396695</text:p>
          </table:table-cell>
          <table:table-cell office:value-type="float" office:value="-0.0164544099715486" calcext:value-type="float">
            <text:p>-0.0164544099715486</text:p>
          </table:table-cell>
          <table:table-cell office:value-type="float" office:value="0.00412545725511448" calcext:value-type="float">
            <text:p>0.00412545725511448</text:p>
          </table:table-cell>
          <table:table-cell office:value-type="float" office:value="0.00746511312830234" calcext:value-type="float">
            <text:p>0.00746511312830234</text:p>
          </table:table-cell>
          <table:table-cell office:value-type="float" office:value="-0.00245901639344259" calcext:value-type="float">
            <text:p>-0.00245901639344259</text:p>
          </table:table-cell>
          <table:table-cell office:value-type="float" office:value="-0.010689608454139" calcext:value-type="float">
            <text:p>-0.010689608454139</text:p>
          </table:table-cell>
          <table:table-cell office:value-type="float" office:value="0.00497222598563873" calcext:value-type="float">
            <text:p>0.00497222598563873</text:p>
          </table:table-cell>
          <table:table-cell office:value-type="float" office:value="0.00417287630402374" calcext:value-type="float">
            <text:p>0.004172876304023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162958948651943" calcext:value-type="float">
            <text:p>-0.0162958948651943</text:p>
          </table:table-cell>
          <table:table-cell office:value-type="float" office:value="-0.00178295623899194" calcext:value-type="float">
            <text:p>-0.00178295623899194</text:p>
          </table:table-cell>
          <table:table-cell office:value-type="float" office:value="-0.00261482183985906" calcext:value-type="float">
            <text:p>-0.00261482183985906</text:p>
          </table:table-cell>
          <table:table-cell office:value-type="float" office:value="0.00564557648015174" calcext:value-type="float">
            <text:p>0.00564557648015174</text:p>
          </table:table-cell>
          <table:table-cell office:value-type="float" office:value="0.00216095380029802" calcext:value-type="float">
            <text:p>0.00216095380029802</text:p>
          </table:table-cell>
          <table:table-cell office:value-type="float" office:value="0.000831865600867121" calcext:value-type="float">
            <text:p>0.000831865600867121</text:p>
          </table:table-cell>
          <table:table-cell office:value-type="float" office:value="0.002641918439236" calcext:value-type="float">
            <text:p>0.002641918439236</text:p>
          </table:table-cell>
          <table:table-cell office:value-type="float" office:value="-0.000302127083051107" calcext:value-type="float">
            <text:p>-0.000302127083051107</text:p>
          </table:table-cell>
          <table:table-cell office:value-type="float" office:value="0.00563067335049461" calcext:value-type="float">
            <text:p>0.00563067335049461</text:p>
          </table:table-cell>
          <table:table-cell office:value-type="float" office:value="-0.00659124779840126" calcext:value-type="float">
            <text:p>-0.00659124779840126</text:p>
          </table:table-cell>
          <table:table-cell office:value-type="float" office:value="0.00939574583389791" calcext:value-type="float">
            <text:p>0.00939574583389791</text:p>
          </table:table-cell>
          <table:table-cell office:value-type="float" office:value="0.00876574989838774" calcext:value-type="float">
            <text:p>0.00876574989838774</text:p>
          </table:table-cell>
          <table:table-cell office:value-type="float" office:value="0.000994445197127769" calcext:value-type="float">
            <text:p>0.000994445197127769</text:p>
          </table:table-cell>
          <table:table-cell office:value-type="float" office:value="-0.00410919929548836" calcext:value-type="float">
            <text:p>-0.00410919929548836</text:p>
          </table:table-cell>
          <table:table-cell office:value-type="float" office:value="0.00413494106489642" calcext:value-type="float">
            <text:p>0.00413494106489642</text:p>
          </table:table-cell>
          <table:table-cell office:value-type="float" office:value="0.00644763582170438" calcext:value-type="float">
            <text:p>0.00644763582170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102843315184513" calcext:value-type="float">
            <text:p>0.0102843315184513</text:p>
          </table:table-cell>
          <table:table-cell office:value-type="float" office:value="0.0000604960677555999" calcext:value-type="float">
            <text:p>0.0000604960677555999</text:p>
          </table:table-cell>
          <table:table-cell office:value-type="float" office:value="0.015426497277677" calcext:value-type="float">
            <text:p>0.015426497277677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0.00686630369026009" calcext:value-type="float">
            <text:p>0.00686630369026009</text:p>
          </table:table-cell>
          <table:table-cell office:value-type="float" office:value="-0.0002419842710224" calcext:value-type="float">
            <text:p>-0.0002419842710224</text:p>
          </table:table-cell>
          <table:table-cell office:value-type="float" office:value="-0.00692679975801569" calcext:value-type="float">
            <text:p>-0.00692679975801569</text:p>
          </table:table-cell>
          <table:table-cell office:value-type="float" office:value="0.0102843315184513" calcext:value-type="float">
            <text:p>0.0102843315184513</text:p>
          </table:table-cell>
          <table:table-cell office:value-type="float" office:value="-0.0104355716878403" calcext:value-type="float">
            <text:p>-0.0104355716878403</text:p>
          </table:table-cell>
          <table:table-cell office:value-type="float" office:value="-0.00353901996370232" calcext:value-type="float">
            <text:p>-0.00353901996370232</text:p>
          </table:table-cell>
          <table:table-cell office:value-type="float" office:value="0.0207199032062916" calcext:value-type="float">
            <text:p>0.0207199032062916</text:p>
          </table:table-cell>
          <table:table-cell office:value-type="float" office:value="-0.0000907441016334554" calcext:value-type="float">
            <text:p>-9.07441016334554E-05</text:p>
          </table:table-cell>
          <table:table-cell office:value-type="float" office:value="0.00341802782819112" calcext:value-type="float">
            <text:p>0.00341802782819112</text:p>
          </table:table-cell>
          <table:table-cell office:value-type="float" office:value="-0.00865093768905023" calcext:value-type="float">
            <text:p>-0.00865093768905023</text:p>
          </table:table-cell>
          <table:table-cell office:value-type="float" office:value="0.0190260133091349" calcext:value-type="float">
            <text:p>0.0190260133091349</text:p>
          </table:table-cell>
          <table:table-cell office:value-type="float" office:value="-0.00698729582577129" calcext:value-type="float">
            <text:p>-0.00698729582577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0689655172413806" calcext:value-type="float">
            <text:p>0.00689655172413806</text:p>
          </table:table-cell>
          <table:table-cell office:value-type="float" office:value="-0.0137628554143979" calcext:value-type="float">
            <text:p>-0.0137628554143979</text:p>
          </table:table-cell>
          <table:table-cell office:value-type="float" office:value="0.0172413793103449" calcext:value-type="float">
            <text:p>0.0172413793103449</text:p>
          </table:table-cell>
          <table:table-cell office:value-type="float" office:value="-0.00347852389594661" calcext:value-type="float">
            <text:p>-0.00347852389594661</text:p>
          </table:table-cell>
          <table:table-cell office:value-type="float" office:value="0.0120387174833637" calcext:value-type="float">
            <text:p>0.0120387174833637</text:p>
          </table:table-cell>
          <table:table-cell office:value-type="float" office:value="-0.00353901996370232" calcext:value-type="float">
            <text:p>-0.00353901996370232</text:p>
          </table:table-cell>
          <table:table-cell office:value-type="float" office:value="0.00517241379310351" calcext:value-type="float">
            <text:p>0.00517241379310351</text:p>
          </table:table-cell>
          <table:table-cell office:value-type="float" office:value="0.00683605565638235" calcext:value-type="float">
            <text:p>0.00683605565638235</text:p>
          </table:table-cell>
          <table:table-cell office:value-type="float" office:value="-0.00874168179068358" calcext:value-type="float">
            <text:p>-0.00874168179068358</text:p>
          </table:table-cell>
          <table:table-cell office:value-type="float" office:value="0.00344827586206908" calcext:value-type="float">
            <text:p>0.00344827586206908</text:p>
          </table:table-cell>
          <table:table-cell office:value-type="float" office:value="0.00335753176043563" calcext:value-type="float">
            <text:p>0.00335753176043563</text:p>
          </table:table-cell>
          <table:table-cell office:value-type="float" office:value="-0.00689655172413783" calcext:value-type="float">
            <text:p>-0.00689655172413783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0.0154869933454326" calcext:value-type="float">
            <text:p>0.0154869933454326</text:p>
          </table:table-cell>
          <table:table-cell office:value-type="float" office:value="-0.00871143375680572" calcext:value-type="float">
            <text:p>-0.00871143375680572</text:p>
          </table:table-cell>
          <table:table-cell office:value-type="float" office:value="-0.00347852389594661" calcext:value-type="float">
            <text:p>-0.00347852389594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189050211736237" calcext:value-type="float">
            <text:p>0.0189050211736237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207501512401694" calcext:value-type="float">
            <text:p>0.0207501512401694</text:p>
          </table:table-cell>
          <table:table-cell office:value-type="float" office:value="0.0120387174833636" calcext:value-type="float">
            <text:p>0.0120387174833636</text:p>
          </table:table-cell>
          <table:table-cell office:value-type="float" office:value="0.00865093768905023" calcext:value-type="float">
            <text:p>0.00865093768905023</text:p>
          </table:table-cell>
          <table:table-cell office:value-type="float" office:value="0.0103145795523292" calcext:value-type="float">
            <text:p>0.0103145795523292</text:p>
          </table:table-cell>
          <table:table-cell office:value-type="float" office:value="0.00859044162129463" calcext:value-type="float">
            <text:p>0.00859044162129463</text:p>
          </table:table-cell>
          <table:table-cell office:value-type="float" office:value="0.013762855414398" calcext:value-type="float">
            <text:p>0.013762855414398</text:p>
          </table:table-cell>
          <table:table-cell office:value-type="float" office:value="0.00338777979431337" calcext:value-type="float">
            <text:p>0.00338777979431337</text:p>
          </table:table-cell>
          <table:table-cell office:value-type="float" office:value="0.0154567453115548" calcext:value-type="float">
            <text:p>0.0154567453115548</text:p>
          </table:table-cell>
          <table:table-cell office:value-type="float" office:value="0.0223835450695705" calcext:value-type="float">
            <text:p>0.0223835450695705</text:p>
          </table:table-cell>
          <table:table-cell office:value-type="float" office:value="0.0155474894131882" calcext:value-type="float">
            <text:p>0.0155474894131882</text:p>
          </table:table-cell>
          <table:table-cell table:number-columns-repeated="2" office:value-type="float" office:value="0.0121294615849969" calcext:value-type="float">
            <text:p>0.0121294615849969</text:p>
          </table:table-cell>
          <table:table-cell office:value-type="float" office:value="0.0051119177253478" calcext:value-type="float">
            <text:p>0.0051119177253478</text:p>
          </table:table-cell>
          <table:table-cell office:value-type="float" office:value="0.0120689655172415" calcext:value-type="float">
            <text:p>0.01206896551724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206291591046581" calcext:value-type="float">
            <text:p>0.0206291591046581</text:p>
          </table:table-cell>
          <table:table-cell office:value-type="float" office:value="-0.00511191772534791" calcext:value-type="float">
            <text:p>-0.00511191772534791</text:p>
          </table:table-cell>
          <table:table-cell office:value-type="float" office:value="0.00865093768905012" calcext:value-type="float">
            <text:p>0.00865093768905012</text:p>
          </table:table-cell>
          <table:table-cell office:value-type="float" office:value="0.00338777979431326" calcext:value-type="float">
            <text:p>0.00338777979431326</text:p>
          </table:table-cell>
          <table:table-cell office:value-type="float" office:value="0.00514216575922555" calcext:value-type="float">
            <text:p>0.00514216575922555</text:p>
          </table:table-cell>
          <table:table-cell office:value-type="float" office:value="0.0137931034482758" calcext:value-type="float">
            <text:p>0.0137931034482758</text:p>
          </table:table-cell>
          <table:table-cell office:value-type="float" office:value="0.015547489413188" calcext:value-type="float">
            <text:p>0.015547489413188</text:p>
          </table:table-cell>
          <table:table-cell office:value-type="float" office:value="0.0119782214156079" calcext:value-type="float">
            <text:p>0.0119782214156079</text:p>
          </table:table-cell>
          <table:table-cell office:value-type="float" office:value="0.00856019358741678" calcext:value-type="float">
            <text:p>0.00856019358741678</text:p>
          </table:table-cell>
          <table:table-cell office:value-type="float" office:value="0.0120084694494857" calcext:value-type="float">
            <text:p>0.0120084694494857</text:p>
          </table:table-cell>
          <table:table-cell office:value-type="float" office:value="0.0207199032062915" calcext:value-type="float">
            <text:p>0.0207199032062915</text:p>
          </table:table-cell>
          <table:table-cell office:value-type="float" office:value="0.018995765275257" calcext:value-type="float">
            <text:p>0.018995765275257</text:p>
          </table:table-cell>
          <table:table-cell office:value-type="float" office:value="0.00344827586206886" calcext:value-type="float">
            <text:p>0.00344827586206886</text:p>
          </table:table-cell>
          <table:table-cell office:value-type="float" office:value="0.00514216575922555" calcext:value-type="float">
            <text:p>0.00514216575922555</text:p>
          </table:table-cell>
          <table:table-cell office:value-type="float" office:value="0.00852994555353892" calcext:value-type="float">
            <text:p>0.00852994555353892</text:p>
          </table:table-cell>
          <table:table-cell office:value-type="float" office:value="0.00517241379310329" calcext:value-type="float">
            <text:p>0.005172413793103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258015728977616" calcext:value-type="float">
            <text:p>0.0258015728977616</text:p>
          </table:table-cell>
          <table:table-cell table:number-columns-repeated="2" office:value-type="float" office:value="0.00514216575922566" calcext:value-type="float">
            <text:p>0.00514216575922566</text:p>
          </table:table-cell>
          <table:table-cell office:value-type="float" office:value="0.0103448275862068" calcext:value-type="float">
            <text:p>0.0103448275862068</text:p>
          </table:table-cell>
          <table:table-cell office:value-type="float" office:value="0.0120387174833635" calcext:value-type="float">
            <text:p>0.0120387174833635</text:p>
          </table:table-cell>
          <table:table-cell office:value-type="float" office:value="0.00341802782819112" calcext:value-type="float">
            <text:p>0.00341802782819112</text:p>
          </table:table-cell>
          <table:table-cell office:value-type="float" office:value="0.0207199032062916" calcext:value-type="float">
            <text:p>0.0207199032062916</text:p>
          </table:table-cell>
          <table:table-cell office:value-type="float" office:value="0.0102843315184513" calcext:value-type="float">
            <text:p>0.0102843315184513</text:p>
          </table:table-cell>
          <table:table-cell office:value-type="float" office:value="0.0154567453115547" calcext:value-type="float">
            <text:p>0.0154567453115547</text:p>
          </table:table-cell>
          <table:table-cell table:number-columns-repeated="2" office:value-type="float" office:value="0.0120387174833635" calcext:value-type="float">
            <text:p>0.0120387174833635</text:p>
          </table:table-cell>
          <table:table-cell office:value-type="float" office:value="0.0103145795523291" calcext:value-type="float">
            <text:p>0.0103145795523291</text:p>
          </table:table-cell>
          <table:table-cell office:value-type="float" office:value="0.00169388989715669" calcext:value-type="float">
            <text:p>0.00169388989715669</text:p>
          </table:table-cell>
          <table:table-cell office:value-type="float" office:value="0.0172413793103449" calcext:value-type="float">
            <text:p>0.0172413793103449</text:p>
          </table:table-cell>
          <table:table-cell office:value-type="float" office:value="0.0137326073805203" calcext:value-type="float">
            <text:p>0.0137326073805203</text:p>
          </table:table-cell>
          <table:table-cell office:value-type="float" office:value="-0.00178463399879014" calcext:value-type="float">
            <text:p>-0.001784633998790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165033272837266" calcext:value-type="float">
            <text:p>0.0165033272837266</text:p>
          </table:table-cell>
          <table:table-cell office:value-type="float" office:value="-0.00238354506957039" calcext:value-type="float">
            <text:p>-0.00238354506957039</text:p>
          </table:table-cell>
          <table:table-cell office:value-type="float" office:value="0.0134422262552935" calcext:value-type="float">
            <text:p>0.0134422262552935</text:p>
          </table:table-cell>
          <table:table-cell office:value-type="float" office:value="0.00549909255898373" calcext:value-type="float">
            <text:p>0.00549909255898373</text:p>
          </table:table-cell>
          <table:table-cell office:value-type="float" office:value="0.0089473684210527" calcext:value-type="float">
            <text:p>0.0089473684210527</text:p>
          </table:table-cell>
          <table:table-cell office:value-type="float" office:value="0.00474894131881432" calcext:value-type="float">
            <text:p>0.00474894131881432</text:p>
          </table:table-cell>
          <table:table-cell office:value-type="float" office:value="0.00862068965517249" calcext:value-type="float">
            <text:p>0.00862068965517249</text:p>
          </table:table-cell>
          <table:table-cell office:value-type="float" office:value="0.0106291591046582" calcext:value-type="float">
            <text:p>0.0106291591046582</text:p>
          </table:table-cell>
          <table:table-cell office:value-type="float" office:value="0.00164549304295225" calcext:value-type="float">
            <text:p>0.00164549304295225</text:p>
          </table:table-cell>
          <table:table-cell office:value-type="float" office:value="0.00788263762855423" calcext:value-type="float">
            <text:p>0.00788263762855423</text:p>
          </table:table-cell>
          <table:table-cell office:value-type="float" office:value="0.0158439201451905" calcext:value-type="float">
            <text:p>0.0158439201451905</text:p>
          </table:table-cell>
          <table:table-cell office:value-type="float" office:value="0.0075741076830006" calcext:value-type="float">
            <text:p>0.0075741076830006</text:p>
          </table:table-cell>
          <table:table-cell office:value-type="float" office:value="0.00517846339987904" calcext:value-type="float">
            <text:p>0.00517846339987904</text:p>
          </table:table-cell>
          <table:table-cell office:value-type="float" office:value="0.00826981246219005" calcext:value-type="float">
            <text:p>0.00826981246219005</text:p>
          </table:table-cell>
          <table:table-cell office:value-type="float" office:value="0.00753781004234733" calcext:value-type="float">
            <text:p>0.00753781004234733</text:p>
          </table:table-cell>
          <table:table-cell office:value-type="float" office:value="0.000998185117967343" calcext:value-type="float">
            <text:p>0.000998185117967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00587301587301559" calcext:value-type="float">
            <text:p>0.00587301587301559</text:p>
          </table:table-cell>
          <table:table-cell office:value-type="float" office:value="0.0115079365079364" calcext:value-type="float">
            <text:p>0.0115079365079364</text:p>
          </table:table-cell>
          <table:table-cell office:value-type="float" office:value="0.0197619047619043" calcext:value-type="float">
            <text:p>0.0197619047619043</text:p>
          </table:table-cell>
          <table:table-cell office:value-type="float" office:value="0" calcext:value-type="float">
            <text:p>0</text:p>
          </table:table-cell>
          <table:table-cell office:value-type="float" office:value="0.0199206349206348" calcext:value-type="float">
            <text:p>0.0199206349206348</text:p>
          </table:table-cell>
          <table:table-cell office:value-type="float" office:value="-0.0000793650793652345" calcext:value-type="float">
            <text:p>-7.93650793652345E-05</text:p>
          </table:table-cell>
          <table:table-cell office:value-type="float" office:value="0.0142857142857141" calcext:value-type="float">
            <text:p>0.0142857142857141</text:p>
          </table:table-cell>
          <table:table-cell office:value-type="float" office:value="-0.0027777777777781" calcext:value-type="float">
            <text:p>-0.0027777777777781</text:p>
          </table:table-cell>
          <table:table-cell office:value-type="float" office:value="0.0114285714285711" calcext:value-type="float">
            <text:p>0.0114285714285711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00158730158729914" calcext:value-type="float">
            <text:p>0.000158730158729914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170634920634918" calcext:value-type="float">
            <text:p>0.0170634920634918</text:p>
          </table:table-cell>
          <table:table-cell office:value-type="float" office:value="0.0199206349206348" calcext:value-type="float">
            <text:p>0.0199206349206348</text:p>
          </table:table-cell>
          <table:table-cell office:value-type="float" office:value="0.0000793650793647904" calcext:value-type="float">
            <text:p>7.93650793647904E-05</text:p>
          </table:table-cell>
          <table:table-cell office:value-type="float" office:value="0.00285714285714278" calcext:value-type="float">
            <text:p>0.002857142857142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141269841269842" calcext:value-type="float">
            <text:p>0.0141269841269842</text:p>
          </table:table-cell>
          <table:table-cell office:value-type="float" office:value="0.00857142857142867" calcext:value-type="float">
            <text:p>0.00857142857142867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269841269841264" calcext:value-type="float">
            <text:p>0.00269841269841264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142857142857141" calcext:value-type="float">
            <text:p>-0.01428571428571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" calcext:value-type="float">
            <text:p>0</text:p>
          </table:table-cell>
          <table:table-cell office:value-type="float" office:value="0.0141269841269842" calcext:value-type="float">
            <text:p>0.0141269841269842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63492063492077" calcext:value-type="float">
            <text:p>-0.00563492063492077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" calcext:value-type="float">
            <text:p>0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571428571428578" calcext:value-type="float">
            <text:p>-0.00571428571428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" calcext:value-type="float">
            <text:p>0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0" calcext:value-type="float">
            <text:p>0</text:p>
          </table:table-cell>
          <table:table-cell office:value-type="float" office:value="-0.0143650793650794" calcext:value-type="float">
            <text:p>-0.0143650793650794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571428571428578" calcext:value-type="float">
            <text:p>-0.005714285714285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" calcext:value-type="float">
            <text:p>0</text:p>
          </table:table-cell>
          <table:table-cell office:value-type="float" office:value="0.00563492063492066" calcext:value-type="float">
            <text:p>0.00563492063492066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" calcext:value-type="float">
            <text:p>0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571428571428578" calcext:value-type="float">
            <text:p>-0.005714285714285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0000793650793650125" calcext:value-type="float">
            <text:p>7.93650793650125E-05</text:p>
          </table:table-cell>
          <table:table-cell office:value-type="float" office:value="0.00223809523809515" calcext:value-type="float">
            <text:p>0.00223809523809515</text:p>
          </table:table-cell>
          <table:table-cell office:value-type="float" office:value="0.00452380952380949" calcext:value-type="float">
            <text:p>0.00452380952380949</text:p>
          </table:table-cell>
          <table:table-cell office:value-type="float" office:value="0.00733333333333341" calcext:value-type="float">
            <text:p>0.00733333333333341</text:p>
          </table:table-cell>
          <table:table-cell office:value-type="float" office:value="0.00398412698412687" calcext:value-type="float">
            <text:p>0.00398412698412687</text:p>
          </table:table-cell>
          <table:table-cell office:value-type="float" office:value="-0.00350793650793657" calcext:value-type="float">
            <text:p>-0.00350793650793657</text:p>
          </table:table-cell>
          <table:table-cell office:value-type="float" office:value="0.00168253968253962" calcext:value-type="float">
            <text:p>0.00168253968253962</text:p>
          </table:table-cell>
          <table:table-cell office:value-type="float" office:value="-0.00176190476190496" calcext:value-type="float">
            <text:p>-0.00176190476190496</text:p>
          </table:table-cell>
          <table:table-cell office:value-type="float" office:value="0.00117460317460327" calcext:value-type="float">
            <text:p>0.00117460317460327</text:p>
          </table:table-cell>
          <table:table-cell office:value-type="float" office:value="-0.00295238095238104" calcext:value-type="float">
            <text:p>-0.00295238095238104</text:p>
          </table:table-cell>
          <table:table-cell office:value-type="float" office:value="-0.00226984126984142" calcext:value-type="float">
            <text:p>-0.00226984126984142</text:p>
          </table:table-cell>
          <table:table-cell office:value-type="float" office:value="-0.00463492063492066" calcext:value-type="float">
            <text:p>-0.00463492063492066</text:p>
          </table:table-cell>
          <table:table-cell office:value-type="float" office:value="0.00225396825396817" calcext:value-type="float">
            <text:p>0.00225396825396817</text:p>
          </table:table-cell>
          <table:table-cell office:value-type="float" office:value="-0.00465079365079357" calcext:value-type="float">
            <text:p>-0.00465079365079357</text:p>
          </table:table-cell>
          <table:table-cell office:value-type="float" office:value="-0.0000476190476191851" calcext:value-type="float">
            <text:p>-4.76190476191851E-05</text:p>
          </table:table-cell>
          <table:table-cell office:value-type="float" office:value="-0.00571428571428567" calcext:value-type="float">
            <text:p>-0.00571428571428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349397590361444" calcext:value-type="float">
            <text:p>0.0349397590361444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0963855421686743" calcext:value-type="float">
            <text:p>0.00963855421686743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277108433734939" calcext:value-type="float">
            <text:p>0.0277108433734939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108433734939759" calcext:value-type="float">
            <text:p>0.01084337349397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0602409638554224" calcext:value-type="float">
            <text:p>0.00602409638554224</text:p>
          </table:table-cell>
          <table:table-cell office:value-type="float" office:value="0.0132530120481928" calcext:value-type="float">
            <text:p>0.0132530120481928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40963855421688" calcext:value-type="float">
            <text:p>0.0240963855421688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68674698795182" calcext:value-type="float">
            <text:p>0.0168674698795182</text:p>
          </table:table-cell>
          <table:table-cell office:value-type="float" office:value="0.0072289156626506" calcext:value-type="float">
            <text:p>0.0072289156626506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28915662650603" calcext:value-type="float">
            <text:p>0.0228915662650603</text:p>
          </table:table-cell>
          <table:table-cell office:value-type="float" office:value="0.0036144578313253" calcext:value-type="float">
            <text:p>0.0036144578313253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0481927710843377" calcext:value-type="float">
            <text:p>0.004819277108433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277108433734939" calcext:value-type="float">
            <text:p>0.0277108433734939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0843373493975896" calcext:value-type="float">
            <text:p>0.00843373493975896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04819277108433" calcext:value-type="float">
            <text:p>0.0204819277108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0963855421686755" calcext:value-type="float">
            <text:p>0.00963855421686755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89156626506025" calcext:value-type="float">
            <text:p>0.0289156626506025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0963855421686755" calcext:value-type="float">
            <text:p>0.00963855421686755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132530120481928" calcext:value-type="float">
            <text:p>0.0132530120481928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0963855421686755" calcext:value-type="float">
            <text:p>0.00963855421686755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0481927710843377" calcext:value-type="float">
            <text:p>0.00481927710843377</text:p>
          </table:table-cell>
          <table:table-cell office:value-type="float" office:value="0.0156626506024097" calcext:value-type="float">
            <text:p>0.01566265060240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0843373493975896" calcext:value-type="float">
            <text:p>0.00843373493975896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072289156626506" calcext:value-type="float">
            <text:p>0.0072289156626506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0963855421686743" calcext:value-type="float">
            <text:p>0.00963855421686743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0843373493975896" calcext:value-type="float">
            <text:p>0.00843373493975896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072289156626506" calcext:value-type="float">
            <text:p>0.0072289156626506</text:p>
          </table:table-cell>
          <table:table-cell office:value-type="float" office:value="0.0192771084337349" calcext:value-type="float">
            <text:p>0.01927710843373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office:value-type="float" office:value="0.0175903614457831" calcext:value-type="float">
            <text:p>0.0175903614457831</text:p>
          </table:table-cell>
          <table:table-cell office:value-type="float" office:value="0.0115662650602409" calcext:value-type="float">
            <text:p>0.0115662650602409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86746987951807" calcext:value-type="float">
            <text:p>0.0286746987951807</text:p>
          </table:table-cell>
          <table:table-cell office:value-type="float" office:value="0.0154216867469879" calcext:value-type="float">
            <text:p>0.0154216867469879</text:p>
          </table:table-cell>
          <table:table-cell office:value-type="float" office:value="0.0267469879518072" calcext:value-type="float">
            <text:p>0.0267469879518072</text:p>
          </table:table-cell>
          <table:table-cell office:value-type="float" office:value="0.0149397590361445" calcext:value-type="float">
            <text:p>0.0149397590361445</text:p>
          </table:table-cell>
          <table:table-cell office:value-type="float" office:value="0.0183132530120482" calcext:value-type="float">
            <text:p>0.0183132530120482</text:p>
          </table:table-cell>
          <table:table-cell office:value-type="float" office:value="0.00987951807228915" calcext:value-type="float">
            <text:p>0.00987951807228915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221686746987951" calcext:value-type="float">
            <text:p>0.0221686746987951</text:p>
          </table:table-cell>
          <table:table-cell office:value-type="float" office:value="0.00867469879518068" calcext:value-type="float">
            <text:p>0.00867469879518068</text:p>
          </table:table-cell>
          <table:table-cell office:value-type="float" office:value="0.0149397590361445" calcext:value-type="float">
            <text:p>0.0149397590361445</text:p>
          </table:table-cell>
          <table:table-cell office:value-type="float" office:value="0.0125301204819277" calcext:value-type="float">
            <text:p>0.0125301204819277</text:p>
          </table:table-cell>
          <table:table-cell office:value-type="float" office:value="0.0142168674698795" calcext:value-type="float">
            <text:p>0.0142168674698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-0.0112850003423015" calcext:value-type="float">
            <text:p>-0.0112850003423015</text:p>
          </table:table-cell>
          <table:table-cell office:value-type="float" office:value="-0.0140668857397137" calcext:value-type="float">
            <text:p>-0.0140668857397137</text:p>
          </table:table-cell>
          <table:table-cell office:value-type="float" office:value="-0.00499828849181894" calcext:value-type="float">
            <text:p>-0.00499828849181894</text:p>
          </table:table-cell>
          <table:table-cell office:value-type="float" office:value="-0.00869719997261564" calcext:value-type="float">
            <text:p>-0.00869719997261564</text:p>
          </table:table-cell>
          <table:table-cell office:value-type="float" office:value="-0.00240466899431757" calcext:value-type="float">
            <text:p>-0.00240466899431757</text:p>
          </table:table-cell>
          <table:table-cell office:value-type="float" office:value="-0.00332819880879021" calcext:value-type="float">
            <text:p>-0.00332819880879021</text:p>
          </table:table-cell>
          <table:table-cell office:value-type="float" office:value="-0.00110837269802155" calcext:value-type="float">
            <text:p>-0.00110837269802155</text:p>
          </table:table-cell>
          <table:table-cell office:value-type="float" office:value="-0.0051776545491885" calcext:value-type="float">
            <text:p>-0.0051776545491885</text:p>
          </table:table-cell>
          <table:table-cell office:value-type="float" office:value="0.00203874854521824" calcext:value-type="float">
            <text:p>0.00203874854521824</text:p>
          </table:table-cell>
          <table:table-cell office:value-type="float" office:value="-0.00795782843841986" calcext:value-type="float">
            <text:p>-0.00795782843841986</text:p>
          </table:table-cell>
          <table:table-cell office:value-type="float" office:value="0.00111042650783888" calcext:value-type="float">
            <text:p>0.00111042650783888</text:p>
          </table:table-cell>
          <table:table-cell office:value-type="float" office:value="-0.0064729239405763" calcext:value-type="float">
            <text:p>-0.0064729239405763</text:p>
          </table:table-cell>
          <table:table-cell office:value-type="float" office:value="0.00333264873006123" calcext:value-type="float">
            <text:p>0.00333264873006123</text:p>
          </table:table-cell>
          <table:table-cell office:value-type="float" office:value="-0.00555281714246592" calcext:value-type="float">
            <text:p>-0.00555281714246592</text:p>
          </table:table-cell>
          <table:table-cell office:value-type="float" office:value="-0.00129492708975132" calcext:value-type="float">
            <text:p>-0.00129492708975132</text:p>
          </table:table-cell>
          <table:table-cell office:value-type="float" office:value="-0.00184774423221734" calcext:value-type="float">
            <text:p>-0.001847744232217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-0.0105446019031972" calcext:value-type="float">
            <text:p>-0.0105446019031972</text:p>
          </table:table-cell>
          <table:table-cell office:value-type="float" office:value="-0.0146217566919969" calcext:value-type="float">
            <text:p>-0.0146217566919969</text:p>
          </table:table-cell>
          <table:table-cell office:value-type="float" office:value="-0.00351441089888393" calcext:value-type="float">
            <text:p>-0.00351441089888393</text:p>
          </table:table-cell>
          <table:table-cell office:value-type="float" office:value="-0.00684158280276581" calcext:value-type="float">
            <text:p>-0.00684158280276581</text:p>
          </table:table-cell>
          <table:table-cell office:value-type="float" office:value="-0.00185048264530718" calcext:value-type="float">
            <text:p>-0.00185048264530718</text:p>
          </table:table-cell>
          <table:table-cell office:value-type="float" office:value="-0.0027740124597796" calcext:value-type="float">
            <text:p>-0.0027740124597796</text:p>
          </table:table-cell>
          <table:table-cell office:value-type="float" office:value="0.000741425344013225" calcext:value-type="float">
            <text:p>0.000741425344013225</text:p>
          </table:table-cell>
          <table:table-cell office:value-type="float" office:value="-0.00110837269802155" calcext:value-type="float">
            <text:p>-0.00110837269802155</text:p>
          </table:table-cell>
          <table:table-cell office:value-type="float" office:value="0.00277983158759487" calcext:value-type="float">
            <text:p>0.00277983158759487</text:p>
          </table:table-cell>
          <table:table-cell office:value-type="float" office:value="-0.00203635243376477" calcext:value-type="float">
            <text:p>-0.00203635243376477</text:p>
          </table:table-cell>
          <table:table-cell office:value-type="float" office:value="-0.000555897857191789" calcext:value-type="float">
            <text:p>-0.000555897857191789</text:p>
          </table:table-cell>
          <table:table-cell office:value-type="float" office:value="-0.00388478126925462" calcext:value-type="float">
            <text:p>-0.00388478126925462</text:p>
          </table:table-cell>
          <table:table-cell office:value-type="float" office:value="0.000556582460463972" calcext:value-type="float">
            <text:p>0.000556582460463972</text:p>
          </table:table-cell>
          <table:table-cell office:value-type="float" office:value="-0.00296090915314573" calcext:value-type="float">
            <text:p>-0.00296090915314573</text:p>
          </table:table-cell>
          <table:table-cell office:value-type="float" office:value="-0.00000205380981721515" calcext:value-type="float">
            <text:p>-2.05380981721515E-06</text:p>
          </table:table-cell>
          <table:table-cell office:value-type="float" office:value="-0.00147874306839202" calcext:value-type="float">
            <text:p>-0.00147874306839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-0.0136917231464366" calcext:value-type="float">
            <text:p>-0.0136917231464366</text:p>
          </table:table-cell>
          <table:table-cell office:value-type="float" office:value="-0.012215033887862" calcext:value-type="float">
            <text:p>-0.012215033887862</text:p>
          </table:table-cell>
          <table:table-cell office:value-type="float" office:value="-0.00221982611076887" calcext:value-type="float">
            <text:p>-0.00221982611076887</text:p>
          </table:table-cell>
          <table:table-cell office:value-type="float" office:value="-0.00610186896693365" calcext:value-type="float">
            <text:p>-0.00610186896693365</text:p>
          </table:table-cell>
          <table:table-cell office:value-type="float" office:value="-0.000924556719381298" calcext:value-type="float">
            <text:p>-0.000924556719381298</text:p>
          </table:table-cell>
          <table:table-cell office:value-type="float" office:value="-0.002958170740056" calcext:value-type="float">
            <text:p>-0.002958170740056</text:p>
          </table:table-cell>
          <table:table-cell office:value-type="float" office:value="-0.000738686930923271" calcext:value-type="float">
            <text:p>-0.000738686930923271</text:p>
          </table:table-cell>
          <table:table-cell office:value-type="float" office:value="-0.002958170740056" calcext:value-type="float">
            <text:p>-0.002958170740056</text:p>
          </table:table-cell>
          <table:table-cell office:value-type="float" office:value="0.00240911891558837" calcext:value-type="float">
            <text:p>0.00240911891558837</text:p>
          </table:table-cell>
          <table:table-cell office:value-type="float" office:value="-0.00277367015814323" calcext:value-type="float">
            <text:p>-0.00277367015814323</text:p>
          </table:table-cell>
          <table:table-cell office:value-type="float" office:value="0.000556240158827936" calcext:value-type="float">
            <text:p>0.000556240158827936</text:p>
          </table:table-cell>
          <table:table-cell office:value-type="float" office:value="-0.00221845690422406" calcext:value-type="float">
            <text:p>-0.00221845690422406</text:p>
          </table:table-cell>
          <table:table-cell office:value-type="float" office:value="-0.00110905730129407" calcext:value-type="float">
            <text:p>-0.00110905730129407</text:p>
          </table:table-cell>
          <table:table-cell office:value-type="float" office:value="-0.000923187512836043" calcext:value-type="float">
            <text:p>-0.000923187512836043</text:p>
          </table:table-cell>
          <table:table-cell office:value-type="float" office:value="0.00222324912713079" calcext:value-type="float">
            <text:p>0.00222324912713079</text:p>
          </table:table-cell>
          <table:table-cell office:value-type="float" office:value="-0.000735606216197615" calcext:value-type="float">
            <text:p>-0.000735606216197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-0.0116567399192168" calcext:value-type="float">
            <text:p>-0.0116567399192168</text:p>
          </table:table-cell>
          <table:table-cell office:value-type="float" office:value="-0.0133264873006091" calcext:value-type="float">
            <text:p>-0.0133264873006091</text:p>
          </table:table-cell>
          <table:table-cell office:value-type="float" office:value="-0.00370164989388644" calcext:value-type="float">
            <text:p>-0.00370164989388644</text:p>
          </table:table-cell>
          <table:table-cell office:value-type="float" office:value="-0.00869377695625362" calcext:value-type="float">
            <text:p>-0.00869377695625362</text:p>
          </table:table-cell>
          <table:table-cell office:value-type="float" office:value="-0.00277572396796033" calcext:value-type="float">
            <text:p>-0.00277572396796033</text:p>
          </table:table-cell>
          <table:table-cell office:value-type="float" office:value="-0.00258985417950275" calcext:value-type="float">
            <text:p>-0.00258985417950275</text:p>
          </table:table-cell>
          <table:table-cell office:value-type="float" office:value="-0.00037071267200639" calcext:value-type="float">
            <text:p>-0.00037071267200639</text:p>
          </table:table-cell>
          <table:table-cell office:value-type="float" office:value="-0.00240124597795555" calcext:value-type="float">
            <text:p>-0.00240124597795555</text:p>
          </table:table-cell>
          <table:table-cell office:value-type="float" office:value="0.00111145341274721" calcext:value-type="float">
            <text:p>0.00111145341274721</text:p>
          </table:table-cell>
          <table:table-cell office:value-type="float" office:value="-0.00369959608406922" calcext:value-type="float">
            <text:p>-0.00369959608406922</text:p>
          </table:table-cell>
          <table:table-cell office:value-type="float" office:value="-0.000371054973642759" calcext:value-type="float">
            <text:p>-0.000371054973642759</text:p>
          </table:table-cell>
          <table:table-cell office:value-type="float" office:value="-0.001848771137126" calcext:value-type="float">
            <text:p>-0.001848771137126</text:p>
          </table:table-cell>
          <table:table-cell office:value-type="float" office:value="-0.0011107688094748" calcext:value-type="float">
            <text:p>-0.0011107688094748</text:p>
          </table:table-cell>
          <table:table-cell office:value-type="float" office:value="-0.00222051071404117" calcext:value-type="float">
            <text:p>-0.00222051071404117</text:p>
          </table:table-cell>
          <table:table-cell office:value-type="float" office:value="0.00110939960293022" calcext:value-type="float">
            <text:p>0.00110939960293022</text:p>
          </table:table-cell>
          <table:table-cell office:value-type="float" office:value="-0.000738686930923604" calcext:value-type="float">
            <text:p>-0.0007386869309236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-0.0133220373793387" calcext:value-type="float">
            <text:p>-0.0133220373793387</text:p>
          </table:table-cell>
          <table:table-cell office:value-type="float" office:value="-0.00999520777709317" calcext:value-type="float">
            <text:p>-0.00999520777709317</text:p>
          </table:table-cell>
          <table:table-cell office:value-type="float" office:value="-0.00332956801533524" calcext:value-type="float">
            <text:p>-0.00332956801533524</text:p>
          </table:table-cell>
          <table:table-cell office:value-type="float" office:value="-0.00887690833162202" calcext:value-type="float">
            <text:p>-0.00887690833162202</text:p>
          </table:table-cell>
          <table:table-cell office:value-type="float" office:value="-0.00129492708975165" calcext:value-type="float">
            <text:p>-0.00129492708975165</text:p>
          </table:table-cell>
          <table:table-cell office:value-type="float" office:value="-0.00499418087218462" calcext:value-type="float">
            <text:p>-0.00499418087218462</text:p>
          </table:table-cell>
          <table:table-cell office:value-type="float" office:value="-0.000737660026015052" calcext:value-type="float">
            <text:p>-0.000737660026015052</text:p>
          </table:table-cell>
          <table:table-cell office:value-type="float" office:value="-0.00295645923187526" calcext:value-type="float">
            <text:p>-0.00295645923187526</text:p>
          </table:table-cell>
          <table:table-cell office:value-type="float" office:value="0.00074210994728563" calcext:value-type="float">
            <text:p>0.00074210994728563</text:p>
          </table:table-cell>
          <table:table-cell office:value-type="float" office:value="-0.00295851304169237" calcext:value-type="float">
            <text:p>-0.00295851304169237</text:p>
          </table:table-cell>
          <table:table-cell office:value-type="float" office:value="-0.00147908537002805" calcext:value-type="float">
            <text:p>-0.00147908537002805</text:p>
          </table:table-cell>
          <table:table-cell office:value-type="float" office:value="-0.000922845211200007" calcext:value-type="float">
            <text:p>-0.000922845211200007</text:p>
          </table:table-cell>
          <table:table-cell office:value-type="float" office:value="-0.00110803039638518" calcext:value-type="float">
            <text:p>-0.00110803039638518</text:p>
          </table:table-cell>
          <table:table-cell office:value-type="float" office:value="-0.00221914150749647" calcext:value-type="float">
            <text:p>-0.00221914150749647</text:p>
          </table:table-cell>
          <table:table-cell office:value-type="float" office:value="0.00074176764564915" calcext:value-type="float">
            <text:p>0.00074176764564915</text:p>
          </table:table-cell>
          <table:table-cell office:value-type="float" office:value="-0.00277230095159864" calcext:value-type="float">
            <text:p>-0.0027723009515986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office:value-type="float" office:value="-0.0121000205380981" calcext:value-type="float">
            <text:p>-0.0121000205380981</text:p>
          </table:table-cell>
          <table:table-cell office:value-type="float" office:value="-0.012845074279455" calcext:value-type="float">
            <text:p>-0.012845074279455</text:p>
          </table:table-cell>
          <table:table-cell office:value-type="float" office:value="-0.00355274868213862" calcext:value-type="float">
            <text:p>-0.00355274868213862</text:p>
          </table:table-cell>
          <table:table-cell office:value-type="float" office:value="-0.007842267406038" calcext:value-type="float">
            <text:p>-0.007842267406038</text:p>
          </table:table-cell>
          <table:table-cell office:value-type="float" office:value="-0.00185007188334363" calcext:value-type="float">
            <text:p>-0.00185007188334363</text:p>
          </table:table-cell>
          <table:table-cell office:value-type="float" office:value="-0.0033288834120625" calcext:value-type="float">
            <text:p>-0.0033288834120625</text:p>
          </table:table-cell>
          <table:table-cell office:value-type="float" office:value="-0.000442801396590586" calcext:value-type="float">
            <text:p>-0.000442801396590586</text:p>
          </table:table-cell>
          <table:table-cell office:value-type="float" office:value="-0.00292038063941924" calcext:value-type="float">
            <text:p>-0.00292038063941924</text:p>
          </table:table-cell>
          <table:table-cell office:value-type="float" office:value="0.00181625248168693" calcext:value-type="float">
            <text:p>0.00181625248168693</text:p>
          </table:table-cell>
          <table:table-cell office:value-type="float" office:value="-0.00388519203121795" calcext:value-type="float">
            <text:p>-0.00388519203121795</text:p>
          </table:table-cell>
          <table:table-cell office:value-type="float" office:value="-0.000147874306839046" calcext:value-type="float">
            <text:p>-0.000147874306839046</text:p>
          </table:table-cell>
          <table:table-cell office:value-type="float" office:value="-0.00306955569247613" calcext:value-type="float">
            <text:p>-0.00306955569247613</text:p>
          </table:table-cell>
          <table:table-cell office:value-type="float" office:value="0.000112274936674206" calcext:value-type="float">
            <text:p>0.000112274936674206</text:p>
          </table:table-cell>
          <table:table-cell office:value-type="float" office:value="-0.002775313205997" calcext:value-type="float">
            <text:p>-0.002775313205997</text:p>
          </table:table-cell>
          <table:table-cell office:value-type="float" office:value="0.000555487095228346" calcext:value-type="float">
            <text:p>0.000555487095228346</text:p>
          </table:table-cell>
          <table:table-cell office:value-type="float" office:value="-0.00151461627986571" calcext:value-type="float">
            <text:p>-0.00151461627986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-0.0169002050580999" calcext:value-type="float">
            <text:p>-0.0169002050580999</text:p>
          </table:table-cell>
          <table:table-cell office:value-type="float" office:value="0.00782638414217352" calcext:value-type="float">
            <text:p>0.00782638414217352</text:p>
          </table:table-cell>
          <table:table-cell office:value-type="float" office:value="0.0130553656869445" calcext:value-type="float">
            <text:p>0.0130553656869445</text:p>
          </table:table-cell>
          <table:table-cell office:value-type="float" office:value="0.0130382775119617" calcext:value-type="float">
            <text:p>0.0130382775119617</text:p>
          </table:table-cell>
          <table:table-cell office:value-type="float" office:value="0.0000170881749828045" calcext:value-type="float">
            <text:p>1.70881749828045E-05</text:p>
          </table:table-cell>
          <table:table-cell office:value-type="float" office:value="-0.00642515379357489" calcext:value-type="float">
            <text:p>-0.00642515379357489</text:p>
          </table:table-cell>
          <table:table-cell office:value-type="float" office:value="-0.00263157894736854" calcext:value-type="float">
            <text:p>-0.00263157894736854</text:p>
          </table:table-cell>
          <table:table-cell office:value-type="float" office:value="0.0131066302118933" calcext:value-type="float">
            <text:p>0.0131066302118933</text:p>
          </table:table-cell>
          <table:table-cell office:value-type="float" office:value="0.00649350649350644" calcext:value-type="float">
            <text:p>0.00649350649350644</text:p>
          </table:table-cell>
          <table:table-cell office:value-type="float" office:value="0.00391319207108676" calcext:value-type="float">
            <text:p>0.00391319207108676</text:p>
          </table:table-cell>
          <table:table-cell office:value-type="float" office:value="-0.00261449077238562" calcext:value-type="float">
            <text:p>-0.00261449077238562</text:p>
          </table:table-cell>
          <table:table-cell office:value-type="float" office:value="0.0000854408749144664" calcext:value-type="float">
            <text:p>8.54408749144664E-05</text:p>
          </table:table-cell>
          <table:table-cell office:value-type="float" office:value="-0.00251196172248813" calcext:value-type="float">
            <text:p>-0.00251196172248813</text:p>
          </table:table-cell>
          <table:table-cell office:value-type="float" office:value="0.00657894736842102" calcext:value-type="float">
            <text:p>0.00657894736842102</text:p>
          </table:table-cell>
          <table:table-cell office:value-type="float" office:value="0.00406698564593289" calcext:value-type="float">
            <text:p>0.00406698564593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00393028024606967" calcext:value-type="float">
            <text:p>0.00393028024606967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0.0208475734791524" calcext:value-type="float">
            <text:p>0.0208475734791524</text:p>
          </table:table-cell>
          <table:table-cell office:value-type="float" office:value="0.0104066985645933" calcext:value-type="float">
            <text:p>0.0104066985645933</text:p>
          </table:table-cell>
          <table:table-cell office:value-type="float" office:value="0.0156356801093643" calcext:value-type="float">
            <text:p>0.0156356801093643</text:p>
          </table:table-cell>
          <table:table-cell office:value-type="float" office:value="0.0169172932330827" calcext:value-type="float">
            <text:p>0.0169172932330827</text:p>
          </table:table-cell>
          <table:table-cell office:value-type="float" office:value="0.0039644565960355" calcext:value-type="float">
            <text:p>0.0039644565960355</text:p>
          </table:table-cell>
          <table:table-cell office:value-type="float" office:value="0.0195146958304853" calcext:value-type="float">
            <text:p>0.0195146958304853</text:p>
          </table:table-cell>
          <table:table-cell office:value-type="float" office:value="0.010475051264525" calcext:value-type="float">
            <text:p>0.010475051264525</text:p>
          </table:table-cell>
          <table:table-cell office:value-type="float" office:value="0.00912508544087487" calcext:value-type="float">
            <text:p>0.00912508544087487</text:p>
          </table:table-cell>
          <table:table-cell office:value-type="float" office:value="0.0170027341079972" calcext:value-type="float">
            <text:p>0.0170027341079972</text:p>
          </table:table-cell>
          <table:table-cell office:value-type="float" office:value="0.010475051264525" calcext:value-type="float">
            <text:p>0.010475051264525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0.0157211209842788" calcext:value-type="float">
            <text:p>0.0157211209842788</text:p>
          </table:table-cell>
          <table:table-cell office:value-type="float" office:value="0.0130211893369787" calcext:value-type="float">
            <text:p>0.0130211893369787</text:p>
          </table:table-cell>
          <table:table-cell office:value-type="float" office:value="0.0117566643882433" calcext:value-type="float">
            <text:p>0.01175666438824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-0.0117737525632263" calcext:value-type="float">
            <text:p>-0.0117737525632263</text:p>
          </table:table-cell>
          <table:table-cell office:value-type="float" office:value="0.0182330827067669" calcext:value-type="float">
            <text:p>0.0182330827067669</text:p>
          </table:table-cell>
          <table:table-cell office:value-type="float" office:value="0.0130382775119616" calcext:value-type="float">
            <text:p>0.0130382775119616</text:p>
          </table:table-cell>
          <table:table-cell office:value-type="float" office:value="0.0169343814080656" calcext:value-type="float">
            <text:p>0.0169343814080656</text:p>
          </table:table-cell>
          <table:table-cell office:value-type="float" office:value="0.0051948051948052" calcext:value-type="float">
            <text:p>0.0051948051948052</text:p>
          </table:table-cell>
          <table:table-cell office:value-type="float" office:value="0.0104066985645932" calcext:value-type="float">
            <text:p>0.0104066985645932</text:p>
          </table:table-cell>
          <table:table-cell office:value-type="float" office:value="0.0116883116883116" calcext:value-type="float">
            <text:p>0.0116883116883116</text:p>
          </table:table-cell>
          <table:table-cell office:value-type="float" office:value="0.00782638414217352" calcext:value-type="float">
            <text:p>0.00782638414217352</text:p>
          </table:table-cell>
          <table:table-cell office:value-type="float" office:value="0.00647641831852353" calcext:value-type="float">
            <text:p>0.00647641831852353</text:p>
          </table:table-cell>
          <table:table-cell office:value-type="float" office:value="0.0156527682843473" calcext:value-type="float">
            <text:p>0.0156527682843473</text:p>
          </table:table-cell>
          <table:table-cell office:value-type="float" office:value="0.0091592617908407" calcext:value-type="float">
            <text:p>0.0091592617908407</text:p>
          </table:table-cell>
          <table:table-cell office:value-type="float" office:value="0.00644224196855769" calcext:value-type="float">
            <text:p>0.00644224196855769</text:p>
          </table:table-cell>
          <table:table-cell office:value-type="float" office:value="0.0065618591934381" calcext:value-type="float">
            <text:p>0.0065618591934381</text:p>
          </table:table-cell>
          <table:table-cell office:value-type="float" office:value="0.0143028024606972" calcext:value-type="float">
            <text:p>0.0143028024606972</text:p>
          </table:table-cell>
          <table:table-cell office:value-type="float" office:value="0.0104237867395762" calcext:value-type="float">
            <text:p>0.01042378673957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039473684210527" calcext:value-type="float">
            <text:p>-0.0039473684210527</text:p>
          </table:table-cell>
          <table:table-cell office:value-type="float" office:value="-0.0235133287764867" calcext:value-type="float">
            <text:p>-0.0235133287764867</text:p>
          </table:table-cell>
          <table:table-cell office:value-type="float" office:value="0.00645933014354061" calcext:value-type="float">
            <text:p>0.00645933014354061</text:p>
          </table:table-cell>
          <table:table-cell table:number-columns-repeated="2" office:value-type="float" office:value="0.00905673274094321" calcext:value-type="float">
            <text:p>0.00905673274094321</text:p>
          </table:table-cell>
          <table:table-cell office:value-type="float" office:value="-0.0013499658236501" calcext:value-type="float">
            <text:p>-0.0013499658236501</text:p>
          </table:table-cell>
          <table:table-cell office:value-type="float" office:value="0.00387901572112093" calcext:value-type="float">
            <text:p>0.00387901572112093</text:p>
          </table:table-cell>
          <table:table-cell office:value-type="float" office:value="-0.00136705399863302" calcext:value-type="float">
            <text:p>-0.00136705399863302</text:p>
          </table:table-cell>
          <table:table-cell office:value-type="float" office:value="-0.00133287764866719" calcext:value-type="float">
            <text:p>-0.00133287764866719</text:p>
          </table:table-cell>
          <table:table-cell office:value-type="float" office:value="-0.00136705399863302" calcext:value-type="float">
            <text:p>-0.00136705399863302</text:p>
          </table:table-cell>
          <table:table-cell office:value-type="float" office:value="0.00519480519480509" calcext:value-type="float">
            <text:p>0.00519480519480509</text:p>
          </table:table-cell>
          <table:table-cell office:value-type="float" office:value="0.00389610389610384" calcext:value-type="float">
            <text:p>0.00389610389610384</text:p>
          </table:table-cell>
          <table:table-cell office:value-type="float" office:value="-0.00269993164730009" calcext:value-type="float">
            <text:p>-0.00269993164730009</text:p>
          </table:table-cell>
          <table:table-cell office:value-type="float" office:value="0" calcext:value-type="float">
            <text:p>0</text:p>
          </table:table-cell>
          <table:table-cell office:value-type="float" office:value="0.00252904989747094" calcext:value-type="float">
            <text:p>0.00252904989747094</text:p>
          </table:table-cell>
          <table:table-cell office:value-type="float" office:value="-0.0000854408749145774" calcext:value-type="float">
            <text:p>-8.54408749145774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0131578947368416" calcext:value-type="float">
            <text:p>-0.00131578947368416</text:p>
          </table:table-cell>
          <table:table-cell office:value-type="float" office:value="-0.0195830485304169" calcext:value-type="float">
            <text:p>-0.0195830485304169</text:p>
          </table:table-cell>
          <table:table-cell office:value-type="float" office:value="0.00907382091592623" calcext:value-type="float">
            <text:p>0.00907382091592623</text:p>
          </table:table-cell>
          <table:table-cell office:value-type="float" office:value="0.00389610389610395" calcext:value-type="float">
            <text:p>0.00389610389610395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00170881749829155" calcext:value-type="float">
            <text:p>-1.70881749829155E-05</text:p>
          </table:table-cell>
          <table:table-cell office:value-type="float" office:value="0.00777511961722488" calcext:value-type="float">
            <text:p>0.00777511961722488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-0.0000512645249487465" calcext:value-type="float">
            <text:p>-5.12645249487465E-05</text:p>
          </table:table-cell>
          <table:table-cell office:value-type="float" office:value="0.00521189336978811" calcext:value-type="float">
            <text:p>0.00521189336978811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-0.000034176349965831" calcext:value-type="float">
            <text:p>-3.4176349965831E-05</text:p>
          </table:table-cell>
          <table:table-cell office:value-type="float" office:value="0.0065447710184553" calcext:value-type="float">
            <text:p>0.0065447710184553</text:p>
          </table:table-cell>
          <table:table-cell office:value-type="float" office:value="0.00905673274094332" calcext:value-type="float">
            <text:p>0.00905673274094332</text:p>
          </table:table-cell>
          <table:table-cell office:value-type="float" office:value="-0.00654477101845519" calcext:value-type="float">
            <text:p>-0.0065447710184551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0078605604921389" calcext:value-type="float">
            <text:p>-0.00078605604921389</text:p>
          </table:table-cell>
          <table:table-cell office:value-type="float" office:value="-0.0151401230348599" calcext:value-type="float">
            <text:p>-0.0151401230348599</text:p>
          </table:table-cell>
          <table:table-cell office:value-type="float" office:value="0.012488038277512" calcext:value-type="float">
            <text:p>0.012488038277512</text:p>
          </table:table-cell>
          <table:table-cell office:value-type="float" office:value="0.00989063568010939" calcext:value-type="float">
            <text:p>0.00989063568010939</text:p>
          </table:table-cell>
          <table:table-cell office:value-type="float" office:value="0.0127511961722488" calcext:value-type="float">
            <text:p>0.0127511961722488</text:p>
          </table:table-cell>
          <table:table-cell office:value-type="float" office:value="0.00415242652084757" calcext:value-type="float">
            <text:p>0.00415242652084757</text:p>
          </table:table-cell>
          <table:table-cell office:value-type="float" office:value="0.00392002734107999" calcext:value-type="float">
            <text:p>0.00392002734107999</text:p>
          </table:table-cell>
          <table:table-cell office:value-type="float" office:value="0.00570403280929599" calcext:value-type="float">
            <text:p>0.00570403280929599</text:p>
          </table:table-cell>
          <table:table-cell office:value-type="float" office:value="0.00575529733424474" calcext:value-type="float">
            <text:p>0.00575529733424474</text:p>
          </table:table-cell>
          <table:table-cell office:value-type="float" office:value="0.00413533834586466" calcext:value-type="float">
            <text:p>0.00413533834586466</text:p>
          </table:table-cell>
          <table:table-cell office:value-type="float" office:value="0.00939507860560496" calcext:value-type="float">
            <text:p>0.00939507860560496</text:p>
          </table:table-cell>
          <table:table-cell office:value-type="float" office:value="0.00392344497607655" calcext:value-type="float">
            <text:p>0.00392344497607655</text:p>
          </table:table-cell>
          <table:table-cell office:value-type="float" office:value="0.00335611756664389" calcext:value-type="float">
            <text:p>0.00335611756664389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909774436090227" calcext:value-type="float">
            <text:p>0.00909774436090227</text:p>
          </table:table-cell>
          <table:table-cell office:value-type="float" office:value="0.00392344497607655" calcext:value-type="float">
            <text:p>0.003923444976076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68831168831167" calcext:value-type="float">
            <text:p>-0.0168831168831167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0.00173160173160158" calcext:value-type="float">
            <text:p>0.00173160173160158</text:p>
          </table:table-cell>
          <table:table-cell table:number-columns-repeated="2" office:value-type="float" office:value="-0.00173160173160158" calcext:value-type="float">
            <text:p>-0.00173160173160158</text:p>
          </table:table-cell>
          <table:table-cell office:value-type="float" office:value="-0.00303030303030316" calcext:value-type="float">
            <text:p>-0.00303030303030316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0432900432900341" calcext:value-type="float">
            <text:p>-0.000432900432900341</text:p>
          </table:table-cell>
          <table:table-cell table:number-columns-repeated="2" office:value-type="float" office:value="-0.000865800865800792" calcext:value-type="float">
            <text:p>-0.000865800865800792</text:p>
          </table:table-cell>
          <table:table-cell table:number-columns-repeated="2" office:value-type="float" office:value="0.000432900432900452" calcext:value-type="float">
            <text:p>0.000432900432900452</text:p>
          </table:table-cell>
          <table:table-cell office:value-type="float" office:value="-0.00259740259740238" calcext:value-type="float">
            <text:p>-0.002597402597402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55844155844156" calcext:value-type="float">
            <text:p>-0.0155844155844156</text:p>
          </table:table-cell>
          <table:table-cell office:value-type="float" office:value="-0.00216450216450204" calcext:value-type="float">
            <text:p>-0.00216450216450204</text:p>
          </table:table-cell>
          <table:table-cell table:number-columns-repeated="2" office:value-type="float" office:value="-0.00173160173160158" calcext:value-type="float">
            <text:p>-0.00173160173160158</text:p>
          </table:table-cell>
          <table:table-cell office:value-type="float" office:value="0.00129870129870124" calcext:value-type="float">
            <text:p>0.00129870129870124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-0.00259740259740238" calcext:value-type="float">
            <text:p>-0.00259740259740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64502164502164" calcext:value-type="float">
            <text:p>-0.0164502164502164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" calcext:value-type="float">
            <text:p>0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0" calcext:value-type="float">
            <text:p>0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0865800865800792" calcext:value-type="float">
            <text:p>0.000865800865800792</text:p>
          </table:table-cell>
          <table:table-cell table:number-columns-repeated="2" office:value-type="float" office:value="0.000432900432900452" calcext:value-type="float">
            <text:p>0.000432900432900452</text:p>
          </table:table-cell>
          <table:table-cell office:value-type="float" office:value="0" calcext:value-type="float">
            <text:p>0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-0.000865800865800792" calcext:value-type="float">
            <text:p>-0.000865800865800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64502164502164" calcext:value-type="float">
            <text:p>-0.0164502164502164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" calcext:value-type="float">
            <text:p>0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129870129870113" calcext:value-type="float">
            <text:p>-0.00129870129870113</text:p>
          </table:table-cell>
          <table:table-cell table:number-columns-repeated="3" office:value-type="float" office:value="0.000432900432900674" calcext:value-type="float">
            <text:p>0.000432900432900674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.000865800865801236" calcext:value-type="float">
            <text:p>0.000865800865801236</text:p>
          </table:table-cell>
          <table:table-cell office:value-type="float" office:value="-0.000865800865800792" calcext:value-type="float">
            <text:p>-0.0008658008658007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81818181818181" calcext:value-type="float">
            <text:p>-0.0181818181818181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043290043290023" calcext:value-type="float">
            <text:p>-0.00043290043290023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043290043290023" calcext:value-type="float">
            <text:p>-0.00043290043290023</text:p>
          </table:table-cell>
          <table:table-cell table:number-columns-repeated="2" office:value-type="float" office:value="-0.00216450216450204" calcext:value-type="float">
            <text:p>-0.00216450216450204</text:p>
          </table:table-cell>
          <table:table-cell office:value-type="float" office:value="0.000432900432900563" calcext:value-type="float">
            <text:p>0.000432900432900563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-0.00346320346320328" calcext:value-type="float">
            <text:p>-0.00346320346320328</text:p>
          </table:table-cell>
          <table:table-cell office:value-type="float" office:value="0.000432900432900563" calcext:value-type="float">
            <text:p>0.000432900432900563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-0.00432900432900407" calcext:value-type="float">
            <text:p>-0.004329004329004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67099567099566" calcext:value-type="float">
            <text:p>-0.0167099567099566</text:p>
          </table:table-cell>
          <table:table-cell office:value-type="float" office:value="-0.00190476190476174" calcext:value-type="float">
            <text:p>-0.00190476190476174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0.00060606060606061" calcext:value-type="float">
            <text:p>0.00060606060606061</text:p>
          </table:table-cell>
          <table:table-cell office:value-type="float" office:value="-0.00103896103896095" calcext:value-type="float">
            <text:p>-0.00103896103896095</text:p>
          </table:table-cell>
          <table:table-cell office:value-type="float" office:value="-0.000952380952380816" calcext:value-type="float">
            <text:p>-0.000952380952380816</text:p>
          </table:table-cell>
          <table:table-cell office:value-type="float" office:value="-0.000346320346320428" calcext:value-type="float">
            <text:p>-0.000346320346320428</text:p>
          </table:table-cell>
          <table:table-cell office:value-type="float" office:value="-0.000173160173160158" calcext:value-type="float">
            <text:p>-0.000173160173160158</text:p>
          </table:table-cell>
          <table:table-cell office:value-type="float" office:value="-0.000259740259740293" calcext:value-type="float">
            <text:p>-0.000259740259740293</text:p>
          </table:table-cell>
          <table:table-cell office:value-type="float" office:value="-0.00060606060606061" calcext:value-type="float">
            <text:p>-0.00060606060606061</text:p>
          </table:table-cell>
          <table:table-cell office:value-type="float" office:value="-0.000952380952380816" calcext:value-type="float">
            <text:p>-0.000952380952380816</text:p>
          </table:table-cell>
          <table:table-cell office:value-type="float" office:value="0.00103896103896128" calcext:value-type="float">
            <text:p>0.00103896103896128</text:p>
          </table:table-cell>
          <table:table-cell office:value-type="float" office:value="-0.00164502164502156" calcext:value-type="float">
            <text:p>-0.00164502164502156</text:p>
          </table:table-cell>
          <table:table-cell office:value-type="float" office:value="0.000519480519480586" calcext:value-type="float">
            <text:p>0.000519480519480586</text:p>
          </table:table-cell>
          <table:table-cell office:value-type="float" office:value="-0.00225108225108206" calcext:value-type="float">
            <text:p>-0.00225108225108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39047619047619" calcext:value-type="float">
            <text:p>-0.039047619047619</text:p>
          </table:table-cell>
          <table:table-cell office:value-type="float" office:value="-0.0485714285714285" calcext:value-type="float">
            <text:p>-0.0485714285714285</text:p>
          </table:table-cell>
          <table:table-cell office:value-type="float" office:value="-0.053095238095238" calcext:value-type="float">
            <text:p>-0.053095238095238</text:p>
          </table:table-cell>
          <table:table-cell office:value-type="float" office:value="-0.0152380952380952" calcext:value-type="float">
            <text:p>-0.0152380952380952</text:p>
          </table:table-cell>
          <table:table-cell office:value-type="float" office:value="-0.0104761904761904" calcext:value-type="float">
            <text:p>-0.0104761904761904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-0.00571428571428567" calcext:value-type="float">
            <text:p>-0.00571428571428567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109523809523809" calcext:value-type="float">
            <text:p>-0.0109523809523809</text:p>
          </table:table-cell>
          <table:table-cell office:value-type="float" office:value="-0.0438095238095237" calcext:value-type="float">
            <text:p>-0.0438095238095237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-0.0247619047619047" calcext:value-type="float">
            <text:p>-0.0247619047619047</text:p>
          </table:table-cell>
          <table:table-cell office:value-type="float" office:value="-0.0104761904761904" calcext:value-type="float">
            <text:p>-0.0104761904761904</text:p>
          </table:table-cell>
          <table:table-cell office:value-type="float" office:value="-0.0302380952380952" calcext:value-type="float">
            <text:p>-0.0302380952380952</text:p>
          </table:table-cell>
          <table:table-cell office:value-type="float" office:value="0.00023809523809537" calcext:value-type="float">
            <text:p>0.00023809523809537</text:p>
          </table:table-cell>
          <table:table-cell office:value-type="float" office:value="-0.0099999999999999" calcext:value-type="float">
            <text:p>-0.0099999999999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109523809523809" calcext:value-type="float">
            <text:p>-0.0109523809523809</text:p>
          </table:table-cell>
          <table:table-cell office:value-type="float" office:value="-0.0678571428571428" calcext:value-type="float">
            <text:p>-0.0678571428571428</text:p>
          </table:table-cell>
          <table:table-cell table:number-columns-repeated="2" office:value-type="float" office:value="-0.0383333333333332" calcext:value-type="float">
            <text:p>-0.0383333333333332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-0.0288095238095237" calcext:value-type="float">
            <text:p>-0.0288095238095237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-0.0483333333333333" calcext:value-type="float">
            <text:p>-0.0483333333333333</text:p>
          </table:table-cell>
          <table:table-cell office:value-type="float" office:value="-0.0242857142857142" calcext:value-type="float">
            <text:p>-0.0242857142857142</text:p>
          </table:table-cell>
          <table:table-cell office:value-type="float" office:value="-0.0378571428571428" calcext:value-type="float">
            <text:p>-0.0378571428571428</text:p>
          </table:table-cell>
          <table:table-cell office:value-type="float" office:value="-0.029047619047619" calcext:value-type="float">
            <text:p>-0.029047619047619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-0.0197619047619048" calcext:value-type="float">
            <text:p>-0.0197619047619048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-0.0383333333333332" calcext:value-type="float">
            <text:p>-0.03833333333333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-0.0488095238095237" calcext:value-type="float">
            <text:p>-0.0488095238095237</text:p>
          </table:table-cell>
          <table:table-cell office:value-type="float" office:value="-0.0197619047619046" calcext:value-type="float">
            <text:p>-0.0197619047619046</text:p>
          </table:table-cell>
          <table:table-cell office:value-type="float" office:value="-0.0292857142857142" calcext:value-type="float">
            <text:p>-0.0292857142857142</text:p>
          </table:table-cell>
          <table:table-cell table:number-columns-repeated="2" office:value-type="float" office:value="-0.00976190476190475" calcext:value-type="float">
            <text:p>-0.00976190476190475</text:p>
          </table:table-cell>
          <table:table-cell office:value-type="float" office:value="0.00904761904761908" calcext:value-type="float">
            <text:p>0.00904761904761908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-0.0107142857142857" calcext:value-type="float">
            <text:p>-0.0107142857142857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-0.000476190476190408" calcext:value-type="float">
            <text:p>-0.000476190476190408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197619047619046" calcext:value-type="float">
            <text:p>-0.0197619047619046</text:p>
          </table:table-cell>
          <table:table-cell office:value-type="float" office:value="-0.0102380952380952" calcext:value-type="float">
            <text:p>-0.0102380952380952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0499999999999989" calcext:value-type="float">
            <text:p>-0.00499999999999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-0.0538095238095236" calcext:value-type="float">
            <text:p>-0.0538095238095236</text:p>
          </table:table-cell>
          <table:table-cell office:value-type="float" office:value="-0.034047619047619" calcext:value-type="float">
            <text:p>-0.034047619047619</text:p>
          </table:table-cell>
          <table:table-cell office:value-type="float" office:value="-0.0247619047619047" calcext:value-type="float">
            <text:p>-0.0247619047619047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0.00404761904761919" calcext:value-type="float">
            <text:p>0.00404761904761919</text:p>
          </table:table-cell>
          <table:table-cell office:value-type="float" office:value="-0.034047619047619" calcext:value-type="float">
            <text:p>-0.034047619047619</text:p>
          </table:table-cell>
          <table:table-cell office:value-type="float" office:value="0.0140476190476191" calcext:value-type="float">
            <text:p>0.0140476190476191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476190476190486" calcext:value-type="float">
            <text:p>0.00476190476190486</text:p>
          </table:table-cell>
          <table:table-cell office:value-type="float" office:value="-0.00523809523809515" calcext:value-type="float">
            <text:p>-0.005238095238095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111904761904761" calcext:value-type="float">
            <text:p>-0.0111904761904761</text:p>
          </table:table-cell>
          <table:table-cell office:value-type="float" office:value="-0.0585714285714284" calcext:value-type="float">
            <text:p>-0.0585714285714284</text:p>
          </table:table-cell>
          <table:table-cell office:value-type="float" office:value="-0.0242857142857141" calcext:value-type="float">
            <text:p>-0.0242857142857141</text:p>
          </table:table-cell>
          <table:table-cell office:value-type="float" office:value="-0.0533333333333332" calcext:value-type="float">
            <text:p>-0.0533333333333332</text:p>
          </table:table-cell>
          <table:table-cell office:value-type="float" office:value="-0.00476190476190463" calcext:value-type="float">
            <text:p>-0.00476190476190463</text:p>
          </table:table-cell>
          <table:table-cell office:value-type="float" office:value="-0.0145238095238094" calcext:value-type="float">
            <text:p>-0.0145238095238094</text:p>
          </table:table-cell>
          <table:table-cell office:value-type="float" office:value="-0.000476190476190408" calcext:value-type="float">
            <text:p>-0.000476190476190408</text:p>
          </table:table-cell>
          <table:table-cell office:value-type="float" office:value="-0.0290476190476189" calcext:value-type="float">
            <text:p>-0.0290476190476189</text:p>
          </table:table-cell>
          <table:table-cell office:value-type="float" office:value="-0.0199999999999999" calcext:value-type="float">
            <text:p>-0.0199999999999999</text:p>
          </table:table-cell>
          <table:table-cell office:value-type="float" office:value="-0.0340476190476189" calcext:value-type="float">
            <text:p>-0.0340476190476189</text:p>
          </table:table-cell>
          <table:table-cell office:value-type="float" office:value="-0.00976190476190464" calcext:value-type="float">
            <text:p>-0.00976190476190464</text:p>
          </table:table-cell>
          <table:table-cell office:value-type="float" office:value="-0.0145238095238094" calcext:value-type="float">
            <text:p>-0.0145238095238094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-0.00476190476190463" calcext:value-type="float">
            <text:p>-0.00476190476190463</text:p>
          </table:table-cell>
          <table:table-cell office:value-type="float" office:value="-0.0147619047619046" calcext:value-type="float">
            <text:p>-0.0147619047619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148571428571428" calcext:value-type="float">
            <text:p>-0.0148571428571428</text:p>
          </table:table-cell>
          <table:table-cell office:value-type="float" office:value="-0.0555238095238094" calcext:value-type="float">
            <text:p>-0.0555238095238094</text:p>
          </table:table-cell>
          <table:table-cell office:value-type="float" office:value="-0.0339047619047619" calcext:value-type="float">
            <text:p>-0.0339047619047619</text:p>
          </table:table-cell>
          <table:table-cell office:value-type="float" office:value="-0.0321904761904762" calcext:value-type="float">
            <text:p>-0.0321904761904762</text:p>
          </table:table-cell>
          <table:table-cell office:value-type="float" office:value="-0.00985714285714279" calcext:value-type="float">
            <text:p>-0.00985714285714279</text:p>
          </table:table-cell>
          <table:table-cell office:value-type="float" office:value="-0.0164285714285715" calcext:value-type="float">
            <text:p>-0.0164285714285715</text:p>
          </table:table-cell>
          <table:table-cell office:value-type="float" office:value="-0.00147619047619052" calcext:value-type="float">
            <text:p>-0.00147619047619052</text:p>
          </table:table-cell>
          <table:table-cell office:value-type="float" office:value="-0.0243809523809524" calcext:value-type="float">
            <text:p>-0.0243809523809524</text:p>
          </table:table-cell>
          <table:table-cell office:value-type="float" office:value="-0.0123809523809524" calcext:value-type="float">
            <text:p>-0.0123809523809524</text:p>
          </table:table-cell>
          <table:table-cell office:value-type="float" office:value="-0.032952380952381" calcext:value-type="float">
            <text:p>-0.032952380952381</text:p>
          </table:table-cell>
          <table:table-cell office:value-type="float" office:value="-0.00995238095238094" calcext:value-type="float">
            <text:p>-0.00995238095238094</text:p>
          </table:table-cell>
          <table:table-cell office:value-type="float" office:value="-0.0147619047619048" calcext:value-type="float">
            <text:p>-0.0147619047619048</text:p>
          </table:table-cell>
          <table:table-cell office:value-type="float" office:value="-0.0129523809523809" calcext:value-type="float">
            <text:p>-0.0129523809523809</text:p>
          </table:table-cell>
          <table:table-cell office:value-type="float" office:value="-0.0140952380952382" calcext:value-type="float">
            <text:p>-0.0140952380952382</text:p>
          </table:table-cell>
          <table:table-cell office:value-type="float" office:value="-0.00295238095238093" calcext:value-type="float">
            <text:p>-0.00295238095238093</text:p>
          </table:table-cell>
          <table:table-cell office:value-type="float" office:value="-0.0146666666666666" calcext:value-type="float">
            <text:p>-0.01466666666666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-0.00260585393577717" calcext:value-type="float">
            <text:p>-0.00260585393577717</text:p>
          </table:table-cell>
          <table:table-cell office:value-type="float" office:value="-0.0284953111679456" calcext:value-type="float">
            <text:p>-0.0284953111679456</text:p>
          </table:table-cell>
          <table:table-cell office:value-type="float" office:value="0.00304537273846728" calcext:value-type="float">
            <text:p>0.00304537273846728</text:p>
          </table:table-cell>
          <table:table-cell office:value-type="float" office:value="-0.00413280287960593" calcext:value-type="float">
            <text:p>-0.00413280287960593</text:p>
          </table:table-cell>
          <table:table-cell office:value-type="float" office:value="0.00370133560670649" calcext:value-type="float">
            <text:p>0.00370133560670649</text:p>
          </table:table-cell>
          <table:table-cell office:value-type="float" office:value="0.00239556692242127" calcext:value-type="float">
            <text:p>0.00239556692242127</text:p>
          </table:table-cell>
          <table:table-cell office:value-type="float" office:value="0.00304442549966843" calcext:value-type="float">
            <text:p>0.00304442549966843</text:p>
          </table:table-cell>
          <table:table-cell office:value-type="float" office:value="0.00152647532442929" calcext:value-type="float">
            <text:p>0.00152647532442929</text:p>
          </table:table-cell>
          <table:table-cell office:value-type="float" office:value="0.00630908402008146" calcext:value-type="float">
            <text:p>0.00630908402008146</text:p>
          </table:table-cell>
          <table:table-cell office:value-type="float" office:value="0.00130671592308407" calcext:value-type="float">
            <text:p>0.00130671592308407</text:p>
          </table:table-cell>
          <table:table-cell office:value-type="float" office:value="0.00130482144548649" calcext:value-type="float">
            <text:p>0.00130482144548649</text:p>
          </table:table-cell>
          <table:table-cell office:value-type="float" office:value="0.0056540683906412" calcext:value-type="float">
            <text:p>0.0056540683906412</text:p>
          </table:table-cell>
          <table:table-cell office:value-type="float" office:value="0.00522260111774164" calcext:value-type="float">
            <text:p>0.00522260111774164</text:p>
          </table:table-cell>
          <table:table-cell office:value-type="float" office:value="0.00283034953111683" calcext:value-type="float">
            <text:p>0.00283034953111683</text:p>
          </table:table-cell>
          <table:table-cell office:value-type="float" office:value="0.00130529506488608" calcext:value-type="float">
            <text:p>0.00130529506488608</text:p>
          </table:table-cell>
          <table:table-cell office:value-type="float" office:value="0.00435303590035041" calcext:value-type="float">
            <text:p>0.00435303590035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-0.00282324524012501" calcext:value-type="float">
            <text:p>-0.00282324524012501</text:p>
          </table:table-cell>
          <table:table-cell office:value-type="float" office:value="-0.0247977645164347" calcext:value-type="float">
            <text:p>-0.0247977645164347</text:p>
          </table:table-cell>
          <table:table-cell office:value-type="float" office:value="0.00630908402008135" calcext:value-type="float">
            <text:p>0.00630908402008135</text:p>
          </table:table-cell>
          <table:table-cell office:value-type="float" office:value="0.00304537273846739" calcext:value-type="float">
            <text:p>0.00304537273846739</text:p>
          </table:table-cell>
          <table:table-cell office:value-type="float" office:value="0.00413469735720373" calcext:value-type="float">
            <text:p>0.00413469735720373</text:p>
          </table:table-cell>
          <table:table-cell office:value-type="float" office:value="0.00435208866155179" calcext:value-type="float">
            <text:p>0.00435208866155179</text:p>
          </table:table-cell>
          <table:table-cell office:value-type="float" office:value="0.00217438666287773" calcext:value-type="float">
            <text:p>0.00217438666287773</text:p>
          </table:table-cell>
          <table:table-cell office:value-type="float" office:value="0.00652600170502982" calcext:value-type="float">
            <text:p>0.00652600170502982</text:p>
          </table:table-cell>
          <table:table-cell office:value-type="float" office:value="0.00369896750970933" calcext:value-type="float">
            <text:p>0.00369896750970933</text:p>
          </table:table-cell>
          <table:table-cell office:value-type="float" office:value="0.00369944112910858" calcext:value-type="float">
            <text:p>0.00369944112910858</text:p>
          </table:table-cell>
          <table:table-cell office:value-type="float" office:value="0.00500331533579623" calcext:value-type="float">
            <text:p>0.00500331533579623</text:p>
          </table:table-cell>
          <table:table-cell office:value-type="float" office:value="0.00630955763948093" calcext:value-type="float">
            <text:p>0.00630955763948093</text:p>
          </table:table-cell>
          <table:table-cell office:value-type="float" office:value="0.00217343942407899" calcext:value-type="float">
            <text:p>0.00217343942407899</text:p>
          </table:table-cell>
          <table:table-cell office:value-type="float" office:value="0.00631097849767937" calcext:value-type="float">
            <text:p>0.00631097849767937</text:p>
          </table:table-cell>
          <table:table-cell office:value-type="float" office:value="0.00282798143411977" calcext:value-type="float">
            <text:p>0.00282798143411977</text:p>
          </table:table-cell>
          <table:table-cell office:value-type="float" office:value="0.00717770199867374" calcext:value-type="float">
            <text:p>0.007177701998673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-0.00195320640333418" calcext:value-type="float">
            <text:p>-0.00195320640333418</text:p>
          </table:table-cell>
          <table:table-cell office:value-type="float" office:value="-0.0226252723311546" calcext:value-type="float">
            <text:p>-0.0226252723311546</text:p>
          </table:table-cell>
          <table:table-cell office:value-type="float" office:value="0.00630861040068198" calcext:value-type="float">
            <text:p>0.00630861040068198</text:p>
          </table:table-cell>
          <table:table-cell office:value-type="float" office:value="0.00304489911906802" calcext:value-type="float">
            <text:p>0.00304489911906802</text:p>
          </table:table-cell>
          <table:table-cell office:value-type="float" office:value="0.0050037889551956" calcext:value-type="float">
            <text:p>0.0050037889551956</text:p>
          </table:table-cell>
          <table:table-cell office:value-type="float" office:value="0.00435208866155157" calcext:value-type="float">
            <text:p>0.00435208866155157</text:p>
          </table:table-cell>
          <table:table-cell office:value-type="float" office:value="0.00369707303211142" calcext:value-type="float">
            <text:p>0.00369707303211142</text:p>
          </table:table-cell>
          <table:table-cell office:value-type="float" office:value="0.00696125793312474" calcext:value-type="float">
            <text:p>0.00696125793312474</text:p>
          </table:table-cell>
          <table:table-cell office:value-type="float" office:value="0.00413185564080698" calcext:value-type="float">
            <text:p>0.00413185564080698</text:p>
          </table:table-cell>
          <table:table-cell office:value-type="float" office:value="0.00565738372643754" calcext:value-type="float">
            <text:p>0.00565738372643754</text:p>
          </table:table-cell>
          <table:table-cell office:value-type="float" office:value="0.00456711186890213" calcext:value-type="float">
            <text:p>0.00456711186890213</text:p>
          </table:table-cell>
          <table:table-cell office:value-type="float" office:value="0.00913659183480153" calcext:value-type="float">
            <text:p>0.00913659183480153</text:p>
          </table:table-cell>
          <table:table-cell office:value-type="float" office:value="0.00543715070569295" calcext:value-type="float">
            <text:p>0.00543715070569295</text:p>
          </table:table-cell>
          <table:table-cell office:value-type="float" office:value="0.00631050487828" calcext:value-type="float">
            <text:p>0.00631050487828</text:p>
          </table:table-cell>
          <table:table-cell office:value-type="float" office:value="0.00478450317324997" calcext:value-type="float">
            <text:p>0.00478450317324997</text:p>
          </table:table-cell>
          <table:table-cell office:value-type="float" office:value="0.00761343184616836" calcext:value-type="float">
            <text:p>0.007613431846168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-0.003039689305674" calcext:value-type="float">
            <text:p>-0.003039689305674</text:p>
          </table:table-cell>
          <table:table-cell office:value-type="float" office:value="-0.0217528653973665" calcext:value-type="float">
            <text:p>-0.0217528653973665</text:p>
          </table:table-cell>
          <table:table-cell office:value-type="float" office:value="0.00565691010703806" calcext:value-type="float">
            <text:p>0.00565691010703806</text:p>
          </table:table-cell>
          <table:table-cell office:value-type="float" office:value="0.00500378895519582" calcext:value-type="float">
            <text:p>0.00500378895519582</text:p>
          </table:table-cell>
          <table:table-cell office:value-type="float" office:value="0.00456853272710078" calcext:value-type="float">
            <text:p>0.00456853272710078</text:p>
          </table:table-cell>
          <table:table-cell office:value-type="float" office:value="0.00543904518329086" calcext:value-type="float">
            <text:p>0.00543904518329086</text:p>
          </table:table-cell>
          <table:table-cell office:value-type="float" office:value="0.00369659941271216" calcext:value-type="float">
            <text:p>0.00369659941271216</text:p>
          </table:table-cell>
          <table:table-cell office:value-type="float" office:value="0.00652647532442918" calcext:value-type="float">
            <text:p>0.00652647532442918</text:p>
          </table:table-cell>
          <table:table-cell office:value-type="float" office:value="0.0045661646301034" calcext:value-type="float">
            <text:p>0.0045661646301034</text:p>
          </table:table-cell>
          <table:table-cell office:value-type="float" office:value="0.00522354835654082" calcext:value-type="float">
            <text:p>0.00522354835654082</text:p>
          </table:table-cell>
          <table:table-cell office:value-type="float" office:value="0.00435114142275284" calcext:value-type="float">
            <text:p>0.00435114142275284</text:p>
          </table:table-cell>
          <table:table-cell office:value-type="float" office:value="0.00718007009567123" calcext:value-type="float">
            <text:p>0.00718007009567123</text:p>
          </table:table-cell>
          <table:table-cell office:value-type="float" office:value="0.00456758548830161" calcext:value-type="float">
            <text:p>0.00456758548830161</text:p>
          </table:table-cell>
          <table:table-cell office:value-type="float" office:value="0.00522307473714123" calcext:value-type="float">
            <text:p>0.00522307473714123</text:p>
          </table:table-cell>
          <table:table-cell office:value-type="float" office:value="0.00695936345552717" calcext:value-type="float">
            <text:p>0.00695936345552717</text:p>
          </table:table-cell>
          <table:table-cell office:value-type="float" office:value="0.00652694894382877" calcext:value-type="float">
            <text:p>0.006526948943828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-0.00260443307757874" calcext:value-type="float">
            <text:p>-0.00260443307757874</text:p>
          </table:table-cell>
          <table:table-cell office:value-type="float" office:value="-0.0226219569953584" calcext:value-type="float">
            <text:p>-0.0226219569953584</text:p>
          </table:table-cell>
          <table:table-cell office:value-type="float" office:value="0.00696315241072276" calcext:value-type="float">
            <text:p>0.00696315241072276</text:p>
          </table:table-cell>
          <table:table-cell office:value-type="float" office:value="0.00369991474850817" calcext:value-type="float">
            <text:p>0.00369991474850817</text:p>
          </table:table-cell>
          <table:table-cell office:value-type="float" office:value="0.00565738372643765" calcext:value-type="float">
            <text:p>0.00565738372643765</text:p>
          </table:table-cell>
          <table:table-cell office:value-type="float" office:value="0.00674528748697556" calcext:value-type="float">
            <text:p>0.00674528748697556</text:p>
          </table:table-cell>
          <table:table-cell office:value-type="float" office:value="0.00369849389030985" calcext:value-type="float">
            <text:p>0.00369849389030985</text:p>
          </table:table-cell>
          <table:table-cell office:value-type="float" office:value="0.00739698778061959" calcext:value-type="float">
            <text:p>0.00739698778061959</text:p>
          </table:table-cell>
          <table:table-cell office:value-type="float" office:value="0.00478545041204881" calcext:value-type="float">
            <text:p>0.00478545041204881</text:p>
          </table:table-cell>
          <table:table-cell office:value-type="float" office:value="0.00587666950838317" calcext:value-type="float">
            <text:p>0.00587666950838317</text:p>
          </table:table-cell>
          <table:table-cell office:value-type="float" office:value="0.00456900634650004" calcext:value-type="float">
            <text:p>0.00456900634650004</text:p>
          </table:table-cell>
          <table:table-cell office:value-type="float" office:value="0.00718101733447019" calcext:value-type="float">
            <text:p>0.00718101733447019</text:p>
          </table:table-cell>
          <table:table-cell office:value-type="float" office:value="0.00456947996589963" calcext:value-type="float">
            <text:p>0.00456947996589963</text:p>
          </table:table-cell>
          <table:table-cell office:value-type="float" office:value="0.00609358719333164" calcext:value-type="float">
            <text:p>0.00609358719333164</text:p>
          </table:table-cell>
          <table:table-cell office:value-type="float" office:value="0.00565548924883963" calcext:value-type="float">
            <text:p>0.00565548924883963</text:p>
          </table:table-cell>
          <table:table-cell office:value-type="float" office:value="0.00805200341005985" calcext:value-type="float">
            <text:p>0.008052003410059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office:value-type="float" office:value="-0.00260528559249784" calcext:value-type="float">
            <text:p>-0.00260528559249784</text:p>
          </table:table-cell>
          <table:table-cell office:value-type="float" office:value="-0.024058634081652" calcext:value-type="float">
            <text:p>-0.024058634081652</text:p>
          </table:table-cell>
          <table:table-cell office:value-type="float" office:value="0.00565662593539817" calcext:value-type="float">
            <text:p>0.00565662593539817</text:p>
          </table:table-cell>
          <table:table-cell office:value-type="float" office:value="0.00213223453632672" calcext:value-type="float">
            <text:p>0.00213223453632672</text:p>
          </table:table-cell>
          <table:table-cell office:value-type="float" office:value="0.00461314767452881" calcext:value-type="float">
            <text:p>0.00461314767452881</text:p>
          </table:table-cell>
          <table:table-cell office:value-type="float" office:value="0.00465681538315832" calcext:value-type="float">
            <text:p>0.00465681538315832</text:p>
          </table:table-cell>
          <table:table-cell office:value-type="float" office:value="0.00326219569953601" calcext:value-type="float">
            <text:p>0.00326219569953601</text:p>
          </table:table-cell>
          <table:table-cell office:value-type="float" office:value="0.00578743961352657" calcext:value-type="float">
            <text:p>0.00578743961352657</text:p>
          </table:table-cell>
          <table:table-cell office:value-type="float" office:value="0.00469830444255004" calcext:value-type="float">
            <text:p>0.00469830444255004</text:p>
          </table:table-cell>
          <table:table-cell office:value-type="float" office:value="0.00435275172871086" calcext:value-type="float">
            <text:p>0.00435275172871086</text:p>
          </table:table-cell>
          <table:table-cell office:value-type="float" office:value="0.00395907928388761" calcext:value-type="float">
            <text:p>0.00395907928388761</text:p>
          </table:table-cell>
          <table:table-cell office:value-type="float" office:value="0.00709226105901306" calcext:value-type="float">
            <text:p>0.00709226105901306</text:p>
          </table:table-cell>
          <table:table-cell office:value-type="float" office:value="0.00439405134034299" calcext:value-type="float">
            <text:p>0.00439405134034299</text:p>
          </table:table-cell>
          <table:table-cell office:value-type="float" office:value="0.00535369896750992" calcext:value-type="float">
            <text:p>0.00535369896750992</text:p>
          </table:table-cell>
          <table:table-cell office:value-type="float" office:value="0.00430652647532459" calcext:value-type="float">
            <text:p>0.00430652647532459</text:p>
          </table:table-cell>
          <table:table-cell office:value-type="float" office:value="0.00674462441981627" calcext:value-type="float">
            <text:p>0.006744624419816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-0.00909090909090915" calcext:value-type="float">
            <text:p>-0.00909090909090915</text:p>
          </table:table-cell>
          <table:table-cell office:value-type="float" office:value="-0.0609090909090909" calcext:value-type="float">
            <text:p>-0.0609090909090909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581818181818182" calcext:value-type="float">
            <text:p>-0.058181818181818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.00181818181818183" calcext:value-type="float">
            <text:p>0.00181818181818183</text:p>
          </table:table-cell>
          <table:table-cell office:value-type="float" office:value="-0.0390909090909092" calcext:value-type="float">
            <text:p>-0.0390909090909092</text:p>
          </table:table-cell>
          <table:table-cell office:value-type="float" office:value="-0.00909090909090915" calcext:value-type="float">
            <text:p>-0.00909090909090915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1.11022302462516E-016" calcext:value-type="float">
            <text:p>-1.11022302462516E-16</text:p>
          </table:table-cell>
          <table:table-cell office:value-type="float" office:value="-0.0590909090909092" calcext:value-type="float">
            <text:p>-0.0590909090909092</text:p>
          </table:table-cell>
          <table:table-cell office:value-type="float" office:value="0.0109090909090909" calcext:value-type="float">
            <text:p>0.01090909090909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81818181818182" calcext:value-type="float">
            <text:p>-0.0181818181818182</text:p>
          </table:table-cell>
          <table:table-cell office:value-type="float" office:value="-0.0190909090909092" calcext:value-type="float">
            <text:p>-0.01909090909090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02" calcext:value-type="float">
            <text:p>0.02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0.02" calcext:value-type="float">
            <text:p>0.02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90909090909092" calcext:value-type="float">
            <text:p>0.019090909090909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02" calcext:value-type="float">
            <text:p>0.02</text:p>
          </table:table-cell>
          <table:table-cell office:value-type="float" office:value="-0.0309090909090908" calcext:value-type="float">
            <text:p>-0.0309090909090908</text:p>
          </table:table-cell>
          <table:table-cell office:value-type="float" office:value="0.02" calcext:value-type="float">
            <text:p>0.02</text:p>
          </table:table-cell>
          <table:table-cell office:value-type="float" office:value="0.0190909090909092" calcext:value-type="float">
            <text:p>0.0190909090909092</text:p>
          </table:table-cell>
          <table:table-cell office:value-type="float" office:value="0.02" calcext:value-type="float">
            <text:p>0.02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90909090909092" calcext:value-type="float">
            <text:p>0.0190909090909092</text:p>
          </table:table-cell>
          <table:table-cell office:value-type="float" office:value="0.02" calcext:value-type="float">
            <text:p>0.02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90909090909092" calcext:value-type="float">
            <text:p>0.0290909090909092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309090909090909" calcext:value-type="float">
            <text:p>-0.030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09090909090908" calcext:value-type="float">
            <text:p>-0.0309090909090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01" calcext:value-type="float">
            <text:p>0.01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09090909090909" calcext:value-type="float">
            <text:p>-0.020909090909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9090909090909" calcext:value-type="float">
            <text:p>-0.01090909090909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0.00818181818181818" calcext:value-type="float">
            <text:p>0.00818181818181818</text:p>
          </table:table-cell>
          <table:table-cell office:value-type="float" office:value="-0.0389090909090909" calcext:value-type="float">
            <text:p>-0.0389090909090909</text:p>
          </table:table-cell>
          <table:table-cell office:value-type="float" office:value="0.00418181818181818" calcext:value-type="float">
            <text:p>0.0041818181818181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187272727272727" calcext:value-type="float">
            <text:p>-0.0187272727272727</text:p>
          </table:table-cell>
          <table:table-cell office:value-type="float" office:value="0.0143636363636364" calcext:value-type="float">
            <text:p>0.0143636363636364</text:p>
          </table:table-cell>
          <table:table-cell office:value-type="float" office:value="-0.00181818181818183" calcext:value-type="float">
            <text:p>-0.00181818181818183</text:p>
          </table:table-cell>
          <table:table-cell office:value-type="float" office:value="-0.00381818181818183" calcext:value-type="float">
            <text:p>-0.00381818181818183</text:p>
          </table:table-cell>
          <table:table-cell office:value-type="float" office:value="-0.00854545454545452" calcext:value-type="float">
            <text:p>-0.00854545454545452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781818181818184" calcext:value-type="float">
            <text:p>-0.00781818181818184</text:p>
          </table:table-cell>
          <table:table-cell office:value-type="float" office:value="0.0121818181818182" calcext:value-type="float">
            <text:p>0.0121818181818182</text:p>
          </table:table-cell>
          <table:table-cell office:value-type="float" office:value="0.00327272727272732" calcext:value-type="float">
            <text:p>0.00327272727272732</text:p>
          </table:table-cell>
          <table:table-cell office:value-type="float" office:value="0.0103636363636364" calcext:value-type="float">
            <text:p>0.0103636363636364</text:p>
          </table:table-cell>
          <table:table-cell office:value-type="float" office:value="0.00618181818181818" calcext:value-type="float">
            <text:p>0.0061818181818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-0.0688888888888889" calcext:value-type="float">
            <text:p>-0.0688888888888889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411111111111112" calcext:value-type="float">
            <text:p>0.0411111111111112</text:p>
          </table:table-cell>
          <table:table-cell office:value-type="float" office:value="-0.00777777777777766" calcext:value-type="float">
            <text:p>-0.00777777777777766</text:p>
          </table:table-cell>
          <table:table-cell office:value-type="float" office:value="-0.0277777777777777" calcext:value-type="float">
            <text:p>-0.027777777777777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122222222222224" calcext:value-type="float">
            <text:p>0.0122222222222224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122222222222224" calcext:value-type="float">
            <text:p>0.0122222222222224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0.0222222222222223" calcext:value-type="float">
            <text:p>0.0222222222222223</text:p>
          </table:table-cell>
          <table:table-cell office:value-type="float" office:value="-0.0188888888888888" calcext:value-type="float">
            <text:p>-0.0188888888888888</text:p>
          </table:table-cell>
          <table:table-cell office:value-type="float" office:value="-0.00777777777777766" calcext:value-type="float">
            <text:p>-0.00777777777777766</text:p>
          </table:table-cell>
          <table:table-cell office:value-type="float" office:value="0.00111111111111117" calcext:value-type="float">
            <text:p>0.00111111111111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-0.0322222222222223" calcext:value-type="float">
            <text:p>-0.0322222222222223</text:p>
          </table:table-cell>
          <table:table-cell office:value-type="float" office:value="-0.0511111111111111" calcext:value-type="float">
            <text:p>-0.0511111111111111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0.0488888888888889" calcext:value-type="float">
            <text:p>0.0488888888888889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-0.0111111111111112" calcext:value-type="float">
            <text:p>-0.0111111111111112</text:p>
          </table:table-cell>
          <table:table-cell office:value-type="float" office:value="0.0099999999999999" calcext:value-type="float">
            <text:p>0.0099999999999999</text:p>
          </table:table-cell>
          <table:table-cell table:number-columns-repeated="2" office:value-type="float" office:value="-0.00111111111111117" calcext:value-type="float">
            <text:p>-0.00111111111111117</text:p>
          </table:table-cell>
          <table:table-cell office:value-type="float" office:value="0.0188888888888888" calcext:value-type="float">
            <text:p>0.0188888888888888</text:p>
          </table:table-cell>
          <table:table-cell office:value-type="float" office:value="0.02" calcext:value-type="float">
            <text:p>0.02</text:p>
          </table:table-cell>
          <table:table-cell office:value-type="float" office:value="0.0188888888888888" calcext:value-type="float">
            <text:p>0.0188888888888888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" calcext:value-type="float">
            <text:p>0</text:p>
          </table:table-cell>
          <table:table-cell office:value-type="float" office:value="0.0288888888888889" calcext:value-type="float">
            <text:p>0.028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0.018888888888889" calcext:value-type="float">
            <text:p>0.018888888888889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0.018888888888889" calcext:value-type="float">
            <text:p>0.018888888888889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11111111111112" calcext:value-type="float">
            <text:p>0.02111111111111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-0.00111111111111106" calcext:value-type="float">
            <text:p>-0.00111111111111106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-0.00911111111111107" calcext:value-type="float">
            <text:p>-0.00911111111111107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.0144444444444445" calcext:value-type="float">
            <text:p>0.014444444444444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1111111111112" calcext:value-type="float">
            <text:p>0.0111111111111112</text:p>
          </table:table-cell>
          <table:table-cell office:value-type="float" office:value="-0.00177777777777777" calcext:value-type="float">
            <text:p>-0.00177777777777777</text:p>
          </table:table-cell>
          <table:table-cell office:value-type="float" office:value="0.00688888888888883" calcext:value-type="float">
            <text:p>0.00688888888888883</text:p>
          </table:table-cell>
          <table:table-cell office:value-type="float" office:value="-0.00977777777777777" calcext:value-type="float">
            <text:p>-0.00977777777777777</text:p>
          </table:table-cell>
          <table:table-cell office:value-type="float" office:value="-0.00177777777777777" calcext:value-type="float">
            <text:p>-0.00177777777777777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711111111111118" calcext:value-type="float">
            <text:p>0.00711111111111118</text:p>
          </table:table-cell>
          <table:table-cell office:value-type="float" office:value="0" calcext:value-type="float">
            <text:p>0</text:p>
          </table:table-cell>
          <table:table-cell office:value-type="float" office:value="0.0131111111111111" calcext:value-type="float">
            <text:p>0.013111111111111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311111111111118" calcext:value-type="float">
            <text:p>0.0031111111111111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90909090909097" calcext:value-type="float">
            <text:p>0.00090909090909097</text:p>
          </table:table-cell>
          <table:table-cell table:number-columns-repeated="2" office:value-type="float" office:value="-0.0109090909090909" calcext:value-type="float">
            <text:p>-0.0109090909090909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72727272727273" calcext:value-type="float">
            <text:p>0.0172727272727273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381818181818181" calcext:value-type="float">
            <text:p>-0.0381818181818181</text:p>
          </table:table-cell>
          <table:table-cell office:value-type="float" office:value="0.0281818181818183" calcext:value-type="float">
            <text:p>0.0281818181818183</text:p>
          </table:table-cell>
          <table:table-cell office:value-type="float" office:value="-0.0381818181818181" calcext:value-type="float">
            <text:p>-0.03818181818181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-0.00818181818181818" calcext:value-type="float">
            <text:p>-0.0081818181818181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272727272727273" calcext:value-type="float">
            <text:p>0.0272727272727273</text:p>
          </table:table-cell>
          <table:table-cell office:value-type="float" office:value="0.0281818181818183" calcext:value-type="float">
            <text:p>0.0281818181818183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.0209090909090909" calcext:value-type="float">
            <text:p>0.0209090909090909</text:p>
          </table:table-cell>
          <table:table-cell office:value-type="float" office:value="-0.010909090909091" calcext:value-type="float">
            <text:p>-0.01090909090909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.0281818181818181" calcext:value-type="float">
            <text:p>0.0281818181818181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0272727272727272" calcext:value-type="float">
            <text:p>0.027272727272727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281818181818181" calcext:value-type="float">
            <text:p>0.0281818181818181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-0.00818181818181818" calcext:value-type="float">
            <text:p>-0.008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2"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9090909090915" calcext:value-type="float">
            <text:p>0.009090909090909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-0.00818181818181818" calcext:value-type="float">
            <text:p>-0.008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-0.00254545454545452" calcext:value-type="float">
            <text:p>-0.00254545454545452</text:p>
          </table:table-cell>
          <table:table-cell office:value-type="float" office:value="-0.00818181818181818" calcext:value-type="float">
            <text:p>-0.00818181818181818</text:p>
          </table:table-cell>
          <table:table-cell office:value-type="float" office:value="0.0118181818181818" calcext:value-type="float">
            <text:p>0.0118181818181818</text:p>
          </table:table-cell>
          <table:table-cell office:value-type="float" office:value="0.00327272727272732" calcext:value-type="float">
            <text:p>0.00327272727272732</text:p>
          </table:table-cell>
          <table:table-cell office:value-type="float" office:value="0.0130909090909092" calcext:value-type="float">
            <text:p>0.0130909090909092</text:p>
          </table:table-cell>
          <table:table-cell office:value-type="float" office:value="0.00490909090909097" calcext:value-type="float">
            <text:p>0.00490909090909097</text:p>
          </table:table-cell>
          <table:table-cell office:value-type="float" office:value="0.0205454545454546" calcext:value-type="float">
            <text:p>0.0205454545454546</text:p>
          </table:table-cell>
          <table:table-cell office:value-type="float" office:value="-0.00781818181818184" calcext:value-type="float">
            <text:p>-0.00781818181818184</text:p>
          </table:table-cell>
          <table:table-cell office:value-type="float" office:value="-0.0032727272727272" calcext:value-type="float">
            <text:p>-0.0032727272727272</text:p>
          </table:table-cell>
          <table:table-cell office:value-type="float" office:value="0.00345454545454549" calcext:value-type="float">
            <text:p>0.00345454545454549</text:p>
          </table:table-cell>
          <table:table-cell office:value-type="float" office:value="0.0114545454545455" calcext:value-type="float">
            <text:p>0.0114545454545455</text:p>
          </table:table-cell>
          <table:table-cell office:value-type="float" office:value="0.00490909090909086" calcext:value-type="float">
            <text:p>0.0049090909090908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5090909090909" calcext:value-type="float">
            <text:p>-0.015090909090909</text:p>
          </table:table-cell>
          <table:table-cell office:value-type="float" office:value="0.0154545454545455" calcext:value-type="float">
            <text:p>0.0154545454545455</text:p>
          </table:table-cell>
          <table:table-cell office:value-type="float" office:value="-0.000545454545454516" calcext:value-type="float">
            <text:p>-0.000545454545454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-0.00230769230769234" calcext:value-type="float">
            <text:p>-0.00230769230769234</text:p>
          </table:table-cell>
          <table:table-cell office:value-type="float" office:value="-0.00916030534351142" calcext:value-type="float">
            <text:p>-0.00916030534351142</text:p>
          </table:table-cell>
          <table:table-cell office:value-type="float" office:value="-0.00229594832648272" calcext:value-type="float">
            <text:p>-0.00229594832648272</text:p>
          </table:table-cell>
          <table:table-cell office:value-type="float" office:value="-0.00151497357604224" calcext:value-type="float">
            <text:p>-0.00151497357604224</text:p>
          </table:table-cell>
          <table:table-cell office:value-type="float" office:value="-0.0106811509101585" calcext:value-type="float">
            <text:p>-0.0106811509101585</text:p>
          </table:table-cell>
          <table:table-cell office:value-type="float" office:value="-0.00458015267175582" calcext:value-type="float">
            <text:p>-0.00458015267175582</text:p>
          </table:table-cell>
          <table:table-cell office:value-type="float" office:value="-0.00458602466236058" calcext:value-type="float">
            <text:p>-0.00458602466236058</text:p>
          </table:table-cell>
          <table:table-cell office:value-type="float" office:value="0.00685848502642383" calcext:value-type="float">
            <text:p>0.00685848502642383</text:p>
          </table:table-cell>
          <table:table-cell office:value-type="float" office:value="0.00000587199060475552" calcext:value-type="float">
            <text:p>5.87199060475552E-06</text:p>
          </table:table-cell>
          <table:table-cell office:value-type="float" office:value="-0.011462125660599" calcext:value-type="float">
            <text:p>-0.011462125660599</text:p>
          </table:table-cell>
          <table:table-cell office:value-type="float" office:value="-0.00382853787433945" calcext:value-type="float">
            <text:p>-0.00382853787433945</text:p>
          </table:table-cell>
          <table:table-cell office:value-type="float" office:value="-0.0168173810921902" calcext:value-type="float">
            <text:p>-0.0168173810921902</text:p>
          </table:table-cell>
          <table:table-cell office:value-type="float" office:value="-0.0114738696418086" calcext:value-type="float">
            <text:p>-0.0114738696418086</text:p>
          </table:table-cell>
          <table:table-cell office:value-type="float" office:value="0.00611861421021731" calcext:value-type="float">
            <text:p>0.00611861421021731</text:p>
          </table:table-cell>
          <table:table-cell office:value-type="float" office:value="-0.00306517909571347" calcext:value-type="float">
            <text:p>-0.00306517909571347</text:p>
          </table:table-cell>
          <table:table-cell office:value-type="float" office:value="-0.00612448620082207" calcext:value-type="float">
            <text:p>-0.00612448620082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00688784497944805" calcext:value-type="float">
            <text:p>0.00688784497944805</text:p>
          </table:table-cell>
          <table:table-cell office:value-type="float" office:value="0.00301233118027" calcext:value-type="float">
            <text:p>0.00301233118027</text:p>
          </table:table-cell>
          <table:table-cell office:value-type="float" office:value="0.0152965355255432" calcext:value-type="float">
            <text:p>0.0152965355255432</text:p>
          </table:table-cell>
          <table:table-cell office:value-type="float" office:value="0.00306517909571336" calcext:value-type="float">
            <text:p>0.00306517909571336</text:p>
          </table:table-cell>
          <table:table-cell office:value-type="float" office:value="0.00992953611274216" calcext:value-type="float">
            <text:p>0.00992953611274216</text:p>
          </table:table-cell>
          <table:table-cell office:value-type="float" office:value="0.0068643570170287" calcext:value-type="float">
            <text:p>0.0068643570170287</text:p>
          </table:table-cell>
          <table:table-cell office:value-type="float" office:value="-0.0000117439812096221" calcext:value-type="float">
            <text:p>-1.17439812096221E-05</text:p>
          </table:table-cell>
          <table:table-cell office:value-type="float" office:value="0.00763358778625956" calcext:value-type="float">
            <text:p>0.00763358778625956</text:p>
          </table:table-cell>
          <table:table-cell office:value-type="float" office:value="0.0129888432178508" calcext:value-type="float">
            <text:p>0.0129888432178508</text:p>
          </table:table-cell>
          <table:table-cell office:value-type="float" office:value="0.0030593071051086" calcext:value-type="float">
            <text:p>0.0030593071051086</text:p>
          </table:table-cell>
          <table:table-cell office:value-type="float" office:value="0.00535525543159132" calcext:value-type="float">
            <text:p>0.00535525543159132</text:p>
          </table:table-cell>
          <table:table-cell office:value-type="float" office:value="0.00458015267175571" calcext:value-type="float">
            <text:p>0.00458015267175571</text:p>
          </table:table-cell>
          <table:table-cell office:value-type="float" office:value="-0.00384028185554908" calcext:value-type="float">
            <text:p>-0.00384028185554908</text:p>
          </table:table-cell>
          <table:table-cell office:value-type="float" office:value="0.00763945977686431" calcext:value-type="float">
            <text:p>0.00763945977686431</text:p>
          </table:table-cell>
          <table:table-cell office:value-type="float" office:value="0.00762771579565469" calcext:value-type="float">
            <text:p>0.00762771579565469</text:p>
          </table:table-cell>
          <table:table-cell office:value-type="float" office:value="0.01221961244862" calcext:value-type="float">
            <text:p>0.012219612448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00918379330593067" calcext:value-type="float">
            <text:p>0.00918379330593067</text:p>
          </table:table-cell>
          <table:table-cell office:value-type="float" office:value="-0.000804462712859722" calcext:value-type="float">
            <text:p>-0.000804462712859722</text:p>
          </table:table-cell>
          <table:table-cell office:value-type="float" office:value="0.0114679976512038" calcext:value-type="float">
            <text:p>0.0114679976512038</text:p>
          </table:table-cell>
          <table:table-cell office:value-type="float" office:value="0.0129947152084556" calcext:value-type="float">
            <text:p>0.0129947152084556</text:p>
          </table:table-cell>
          <table:table-cell office:value-type="float" office:value="0.00610099823840282" calcext:value-type="float">
            <text:p>0.00610099823840282</text:p>
          </table:table-cell>
          <table:table-cell office:value-type="float" office:value="0.00918379330593067" calcext:value-type="float">
            <text:p>0.00918379330593067</text:p>
          </table:table-cell>
          <table:table-cell office:value-type="float" office:value="0.00763945977686431" calcext:value-type="float">
            <text:p>0.00763945977686431</text:p>
          </table:table-cell>
          <table:table-cell office:value-type="float" office:value="0.00994715208455665" calcext:value-type="float">
            <text:p>0.00994715208455665</text:p>
          </table:table-cell>
          <table:table-cell office:value-type="float" office:value="0.00840869054609517" calcext:value-type="float">
            <text:p>0.00840869054609517</text:p>
          </table:table-cell>
          <table:table-cell office:value-type="float" office:value="0.0152847915443335" calcext:value-type="float">
            <text:p>0.0152847915443335</text:p>
          </table:table-cell>
          <table:table-cell office:value-type="float" office:value="0.00612448620082207" calcext:value-type="float">
            <text:p>0.00612448620082207</text:p>
          </table:table-cell>
          <table:table-cell office:value-type="float" office:value="0.00533763945977683" calcext:value-type="float">
            <text:p>0.00533763945977683</text:p>
          </table:table-cell>
          <table:table-cell office:value-type="float" office:value="0" calcext:value-type="float">
            <text:p>0</text:p>
          </table:table-cell>
          <table:table-cell office:value-type="float" office:value="0.00534351145038159" calcext:value-type="float">
            <text:p>0.00534351145038159</text:p>
          </table:table-cell>
          <table:table-cell office:value-type="float" office:value="0.0114621256605989" calcext:value-type="float">
            <text:p>0.0114621256605989</text:p>
          </table:table-cell>
          <table:table-cell office:value-type="float" office:value="0.0084028185554903" calcext:value-type="float">
            <text:p>0.0084028185554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00229007633587786" calcext:value-type="float">
            <text:p>0.00229007633587786</text:p>
          </table:table-cell>
          <table:table-cell office:value-type="float" office:value="-0.00843805049911928" calcext:value-type="float">
            <text:p>-0.00843805049911928</text:p>
          </table:table-cell>
          <table:table-cell office:value-type="float" office:value="-0.000757486788021122" calcext:value-type="float">
            <text:p>-0.000757486788021122</text:p>
          </table:table-cell>
          <table:table-cell office:value-type="float" office:value="0.00534938344098646" calcext:value-type="float">
            <text:p>0.00534938344098646</text:p>
          </table:table-cell>
          <table:table-cell office:value-type="float" office:value="-0.0000117439812097331" calcext:value-type="float">
            <text:p>-1.17439812097331E-05</text:p>
          </table:table-cell>
          <table:table-cell office:value-type="float" office:value="0.00229594832648261" calcext:value-type="float">
            <text:p>0.00229594832648261</text:p>
          </table:table-cell>
          <table:table-cell office:value-type="float" office:value="-0.00918379330593078" calcext:value-type="float">
            <text:p>-0.00918379330593078</text:p>
          </table:table-cell>
          <table:table-cell office:value-type="float" office:value="0.00762184380504982" calcext:value-type="float">
            <text:p>0.00762184380504982</text:p>
          </table:table-cell>
          <table:table-cell office:value-type="float" office:value="0.00456840869054609" calcext:value-type="float">
            <text:p>0.00456840869054609</text:p>
          </table:table-cell>
          <table:table-cell office:value-type="float" office:value="0.010692894891368" calcext:value-type="float">
            <text:p>0.010692894891368</text:p>
          </table:table-cell>
          <table:table-cell office:value-type="float" office:value="-0.00306517909571347" calcext:value-type="float">
            <text:p>-0.00306517909571347</text:p>
          </table:table-cell>
          <table:table-cell office:value-type="float" office:value="-0.0000234879624193551" calcext:value-type="float">
            <text:p>-2.34879624193551E-05</text:p>
          </table:table-cell>
          <table:table-cell office:value-type="float" office:value="-0.00612448620082207" calcext:value-type="float">
            <text:p>-0.00612448620082207</text:p>
          </table:table-cell>
          <table:table-cell office:value-type="float" office:value="-0.000780974750440477" calcext:value-type="float">
            <text:p>-0.000780974750440477</text:p>
          </table:table-cell>
          <table:table-cell office:value-type="float" office:value="-0.0000176159718144886" calcext:value-type="float">
            <text:p>-1.76159718144886E-05</text:p>
          </table:table-cell>
          <table:table-cell office:value-type="float" office:value="0.00533176746917197" calcext:value-type="float">
            <text:p>0.005331767469171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00305343511450384" calcext:value-type="float">
            <text:p>0.00305343511450384</text:p>
          </table:table-cell>
          <table:table-cell office:value-type="float" office:value="-0.00614797416324131" calcext:value-type="float">
            <text:p>-0.00614797416324131</text:p>
          </table:table-cell>
          <table:table-cell office:value-type="float" office:value="0.00458602466236058" calcext:value-type="float">
            <text:p>0.00458602466236058</text:p>
          </table:table-cell>
          <table:table-cell office:value-type="float" office:value="0.00992366412213741" calcext:value-type="float">
            <text:p>0.00992366412213741</text:p>
          </table:table-cell>
          <table:table-cell office:value-type="float" office:value="0.00303581914268936" calcext:value-type="float">
            <text:p>0.00303581914268936</text:p>
          </table:table-cell>
          <table:table-cell office:value-type="float" office:value="0.00687022900763357" calcext:value-type="float">
            <text:p>0.00687022900763357</text:p>
          </table:table-cell>
          <table:table-cell office:value-type="float" office:value="-0.00536112742219608" calcext:value-type="float">
            <text:p>-0.00536112742219608</text:p>
          </table:table-cell>
          <table:table-cell office:value-type="float" office:value="0.00687022900763357" calcext:value-type="float">
            <text:p>0.00687022900763357</text:p>
          </table:table-cell>
          <table:table-cell office:value-type="float" office:value="0.00457428068115096" calcext:value-type="float">
            <text:p>0.00457428068115096</text:p>
          </table:table-cell>
          <table:table-cell office:value-type="float" office:value="0.0114562536699941" calcext:value-type="float">
            <text:p>0.0114562536699941</text:p>
          </table:table-cell>
          <table:table-cell office:value-type="float" office:value="-0.0000117439812096221" calcext:value-type="float">
            <text:p>-1.17439812096221E-05</text:p>
          </table:table-cell>
          <table:table-cell office:value-type="float" office:value="0.0007457428068115" calcext:value-type="float">
            <text:p>0.0007457428068115</text:p>
          </table:table-cell>
          <table:table-cell office:value-type="float" office:value="-0.00383440986494421" calcext:value-type="float">
            <text:p>-0.00383440986494421</text:p>
          </table:table-cell>
          <table:table-cell office:value-type="float" office:value="0.00609512624779807" calcext:value-type="float">
            <text:p>0.00609512624779807</text:p>
          </table:table-cell>
          <table:table-cell office:value-type="float" office:value="0.000739870816206745" calcext:value-type="float">
            <text:p>0.000739870816206745</text:p>
          </table:table-cell>
          <table:table-cell office:value-type="float" office:value="0.00686435701702881" calcext:value-type="float">
            <text:p>0.006864357017028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0.00382149148561373" calcext:value-type="float">
            <text:p>0.00382149148561373</text:p>
          </table:table-cell>
          <table:table-cell office:value-type="float" office:value="-0.00430769230769235" calcext:value-type="float">
            <text:p>-0.00430769230769235</text:p>
          </table:table-cell>
          <table:table-cell office:value-type="float" office:value="0.00565942454492074" calcext:value-type="float">
            <text:p>0.00565942454492074</text:p>
          </table:table-cell>
          <table:table-cell office:value-type="float" office:value="0.00596359365825017" calcext:value-type="float">
            <text:p>0.00596359365825017</text:p>
          </table:table-cell>
          <table:table-cell office:value-type="float" office:value="0.00167469172049317" calcext:value-type="float">
            <text:p>0.00167469172049317</text:p>
          </table:table-cell>
          <table:table-cell office:value-type="float" office:value="0.00412683499706401" calcext:value-type="float">
            <text:p>0.00412683499706401</text:p>
          </table:table-cell>
          <table:table-cell office:value-type="float" office:value="-0.0023006459189665" calcext:value-type="float">
            <text:p>-0.0023006459189665</text:p>
          </table:table-cell>
          <table:table-cell office:value-type="float" office:value="0.00778625954198475" calcext:value-type="float">
            <text:p>0.00778625954198475</text:p>
          </table:table-cell>
          <table:table-cell office:value-type="float" office:value="0.00610921902524964" calcext:value-type="float">
            <text:p>0.00610921902524964</text:p>
          </table:table-cell>
          <table:table-cell office:value-type="float" office:value="0.00580622431004108" calcext:value-type="float">
            <text:p>0.00580622431004108</text:p>
          </table:table-cell>
          <table:table-cell office:value-type="float" office:value="0.000914856136230102" calcext:value-type="float">
            <text:p>0.000914856136230102</text:p>
          </table:table-cell>
          <table:table-cell office:value-type="float" office:value="-0.00123546682325304" calcext:value-type="float">
            <text:p>-0.00123546682325304</text:p>
          </table:table-cell>
          <table:table-cell office:value-type="float" office:value="-0.00505460951262482" calcext:value-type="float">
            <text:p>-0.00505460951262482</text:p>
          </table:table-cell>
          <table:table-cell office:value-type="float" office:value="0.00488314738696416" calcext:value-type="float">
            <text:p>0.00488314738696416</text:p>
          </table:table-cell>
          <table:table-cell office:value-type="float" office:value="0.00334938344098645" calcext:value-type="float">
            <text:p>0.00334938344098645</text:p>
          </table:table-cell>
          <table:table-cell office:value-type="float" office:value="0.00533881385789792" calcext:value-type="float">
            <text:p>0.00533881385789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-0.0161290322580645" calcext:value-type="float">
            <text:p>-0.0161290322580645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0.00322580645161308" calcext:value-type="float">
            <text:p>0.00322580645161308</text:p>
          </table:table-cell>
          <table:table-cell table:number-columns-repeated="2" office:value-type="float" office:value="-0.00645161290322571" calcext:value-type="float">
            <text:p>-0.00645161290322571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0967741935483879" calcext:value-type="float">
            <text:p>-0.009677419354838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9" calcext:value-type="float">
            <text:p>-0.0129032258064519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0.00967741935483857" calcext:value-type="float">
            <text:p>0.00967741935483857</text:p>
          </table:table-cell>
          <table:table-cell office:value-type="float" office:value="-0.00322580645161308" calcext:value-type="float">
            <text:p>-0.00322580645161308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-0.0193548387096775" calcext:value-type="float">
            <text:p>-0.0193548387096775</text:p>
          </table:table-cell>
          <table:table-cell table:number-columns-repeated="2" office:value-type="float" office:value="-0.00322580645161308" calcext:value-type="float">
            <text:p>-0.00322580645161308</text:p>
          </table:table-cell>
          <table:table-cell office:value-type="float" office:value="0.00645161290322571" calcext:value-type="float">
            <text:p>0.00645161290322571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258064516129034" calcext:value-type="float">
            <text:p>-0.0258064516129034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645161290322582" calcext:value-type="float">
            <text:p>-0.006451612903225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.0193548387096774" calcext:value-type="float">
            <text:p>0.0193548387096774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0" calcext:value-type="float">
            <text:p>0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645161290322582" calcext:value-type="float">
            <text:p>0.00645161290322582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0.00967741935483857" calcext:value-type="float">
            <text:p>0.00967741935483857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0.00967741935483857" calcext:value-type="float">
            <text:p>0.00967741935483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0" calcext:value-type="float">
            <text:p>0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308" calcext:value-type="float">
            <text:p>-0.00322580645161308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table:number-columns-repeated="2" office:value-type="float" office:value="-0.00322580645161308" calcext:value-type="float">
            <text:p>-0.00322580645161308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.00967741935483857" calcext:value-type="float">
            <text:p>0.00967741935483857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322580645161308" calcext:value-type="float">
            <text:p>-0.003225806451613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-0.0225806451612902" calcext:value-type="float">
            <text:p>-0.0225806451612902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22580645161274" calcext:value-type="float">
            <text:p>-0.00322580645161274</text:p>
          </table:table-cell>
          <table:table-cell office:value-type="float" office:value="0" calcext:value-type="float">
            <text:p>0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-0.0167741935483871" calcext:value-type="float">
            <text:p>-0.0167741935483871</text:p>
          </table:table-cell>
          <table:table-cell office:value-type="float" office:value="-0.0109677419354838" calcext:value-type="float">
            <text:p>-0.0109677419354838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0.00387096774193552" calcext:value-type="float">
            <text:p>0.00387096774193552</text:p>
          </table:table-cell>
          <table:table-cell office:value-type="float" office:value="-0.00451612903225795" calcext:value-type="float">
            <text:p>-0.00451612903225795</text:p>
          </table:table-cell>
          <table:table-cell office:value-type="float" office:value="0.000645161290322771" calcext:value-type="float">
            <text:p>0.000645161290322771</text:p>
          </table:table-cell>
          <table:table-cell office:value-type="float" office:value="-0.00387096774193552" calcext:value-type="float">
            <text:p>-0.00387096774193552</text:p>
          </table:table-cell>
          <table:table-cell office:value-type="float" office:value="-0.0116129032258063" calcext:value-type="float">
            <text:p>-0.0116129032258063</text:p>
          </table:table-cell>
          <table:table-cell office:value-type="float" office:value="-0.00451612903225795" calcext:value-type="float">
            <text:p>-0.00451612903225795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0.00387096774193552" calcext:value-type="float">
            <text:p>0.00387096774193552</text:p>
          </table:table-cell>
          <table:table-cell office:value-type="float" office:value="-0.00451612903225795" calcext:value-type="float">
            <text:p>-0.00451612903225795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0.00129032258064532" calcext:value-type="float">
            <text:p>0.00129032258064532</text:p>
          </table:table-cell>
          <table:table-cell office:value-type="float" office:value="-0.00903225806451602" calcext:value-type="float">
            <text:p>-0.00903225806451602</text:p>
          </table:table-cell>
          <table:table-cell office:value-type="float" office:value="-0.00193548387096776" calcext:value-type="float">
            <text:p>-0.00193548387096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104636591478695" calcext:value-type="float">
            <text:p>-0.0104636591478695</text:p>
          </table:table-cell>
          <table:table-cell office:value-type="float" office:value="-0.024592731829574" calcext:value-type="float">
            <text:p>-0.024592731829574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157268170426066" calcext:value-type="float">
            <text:p>-0.0157268170426066</text:p>
          </table:table-cell>
          <table:table-cell table:number-columns-repeated="2" office:value-type="float" office:value="-0.00698621553884715" calcext:value-type="float">
            <text:p>-0.00698621553884715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877192982456154" calcext:value-type="float">
            <text:p>-0.00877192982456154</text:p>
          </table:table-cell>
          <table:table-cell office:value-type="float" office:value="0.00175438596491206" calcext:value-type="float">
            <text:p>0.00175438596491206</text:p>
          </table:table-cell>
          <table:table-cell office:value-type="float" office:value="-0.00526315789473697" calcext:value-type="float">
            <text:p>-0.00526315789473697</text:p>
          </table:table-cell>
          <table:table-cell office:value-type="float" office:value="-0.00698621553884715" calcext:value-type="float">
            <text:p>-0.00698621553884715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0" calcext:value-type="float">
            <text:p>0</text:p>
          </table:table-cell>
          <table:table-cell office:value-type="float" office:value="-0.00880325814536353" calcext:value-type="float">
            <text:p>-0.00880325814536353</text:p>
          </table:table-cell>
          <table:table-cell table:number-columns-repeated="2" office:value-type="float" office:value="0.00175438596491206" calcext:value-type="float">
            <text:p>0.00175438596491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0695488721804516" calcext:value-type="float">
            <text:p>-0.00695488721804516</text:p>
          </table:table-cell>
          <table:table-cell office:value-type="float" office:value="-0.0298245614035086" calcext:value-type="float">
            <text:p>-0.0298245614035086</text:p>
          </table:table-cell>
          <table:table-cell office:value-type="float" office:value="-0.00344611528822059" calcext:value-type="float">
            <text:p>-0.00344611528822059</text:p>
          </table:table-cell>
          <table:table-cell office:value-type="float" office:value="-0.00516917293233055" calcext:value-type="float">
            <text:p>-0.00516917293233055</text:p>
          </table:table-cell>
          <table:table-cell office:value-type="float" office:value="-0.00344611528822059" calcext:value-type="float">
            <text:p>-0.00344611528822059</text:p>
          </table:table-cell>
          <table:table-cell office:value-type="float" office:value="-0.0121867167919798" calcext:value-type="float">
            <text:p>-0.0121867167919798</text:p>
          </table:table-cell>
          <table:table-cell office:value-type="float" office:value="0.00357142857142856" calcext:value-type="float">
            <text:p>0.00357142857142856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12249373433584" calcext:value-type="float">
            <text:p>-0.012249373433584</text:p>
          </table:table-cell>
          <table:table-cell office:value-type="float" office:value="0.0000626566416039864" calcext:value-type="float">
            <text:p>6.26566416039864E-05</text:p>
          </table:table-cell>
          <table:table-cell office:value-type="float" office:value="-0.00520050125313276" calcext:value-type="float">
            <text:p>-0.00520050125313276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870927318295722" calcext:value-type="float">
            <text:p>-0.00870927318295722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0.0000626566416039864" calcext:value-type="float">
            <text:p>6.26566416039864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104949874686716" calcext:value-type="float">
            <text:p>-0.0104949874686716</text:p>
          </table:table-cell>
          <table:table-cell office:value-type="float" office:value="-0.0298558897243109" calcext:value-type="float">
            <text:p>-0.0298558897243109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0.00350877192982435" calcext:value-type="float">
            <text:p>0.00350877192982435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104949874686716" calcext:value-type="float">
            <text:p>-0.010494987468671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17230576441104" calcext:value-type="float">
            <text:p>-0.0017230576441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298245614035086" calcext:value-type="float">
            <text:p>-0.029824561403508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-0.00523182957393464" calcext:value-type="float">
            <text:p>-0.00523182957393464</text:p>
          </table:table-cell>
          <table:table-cell office:value-type="float" office:value="0.00880325814536342" calcext:value-type="float">
            <text:p>0.00880325814536342</text:p>
          </table:table-cell>
          <table:table-cell office:value-type="float" office:value="-0.00523182957393487" calcext:value-type="float">
            <text:p>-0.00523182957393487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0" calcext:value-type="float">
            <text:p>0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172305764411018" calcext:value-type="float">
            <text:p>-0.00172305764411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0874060150375922" calcext:value-type="float">
            <text:p>-0.00874060150375922</text:p>
          </table:table-cell>
          <table:table-cell office:value-type="float" office:value="-0.0263157894736842" calcext:value-type="float">
            <text:p>-0.0263157894736842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523182957393464" calcext:value-type="float">
            <text:p>-0.00523182957393464</text:p>
          </table:table-cell>
          <table:table-cell office:value-type="float" office:value="0.00529448621553896" calcext:value-type="float">
            <text:p>0.00529448621553896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0" calcext:value-type="float">
            <text:p>0</text:p>
          </table:table-cell>
          <table:table-cell office:value-type="float" office:value="-0.00523182957393464" calcext:value-type="float">
            <text:p>-0.0052318295739346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0" calcext:value-type="float">
            <text:p>0</text:p>
          </table:table-cell>
          <table:table-cell office:value-type="float" office:value="0.0000313283208019932" calcext:value-type="float">
            <text:p>3.13283208019932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0872807017543842" calcext:value-type="float">
            <text:p>-0.00872807017543842</text:p>
          </table:table-cell>
          <table:table-cell office:value-type="float" office:value="-0.0280827067669172" calcext:value-type="float">
            <text:p>-0.0280827067669172</text:p>
          </table:table-cell>
          <table:table-cell office:value-type="float" office:value="-0.00384711779448621" calcext:value-type="float">
            <text:p>-0.00384711779448621</text:p>
          </table:table-cell>
          <table:table-cell office:value-type="float" office:value="-0.00626566416040097" calcext:value-type="float">
            <text:p>-0.00626566416040097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697368421052624" calcext:value-type="float">
            <text:p>-0.00697368421052624</text:p>
          </table:table-cell>
          <table:table-cell office:value-type="float" office:value="0.0038847117794486" calcext:value-type="float">
            <text:p>0.0038847117794486</text:p>
          </table:table-cell>
          <table:table-cell office:value-type="float" office:value="-0.00629072681704257" calcext:value-type="float">
            <text:p>-0.00629072681704257</text:p>
          </table:table-cell>
          <table:table-cell office:value-type="float" office:value="0.0000125313283207973" calcext:value-type="float">
            <text:p>1.25313283207973E-05</text:p>
          </table:table-cell>
          <table:table-cell office:value-type="float" office:value="-0.0084085213032582" calcext:value-type="float">
            <text:p>-0.0084085213032582</text:p>
          </table:table-cell>
          <table:table-cell office:value-type="float" office:value="-0.001033834586466" calcext:value-type="float">
            <text:p>-0.001033834586466</text:p>
          </table:table-cell>
          <table:table-cell office:value-type="float" office:value="-0.00628446115288206" calcext:value-type="float">
            <text:p>-0.00628446115288206</text:p>
          </table:table-cell>
          <table:table-cell office:value-type="float" office:value="-0.00244987468671687" calcext:value-type="float">
            <text:p>-0.00244987468671687</text:p>
          </table:table-cell>
          <table:table-cell office:value-type="float" office:value="-0.00769423558897231" calcext:value-type="float">
            <text:p>-0.00769423558897231</text:p>
          </table:table-cell>
          <table:table-cell office:value-type="float" office:value="-0.00139724310776945" calcext:value-type="float">
            <text:p>-0.00139724310776945</text:p>
          </table:table-cell>
          <table:table-cell office:value-type="float" office:value="-0.000319548872180442" calcext:value-type="float">
            <text:p>-0.000319548872180442</text:p>
          </table:table-cell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Yeast_CYTvsNU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hill_valley_without_noise_traint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mammographi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hone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L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7:53:40.796154875</dc:date>
    <meta:editing-duration>PT54S</meta:editing-duration>
    <meta:editing-cycles>2</meta:editing-cycles>
    <meta:generator>LibreOffice/7.3.7.2$Linux_X86_64 LibreOffice_project/30$Build-2</meta:generator>
    <meta:document-statistic meta:table-count="3" meta:cell-count="18217" meta:object-count="0"/>
  </office:meta>
</office:document-meta>
</file>